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9" style:family="table-cell" style:parent-style-name="Pivot_20_Table_20_Value" style:data-style-name="N0"/>
    <style:style style:name="ce7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8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479" calcext:value-type="float">
            <text:p>0,03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047" calcext:value-type="float">
            <text:p>0,037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139" calcext:value-type="float">
            <text:p>0,037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3585" calcext:value-type="float">
            <text:p>0,0635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247" calcext:value-type="float">
            <text:p>0,08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3398" calcext:value-type="float">
            <text:p>0,043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392" calcext:value-type="float">
            <text:p>0,036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083" calcext:value-type="float">
            <text:p>0,036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1325" calcext:value-type="float">
            <text:p>0,061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36" calcext:value-type="float">
            <text:p>0,07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518" calcext:value-type="float">
            <text:p>0,048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081" calcext:value-type="float">
            <text:p>0,037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987" calcext:value-type="float">
            <text:p>0,036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4316" calcext:value-type="float">
            <text:p>0,064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76" calcext:value-type="float">
            <text:p>0,071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43" calcext:value-type="float">
            <text:p>0,047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494" calcext:value-type="float">
            <text:p>0,036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5979" calcext:value-type="float">
            <text:p>0,035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0013" calcext:value-type="float">
            <text:p>0,06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67" calcext:value-type="float">
            <text:p>0,070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5" calcext:value-type="float">
            <text:p>0,04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8" calcext:value-type="float">
            <text:p>0,0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5647" calcext:value-type="float">
            <text:p>0,035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9646" calcext:value-type="float">
            <text:p>0,059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47" calcext:value-type="float">
            <text:p>0,071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788" calcext:value-type="float">
            <text:p>0,048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8327" calcext:value-type="float">
            <text:p>0,038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381" calcext:value-type="float">
            <text:p>0,037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1781" calcext:value-type="float">
            <text:p>0,061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572" calcext:value-type="float">
            <text:p>0,070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567" calcext:value-type="float">
            <text:p>0,048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298" calcext:value-type="float">
            <text:p>0,037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616" calcext:value-type="float">
            <text:p>0,039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61256" calcext:value-type="float">
            <text:p>0,061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36" calcext:value-type="float">
            <text:p>0,071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993" calcext:value-type="float">
            <text:p>0,047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7313" calcext:value-type="float">
            <text:p>0,037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6961" calcext:value-type="float">
            <text:p>0,036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666" calcext:value-type="float">
            <text:p>0,168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05" calcext:value-type="float">
            <text:p>0,07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0782" calcext:value-type="float">
            <text:p>0,050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27" calcext:value-type="float">
            <text:p>0,04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47" calcext:value-type="float">
            <text:p>0,040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21586" calcext:value-type="float">
            <text:p>0,121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27" calcext:value-type="float">
            <text:p>0,071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84" calcext:value-type="float">
            <text:p>0,047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517" calcext:value-type="float">
            <text:p>0,041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9" calcext:value-type="float">
            <text:p>0,04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1001" calcext:value-type="float">
            <text:p>0,1910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48" calcext:value-type="float">
            <text:p>0,0729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27" calcext:value-type="float">
            <text:p>0,047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74" calcext:value-type="float">
            <text:p>0,041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843" calcext:value-type="float">
            <text:p>0,047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67" calcext:value-type="float">
            <text:p>0,16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646" calcext:value-type="float">
            <text:p>0,070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69" calcext:value-type="float">
            <text:p>0,047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13" calcext:value-type="float">
            <text:p>0,041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68" calcext:value-type="float">
            <text:p>0,046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844" calcext:value-type="float">
            <text:p>0,1648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9784" calcext:value-type="float">
            <text:p>0,09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69" calcext:value-type="float">
            <text:p>0,047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64" calcext:value-type="float">
            <text:p>0,041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024" calcext:value-type="float">
            <text:p>0,05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765" calcext:value-type="float">
            <text:p>0,1627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69859" calcext:value-type="float">
            <text:p>0,069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01" calcext:value-type="float">
            <text:p>0,046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111" calcext:value-type="float">
            <text:p>0,041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865" calcext:value-type="float">
            <text:p>0,047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089" calcext:value-type="float">
            <text:p>0,1650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912" calcext:value-type="float">
            <text:p>0,071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02" calcext:value-type="float">
            <text:p>0,047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857" calcext:value-type="float">
            <text:p>0,040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59" calcext:value-type="float">
            <text:p>0,047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328" calcext:value-type="float">
            <text:p>0,171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61" calcext:value-type="float">
            <text:p>0,070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41" calcext:value-type="float">
            <text:p>0,047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41" calcext:value-type="float">
            <text:p>0,040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37" calcext:value-type="float">
            <text:p>0,047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063" calcext:value-type="float">
            <text:p>0,165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446" calcext:value-type="float">
            <text:p>0,070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73" calcext:value-type="float">
            <text:p>0,047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362" calcext:value-type="float">
            <text:p>0,041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69" calcext:value-type="float">
            <text:p>0,046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139" calcext:value-type="float">
            <text:p>0,167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704" calcext:value-type="float">
            <text:p>0,070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38" calcext:value-type="float">
            <text:p>0,046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4834" calcext:value-type="float">
            <text:p>0,044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62" calcext:value-type="float">
            <text:p>0,047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173" calcext:value-type="float">
            <text:p>0,1641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51" calcext:value-type="float">
            <text:p>0,0708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92" calcext:value-type="float">
            <text:p>0,047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51" calcext:value-type="float">
            <text:p>0,040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343" calcext:value-type="float">
            <text:p>0,045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307" calcext:value-type="float">
            <text:p>0,1663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47" calcext:value-type="float">
            <text:p>0,071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52" calcext:value-type="float">
            <text:p>0,047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575" calcext:value-type="float">
            <text:p>0,041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61" calcext:value-type="float">
            <text:p>0,046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212" calcext:value-type="float">
            <text:p>0,168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126" calcext:value-type="float">
            <text:p>0,087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96" calcext:value-type="float">
            <text:p>0,047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995" calcext:value-type="float">
            <text:p>0,039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04" calcext:value-type="float">
            <text:p>0,047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289" calcext:value-type="float">
            <text:p>0,168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537" calcext:value-type="float">
            <text:p>0,070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24" calcext:value-type="float">
            <text:p>0,047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131" calcext:value-type="float">
            <text:p>0,040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4889" calcext:value-type="float">
            <text:p>0,044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008" calcext:value-type="float">
            <text:p>0,165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891" calcext:value-type="float">
            <text:p>0,070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96" calcext:value-type="float">
            <text:p>0,046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878" calcext:value-type="float">
            <text:p>0,039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366" calcext:value-type="float">
            <text:p>0,045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1317" calcext:value-type="float">
            <text:p>0,171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518" calcext:value-type="float">
            <text:p>0,070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44" calcext:value-type="float">
            <text:p>0,046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366" calcext:value-type="float">
            <text:p>0,041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778" calcext:value-type="float">
            <text:p>0,046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13" calcext:value-type="float">
            <text:p>0,167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99" calcext:value-type="float">
            <text:p>0,071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43" calcext:value-type="float">
            <text:p>0,046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354" calcext:value-type="float">
            <text:p>0,041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83" calcext:value-type="float">
            <text:p>0,046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433" calcext:value-type="float">
            <text:p>0,166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69" calcext:value-type="float">
            <text:p>0,071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0063" calcext:value-type="float">
            <text:p>0,050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38" calcext:value-type="float">
            <text:p>0,041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03" calcext:value-type="float">
            <text:p>0,047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391" calcext:value-type="float">
            <text:p>0,165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631" calcext:value-type="float">
            <text:p>0,070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81" calcext:value-type="float">
            <text:p>0,046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717" calcext:value-type="float">
            <text:p>0,041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43" calcext:value-type="float">
            <text:p>0,04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034" calcext:value-type="float">
            <text:p>0,165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281" calcext:value-type="float">
            <text:p>0,071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145" calcext:value-type="float">
            <text:p>0,048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711" calcext:value-type="float">
            <text:p>0,041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055" calcext:value-type="float">
            <text:p>0,048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0854" calcext:value-type="float">
            <text:p>0,170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57" calcext:value-type="float">
            <text:p>0,071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7" calcext:value-type="float">
            <text:p>0,04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15" calcext:value-type="float">
            <text:p>0,041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9" calcext:value-type="float">
            <text:p>0,046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576" calcext:value-type="float">
            <text:p>0,1675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73" calcext:value-type="float">
            <text:p>0,071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98" calcext:value-type="float">
            <text:p>0,046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798" calcext:value-type="float">
            <text:p>0,039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013" calcext:value-type="float">
            <text:p>0,045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201" calcext:value-type="float">
            <text:p>0,1652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1" calcext:value-type="float">
            <text:p>0,07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97" calcext:value-type="float">
            <text:p>0,047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4291" calcext:value-type="float">
            <text:p>0,044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35" calcext:value-type="float">
            <text:p>0,047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256" calcext:value-type="float">
            <text:p>0,166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34" calcext:value-type="float">
            <text:p>0,071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56" calcext:value-type="float">
            <text:p>0,046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95" calcext:value-type="float">
            <text:p>0,041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98" calcext:value-type="float">
            <text:p>0,046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475" calcext:value-type="float">
            <text:p>0,1664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539" calcext:value-type="float">
            <text:p>0,072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18" calcext:value-type="float">
            <text:p>0,047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82" calcext:value-type="float">
            <text:p>0,039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594" calcext:value-type="float">
            <text:p>0,045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575" calcext:value-type="float">
            <text:p>0,1685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4458" calcext:value-type="float">
            <text:p>0,074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11" calcext:value-type="float">
            <text:p>0,047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679" calcext:value-type="float">
            <text:p>0,041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255" calcext:value-type="float">
            <text:p>0,046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737" calcext:value-type="float">
            <text:p>0,167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427" calcext:value-type="float">
            <text:p>0,071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75" calcext:value-type="float">
            <text:p>0,046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45" calcext:value-type="float">
            <text:p>0,041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77" calcext:value-type="float">
            <text:p>0,047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149" calcext:value-type="float">
            <text:p>0,168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088" calcext:value-type="float">
            <text:p>0,071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739" calcext:value-type="float">
            <text:p>0,046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333" calcext:value-type="float">
            <text:p>0,039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356" calcext:value-type="float">
            <text:p>0,045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2906" calcext:value-type="float">
            <text:p>0,1729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76" calcext:value-type="float">
            <text:p>0,07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55" calcext:value-type="float">
            <text:p>0,046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06" calcext:value-type="float">
            <text:p>0,040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38" calcext:value-type="float">
            <text:p>0,046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67" calcext:value-type="float">
            <text:p>0,16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79" calcext:value-type="float">
            <text:p>0,071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17" calcext:value-type="float">
            <text:p>0,047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815" calcext:value-type="float">
            <text:p>0,04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66" calcext:value-type="float">
            <text:p>0,047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2" calcext:value-type="float">
            <text:p>0,1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449" calcext:value-type="float">
            <text:p>0,071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9692" calcext:value-type="float">
            <text:p>0,049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933" calcext:value-type="float">
            <text:p>0,039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4895" calcext:value-type="float">
            <text:p>0,044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89" calcext:value-type="float">
            <text:p>0,16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28" calcext:value-type="float">
            <text:p>0,071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81" calcext:value-type="float">
            <text:p>0,046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53" calcext:value-type="float">
            <text:p>0,041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47" calcext:value-type="float">
            <text:p>0,046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293" calcext:value-type="float">
            <text:p>0,166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17" calcext:value-type="float">
            <text:p>0,071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828" calcext:value-type="float">
            <text:p>0,045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93" calcext:value-type="float">
            <text:p>0,040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02" calcext:value-type="float">
            <text:p>0,046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806" calcext:value-type="float">
            <text:p>0,1688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27" calcext:value-type="float">
            <text:p>0,071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769" calcext:value-type="float">
            <text:p>0,046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64" calcext:value-type="float">
            <text:p>0,041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237" calcext:value-type="float">
            <text:p>0,046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03" calcext:value-type="float">
            <text:p>0,166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65" calcext:value-type="float">
            <text:p>0,071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22" calcext:value-type="float">
            <text:p>0,047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478" calcext:value-type="float">
            <text:p>0,040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771" calcext:value-type="float">
            <text:p>0,046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147" calcext:value-type="float">
            <text:p>0,168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744" calcext:value-type="float">
            <text:p>0,070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49" calcext:value-type="float">
            <text:p>0,046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367" calcext:value-type="float">
            <text:p>0,040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19" calcext:value-type="float">
            <text:p>0,04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05" calcext:value-type="float">
            <text:p>0,16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55" calcext:value-type="float">
            <text:p>0,072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206" calcext:value-type="float">
            <text:p>0,046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7" calcext:value-type="float">
            <text:p>0,04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023" calcext:value-type="float">
            <text:p>0,046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7403" calcext:value-type="float">
            <text:p>0,174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082" calcext:value-type="float">
            <text:p>0,073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22" calcext:value-type="float">
            <text:p>0,047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43" calcext:value-type="float">
            <text:p>0,041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8819" calcext:value-type="float">
            <text:p>0,058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36" calcext:value-type="float">
            <text:p>0,16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9255" calcext:value-type="float">
            <text:p>0,079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1967" calcext:value-type="float">
            <text:p>0,051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458" calcext:value-type="float">
            <text:p>0,045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4207" calcext:value-type="float">
            <text:p>0,074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175" calcext:value-type="float">
            <text:p>0,164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091" calcext:value-type="float">
            <text:p>0,07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51" calcext:value-type="float">
            <text:p>0,047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42" calcext:value-type="float">
            <text:p>0,041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62" calcext:value-type="float">
            <text:p>0,046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15038" calcext:value-type="float">
            <text:p>0,215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404" calcext:value-type="float">
            <text:p>0,07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08" calcext:value-type="float">
            <text:p>0,046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78" calcext:value-type="float">
            <text:p>0,041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195" calcext:value-type="float">
            <text:p>0,048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0238" calcext:value-type="float">
            <text:p>0,1902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6659" calcext:value-type="float">
            <text:p>0,086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23" calcext:value-type="float">
            <text:p>0,046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102" calcext:value-type="float">
            <text:p>0,041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97" calcext:value-type="float">
            <text:p>0,04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303" calcext:value-type="float">
            <text:p>0,1603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438" calcext:value-type="float">
            <text:p>0,071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33" calcext:value-type="float">
            <text:p>0,047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54" calcext:value-type="float">
            <text:p>0,040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2" calcext:value-type="float">
            <text:p>0,04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112" calcext:value-type="float">
            <text:p>0,161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87673" calcext:value-type="float">
            <text:p>0,087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51287" calcext:value-type="float">
            <text:p>0,051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04" calcext:value-type="float">
            <text:p>0,047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74" calcext:value-type="float">
            <text:p>0,047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248236" calcext:value-type="float">
            <text:p>0,2482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89" calcext:value-type="float">
            <text:p>0,0716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93" calcext:value-type="float">
            <text:p>0,046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571" calcext:value-type="float">
            <text:p>0,041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131" calcext:value-type="float">
            <text:p>0,048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33" calcext:value-type="float">
            <text:p>0,16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58" calcext:value-type="float">
            <text:p>0,072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53" calcext:value-type="float">
            <text:p>0,046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3292" calcext:value-type="float">
            <text:p>0,043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74114" calcext:value-type="float">
            <text:p>0,074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92478" calcext:value-type="float">
            <text:p>0,1924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66" calcext:value-type="float">
            <text:p>0,072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31" calcext:value-type="float">
            <text:p>0,047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25" calcext:value-type="float">
            <text:p>0,039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227" calcext:value-type="float">
            <text:p>0,045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8902" calcext:value-type="float">
            <text:p>0,158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4012" calcext:value-type="float">
            <text:p>0,074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47" calcext:value-type="float">
            <text:p>0,046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76" calcext:value-type="float">
            <text:p>0,040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49" calcext:value-type="float">
            <text:p>0,046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855" calcext:value-type="float">
            <text:p>0,162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114" calcext:value-type="float">
            <text:p>0,071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65" calcext:value-type="float">
            <text:p>0,047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33" calcext:value-type="float">
            <text:p>0,040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21" calcext:value-type="float">
            <text:p>0,047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562" calcext:value-type="float">
            <text:p>0,164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933" calcext:value-type="float">
            <text:p>0,071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91" calcext:value-type="float">
            <text:p>0,047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2464" calcext:value-type="float">
            <text:p>0,042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521" calcext:value-type="float">
            <text:p>0,048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316" calcext:value-type="float">
            <text:p>0,161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83" calcext:value-type="float">
            <text:p>0,072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96" calcext:value-type="float">
            <text:p>0,047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425" calcext:value-type="float">
            <text:p>0,039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86" calcext:value-type="float">
            <text:p>0,047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453" calcext:value-type="float">
            <text:p>0,1624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107" calcext:value-type="float">
            <text:p>0,073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15" calcext:value-type="float">
            <text:p>0,047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012" calcext:value-type="float">
            <text:p>0,039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514" calcext:value-type="float">
            <text:p>0,045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334968" calcext:value-type="float">
            <text:p>0,334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4" calcext:value-type="float">
            <text:p>0,07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75" calcext:value-type="float">
            <text:p>0,046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97" calcext:value-type="float">
            <text:p>0,040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48" calcext:value-type="float">
            <text:p>0,047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252" calcext:value-type="float">
            <text:p>0,1672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06" calcext:value-type="float">
            <text:p>0,072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79" calcext:value-type="float">
            <text:p>0,047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349" calcext:value-type="float">
            <text:p>0,040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263" calcext:value-type="float">
            <text:p>0,045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988" calcext:value-type="float">
            <text:p>0,161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627" calcext:value-type="float">
            <text:p>0,072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13" calcext:value-type="float">
            <text:p>0,047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847" calcext:value-type="float">
            <text:p>0,041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414" calcext:value-type="float">
            <text:p>0,048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21" calcext:value-type="float">
            <text:p>0,16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414" calcext:value-type="float">
            <text:p>0,072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46" calcext:value-type="float">
            <text:p>0,046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3528" calcext:value-type="float">
            <text:p>0,043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51" calcext:value-type="float">
            <text:p>0,046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4" calcext:value-type="float">
            <text:p>0,1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391" calcext:value-type="float">
            <text:p>0,071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55" calcext:value-type="float">
            <text:p>0,046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613" calcext:value-type="float">
            <text:p>0,040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" calcext:value-type="float">
            <text:p>0,046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062" calcext:value-type="float">
            <text:p>0,161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506" calcext:value-type="float">
            <text:p>0,072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47" calcext:value-type="float">
            <text:p>0,047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91" calcext:value-type="float">
            <text:p>0,041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862" calcext:value-type="float">
            <text:p>0,047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998" calcext:value-type="float">
            <text:p>0,160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4598" calcext:value-type="float">
            <text:p>0,074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87" calcext:value-type="float">
            <text:p>0,047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138" calcext:value-type="float">
            <text:p>0,041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36" calcext:value-type="float">
            <text:p>0,046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59978" calcext:value-type="float">
            <text:p>0,159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87" calcext:value-type="float">
            <text:p>0,071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22" calcext:value-type="float">
            <text:p>0,047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38" calcext:value-type="float">
            <text:p>0,04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21" calcext:value-type="float">
            <text:p>0,046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546" calcext:value-type="float">
            <text:p>0,1605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429" calcext:value-type="float">
            <text:p>0,071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25" calcext:value-type="float">
            <text:p>0,046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14" calcext:value-type="float">
            <text:p>0,040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2" calcext:value-type="float">
            <text:p>0,04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18" calcext:value-type="float">
            <text:p>0,167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7" calcext:value-type="float">
            <text:p>0,07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19" calcext:value-type="float">
            <text:p>0,046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737" calcext:value-type="float">
            <text:p>0,041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87" calcext:value-type="float">
            <text:p>0,047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574" calcext:value-type="float">
            <text:p>0,163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048" calcext:value-type="float">
            <text:p>0,073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54" calcext:value-type="float">
            <text:p>0,046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46" calcext:value-type="float">
            <text:p>0,041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3" calcext:value-type="float">
            <text:p>0,04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279" calcext:value-type="float">
            <text:p>0,163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019" calcext:value-type="float">
            <text:p>0,072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81" calcext:value-type="float">
            <text:p>0,046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2936" calcext:value-type="float">
            <text:p>0,042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847" calcext:value-type="float">
            <text:p>0,045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734" calcext:value-type="float">
            <text:p>0,160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262" calcext:value-type="float">
            <text:p>0,073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33" calcext:value-type="float">
            <text:p>0,046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176" calcext:value-type="float">
            <text:p>0,041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29" calcext:value-type="float">
            <text:p>0,047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177" calcext:value-type="float">
            <text:p>0,1631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697" calcext:value-type="float">
            <text:p>0,071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02" calcext:value-type="float">
            <text:p>0,04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31" calcext:value-type="float">
            <text:p>0,041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78" calcext:value-type="float">
            <text:p>0,047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862" calcext:value-type="float">
            <text:p>0,1668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97" calcext:value-type="float">
            <text:p>0,072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67" calcext:value-type="float">
            <text:p>0,047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222" calcext:value-type="float">
            <text:p>0,040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51" calcext:value-type="float">
            <text:p>0,04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97" calcext:value-type="float">
            <text:p>0,163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572" calcext:value-type="float">
            <text:p>0,073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17" calcext:value-type="float">
            <text:p>0,046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95" calcext:value-type="float">
            <text:p>0,041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828" calcext:value-type="float">
            <text:p>0,047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333053" calcext:value-type="float">
            <text:p>0,333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2" calcext:value-type="float">
            <text:p>0,07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719" calcext:value-type="float">
            <text:p>0,047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789" calcext:value-type="float">
            <text:p>0,041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74" calcext:value-type="float">
            <text:p>0,046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61" calcext:value-type="float">
            <text:p>0,164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4096" calcext:value-type="float">
            <text:p>0,0740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46" calcext:value-type="float">
            <text:p>0,047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8509" calcext:value-type="float">
            <text:p>0,038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426" calcext:value-type="float">
            <text:p>0,046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391" calcext:value-type="float">
            <text:p>0,164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389" calcext:value-type="float">
            <text:p>0,072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27" calcext:value-type="float">
            <text:p>0,047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29" calcext:value-type="float">
            <text:p>0,039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275" calcext:value-type="float">
            <text:p>0,045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7795" calcext:value-type="float">
            <text:p>0,167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441" calcext:value-type="float">
            <text:p>0,073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71" calcext:value-type="float">
            <text:p>0,047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936" calcext:value-type="float">
            <text:p>0,039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16" calcext:value-type="float">
            <text:p>0,046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88823" calcext:value-type="float">
            <text:p>0,1888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5552" calcext:value-type="float">
            <text:p>0,075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11" calcext:value-type="float">
            <text:p>0,046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405" calcext:value-type="float">
            <text:p>0,039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908" calcext:value-type="float">
            <text:p>0,045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1939" calcext:value-type="float">
            <text:p>0,1619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038" calcext:value-type="float">
            <text:p>0,073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37" calcext:value-type="float">
            <text:p>0,046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668" calcext:value-type="float">
            <text:p>0,045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458" calcext:value-type="float">
            <text:p>0,04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795" calcext:value-type="float">
            <text:p>0,162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84" calcext:value-type="float">
            <text:p>0,072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3" calcext:value-type="float">
            <text:p>0,04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317" calcext:value-type="float">
            <text:p>0,041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45" calcext:value-type="float">
            <text:p>0,047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0898" calcext:value-type="float">
            <text:p>0,160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198" calcext:value-type="float">
            <text:p>0,072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34" calcext:value-type="float">
            <text:p>0,047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336" calcext:value-type="float">
            <text:p>0,039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52" calcext:value-type="float">
            <text:p>0,046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978" calcext:value-type="float">
            <text:p>0,164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5406" calcext:value-type="float">
            <text:p>0,075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599" calcext:value-type="float">
            <text:p>0,047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775" calcext:value-type="float">
            <text:p>0,041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78" calcext:value-type="float">
            <text:p>0,047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9774" calcext:value-type="float">
            <text:p>0,169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96" calcext:value-type="float">
            <text:p>0,072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85" calcext:value-type="float">
            <text:p>0,046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462" calcext:value-type="float">
            <text:p>0,039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" calcext:value-type="float">
            <text:p>0,0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946" calcext:value-type="float">
            <text:p>0,1639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81" calcext:value-type="float">
            <text:p>0,071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09" calcext:value-type="float">
            <text:p>0,047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29" calcext:value-type="float">
            <text:p>0,040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11" calcext:value-type="float">
            <text:p>0,046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6728" calcext:value-type="float">
            <text:p>0,166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442" calcext:value-type="float">
            <text:p>0,073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19" calcext:value-type="float">
            <text:p>0,046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82" calcext:value-type="float">
            <text:p>0,039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014" calcext:value-type="float">
            <text:p>0,045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5" calcext:value-type="float">
            <text:p>0,163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627" calcext:value-type="float">
            <text:p>0,073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38" calcext:value-type="float">
            <text:p>0,047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328" calcext:value-type="float">
            <text:p>0,041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216" calcext:value-type="float">
            <text:p>0,048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547" calcext:value-type="float">
            <text:p>0,1645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176" calcext:value-type="float">
            <text:p>0,07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908" calcext:value-type="float">
            <text:p>0,04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331" calcext:value-type="float">
            <text:p>0,047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18" calcext:value-type="float">
            <text:p>0,163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28" calcext:value-type="float">
            <text:p>0,072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405" calcext:value-type="float">
            <text:p>0,047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34" calcext:value-type="float">
            <text:p>0,03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78" calcext:value-type="float">
            <text:p>0,046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336489" calcext:value-type="float">
            <text:p>0,336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913" calcext:value-type="float">
            <text:p>0,072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89" calcext:value-type="float">
            <text:p>0,047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81" calcext:value-type="float">
            <text:p>0,041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978" calcext:value-type="float">
            <text:p>0,04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921" calcext:value-type="float">
            <text:p>0,164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66" calcext:value-type="float">
            <text:p>0,072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32" calcext:value-type="float">
            <text:p>0,046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31" calcext:value-type="float">
            <text:p>0,041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61" calcext:value-type="float">
            <text:p>0,04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443" calcext:value-type="float">
            <text:p>0,1644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961" calcext:value-type="float">
            <text:p>0,073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67" calcext:value-type="float">
            <text:p>0,046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7" calcext:value-type="float">
            <text:p>0,04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309" calcext:value-type="float">
            <text:p>0,048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87" calcext:value-type="float">
            <text:p>0,16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5523" calcext:value-type="float">
            <text:p>0,075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7" calcext:value-type="float">
            <text:p>0,04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567" calcext:value-type="float">
            <text:p>0,039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25" calcext:value-type="float">
            <text:p>0,046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168" calcext:value-type="float">
            <text:p>0,162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685" calcext:value-type="float">
            <text:p>0,072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041" calcext:value-type="float">
            <text:p>0,047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9848" calcext:value-type="float">
            <text:p>0,039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86" calcext:value-type="float">
            <text:p>0,04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2332" calcext:value-type="float">
            <text:p>0,162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869" calcext:value-type="float">
            <text:p>0,073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27" calcext:value-type="float">
            <text:p>0,046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172" calcext:value-type="float">
            <text:p>0,040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34" calcext:value-type="float">
            <text:p>0,046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8822" calcext:value-type="float">
            <text:p>0,168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2487" calcext:value-type="float">
            <text:p>0,072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99" calcext:value-type="float">
            <text:p>0,046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75" calcext:value-type="float">
            <text:p>0,04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271" calcext:value-type="float">
            <text:p>0,047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107" calcext:value-type="float">
            <text:p>0,164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4729" calcext:value-type="float">
            <text:p>0,074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892" calcext:value-type="float">
            <text:p>0,046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0827" calcext:value-type="float">
            <text:p>0,040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291" calcext:value-type="float">
            <text:p>0,048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5014" calcext:value-type="float">
            <text:p>0,165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805" calcext:value-type="float">
            <text:p>0,073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5" calcext:value-type="float">
            <text:p>0,0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717" calcext:value-type="float">
            <text:p>0,045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6616" calcext:value-type="float">
            <text:p>0,046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164935" calcext:value-type="float">
            <text:p>0,1649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73408" calcext:value-type="float">
            <text:p>0,073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4559" calcext:value-type="float">
            <text:p>0,104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751" calcext:value-type="float">
            <text:p>0,187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237" calcext:value-type="float">
            <text:p>0,202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288" calcext:value-type="float">
            <text:p>0,234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075" calcext:value-type="float">
            <text:p>0,201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064" calcext:value-type="float">
            <text:p>0,118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268" calcext:value-type="float">
            <text:p>0,188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913" calcext:value-type="float">
            <text:p>0,203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5542" calcext:value-type="float">
            <text:p>0,2355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886" calcext:value-type="float">
            <text:p>0,201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623" calcext:value-type="float">
            <text:p>0,120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363" calcext:value-type="float">
            <text:p>0,186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811" calcext:value-type="float">
            <text:p>0,204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9868" calcext:value-type="float">
            <text:p>0,399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507" calcext:value-type="float">
            <text:p>0,201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42" calcext:value-type="float">
            <text:p>0,118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239" calcext:value-type="float">
            <text:p>0,186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261" calcext:value-type="float">
            <text:p>0,201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878" calcext:value-type="float">
            <text:p>0,2318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004" calcext:value-type="float">
            <text:p>0,201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746" calcext:value-type="float">
            <text:p>0,119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547" calcext:value-type="float">
            <text:p>0,183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525" calcext:value-type="float">
            <text:p>0,202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771" calcext:value-type="float">
            <text:p>0,229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037" calcext:value-type="float">
            <text:p>0,202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816" calcext:value-type="float">
            <text:p>0,116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017" calcext:value-type="float">
            <text:p>0,185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853" calcext:value-type="float">
            <text:p>0,201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243" calcext:value-type="float">
            <text:p>0,2262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366" calcext:value-type="float">
            <text:p>0,20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815" calcext:value-type="float">
            <text:p>0,119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518" calcext:value-type="float">
            <text:p>0,187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737" calcext:value-type="float">
            <text:p>0,201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807" calcext:value-type="float">
            <text:p>0,2258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297" calcext:value-type="float">
            <text:p>0,202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62" calcext:value-type="float">
            <text:p>0,11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783" calcext:value-type="float">
            <text:p>0,185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15" calcext:value-type="float">
            <text:p>0,20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926" calcext:value-type="float">
            <text:p>0,2269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509" calcext:value-type="float">
            <text:p>0,201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742" calcext:value-type="float">
            <text:p>0,118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322" calcext:value-type="float">
            <text:p>0,185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552" calcext:value-type="float">
            <text:p>0,201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93606" calcext:value-type="float">
            <text:p>0,393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6975" calcext:value-type="float">
            <text:p>0,206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087" calcext:value-type="float">
            <text:p>0,118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052" calcext:value-type="float">
            <text:p>0,186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856" calcext:value-type="float">
            <text:p>0,199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412" calcext:value-type="float">
            <text:p>0,225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81" calcext:value-type="float">
            <text:p>0,20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855" calcext:value-type="float">
            <text:p>0,118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575" calcext:value-type="float">
            <text:p>0,185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8305" calcext:value-type="float">
            <text:p>0,198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824" calcext:value-type="float">
            <text:p>0,230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558" calcext:value-type="float">
            <text:p>0,199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938" calcext:value-type="float">
            <text:p>0,118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4742" calcext:value-type="float">
            <text:p>0,184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976" calcext:value-type="float">
            <text:p>0,200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382" calcext:value-type="float">
            <text:p>0,225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319" calcext:value-type="float">
            <text:p>0,197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767" calcext:value-type="float">
            <text:p>0,119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386" calcext:value-type="float">
            <text:p>0,187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179" calcext:value-type="float">
            <text:p>0,201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152" calcext:value-type="float">
            <text:p>0,2251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261" calcext:value-type="float">
            <text:p>0,196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659" calcext:value-type="float">
            <text:p>0,120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4349" calcext:value-type="float">
            <text:p>0,184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954" calcext:value-type="float">
            <text:p>0,200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702" calcext:value-type="float">
            <text:p>0,2247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559" calcext:value-type="float">
            <text:p>0,197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873" calcext:value-type="float">
            <text:p>0,120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956" calcext:value-type="float">
            <text:p>0,185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574" calcext:value-type="float">
            <text:p>0,200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184" calcext:value-type="float">
            <text:p>0,2221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863" calcext:value-type="float">
            <text:p>0,198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7" calcext:value-type="float">
            <text:p>0,11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6499" calcext:value-type="float">
            <text:p>0,386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864" calcext:value-type="float">
            <text:p>0,199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006" calcext:value-type="float">
            <text:p>0,229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963" calcext:value-type="float">
            <text:p>0,196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1654" calcext:value-type="float">
            <text:p>0,141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636" calcext:value-type="float">
            <text:p>0,19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719" calcext:value-type="float">
            <text:p>0,204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602" calcext:value-type="float">
            <text:p>0,227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546" calcext:value-type="float">
            <text:p>0,198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5962" calcext:value-type="float">
            <text:p>0,125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152" calcext:value-type="float">
            <text:p>0,202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48" calcext:value-type="float">
            <text:p>0,205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933" calcext:value-type="float">
            <text:p>0,2299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907" calcext:value-type="float">
            <text:p>0,196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3388" calcext:value-type="float">
            <text:p>0,133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932" calcext:value-type="float">
            <text:p>0,203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363" calcext:value-type="float">
            <text:p>0,203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591" calcext:value-type="float">
            <text:p>0,2285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5657" calcext:value-type="float">
            <text:p>0,195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609" calcext:value-type="float">
            <text:p>0,120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153" calcext:value-type="float">
            <text:p>0,213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151" calcext:value-type="float">
            <text:p>0,201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676" calcext:value-type="float">
            <text:p>0,2266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272" calcext:value-type="float">
            <text:p>0,199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39" calcext:value-type="float">
            <text:p>0,118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746" calcext:value-type="float">
            <text:p>0,219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533" calcext:value-type="float">
            <text:p>0,204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843" calcext:value-type="float">
            <text:p>0,2288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591" calcext:value-type="float">
            <text:p>0,196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133" calcext:value-type="float">
            <text:p>0,118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7629" calcext:value-type="float">
            <text:p>0,217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8425" calcext:value-type="float">
            <text:p>0,368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2868" calcext:value-type="float">
            <text:p>0,222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066" calcext:value-type="float">
            <text:p>0,202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8983" calcext:value-type="float">
            <text:p>0,128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435" calcext:value-type="float">
            <text:p>0,200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617" calcext:value-type="float">
            <text:p>0,205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767" calcext:value-type="float">
            <text:p>0,226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225" calcext:value-type="float">
            <text:p>0,198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6093" calcext:value-type="float">
            <text:p>0,126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76" calcext:value-type="float">
            <text:p>0,20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753" calcext:value-type="float">
            <text:p>0,201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401" calcext:value-type="float">
            <text:p>0,228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131" calcext:value-type="float">
            <text:p>0,196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2125" calcext:value-type="float">
            <text:p>0,122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902" calcext:value-type="float">
            <text:p>0,207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209" calcext:value-type="float">
            <text:p>0,204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598" calcext:value-type="float">
            <text:p>0,2285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5507" calcext:value-type="float">
            <text:p>0,195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549" calcext:value-type="float">
            <text:p>0,116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926" calcext:value-type="float">
            <text:p>0,21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2" calcext:value-type="float">
            <text:p>0,20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771" calcext:value-type="float">
            <text:p>0,226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047" calcext:value-type="float">
            <text:p>0,201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056" calcext:value-type="float">
            <text:p>0,120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8948" calcext:value-type="float">
            <text:p>0,218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352" calcext:value-type="float">
            <text:p>0,203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528" calcext:value-type="float">
            <text:p>0,2275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807" calcext:value-type="float">
            <text:p>0,197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14" calcext:value-type="float">
            <text:p>0,11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596" calcext:value-type="float">
            <text:p>0,215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612" calcext:value-type="float">
            <text:p>0,201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16842" calcext:value-type="float">
            <text:p>0,4168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129" calcext:value-type="float">
            <text:p>0,197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0374" calcext:value-type="float">
            <text:p>0,130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42" calcext:value-type="float">
            <text:p>0,205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88" calcext:value-type="float">
            <text:p>0,205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482" calcext:value-type="float">
            <text:p>0,2284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339" calcext:value-type="float">
            <text:p>0,199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9707" calcext:value-type="float">
            <text:p>0,129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655" calcext:value-type="float">
            <text:p>0,19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81" calcext:value-type="float">
            <text:p>0,204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191" calcext:value-type="float">
            <text:p>0,231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8" calcext:value-type="float">
            <text:p>0,1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7495" calcext:value-type="float">
            <text:p>0,127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8019" calcext:value-type="float">
            <text:p>0,198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667" calcext:value-type="float">
            <text:p>0,204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847" calcext:value-type="float">
            <text:p>0,2308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154" calcext:value-type="float">
            <text:p>0,196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1632" calcext:value-type="float">
            <text:p>0,121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1623" calcext:value-type="float">
            <text:p>0,211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65" calcext:value-type="float">
            <text:p>0,205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15" calcext:value-type="float">
            <text:p>0,23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392" calcext:value-type="float">
            <text:p>0,198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297" calcext:value-type="float">
            <text:p>0,119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388" calcext:value-type="float">
            <text:p>0,214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55" calcext:value-type="float">
            <text:p>0,204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58" calcext:value-type="float">
            <text:p>0,231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212" calcext:value-type="float">
            <text:p>0,199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689" calcext:value-type="float">
            <text:p>0,118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4657" calcext:value-type="float">
            <text:p>0,214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781" calcext:value-type="float">
            <text:p>0,202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29094" calcext:value-type="float">
            <text:p>0,4290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14797" calcext:value-type="float">
            <text:p>0,214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8646" calcext:value-type="float">
            <text:p>0,128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949" calcext:value-type="float">
            <text:p>0,187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563" calcext:value-type="float">
            <text:p>0,202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816" calcext:value-type="float">
            <text:p>0,2308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906" calcext:value-type="float">
            <text:p>0,197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116" calcext:value-type="float">
            <text:p>0,13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2615" calcext:value-type="float">
            <text:p>0,192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494" calcext:value-type="float">
            <text:p>0,204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588" calcext:value-type="float">
            <text:p>0,229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757" calcext:value-type="float">
            <text:p>0,196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5424" calcext:value-type="float">
            <text:p>0,125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922" calcext:value-type="float">
            <text:p>0,188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899" calcext:value-type="float">
            <text:p>0,200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033" calcext:value-type="float">
            <text:p>0,228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501" calcext:value-type="float">
            <text:p>0,199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0143" calcext:value-type="float">
            <text:p>0,13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809" calcext:value-type="float">
            <text:p>0,200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243" calcext:value-type="float">
            <text:p>0,201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863" calcext:value-type="float">
            <text:p>0,2328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573" calcext:value-type="float">
            <text:p>0,197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67" calcext:value-type="float">
            <text:p>0,117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2507" calcext:value-type="float">
            <text:p>0,212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398" calcext:value-type="float">
            <text:p>0,202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047" calcext:value-type="float">
            <text:p>0,232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402" calcext:value-type="float">
            <text:p>0,196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738" calcext:value-type="float">
            <text:p>0,117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3178" calcext:value-type="float">
            <text:p>0,213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483" calcext:value-type="float">
            <text:p>0,200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007" calcext:value-type="float">
            <text:p>0,233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812" calcext:value-type="float">
            <text:p>0,199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693" calcext:value-type="float">
            <text:p>0,118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3999" calcext:value-type="float">
            <text:p>0,403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08" calcext:value-type="float">
            <text:p>0,204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483" calcext:value-type="float">
            <text:p>0,231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344" calcext:value-type="float">
            <text:p>0,202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3733" calcext:value-type="float">
            <text:p>0,133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807" calcext:value-type="float">
            <text:p>0,199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038" calcext:value-type="float">
            <text:p>0,203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515" calcext:value-type="float">
            <text:p>0,231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67" calcext:value-type="float">
            <text:p>0,20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7471" calcext:value-type="float">
            <text:p>0,137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1033" calcext:value-type="float">
            <text:p>0,191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591" calcext:value-type="float">
            <text:p>0,202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418" calcext:value-type="float">
            <text:p>0,228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889" calcext:value-type="float">
            <text:p>0,200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9528" calcext:value-type="float">
            <text:p>0,129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855" calcext:value-type="float">
            <text:p>0,20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593" calcext:value-type="float">
            <text:p>0,204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033" calcext:value-type="float">
            <text:p>0,234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235" calcext:value-type="float">
            <text:p>0,202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7263" calcext:value-type="float">
            <text:p>0,127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249" calcext:value-type="float">
            <text:p>0,206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686" calcext:value-type="float">
            <text:p>0,203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104" calcext:value-type="float">
            <text:p>0,228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232" calcext:value-type="float">
            <text:p>0,198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2403" calcext:value-type="float">
            <text:p>0,132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9435" calcext:value-type="float">
            <text:p>0,209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301" calcext:value-type="float">
            <text:p>0,203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226" calcext:value-type="float">
            <text:p>0,2282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41" calcext:value-type="float">
            <text:p>0,19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167" calcext:value-type="float">
            <text:p>0,12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15289" calcext:value-type="float">
            <text:p>0,21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62793" calcext:value-type="float">
            <text:p>0,362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8643" calcext:value-type="float">
            <text:p>0,2486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3508" calcext:value-type="float">
            <text:p>0,203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4227" calcext:value-type="float">
            <text:p>0,134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01" calcext:value-type="float">
            <text:p>0,18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088" calcext:value-type="float">
            <text:p>0,204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7745" calcext:value-type="float">
            <text:p>0,227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2357" calcext:value-type="float">
            <text:p>0,132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38" calcext:value-type="float">
            <text:p>0,18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679" calcext:value-type="float">
            <text:p>0,202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622" calcext:value-type="float">
            <text:p>0,228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255" calcext:value-type="float">
            <text:p>0,197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93" calcext:value-type="float">
            <text:p>0,1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7035" calcext:value-type="float">
            <text:p>0,197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299" calcext:value-type="float">
            <text:p>0,201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02" calcext:value-type="float">
            <text:p>0,22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784" calcext:value-type="float">
            <text:p>0,198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45" calcext:value-type="float">
            <text:p>0,12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114" calcext:value-type="float">
            <text:p>0,186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364" calcext:value-type="float">
            <text:p>0,205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193" calcext:value-type="float">
            <text:p>0,230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526" calcext:value-type="float">
            <text:p>0,200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18" calcext:value-type="float">
            <text:p>0,1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4175" calcext:value-type="float">
            <text:p>0,184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418" calcext:value-type="float">
            <text:p>0,199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802" calcext:value-type="float">
            <text:p>0,229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441" calcext:value-type="float">
            <text:p>0,19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345" calcext:value-type="float">
            <text:p>0,117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883" calcext:value-type="float">
            <text:p>0,188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299" calcext:value-type="float">
            <text:p>0,202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9813" calcext:value-type="float">
            <text:p>0,3898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468" calcext:value-type="float">
            <text:p>0,201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1104" calcext:value-type="float">
            <text:p>0,121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4982" calcext:value-type="float">
            <text:p>0,184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514" calcext:value-type="float">
            <text:p>0,201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374" calcext:value-type="float">
            <text:p>0,229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5475" calcext:value-type="float">
            <text:p>0,195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87" calcext:value-type="float">
            <text:p>0,117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973" calcext:value-type="float">
            <text:p>0,185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546" calcext:value-type="float">
            <text:p>0,200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329" calcext:value-type="float">
            <text:p>0,2303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253" calcext:value-type="float">
            <text:p>0,199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127" calcext:value-type="float">
            <text:p>0,119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336" calcext:value-type="float">
            <text:p>0,187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7902" calcext:value-type="float">
            <text:p>0,197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444" calcext:value-type="float">
            <text:p>0,2284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337" calcext:value-type="float">
            <text:p>0,197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44" calcext:value-type="float">
            <text:p>0,1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725" calcext:value-type="float">
            <text:p>0,188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6013" calcext:value-type="float">
            <text:p>0,196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925" calcext:value-type="float">
            <text:p>0,226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3737" calcext:value-type="float">
            <text:p>0,193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92" calcext:value-type="float">
            <text:p>0,117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258" calcext:value-type="float">
            <text:p>0,186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098" calcext:value-type="float">
            <text:p>0,203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5383" calcext:value-type="float">
            <text:p>0,225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114" calcext:value-type="float">
            <text:p>0,197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782" calcext:value-type="float">
            <text:p>0,117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18" calcext:value-type="float">
            <text:p>0,1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722" calcext:value-type="float">
            <text:p>0,199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1736" calcext:value-type="float">
            <text:p>0,4017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144" calcext:value-type="float">
            <text:p>0,196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521" calcext:value-type="float">
            <text:p>0,118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2396" calcext:value-type="float">
            <text:p>0,182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53" calcext:value-type="float">
            <text:p>0,20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6423" calcext:value-type="float">
            <text:p>0,2264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082" calcext:value-type="float">
            <text:p>0,197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055" calcext:value-type="float">
            <text:p>0,117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233" calcext:value-type="float">
            <text:p>0,18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9381" calcext:value-type="float">
            <text:p>0,199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903" calcext:value-type="float">
            <text:p>0,2249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174" calcext:value-type="float">
            <text:p>0,198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963" calcext:value-type="float">
            <text:p>0,118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384" calcext:value-type="float">
            <text:p>0,186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48" calcext:value-type="float">
            <text:p>0,204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072" calcext:value-type="float">
            <text:p>0,228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5955" calcext:value-type="float">
            <text:p>0,195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812" calcext:value-type="float">
            <text:p>0,118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164" calcext:value-type="float">
            <text:p>0,183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135" calcext:value-type="float">
            <text:p>0,20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4567" calcext:value-type="float">
            <text:p>0,224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755" calcext:value-type="float">
            <text:p>0,196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63" calcext:value-type="float">
            <text:p>0,117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067" calcext:value-type="float">
            <text:p>0,186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417" calcext:value-type="float">
            <text:p>0,200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783" calcext:value-type="float">
            <text:p>0,2327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563" calcext:value-type="float">
            <text:p>0,199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638" calcext:value-type="float">
            <text:p>0,117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025" calcext:value-type="float">
            <text:p>0,183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8679" calcext:value-type="float">
            <text:p>0,198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842" calcext:value-type="float">
            <text:p>0,2338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884" calcext:value-type="float">
            <text:p>0,198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882" calcext:value-type="float">
            <text:p>0,117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83536" calcext:value-type="float">
            <text:p>0,483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6653" calcext:value-type="float">
            <text:p>0,206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648" calcext:value-type="float">
            <text:p>0,2316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145" calcext:value-type="float">
            <text:p>0,198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734" calcext:value-type="float">
            <text:p>0,118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172" calcext:value-type="float">
            <text:p>0,183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915" calcext:value-type="float">
            <text:p>0,201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94" calcext:value-type="float">
            <text:p>0,23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91" calcext:value-type="float">
            <text:p>0,19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617" calcext:value-type="float">
            <text:p>0,117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232" calcext:value-type="float">
            <text:p>0,187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8107" calcext:value-type="float">
            <text:p>0,208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091" calcext:value-type="float">
            <text:p>0,231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923" calcext:value-type="float">
            <text:p>0,202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654" calcext:value-type="float">
            <text:p>0,119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366" calcext:value-type="float">
            <text:p>0,18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124" calcext:value-type="float">
            <text:p>0,207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357" calcext:value-type="float">
            <text:p>0,230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383" calcext:value-type="float">
            <text:p>0,201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743" calcext:value-type="float">
            <text:p>0,116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783" calcext:value-type="float">
            <text:p>0,187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176" calcext:value-type="float">
            <text:p>0,205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141" calcext:value-type="float">
            <text:p>0,233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638" calcext:value-type="float">
            <text:p>0,201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269" calcext:value-type="float">
            <text:p>0,117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906" calcext:value-type="float">
            <text:p>0,187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527" calcext:value-type="float">
            <text:p>0,204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579" calcext:value-type="float">
            <text:p>0,2335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67" calcext:value-type="float">
            <text:p>0,1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207" calcext:value-type="float">
            <text:p>0,118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876" calcext:value-type="float">
            <text:p>0,183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1742" calcext:value-type="float">
            <text:p>0,371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8266" calcext:value-type="float">
            <text:p>0,228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93" calcext:value-type="float">
            <text:p>0,19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501" calcext:value-type="float">
            <text:p>0,119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898" calcext:value-type="float">
            <text:p>0,185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122" calcext:value-type="float">
            <text:p>0,202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387" calcext:value-type="float">
            <text:p>0,233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331" calcext:value-type="float">
            <text:p>0,199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27" calcext:value-type="float">
            <text:p>0,11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991" calcext:value-type="float">
            <text:p>0,187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855" calcext:value-type="float">
            <text:p>0,205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469" calcext:value-type="float">
            <text:p>0,2344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795" calcext:value-type="float">
            <text:p>0,200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788" calcext:value-type="float">
            <text:p>0,116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079" calcext:value-type="float">
            <text:p>0,188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96" calcext:value-type="float">
            <text:p>0,204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7763" calcext:value-type="float">
            <text:p>0,237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526" calcext:value-type="float">
            <text:p>0,197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" calcext:value-type="float">
            <text:p>0,1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81" calcext:value-type="float">
            <text:p>0,18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04" calcext:value-type="float">
            <text:p>0,204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526" calcext:value-type="float">
            <text:p>0,2335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334" calcext:value-type="float">
            <text:p>0,200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055" calcext:value-type="float">
            <text:p>0,117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578" calcext:value-type="float">
            <text:p>0,188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543" calcext:value-type="float">
            <text:p>0,204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76" calcext:value-type="float">
            <text:p>0,23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886" calcext:value-type="float">
            <text:p>0,200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82" calcext:value-type="float">
            <text:p>0,118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267" calcext:value-type="float">
            <text:p>0,188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009" calcext:value-type="float">
            <text:p>0,205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02328" calcext:value-type="float">
            <text:p>0,402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957" calcext:value-type="float">
            <text:p>0,198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269" calcext:value-type="float">
            <text:p>0,118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91386" calcext:value-type="float">
            <text:p>0,191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437" calcext:value-type="float">
            <text:p>0,202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58992" calcext:value-type="float">
            <text:p>0,258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10398" calcext:value-type="float">
            <text:p>0,210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266" calcext:value-type="float">
            <text:p>0,116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033" calcext:value-type="float">
            <text:p>0,188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528" calcext:value-type="float">
            <text:p>0,207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6729" calcext:value-type="float">
            <text:p>0,2367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771" calcext:value-type="float">
            <text:p>0,200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007" calcext:value-type="float">
            <text:p>0,118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926" calcext:value-type="float">
            <text:p>0,186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975" calcext:value-type="float">
            <text:p>0,204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5356" calcext:value-type="float">
            <text:p>0,235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048" calcext:value-type="float">
            <text:p>0,202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884" calcext:value-type="float">
            <text:p>0,116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875" calcext:value-type="float">
            <text:p>0,188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5269" calcext:value-type="float">
            <text:p>0,205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683" calcext:value-type="float">
            <text:p>0,2346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384" calcext:value-type="float">
            <text:p>0,198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77" calcext:value-type="float">
            <text:p>0,118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26" calcext:value-type="float">
            <text:p>0,18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503" calcext:value-type="float">
            <text:p>0,203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179" calcext:value-type="float">
            <text:p>0,2341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728" calcext:value-type="float">
            <text:p>0,202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574" calcext:value-type="float">
            <text:p>0,116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495" calcext:value-type="float">
            <text:p>0,187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7309" calcext:value-type="float">
            <text:p>0,207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436792" calcext:value-type="float">
            <text:p>0,436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349" calcext:value-type="float">
            <text:p>0,197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538" calcext:value-type="float">
            <text:p>0,117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959" calcext:value-type="float">
            <text:p>0,186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079" calcext:value-type="float">
            <text:p>0,20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5042" calcext:value-type="float">
            <text:p>0,235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1918" calcext:value-type="float">
            <text:p>0,201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679" calcext:value-type="float">
            <text:p>0,117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599" calcext:value-type="float">
            <text:p>0,187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875" calcext:value-type="float">
            <text:p>0,20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6203" calcext:value-type="float">
            <text:p>0,2362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872" calcext:value-type="float">
            <text:p>0,19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741" calcext:value-type="float">
            <text:p>0,116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92" calcext:value-type="float">
            <text:p>0,18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397" calcext:value-type="float">
            <text:p>0,202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914" calcext:value-type="float">
            <text:p>0,232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23921" calcext:value-type="float">
            <text:p>0,223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189" calcext:value-type="float">
            <text:p>0,117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051" calcext:value-type="float">
            <text:p>0,188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267" calcext:value-type="float">
            <text:p>0,203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6134" calcext:value-type="float">
            <text:p>0,236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6086" calcext:value-type="float">
            <text:p>0,206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563" calcext:value-type="float">
            <text:p>0,119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5828" calcext:value-type="float">
            <text:p>0,185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483" calcext:value-type="float">
            <text:p>0,202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239" calcext:value-type="float">
            <text:p>0,2332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4398" calcext:value-type="float">
            <text:p>0,204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76" calcext:value-type="float">
            <text:p>0,11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854" calcext:value-type="float">
            <text:p>0,188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4129" calcext:value-type="float">
            <text:p>0,204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4426" calcext:value-type="float">
            <text:p>0,234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462" calcext:value-type="float">
            <text:p>0,200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9272" calcext:value-type="float">
            <text:p>0,119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83332" calcext:value-type="float">
            <text:p>0,383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296" calcext:value-type="float">
            <text:p>0,203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41863" calcext:value-type="float">
            <text:p>0,2418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7002" calcext:value-type="float">
            <text:p>0,207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9" calcext:value-type="float">
            <text:p>0,1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771" calcext:value-type="float">
            <text:p>0,188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748" calcext:value-type="float">
            <text:p>0,203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762" calcext:value-type="float">
            <text:p>0,2317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9239" calcext:value-type="float">
            <text:p>0,199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5" calcext:value-type="float">
            <text:p>0,11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3823" calcext:value-type="float">
            <text:p>0,183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448" calcext:value-type="float">
            <text:p>0,202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182" calcext:value-type="float">
            <text:p>0,2311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0935" calcext:value-type="float">
            <text:p>0,200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562" calcext:value-type="float">
            <text:p>0,116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676" calcext:value-type="float">
            <text:p>0,18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019" calcext:value-type="float">
            <text:p>0,20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592" calcext:value-type="float">
            <text:p>0,232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3292" calcext:value-type="float">
            <text:p>0,203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209" calcext:value-type="float">
            <text:p>0,118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9838" calcext:value-type="float">
            <text:p>0,189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3243" calcext:value-type="float">
            <text:p>0,203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235" calcext:value-type="float">
            <text:p>0,23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2044" calcext:value-type="float">
            <text:p>0,202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6563" calcext:value-type="float">
            <text:p>0,116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9392" calcext:value-type="float">
            <text:p>0,189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132" calcext:value-type="float">
            <text:p>0,202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1794" calcext:value-type="float">
            <text:p>0,231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3485" calcext:value-type="float">
            <text:p>0,203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993" calcext:value-type="float">
            <text:p>0,117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73" calcext:value-type="float">
            <text:p>0,1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371743" calcext:value-type="float">
            <text:p>0,371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29884" calcext:value-type="float">
            <text:p>0,2298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6409" calcext:value-type="float">
            <text:p>0,206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709" calcext:value-type="float">
            <text:p>0,11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453" calcext:value-type="float">
            <text:p>0,188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2981" calcext:value-type="float">
            <text:p>0,202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0974" calcext:value-type="float">
            <text:p>0,230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5841" calcext:value-type="float">
            <text:p>0,205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733" calcext:value-type="float">
            <text:p>0,118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18" calcext:value-type="float">
            <text:p>0,18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0542" calcext:value-type="float">
            <text:p>0,200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063" calcext:value-type="float">
            <text:p>0,233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203816" calcext:value-type="float">
            <text:p>0,203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0877" calcext:value-type="float">
            <text:p>0,120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88949" calcext:value-type="float">
            <text:p>0,188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01582" calcext:value-type="float">
            <text:p>0,201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33513" calcext:value-type="float">
            <text:p>0,233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197509" calcext:value-type="float">
            <text:p>0,197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15034" calcext:value-type="float">
            <text:p>0,315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5017" calcext:value-type="float">
            <text:p>0,415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7142" calcext:value-type="float">
            <text:p>0,417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242" calcext:value-type="float">
            <text:p>0,3442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379" calcext:value-type="float">
            <text:p>0,461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0796" calcext:value-type="float">
            <text:p>0,260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1478" calcext:value-type="float">
            <text:p>0,581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6263" calcext:value-type="float">
            <text:p>0,416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4081" calcext:value-type="float">
            <text:p>0,334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1246" calcext:value-type="float">
            <text:p>0,471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949" calcext:value-type="float">
            <text:p>0,25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3353" calcext:value-type="float">
            <text:p>0,413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7943" calcext:value-type="float">
            <text:p>0,417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1636" calcext:value-type="float">
            <text:p>0,331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044" calcext:value-type="float">
            <text:p>0,463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7726" calcext:value-type="float">
            <text:p>0,257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2731" calcext:value-type="float">
            <text:p>0,412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125" calcext:value-type="float">
            <text:p>0,41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32" calcext:value-type="float">
            <text:p>0,33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4383" calcext:value-type="float">
            <text:p>0,474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914" calcext:value-type="float">
            <text:p>0,252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3671" calcext:value-type="float">
            <text:p>0,583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4651" calcext:value-type="float">
            <text:p>0,414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47" calcext:value-type="float">
            <text:p>0,33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0405" calcext:value-type="float">
            <text:p>0,470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188" calcext:value-type="float">
            <text:p>0,255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357" calcext:value-type="float">
            <text:p>0,41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4949" calcext:value-type="float">
            <text:p>0,414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0512" calcext:value-type="float">
            <text:p>0,3405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858" calcext:value-type="float">
            <text:p>0,47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997" calcext:value-type="float">
            <text:p>0,26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154" calcext:value-type="float">
            <text:p>0,432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7077" calcext:value-type="float">
            <text:p>0,417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3993" calcext:value-type="float">
            <text:p>0,363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429" calcext:value-type="float">
            <text:p>0,460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079" calcext:value-type="float">
            <text:p>0,252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897" calcext:value-type="float">
            <text:p>0,445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06004" calcext:value-type="float">
            <text:p>0,606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949" calcext:value-type="float">
            <text:p>0,341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404" calcext:value-type="float">
            <text:p>0,465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7487" calcext:value-type="float">
            <text:p>0,287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1213" calcext:value-type="float">
            <text:p>0,411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3575" calcext:value-type="float">
            <text:p>0,413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1219" calcext:value-type="float">
            <text:p>0,3612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6466" calcext:value-type="float">
            <text:p>0,466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3835" calcext:value-type="float">
            <text:p>0,273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18" calcext:value-type="float">
            <text:p>0,42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3325" calcext:value-type="float">
            <text:p>0,413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4597" calcext:value-type="float">
            <text:p>0,3645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619" calcext:value-type="float">
            <text:p>0,467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7596" calcext:value-type="float">
            <text:p>0,267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7494" calcext:value-type="float">
            <text:p>0,417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1862" calcext:value-type="float">
            <text:p>0,591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485" calcext:value-type="float">
            <text:p>0,344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758" calcext:value-type="float">
            <text:p>0,464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86762" calcext:value-type="float">
            <text:p>0,286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234" calcext:value-type="float">
            <text:p>0,403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618" calcext:value-type="float">
            <text:p>0,410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1914" calcext:value-type="float">
            <text:p>0,361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229" calcext:value-type="float">
            <text:p>0,461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469" calcext:value-type="float">
            <text:p>0,27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5602" calcext:value-type="float">
            <text:p>0,415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703" calcext:value-type="float">
            <text:p>0,406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3568" calcext:value-type="float">
            <text:p>0,363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276" calcext:value-type="float">
            <text:p>0,460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184" calcext:value-type="float">
            <text:p>0,253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4848" calcext:value-type="float">
            <text:p>0,434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297" calcext:value-type="float">
            <text:p>0,406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31612" calcext:value-type="float">
            <text:p>0,5316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8417" calcext:value-type="float">
            <text:p>0,4584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8307" calcext:value-type="float">
            <text:p>0,278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0669" calcext:value-type="float">
            <text:p>0,420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898" calcext:value-type="float">
            <text:p>0,406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2378" calcext:value-type="float">
            <text:p>0,362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671" calcext:value-type="float">
            <text:p>0,464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8005" calcext:value-type="float">
            <text:p>0,268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031" calcext:value-type="float">
            <text:p>0,42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417" calcext:value-type="float">
            <text:p>0,403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3573" calcext:value-type="float">
            <text:p>0,363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22" calcext:value-type="float">
            <text:p>0,46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663" calcext:value-type="float">
            <text:p>0,255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215" calcext:value-type="float">
            <text:p>0,436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634" calcext:value-type="float">
            <text:p>0,400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2526" calcext:value-type="float">
            <text:p>0,5425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677" calcext:value-type="float">
            <text:p>0,460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70598" calcext:value-type="float">
            <text:p>0,270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562" calcext:value-type="float">
            <text:p>0,407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683" calcext:value-type="float">
            <text:p>0,402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2685" calcext:value-type="float">
            <text:p>0,3626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608" calcext:value-type="float">
            <text:p>0,463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495" calcext:value-type="float">
            <text:p>0,251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2539" calcext:value-type="float">
            <text:p>0,432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11" calcext:value-type="float">
            <text:p>0,40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1014" calcext:value-type="float">
            <text:p>0,361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6431" calcext:value-type="float">
            <text:p>0,456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187" calcext:value-type="float">
            <text:p>0,252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941" calcext:value-type="float">
            <text:p>0,435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9735" calcext:value-type="float">
            <text:p>0,399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50722" calcext:value-type="float">
            <text:p>0,350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65288" calcext:value-type="float">
            <text:p>0,65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094" calcext:value-type="float">
            <text:p>0,252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3256" calcext:value-type="float">
            <text:p>0,433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187" calcext:value-type="float">
            <text:p>0,403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58316" calcext:value-type="float">
            <text:p>0,358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7095" calcext:value-type="float">
            <text:p>0,457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091" calcext:value-type="float">
            <text:p>0,251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0034" calcext:value-type="float">
            <text:p>0,440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848" calcext:value-type="float">
            <text:p>0,405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62072" calcext:value-type="float">
            <text:p>0,362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229" calcext:value-type="float">
            <text:p>0,465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33" calcext:value-type="float">
            <text:p>0,25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53" calcext:value-type="float">
            <text:p>0,40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527" calcext:value-type="float">
            <text:p>0,403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5828" calcext:value-type="float">
            <text:p>0,3358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256" calcext:value-type="float">
            <text:p>0,463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333" calcext:value-type="float">
            <text:p>0,253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5698" calcext:value-type="float">
            <text:p>0,595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2957" calcext:value-type="float">
            <text:p>0,412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2148" calcext:value-type="float">
            <text:p>0,342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121" calcext:value-type="float">
            <text:p>0,460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807" calcext:value-type="float">
            <text:p>0,253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174" calcext:value-type="float">
            <text:p>0,44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197" calcext:value-type="float">
            <text:p>0,410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837" calcext:value-type="float">
            <text:p>0,3388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421" calcext:value-type="float">
            <text:p>0,461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096" calcext:value-type="float">
            <text:p>0,252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979" calcext:value-type="float">
            <text:p>0,410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2041" calcext:value-type="float">
            <text:p>0,412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7108" calcext:value-type="float">
            <text:p>0,337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9201" calcext:value-type="float">
            <text:p>0,469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753" calcext:value-type="float">
            <text:p>0,253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3484" calcext:value-type="float">
            <text:p>0,643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087" calcext:value-type="float">
            <text:p>0,409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245" calcext:value-type="float">
            <text:p>0,338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875" calcext:value-type="float">
            <text:p>0,460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523" calcext:value-type="float">
            <text:p>0,253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677" calcext:value-type="float">
            <text:p>0,41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5248" calcext:value-type="float">
            <text:p>0,415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9015" calcext:value-type="float">
            <text:p>0,339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787" calcext:value-type="float">
            <text:p>0,462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932" calcext:value-type="float">
            <text:p>0,253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432" calcext:value-type="float">
            <text:p>0,41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2845" calcext:value-type="float">
            <text:p>0,412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5387" calcext:value-type="float">
            <text:p>0,335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4625" calcext:value-type="float">
            <text:p>0,4746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8064" calcext:value-type="float">
            <text:p>0,248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679" calcext:value-type="float">
            <text:p>0,407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362" calcext:value-type="float">
            <text:p>0,57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18" calcext:value-type="float">
            <text:p>0,33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6712" calcext:value-type="float">
            <text:p>0,466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611" calcext:value-type="float">
            <text:p>0,254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352" calcext:value-type="float">
            <text:p>0,401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103" calcext:value-type="float">
            <text:p>0,407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4142" calcext:value-type="float">
            <text:p>0,334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671" calcext:value-type="float">
            <text:p>0,461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72" calcext:value-type="float">
            <text:p>0,25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406" calcext:value-type="float">
            <text:p>0,41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131" calcext:value-type="float">
            <text:p>0,410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1174" calcext:value-type="float">
            <text:p>0,331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325" calcext:value-type="float">
            <text:p>0,464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4" calcext:value-type="float">
            <text:p>0,2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849" calcext:value-type="float">
            <text:p>0,406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0337" calcext:value-type="float">
            <text:p>0,580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27496" calcext:value-type="float">
            <text:p>0,3274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0915" calcext:value-type="float">
            <text:p>0,470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249" calcext:value-type="float">
            <text:p>0,250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7877" calcext:value-type="float">
            <text:p>0,397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604" calcext:value-type="float">
            <text:p>0,404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2543" calcext:value-type="float">
            <text:p>0,3325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329" calcext:value-type="float">
            <text:p>0,463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349" calcext:value-type="float">
            <text:p>0,254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902" calcext:value-type="float">
            <text:p>0,400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114" calcext:value-type="float">
            <text:p>0,407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2029" calcext:value-type="float">
            <text:p>0,332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7017" calcext:value-type="float">
            <text:p>0,457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205" calcext:value-type="float">
            <text:p>0,252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203" calcext:value-type="float">
            <text:p>0,400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77199" calcext:value-type="float">
            <text:p>0,577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29481" calcext:value-type="float">
            <text:p>0,329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7031" calcext:value-type="float">
            <text:p>0,457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087" calcext:value-type="float">
            <text:p>0,251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264" calcext:value-type="float">
            <text:p>0,403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278" calcext:value-type="float">
            <text:p>0,404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146" calcext:value-type="float">
            <text:p>0,338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365" calcext:value-type="float">
            <text:p>0,460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707" calcext:value-type="float">
            <text:p>0,249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867" calcext:value-type="float">
            <text:p>0,406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155" calcext:value-type="float">
            <text:p>0,406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6599" calcext:value-type="float">
            <text:p>0,336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176" calcext:value-type="float">
            <text:p>0,460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621" calcext:value-type="float">
            <text:p>0,252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039" calcext:value-type="float">
            <text:p>0,407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698" calcext:value-type="float">
            <text:p>0,405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3036" calcext:value-type="float">
            <text:p>0,543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973" calcext:value-type="float">
            <text:p>0,460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612" calcext:value-type="float">
            <text:p>0,25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726" calcext:value-type="float">
            <text:p>0,402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826" calcext:value-type="float">
            <text:p>0,401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9326" calcext:value-type="float">
            <text:p>0,339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71" calcext:value-type="float">
            <text:p>0,46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719" calcext:value-type="float">
            <text:p>0,254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02" calcext:value-type="float">
            <text:p>0,40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934" calcext:value-type="float">
            <text:p>0,402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532" calcext:value-type="float">
            <text:p>0,330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733" calcext:value-type="float">
            <text:p>0,460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097" calcext:value-type="float">
            <text:p>0,251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745" calcext:value-type="float">
            <text:p>0,407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069" calcext:value-type="float">
            <text:p>0,400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05684" calcext:value-type="float">
            <text:p>0,505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608" calcext:value-type="float">
            <text:p>0,464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095" calcext:value-type="float">
            <text:p>0,255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724" calcext:value-type="float">
            <text:p>0,405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088" calcext:value-type="float">
            <text:p>0,401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3438" calcext:value-type="float">
            <text:p>0,333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2273" calcext:value-type="float">
            <text:p>0,4722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795" calcext:value-type="float">
            <text:p>0,253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4037" calcext:value-type="float">
            <text:p>0,394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8655" calcext:value-type="float">
            <text:p>0,398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413" calcext:value-type="float">
            <text:p>0,338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368" calcext:value-type="float">
            <text:p>0,463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182" calcext:value-type="float">
            <text:p>0,254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988" calcext:value-type="float">
            <text:p>0,40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808" calcext:value-type="float">
            <text:p>0,403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5615" calcext:value-type="float">
            <text:p>0,335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620694" calcext:value-type="float">
            <text:p>0,620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505" calcext:value-type="float">
            <text:p>0,249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875" calcext:value-type="float">
            <text:p>0,400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273" calcext:value-type="float">
            <text:p>0,405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2592" calcext:value-type="float">
            <text:p>0,332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72909" calcext:value-type="float">
            <text:p>0,47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7919" calcext:value-type="float">
            <text:p>0,247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283" calcext:value-type="float">
            <text:p>0,405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9263" calcext:value-type="float">
            <text:p>0,429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3771" calcext:value-type="float">
            <text:p>0,333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662" calcext:value-type="float">
            <text:p>0,460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7451" calcext:value-type="float">
            <text:p>0,257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8067" calcext:value-type="float">
            <text:p>0,398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32" calcext:value-type="float">
            <text:p>0,40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534" calcext:value-type="float">
            <text:p>0,338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172" calcext:value-type="float">
            <text:p>0,464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994" calcext:value-type="float">
            <text:p>0,250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797" calcext:value-type="float">
            <text:p>0,48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174" calcext:value-type="float">
            <text:p>0,409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3309" calcext:value-type="float">
            <text:p>0,343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317" calcext:value-type="float">
            <text:p>0,465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481" calcext:value-type="float">
            <text:p>0,254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229" calcext:value-type="float">
            <text:p>0,403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937" calcext:value-type="float">
            <text:p>0,39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6953" calcext:value-type="float">
            <text:p>0,336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331" calcext:value-type="float">
            <text:p>0,462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821" calcext:value-type="float">
            <text:p>0,252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933" calcext:value-type="float">
            <text:p>0,403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758" calcext:value-type="float">
            <text:p>0,403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0176" calcext:value-type="float">
            <text:p>0,340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466" calcext:value-type="float">
            <text:p>0,461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003" calcext:value-type="float">
            <text:p>0,252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6889" calcext:value-type="float">
            <text:p>0,496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306" calcext:value-type="float">
            <text:p>0,401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019" calcext:value-type="float">
            <text:p>0,344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5215" calcext:value-type="float">
            <text:p>0,455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642" calcext:value-type="float">
            <text:p>0,253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914" calcext:value-type="float">
            <text:p>0,404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572" calcext:value-type="float">
            <text:p>0,403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247" calcext:value-type="float">
            <text:p>0,3302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063" calcext:value-type="float">
            <text:p>0,467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61678" calcext:value-type="float">
            <text:p>0,261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793" calcext:value-type="float">
            <text:p>0,406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268" calcext:value-type="float">
            <text:p>0,401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0646" calcext:value-type="float">
            <text:p>0,330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017" calcext:value-type="float">
            <text:p>0,463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579" calcext:value-type="float">
            <text:p>0,252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656" calcext:value-type="float">
            <text:p>0,401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0871" calcext:value-type="float">
            <text:p>0,490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4608" calcext:value-type="float">
            <text:p>0,334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931" calcext:value-type="float">
            <text:p>0,467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12" calcext:value-type="float">
            <text:p>0,2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8353" calcext:value-type="float">
            <text:p>0,398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502" calcext:value-type="float">
            <text:p>0,405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3135" calcext:value-type="float">
            <text:p>0,333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832" calcext:value-type="float">
            <text:p>0,48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7327" calcext:value-type="float">
            <text:p>0,257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736" calcext:value-type="float">
            <text:p>0,403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382" calcext:value-type="float">
            <text:p>0,404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2562" calcext:value-type="float">
            <text:p>0,332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948" calcext:value-type="float">
            <text:p>0,4679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097" calcext:value-type="float">
            <text:p>0,249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8246" calcext:value-type="float">
            <text:p>0,408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8654" calcext:value-type="float">
            <text:p>0,498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992" calcext:value-type="float">
            <text:p>0,344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476" calcext:value-type="float">
            <text:p>0,465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7535" calcext:value-type="float">
            <text:p>0,257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291" calcext:value-type="float">
            <text:p>0,409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1338" calcext:value-type="float">
            <text:p>0,411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5433" calcext:value-type="float">
            <text:p>0,335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366" calcext:value-type="float">
            <text:p>0,462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639" calcext:value-type="float">
            <text:p>0,255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585" calcext:value-type="float">
            <text:p>0,410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8442" calcext:value-type="float">
            <text:p>0,408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9446" calcext:value-type="float">
            <text:p>0,339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671" calcext:value-type="float">
            <text:p>0,467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404" calcext:value-type="float">
            <text:p>0,25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056" calcext:value-type="float">
            <text:p>0,40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11067" calcext:value-type="float">
            <text:p>0,511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5893" calcext:value-type="float">
            <text:p>0,345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3669" calcext:value-type="float">
            <text:p>0,463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517" calcext:value-type="float">
            <text:p>0,252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555" calcext:value-type="float">
            <text:p>0,405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619" calcext:value-type="float">
            <text:p>0,409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3984" calcext:value-type="float">
            <text:p>0,343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8681" calcext:value-type="float">
            <text:p>0,458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987" calcext:value-type="float">
            <text:p>0,249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24" calcext:value-type="float">
            <text:p>0,41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5261" calcext:value-type="float">
            <text:p>0,415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5616" calcext:value-type="float">
            <text:p>0,345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8344" calcext:value-type="float">
            <text:p>0,458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597" calcext:value-type="float">
            <text:p>0,251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3935" calcext:value-type="float">
            <text:p>0,443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2138" calcext:value-type="float">
            <text:p>0,41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5666" calcext:value-type="float">
            <text:p>0,445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09" calcext:value-type="float">
            <text:p>0,46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431" calcext:value-type="float">
            <text:p>0,250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7831" calcext:value-type="float">
            <text:p>0,407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16" calcext:value-type="float">
            <text:p>0,40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2809" calcext:value-type="float">
            <text:p>0,3428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1986" calcext:value-type="float">
            <text:p>0,451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9103" calcext:value-type="float">
            <text:p>0,249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929" calcext:value-type="float">
            <text:p>0,40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846" calcext:value-type="float">
            <text:p>0,405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3667" calcext:value-type="float">
            <text:p>0,343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988" calcext:value-type="float">
            <text:p>0,465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817" calcext:value-type="float">
            <text:p>0,254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8475" calcext:value-type="float">
            <text:p>0,408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474" calcext:value-type="float">
            <text:p>0,410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741" calcext:value-type="float">
            <text:p>0,338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565934" calcext:value-type="float">
            <text:p>0,565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669" calcext:value-type="float">
            <text:p>0,250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8268" calcext:value-type="float">
            <text:p>0,408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8366" calcext:value-type="float">
            <text:p>0,418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9916" calcext:value-type="float">
            <text:p>0,3399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4665" calcext:value-type="float">
            <text:p>0,464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491" calcext:value-type="float">
            <text:p>0,251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7684" calcext:value-type="float">
            <text:p>0,397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512" calcext:value-type="float">
            <text:p>0,404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7129" calcext:value-type="float">
            <text:p>0,337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119" calcext:value-type="float">
            <text:p>0,462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315" calcext:value-type="float">
            <text:p>0,251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422" calcext:value-type="float">
            <text:p>0,402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013" calcext:value-type="float">
            <text:p>0,405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7279" calcext:value-type="float">
            <text:p>0,337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3746" calcext:value-type="float">
            <text:p>0,453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205" calcext:value-type="float">
            <text:p>0,341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5404" calcext:value-type="float">
            <text:p>0,395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0784" calcext:value-type="float">
            <text:p>0,410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38682" calcext:value-type="float">
            <text:p>0,338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8993" calcext:value-type="float">
            <text:p>0,458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963" calcext:value-type="float">
            <text:p>0,253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978" calcext:value-type="float">
            <text:p>0,400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668" calcext:value-type="float">
            <text:p>0,402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6103" calcext:value-type="float">
            <text:p>0,346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7432" calcext:value-type="float">
            <text:p>0,467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533" calcext:value-type="float">
            <text:p>0,254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56" calcext:value-type="float">
            <text:p>0,40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5629" calcext:value-type="float">
            <text:p>0,405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267" calcext:value-type="float">
            <text:p>0,342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9411" calcext:value-type="float">
            <text:p>0,459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989" calcext:value-type="float">
            <text:p>0,251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25405" calcext:value-type="float">
            <text:p>0,525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845" calcext:value-type="float">
            <text:p>0,400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2575" calcext:value-type="float">
            <text:p>0,3425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857" calcext:value-type="float">
            <text:p>0,461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0038" calcext:value-type="float">
            <text:p>0,250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618" calcext:value-type="float">
            <text:p>0,402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368" calcext:value-type="float">
            <text:p>0,401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102" calcext:value-type="float">
            <text:p>0,3411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5913" calcext:value-type="float">
            <text:p>0,455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3576" calcext:value-type="float">
            <text:p>0,253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514" calcext:value-type="float">
            <text:p>0,406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6038" calcext:value-type="float">
            <text:p>0,396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3197" calcext:value-type="float">
            <text:p>0,343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87314" calcext:value-type="float">
            <text:p>0,487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7271" calcext:value-type="float">
            <text:p>0,257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4182" calcext:value-type="float">
            <text:p>0,494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541" calcext:value-type="float">
            <text:p>0,400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2862" calcext:value-type="float">
            <text:p>0,3428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5434" calcext:value-type="float">
            <text:p>0,465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598" calcext:value-type="float">
            <text:p>0,254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612" calcext:value-type="float">
            <text:p>0,404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999" calcext:value-type="float">
            <text:p>0,400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503" calcext:value-type="float">
            <text:p>0,3415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2818" calcext:value-type="float">
            <text:p>0,462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1058" calcext:value-type="float">
            <text:p>0,251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7577" calcext:value-type="float">
            <text:p>0,437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25386" calcext:value-type="float">
            <text:p>0,525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6077" calcext:value-type="float">
            <text:p>0,426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1.10662" calcext:value-type="float">
            <text:p>1,10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574" calcext:value-type="float">
            <text:p>0,427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9221" calcext:value-type="float">
            <text:p>0,619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9587" calcext:value-type="float">
            <text:p>0,619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7017" calcext:value-type="float">
            <text:p>0,547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15674" calcext:value-type="float">
            <text:p>0,815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8256" calcext:value-type="float">
            <text:p>0,428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91809" calcext:value-type="float">
            <text:p>0,591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8956" calcext:value-type="float">
            <text:p>0,68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874" calcext:value-type="float">
            <text:p>0,5488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32004" calcext:value-type="float">
            <text:p>0,832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1143" calcext:value-type="float">
            <text:p>0,421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1553" calcext:value-type="float">
            <text:p>0,641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63498" calcext:value-type="float">
            <text:p>0,663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81472" calcext:value-type="float">
            <text:p>0,581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999065" calcext:value-type="float">
            <text:p>0,999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466" calcext:value-type="float">
            <text:p>0,427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7239" calcext:value-type="float">
            <text:p>0,647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34679" calcext:value-type="float">
            <text:p>0,534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19008" calcext:value-type="float">
            <text:p>0,819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1135" calcext:value-type="float">
            <text:p>0,421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3188" calcext:value-type="float">
            <text:p>0,643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814" calcext:value-type="float">
            <text:p>0,64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8731" calcext:value-type="float">
            <text:p>0,548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23302" calcext:value-type="float">
            <text:p>0,823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7789" calcext:value-type="float">
            <text:p>0,427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27535" calcext:value-type="float">
            <text:p>0,627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1174" calcext:value-type="float">
            <text:p>0,651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6749" calcext:value-type="float">
            <text:p>0,546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23787" calcext:value-type="float">
            <text:p>0,823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6404" calcext:value-type="float">
            <text:p>0,436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792702" calcext:value-type="float">
            <text:p>0,792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762407" calcext:value-type="float">
            <text:p>0,762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39239" calcext:value-type="float">
            <text:p>0,5392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59284" calcext:value-type="float">
            <text:p>0,859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66553" calcext:value-type="float">
            <text:p>0,466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9715" calcext:value-type="float">
            <text:p>0,649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41817" calcext:value-type="float">
            <text:p>0,641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15671" calcext:value-type="float">
            <text:p>0,615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35761" calcext:value-type="float">
            <text:p>0,835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18683" calcext:value-type="float">
            <text:p>0,418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7248" calcext:value-type="float">
            <text:p>0,657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55925" calcext:value-type="float">
            <text:p>0,655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1615" calcext:value-type="float">
            <text:p>0,541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33737" calcext:value-type="float">
            <text:p>0,833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5325" calcext:value-type="float">
            <text:p>0,435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755974" calcext:value-type="float">
            <text:p>0,755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635372" calcext:value-type="float">
            <text:p>0,635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540114" calcext:value-type="float">
            <text:p>0,540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816697" calcext:value-type="float">
            <text:p>0,816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9924" calcext:value-type="float">
            <text:p>0,449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8105" calcext:value-type="float">
            <text:p>0,438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23365" calcext:value-type="float">
            <text:p>0,423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89921" calcext:value-type="float">
            <text:p>0,389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8511" calcext:value-type="float">
            <text:p>0,468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8466" calcext:value-type="float">
            <text:p>0,248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5005" calcext:value-type="float">
            <text:p>0,395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4999" calcext:value-type="float">
            <text:p>0,44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3945" calcext:value-type="float">
            <text:p>0,343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8474" calcext:value-type="float">
            <text:p>0,468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4787" calcext:value-type="float">
            <text:p>0,254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573" calcext:value-type="float">
            <text:p>0,400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19" calcext:value-type="float">
            <text:p>0,40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604" calcext:value-type="float">
            <text:p>0,344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9411" calcext:value-type="float">
            <text:p>0,459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6901" calcext:value-type="float">
            <text:p>0,256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6891" calcext:value-type="float">
            <text:p>0,486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56" calcext:value-type="float">
            <text:p>0,40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635" calcext:value-type="float">
            <text:p>0,3416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1009" calcext:value-type="float">
            <text:p>0,451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5356" calcext:value-type="float">
            <text:p>0,255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1529" calcext:value-type="float">
            <text:p>0,401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8552" calcext:value-type="float">
            <text:p>0,408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83898" calcext:value-type="float">
            <text:p>0,383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8423" calcext:value-type="float">
            <text:p>0,458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52526" calcext:value-type="float">
            <text:p>0,252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9029" calcext:value-type="float">
            <text:p>0,399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2387" calcext:value-type="float">
            <text:p>0,402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6635" calcext:value-type="float">
            <text:p>0,3466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9565" calcext:value-type="float">
            <text:p>0,459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5749" calcext:value-type="float">
            <text:p>0,245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90391" calcext:value-type="float">
            <text:p>0,490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8611" calcext:value-type="float">
            <text:p>0,398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9301" calcext:value-type="float">
            <text:p>0,349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1739" calcext:value-type="float">
            <text:p>0,451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8797" calcext:value-type="float">
            <text:p>0,248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6284" calcext:value-type="float">
            <text:p>0,406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7048" calcext:value-type="float">
            <text:p>0,397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4753" calcext:value-type="float">
            <text:p>0,344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3391" calcext:value-type="float">
            <text:p>0,453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8694" calcext:value-type="float">
            <text:p>0,248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3049" calcext:value-type="float">
            <text:p>0,403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39335" calcext:value-type="float">
            <text:p>0,439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5794" calcext:value-type="float">
            <text:p>0,345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0452" calcext:value-type="float">
            <text:p>0,460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7024" calcext:value-type="float">
            <text:p>0,247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89014" calcext:value-type="float">
            <text:p>0,489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99335" calcext:value-type="float">
            <text:p>0,399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75" calcext:value-type="float">
            <text:p>0,34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57168" calcext:value-type="float">
            <text:p>0,457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248941" calcext:value-type="float">
            <text:p>0,248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0564" calcext:value-type="float">
            <text:p>0,400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404325" calcext:value-type="float">
            <text:p>0,404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341435" calcext:value-type="float">
            <text:p>0,341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461792" calcext:value-type="float">
            <text:p>0,461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0682" calcext:value-type="float">
            <text:p>0,700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1322" calcext:value-type="float">
            <text:p>0,861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7831" calcext:value-type="float">
            <text:p>0,957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5479" calcext:value-type="float">
            <text:p>0,565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596" calcext:value-type="float">
            <text:p>1,29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402" calcext:value-type="float">
            <text:p>0,39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4312" calcext:value-type="float">
            <text:p>0,824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6798" calcext:value-type="float">
            <text:p>0,856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6795" calcext:value-type="float">
            <text:p>0,566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746" calcext:value-type="float">
            <text:p>1,29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771" calcext:value-type="float">
            <text:p>0,400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769" calcext:value-type="float">
            <text:p>0,930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6294" calcext:value-type="float">
            <text:p>0,866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357" calcext:value-type="float">
            <text:p>0,57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116" calcext:value-type="float">
            <text:p>1,33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208" calcext:value-type="float">
            <text:p>0,403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4947" calcext:value-type="float">
            <text:p>0,844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6718" calcext:value-type="float">
            <text:p>0,866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49497" calcext:value-type="float">
            <text:p>0,6494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665" calcext:value-type="float">
            <text:p>1,29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379" calcext:value-type="float">
            <text:p>0,400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749" calcext:value-type="float">
            <text:p>0,83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0286" calcext:value-type="float">
            <text:p>0,850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2721" calcext:value-type="float">
            <text:p>0,5627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02" calcext:value-type="float">
            <text:p>1,3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33" calcext:value-type="float">
            <text:p>0,40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7569" calcext:value-type="float">
            <text:p>0,947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9318" calcext:value-type="float">
            <text:p>0,879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3223" calcext:value-type="float">
            <text:p>0,5732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366" calcext:value-type="float">
            <text:p>1,34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343" calcext:value-type="float">
            <text:p>0,399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6216" calcext:value-type="float">
            <text:p>0,966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659" calcext:value-type="float">
            <text:p>0,896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1795" calcext:value-type="float">
            <text:p>0,561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9407" calcext:value-type="float">
            <text:p>1,49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31" calcext:value-type="float">
            <text:p>0,39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7244" calcext:value-type="float">
            <text:p>0,857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71378" calcext:value-type="float">
            <text:p>0,971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425" calcext:value-type="float">
            <text:p>0,59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983" calcext:value-type="float">
            <text:p>1,32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47" calcext:value-type="float">
            <text:p>0,40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7262" calcext:value-type="float">
            <text:p>0,877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1978" calcext:value-type="float">
            <text:p>0,94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473" calcext:value-type="float">
            <text:p>0,57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415" calcext:value-type="float">
            <text:p>1,31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654" calcext:value-type="float">
            <text:p>0,401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4416" calcext:value-type="float">
            <text:p>0,914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444" calcext:value-type="float">
            <text:p>0,995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9388" calcext:value-type="float">
            <text:p>0,599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2.2659" calcext:value-type="float">
            <text:p>2,2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504" calcext:value-type="float">
            <text:p>1,00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801" calcext:value-type="float">
            <text:p>1,35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16445" calcext:value-type="float">
            <text:p>1,16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7442" calcext:value-type="float">
            <text:p>0,6774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94441" calcext:value-type="float">
            <text:p>1,94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6184" calcext:value-type="float">
            <text:p>0,576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723" calcext:value-type="float">
            <text:p>1,23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4631" calcext:value-type="float">
            <text:p>1,4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68537" calcext:value-type="float">
            <text:p>0,6685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83344" calcext:value-type="float">
            <text:p>1,83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2584" calcext:value-type="float">
            <text:p>0,462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3254" calcext:value-type="float">
            <text:p>0,893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793" calcext:value-type="float">
            <text:p>1,0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59784" calcext:value-type="float">
            <text:p>0,659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8233" calcext:value-type="float">
            <text:p>1,38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765" calcext:value-type="float">
            <text:p>0,400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8051" calcext:value-type="float">
            <text:p>0,878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743" calcext:value-type="float">
            <text:p>0,889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7572" calcext:value-type="float">
            <text:p>0,5775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7619" calcext:value-type="float">
            <text:p>1,37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9" calcext:value-type="float">
            <text:p>0,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4508" calcext:value-type="float">
            <text:p>0,944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324" calcext:value-type="float">
            <text:p>0,89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9875" calcext:value-type="float">
            <text:p>0,579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51" calcext:value-type="float">
            <text:p>1,3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777" calcext:value-type="float">
            <text:p>0,396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52" calcext:value-type="float">
            <text:p>0,84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1426" calcext:value-type="float">
            <text:p>0,961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2608" calcext:value-type="float">
            <text:p>0,572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869" calcext:value-type="float">
            <text:p>1,30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891" calcext:value-type="float">
            <text:p>0,404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4647" calcext:value-type="float">
            <text:p>0,834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202" calcext:value-type="float">
            <text:p>0,849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149" calcext:value-type="float">
            <text:p>0,57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295" calcext:value-type="float">
            <text:p>1,32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239" calcext:value-type="float">
            <text:p>0,405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669" calcext:value-type="float">
            <text:p>0,930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3171" calcext:value-type="float">
            <text:p>0,853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3149" calcext:value-type="float">
            <text:p>0,563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011" calcext:value-type="float">
            <text:p>1,34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222" calcext:value-type="float">
            <text:p>0,401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4816" calcext:value-type="float">
            <text:p>0,834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7708" calcext:value-type="float">
            <text:p>0,857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56834" calcext:value-type="float">
            <text:p>0,6568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287" calcext:value-type="float">
            <text:p>1,29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876" calcext:value-type="float">
            <text:p>0,402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0803" calcext:value-type="float">
            <text:p>0,830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607" calcext:value-type="float">
            <text:p>0,865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4412" calcext:value-type="float">
            <text:p>0,574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8019" calcext:value-type="float">
            <text:p>1,28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84" calcext:value-type="float">
            <text:p>0,401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574" calcext:value-type="float">
            <text:p>0,930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332" calcext:value-type="float">
            <text:p>0,85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0192" calcext:value-type="float">
            <text:p>0,5701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085" calcext:value-type="float">
            <text:p>1,31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5007" calcext:value-type="float">
            <text:p>0,445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8868" calcext:value-type="float">
            <text:p>0,838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9423" calcext:value-type="float">
            <text:p>0,859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2209" calcext:value-type="float">
            <text:p>0,572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0709" calcext:value-type="float">
            <text:p>1,40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827" calcext:value-type="float">
            <text:p>0,404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2493" calcext:value-type="float">
            <text:p>0,842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3569" calcext:value-type="float">
            <text:p>0,853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3472" calcext:value-type="float">
            <text:p>0,563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531" calcext:value-type="float">
            <text:p>1,32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952" calcext:value-type="float">
            <text:p>0,404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0799" calcext:value-type="float">
            <text:p>0,830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105" calcext:value-type="float">
            <text:p>0,94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4193" calcext:value-type="float">
            <text:p>0,564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941" calcext:value-type="float">
            <text:p>1,31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332" calcext:value-type="float">
            <text:p>0,406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116" calcext:value-type="float">
            <text:p>0,84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395" calcext:value-type="float">
            <text:p>0,869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4035" calcext:value-type="float">
            <text:p>0,564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2045" calcext:value-type="float">
            <text:p>1,42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932" calcext:value-type="float">
            <text:p>0,401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3368" calcext:value-type="float">
            <text:p>0,833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513" calcext:value-type="float">
            <text:p>0,865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8258" calcext:value-type="float">
            <text:p>0,568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089" calcext:value-type="float">
            <text:p>1,30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6" calcext:value-type="float">
            <text:p>0,4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8059" calcext:value-type="float">
            <text:p>0,858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805" calcext:value-type="float">
            <text:p>0,96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1883" calcext:value-type="float">
            <text:p>0,5718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057" calcext:value-type="float">
            <text:p>1,3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58" calcext:value-type="float">
            <text:p>0,40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6312" calcext:value-type="float">
            <text:p>0,856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3698" calcext:value-type="float">
            <text:p>0,883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7398" calcext:value-type="float">
            <text:p>0,5673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589" calcext:value-type="float">
            <text:p>1,315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156" calcext:value-type="float">
            <text:p>0,400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7601" calcext:value-type="float">
            <text:p>0,957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804" calcext:value-type="float">
            <text:p>0,89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9896" calcext:value-type="float">
            <text:p>0,5798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495" calcext:value-type="float">
            <text:p>1,33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129" calcext:value-type="float">
            <text:p>0,40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534" calcext:value-type="float">
            <text:p>0,855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0485" calcext:value-type="float">
            <text:p>0,990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3122" calcext:value-type="float">
            <text:p>0,5731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527" calcext:value-type="float">
            <text:p>1,32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623" calcext:value-type="float">
            <text:p>0,402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6578" calcext:value-type="float">
            <text:p>0,866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6559" calcext:value-type="float">
            <text:p>0,886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1349" calcext:value-type="float">
            <text:p>0,571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744" calcext:value-type="float">
            <text:p>1,31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423" calcext:value-type="float">
            <text:p>0,406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8557" calcext:value-type="float">
            <text:p>0,94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3072" calcext:value-type="float">
            <text:p>0,853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11" calcext:value-type="float">
            <text:p>0,58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404" calcext:value-type="float">
            <text:p>1,29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458" calcext:value-type="float">
            <text:p>0,404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32" calcext:value-type="float">
            <text:p>0,8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7889" calcext:value-type="float">
            <text:p>0,857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8796" calcext:value-type="float">
            <text:p>0,5687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9547" calcext:value-type="float">
            <text:p>1,39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341" calcext:value-type="float">
            <text:p>0,410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0711" calcext:value-type="float">
            <text:p>0,830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8468" calcext:value-type="float">
            <text:p>0,858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2827" calcext:value-type="float">
            <text:p>0,572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155" calcext:value-type="float">
            <text:p>1,32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323" calcext:value-type="float">
            <text:p>0,403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0187" calcext:value-type="float">
            <text:p>0,840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54" calcext:value-type="float">
            <text:p>0,9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2168" calcext:value-type="float">
            <text:p>0,572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394" calcext:value-type="float">
            <text:p>1,32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957" calcext:value-type="float">
            <text:p>0,401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443" calcext:value-type="float">
            <text:p>0,83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8316" calcext:value-type="float">
            <text:p>0,868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2904" calcext:value-type="float">
            <text:p>0,562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3438" calcext:value-type="float">
            <text:p>1,43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22" calcext:value-type="float">
            <text:p>0,41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6278" calcext:value-type="float">
            <text:p>0,836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136" calcext:value-type="float">
            <text:p>0,87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7033" calcext:value-type="float">
            <text:p>0,567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75" calcext:value-type="float">
            <text:p>1,3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663" calcext:value-type="float">
            <text:p>0,40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7908" calcext:value-type="float">
            <text:p>0,847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7242" calcext:value-type="float">
            <text:p>0,967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5434" calcext:value-type="float">
            <text:p>0,565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591" calcext:value-type="float">
            <text:p>1,32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715" calcext:value-type="float">
            <text:p>0,396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1015" calcext:value-type="float">
            <text:p>0,851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562" calcext:value-type="float">
            <text:p>0,869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8367" calcext:value-type="float">
            <text:p>0,558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119" calcext:value-type="float">
            <text:p>1,34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516" calcext:value-type="float">
            <text:p>0,399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8691" calcext:value-type="float">
            <text:p>0,938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848" calcext:value-type="float">
            <text:p>0,876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3805" calcext:value-type="float">
            <text:p>0,5738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571" calcext:value-type="float">
            <text:p>1,31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291" calcext:value-type="float">
            <text:p>0,405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6134" calcext:value-type="float">
            <text:p>0,846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4119" calcext:value-type="float">
            <text:p>0,984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1496" calcext:value-type="float">
            <text:p>0,5814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062" calcext:value-type="float">
            <text:p>0,399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499" calcext:value-type="float">
            <text:p>0,869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2724" calcext:value-type="float">
            <text:p>0,892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5483" calcext:value-type="float">
            <text:p>0,575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7204" calcext:value-type="float">
            <text:p>1,37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" calcext:value-type="float">
            <text:p>0,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7569" calcext:value-type="float">
            <text:p>0,987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6913" calcext:value-type="float">
            <text:p>0,886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9048" calcext:value-type="float">
            <text:p>0,579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425" calcext:value-type="float">
            <text:p>1,33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283" calcext:value-type="float">
            <text:p>0,404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423" calcext:value-type="float">
            <text:p>0,876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7455" calcext:value-type="float">
            <text:p>0,907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712111" calcext:value-type="float">
            <text:p>0,712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805" calcext:value-type="float">
            <text:p>1,31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8311" calcext:value-type="float">
            <text:p>0,39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1681" calcext:value-type="float">
            <text:p>0,841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592" calcext:value-type="float">
            <text:p>0,890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1448" calcext:value-type="float">
            <text:p>0,571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8906" calcext:value-type="float">
            <text:p>1,28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778" calcext:value-type="float">
            <text:p>0,402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1928" calcext:value-type="float">
            <text:p>0,961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3252" calcext:value-type="float">
            <text:p>0,883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69296" calcext:value-type="float">
            <text:p>0,569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879" calcext:value-type="float">
            <text:p>1,29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989" calcext:value-type="float">
            <text:p>0,402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8324" calcext:value-type="float">
            <text:p>0,898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7925" calcext:value-type="float">
            <text:p>0,907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5446" calcext:value-type="float">
            <text:p>0,575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0151" calcext:value-type="float">
            <text:p>1,40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591" calcext:value-type="float">
            <text:p>0,404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4169" calcext:value-type="float">
            <text:p>0,844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8261" calcext:value-type="float">
            <text:p>0,858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2071" calcext:value-type="float">
            <text:p>0,582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209" calcext:value-type="float">
            <text:p>1,34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057" calcext:value-type="float">
            <text:p>0,399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3099" calcext:value-type="float">
            <text:p>0,843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5245" calcext:value-type="float">
            <text:p>0,965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5073" calcext:value-type="float">
            <text:p>0,585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323" calcext:value-type="float">
            <text:p>1,35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335" calcext:value-type="float">
            <text:p>0,410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493" calcext:value-type="float">
            <text:p>0,839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96" calcext:value-type="float">
            <text:p>0,87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537" calcext:value-type="float">
            <text:p>0,5805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4323" calcext:value-type="float">
            <text:p>1,44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011" calcext:value-type="float">
            <text:p>0,406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5063" calcext:value-type="float">
            <text:p>0,845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5065" calcext:value-type="float">
            <text:p>0,885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1484" calcext:value-type="float">
            <text:p>0,591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28" calcext:value-type="float">
            <text:p>1,3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521" calcext:value-type="float">
            <text:p>0,405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8357" calcext:value-type="float">
            <text:p>0,838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224" calcext:value-type="float">
            <text:p>1,0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7313" calcext:value-type="float">
            <text:p>0,587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384" calcext:value-type="float">
            <text:p>1,29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141" calcext:value-type="float">
            <text:p>0,403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867" calcext:value-type="float">
            <text:p>0,849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462" calcext:value-type="float">
            <text:p>0,90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2473" calcext:value-type="float">
            <text:p>0,582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6675" calcext:value-type="float">
            <text:p>1,36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5217" calcext:value-type="float">
            <text:p>0,415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9102" calcext:value-type="float">
            <text:p>0,879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4298" calcext:value-type="float">
            <text:p>0,964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8115" calcext:value-type="float">
            <text:p>0,5881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996" calcext:value-type="float">
            <text:p>1,32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782" calcext:value-type="float">
            <text:p>0,399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2516" calcext:value-type="float">
            <text:p>0,862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866" calcext:value-type="float">
            <text:p>0,890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3164" calcext:value-type="float">
            <text:p>0,583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7615" calcext:value-type="float">
            <text:p>1,47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178" calcext:value-type="float">
            <text:p>0,405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2942" calcext:value-type="float">
            <text:p>0,842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514" calcext:value-type="float">
            <text:p>0,876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2991" calcext:value-type="float">
            <text:p>0,6029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852" calcext:value-type="float">
            <text:p>1,32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675" calcext:value-type="float">
            <text:p>0,399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9147" calcext:value-type="float">
            <text:p>0,829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4927" calcext:value-type="float">
            <text:p>0,964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4327" calcext:value-type="float">
            <text:p>0,594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802" calcext:value-type="float">
            <text:p>1,32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976" calcext:value-type="float">
            <text:p>0,399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042" calcext:value-type="float">
            <text:p>0,874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3941" calcext:value-type="float">
            <text:p>0,873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862" calcext:value-type="float">
            <text:p>0,588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849" calcext:value-type="float">
            <text:p>1,33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331" calcext:value-type="float">
            <text:p>0,402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45532" calcext:value-type="float">
            <text:p>0,945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0242" calcext:value-type="float">
            <text:p>0,890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7751" calcext:value-type="float">
            <text:p>0,587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743" calcext:value-type="float">
            <text:p>1,34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9703" calcext:value-type="float">
            <text:p>0,409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004" calcext:value-type="float">
            <text:p>0,85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7973" calcext:value-type="float">
            <text:p>0,997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0486" calcext:value-type="float">
            <text:p>0,6004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085" calcext:value-type="float">
            <text:p>1,29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248" calcext:value-type="float">
            <text:p>0,401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8366" calcext:value-type="float">
            <text:p>0,82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3038" calcext:value-type="float">
            <text:p>0,873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748" calcext:value-type="float">
            <text:p>0,5807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035" calcext:value-type="float">
            <text:p>1,34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277" calcext:value-type="float">
            <text:p>0,400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631" calcext:value-type="float">
            <text:p>0,95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9252" calcext:value-type="float">
            <text:p>0,879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14" calcext:value-type="float">
            <text:p>0,58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503" calcext:value-type="float">
            <text:p>1,32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549" calcext:value-type="float">
            <text:p>0,400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9555" calcext:value-type="float">
            <text:p>0,869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4723" calcext:value-type="float">
            <text:p>0,884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92083" calcext:value-type="float">
            <text:p>0,692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6275" calcext:value-type="float">
            <text:p>1,36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863" calcext:value-type="float">
            <text:p>0,402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9201" calcext:value-type="float">
            <text:p>0,849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6517" calcext:value-type="float">
            <text:p>0,886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6466" calcext:value-type="float">
            <text:p>0,586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218" calcext:value-type="float">
            <text:p>1,30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151" calcext:value-type="float">
            <text:p>0,400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8861" calcext:value-type="float">
            <text:p>0,928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936" calcext:value-type="float">
            <text:p>0,865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1989" calcext:value-type="float">
            <text:p>0,581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148" calcext:value-type="float">
            <text:p>1,32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5993" calcext:value-type="float">
            <text:p>0,435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4023" calcext:value-type="float">
            <text:p>0,834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9368" calcext:value-type="float">
            <text:p>0,859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9909" calcext:value-type="float">
            <text:p>0,6099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65842" calcext:value-type="float">
            <text:p>1,65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736" calcext:value-type="float">
            <text:p>0,404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8222" calcext:value-type="float">
            <text:p>0,888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6586" calcext:value-type="float">
            <text:p>0,916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1329" calcext:value-type="float">
            <text:p>0,8413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856" calcext:value-type="float">
            <text:p>1,3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463" calcext:value-type="float">
            <text:p>0,400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2199" calcext:value-type="float">
            <text:p>0,892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0559" calcext:value-type="float">
            <text:p>0,980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0677" calcext:value-type="float">
            <text:p>0,630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252" calcext:value-type="float">
            <text:p>1,33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882" calcext:value-type="float">
            <text:p>0,407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8849" calcext:value-type="float">
            <text:p>0,848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156" calcext:value-type="float">
            <text:p>0,889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1778" calcext:value-type="float">
            <text:p>0,591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7858" calcext:value-type="float">
            <text:p>1,47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546" calcext:value-type="float">
            <text:p>0,402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5278" calcext:value-type="float">
            <text:p>0,845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0104" calcext:value-type="float">
            <text:p>0,880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3457" calcext:value-type="float">
            <text:p>0,583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066" calcext:value-type="float">
            <text:p>1,35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703" calcext:value-type="float">
            <text:p>0,399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5874" calcext:value-type="float">
            <text:p>0,875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38" calcext:value-type="float">
            <text:p>1,00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56" calcext:value-type="float">
            <text:p>0,5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837" calcext:value-type="float">
            <text:p>1,31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327" calcext:value-type="float">
            <text:p>0,403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273" calcext:value-type="float">
            <text:p>0,85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3444" calcext:value-type="float">
            <text:p>0,913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7327" calcext:value-type="float">
            <text:p>0,587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585" calcext:value-type="float">
            <text:p>1,34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269" calcext:value-type="float">
            <text:p>0,411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7731" calcext:value-type="float">
            <text:p>0,927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0392" calcext:value-type="float">
            <text:p>0,860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8696" calcext:value-type="float">
            <text:p>0,5886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746" calcext:value-type="float">
            <text:p>1,33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8562" calcext:value-type="float">
            <text:p>0,408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6207" calcext:value-type="float">
            <text:p>0,856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448" calcext:value-type="float">
            <text:p>0,889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84702" calcext:value-type="float">
            <text:p>0,6847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986" calcext:value-type="float">
            <text:p>1,31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63" calcext:value-type="float">
            <text:p>0,401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0205" calcext:value-type="float">
            <text:p>0,850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398" calcext:value-type="float">
            <text:p>0,876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0428" calcext:value-type="float">
            <text:p>0,5904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131" calcext:value-type="float">
            <text:p>1,34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3225" calcext:value-type="float">
            <text:p>0,423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0579" calcext:value-type="float">
            <text:p>0,930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6373" calcext:value-type="float">
            <text:p>0,846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7373" calcext:value-type="float">
            <text:p>0,5773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123" calcext:value-type="float">
            <text:p>1,31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684" calcext:value-type="float">
            <text:p>0,399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4107" calcext:value-type="float">
            <text:p>0,844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2269" calcext:value-type="float">
            <text:p>0,862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2778" calcext:value-type="float">
            <text:p>0,572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4206" calcext:value-type="float">
            <text:p>1,44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786" calcext:value-type="float">
            <text:p>0,402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2912" calcext:value-type="float">
            <text:p>0,852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2689" calcext:value-type="float">
            <text:p>0,882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858" calcext:value-type="float">
            <text:p>0,580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076" calcext:value-type="float">
            <text:p>1,32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389" calcext:value-type="float">
            <text:p>0,400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35" calcext:value-type="float">
            <text:p>0,85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833" calcext:value-type="float">
            <text:p>0,96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1024" calcext:value-type="float">
            <text:p>0,591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406" calcext:value-type="float">
            <text:p>1,35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996" calcext:value-type="float">
            <text:p>0,399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059" calcext:value-type="float">
            <text:p>0,855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296" calcext:value-type="float">
            <text:p>0,865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9378" calcext:value-type="float">
            <text:p>0,579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1467" calcext:value-type="float">
            <text:p>1,41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429" calcext:value-type="float">
            <text:p>0,406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5777" calcext:value-type="float">
            <text:p>0,835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156" calcext:value-type="float">
            <text:p>0,865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3271" calcext:value-type="float">
            <text:p>0,5832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791" calcext:value-type="float">
            <text:p>1,32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373" calcext:value-type="float">
            <text:p>0,401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7704" calcext:value-type="float">
            <text:p>0,917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333" calcext:value-type="float">
            <text:p>1,00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4882" calcext:value-type="float">
            <text:p>0,594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364" calcext:value-type="float">
            <text:p>1,35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645" calcext:value-type="float">
            <text:p>0,404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7747" calcext:value-type="float">
            <text:p>0,847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2491" calcext:value-type="float">
            <text:p>0,922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1814" calcext:value-type="float">
            <text:p>0,631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371" calcext:value-type="float">
            <text:p>1,32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7967" calcext:value-type="float">
            <text:p>0,427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6161" calcext:value-type="float">
            <text:p>0,906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333" calcext:value-type="float">
            <text:p>0,91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53" calcext:value-type="float">
            <text:p>0,58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923" calcext:value-type="float">
            <text:p>1,29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8598" calcext:value-type="float">
            <text:p>0,418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81297" calcext:value-type="float">
            <text:p>0,98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.00983" calcext:value-type="float">
            <text:p>1,00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048" calcext:value-type="float">
            <text:p>0,6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9" calcext:value-type="float">
            <text:p>1,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341" calcext:value-type="float">
            <text:p>0,401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4333" calcext:value-type="float">
            <text:p>0,844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7978" calcext:value-type="float">
            <text:p>0,887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2806" calcext:value-type="float">
            <text:p>0,5928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63" calcext:value-type="float">
            <text:p>1,3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562" calcext:value-type="float">
            <text:p>0,405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9307" calcext:value-type="float">
            <text:p>0,919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1" calcext:value-type="float">
            <text:p>0,8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90746" calcext:value-type="float">
            <text:p>0,590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7325" calcext:value-type="float">
            <text:p>1,3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75" calcext:value-type="float">
            <text:p>0,40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65" calcext:value-type="float">
            <text:p>0,83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4262" calcext:value-type="float">
            <text:p>0,874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0629" calcext:value-type="float">
            <text:p>0,6706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234" calcext:value-type="float">
            <text:p>1,32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8664" calcext:value-type="float">
            <text:p>0,408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18406" calcext:value-type="float">
            <text:p>0,818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4314" calcext:value-type="float">
            <text:p>0,864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6787" calcext:value-type="float">
            <text:p>0,5867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3" calcext:value-type="float">
            <text:p>1,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8839" calcext:value-type="float">
            <text:p>0,408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5554" calcext:value-type="float">
            <text:p>0,895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346" calcext:value-type="float">
            <text:p>0,855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4709" calcext:value-type="float">
            <text:p>0,5847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698" calcext:value-type="float">
            <text:p>1,31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94" calcext:value-type="float">
            <text:p>0,40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7438" calcext:value-type="float">
            <text:p>0,837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7297" calcext:value-type="float">
            <text:p>0,857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9774" calcext:value-type="float">
            <text:p>0,589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40588" calcext:value-type="float">
            <text:p>1,40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832" calcext:value-type="float">
            <text:p>0,399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8043" calcext:value-type="float">
            <text:p>0,828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47945" calcext:value-type="float">
            <text:p>0,847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0911" calcext:value-type="float">
            <text:p>0,5809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2573" calcext:value-type="float">
            <text:p>1,32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317" calcext:value-type="float">
            <text:p>0,403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5554" calcext:value-type="float">
            <text:p>0,865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6654" calcext:value-type="float">
            <text:p>0,926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7293" calcext:value-type="float">
            <text:p>0,577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611" calcext:value-type="float">
            <text:p>1,29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968" calcext:value-type="float">
            <text:p>0,403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8323" calcext:value-type="float">
            <text:p>0,828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7564" calcext:value-type="float">
            <text:p>0,857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8251" calcext:value-type="float">
            <text:p>0,5782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8216" calcext:value-type="float">
            <text:p>1,38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01" calcext:value-type="float">
            <text:p>0,401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7094" calcext:value-type="float">
            <text:p>0,837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403" calcext:value-type="float">
            <text:p>0,86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2155" calcext:value-type="float">
            <text:p>0,5821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29954" calcext:value-type="float">
            <text:p>1,29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768" calcext:value-type="float">
            <text:p>0,402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668" calcext:value-type="float">
            <text:p>0,839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4981" calcext:value-type="float">
            <text:p>0,924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77328" calcext:value-type="float">
            <text:p>0,577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889" calcext:value-type="float">
            <text:p>1,30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952" calcext:value-type="float">
            <text:p>0,399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34" calcext:value-type="float">
            <text:p>0,83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3076" calcext:value-type="float">
            <text:p>0,863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3788" calcext:value-type="float">
            <text:p>0,5837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409" calcext:value-type="float">
            <text:p>1,34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072" calcext:value-type="float">
            <text:p>0,405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6888" calcext:value-type="float">
            <text:p>0,906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0205" calcext:value-type="float">
            <text:p>0,860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5495" calcext:value-type="float">
            <text:p>0,585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287" calcext:value-type="float">
            <text:p>1,33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211" calcext:value-type="float">
            <text:p>0,404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39724" calcext:value-type="float">
            <text:p>0,839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68412" calcext:value-type="float">
            <text:p>0,868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8188" calcext:value-type="float">
            <text:p>0,681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0266" calcext:value-type="float">
            <text:p>1,30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688" calcext:value-type="float">
            <text:p>0,402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9856" calcext:value-type="float">
            <text:p>0,829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5298" calcext:value-type="float">
            <text:p>0,855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82919" calcext:value-type="float">
            <text:p>0,5829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1.31362" calcext:value-type="float">
            <text:p>1,31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3416" calcext:value-type="float">
            <text:p>0,633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208" calcext:value-type="float">
            <text:p>1,18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035" calcext:value-type="float">
            <text:p>1,13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8992" calcext:value-type="float">
            <text:p>0,738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093" calcext:value-type="float">
            <text:p>1,81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164" calcext:value-type="float">
            <text:p>0,536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09" calcext:value-type="float">
            <text:p>1,0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9227" calcext:value-type="float">
            <text:p>1,19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3405" calcext:value-type="float">
            <text:p>0,7234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944" calcext:value-type="float">
            <text:p>1,81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0335" calcext:value-type="float">
            <text:p>0,530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568" calcext:value-type="float">
            <text:p>1,07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0283" calcext:value-type="float">
            <text:p>1,2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12339" calcext:value-type="float">
            <text:p>0,7123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0702" calcext:value-type="float">
            <text:p>1,80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683" calcext:value-type="float">
            <text:p>0,537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692" calcext:value-type="float">
            <text:p>1,06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473" calcext:value-type="float">
            <text:p>1,12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5708" calcext:value-type="float">
            <text:p>0,7357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659" calcext:value-type="float">
            <text:p>1,89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318" calcext:value-type="float">
            <text:p>0,539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779" calcext:value-type="float">
            <text:p>1,08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876" calcext:value-type="float">
            <text:p>1,12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4914" calcext:value-type="float">
            <text:p>0,734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232" calcext:value-type="float">
            <text:p>1,81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287" calcext:value-type="float">
            <text:p>0,533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212" calcext:value-type="float">
            <text:p>1,15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489" calcext:value-type="float">
            <text:p>1,13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3599" calcext:value-type="float">
            <text:p>0,733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982" calcext:value-type="float">
            <text:p>1,83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2008" calcext:value-type="float">
            <text:p>0,542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703" calcext:value-type="float">
            <text:p>1,06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9988" calcext:value-type="float">
            <text:p>1,19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524" calcext:value-type="float">
            <text:p>0,73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2.44826" calcext:value-type="float">
            <text:p>2,44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20792" calcext:value-type="float">
            <text:p>0,820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35686" calcext:value-type="float">
            <text:p>1,35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3039" calcext:value-type="float">
            <text:p>1,23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0284" calcext:value-type="float">
            <text:p>0,8102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553" calcext:value-type="float">
            <text:p>1,88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123" calcext:value-type="float">
            <text:p>0,540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645" calcext:value-type="float">
            <text:p>1,08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709" calcext:value-type="float">
            <text:p>1,2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8846" calcext:value-type="float">
            <text:p>0,758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1017" calcext:value-type="float">
            <text:p>1,91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157" calcext:value-type="float">
            <text:p>0,535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411" calcext:value-type="float">
            <text:p>1,06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072" calcext:value-type="float">
            <text:p>1,12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7994" calcext:value-type="float">
            <text:p>0,747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369" calcext:value-type="float">
            <text:p>1,85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1454" calcext:value-type="float">
            <text:p>0,541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003" calcext:value-type="float">
            <text:p>1,15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819" calcext:value-type="float">
            <text:p>1,13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8427" calcext:value-type="float">
            <text:p>0,768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034" calcext:value-type="float">
            <text:p>1,85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501" calcext:value-type="float">
            <text:p>0,533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25" calcext:value-type="float">
            <text:p>1,05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7647" calcext:value-type="float">
            <text:p>1,17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4671" calcext:value-type="float">
            <text:p>0,724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2201" calcext:value-type="float">
            <text:p>1,82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735" calcext:value-type="float">
            <text:p>0,539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99" calcext:value-type="float">
            <text:p>1,05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9784" calcext:value-type="float">
            <text:p>1,19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6854" calcext:value-type="float">
            <text:p>0,736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155" calcext:value-type="float">
            <text:p>1,85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4616" calcext:value-type="float">
            <text:p>0,534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457" calcext:value-type="float">
            <text:p>1,06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218" calcext:value-type="float">
            <text:p>1,11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8219" calcext:value-type="float">
            <text:p>0,7282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208" calcext:value-type="float">
            <text:p>1,90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106" calcext:value-type="float">
            <text:p>0,538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222" calcext:value-type="float">
            <text:p>1,05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382" calcext:value-type="float">
            <text:p>1,13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3559" calcext:value-type="float">
            <text:p>0,733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165" calcext:value-type="float">
            <text:p>1,85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079" calcext:value-type="float">
            <text:p>0,533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064" calcext:value-type="float">
            <text:p>1,14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958" calcext:value-type="float">
            <text:p>1,08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0649" calcext:value-type="float">
            <text:p>0,7406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087" calcext:value-type="float">
            <text:p>1,81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628" calcext:value-type="float">
            <text:p>0,539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671" calcext:value-type="float">
            <text:p>1,08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1958" calcext:value-type="float">
            <text:p>1,21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99965" calcext:value-type="float">
            <text:p>0,7999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992" calcext:value-type="float">
            <text:p>1,86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194" calcext:value-type="float">
            <text:p>0,538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548" calcext:value-type="float">
            <text:p>1,10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248" calcext:value-type="float">
            <text:p>1,2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0737" calcext:value-type="float">
            <text:p>0,750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482" calcext:value-type="float">
            <text:p>1,84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1229" calcext:value-type="float">
            <text:p>0,541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03" calcext:value-type="float">
            <text:p>1,06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458" calcext:value-type="float">
            <text:p>1,13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748" calcext:value-type="float">
            <text:p>0,737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2047" calcext:value-type="float">
            <text:p>1,92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35" calcext:value-type="float">
            <text:p>0,53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88" calcext:value-type="float">
            <text:p>1,06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496" calcext:value-type="float">
            <text:p>1,14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3147" calcext:value-type="float">
            <text:p>0,753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2095" calcext:value-type="float">
            <text:p>1,82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616" calcext:value-type="float">
            <text:p>0,540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58" calcext:value-type="float">
            <text:p>1,1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852" calcext:value-type="float">
            <text:p>1,13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5483" calcext:value-type="float">
            <text:p>0,755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035" calcext:value-type="float">
            <text:p>1,86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315" calcext:value-type="float">
            <text:p>0,535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272" calcext:value-type="float">
            <text:p>1,05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76" calcext:value-type="float">
            <text:p>1,1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6694" calcext:value-type="float">
            <text:p>0,7366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194" calcext:value-type="float">
            <text:p>1,86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029" calcext:value-type="float">
            <text:p>0,539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619" calcext:value-type="float">
            <text:p>1,09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8289" calcext:value-type="float">
            <text:p>1,28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4268" calcext:value-type="float">
            <text:p>0,754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813" calcext:value-type="float">
            <text:p>1,83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903" calcext:value-type="float">
            <text:p>0,537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455" calcext:value-type="float">
            <text:p>1,09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7308" calcext:value-type="float">
            <text:p>1,17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5826" calcext:value-type="float">
            <text:p>0,975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2.28849" calcext:value-type="float">
            <text:p>2,28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0112" calcext:value-type="float">
            <text:p>0,550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793" calcext:value-type="float">
            <text:p>1,07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596" calcext:value-type="float">
            <text:p>1,13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8753" calcext:value-type="float">
            <text:p>0,818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2.03521" calcext:value-type="float">
            <text:p>2,03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70293" calcext:value-type="float">
            <text:p>0,870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48244" calcext:value-type="float">
            <text:p>1,48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694" calcext:value-type="float">
            <text:p>1,18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7777" calcext:value-type="float">
            <text:p>0,8177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597" calcext:value-type="float">
            <text:p>1,90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0066" calcext:value-type="float">
            <text:p>0,550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815" calcext:value-type="float">
            <text:p>1,1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2669" calcext:value-type="float">
            <text:p>1,22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0035" calcext:value-type="float">
            <text:p>0,76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2706" calcext:value-type="float">
            <text:p>1,82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5638" calcext:value-type="float">
            <text:p>0,555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785" calcext:value-type="float">
            <text:p>1,1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123" calcext:value-type="float">
            <text:p>1,2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3079" calcext:value-type="float">
            <text:p>0,743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465" calcext:value-type="float">
            <text:p>1,88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4627" calcext:value-type="float">
            <text:p>0,574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026" calcext:value-type="float">
            <text:p>1,07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72" calcext:value-type="float">
            <text:p>1,1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3326" calcext:value-type="float">
            <text:p>0,753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2891" calcext:value-type="float">
            <text:p>1,92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1085" calcext:value-type="float">
            <text:p>0,551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24" calcext:value-type="float">
            <text:p>1,06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206" calcext:value-type="float">
            <text:p>1,12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7791" calcext:value-type="float">
            <text:p>0,737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399" calcext:value-type="float">
            <text:p>1,87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6518" calcext:value-type="float">
            <text:p>0,546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274" calcext:value-type="float">
            <text:p>1,16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645" calcext:value-type="float">
            <text:p>1,2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347" calcext:value-type="float">
            <text:p>1,043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3078" calcext:value-type="float">
            <text:p>1,93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4076" calcext:value-type="float">
            <text:p>0,554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632" calcext:value-type="float">
            <text:p>1,08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1666" calcext:value-type="float">
            <text:p>1,21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0019" calcext:value-type="float">
            <text:p>0,77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64" calcext:value-type="float">
            <text:p>1,8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266" calcext:value-type="float">
            <text:p>0,54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453" calcext:value-type="float">
            <text:p>1,06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668" calcext:value-type="float">
            <text:p>1,18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3519" calcext:value-type="float">
            <text:p>0,773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233" calcext:value-type="float">
            <text:p>1,88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3827" calcext:value-type="float">
            <text:p>0,563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552" calcext:value-type="float">
            <text:p>1,05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123" calcext:value-type="float">
            <text:p>1,12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8829" calcext:value-type="float">
            <text:p>0,748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775" calcext:value-type="float">
            <text:p>1,90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1719" calcext:value-type="float">
            <text:p>0,541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72" calcext:value-type="float">
            <text:p>1,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534" calcext:value-type="float">
            <text:p>1,13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0645" calcext:value-type="float">
            <text:p>0,7706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704" calcext:value-type="float">
            <text:p>1,90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576" calcext:value-type="float">
            <text:p>0,533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374" calcext:value-type="float">
            <text:p>1,2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532" calcext:value-type="float">
            <text:p>1,14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53" calcext:value-type="float">
            <text:p>0,7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648" calcext:value-type="float">
            <text:p>1,84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186" calcext:value-type="float">
            <text:p>0,536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021" calcext:value-type="float">
            <text:p>1,07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581" calcext:value-type="float">
            <text:p>1,18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7412" calcext:value-type="float">
            <text:p>0,747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785" calcext:value-type="float">
            <text:p>1,86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516" calcext:value-type="float">
            <text:p>0,537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54" calcext:value-type="float">
            <text:p>1,05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275" calcext:value-type="float">
            <text:p>1,18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5435" calcext:value-type="float">
            <text:p>0,735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2318" calcext:value-type="float">
            <text:p>1,823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525" calcext:value-type="float">
            <text:p>0,536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766" calcext:value-type="float">
            <text:p>1,06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847" calcext:value-type="float">
            <text:p>1,11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5397" calcext:value-type="float">
            <text:p>0,7353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177" calcext:value-type="float">
            <text:p>1,90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248" calcext:value-type="float">
            <text:p>0,537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2937" calcext:value-type="float">
            <text:p>1,02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306" calcext:value-type="float">
            <text:p>1,12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3425" calcext:value-type="float">
            <text:p>0,733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84" calcext:value-type="float">
            <text:p>1,8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8117" calcext:value-type="float">
            <text:p>0,548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51" calcext:value-type="float">
            <text:p>1,1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47" calcext:value-type="float">
            <text:p>1,1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95628" calcext:value-type="float">
            <text:p>0,795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021" calcext:value-type="float">
            <text:p>1,89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1372" calcext:value-type="float">
            <text:p>0,531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735" calcext:value-type="float">
            <text:p>1,08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0764" calcext:value-type="float">
            <text:p>1,20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6489" calcext:value-type="float">
            <text:p>0,766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715" calcext:value-type="float">
            <text:p>1,87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2088" calcext:value-type="float">
            <text:p>0,552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872" calcext:value-type="float">
            <text:p>1,06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513" calcext:value-type="float">
            <text:p>1,11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0084" calcext:value-type="float">
            <text:p>0,80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131" calcext:value-type="float">
            <text:p>1,84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5134" calcext:value-type="float">
            <text:p>0,545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378" calcext:value-type="float">
            <text:p>1,06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579" calcext:value-type="float">
            <text:p>1,12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3331" calcext:value-type="float">
            <text:p>0,743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341" calcext:value-type="float">
            <text:p>1,9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2939" calcext:value-type="float">
            <text:p>0,532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41" calcext:value-type="float">
            <text:p>1,06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247" calcext:value-type="float">
            <text:p>1,10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7302" calcext:value-type="float">
            <text:p>0,757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765" calcext:value-type="float">
            <text:p>1,89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111" calcext:value-type="float">
            <text:p>0,538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429" calcext:value-type="float">
            <text:p>1,12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681" calcext:value-type="float">
            <text:p>1,10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7853" calcext:value-type="float">
            <text:p>0,7578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446" calcext:value-type="float">
            <text:p>1,84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4947" calcext:value-type="float">
            <text:p>0,534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03" calcext:value-type="float">
            <text:p>1,05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413" calcext:value-type="float">
            <text:p>1,18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4658" calcext:value-type="float">
            <text:p>0,7546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005" calcext:value-type="float">
            <text:p>1,86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3725" calcext:value-type="float">
            <text:p>0,553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75" calcext:value-type="float">
            <text:p>1,05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035" calcext:value-type="float">
            <text:p>1,12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05921" calcext:value-type="float">
            <text:p>0,8059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46" calcext:value-type="float">
            <text:p>1,8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6821" calcext:value-type="float">
            <text:p>0,546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66" calcext:value-type="float">
            <text:p>1,0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939" calcext:value-type="float">
            <text:p>1,12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4374" calcext:value-type="float">
            <text:p>0,754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2422" calcext:value-type="float">
            <text:p>1,92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6932" calcext:value-type="float">
            <text:p>0,546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786" calcext:value-type="float">
            <text:p>1,06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693" calcext:value-type="float">
            <text:p>1,09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6907" calcext:value-type="float">
            <text:p>0,746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399" calcext:value-type="float">
            <text:p>1,83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12" calcext:value-type="float">
            <text:p>0,5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962" calcext:value-type="float">
            <text:p>1,13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015" calcext:value-type="float">
            <text:p>1,12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538" calcext:value-type="float">
            <text:p>0,77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2183" calcext:value-type="float">
            <text:p>1,82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664" calcext:value-type="float">
            <text:p>0,539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62" calcext:value-type="float">
            <text:p>1,06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9053" calcext:value-type="float">
            <text:p>1,19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7857" calcext:value-type="float">
            <text:p>0,7578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335" calcext:value-type="float">
            <text:p>1,86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4858" calcext:value-type="float">
            <text:p>0,54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693" calcext:value-type="float">
            <text:p>1,06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896" calcext:value-type="float">
            <text:p>1,12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32796" calcext:value-type="float">
            <text:p>0,8327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046" calcext:value-type="float">
            <text:p>1,84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674" calcext:value-type="float">
            <text:p>0,535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489" calcext:value-type="float">
            <text:p>1,08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986" calcext:value-type="float">
            <text:p>1,15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3983" calcext:value-type="float">
            <text:p>0,773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8425" calcext:value-type="float">
            <text:p>1,98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2258" calcext:value-type="float">
            <text:p>0,542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937" calcext:value-type="float">
            <text:p>1,09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715" calcext:value-type="float">
            <text:p>1,1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4245" calcext:value-type="float">
            <text:p>0,764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494" calcext:value-type="float">
            <text:p>1,874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208" calcext:value-type="float">
            <text:p>0,540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228" calcext:value-type="float">
            <text:p>1,15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793" calcext:value-type="float">
            <text:p>1,15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1086" calcext:value-type="float">
            <text:p>0,761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088" calcext:value-type="float">
            <text:p>1,87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3599" calcext:value-type="float">
            <text:p>0,543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24" calcext:value-type="float">
            <text:p>1,0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0524" calcext:value-type="float">
            <text:p>1,20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5367" calcext:value-type="float">
            <text:p>0,775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911" calcext:value-type="float">
            <text:p>1,88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952" calcext:value-type="float">
            <text:p>0,536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474" calcext:value-type="float">
            <text:p>1,14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734" calcext:value-type="float">
            <text:p>1,15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092" calcext:value-type="float">
            <text:p>0,8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616" calcext:value-type="float">
            <text:p>1,83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501" calcext:value-type="float">
            <text:p>0,540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439" calcext:value-type="float">
            <text:p>1,07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063" calcext:value-type="float">
            <text:p>1,13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1106" calcext:value-type="float">
            <text:p>0,751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5869" calcext:value-type="float">
            <text:p>1,95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371" calcext:value-type="float">
            <text:p>0,533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736" calcext:value-type="float">
            <text:p>1,05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973" calcext:value-type="float">
            <text:p>1,11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0677" calcext:value-type="float">
            <text:p>0,750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964" calcext:value-type="float">
            <text:p>1,86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454" calcext:value-type="float">
            <text:p>0,535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169" calcext:value-type="float">
            <text:p>1,15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797" calcext:value-type="float">
            <text:p>1,12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618" calcext:value-type="float">
            <text:p>0,74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05" calcext:value-type="float">
            <text:p>1,8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586" calcext:value-type="float">
            <text:p>0,539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659" calcext:value-type="float">
            <text:p>1,05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0162" calcext:value-type="float">
            <text:p>1,20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0988" calcext:value-type="float">
            <text:p>0,760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869" calcext:value-type="float">
            <text:p>1,89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736" calcext:value-type="float">
            <text:p>0,533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048" calcext:value-type="float">
            <text:p>1,09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437" calcext:value-type="float">
            <text:p>1,15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31992" calcext:value-type="float">
            <text:p>0,831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016" calcext:value-type="float">
            <text:p>0,540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29" calcext:value-type="float">
            <text:p>1,0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141" calcext:value-type="float">
            <text:p>1,16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0161" calcext:value-type="float">
            <text:p>0,760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2946" calcext:value-type="float">
            <text:p>1,92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118" calcext:value-type="float">
            <text:p>0,537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318" calcext:value-type="float">
            <text:p>1,05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596" calcext:value-type="float">
            <text:p>1,11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2143" calcext:value-type="float">
            <text:p>0,7721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1705" calcext:value-type="float">
            <text:p>1,91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4002" calcext:value-type="float">
            <text:p>0,534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115" calcext:value-type="float">
            <text:p>1,16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643" calcext:value-type="float">
            <text:p>1,13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7832" calcext:value-type="float">
            <text:p>0,767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165" calcext:value-type="float">
            <text:p>1,87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901" calcext:value-type="float">
            <text:p>0,533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388" calcext:value-type="float">
            <text:p>1,10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3457" calcext:value-type="float">
            <text:p>1,23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8256" calcext:value-type="float">
            <text:p>0,758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803" calcext:value-type="float">
            <text:p>1,84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516" calcext:value-type="float">
            <text:p>0,537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927" calcext:value-type="float">
            <text:p>1,07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89" calcext:value-type="float">
            <text:p>1,1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1429" calcext:value-type="float">
            <text:p>0,8114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896" calcext:value-type="float">
            <text:p>1,88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1495" calcext:value-type="float">
            <text:p>0,531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632" calcext:value-type="float">
            <text:p>1,07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361" calcext:value-type="float">
            <text:p>1,13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2802" calcext:value-type="float">
            <text:p>0,782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2797" calcext:value-type="float">
            <text:p>1,92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038" calcext:value-type="float">
            <text:p>0,55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386" calcext:value-type="float">
            <text:p>1,07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864" calcext:value-type="float">
            <text:p>1,15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2953" calcext:value-type="float">
            <text:p>0,7629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1856" calcext:value-type="float">
            <text:p>1,81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179" calcext:value-type="float">
            <text:p>0,539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33" calcext:value-type="float">
            <text:p>1,1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584" calcext:value-type="float">
            <text:p>1,12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0687" calcext:value-type="float">
            <text:p>0,780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503" calcext:value-type="float">
            <text:p>1,85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112" calcext:value-type="float">
            <text:p>0,538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837" calcext:value-type="float">
            <text:p>1,05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319" calcext:value-type="float">
            <text:p>1,18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6982" calcext:value-type="float">
            <text:p>0,7669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374" calcext:value-type="float">
            <text:p>1,87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683" calcext:value-type="float">
            <text:p>0,540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041" calcext:value-type="float">
            <text:p>1,06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5" calcext:value-type="float">
            <text:p>1,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28219" calcext:value-type="float">
            <text:p>0,8282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678" calcext:value-type="float">
            <text:p>1,8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088" calcext:value-type="float">
            <text:p>0,536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33" calcext:value-type="float">
            <text:p>1,0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018" calcext:value-type="float">
            <text:p>1,12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6663" calcext:value-type="float">
            <text:p>0,786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8347" calcext:value-type="float">
            <text:p>1,98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314" calcext:value-type="float">
            <text:p>0,537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59" calcext:value-type="float">
            <text:p>1,1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17" calcext:value-type="float">
            <text:p>1,1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0137" calcext:value-type="float">
            <text:p>0,7601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528" calcext:value-type="float">
            <text:p>1,89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4399" calcext:value-type="float">
            <text:p>0,534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7892" calcext:value-type="float">
            <text:p>1,17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184" calcext:value-type="float">
            <text:p>1,15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1777" calcext:value-type="float">
            <text:p>0,7717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947" calcext:value-type="float">
            <text:p>1,83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374" calcext:value-type="float">
            <text:p>0,538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93" calcext:value-type="float">
            <text:p>1,06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0177" calcext:value-type="float">
            <text:p>1,20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0527" calcext:value-type="float">
            <text:p>0,7705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2.07094" calcext:value-type="float">
            <text:p>2,07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6874" calcext:value-type="float">
            <text:p>0,536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633" calcext:value-type="float">
            <text:p>1,08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606" calcext:value-type="float">
            <text:p>1,09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5584" calcext:value-type="float">
            <text:p>0,855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903" calcext:value-type="float">
            <text:p>1,84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3223" calcext:value-type="float">
            <text:p>0,543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049" calcext:value-type="float">
            <text:p>1,06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881" calcext:value-type="float">
            <text:p>1,12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6867" calcext:value-type="float">
            <text:p>0,776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1602" calcext:value-type="float">
            <text:p>1,91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4747" calcext:value-type="float">
            <text:p>0,534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689" calcext:value-type="float">
            <text:p>1,04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437" calcext:value-type="float">
            <text:p>1,11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92951" calcext:value-type="float">
            <text:p>0,7929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466" calcext:value-type="float">
            <text:p>1,90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506" calcext:value-type="float">
            <text:p>0,533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6358" calcext:value-type="float">
            <text:p>1,16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093" calcext:value-type="float">
            <text:p>1,14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90425" calcext:value-type="float">
            <text:p>0,790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9276" calcext:value-type="float">
            <text:p>1,99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7844" calcext:value-type="float">
            <text:p>0,547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9152" calcext:value-type="float">
            <text:p>1,09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432" calcext:value-type="float">
            <text:p>1,2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1554" calcext:value-type="float">
            <text:p>0,7615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4459" calcext:value-type="float">
            <text:p>1,84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146" calcext:value-type="float">
            <text:p>0,54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975" calcext:value-type="float">
            <text:p>1,04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947" calcext:value-type="float">
            <text:p>1,12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20457" calcext:value-type="float">
            <text:p>0,820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021" calcext:value-type="float">
            <text:p>1,87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441" calcext:value-type="float">
            <text:p>0,538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26" calcext:value-type="float">
            <text:p>1,0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179" calcext:value-type="float">
            <text:p>1,12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7662" calcext:value-type="float">
            <text:p>0,767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4378" calcext:value-type="float">
            <text:p>1,94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968" calcext:value-type="float">
            <text:p>0,540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161" calcext:value-type="float">
            <text:p>1,06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292" calcext:value-type="float">
            <text:p>1,11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6988" calcext:value-type="float">
            <text:p>0,786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988" calcext:value-type="float">
            <text:p>1,85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381" calcext:value-type="float">
            <text:p>0,538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634" calcext:value-type="float">
            <text:p>1,12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908" calcext:value-type="float">
            <text:p>1,11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2887" calcext:value-type="float">
            <text:p>0,772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445" calcext:value-type="float">
            <text:p>1,85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275" calcext:value-type="float">
            <text:p>0,535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327" calcext:value-type="float">
            <text:p>1,06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9398" calcext:value-type="float">
            <text:p>1,19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4857" calcext:value-type="float">
            <text:p>0,7748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5731" calcext:value-type="float">
            <text:p>1,85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8775" calcext:value-type="float">
            <text:p>0,548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945" calcext:value-type="float">
            <text:p>1,05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772" calcext:value-type="float">
            <text:p>1,10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3756" calcext:value-type="float">
            <text:p>0,83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428" calcext:value-type="float">
            <text:p>1,90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583" calcext:value-type="float">
            <text:p>0,537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771" calcext:value-type="float">
            <text:p>1,07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849" calcext:value-type="float">
            <text:p>1,11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3966" calcext:value-type="float">
            <text:p>0,7639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302" calcext:value-type="float">
            <text:p>1,9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721" calcext:value-type="float">
            <text:p>0,539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739" calcext:value-type="float">
            <text:p>1,07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2356" calcext:value-type="float">
            <text:p>1,12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7548" calcext:value-type="float">
            <text:p>0,7775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438" calcext:value-type="float">
            <text:p>1,87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505" calcext:value-type="float">
            <text:p>0,537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4419" calcext:value-type="float">
            <text:p>1,14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393" calcext:value-type="float">
            <text:p>1,11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4115" calcext:value-type="float">
            <text:p>0,7841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992" calcext:value-type="float">
            <text:p>1,83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283" calcext:value-type="float">
            <text:p>0,54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961" calcext:value-type="float">
            <text:p>1,05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8722" calcext:value-type="float">
            <text:p>1,18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0313" calcext:value-type="float">
            <text:p>0,760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668" calcext:value-type="float">
            <text:p>1,89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25" calcext:value-type="float">
            <text:p>0,53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7255" calcext:value-type="float">
            <text:p>1,07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3735" calcext:value-type="float">
            <text:p>1,13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74731" calcext:value-type="float">
            <text:p>0,8747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826" calcext:value-type="float">
            <text:p>1,8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5732" calcext:value-type="float">
            <text:p>0,535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8103" calcext:value-type="float">
            <text:p>1,08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733" calcext:value-type="float">
            <text:p>1,15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2199" calcext:value-type="float">
            <text:p>0,7821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7034" calcext:value-type="float">
            <text:p>1,97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9945" calcext:value-type="float">
            <text:p>0,549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75" calcext:value-type="float">
            <text:p>1,04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668" calcext:value-type="float">
            <text:p>1,11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90869" calcext:value-type="float">
            <text:p>0,7908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607" calcext:value-type="float">
            <text:p>1,87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40188" calcext:value-type="float">
            <text:p>0,540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5057" calcext:value-type="float">
            <text:p>1,15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656" calcext:value-type="float">
            <text:p>1,10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7592" calcext:value-type="float">
            <text:p>0,817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9971" calcext:value-type="float">
            <text:p>1,89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7756" calcext:value-type="float">
            <text:p>0,537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296" calcext:value-type="float">
            <text:p>1,10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21055" calcext:value-type="float">
            <text:p>1,21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72281" calcext:value-type="float">
            <text:p>0,7722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779" calcext:value-type="float">
            <text:p>1,87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3987" calcext:value-type="float">
            <text:p>0,53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6862" calcext:value-type="float">
            <text:p>1,06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537" calcext:value-type="float">
            <text:p>1,11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2944" calcext:value-type="float">
            <text:p>0,8129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8649" calcext:value-type="float">
            <text:p>0,538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4513" calcext:value-type="float">
            <text:p>1,04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0045" calcext:value-type="float">
            <text:p>1,10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5728" calcext:value-type="float">
            <text:p>0,785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90211" calcext:value-type="float">
            <text:p>1,90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39728" calcext:value-type="float">
            <text:p>0,539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05351" calcext:value-type="float">
            <text:p>1,05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1.11207" calcext:value-type="float">
            <text:p>1,11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6521" calcext:value-type="float">
            <text:p>0,76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1.83835" calcext:value-type="float">
            <text:p>1,83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8379" calcext:value-type="float">
            <text:p>0,748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431" calcext:value-type="float">
            <text:p>1,40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978" calcext:value-type="float">
            <text:p>1,34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0228" calcext:value-type="float">
            <text:p>0,940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7117" calcext:value-type="float">
            <text:p>2,27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1465" calcext:value-type="float">
            <text:p>0,691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631" calcext:value-type="float">
            <text:p>1,41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511" calcext:value-type="float">
            <text:p>1,41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1427" calcext:value-type="float">
            <text:p>0,961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955" calcext:value-type="float">
            <text:p>2,24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296" calcext:value-type="float">
            <text:p>0,690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584" calcext:value-type="float">
            <text:p>1,40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344" calcext:value-type="float">
            <text:p>1,41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6363" calcext:value-type="float">
            <text:p>0,9463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1852" calcext:value-type="float">
            <text:p>2,21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5499" calcext:value-type="float">
            <text:p>0,685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737" calcext:value-type="float">
            <text:p>1,37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734" calcext:value-type="float">
            <text:p>1,36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9525" calcext:value-type="float">
            <text:p>0,939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6398" calcext:value-type="float">
            <text:p>2,36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6663" calcext:value-type="float">
            <text:p>0,69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888" calcext:value-type="float">
            <text:p>1,35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821" calcext:value-type="float">
            <text:p>1,39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7642" calcext:value-type="float">
            <text:p>0,957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821" calcext:value-type="float">
            <text:p>2,23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0193" calcext:value-type="float">
            <text:p>0,700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983" calcext:value-type="float">
            <text:p>1,37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015" calcext:value-type="float">
            <text:p>1,37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7515" calcext:value-type="float">
            <text:p>0,957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255" calcext:value-type="float">
            <text:p>2,24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2486" calcext:value-type="float">
            <text:p>0,702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272" calcext:value-type="float">
            <text:p>1,37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905" calcext:value-type="float">
            <text:p>1,36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1806" calcext:value-type="float">
            <text:p>0,9518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0614" calcext:value-type="float">
            <text:p>2,20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7881" calcext:value-type="float">
            <text:p>0,68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706" calcext:value-type="float">
            <text:p>1,37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814" calcext:value-type="float">
            <text:p>1,35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1139" calcext:value-type="float">
            <text:p>0,951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438" calcext:value-type="float">
            <text:p>2,24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395" calcext:value-type="float">
            <text:p>0,68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931" calcext:value-type="float">
            <text:p>1,32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119" calcext:value-type="float">
            <text:p>1,41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8472" calcext:value-type="float">
            <text:p>0,978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089" calcext:value-type="float">
            <text:p>2,26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2187" calcext:value-type="float">
            <text:p>0,692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794" calcext:value-type="float">
            <text:p>1,35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5941" calcext:value-type="float">
            <text:p>1,45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542" calcext:value-type="float">
            <text:p>0,985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951" calcext:value-type="float">
            <text:p>2,29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3301" calcext:value-type="float">
            <text:p>0,69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707" calcext:value-type="float">
            <text:p>1,30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198" calcext:value-type="float">
            <text:p>1,44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6304" calcext:value-type="float">
            <text:p>0,9563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1514" calcext:value-type="float">
            <text:p>2,21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3454" calcext:value-type="float">
            <text:p>0,693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752" calcext:value-type="float">
            <text:p>1,30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6353" calcext:value-type="float">
            <text:p>1,46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5328" calcext:value-type="float">
            <text:p>0,955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008" calcext:value-type="float">
            <text:p>2,2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2137" calcext:value-type="float">
            <text:p>0,702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304" calcext:value-type="float">
            <text:p>1,33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293" calcext:value-type="float">
            <text:p>1,6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2127" calcext:value-type="float">
            <text:p>0,962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4.17821" calcext:value-type="float">
            <text:p>4,17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2911" calcext:value-type="float">
            <text:p>0,922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0597" calcext:value-type="float">
            <text:p>2,0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48018" calcext:value-type="float">
            <text:p>2,48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7988" calcext:value-type="float">
            <text:p>1,67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3.81702" calcext:value-type="float">
            <text:p>3,81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3983" calcext:value-type="float">
            <text:p>0,953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758" calcext:value-type="float">
            <text:p>2,23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.07879" calcext:value-type="float">
            <text:p>2,07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441" calcext:value-type="float">
            <text:p>1,34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51882" calcext:value-type="float">
            <text:p>2,51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85815" calcext:value-type="float">
            <text:p>0,785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51164" calcext:value-type="float">
            <text:p>1,51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51846" calcext:value-type="float">
            <text:p>1,51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127" calcext:value-type="float">
            <text:p>1,10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9244" calcext:value-type="float">
            <text:p>2,39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269" calcext:value-type="float">
            <text:p>0,86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6254" calcext:value-type="float">
            <text:p>1,46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60286" calcext:value-type="float">
            <text:p>1,60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172" calcext:value-type="float">
            <text:p>1,02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40395" calcext:value-type="float">
            <text:p>2,403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45578" calcext:value-type="float">
            <text:p>0,745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18" calcext:value-type="float">
            <text:p>1,3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377" calcext:value-type="float">
            <text:p>1,36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754" calcext:value-type="float">
            <text:p>1,017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4065" calcext:value-type="float">
            <text:p>2,34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422" calcext:value-type="float">
            <text:p>0,73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8139" calcext:value-type="float">
            <text:p>1,48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625" calcext:value-type="float">
            <text:p>1,43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6706" calcext:value-type="float">
            <text:p>1,267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9097" calcext:value-type="float">
            <text:p>2,39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5169" calcext:value-type="float">
            <text:p>0,715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853" calcext:value-type="float">
            <text:p>1,35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926" calcext:value-type="float">
            <text:p>1,42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464" calcext:value-type="float">
            <text:p>1,024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962" calcext:value-type="float">
            <text:p>2,29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0454" calcext:value-type="float">
            <text:p>0,700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651" calcext:value-type="float">
            <text:p>1,30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228" calcext:value-type="float">
            <text:p>1,38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5635" calcext:value-type="float">
            <text:p>0,9556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382" calcext:value-type="float">
            <text:p>2,32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519" calcext:value-type="float">
            <text:p>0,689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562" calcext:value-type="float">
            <text:p>1,29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665" calcext:value-type="float">
            <text:p>1,40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9641" calcext:value-type="float">
            <text:p>0,979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9144" calcext:value-type="float">
            <text:p>2,39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835" calcext:value-type="float">
            <text:p>0,690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079" calcext:value-type="float">
            <text:p>1,34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677" calcext:value-type="float">
            <text:p>1,42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2042" calcext:value-type="float">
            <text:p>0,972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6274" calcext:value-type="float">
            <text:p>2,36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482" calcext:value-type="float">
            <text:p>0,690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525" calcext:value-type="float">
            <text:p>1,42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678" calcext:value-type="float">
            <text:p>1,39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9369" calcext:value-type="float">
            <text:p>0,969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316" calcext:value-type="float">
            <text:p>2,23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329" calcext:value-type="float">
            <text:p>0,689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203" calcext:value-type="float">
            <text:p>1,34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184" calcext:value-type="float">
            <text:p>1,39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859" calcext:value-type="float">
            <text:p>1,00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5234" calcext:value-type="float">
            <text:p>2,25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2285" calcext:value-type="float">
            <text:p>0,692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118" calcext:value-type="float">
            <text:p>1,37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6458" calcext:value-type="float">
            <text:p>1,46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58" calcext:value-type="float">
            <text:p>1,1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82237" calcext:value-type="float">
            <text:p>2,82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0421" calcext:value-type="float">
            <text:p>0,720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51" calcext:value-type="float">
            <text:p>1,3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80042" calcext:value-type="float">
            <text:p>1,80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86" calcext:value-type="float">
            <text:p>1,2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5506" calcext:value-type="float">
            <text:p>2,35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3811" calcext:value-type="float">
            <text:p>0,713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503" calcext:value-type="float">
            <text:p>1,43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9216" calcext:value-type="float">
            <text:p>1,49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761" calcext:value-type="float">
            <text:p>1,047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762" calcext:value-type="float">
            <text:p>2,307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5749" calcext:value-type="float">
            <text:p>0,725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236" calcext:value-type="float">
            <text:p>1,40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5322" calcext:value-type="float">
            <text:p>1,45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4479" calcext:value-type="float">
            <text:p>0,984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05" calcext:value-type="float">
            <text:p>2,3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104" calcext:value-type="float">
            <text:p>0,689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893" calcext:value-type="float">
            <text:p>1,38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566" calcext:value-type="float">
            <text:p>1,40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7758" calcext:value-type="float">
            <text:p>0,9977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102" calcext:value-type="float">
            <text:p>2,26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6119" calcext:value-type="float">
            <text:p>0,686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5529" calcext:value-type="float">
            <text:p>1,5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334" calcext:value-type="float">
            <text:p>1,43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999" calcext:value-type="float">
            <text:p>1,009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0861" calcext:value-type="float">
            <text:p>2,20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315" calcext:value-type="float">
            <text:p>0,690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957" calcext:value-type="float">
            <text:p>1,31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582" calcext:value-type="float">
            <text:p>1,37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845" calcext:value-type="float">
            <text:p>1,018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281" calcext:value-type="float">
            <text:p>2,2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7451" calcext:value-type="float">
            <text:p>0,687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601" calcext:value-type="float">
            <text:p>1,29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71" calcext:value-type="float">
            <text:p>1,4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1073" calcext:value-type="float">
            <text:p>0,991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605" calcext:value-type="float">
            <text:p>2,23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79336" calcext:value-type="float">
            <text:p>0,679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8778" calcext:value-type="float">
            <text:p>1,28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731" calcext:value-type="float">
            <text:p>1,39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1321" calcext:value-type="float">
            <text:p>0,971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4065" calcext:value-type="float">
            <text:p>2,34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194" calcext:value-type="float">
            <text:p>0,689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787" calcext:value-type="float">
            <text:p>1,35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657" calcext:value-type="float">
            <text:p>1,43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235" calcext:value-type="float">
            <text:p>1,02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199" calcext:value-type="float">
            <text:p>2,31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7901" calcext:value-type="float">
            <text:p>0,67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406" calcext:value-type="float">
            <text:p>1,35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149" calcext:value-type="float">
            <text:p>1,40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4763" calcext:value-type="float">
            <text:p>0,974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773" calcext:value-type="float">
            <text:p>2,29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025" calcext:value-type="float">
            <text:p>0,697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827" calcext:value-type="float">
            <text:p>1,31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85" calcext:value-type="float">
            <text:p>1,3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7046" calcext:value-type="float">
            <text:p>0,977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798" calcext:value-type="float">
            <text:p>2,31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8308" calcext:value-type="float">
            <text:p>0,688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226" calcext:value-type="float">
            <text:p>1,31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667" calcext:value-type="float">
            <text:p>1,37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0592" calcext:value-type="float">
            <text:p>0,9805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536" calcext:value-type="float">
            <text:p>2,32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4776" calcext:value-type="float">
            <text:p>0,684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826" calcext:value-type="float">
            <text:p>1,32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138" calcext:value-type="float">
            <text:p>1,40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0605" calcext:value-type="float">
            <text:p>0,990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5107" calcext:value-type="float">
            <text:p>2,35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9149" calcext:value-type="float">
            <text:p>0,709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039" calcext:value-type="float">
            <text:p>1,36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975" calcext:value-type="float">
            <text:p>1,42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195" calcext:value-type="float">
            <text:p>1,071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82" calcext:value-type="float">
            <text:p>2,2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2396" calcext:value-type="float">
            <text:p>0,702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504" calcext:value-type="float">
            <text:p>1,36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214" calcext:value-type="float">
            <text:p>1,39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32" calcext:value-type="float">
            <text:p>1,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88" calcext:value-type="float">
            <text:p>2,2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6598" calcext:value-type="float">
            <text:p>0,686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719" calcext:value-type="float">
            <text:p>1,36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079" calcext:value-type="float">
            <text:p>1,38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0008" calcext:value-type="float">
            <text:p>0,980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755" calcext:value-type="float">
            <text:p>2,23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3404" calcext:value-type="float">
            <text:p>0,693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352" calcext:value-type="float">
            <text:p>1,37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476" calcext:value-type="float">
            <text:p>1,37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6412" calcext:value-type="float">
            <text:p>0,986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2215" calcext:value-type="float">
            <text:p>2,22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8078" calcext:value-type="float">
            <text:p>0,718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201" calcext:value-type="float">
            <text:p>1,35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719" calcext:value-type="float">
            <text:p>1,35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7974" calcext:value-type="float">
            <text:p>0,997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35" calcext:value-type="float">
            <text:p>2,2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388" calcext:value-type="float">
            <text:p>0,69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636" calcext:value-type="float">
            <text:p>1,40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336" calcext:value-type="float">
            <text:p>1,41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183" calcext:value-type="float">
            <text:p>1,041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7617" calcext:value-type="float">
            <text:p>2,27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928" calcext:value-type="float">
            <text:p>0,690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599" calcext:value-type="float">
            <text:p>1,41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459" calcext:value-type="float">
            <text:p>1,40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8602" calcext:value-type="float">
            <text:p>0,978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5811" calcext:value-type="float">
            <text:p>2,25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1561" calcext:value-type="float">
            <text:p>0,701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227" calcext:value-type="float">
            <text:p>1,40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709" calcext:value-type="float">
            <text:p>1,40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427" calcext:value-type="float">
            <text:p>1,02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133" calcext:value-type="float">
            <text:p>2,26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8637" calcext:value-type="float">
            <text:p>0,688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585" calcext:value-type="float">
            <text:p>1,34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7374" calcext:value-type="float">
            <text:p>1,47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3329" calcext:value-type="float">
            <text:p>0,9933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68604" calcext:value-type="float">
            <text:p>2,68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6043" calcext:value-type="float">
            <text:p>0,696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182" calcext:value-type="float">
            <text:p>1,40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9001" calcext:value-type="float">
            <text:p>1,49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385" calcext:value-type="float">
            <text:p>1,36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865" calcext:value-type="float">
            <text:p>2,31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744" calcext:value-type="float">
            <text:p>0,690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095" calcext:value-type="float">
            <text:p>1,33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8098" calcext:value-type="float">
            <text:p>1,48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232" calcext:value-type="float">
            <text:p>1,042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839" calcext:value-type="float">
            <text:p>2,30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909" calcext:value-type="float">
            <text:p>0,697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525" calcext:value-type="float">
            <text:p>1,32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592" calcext:value-type="float">
            <text:p>1,43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687" calcext:value-type="float">
            <text:p>1,00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0708" calcext:value-type="float">
            <text:p>2,20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1048" calcext:value-type="float">
            <text:p>0,701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325" calcext:value-type="float">
            <text:p>1,30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205" calcext:value-type="float">
            <text:p>1,44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618" calcext:value-type="float">
            <text:p>1,00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5773" calcext:value-type="float">
            <text:p>2,25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6146" calcext:value-type="float">
            <text:p>0,686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716" calcext:value-type="float">
            <text:p>1,29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5806" calcext:value-type="float">
            <text:p>1,45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264" calcext:value-type="float">
            <text:p>1,002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516" calcext:value-type="float">
            <text:p>2,24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6806" calcext:value-type="float">
            <text:p>0,686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997" calcext:value-type="float">
            <text:p>1,3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586" calcext:value-type="float">
            <text:p>1,44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7141" calcext:value-type="float">
            <text:p>0,987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7747" calcext:value-type="float">
            <text:p>2,27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428" calcext:value-type="float">
            <text:p>0,697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722" calcext:value-type="float">
            <text:p>1,29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567" calcext:value-type="float">
            <text:p>1,41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761" calcext:value-type="float">
            <text:p>1,027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654" calcext:value-type="float">
            <text:p>2,23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3732" calcext:value-type="float">
            <text:p>0,703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265" calcext:value-type="float">
            <text:p>1,31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546" calcext:value-type="float">
            <text:p>1,3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257" calcext:value-type="float">
            <text:p>1,032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8016" calcext:value-type="float">
            <text:p>2,28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4869" calcext:value-type="float">
            <text:p>0,704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729" calcext:value-type="float">
            <text:p>1,37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894" calcext:value-type="float">
            <text:p>1,43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881" calcext:value-type="float">
            <text:p>1,08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8745" calcext:value-type="float">
            <text:p>2,28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1725" calcext:value-type="float">
            <text:p>0,701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354" calcext:value-type="float">
            <text:p>1,34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542" calcext:value-type="float">
            <text:p>1,43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868" calcext:value-type="float">
            <text:p>1,00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404" calcext:value-type="float">
            <text:p>2,31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434" calcext:value-type="float">
            <text:p>0,6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446" calcext:value-type="float">
            <text:p>1,29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285" calcext:value-type="float">
            <text:p>1,42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263" calcext:value-type="float">
            <text:p>1,012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188" calcext:value-type="float">
            <text:p>2,30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8865" calcext:value-type="float">
            <text:p>0,708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686" calcext:value-type="float">
            <text:p>1,30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033" calcext:value-type="float">
            <text:p>1,36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64" calcext:value-type="float">
            <text:p>1,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697" calcext:value-type="float">
            <text:p>2,32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1111" calcext:value-type="float">
            <text:p>0,701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121" calcext:value-type="float">
            <text:p>1,30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176" calcext:value-type="float">
            <text:p>1,38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61" calcext:value-type="float">
            <text:p>1,02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7753" calcext:value-type="float">
            <text:p>2,37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629" calcext:value-type="float">
            <text:p>0,689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956" calcext:value-type="float">
            <text:p>1,33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954" calcext:value-type="float">
            <text:p>1,43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781" calcext:value-type="float">
            <text:p>1,02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8985" calcext:value-type="float">
            <text:p>2,38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3464" calcext:value-type="float">
            <text:p>0,703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166" calcext:value-type="float">
            <text:p>1,34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37" calcext:value-type="float">
            <text:p>1,4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1926" calcext:value-type="float">
            <text:p>0,9819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6118" calcext:value-type="float">
            <text:p>2,36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6952" calcext:value-type="float">
            <text:p>0,686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949" calcext:value-type="float">
            <text:p>1,32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46" calcext:value-type="float">
            <text:p>1,3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042" calcext:value-type="float">
            <text:p>1,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076" calcext:value-type="float">
            <text:p>2,29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4325" calcext:value-type="float">
            <text:p>0,714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392" calcext:value-type="float">
            <text:p>1,31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092" calcext:value-type="float">
            <text:p>1,38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248" calcext:value-type="float">
            <text:p>1,01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707" calcext:value-type="float">
            <text:p>2,31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7419" calcext:value-type="float">
            <text:p>0,687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879" calcext:value-type="float">
            <text:p>1,33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436" calcext:value-type="float">
            <text:p>1,35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509" calcext:value-type="float">
            <text:p>1,035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7011" calcext:value-type="float">
            <text:p>2,27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9368" calcext:value-type="float">
            <text:p>0,689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291" calcext:value-type="float">
            <text:p>1,36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243" calcext:value-type="float">
            <text:p>1,38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357" calcext:value-type="float">
            <text:p>1,00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8087" calcext:value-type="float">
            <text:p>2,28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1935" calcext:value-type="float">
            <text:p>0,681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865" calcext:value-type="float">
            <text:p>1,36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425" calcext:value-type="float">
            <text:p>1,36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342" calcext:value-type="float">
            <text:p>1,02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8106" calcext:value-type="float">
            <text:p>2,28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887" calcext:value-type="float">
            <text:p>0,697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337" calcext:value-type="float">
            <text:p>1,41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427" calcext:value-type="float">
            <text:p>1,41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756" calcext:value-type="float">
            <text:p>1,04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116" calcext:value-type="float">
            <text:p>2,32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19434" calcext:value-type="float">
            <text:p>0,71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361" calcext:value-type="float">
            <text:p>1,39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37" calcext:value-type="float">
            <text:p>1,3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552" calcext:value-type="float">
            <text:p>1,055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076" calcext:value-type="float">
            <text:p>2,23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7241" calcext:value-type="float">
            <text:p>0,687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765" calcext:value-type="float">
            <text:p>1,34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838" calcext:value-type="float">
            <text:p>1,39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625" calcext:value-type="float">
            <text:p>1,056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459" calcext:value-type="float">
            <text:p>2,26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1657" calcext:value-type="float">
            <text:p>0,701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895" calcext:value-type="float">
            <text:p>1,37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068" calcext:value-type="float">
            <text:p>1,44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937" calcext:value-type="float">
            <text:p>1,049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946" calcext:value-type="float">
            <text:p>2,31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35" calcext:value-type="float">
            <text:p>0,69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976" calcext:value-type="float">
            <text:p>1,39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505" calcext:value-type="float">
            <text:p>1,43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9373" calcext:value-type="float">
            <text:p>0,9993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809" calcext:value-type="float">
            <text:p>2,26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2906" calcext:value-type="float">
            <text:p>0,702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321" calcext:value-type="float">
            <text:p>1,31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937" calcext:value-type="float">
            <text:p>1,42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93" calcext:value-type="float">
            <text:p>1,0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622" calcext:value-type="float">
            <text:p>2,23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5272" calcext:value-type="float">
            <text:p>0,695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2998" calcext:value-type="float">
            <text:p>1,2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873" calcext:value-type="float">
            <text:p>1,44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432" calcext:value-type="float">
            <text:p>1,024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2035" calcext:value-type="float">
            <text:p>2,22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88512" calcext:value-type="float">
            <text:p>0,688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316" calcext:value-type="float">
            <text:p>1,34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86" calcext:value-type="float">
            <text:p>1,0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425" calcext:value-type="float">
            <text:p>2,31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5662" calcext:value-type="float">
            <text:p>0,695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035" calcext:value-type="float">
            <text:p>1,33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713" calcext:value-type="float">
            <text:p>1,4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6733" calcext:value-type="float">
            <text:p>1,067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772" calcext:value-type="float">
            <text:p>2,29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4191" calcext:value-type="float">
            <text:p>0,694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811" calcext:value-type="float">
            <text:p>1,34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393" calcext:value-type="float">
            <text:p>1,39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6975" calcext:value-type="float">
            <text:p>1,06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1612" calcext:value-type="float">
            <text:p>2,31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1394" calcext:value-type="float">
            <text:p>0,721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9894" calcext:value-type="float">
            <text:p>1,49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997" calcext:value-type="float">
            <text:p>1,44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494" calcext:value-type="float">
            <text:p>1,434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6373" calcext:value-type="float">
            <text:p>2,36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9214" calcext:value-type="float">
            <text:p>0,729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217" calcext:value-type="float">
            <text:p>1,36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53903" calcext:value-type="float">
            <text:p>1,53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489" calcext:value-type="float">
            <text:p>1,054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3325" calcext:value-type="float">
            <text:p>2,33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3692" calcext:value-type="float">
            <text:p>0,7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28" calcext:value-type="float">
            <text:p>1,3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215" calcext:value-type="float">
            <text:p>1,40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772" calcext:value-type="float">
            <text:p>1,07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192" calcext:value-type="float">
            <text:p>2,32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7757" calcext:value-type="float">
            <text:p>0,70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243" calcext:value-type="float">
            <text:p>1,31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989" calcext:value-type="float">
            <text:p>1,37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227" calcext:value-type="float">
            <text:p>1,022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3507" calcext:value-type="float">
            <text:p>2,33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0611" calcext:value-type="float">
            <text:p>0,690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603" calcext:value-type="float">
            <text:p>1,30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735" calcext:value-type="float">
            <text:p>1,39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733" calcext:value-type="float">
            <text:p>1,087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4505" calcext:value-type="float">
            <text:p>2,34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23863" calcext:value-type="float">
            <text:p>0,723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959" calcext:value-type="float">
            <text:p>1,34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688" calcext:value-type="float">
            <text:p>1,41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841" calcext:value-type="float">
            <text:p>1,08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40042" calcext:value-type="float">
            <text:p>2,4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9051" calcext:value-type="float">
            <text:p>0,709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099" calcext:value-type="float">
            <text:p>1,39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075" calcext:value-type="float">
            <text:p>1,38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753" calcext:value-type="float">
            <text:p>1,02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08" calcext:value-type="float">
            <text:p>2,3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7299" calcext:value-type="float">
            <text:p>0,707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3936" calcext:value-type="float">
            <text:p>1,33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2341" calcext:value-type="float">
            <text:p>1,42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533" calcext:value-type="float">
            <text:p>1,07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649" calcext:value-type="float">
            <text:p>2,3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4409" calcext:value-type="float">
            <text:p>0,704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4707" calcext:value-type="float">
            <text:p>1,34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1449" calcext:value-type="float">
            <text:p>1,41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659" calcext:value-type="float">
            <text:p>1,07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2516" calcext:value-type="float">
            <text:p>2,32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4173" calcext:value-type="float">
            <text:p>0,704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882" calcext:value-type="float">
            <text:p>1,31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935" calcext:value-type="float">
            <text:p>1,39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803" calcext:value-type="float">
            <text:p>1,008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683" calcext:value-type="float">
            <text:p>2,30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7373" calcext:value-type="float">
            <text:p>0,707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179" calcext:value-type="float">
            <text:p>1,30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145" calcext:value-type="float">
            <text:p>1,40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532" calcext:value-type="float">
            <text:p>1,02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7312" calcext:value-type="float">
            <text:p>2,27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9869" calcext:value-type="float">
            <text:p>0,699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273" calcext:value-type="float">
            <text:p>1,3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609" calcext:value-type="float">
            <text:p>1,38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112" calcext:value-type="float">
            <text:p>1,031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9778" calcext:value-type="float">
            <text:p>2,29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0841" calcext:value-type="float">
            <text:p>0,700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328" calcext:value-type="float">
            <text:p>1,36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908" calcext:value-type="float">
            <text:p>1,35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332" calcext:value-type="float">
            <text:p>1,04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5151" calcext:value-type="float">
            <text:p>2,25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6862" calcext:value-type="float">
            <text:p>0,696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483" calcext:value-type="float">
            <text:p>1,39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506" calcext:value-type="float">
            <text:p>1,39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352" calcext:value-type="float">
            <text:p>1,04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5105" calcext:value-type="float">
            <text:p>2,25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6056" calcext:value-type="float">
            <text:p>0,706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9933" calcext:value-type="float">
            <text:p>1,39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068" calcext:value-type="float">
            <text:p>1,36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285" calcext:value-type="float">
            <text:p>1,072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493" calcext:value-type="float">
            <text:p>2,30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6654" calcext:value-type="float">
            <text:p>0,696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234" calcext:value-type="float">
            <text:p>1,38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086" calcext:value-type="float">
            <text:p>1,37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331" calcext:value-type="float">
            <text:p>1,07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4956" calcext:value-type="float">
            <text:p>2,34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1413" calcext:value-type="float">
            <text:p>0,691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6257" calcext:value-type="float">
            <text:p>1,36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579" calcext:value-type="float">
            <text:p>1,37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937" calcext:value-type="float">
            <text:p>1,039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3957" calcext:value-type="float">
            <text:p>2,23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734" calcext:value-type="float">
            <text:p>0,69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5858" calcext:value-type="float">
            <text:p>1,35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7619" calcext:value-type="float">
            <text:p>1,37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579" calcext:value-type="float">
            <text:p>1,025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138" calcext:value-type="float">
            <text:p>2,30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8522" calcext:value-type="float">
            <text:p>0,698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431" calcext:value-type="float">
            <text:p>1,31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8235" calcext:value-type="float">
            <text:p>1,38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214" calcext:value-type="float">
            <text:p>1,05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6621" calcext:value-type="float">
            <text:p>2,26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0643" calcext:value-type="float">
            <text:p>0,70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494" calcext:value-type="float">
            <text:p>1,31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0599" calcext:value-type="float">
            <text:p>1,40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98" calcext:value-type="float">
            <text:p>1,02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8713" calcext:value-type="float">
            <text:p>2,28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5008" calcext:value-type="float">
            <text:p>0,695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174" calcext:value-type="float">
            <text:p>1,30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3757" calcext:value-type="float">
            <text:p>1,43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2432" calcext:value-type="float">
            <text:p>1,024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24282" calcext:value-type="float">
            <text:p>2,24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69911" calcext:value-type="float">
            <text:p>0,69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1865" calcext:value-type="float">
            <text:p>1,31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4861" calcext:value-type="float">
            <text:p>1,44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6979" calcext:value-type="float">
            <text:p>1,069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2.30547" calcext:value-type="float">
            <text:p>2,30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59299" calcext:value-type="float">
            <text:p>0,959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42" calcext:value-type="float">
            <text:p>1,7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82" calcext:value-type="float">
            <text:p>1,6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124" calcext:value-type="float">
            <text:p>1,29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98" calcext:value-type="float">
            <text:p>2,7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1635" calcext:value-type="float">
            <text:p>0,891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918" calcext:value-type="float">
            <text:p>1,68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58" calcext:value-type="float">
            <text:p>1,6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411" calcext:value-type="float">
            <text:p>1,21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663" calcext:value-type="float">
            <text:p>2,69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8019" calcext:value-type="float">
            <text:p>0,898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186" calcext:value-type="float">
            <text:p>1,68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304" calcext:value-type="float">
            <text:p>1,66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58" calcext:value-type="float">
            <text:p>1,3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2804" calcext:value-type="float">
            <text:p>2,72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0843" calcext:value-type="float">
            <text:p>0,900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817" calcext:value-type="float">
            <text:p>1,62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044" calcext:value-type="float">
            <text:p>1,65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479" calcext:value-type="float">
            <text:p>1,264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9779" calcext:value-type="float">
            <text:p>2,79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0137" calcext:value-type="float">
            <text:p>0,900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46" calcext:value-type="float">
            <text:p>1,6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761" calcext:value-type="float">
            <text:p>1,68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842" calcext:value-type="float">
            <text:p>1,298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6368" calcext:value-type="float">
            <text:p>2,76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318" calcext:value-type="float">
            <text:p>0,896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691" calcext:value-type="float">
            <text:p>1,64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563" calcext:value-type="float">
            <text:p>1,67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359" calcext:value-type="float">
            <text:p>1,233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745" calcext:value-type="float">
            <text:p>2,71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19" calcext:value-type="float">
            <text:p>0,89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164" calcext:value-type="float">
            <text:p>1,59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321" calcext:value-type="float">
            <text:p>1,68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248" calcext:value-type="float">
            <text:p>1,21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969" calcext:value-type="float">
            <text:p>2,65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81" calcext:value-type="float">
            <text:p>0,8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739" calcext:value-type="float">
            <text:p>1,60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2508" calcext:value-type="float">
            <text:p>1,72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687" calcext:value-type="float">
            <text:p>1,26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2101" calcext:value-type="float">
            <text:p>2,62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1203" calcext:value-type="float">
            <text:p>0,891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126" calcext:value-type="float">
            <text:p>1,61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015" calcext:value-type="float">
            <text:p>1,69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194" calcext:value-type="float">
            <text:p>1,261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4308" calcext:value-type="float">
            <text:p>2,64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8299" calcext:value-type="float">
            <text:p>0,888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188" calcext:value-type="float">
            <text:p>1,62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995" calcext:value-type="float">
            <text:p>1,67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005" calcext:value-type="float">
            <text:p>1,24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055" calcext:value-type="float">
            <text:p>2,71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7156" calcext:value-type="float">
            <text:p>0,897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716" calcext:value-type="float">
            <text:p>1,65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677" calcext:value-type="float">
            <text:p>1,68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745" calcext:value-type="float">
            <text:p>1,29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6343" calcext:value-type="float">
            <text:p>2,76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9295" calcext:value-type="float">
            <text:p>0,889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5305" calcext:value-type="float">
            <text:p>1,85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193" calcext:value-type="float">
            <text:p>2,3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634" calcext:value-type="float">
            <text:p>1,32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3.40514" calcext:value-type="float">
            <text:p>3,40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552" calcext:value-type="float">
            <text:p>0,90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011" calcext:value-type="float">
            <text:p>1,68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736" calcext:value-type="float">
            <text:p>1,70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701" calcext:value-type="float">
            <text:p>1,387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391" calcext:value-type="float">
            <text:p>2,74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1043" calcext:value-type="float">
            <text:p>0,891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801" calcext:value-type="float">
            <text:p>1,56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445" calcext:value-type="float">
            <text:p>1,62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691" calcext:value-type="float">
            <text:p>1,31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6877" calcext:value-type="float">
            <text:p>2,76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967" calcext:value-type="float">
            <text:p>0,896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184" calcext:value-type="float">
            <text:p>1,64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565" calcext:value-type="float">
            <text:p>1,68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9316" calcext:value-type="float">
            <text:p>1,39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9833" calcext:value-type="float">
            <text:p>2,79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2858" calcext:value-type="float">
            <text:p>0,892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607" calcext:value-type="float">
            <text:p>1,59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2922" calcext:value-type="float">
            <text:p>1,72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097" calcext:value-type="float">
            <text:p>1,250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478" calcext:value-type="float">
            <text:p>2,69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498" calcext:value-type="float">
            <text:p>0,896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855" calcext:value-type="float">
            <text:p>1,6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7284" calcext:value-type="float">
            <text:p>1,77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468" calcext:value-type="float">
            <text:p>1,30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0782" calcext:value-type="float">
            <text:p>2,70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8915" calcext:value-type="float">
            <text:p>0,888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436" calcext:value-type="float">
            <text:p>1,60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191" calcext:value-type="float">
            <text:p>1,71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604" calcext:value-type="float">
            <text:p>1,22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3611" calcext:value-type="float">
            <text:p>2,63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2178" calcext:value-type="float">
            <text:p>0,892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158" calcext:value-type="float">
            <text:p>1,66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562" calcext:value-type="float">
            <text:p>1,64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527" calcext:value-type="float">
            <text:p>1,295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6076" calcext:value-type="float">
            <text:p>2,66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3287" calcext:value-type="float">
            <text:p>0,893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834" calcext:value-type="float">
            <text:p>1,61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076" calcext:value-type="float">
            <text:p>1,69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17" calcext:value-type="float">
            <text:p>1,27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94" calcext:value-type="float">
            <text:p>2,7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8378" calcext:value-type="float">
            <text:p>0,888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659" calcext:value-type="float">
            <text:p>1,60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081" calcext:value-type="float">
            <text:p>1,73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5459" calcext:value-type="float">
            <text:p>1,35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8181" calcext:value-type="float">
            <text:p>2,78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5548" calcext:value-type="float">
            <text:p>0,895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842" calcext:value-type="float">
            <text:p>1,61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141" calcext:value-type="float">
            <text:p>1,67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55" calcext:value-type="float">
            <text:p>1,282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503" calcext:value-type="float">
            <text:p>2,74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4292" calcext:value-type="float">
            <text:p>0,894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403" calcext:value-type="float">
            <text:p>1,66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065" calcext:value-type="float">
            <text:p>1,73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603" calcext:value-type="float">
            <text:p>1,376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673" calcext:value-type="float">
            <text:p>2,69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0173" calcext:value-type="float">
            <text:p>0,910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84" calcext:value-type="float">
            <text:p>1,6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6317" calcext:value-type="float">
            <text:p>1,76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805" calcext:value-type="float">
            <text:p>1,248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36" calcext:value-type="float">
            <text:p>2,67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4721" calcext:value-type="float">
            <text:p>0,884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127" calcext:value-type="float">
            <text:p>1,58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528" calcext:value-type="float">
            <text:p>1,67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005" calcext:value-type="float">
            <text:p>1,28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196" calcext:value-type="float">
            <text:p>2,67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4032" calcext:value-type="float">
            <text:p>0,904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516" calcext:value-type="float">
            <text:p>1,60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921" calcext:value-type="float">
            <text:p>1,71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292" calcext:value-type="float">
            <text:p>1,202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477" calcext:value-type="float">
            <text:p>2,65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0764" calcext:value-type="float">
            <text:p>0,910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677" calcext:value-type="float">
            <text:p>1,6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951" calcext:value-type="float">
            <text:p>1,67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097" calcext:value-type="float">
            <text:p>1,310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8322" calcext:value-type="float">
            <text:p>2,68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5723" calcext:value-type="float">
            <text:p>0,895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406" calcext:value-type="float">
            <text:p>1,65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687" calcext:value-type="float">
            <text:p>1,63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59" calcext:value-type="float">
            <text:p>1,3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715" calcext:value-type="float">
            <text:p>2,65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7594" calcext:value-type="float">
            <text:p>0,897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671" calcext:value-type="float">
            <text:p>1,61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337" calcext:value-type="float">
            <text:p>1,61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128" calcext:value-type="float">
            <text:p>1,30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2912" calcext:value-type="float">
            <text:p>2,72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1212" calcext:value-type="float">
            <text:p>0,891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362" calcext:value-type="float">
            <text:p>1,56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698" calcext:value-type="float">
            <text:p>1,69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605" calcext:value-type="float">
            <text:p>1,28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0881" calcext:value-type="float">
            <text:p>2,70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3151" calcext:value-type="float">
            <text:p>0,893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7649" calcext:value-type="float">
            <text:p>1,57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373" calcext:value-type="float">
            <text:p>1,68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077" calcext:value-type="float">
            <text:p>1,27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6938" calcext:value-type="float">
            <text:p>2,66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961" calcext:value-type="float">
            <text:p>0,896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7375" calcext:value-type="float">
            <text:p>1,57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565" calcext:value-type="float">
            <text:p>1,68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274" calcext:value-type="float">
            <text:p>1,292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034" calcext:value-type="float">
            <text:p>2,6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743" calcext:value-type="float">
            <text:p>0,89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006" calcext:value-type="float">
            <text:p>1,56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713" calcext:value-type="float">
            <text:p>1,66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772" calcext:value-type="float">
            <text:p>1,28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3534" calcext:value-type="float">
            <text:p>2,63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248" calcext:value-type="float">
            <text:p>0,896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7686" calcext:value-type="float">
            <text:p>1,57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2022" calcext:value-type="float">
            <text:p>1,72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486" calcext:value-type="float">
            <text:p>1,304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642" calcext:value-type="float">
            <text:p>2,69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5386" calcext:value-type="float">
            <text:p>0,905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441" calcext:value-type="float">
            <text:p>1,62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2355" calcext:value-type="float">
            <text:p>1,72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5297" calcext:value-type="float">
            <text:p>1,352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68" calcext:value-type="float">
            <text:p>2,6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1682" calcext:value-type="float">
            <text:p>0,901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252" calcext:value-type="float">
            <text:p>1,64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376" calcext:value-type="float">
            <text:p>1,64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013" calcext:value-type="float">
            <text:p>1,32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145" calcext:value-type="float">
            <text:p>2,67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339" calcext:value-type="float">
            <text:p>0,91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747" calcext:value-type="float">
            <text:p>1,63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39" calcext:value-type="float">
            <text:p>1,6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791" calcext:value-type="float">
            <text:p>1,417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578" calcext:value-type="float">
            <text:p>2,73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0928" calcext:value-type="float">
            <text:p>0,890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94" calcext:value-type="float">
            <text:p>1,6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215" calcext:value-type="float">
            <text:p>1,63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785" calcext:value-type="float">
            <text:p>1,327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083" calcext:value-type="float">
            <text:p>2,73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12" calcext:value-type="float">
            <text:p>0,9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626" calcext:value-type="float">
            <text:p>1,61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399" calcext:value-type="float">
            <text:p>1,69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071" calcext:value-type="float">
            <text:p>1,37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5248" calcext:value-type="float">
            <text:p>2,75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147" calcext:value-type="float">
            <text:p>0,90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773" calcext:value-type="float">
            <text:p>1,62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328" calcext:value-type="float">
            <text:p>1,68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56" calcext:value-type="float">
            <text:p>1,3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276" calcext:value-type="float">
            <text:p>2,71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4012" calcext:value-type="float">
            <text:p>0,914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299" calcext:value-type="float">
            <text:p>1,64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614" calcext:value-type="float">
            <text:p>1,75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327" calcext:value-type="float">
            <text:p>1,34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13" calcext:value-type="float">
            <text:p>2,7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268" calcext:value-type="float">
            <text:p>0,89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082" calcext:value-type="float">
            <text:p>1,69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019" calcext:value-type="float">
            <text:p>1,70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8245" calcext:value-type="float">
            <text:p>1,282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6177" calcext:value-type="float">
            <text:p>2,66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3605" calcext:value-type="float">
            <text:p>0,893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673" calcext:value-type="float">
            <text:p>1,56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399" calcext:value-type="float">
            <text:p>1,68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212" calcext:value-type="float">
            <text:p>1,302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269" calcext:value-type="float">
            <text:p>2,65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20194" calcext:value-type="float">
            <text:p>0,92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7045" calcext:value-type="float">
            <text:p>1,57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653" calcext:value-type="float">
            <text:p>1,66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237" calcext:value-type="float">
            <text:p>1,32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3.03261" calcext:value-type="float">
            <text:p>3,03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30189" calcext:value-type="float">
            <text:p>0,930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429" calcext:value-type="float">
            <text:p>1,67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547" calcext:value-type="float">
            <text:p>1,69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714" calcext:value-type="float">
            <text:p>1,627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5243" calcext:value-type="float">
            <text:p>2,75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4749" calcext:value-type="float">
            <text:p>0,914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337" calcext:value-type="float">
            <text:p>1,68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374" calcext:value-type="float">
            <text:p>1,66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231" calcext:value-type="float">
            <text:p>1,362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928" calcext:value-type="float">
            <text:p>2,69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998" calcext:value-type="float">
            <text:p>0,90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611" calcext:value-type="float">
            <text:p>1,59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387" calcext:value-type="float">
            <text:p>1,75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018" calcext:value-type="float">
            <text:p>1,38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7921" calcext:value-type="float">
            <text:p>2,77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6122" calcext:value-type="float">
            <text:p>0,896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495" calcext:value-type="float">
            <text:p>1,68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712" calcext:value-type="float">
            <text:p>1,64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248" calcext:value-type="float">
            <text:p>1,29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898" calcext:value-type="float">
            <text:p>2,6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2848" calcext:value-type="float">
            <text:p>0,892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021" calcext:value-type="float">
            <text:p>1,56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988" calcext:value-type="float">
            <text:p>1,7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901" calcext:value-type="float">
            <text:p>1,32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3.59955" calcext:value-type="float">
            <text:p>3,59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1916" calcext:value-type="float">
            <text:p>1,11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8106" calcext:value-type="float">
            <text:p>2,38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2.34231" calcext:value-type="float">
            <text:p>2,34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6081" calcext:value-type="float">
            <text:p>1,86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3.56713" calcext:value-type="float">
            <text:p>3,56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91857" calcext:value-type="float">
            <text:p>0,991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0899" calcext:value-type="float">
            <text:p>1,80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932" calcext:value-type="float">
            <text:p>1,75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323" calcext:value-type="float">
            <text:p>1,63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97135" calcext:value-type="float">
            <text:p>2,97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8181" calcext:value-type="float">
            <text:p>0,908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913" calcext:value-type="float">
            <text:p>1,66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625" calcext:value-type="float">
            <text:p>1,73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314" calcext:value-type="float">
            <text:p>1,493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80741" calcext:value-type="float">
            <text:p>2,80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6401" calcext:value-type="float">
            <text:p>0,906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356" calcext:value-type="float">
            <text:p>1,64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847" calcext:value-type="float">
            <text:p>1,64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337" calcext:value-type="float">
            <text:p>1,32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3578" calcext:value-type="float">
            <text:p>2,63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0508" calcext:value-type="float">
            <text:p>0,880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587" calcext:value-type="float">
            <text:p>1,56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818" calcext:value-type="float">
            <text:p>1,74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07" calcext:value-type="float">
            <text:p>1,3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83867" calcext:value-type="float">
            <text:p>2,83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0518" calcext:value-type="float">
            <text:p>0,880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833" calcext:value-type="float">
            <text:p>1,60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8852" calcext:value-type="float">
            <text:p>1,78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478" calcext:value-type="float">
            <text:p>1,314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9664" calcext:value-type="float">
            <text:p>2,79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2217" calcext:value-type="float">
            <text:p>0,892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788" calcext:value-type="float">
            <text:p>1,61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8983" calcext:value-type="float">
            <text:p>1,78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689" calcext:value-type="float">
            <text:p>1,41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7205" calcext:value-type="float">
            <text:p>2,77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0174" calcext:value-type="float">
            <text:p>0,890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213" calcext:value-type="float">
            <text:p>1,68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127" calcext:value-type="float">
            <text:p>1,74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935" calcext:value-type="float">
            <text:p>1,449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8079" calcext:value-type="float">
            <text:p>2,68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5749" calcext:value-type="float">
            <text:p>0,885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083" calcext:value-type="float">
            <text:p>1,70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491" calcext:value-type="float">
            <text:p>1,74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38" calcext:value-type="float">
            <text:p>1,2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477" calcext:value-type="float">
            <text:p>2,73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7503" calcext:value-type="float">
            <text:p>0,877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147" calcext:value-type="float">
            <text:p>1,66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062" calcext:value-type="float">
            <text:p>1,74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925" calcext:value-type="float">
            <text:p>1,32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566" calcext:value-type="float">
            <text:p>2,71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3243" calcext:value-type="float">
            <text:p>0,883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073" calcext:value-type="float">
            <text:p>1,63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647" calcext:value-type="float">
            <text:p>1,73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904" calcext:value-type="float">
            <text:p>1,42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844" calcext:value-type="float">
            <text:p>2,71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6568" calcext:value-type="float">
            <text:p>0,886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857" calcext:value-type="float">
            <text:p>1,62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8096" calcext:value-type="float">
            <text:p>1,78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466" calcext:value-type="float">
            <text:p>1,33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852" calcext:value-type="float">
            <text:p>2,69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7062" calcext:value-type="float">
            <text:p>0,887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235" calcext:value-type="float">
            <text:p>1,59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7255" calcext:value-type="float">
            <text:p>1,77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38" calcext:value-type="float">
            <text:p>1,4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9759" calcext:value-type="float">
            <text:p>2,79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4067" calcext:value-type="float">
            <text:p>0,884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597" calcext:value-type="float">
            <text:p>1,64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71" calcext:value-type="float">
            <text:p>1,7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972" calcext:value-type="float">
            <text:p>1,34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0175" calcext:value-type="float">
            <text:p>2,70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62444" calcext:value-type="float">
            <text:p>0,962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997" calcext:value-type="float">
            <text:p>1,71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904" calcext:value-type="float">
            <text:p>1,73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0423" calcext:value-type="float">
            <text:p>1,404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007" calcext:value-type="float">
            <text:p>2,74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948" calcext:value-type="float">
            <text:p>0,87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407" calcext:value-type="float">
            <text:p>1,60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697" calcext:value-type="float">
            <text:p>1,66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886" calcext:value-type="float">
            <text:p>1,34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396" calcext:value-type="float">
            <text:p>2,67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378" calcext:value-type="float">
            <text:p>0,88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084" calcext:value-type="float">
            <text:p>1,67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824" calcext:value-type="float">
            <text:p>1,75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874" calcext:value-type="float">
            <text:p>1,448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236" calcext:value-type="float">
            <text:p>2,74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5426" calcext:value-type="float">
            <text:p>0,915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732" calcext:value-type="float">
            <text:p>1,69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442" calcext:value-type="float">
            <text:p>1,74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287" calcext:value-type="float">
            <text:p>1,322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606" calcext:value-type="float">
            <text:p>2,6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8531" calcext:value-type="float">
            <text:p>0,878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142" calcext:value-type="float">
            <text:p>1,6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488" calcext:value-type="float">
            <text:p>1,6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377" calcext:value-type="float">
            <text:p>1,413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8223" calcext:value-type="float">
            <text:p>2,78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4537" calcext:value-type="float">
            <text:p>0,874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412" calcext:value-type="float">
            <text:p>1,65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091" calcext:value-type="float">
            <text:p>1,75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752" calcext:value-type="float">
            <text:p>1,347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286" calcext:value-type="float">
            <text:p>2,69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0581" calcext:value-type="float">
            <text:p>0,890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369" calcext:value-type="float">
            <text:p>1,62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7" calcext:value-type="float">
            <text:p>1,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911" calcext:value-type="float">
            <text:p>1,339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353" calcext:value-type="float">
            <text:p>2,71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5431" calcext:value-type="float">
            <text:p>0,885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875" calcext:value-type="float">
            <text:p>1,59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838" calcext:value-type="float">
            <text:p>1,68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248" calcext:value-type="float">
            <text:p>1,31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0696" calcext:value-type="float">
            <text:p>2,70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1114" calcext:value-type="float">
            <text:p>0,891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678" calcext:value-type="float">
            <text:p>1,64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684" calcext:value-type="float">
            <text:p>1,65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65" calcext:value-type="float">
            <text:p>1,3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934" calcext:value-type="float">
            <text:p>2,699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69075" calcext:value-type="float">
            <text:p>0,869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183" calcext:value-type="float">
            <text:p>1,6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233" calcext:value-type="float">
            <text:p>1,64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771" calcext:value-type="float">
            <text:p>1,30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4583" calcext:value-type="float">
            <text:p>2,64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2089" calcext:value-type="float">
            <text:p>0,902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284" calcext:value-type="float">
            <text:p>1,63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908" calcext:value-type="float">
            <text:p>1,6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259" calcext:value-type="float">
            <text:p>1,41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73" calcext:value-type="float">
            <text:p>2,7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5096" calcext:value-type="float">
            <text:p>0,905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515" calcext:value-type="float">
            <text:p>1,66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259" calcext:value-type="float">
            <text:p>1,67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521" calcext:value-type="float">
            <text:p>1,3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727" calcext:value-type="float">
            <text:p>2,65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6921" calcext:value-type="float">
            <text:p>0,876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793" calcext:value-type="float">
            <text:p>1,58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785" calcext:value-type="float">
            <text:p>1,66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841" calcext:value-type="float">
            <text:p>1,378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8905" calcext:value-type="float">
            <text:p>2,68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7482" calcext:value-type="float">
            <text:p>0,877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233" calcext:value-type="float">
            <text:p>1,58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882" calcext:value-type="float">
            <text:p>1,71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3389" calcext:value-type="float">
            <text:p>1,333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6709" calcext:value-type="float">
            <text:p>2,66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0751" calcext:value-type="float">
            <text:p>0,890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578" calcext:value-type="float">
            <text:p>1,58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4418" calcext:value-type="float">
            <text:p>1,74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943" calcext:value-type="float">
            <text:p>1,41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83006" calcext:value-type="float">
            <text:p>2,83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42565" calcext:value-type="float">
            <text:p>0,942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515" calcext:value-type="float">
            <text:p>1,65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719" calcext:value-type="float">
            <text:p>1,73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502" calcext:value-type="float">
            <text:p>1,365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753" calcext:value-type="float">
            <text:p>2,67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0539" calcext:value-type="float">
            <text:p>0,870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135" calcext:value-type="float">
            <text:p>1,58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562" calcext:value-type="float">
            <text:p>1,695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1594" calcext:value-type="float">
            <text:p>1,315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36" calcext:value-type="float">
            <text:p>2,7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1987" calcext:value-type="float">
            <text:p>0,901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3158" calcext:value-type="float">
            <text:p>1,83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2045" calcext:value-type="float">
            <text:p>1,82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098" calcext:value-type="float">
            <text:p>1,66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86766" calcext:value-type="float">
            <text:p>2,86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11686" calcext:value-type="float">
            <text:p>0,911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766" calcext:value-type="float">
            <text:p>1,71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578" calcext:value-type="float">
            <text:p>1,70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521" calcext:value-type="float">
            <text:p>1,50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7434" calcext:value-type="float">
            <text:p>2,77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9989" calcext:value-type="float">
            <text:p>0,909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542" calcext:value-type="float">
            <text:p>1,64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554" calcext:value-type="float">
            <text:p>1,66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684" calcext:value-type="float">
            <text:p>1,34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3.12792" calcext:value-type="float">
            <text:p>3,12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1527" calcext:value-type="float">
            <text:p>1,11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93686" calcext:value-type="float">
            <text:p>1,93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318" calcext:value-type="float">
            <text:p>1,66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0697" calcext:value-type="float">
            <text:p>1,70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052" calcext:value-type="float">
            <text:p>2,71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1073" calcext:value-type="float">
            <text:p>0,871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3175" calcext:value-type="float">
            <text:p>1,63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253" calcext:value-type="float">
            <text:p>1,65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847" calcext:value-type="float">
            <text:p>1,348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6922" calcext:value-type="float">
            <text:p>2,76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27581" calcext:value-type="float">
            <text:p>0,927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621" calcext:value-type="float">
            <text:p>1,59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371" calcext:value-type="float">
            <text:p>1,66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2474" calcext:value-type="float">
            <text:p>1,32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021" calcext:value-type="float">
            <text:p>2,69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0501" calcext:value-type="float">
            <text:p>0,880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288" calcext:value-type="float">
            <text:p>1,66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228" calcext:value-type="float">
            <text:p>1,66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9563" calcext:value-type="float">
            <text:p>1,29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7292" calcext:value-type="float">
            <text:p>2,67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8512" calcext:value-type="float">
            <text:p>0,888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147" calcext:value-type="float">
            <text:p>1,64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282" calcext:value-type="float">
            <text:p>1,66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9517" calcext:value-type="float">
            <text:p>1,395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5553" calcext:value-type="float">
            <text:p>2,75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90457" calcext:value-type="float">
            <text:p>0,890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88205" calcext:value-type="float">
            <text:p>1,88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2414" calcext:value-type="float">
            <text:p>1,72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711" calcext:value-type="float">
            <text:p>1,487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6006" calcext:value-type="float">
            <text:p>2,76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06416" calcext:value-type="float">
            <text:p>0,906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7261" calcext:value-type="float">
            <text:p>1,57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559" calcext:value-type="float">
            <text:p>1,6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012" calcext:value-type="float">
            <text:p>1,38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8506" calcext:value-type="float">
            <text:p>2,78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925095" calcext:value-type="float">
            <text:p>0,925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734" calcext:value-type="float">
            <text:p>1,64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67" calcext:value-type="float">
            <text:p>1,7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595" calcext:value-type="float">
            <text:p>1,46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8192" calcext:value-type="float">
            <text:p>2,78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312" calcext:value-type="float">
            <text:p>0,87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026" calcext:value-type="float">
            <text:p>1,64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8438" calcext:value-type="float">
            <text:p>1,68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007" calcext:value-type="float">
            <text:p>1,44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0683" calcext:value-type="float">
            <text:p>2,70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4545" calcext:value-type="float">
            <text:p>0,884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82" calcext:value-type="float">
            <text:p>1,6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211" calcext:value-type="float">
            <text:p>1,66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626" calcext:value-type="float">
            <text:p>1,376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221" calcext:value-type="float">
            <text:p>2,74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4067" calcext:value-type="float">
            <text:p>0,884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1137" calcext:value-type="float">
            <text:p>1,61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219" calcext:value-type="float">
            <text:p>1,64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743" calcext:value-type="float">
            <text:p>1,377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9138" calcext:value-type="float">
            <text:p>2,69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9552" calcext:value-type="float">
            <text:p>0,879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053" calcext:value-type="float">
            <text:p>1,60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182" calcext:value-type="float">
            <text:p>1,67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476" calcext:value-type="float">
            <text:p>1,36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2146" calcext:value-type="float">
            <text:p>2,72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8116" calcext:value-type="float">
            <text:p>0,878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337" calcext:value-type="float">
            <text:p>1,60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3988" calcext:value-type="float">
            <text:p>1,73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21" calcext:value-type="float">
            <text:p>1,38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8771" calcext:value-type="float">
            <text:p>2,68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7048" calcext:value-type="float">
            <text:p>0,87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144" calcext:value-type="float">
            <text:p>1,58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1744" calcext:value-type="float">
            <text:p>1,71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09" calcext:value-type="float">
            <text:p>1,36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3493" calcext:value-type="float">
            <text:p>2,73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1144" calcext:value-type="float">
            <text:p>0,881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664" calcext:value-type="float">
            <text:p>1,67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612" calcext:value-type="float">
            <text:p>1,7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299" calcext:value-type="float">
            <text:p>1,41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4487" calcext:value-type="float">
            <text:p>2,74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82511" calcext:value-type="float">
            <text:p>0,882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158" calcext:value-type="float">
            <text:p>1,66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754" calcext:value-type="float">
            <text:p>1,6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6727" calcext:value-type="float">
            <text:p>1,36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71681" calcext:value-type="float">
            <text:p>2,71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875215" calcext:value-type="float">
            <text:p>0,875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9419" calcext:value-type="float">
            <text:p>1,59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794" calcext:value-type="float">
            <text:p>1,69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4804" calcext:value-type="float">
            <text:p>1,34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2.65012" calcext:value-type="float">
            <text:p>2,65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91" calcext:value-type="float">
            <text:p>1,4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952" calcext:value-type="float">
            <text:p>1,95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595" calcext:value-type="float">
            <text:p>1,96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6836" calcext:value-type="float">
            <text:p>1,568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463" calcext:value-type="float">
            <text:p>3,16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49" calcext:value-type="float">
            <text:p>1,42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8427" calcext:value-type="float">
            <text:p>1,88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963" calcext:value-type="float">
            <text:p>2,06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461" calcext:value-type="float">
            <text:p>1,604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689" calcext:value-type="float">
            <text:p>3,116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63" calcext:value-type="float">
            <text:p>1,42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223" calcext:value-type="float">
            <text:p>1,93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659" calcext:value-type="float">
            <text:p>2,04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8385" calcext:value-type="float">
            <text:p>1,58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798" calcext:value-type="float">
            <text:p>3,05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273" calcext:value-type="float">
            <text:p>1,43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967" calcext:value-type="float">
            <text:p>1,93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205" calcext:value-type="float">
            <text:p>1,95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462" calcext:value-type="float">
            <text:p>1,64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093" calcext:value-type="float">
            <text:p>3,11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12" calcext:value-type="float">
            <text:p>1,4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902" calcext:value-type="float">
            <text:p>2,01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3196" calcext:value-type="float">
            <text:p>2,03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039" calcext:value-type="float">
            <text:p>1,7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477" calcext:value-type="float">
            <text:p>3,10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87" calcext:value-type="float">
            <text:p>1,4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866" calcext:value-type="float">
            <text:p>1,93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684" calcext:value-type="float">
            <text:p>2,04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651" calcext:value-type="float">
            <text:p>1,67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863" calcext:value-type="float">
            <text:p>3,15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491" calcext:value-type="float">
            <text:p>1,41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671" calcext:value-type="float">
            <text:p>1,98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371" calcext:value-type="float">
            <text:p>2,01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725" calcext:value-type="float">
            <text:p>1,70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861" calcext:value-type="float">
            <text:p>3,10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3" calcext:value-type="float">
            <text:p>1,4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081" calcext:value-type="float">
            <text:p>1,92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662" calcext:value-type="float">
            <text:p>2,04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638" calcext:value-type="float">
            <text:p>1,60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923" calcext:value-type="float">
            <text:p>3,10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789" calcext:value-type="float">
            <text:p>1,41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0583" calcext:value-type="float">
            <text:p>1,90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498" calcext:value-type="float">
            <text:p>2,06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932" calcext:value-type="float">
            <text:p>1,63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646" calcext:value-type="float">
            <text:p>3,15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282" calcext:value-type="float">
            <text:p>1,42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519" calcext:value-type="float">
            <text:p>1,97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9786" calcext:value-type="float">
            <text:p>2,09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974" calcext:value-type="float">
            <text:p>1,62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614" calcext:value-type="float">
            <text:p>3,07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41" calcext:value-type="float">
            <text:p>1,42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0355" calcext:value-type="float">
            <text:p>1,9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3096" calcext:value-type="float">
            <text:p>2,13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8876" calcext:value-type="float">
            <text:p>1,58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3726" calcext:value-type="float">
            <text:p>3,03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134" calcext:value-type="float">
            <text:p>1,42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636" calcext:value-type="float">
            <text:p>1,8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378" calcext:value-type="float">
            <text:p>1,99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384" calcext:value-type="float">
            <text:p>1,603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315" calcext:value-type="float">
            <text:p>3,11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403" calcext:value-type="float">
            <text:p>1,42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429" calcext:value-type="float">
            <text:p>1,89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715" calcext:value-type="float">
            <text:p>1,96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387" calcext:value-type="float">
            <text:p>1,60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763" calcext:value-type="float">
            <text:p>3,11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4509" calcext:value-type="float">
            <text:p>1,54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077" calcext:value-type="float">
            <text:p>1,93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159" calcext:value-type="float">
            <text:p>1,96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572" calcext:value-type="float">
            <text:p>1,675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426" calcext:value-type="float">
            <text:p>3,07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164" calcext:value-type="float">
            <text:p>1,45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1015" calcext:value-type="float">
            <text:p>1,91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428" calcext:value-type="float">
            <text:p>1,98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411" calcext:value-type="float">
            <text:p>1,60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922" calcext:value-type="float">
            <text:p>3,06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04" calcext:value-type="float">
            <text:p>1,42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801" calcext:value-type="float">
            <text:p>1,89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177" calcext:value-type="float">
            <text:p>1,96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8747" calcext:value-type="float">
            <text:p>1,58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259" calcext:value-type="float">
            <text:p>3,06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498" calcext:value-type="float">
            <text:p>1,43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399" calcext:value-type="float">
            <text:p>1,92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514" calcext:value-type="float">
            <text:p>1,95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219" calcext:value-type="float">
            <text:p>1,622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8254" calcext:value-type="float">
            <text:p>3,08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07" calcext:value-type="float">
            <text:p>1,42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855" calcext:value-type="float">
            <text:p>2,0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036" calcext:value-type="float">
            <text:p>2,11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157" calcext:value-type="float">
            <text:p>1,71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268" calcext:value-type="float">
            <text:p>3,13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905" calcext:value-type="float">
            <text:p>1,46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701" calcext:value-type="float">
            <text:p>1,96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5053" calcext:value-type="float">
            <text:p>2,15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0569" calcext:value-type="float">
            <text:p>1,80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1473" calcext:value-type="float">
            <text:p>3,21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895" calcext:value-type="float">
            <text:p>1,48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2034" calcext:value-type="float">
            <text:p>2,12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6549" calcext:value-type="float">
            <text:p>2,16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037" calcext:value-type="float">
            <text:p>1,75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699" calcext:value-type="float">
            <text:p>3,3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731" calcext:value-type="float">
            <text:p>1,47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87" calcext:value-type="float">
            <text:p>2,0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5032" calcext:value-type="float">
            <text:p>2,05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589" calcext:value-type="float">
            <text:p>1,67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41745" calcext:value-type="float">
            <text:p>3,41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4" calcext:value-type="float">
            <text:p>1,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997" calcext:value-type="float">
            <text:p>2,04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8022" calcext:value-type="float">
            <text:p>2,18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185" calcext:value-type="float">
            <text:p>1,671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34" calcext:value-type="float">
            <text:p>3,1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84" calcext:value-type="float">
            <text:p>1,42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336" calcext:value-type="float">
            <text:p>2,02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8008" calcext:value-type="float">
            <text:p>2,28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235" calcext:value-type="float">
            <text:p>1,5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703" calcext:value-type="float">
            <text:p>3,05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58" calcext:value-type="float">
            <text:p>1,42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345" calcext:value-type="float">
            <text:p>2,1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433" calcext:value-type="float">
            <text:p>1,96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416" calcext:value-type="float">
            <text:p>1,604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1621" calcext:value-type="float">
            <text:p>3,31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64" calcext:value-type="float">
            <text:p>1,43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375" calcext:value-type="float">
            <text:p>1,92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5473" calcext:value-type="float">
            <text:p>2,05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2391" calcext:value-type="float">
            <text:p>1,52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4017" calcext:value-type="float">
            <text:p>3,34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51" calcext:value-type="float">
            <text:p>1,4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104" calcext:value-type="float">
            <text:p>1,99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33388" calcext:value-type="float">
            <text:p>2,33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82" calcext:value-type="float">
            <text:p>1,65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678" calcext:value-type="float">
            <text:p>3,10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538" calcext:value-type="float">
            <text:p>1,44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6476" calcext:value-type="float">
            <text:p>2,16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8128" calcext:value-type="float">
            <text:p>2,08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08" calcext:value-type="float">
            <text:p>1,67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8693" calcext:value-type="float">
            <text:p>3,18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417" calcext:value-type="float">
            <text:p>1,43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936" calcext:value-type="float">
            <text:p>2,1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04" calcext:value-type="float">
            <text:p>2,0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7091" calcext:value-type="float">
            <text:p>1,57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6753" calcext:value-type="float">
            <text:p>3,26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14" calcext:value-type="float">
            <text:p>1,43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033" calcext:value-type="float">
            <text:p>2,01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2007" calcext:value-type="float">
            <text:p>2,22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697" calcext:value-type="float">
            <text:p>1,66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568" calcext:value-type="float">
            <text:p>3,19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9" calcext:value-type="float">
            <text:p>1,4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96" calcext:value-type="float">
            <text:p>1,9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6257" calcext:value-type="float">
            <text:p>2,16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354" calcext:value-type="float">
            <text:p>1,70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534" calcext:value-type="float">
            <text:p>3,17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182" calcext:value-type="float">
            <text:p>1,43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958" calcext:value-type="float">
            <text:p>2,11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171" calcext:value-type="float">
            <text:p>2,00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636" calcext:value-type="float">
            <text:p>1,68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3017" calcext:value-type="float">
            <text:p>3,23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41" calcext:value-type="float">
            <text:p>1,43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4032" calcext:value-type="float">
            <text:p>1,94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7231" calcext:value-type="float">
            <text:p>2,07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7887" calcext:value-type="float">
            <text:p>1,57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8533" calcext:value-type="float">
            <text:p>3,18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43" calcext:value-type="float">
            <text:p>1,42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4668" calcext:value-type="float">
            <text:p>1,9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0942" calcext:value-type="float">
            <text:p>2,10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9174" calcext:value-type="float">
            <text:p>1,59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124" calcext:value-type="float">
            <text:p>3,20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336" calcext:value-type="float">
            <text:p>1,42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369" calcext:value-type="float">
            <text:p>2,00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991" calcext:value-type="float">
            <text:p>2,0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008" calcext:value-type="float">
            <text:p>1,66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027" calcext:value-type="float">
            <text:p>3,16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76" calcext:value-type="float">
            <text:p>1,44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6" calcext:value-type="float">
            <text:p>1,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732" calcext:value-type="float">
            <text:p>2,02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625" calcext:value-type="float">
            <text:p>1,686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5066" calcext:value-type="float">
            <text:p>3,25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19" calcext:value-type="float">
            <text:p>1,42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603" calcext:value-type="float">
            <text:p>1,9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9951" calcext:value-type="float">
            <text:p>2,09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383" calcext:value-type="float">
            <text:p>1,63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334" calcext:value-type="float">
            <text:p>3,07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87" calcext:value-type="float">
            <text:p>1,43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415" calcext:value-type="float">
            <text:p>1,92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393" calcext:value-type="float">
            <text:p>2,04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463" calcext:value-type="float">
            <text:p>1,644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713" calcext:value-type="float">
            <text:p>3,06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292" calcext:value-type="float">
            <text:p>1,42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361" calcext:value-type="float">
            <text:p>1,92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466" calcext:value-type="float">
            <text:p>1,96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769" calcext:value-type="float">
            <text:p>1,67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506" calcext:value-type="float">
            <text:p>3,15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78" calcext:value-type="float">
            <text:p>1,4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031" calcext:value-type="float">
            <text:p>1,97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963" calcext:value-type="float">
            <text:p>1,98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83" calcext:value-type="float">
            <text:p>1,72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012" calcext:value-type="float">
            <text:p>3,12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552" calcext:value-type="float">
            <text:p>1,42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03" calcext:value-type="float">
            <text:p>1,9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766" calcext:value-type="float">
            <text:p>2,0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622" calcext:value-type="float">
            <text:p>1,64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555" calcext:value-type="float">
            <text:p>3,20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08" calcext:value-type="float">
            <text:p>1,42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8844" calcext:value-type="float">
            <text:p>1,88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863" calcext:value-type="float">
            <text:p>2,02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774" calcext:value-type="float">
            <text:p>1,62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301" calcext:value-type="float">
            <text:p>3,06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654" calcext:value-type="float">
            <text:p>1,41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944" calcext:value-type="float">
            <text:p>1,95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212" calcext:value-type="float">
            <text:p>1,95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627" calcext:value-type="float">
            <text:p>1,646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931" calcext:value-type="float">
            <text:p>3,07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12" calcext:value-type="float">
            <text:p>1,43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652" calcext:value-type="float">
            <text:p>1,93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173" calcext:value-type="float">
            <text:p>1,95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319" calcext:value-type="float">
            <text:p>1,633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175" calcext:value-type="float">
            <text:p>3,20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316" calcext:value-type="float">
            <text:p>1,42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4533" calcext:value-type="float">
            <text:p>2,14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353" calcext:value-type="float">
            <text:p>1,98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9896" calcext:value-type="float">
            <text:p>1,598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269" calcext:value-type="float">
            <text:p>3,12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0344" calcext:value-type="float">
            <text:p>1,90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6257" calcext:value-type="float">
            <text:p>2,26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13" calcext:value-type="float">
            <text:p>2,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178" calcext:value-type="float">
            <text:p>1,98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69561" calcext:value-type="float">
            <text:p>3,69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256" calcext:value-type="float">
            <text:p>1,63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4427" calcext:value-type="float">
            <text:p>2,24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31662" calcext:value-type="float">
            <text:p>2,31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9215" calcext:value-type="float">
            <text:p>3,29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141" calcext:value-type="float">
            <text:p>1,45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053" calcext:value-type="float">
            <text:p>2,01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9971" calcext:value-type="float">
            <text:p>2,29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235" calcext:value-type="float">
            <text:p>1,61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196" calcext:value-type="float">
            <text:p>3,12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0143" calcext:value-type="float">
            <text:p>1,5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4325" calcext:value-type="float">
            <text:p>2,24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447" calcext:value-type="float">
            <text:p>2,06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808" calcext:value-type="float">
            <text:p>1,69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739" calcext:value-type="float">
            <text:p>3,16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291" calcext:value-type="float">
            <text:p>1,43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405" calcext:value-type="float">
            <text:p>2,1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854" calcext:value-type="float">
            <text:p>1,97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977" calcext:value-type="float">
            <text:p>1,609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5347" calcext:value-type="float">
            <text:p>3,35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497" calcext:value-type="float">
            <text:p>1,43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019" calcext:value-type="float">
            <text:p>1,95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5805" calcext:value-type="float">
            <text:p>2,15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7574" calcext:value-type="float">
            <text:p>1,57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836" calcext:value-type="float">
            <text:p>3,05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681" calcext:value-type="float">
            <text:p>1,43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13" calcext:value-type="float">
            <text:p>1,9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2782" calcext:value-type="float">
            <text:p>2,12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6311" calcext:value-type="float">
            <text:p>1,563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071" calcext:value-type="float">
            <text:p>3,10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612" calcext:value-type="float">
            <text:p>1,4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099" calcext:value-type="float">
            <text:p>2,04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711" calcext:value-type="float">
            <text:p>1,98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7169" calcext:value-type="float">
            <text:p>1,571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8787" calcext:value-type="float">
            <text:p>3,18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388" calcext:value-type="float">
            <text:p>1,44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945" calcext:value-type="float">
            <text:p>1,93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5715" calcext:value-type="float">
            <text:p>2,05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967" calcext:value-type="float">
            <text:p>1,61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956" calcext:value-type="float">
            <text:p>3,20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999" calcext:value-type="float">
            <text:p>1,44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077" calcext:value-type="float">
            <text:p>1,92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6264" calcext:value-type="float">
            <text:p>2,26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099" calcext:value-type="float">
            <text:p>1,69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951" calcext:value-type="float">
            <text:p>3,16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72" calcext:value-type="float">
            <text:p>1,43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063" calcext:value-type="float">
            <text:p>2,04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757" calcext:value-type="float">
            <text:p>2,11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8126" calcext:value-type="float">
            <text:p>1,58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5629" calcext:value-type="float">
            <text:p>3,5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3223" calcext:value-type="float">
            <text:p>3,23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40172" calcext:value-type="float">
            <text:p>2,40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45587" calcext:value-type="float">
            <text:p>2,45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1229" calcext:value-type="float">
            <text:p>2,212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6513" calcext:value-type="float">
            <text:p>3,6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94" calcext:value-type="float">
            <text:p>1,6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8.7486" calcext:value-type="float">
            <text:p>18,7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204" calcext:value-type="float">
            <text:p>3,2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44541" calcext:value-type="float">
            <text:p>2,445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4.8254" calcext:value-type="float">
            <text:p>4,8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2143" calcext:value-type="float">
            <text:p>1,52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564" calcext:value-type="float">
            <text:p>1,93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274" calcext:value-type="float">
            <text:p>2,02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7185" calcext:value-type="float">
            <text:p>1,771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42176" calcext:value-type="float">
            <text:p>3,42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429" calcext:value-type="float">
            <text:p>1,46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603" calcext:value-type="float">
            <text:p>1,95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7179" calcext:value-type="float">
            <text:p>2,17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193" calcext:value-type="float">
            <text:p>1,64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355" calcext:value-type="float">
            <text:p>3,11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54" calcext:value-type="float">
            <text:p>1,42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771" calcext:value-type="float">
            <text:p>1,98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7091" calcext:value-type="float">
            <text:p>2,17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9324" calcext:value-type="float">
            <text:p>1,59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429" calcext:value-type="float">
            <text:p>3,11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63" calcext:value-type="float">
            <text:p>1,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809" calcext:value-type="float">
            <text:p>1,98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4" calcext:value-type="float">
            <text:p>1,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175" calcext:value-type="float">
            <text:p>1,65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6214" calcext:value-type="float">
            <text:p>3,26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61" calcext:value-type="float">
            <text:p>1,43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202" calcext:value-type="float">
            <text:p>1,98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8094" calcext:value-type="float">
            <text:p>2,08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54" calcext:value-type="float">
            <text:p>1,69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7325" calcext:value-type="float">
            <text:p>3,2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544" calcext:value-type="float">
            <text:p>1,47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5406" calcext:value-type="float">
            <text:p>2,05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907" calcext:value-type="float">
            <text:p>1,95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99" calcext:value-type="float">
            <text:p>1,64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634" calcext:value-type="float">
            <text:p>3,166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03" calcext:value-type="float">
            <text:p>1,4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1378" calcext:value-type="float">
            <text:p>1,91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3938" calcext:value-type="float">
            <text:p>2,03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166" calcext:value-type="float">
            <text:p>1,671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718" calcext:value-type="float">
            <text:p>3,137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781" calcext:value-type="float">
            <text:p>1,44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187" calcext:value-type="float">
            <text:p>2,04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7989" calcext:value-type="float">
            <text:p>2,17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817" calcext:value-type="float">
            <text:p>1,68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503" calcext:value-type="float">
            <text:p>3,20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497" calcext:value-type="float">
            <text:p>1,44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676" calcext:value-type="float">
            <text:p>1,95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243" calcext:value-type="float">
            <text:p>1,97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105" calcext:value-type="float">
            <text:p>1,61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8434" calcext:value-type="float">
            <text:p>3,18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51" calcext:value-type="float">
            <text:p>1,4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801" calcext:value-type="float">
            <text:p>2,00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099" calcext:value-type="float">
            <text:p>2,01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548" calcext:value-type="float">
            <text:p>1,615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667" calcext:value-type="float">
            <text:p>3,15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5513" calcext:value-type="float">
            <text:p>1,45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345" calcext:value-type="float">
            <text:p>1,96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875" calcext:value-type="float">
            <text:p>2,0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671" calcext:value-type="float">
            <text:p>1,62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69" calcext:value-type="float">
            <text:p>3,1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343" calcext:value-type="float">
            <text:p>1,42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446" calcext:value-type="float">
            <text:p>2,2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045" calcext:value-type="float">
            <text:p>2,2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2422" calcext:value-type="float">
            <text:p>1,92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60659" calcext:value-type="float">
            <text:p>3,60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743" calcext:value-type="float">
            <text:p>1,61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7032" calcext:value-type="float">
            <text:p>2,17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36473" calcext:value-type="float">
            <text:p>2,36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335" calcext:value-type="float">
            <text:p>1,893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1815" calcext:value-type="float">
            <text:p>3,31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083" calcext:value-type="float">
            <text:p>1,46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199" calcext:value-type="float">
            <text:p>1,99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6839" calcext:value-type="float">
            <text:p>2,16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281" calcext:value-type="float">
            <text:p>1,612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025" calcext:value-type="float">
            <text:p>3,2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25" calcext:value-type="float">
            <text:p>1,43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234" calcext:value-type="float">
            <text:p>2,11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694" calcext:value-type="float">
            <text:p>1,9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177" calcext:value-type="float">
            <text:p>1,621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43534" calcext:value-type="float">
            <text:p>3,43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76" calcext:value-type="float">
            <text:p>1,43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995" calcext:value-type="float">
            <text:p>2,00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7181" calcext:value-type="float">
            <text:p>2,07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064" calcext:value-type="float">
            <text:p>1,73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8756" calcext:value-type="float">
            <text:p>3,28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552" calcext:value-type="float">
            <text:p>1,43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029" calcext:value-type="float">
            <text:p>1,97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8351" calcext:value-type="float">
            <text:p>2,18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237" calcext:value-type="float">
            <text:p>1,73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81" calcext:value-type="float">
            <text:p>3,1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239" calcext:value-type="float">
            <text:p>1,43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388" calcext:value-type="float">
            <text:p>2,00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8752" calcext:value-type="float">
            <text:p>2,08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355" calcext:value-type="float">
            <text:p>1,613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066" calcext:value-type="float">
            <text:p>3,19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01" calcext:value-type="float">
            <text:p>1,4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165" calcext:value-type="float">
            <text:p>2,11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247" calcext:value-type="float">
            <text:p>1,99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006" calcext:value-type="float">
            <text:p>1,69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7567" calcext:value-type="float">
            <text:p>3,27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903" calcext:value-type="float">
            <text:p>1,43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671" calcext:value-type="float">
            <text:p>1,95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7696" calcext:value-type="float">
            <text:p>2,07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1732" calcext:value-type="float">
            <text:p>1,817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446" calcext:value-type="float">
            <text:p>3,15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19" calcext:value-type="float">
            <text:p>1,42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169" calcext:value-type="float">
            <text:p>1,95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637" calcext:value-type="float">
            <text:p>2,11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748" calcext:value-type="float">
            <text:p>1,637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8445" calcext:value-type="float">
            <text:p>3,08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98" calcext:value-type="float">
            <text:p>1,4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564" calcext:value-type="float">
            <text:p>1,98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1947" calcext:value-type="float">
            <text:p>2,21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892" calcext:value-type="float">
            <text:p>3,05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81" calcext:value-type="float">
            <text:p>1,42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51" calcext:value-type="float">
            <text:p>2,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7468" calcext:value-type="float">
            <text:p>2,2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42528" calcext:value-type="float">
            <text:p>3,425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4.0301" calcext:value-type="float">
            <text:p>4,0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76" calcext:value-type="float">
            <text:p>1,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6588" calcext:value-type="float">
            <text:p>2,16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42" calcext:value-type="float">
            <text:p>2,0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989" calcext:value-type="float">
            <text:p>1,97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7156" calcext:value-type="float">
            <text:p>3,27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963" calcext:value-type="float">
            <text:p>1,47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724" calcext:value-type="float">
            <text:p>2,0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7785" calcext:value-type="float">
            <text:p>2,27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764" calcext:value-type="float">
            <text:p>1,737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495" calcext:value-type="float">
            <text:p>3,19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208" calcext:value-type="float">
            <text:p>1,44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694" calcext:value-type="float">
            <text:p>2,02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653" calcext:value-type="float">
            <text:p>2,06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926" calcext:value-type="float">
            <text:p>1,729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0422" calcext:value-type="float">
            <text:p>3,20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675" calcext:value-type="float">
            <text:p>1,42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891" calcext:value-type="float">
            <text:p>2,02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346" calcext:value-type="float">
            <text:p>1,99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758" calcext:value-type="float">
            <text:p>1,627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762" calcext:value-type="float">
            <text:p>3,197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643" calcext:value-type="float">
            <text:p>1,43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914" calcext:value-type="float">
            <text:p>1,95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6636" calcext:value-type="float">
            <text:p>2,06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197" calcext:value-type="float">
            <text:p>1,63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825" calcext:value-type="float">
            <text:p>3,11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78" calcext:value-type="float">
            <text:p>1,4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3155" calcext:value-type="float">
            <text:p>1,93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8863" calcext:value-type="float">
            <text:p>2,08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009" calcext:value-type="float">
            <text:p>1,6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589" calcext:value-type="float">
            <text:p>3,175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341" calcext:value-type="float">
            <text:p>1,43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95" calcext:value-type="float">
            <text:p>1,9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466" calcext:value-type="float">
            <text:p>1,99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586" calcext:value-type="float">
            <text:p>1,72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816" calcext:value-type="float">
            <text:p>3,15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71" calcext:value-type="float">
            <text:p>1,4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447" calcext:value-type="float">
            <text:p>1,98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1524" calcext:value-type="float">
            <text:p>2,11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454" calcext:value-type="float">
            <text:p>1,744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4849" calcext:value-type="float">
            <text:p>3,14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15" calcext:value-type="float">
            <text:p>1,42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372" calcext:value-type="float">
            <text:p>1,95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9347" calcext:value-type="float">
            <text:p>2,19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916" calcext:value-type="float">
            <text:p>1,99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8824" calcext:value-type="float">
            <text:p>3,28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807" calcext:value-type="float">
            <text:p>1,4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1682" calcext:value-type="float">
            <text:p>2,01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3327" calcext:value-type="float">
            <text:p>2,03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59538" calcext:value-type="float">
            <text:p>1,59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877" calcext:value-type="float">
            <text:p>3,06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945" calcext:value-type="float">
            <text:p>1,42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0499" calcext:value-type="float">
            <text:p>2,00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709" calcext:value-type="float">
            <text:p>2,04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667" calcext:value-type="float">
            <text:p>1,62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6444" calcext:value-type="float">
            <text:p>3,26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1897" calcext:value-type="float">
            <text:p>1,41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594" calcext:value-type="float">
            <text:p>2,04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9341" calcext:value-type="float">
            <text:p>2,09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997" calcext:value-type="float">
            <text:p>1,689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1598" calcext:value-type="float">
            <text:p>3,21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423" calcext:value-type="float">
            <text:p>1,42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3457" calcext:value-type="float">
            <text:p>2,23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3048" calcext:value-type="float">
            <text:p>2,93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811" calcext:value-type="float">
            <text:p>1,8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46404" calcext:value-type="float">
            <text:p>3,46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5" calcext:value-type="float">
            <text:p>1,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3199" calcext:value-type="float">
            <text:p>2,13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812" calcext:value-type="float">
            <text:p>2,0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2525" calcext:value-type="float">
            <text:p>1,82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3126" calcext:value-type="float">
            <text:p>3,33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6502" calcext:value-type="float">
            <text:p>1,46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8091" calcext:value-type="float">
            <text:p>1,98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982" calcext:value-type="float">
            <text:p>2,1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795" calcext:value-type="float">
            <text:p>1,64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384" calcext:value-type="float">
            <text:p>3,13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2037" calcext:value-type="float">
            <text:p>1,42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672" calcext:value-type="float">
            <text:p>1,9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5847" calcext:value-type="float">
            <text:p>2,15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898" calcext:value-type="float">
            <text:p>1,65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936" calcext:value-type="float">
            <text:p>3,13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4834" calcext:value-type="float">
            <text:p>1,44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244" calcext:value-type="float">
            <text:p>2,0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3838" calcext:value-type="float">
            <text:p>2,03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018" calcext:value-type="float">
            <text:p>1,72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746" calcext:value-type="float">
            <text:p>3,2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7652" calcext:value-type="float">
            <text:p>1,47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04009" calcext:value-type="float">
            <text:p>2,04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14559" calcext:value-type="float">
            <text:p>2,14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7053" calcext:value-type="float">
            <text:p>1,87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24574" calcext:value-type="float">
            <text:p>3,24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43273" calcext:value-type="float">
            <text:p>1,43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5185" calcext:value-type="float">
            <text:p>2,25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433" calcext:value-type="float">
            <text:p>2,67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5136" calcext:value-type="float">
            <text:p>1,951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33259" calcext:value-type="float">
            <text:p>3,33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1865" calcext:value-type="float">
            <text:p>1,61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7582" calcext:value-type="float">
            <text:p>2,27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21893" calcext:value-type="float">
            <text:p>2,21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67611" calcext:value-type="float">
            <text:p>2,67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3.40743" calcext:value-type="float">
            <text:p>3,40743</text:p>
          </table:table-cell>
        </table:table-row>
      </table:table>
      <table:table table:name="Tabla dinámica_insert_by_userid_1" table:style-name="ta1">
        <table:shapes>
          <draw:frame draw:z-index="0" draw:style-name="gr1" draw:text-style-name="P1" svg:width="15.999cm" svg:height="8.999cm" svg:x="17.929cm" svg:y="0.466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1"/>
        <table:table-column table:style-name="co6" table:default-cell-style-name="ce36"/>
        <table:table-column table:style-name="co6" table:number-columns-repeated="3" table:default-cell-style-name="ce42"/>
        <table:table-column table:style-name="co6" table:default-cell-style-name="ce46"/>
        <table:table-column table:style-name="co6" table:default-cell-style-name="ce52"/>
        <table:table-row table:style-name="ro1">
          <table:table-cell table:style-name="ce28" office:value-type="string" calcext:value-type="string">
            <text:p>Promedio - <text:s/>Tiempo(ms)</text:p>
          </table:table-cell>
          <table:table-cell table:style-name="ce33" office:value-type="string" calcext:value-type="string">
            <text:p>Tipo de hasheo</text:p>
          </table:table-cell>
          <table:table-cell table:style-name="ce39" table:number-columns-repeated="4"/>
          <table:table-cell table:style-name="ce49"/>
        </table:table-row>
        <table:table-row table:style-name="ro1">
          <table:table-cell table:style-name="ce29" office:value-type="string" calcext:value-type="string">
            <text:p><text:s/>Número de inserciones</text:p>
          </table:table-cell>
          <table:table-cell table:style-name="ce34" office:value-type="string" calcext:value-type="string">
            <text:p>chaining</text:p>
          </table:table-cell>
          <table:table-cell table:style-name="ce40" office:value-type="string" calcext:value-type="string">
            <text:p>double hashing</text:p>
          </table:table-cell>
          <table:table-cell table:style-name="ce40" office:value-type="string" calcext:value-type="string">
            <text:p>lineal probing</text:p>
          </table:table-cell>
          <table:table-cell table:style-name="ce40" office:value-type="string" calcext:value-type="string">
            <text:p>quadratic probing</text:p>
          </table:table-cell>
          <table:table-cell table:style-name="ce40" office:value-type="string" calcext:value-type="string">
            <text:p>STL unordered map</text:p>
          </table:table-cell>
          <table:table-cell table:style-name="ce50" office:value-type="string" calcext:value-type="string">
            <text:p>Total Resultado</text:p>
          </table:table-cell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5" office:value-type="float" office:value="0.16488121" calcext:value-type="float">
            <text:p>0,16488121</text:p>
          </table:table-cell>
          <table:table-cell table:style-name="ce41" office:value-type="float" office:value="0.04079845" calcext:value-type="float">
            <text:p>0,04079845</text:p>
          </table:table-cell>
          <table:table-cell table:style-name="ce41" office:value-type="float" office:value="0.04720572" calcext:value-type="float">
            <text:p>0,04720572</text:p>
          </table:table-cell>
          <table:table-cell table:style-name="ce41" office:value-type="float" office:value="0.04665534" calcext:value-type="float">
            <text:p>0,04665534</text:p>
          </table:table-cell>
          <table:table-cell table:style-name="ce45" office:value-type="float" office:value="0.07315847" calcext:value-type="float">
            <text:p>0,07315847</text:p>
          </table:table-cell>
          <table:table-cell table:style-name="ce51" office:value-type="float" office:value="0.0745398379999999" calcext:value-type="float">
            <text:p>0,07453983799999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4523028" calcext:value-type="float">
            <text:p>0,24523028</text:p>
          </table:table-cell>
          <table:table-cell office:value-type="float" office:value="0.20166157" calcext:value-type="float">
            <text:p>0,20166157</text:p>
          </table:table-cell>
          <table:table-cell office:value-type="float" office:value="0.12083181" calcext:value-type="float">
            <text:p>0,12083181</text:p>
          </table:table-cell>
          <table:table-cell office:value-type="float" office:value="0.20948566" calcext:value-type="float">
            <text:p>0,20948566</text:p>
          </table:table-cell>
          <table:table-cell office:value-type="float" office:value="0.20021261" calcext:value-type="float">
            <text:p>0,20021261</text:p>
          </table:table-cell>
          <table:table-cell office:value-type="float" office:value="0.195484386" calcext:value-type="float">
            <text:p>0,1954843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7346012" calcext:value-type="float">
            <text:p>0,37346012</text:p>
          </table:table-cell>
          <table:table-cell office:value-type="float" office:value="0.44975626" calcext:value-type="float">
            <text:p>0,44975626</text:p>
          </table:table-cell>
          <table:table-cell office:value-type="float" office:value="0.27611324" calcext:value-type="float">
            <text:p>0,27611324</text:p>
          </table:table-cell>
          <table:table-cell office:value-type="float" office:value="0.44606316" calcext:value-type="float">
            <text:p>0,44606316</text:p>
          </table:table-cell>
          <table:table-cell office:value-type="float" office:value="0.51255764" calcext:value-type="float">
            <text:p>0,51255764</text:p>
          </table:table-cell>
          <table:table-cell office:value-type="float" office:value="0.411590084" calcext:value-type="float">
            <text:p>0,411590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9287293" calcext:value-type="float">
            <text:p>0,59287293</text:p>
          </table:table-cell>
          <table:table-cell office:value-type="float" office:value="0.87840787" calcext:value-type="float">
            <text:p>0,87840787</text:p>
          </table:table-cell>
          <table:table-cell office:value-type="float" office:value="0.41610926" calcext:value-type="float">
            <text:p>0,41610926</text:p>
          </table:table-cell>
          <table:table-cell office:value-type="float" office:value="0.90772675" calcext:value-type="float">
            <text:p>0,90772675</text:p>
          </table:table-cell>
          <table:table-cell office:value-type="float" office:value="1.363358" calcext:value-type="float">
            <text:p>1,363358</text:p>
          </table:table-cell>
          <table:table-cell office:value-type="float" office:value="0.831694962000001" calcext:value-type="float">
            <text:p>0,83169496200000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77461784" calcext:value-type="float">
            <text:p>0,77461784</text:p>
          </table:table-cell>
          <table:table-cell office:value-type="float" office:value="1.0946915" calcext:value-type="float">
            <text:p>1,0946915</text:p>
          </table:table-cell>
          <table:table-cell office:value-type="float" office:value="0.54727822" calcext:value-type="float">
            <text:p>0,54727822</text:p>
          </table:table-cell>
          <table:table-cell office:value-type="float" office:value="1.1534688" calcext:value-type="float">
            <text:p>1,1534688</text:p>
          </table:table-cell>
          <table:table-cell office:value-type="float" office:value="1.8886388" calcext:value-type="float">
            <text:p>1,8886388</text:p>
          </table:table-cell>
          <table:table-cell office:value-type="float" office:value="1.091739032" calcext:value-type="float">
            <text:p>1,09173903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03926375" calcext:value-type="float">
            <text:p>1,03926375</text:p>
          </table:table-cell>
          <table:table-cell office:value-type="float" office:value="1.3723122" calcext:value-type="float">
            <text:p>1,3723122</text:p>
          </table:table-cell>
          <table:table-cell office:value-type="float" office:value="0.7069055" calcext:value-type="float">
            <text:p>0,7069055</text:p>
          </table:table-cell>
          <table:table-cell office:value-type="float" office:value="1.4368966" calcext:value-type="float">
            <text:p>1,4368966</text:p>
          </table:table-cell>
          <table:table-cell office:value-type="float" office:value="2.3388831" calcext:value-type="float">
            <text:p>2,3388831</text:p>
          </table:table-cell>
          <table:table-cell office:value-type="float" office:value="1.37885223" calcext:value-type="float">
            <text:p>1,37885223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3563852" calcext:value-type="float">
            <text:p>1,3563852</text:p>
          </table:table-cell>
          <table:table-cell office:value-type="float" office:value="1.6487566" calcext:value-type="float">
            <text:p>1,6487566</text:p>
          </table:table-cell>
          <table:table-cell office:value-type="float" office:value="0.90111357" calcext:value-type="float">
            <text:p>0,90111357</text:p>
          </table:table-cell>
          <table:table-cell office:value-type="float" office:value="1.7120317" calcext:value-type="float">
            <text:p>1,7120317</text:p>
          </table:table-cell>
          <table:table-cell office:value-type="float" office:value="2.7502952" calcext:value-type="float">
            <text:p>2,7502952</text:p>
          </table:table-cell>
          <table:table-cell office:value-type="float" office:value="1.673716454" calcext:value-type="float">
            <text:p>1,673716454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37" office:value-type="float" office:value="1.7227695" calcext:value-type="float">
            <text:p>1,7227695</text:p>
          </table:table-cell>
          <table:table-cell table:style-name="ce43" office:value-type="float" office:value="2.184438" calcext:value-type="float">
            <text:p>2,184438</text:p>
          </table:table-cell>
          <table:table-cell table:style-name="ce43" office:value-type="float" office:value="1.4740788" calcext:value-type="float">
            <text:p>1,4740788</text:p>
          </table:table-cell>
          <table:table-cell table:style-name="ce43" office:value-type="float" office:value="2.119699" calcext:value-type="float">
            <text:p>2,119699</text:p>
          </table:table-cell>
          <table:table-cell table:style-name="ce47" office:value-type="float" office:value="3.227837" calcext:value-type="float">
            <text:p>3,227837</text:p>
          </table:table-cell>
          <table:table-cell table:style-name="ce53" office:value-type="float" office:value="2.14576446" calcext:value-type="float">
            <text:p>2,14576446</text:p>
          </table:table-cell>
        </table:table-row>
        <table:table-row table:style-name="ro1">
          <table:table-cell table:style-name="ce32" office:value-type="string" calcext:value-type="string">
            <text:p>Total Resultado</text:p>
          </table:table-cell>
          <table:table-cell table:style-name="ce38" office:value-type="float" office:value="0.78368510375" calcext:value-type="float">
            <text:p>0,78368510375</text:p>
          </table:table-cell>
          <table:table-cell table:style-name="ce44" office:value-type="float" office:value="0.983852806250001" calcext:value-type="float">
            <text:p>0,983852806250001</text:p>
          </table:table-cell>
          <table:table-cell table:style-name="ce44" office:value-type="float" office:value="0.561204515" calcext:value-type="float">
            <text:p>0,561204515</text:p>
          </table:table-cell>
          <table:table-cell table:style-name="ce44" office:value-type="float" office:value="1.00400337625" calcext:value-type="float">
            <text:p>1,00400337625</text:p>
          </table:table-cell>
          <table:table-cell table:style-name="ce48" office:value-type="float" office:value="1.5443676025" calcext:value-type="float">
            <text:p>1,5443676025</text:p>
          </table:table-cell>
          <table:table-cell table:style-name="ce54" office:value-type="float" office:value="0.975422680749999" calcext:value-type="float">
            <text:p>0,975422680749999</text:p>
          </table:table-cell>
        </table:table-row>
      </table:table>
      <table:table table:name="Tabla dinámica_insert_by_userid_2" table:style-name="ta1">
        <table:table-column table:style-name="co5" table:default-cell-style-name="ce31"/>
        <table:table-column table:style-name="co5" table:default-cell-style-name="ce36"/>
        <table:table-column table:style-name="co5" table:number-columns-repeated="3" table:default-cell-style-name="ce42"/>
        <table:table-column table:style-name="co5" table:default-cell-style-name="ce46"/>
        <table:table-column table:style-name="co5" table:default-cell-style-name="ce52"/>
        <table:table-row table:style-name="ro1">
          <table:table-cell table:style-name="ce28" office:value-type="string" calcext:value-type="string">
            <text:p>Desviación típica - <text:s/>Tiempo(ms)</text:p>
          </table:table-cell>
          <table:table-cell table:style-name="ce33" office:value-type="string" calcext:value-type="string">
            <text:p>Tipo de hasheo</text:p>
          </table:table-cell>
          <table:table-cell table:style-name="ce39" table:number-columns-repeated="4"/>
          <table:table-cell table:style-name="ce49"/>
        </table:table-row>
        <table:table-row table:style-name="ro1">
          <table:table-cell table:style-name="ce29" office:value-type="string" calcext:value-type="string">
            <text:p><text:s/>Número de inserciones</text:p>
          </table:table-cell>
          <table:table-cell table:style-name="ce34" office:value-type="string" calcext:value-type="string">
            <text:p>chaining</text:p>
          </table:table-cell>
          <table:table-cell table:style-name="ce40" office:value-type="string" calcext:value-type="string">
            <text:p>double hashing</text:p>
          </table:table-cell>
          <table:table-cell table:style-name="ce40" office:value-type="string" calcext:value-type="string">
            <text:p>lineal probing</text:p>
          </table:table-cell>
          <table:table-cell table:style-name="ce40" office:value-type="string" calcext:value-type="string">
            <text:p>quadratic probing</text:p>
          </table:table-cell>
          <table:table-cell table:style-name="ce40" office:value-type="string" calcext:value-type="string">
            <text:p>STL unordered map</text:p>
          </table:table-cell>
          <table:table-cell table:style-name="ce50" office:value-type="string" calcext:value-type="string">
            <text:p>Total Resultado</text:p>
          </table:table-cell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5" office:value-type="float" office:value="0.0421590009022589" calcext:value-type="float">
            <text:p>0,0421590009022589</text:p>
          </table:table-cell>
          <table:table-cell table:style-name="ce41" office:value-type="float" office:value="0.00181911375566802" calcext:value-type="float">
            <text:p>0,00181911375566802</text:p>
          </table:table-cell>
          <table:table-cell table:style-name="ce41" office:value-type="float" office:value="0.00131092183680882" calcext:value-type="float">
            <text:p>0,00131092183680882</text:p>
          </table:table-cell>
          <table:table-cell table:style-name="ce41" office:value-type="float" office:value="0.0050830231762707" calcext:value-type="float">
            <text:p>0,0050830231762707</text:p>
          </table:table-cell>
          <table:table-cell table:style-name="ce45" office:value-type="float" office:value="0.00396774909462264" calcext:value-type="float">
            <text:p>0,00396774909462264</text:p>
          </table:table-cell>
          <table:table-cell table:style-name="ce51" office:value-type="float" office:value="0.0503144450816613" calcext:value-type="float">
            <text:p>0,05031444508166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48908287967178" calcext:value-type="float">
            <text:p>0,048908287967178</text:p>
          </table:table-cell>
          <table:table-cell office:value-type="float" office:value="0.0455820039795645" calcext:value-type="float">
            <text:p>0,0455820039795645</text:p>
          </table:table-cell>
          <table:table-cell office:value-type="float" office:value="0.0056007913919428" calcext:value-type="float">
            <text:p>0,0056007913919428</text:p>
          </table:table-cell>
          <table:table-cell office:value-type="float" office:value="0.0327373423577863" calcext:value-type="float">
            <text:p>0,0327373423577863</text:p>
          </table:table-cell>
          <table:table-cell office:value-type="float" office:value="0.0040813107591839" calcext:value-type="float">
            <text:p>0,0040813107591839</text:p>
          </table:table-cell>
          <table:table-cell office:value-type="float" office:value="0.0526603186760499" calcext:value-type="float">
            <text:p>0,05266031867604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32039879092925" calcext:value-type="float">
            <text:p>0,0732039879092925</text:p>
          </table:table-cell>
          <table:table-cell office:value-type="float" office:value="0.0858582394985496" calcext:value-type="float">
            <text:p>0,0858582394985496</text:p>
          </table:table-cell>
          <table:table-cell office:value-type="float" office:value="0.056965921076228" calcext:value-type="float">
            <text:p>0,056965921076228</text:p>
          </table:table-cell>
          <table:table-cell office:value-type="float" office:value="0.0850460358518582" calcext:value-type="float">
            <text:p>0,0850460358518582</text:p>
          </table:table-cell>
          <table:table-cell office:value-type="float" office:value="0.132453629619822" calcext:value-type="float">
            <text:p>0,132453629619822</text:p>
          </table:table-cell>
          <table:table-cell office:value-type="float" office:value="0.120945020183567" calcext:value-type="float">
            <text:p>0,1209450201835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02682928761161" calcext:value-type="float">
            <text:p>0,0402682928761161</text:p>
          </table:table-cell>
          <table:table-cell office:value-type="float" office:value="0.0738808611012605" calcext:value-type="float">
            <text:p>0,0738808611012605</text:p>
          </table:table-cell>
          <table:table-cell office:value-type="float" office:value="0.0691552624933025" calcext:value-type="float">
            <text:p>0,0691552624933025</text:p>
          </table:table-cell>
          <table:table-cell office:value-type="float" office:value="0.0786712996905319" calcext:value-type="float">
            <text:p>0,0786712996905319</text:p>
          </table:table-cell>
          <table:table-cell office:value-type="float" office:value="0.130844887750745" calcext:value-type="float">
            <text:p>0,130844887750745</text:p>
          </table:table-cell>
          <table:table-cell office:value-type="float" office:value="0.333559223207811" calcext:value-type="float">
            <text:p>0,33355922320781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455796904144507" calcext:value-type="float">
            <text:p>0,0455796904144507</text:p>
          </table:table-cell>
          <table:table-cell office:value-type="float" office:value="0.0613753153975727" calcext:value-type="float">
            <text:p>0,0613753153975727</text:p>
          </table:table-cell>
          <table:table-cell office:value-type="float" office:value="0.0445004781065179" calcext:value-type="float">
            <text:p>0,0445004781065179</text:p>
          </table:table-cell>
          <table:table-cell office:value-type="float" office:value="0.0431470986718457" calcext:value-type="float">
            <text:p>0,0431470986718457</text:p>
          </table:table-cell>
          <table:table-cell office:value-type="float" office:value="0.0845141382384144" calcext:value-type="float">
            <text:p>0,0845141382384144</text:p>
          </table:table-cell>
          <table:table-cell office:value-type="float" office:value="0.459269416157228" calcext:value-type="float">
            <text:p>0,4592694161572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105589790487047" calcext:value-type="float">
            <text:p>0,105589790487047</text:p>
          </table:table-cell>
          <table:table-cell office:value-type="float" office:value="0.122441031055852" calcext:value-type="float">
            <text:p>0,122441031055852</text:p>
          </table:table-cell>
          <table:table-cell office:value-type="float" office:value="0.0403140670823123" calcext:value-type="float">
            <text:p>0,0403140670823123</text:p>
          </table:table-cell>
          <table:table-cell office:value-type="float" office:value="0.138296537429868" calcext:value-type="float">
            <text:p>0,138296537429868</text:p>
          </table:table-cell>
          <table:table-cell office:value-type="float" office:value="0.254090698694423" calcext:value-type="float">
            <text:p>0,254090698694423</text:p>
          </table:table-cell>
          <table:table-cell office:value-type="float" office:value="0.56664884221615" calcext:value-type="float">
            <text:p>0,5666488422161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101662991940345" calcext:value-type="float">
            <text:p>0,101662991940345</text:p>
          </table:table-cell>
          <table:table-cell office:value-type="float" office:value="0.0983073587493979" calcext:value-type="float">
            <text:p>0,0983073587493979</text:p>
          </table:table-cell>
          <table:table-cell office:value-type="float" office:value="0.0363662814315221" calcext:value-type="float">
            <text:p>0,0363662814315221</text:p>
          </table:table-cell>
          <table:table-cell office:value-type="float" office:value="0.0985749608940457" calcext:value-type="float">
            <text:p>0,0985749608940457</text:p>
          </table:table-cell>
          <table:table-cell office:value-type="float" office:value="0.157152096393811" calcext:value-type="float">
            <text:p>0,157152096393811</text:p>
          </table:table-cell>
          <table:table-cell office:value-type="float" office:value="0.619312735836439" calcext:value-type="float">
            <text:p>0,619312735836439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37" office:value-type="float" office:value="0.247393239189589" calcext:value-type="float">
            <text:p>0,247393239189589</text:p>
          </table:table-cell>
          <table:table-cell table:style-name="ce43" office:value-type="float" office:value="1.67639579726052" calcext:value-type="float">
            <text:p>1,67639579726052</text:p>
          </table:table-cell>
          <table:table-cell table:style-name="ce43" office:value-type="float" office:value="0.190225580496717" calcext:value-type="float">
            <text:p>0,190225580496717</text:p>
          </table:table-cell>
          <table:table-cell table:style-name="ce43" office:value-type="float" office:value="0.190662215918068" calcext:value-type="float">
            <text:p>0,190662215918068</text:p>
          </table:table-cell>
          <table:table-cell table:style-name="ce47" office:value-type="float" office:value="0.222711955131703" calcext:value-type="float">
            <text:p>0,222711955131703</text:p>
          </table:table-cell>
          <table:table-cell table:style-name="ce53" office:value-type="float" office:value="0.977384622872882" calcext:value-type="float">
            <text:p>0,977384622872882</text:p>
          </table:table-cell>
        </table:table-row>
        <table:table-row table:style-name="ro1">
          <table:table-cell table:style-name="ce32" office:value-type="string" calcext:value-type="string">
            <text:p>Total Resultado</text:p>
          </table:table-cell>
          <table:table-cell table:style-name="ce38" office:value-type="float" office:value="0.530398737979068" calcext:value-type="float">
            <text:p>0,530398737979068</text:p>
          </table:table-cell>
          <table:table-cell table:style-name="ce44" office:value-type="float" office:value="0.913625190634926" calcext:value-type="float">
            <text:p>0,913625190634926</text:p>
          </table:table-cell>
          <table:table-cell table:style-name="ce44" office:value-type="float" office:value="0.444608305503905" calcext:value-type="float">
            <text:p>0,444608305503905</text:p>
          </table:table-cell>
          <table:table-cell table:style-name="ce44" office:value-type="float" office:value="0.69908915737457" calcext:value-type="float">
            <text:p>0,69908915737457</text:p>
          </table:table-cell>
          <table:table-cell table:style-name="ce48" office:value-type="float" office:value="1.13459675233886" calcext:value-type="float">
            <text:p>1,13459675233886</text:p>
          </table:table-cell>
          <table:table-cell table:style-name="ce54" office:value-type="float" office:value="0.85084837389383" calcext:value-type="float">
            <text:p>0,85084837389383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id_1'.A1:'Tabla dinámica_insert_by_userid_1'.G11" table:buttons="'Tabla dinámica_insert_by_userid_1'.A2 'Tabla dinámica_insert_by_userid_1'.B1" table:show-filter-button="false" table:drill-down-on-double-click="false">
          <table:source-cell-range table:cell-range-address="insert_by_userid.A1:insert_by_userid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35647" table:display="true" table:show-details="true"/>
                <table:data-pilot-member table:name="0,035979" table:display="true" table:show-details="true"/>
                <table:data-pilot-member table:name="0,036083" table:display="true" table:show-details="true"/>
                <table:data-pilot-member table:name="0,036392" table:display="true" table:show-details="true"/>
                <table:data-pilot-member table:name="0,036494" table:display="true" table:show-details="true"/>
                <table:data-pilot-member table:name="0,0368" table:display="true" table:show-details="true"/>
                <table:data-pilot-member table:name="0,036961" table:display="true" table:show-details="true"/>
                <table:data-pilot-member table:name="0,036987" table:display="true" table:show-details="true"/>
                <table:data-pilot-member table:name="0,037047" table:display="true" table:show-details="true"/>
                <table:data-pilot-member table:name="0,037081" table:display="true" table:show-details="true"/>
                <table:data-pilot-member table:name="0,037139" table:display="true" table:show-details="true"/>
                <table:data-pilot-member table:name="0,037298" table:display="true" table:show-details="true"/>
                <table:data-pilot-member table:name="0,037313" table:display="true" table:show-details="true"/>
                <table:data-pilot-member table:name="0,037381" table:display="true" table:show-details="true"/>
                <table:data-pilot-member table:name="0,038327" table:display="true" table:show-details="true"/>
                <table:data-pilot-member table:name="0,038509" table:display="true" table:show-details="true"/>
                <table:data-pilot-member table:name="0,039012" table:display="true" table:show-details="true"/>
                <table:data-pilot-member table:name="0,039125" table:display="true" table:show-details="true"/>
                <table:data-pilot-member table:name="0,039129" table:display="true" table:show-details="true"/>
                <table:data-pilot-member table:name="0,039182" table:display="true" table:show-details="true"/>
                <table:data-pilot-member table:name="0,039333" table:display="true" table:show-details="true"/>
                <table:data-pilot-member table:name="0,039336" table:display="true" table:show-details="true"/>
                <table:data-pilot-member table:name="0,03934" table:display="true" table:show-details="true"/>
                <table:data-pilot-member table:name="0,039405" table:display="true" table:show-details="true"/>
                <table:data-pilot-member table:name="0,039425" table:display="true" table:show-details="true"/>
                <table:data-pilot-member table:name="0,039462" table:display="true" table:show-details="true"/>
                <table:data-pilot-member table:name="0,039479" table:display="true" table:show-details="true"/>
                <table:data-pilot-member table:name="0,039567" table:display="true" table:show-details="true"/>
                <table:data-pilot-member table:name="0,039616" table:display="true" table:show-details="true"/>
                <table:data-pilot-member table:name="0,039798" table:display="true" table:show-details="true"/>
                <table:data-pilot-member table:name="0,039848" table:display="true" table:show-details="true"/>
                <table:data-pilot-member table:name="0,039878" table:display="true" table:show-details="true"/>
                <table:data-pilot-member table:name="0,039933" table:display="true" table:show-details="true"/>
                <table:data-pilot-member table:name="0,039936" table:display="true" table:show-details="true"/>
                <table:data-pilot-member table:name="0,039995" table:display="true" table:show-details="true"/>
                <table:data-pilot-member table:name="0,040131" table:display="true" table:show-details="true"/>
                <table:data-pilot-member table:name="0,040172" table:display="true" table:show-details="true"/>
                <table:data-pilot-member table:name="0,040222" table:display="true" table:show-details="true"/>
                <table:data-pilot-member table:name="0,04027" table:display="true" table:show-details="true"/>
                <table:data-pilot-member table:name="0,040349" table:display="true" table:show-details="true"/>
                <table:data-pilot-member table:name="0,040367" table:display="true" table:show-details="true"/>
                <table:data-pilot-member table:name="0,04038" table:display="true" table:show-details="true"/>
                <table:data-pilot-member table:name="0,040478" table:display="true" table:show-details="true"/>
                <table:data-pilot-member table:name="0,040613" table:display="true" table:show-details="true"/>
                <table:data-pilot-member table:name="0,040633" table:display="true" table:show-details="true"/>
                <table:data-pilot-member table:name="0,040651" table:display="true" table:show-details="true"/>
                <table:data-pilot-member table:name="0,04067" table:display="true" table:show-details="true"/>
                <table:data-pilot-member table:name="0,040693" table:display="true" table:show-details="true"/>
                <table:data-pilot-member table:name="0,040729" table:display="true" table:show-details="true"/>
                <table:data-pilot-member table:name="0,040747" table:display="true" table:show-details="true"/>
                <table:data-pilot-member table:name="0,04075" table:display="true" table:show-details="true"/>
                <table:data-pilot-member table:name="0,040754" table:display="true" table:show-details="true"/>
                <table:data-pilot-member table:name="0,04077" table:display="true" table:show-details="true"/>
                <table:data-pilot-member table:name="0,040776" table:display="true" table:show-details="true"/>
                <table:data-pilot-member table:name="0,040815" table:display="true" table:show-details="true"/>
                <table:data-pilot-member table:name="0,040827" table:display="true" table:show-details="true"/>
                <table:data-pilot-member table:name="0,040857" table:display="true" table:show-details="true"/>
                <table:data-pilot-member table:name="0,040906" table:display="true" table:show-details="true"/>
                <table:data-pilot-member table:name="0,040914" table:display="true" table:show-details="true"/>
                <table:data-pilot-member table:name="0,040941" table:display="true" table:show-details="true"/>
                <table:data-pilot-member table:name="0,040997" table:display="true" table:show-details="true"/>
                <table:data-pilot-member table:name="0,041013" table:display="true" table:show-details="true"/>
                <table:data-pilot-member table:name="0,041031" table:display="true" table:show-details="true"/>
                <table:data-pilot-member table:name="0,041046" table:display="true" table:show-details="true"/>
                <table:data-pilot-member table:name="0,041074" table:display="true" table:show-details="true"/>
                <table:data-pilot-member table:name="0,041081" table:display="true" table:show-details="true"/>
                <table:data-pilot-member table:name="0,041102" table:display="true" table:show-details="true"/>
                <table:data-pilot-member table:name="0,041111" table:display="true" table:show-details="true"/>
                <table:data-pilot-member table:name="0,041138" table:display="true" table:show-details="true"/>
                <table:data-pilot-member table:name="0,041176" table:display="true" table:show-details="true"/>
                <table:data-pilot-member table:name="0,041215" table:display="true" table:show-details="true"/>
                <table:data-pilot-member table:name="0,041231" table:display="true" table:show-details="true"/>
                <table:data-pilot-member table:name="0,041253" table:display="true" table:show-details="true"/>
                <table:data-pilot-member table:name="0,041264" table:display="true" table:show-details="true"/>
                <table:data-pilot-member table:name="0,04127" table:display="true" table:show-details="true"/>
                <table:data-pilot-member table:name="0,041295" table:display="true" table:show-details="true"/>
                <table:data-pilot-member table:name="0,041317" table:display="true" table:show-details="true"/>
                <table:data-pilot-member table:name="0,041328" table:display="true" table:show-details="true"/>
                <table:data-pilot-member table:name="0,041354" table:display="true" table:show-details="true"/>
                <table:data-pilot-member table:name="0,041362" table:display="true" table:show-details="true"/>
                <table:data-pilot-member table:name="0,041366" table:display="true" table:show-details="true"/>
                <table:data-pilot-member table:name="0,041438" table:display="true" table:show-details="true"/>
                <table:data-pilot-member table:name="0,041442" table:display="true" table:show-details="true"/>
                <table:data-pilot-member table:name="0,041443" table:display="true" table:show-details="true"/>
                <table:data-pilot-member table:name="0,041445" table:display="true" table:show-details="true"/>
                <table:data-pilot-member table:name="0,041464" table:display="true" table:show-details="true"/>
                <table:data-pilot-member table:name="0,041478" table:display="true" table:show-details="true"/>
                <table:data-pilot-member table:name="0,041491" table:display="true" table:show-details="true"/>
                <table:data-pilot-member table:name="0,041495" table:display="true" table:show-details="true"/>
                <table:data-pilot-member table:name="0,041517" table:display="true" table:show-details="true"/>
                <table:data-pilot-member table:name="0,041571" table:display="true" table:show-details="true"/>
                <table:data-pilot-member table:name="0,041575" table:display="true" table:show-details="true"/>
                <table:data-pilot-member table:name="0,041679" table:display="true" table:show-details="true"/>
                <table:data-pilot-member table:name="0,041711" table:display="true" table:show-details="true"/>
                <table:data-pilot-member table:name="0,041717" table:display="true" table:show-details="true"/>
                <table:data-pilot-member table:name="0,041737" table:display="true" table:show-details="true"/>
                <table:data-pilot-member table:name="0,041775" table:display="true" table:show-details="true"/>
                <table:data-pilot-member table:name="0,041789" table:display="true" table:show-details="true"/>
                <table:data-pilot-member table:name="0,041847" table:display="true" table:show-details="true"/>
                <table:data-pilot-member table:name="0,042464" table:display="true" table:show-details="true"/>
                <table:data-pilot-member table:name="0,042936" table:display="true" table:show-details="true"/>
                <table:data-pilot-member table:name="0,043292" table:display="true" table:show-details="true"/>
                <table:data-pilot-member table:name="0,043398" table:display="true" table:show-details="true"/>
                <table:data-pilot-member table:name="0,043528" table:display="true" table:show-details="true"/>
                <table:data-pilot-member table:name="0,044291" table:display="true" table:show-details="true"/>
                <table:data-pilot-member table:name="0,04458" table:display="true" table:show-details="true"/>
                <table:data-pilot-member table:name="0,044834" table:display="true" table:show-details="true"/>
                <table:data-pilot-member table:name="0,044889" table:display="true" table:show-details="true"/>
                <table:data-pilot-member table:name="0,044895" table:display="true" table:show-details="true"/>
                <table:data-pilot-member table:name="0,045013" table:display="true" table:show-details="true"/>
                <table:data-pilot-member table:name="0,045014" table:display="true" table:show-details="true"/>
                <table:data-pilot-member table:name="0,045227" table:display="true" table:show-details="true"/>
                <table:data-pilot-member table:name="0,045263" table:display="true" table:show-details="true"/>
                <table:data-pilot-member table:name="0,045275" table:display="true" table:show-details="true"/>
                <table:data-pilot-member table:name="0,045343" table:display="true" table:show-details="true"/>
                <table:data-pilot-member table:name="0,045356" table:display="true" table:show-details="true"/>
                <table:data-pilot-member table:name="0,045366" table:display="true" table:show-details="true"/>
                <table:data-pilot-member table:name="0,04543" table:display="true" table:show-details="true"/>
                <table:data-pilot-member table:name="0,045458" table:display="true" table:show-details="true"/>
                <table:data-pilot-member table:name="0,045514" table:display="true" table:show-details="true"/>
                <table:data-pilot-member table:name="0,045594" table:display="true" table:show-details="true"/>
                <table:data-pilot-member table:name="0,045668" table:display="true" table:show-details="true"/>
                <table:data-pilot-member table:name="0,045717" table:display="true" table:show-details="true"/>
                <table:data-pilot-member table:name="0,045828" table:display="true" table:show-details="true"/>
                <table:data-pilot-member table:name="0,045847" table:display="true" table:show-details="true"/>
                <table:data-pilot-member table:name="0,045908" table:display="true" table:show-details="true"/>
                <table:data-pilot-member table:name="0,04597" table:display="true" table:show-details="true"/>
                <table:data-pilot-member table:name="0,046023" table:display="true" table:show-details="true"/>
                <table:data-pilot-member table:name="0,046147" table:display="true" table:show-details="true"/>
                <table:data-pilot-member table:name="0,046152" table:display="true" table:show-details="true"/>
                <table:data-pilot-member table:name="0,046161" table:display="true" table:show-details="true"/>
                <table:data-pilot-member table:name="0,046169" table:display="true" table:show-details="true"/>
                <table:data-pilot-member table:name="0,046198" table:display="true" table:show-details="true"/>
                <table:data-pilot-member table:name="0,046206" table:display="true" table:show-details="true"/>
                <table:data-pilot-member table:name="0,046237" table:display="true" table:show-details="true"/>
                <table:data-pilot-member table:name="0,046255" table:display="true" table:show-details="true"/>
                <table:data-pilot-member table:name="0,046316" table:display="true" table:show-details="true"/>
                <table:data-pilot-member table:name="0,046319" table:display="true" table:show-details="true"/>
                <table:data-pilot-member table:name="0,046321" table:display="true" table:show-details="true"/>
                <table:data-pilot-member table:name="0,046327" table:display="true" table:show-details="true"/>
                <table:data-pilot-member table:name="0,046334" table:display="true" table:show-details="true"/>
                <table:data-pilot-member table:name="0,046336" table:display="true" table:show-details="true"/>
                <table:data-pilot-member table:name="0,046367" table:display="true" table:show-details="true"/>
                <table:data-pilot-member table:name="0,046388" table:display="true" table:show-details="true"/>
                <table:data-pilot-member table:name="0,046389" table:display="true" table:show-details="true"/>
                <table:data-pilot-member table:name="0,046393" table:display="true" table:show-details="true"/>
                <table:data-pilot-member table:name="0,046426" table:display="true" table:show-details="true"/>
                <table:data-pilot-member table:name="0,046438" table:display="true" table:show-details="true"/>
                <table:data-pilot-member table:name="0,046444" table:display="true" table:show-details="true"/>
                <table:data-pilot-member table:name="0,046449" table:display="true" table:show-details="true"/>
                <table:data-pilot-member table:name="0,046454" table:display="true" table:show-details="true"/>
                <table:data-pilot-member table:name="0,046498" table:display="true" table:show-details="true"/>
                <table:data-pilot-member table:name="0,0465" table:display="true" table:show-details="true"/>
                <table:data-pilot-member table:name="0,046511" table:display="true" table:show-details="true"/>
                <table:data-pilot-member table:name="0,046537" table:display="true" table:show-details="true"/>
                <table:data-pilot-member table:name="0,046555" table:display="true" table:show-details="true"/>
                <table:data-pilot-member table:name="0,046574" table:display="true" table:show-details="true"/>
                <table:data-pilot-member table:name="0,046575" table:display="true" table:show-details="true"/>
                <table:data-pilot-member table:name="0,046585" table:display="true" table:show-details="true"/>
                <table:data-pilot-member table:name="0,046602" table:display="true" table:show-details="true"/>
                <table:data-pilot-member table:name="0,046616" table:display="true" table:show-details="true"/>
                <table:data-pilot-member table:name="0,046619" table:display="true" table:show-details="true"/>
                <table:data-pilot-member table:name="0,046623" table:display="true" table:show-details="true"/>
                <table:data-pilot-member table:name="0,046625" table:display="true" table:show-details="true"/>
                <table:data-pilot-member table:name="0,046632" table:display="true" table:show-details="true"/>
                <table:data-pilot-member table:name="0,046633" table:display="true" table:show-details="true"/>
                <table:data-pilot-member table:name="0,046647" table:display="true" table:show-details="true"/>
                <table:data-pilot-member table:name="0,046649" table:display="true" table:show-details="true"/>
                <table:data-pilot-member table:name="0,046651" table:display="true" table:show-details="true"/>
                <table:data-pilot-member table:name="0,046668" table:display="true" table:show-details="true"/>
                <table:data-pilot-member table:name="0,046678" table:display="true" table:show-details="true"/>
                <table:data-pilot-member table:name="0,046681" table:display="true" table:show-details="true"/>
                <table:data-pilot-member table:name="0,046699" table:display="true" table:show-details="true"/>
                <table:data-pilot-member table:name="0,046739" table:display="true" table:show-details="true"/>
                <table:data-pilot-member table:name="0,046769" table:display="true" table:show-details="true"/>
                <table:data-pilot-member table:name="0,046771" table:display="true" table:show-details="true"/>
                <table:data-pilot-member table:name="0,046778" table:display="true" table:show-details="true"/>
                <table:data-pilot-member table:name="0,046801" table:display="true" table:show-details="true"/>
                <table:data-pilot-member table:name="0,046838" table:display="true" table:show-details="true"/>
                <table:data-pilot-member table:name="0,046846" table:display="true" table:show-details="true"/>
                <table:data-pilot-member table:name="0,046862" table:display="true" table:show-details="true"/>
                <table:data-pilot-member table:name="0,04687" table:display="true" table:show-details="true"/>
                <table:data-pilot-member table:name="0,046875" table:display="true" table:show-details="true"/>
                <table:data-pilot-member table:name="0,046881" table:display="true" table:show-details="true"/>
                <table:data-pilot-member table:name="0,046883" table:display="true" table:show-details="true"/>
                <table:data-pilot-member table:name="0,046892" table:display="true" table:show-details="true"/>
                <table:data-pilot-member table:name="0,046908" table:display="true" table:show-details="true"/>
                <table:data-pilot-member table:name="0,046911" table:display="true" table:show-details="true"/>
                <table:data-pilot-member table:name="0,046917" table:display="true" table:show-details="true"/>
                <table:data-pilot-member table:name="0,04692" table:display="true" table:show-details="true"/>
                <table:data-pilot-member table:name="0,046943" table:display="true" table:show-details="true"/>
                <table:data-pilot-member table:name="0,046951" table:display="true" table:show-details="true"/>
                <table:data-pilot-member table:name="0,046953" table:display="true" table:show-details="true"/>
                <table:data-pilot-member table:name="0,046955" table:display="true" table:show-details="true"/>
                <table:data-pilot-member table:name="0,046956" table:display="true" table:show-details="true"/>
                <table:data-pilot-member table:name="0,046981" table:display="true" table:show-details="true"/>
                <table:data-pilot-member table:name="0,046996" table:display="true" table:show-details="true"/>
                <table:data-pilot-member table:name="0,047022" table:display="true" table:show-details="true"/>
                <table:data-pilot-member table:name="0,047027" table:display="true" table:show-details="true"/>
                <table:data-pilot-member table:name="0,047037" table:display="true" table:show-details="true"/>
                <table:data-pilot-member table:name="0,047041" table:display="true" table:show-details="true"/>
                <table:data-pilot-member table:name="0,047052" table:display="true" table:show-details="true"/>
                <table:data-pilot-member table:name="0,047065" table:display="true" table:show-details="true"/>
                <table:data-pilot-member table:name="0,047077" table:display="true" table:show-details="true"/>
                <table:data-pilot-member table:name="0,047078" table:display="true" table:show-details="true"/>
                <table:data-pilot-member table:name="0,047087" table:display="true" table:show-details="true"/>
                <table:data-pilot-member table:name="0,047122" table:display="true" table:show-details="true"/>
                <table:data-pilot-member table:name="0,047138" table:display="true" table:show-details="true"/>
                <table:data-pilot-member table:name="0,047146" table:display="true" table:show-details="true"/>
                <table:data-pilot-member table:name="0,047159" table:display="true" table:show-details="true"/>
                <table:data-pilot-member table:name="0,047166" table:display="true" table:show-details="true"/>
                <table:data-pilot-member table:name="0,047179" table:display="true" table:show-details="true"/>
                <table:data-pilot-member table:name="0,047196" table:display="true" table:show-details="true"/>
                <table:data-pilot-member table:name="0,047204" table:display="true" table:show-details="true"/>
                <table:data-pilot-member table:name="0,047209" table:display="true" table:show-details="true"/>
                <table:data-pilot-member table:name="0,047215" table:display="true" table:show-details="true"/>
                <table:data-pilot-member table:name="0,04722" table:display="true" table:show-details="true"/>
                <table:data-pilot-member table:name="0,047229" table:display="true" table:show-details="true"/>
                <table:data-pilot-member table:name="0,047234" table:display="true" table:show-details="true"/>
                <table:data-pilot-member table:name="0,047241" table:display="true" table:show-details="true"/>
                <table:data-pilot-member table:name="0,047248" table:display="true" table:show-details="true"/>
                <table:data-pilot-member table:name="0,047271" table:display="true" table:show-details="true"/>
                <table:data-pilot-member table:name="0,047278" table:display="true" table:show-details="true"/>
                <table:data-pilot-member table:name="0,047287" table:display="true" table:show-details="true"/>
                <table:data-pilot-member table:name="0,047289" table:display="true" table:show-details="true"/>
                <table:data-pilot-member table:name="0,047297" table:display="true" table:show-details="true"/>
                <table:data-pilot-member table:name="0,047331" table:display="true" table:show-details="true"/>
                <table:data-pilot-member table:name="0,047345" table:display="true" table:show-details="true"/>
                <table:data-pilot-member table:name="0,047347" table:display="true" table:show-details="true"/>
                <table:data-pilot-member table:name="0,047351" table:display="true" table:show-details="true"/>
                <table:data-pilot-member table:name="0,047367" table:display="true" table:show-details="true"/>
                <table:data-pilot-member table:name="0,047384" table:display="true" table:show-details="true"/>
                <table:data-pilot-member table:name="0,0474" table:display="true" table:show-details="true"/>
                <table:data-pilot-member table:name="0,047402" table:display="true" table:show-details="true"/>
                <table:data-pilot-member table:name="0,047405" table:display="true" table:show-details="true"/>
                <table:data-pilot-member table:name="0,047411" table:display="true" table:show-details="true"/>
                <table:data-pilot-member table:name="0,047413" table:display="true" table:show-details="true"/>
                <table:data-pilot-member table:name="0,047421" table:display="true" table:show-details="true"/>
                <table:data-pilot-member table:name="0,047427" table:display="true" table:show-details="true"/>
                <table:data-pilot-member table:name="0,047431" table:display="true" table:show-details="true"/>
                <table:data-pilot-member table:name="0,047443" table:display="true" table:show-details="true"/>
                <table:data-pilot-member table:name="0,04745" table:display="true" table:show-details="true"/>
                <table:data-pilot-member table:name="0,047474" table:display="true" table:show-details="true"/>
                <table:data-pilot-member table:name="0,047486" table:display="true" table:show-details="true"/>
                <table:data-pilot-member table:name="0,04749" table:display="true" table:show-details="true"/>
                <table:data-pilot-member table:name="0,047491" table:display="true" table:show-details="true"/>
                <table:data-pilot-member table:name="0,047492" table:display="true" table:show-details="true"/>
                <table:data-pilot-member table:name="0,04753" table:display="true" table:show-details="true"/>
                <table:data-pilot-member table:name="0,047533" table:display="true" table:show-details="true"/>
                <table:data-pilot-member table:name="0,047562" table:display="true" table:show-details="true"/>
                <table:data-pilot-member table:name="0,047569" table:display="true" table:show-details="true"/>
                <table:data-pilot-member table:name="0,047596" table:display="true" table:show-details="true"/>
                <table:data-pilot-member table:name="0,047599" table:display="true" table:show-details="true"/>
                <table:data-pilot-member table:name="0,047603" table:display="true" table:show-details="true"/>
                <table:data-pilot-member table:name="0,04761" table:display="true" table:show-details="true"/>
                <table:data-pilot-member table:name="0,047624" table:display="true" table:show-details="true"/>
                <table:data-pilot-member table:name="0,04763" table:display="true" table:show-details="true"/>
                <table:data-pilot-member table:name="0,047635" table:display="true" table:show-details="true"/>
                <table:data-pilot-member table:name="0,047671" table:display="true" table:show-details="true"/>
                <table:data-pilot-member table:name="0,047673" table:display="true" table:show-details="true"/>
                <table:data-pilot-member table:name="0,047702" table:display="true" table:show-details="true"/>
                <table:data-pilot-member table:name="0,047704" table:display="true" table:show-details="true"/>
                <table:data-pilot-member table:name="0,047717" table:display="true" table:show-details="true"/>
                <table:data-pilot-member table:name="0,047718" table:display="true" table:show-details="true"/>
                <table:data-pilot-member table:name="0,047719" table:display="true" table:show-details="true"/>
                <table:data-pilot-member table:name="0,047769" table:display="true" table:show-details="true"/>
                <table:data-pilot-member table:name="0,04777" table:display="true" table:show-details="true"/>
                <table:data-pilot-member table:name="0,047828" table:display="true" table:show-details="true"/>
                <table:data-pilot-member table:name="0,047843" table:display="true" table:show-details="true"/>
                <table:data-pilot-member table:name="0,04786" table:display="true" table:show-details="true"/>
                <table:data-pilot-member table:name="0,047862" table:display="true" table:show-details="true"/>
                <table:data-pilot-member table:name="0,047865" table:display="true" table:show-details="true"/>
                <table:data-pilot-member table:name="0,047993" table:display="true" table:show-details="true"/>
                <table:data-pilot-member table:name="0,048055" table:display="true" table:show-details="true"/>
                <table:data-pilot-member table:name="0,048131" table:display="true" table:show-details="true"/>
                <table:data-pilot-member table:name="0,048145" table:display="true" table:show-details="true"/>
                <table:data-pilot-member table:name="0,04819" table:display="true" table:show-details="true"/>
                <table:data-pilot-member table:name="0,048195" table:display="true" table:show-details="true"/>
                <table:data-pilot-member table:name="0,048216" table:display="true" table:show-details="true"/>
                <table:data-pilot-member table:name="0,048291" table:display="true" table:show-details="true"/>
                <table:data-pilot-member table:name="0,048309" table:display="true" table:show-details="true"/>
                <table:data-pilot-member table:name="0,048414" table:display="true" table:show-details="true"/>
                <table:data-pilot-member table:name="0,048518" table:display="true" table:show-details="true"/>
                <table:data-pilot-member table:name="0,048521" table:display="true" table:show-details="true"/>
                <table:data-pilot-member table:name="0,048567" table:display="true" table:show-details="true"/>
                <table:data-pilot-member table:name="0,048788" table:display="true" table:show-details="true"/>
                <table:data-pilot-member table:name="0,04908" table:display="true" table:show-details="true"/>
                <table:data-pilot-member table:name="0,049692" table:display="true" table:show-details="true"/>
                <table:data-pilot-member table:name="0,04978" table:display="true" table:show-details="true"/>
                <table:data-pilot-member table:name="0,050063" table:display="true" table:show-details="true"/>
                <table:data-pilot-member table:name="0,05024" table:display="true" table:show-details="true"/>
                <table:data-pilot-member table:name="0,050782" table:display="true" table:show-details="true"/>
                <table:data-pilot-member table:name="0,051287" table:display="true" table:show-details="true"/>
                <table:data-pilot-member table:name="0,051967" table:display="true" table:show-details="true"/>
                <table:data-pilot-member table:name="0,058819" table:display="true" table:show-details="true"/>
                <table:data-pilot-member table:name="0,059646" table:display="true" table:show-details="true"/>
                <table:data-pilot-member table:name="0,060013" table:display="true" table:show-details="true"/>
                <table:data-pilot-member table:name="0,061256" table:display="true" table:show-details="true"/>
                <table:data-pilot-member table:name="0,061325" table:display="true" table:show-details="true"/>
                <table:data-pilot-member table:name="0,061781" table:display="true" table:show-details="true"/>
                <table:data-pilot-member table:name="0,063585" table:display="true" table:show-details="true"/>
                <table:data-pilot-member table:name="0,064316" table:display="true" table:show-details="true"/>
                <table:data-pilot-member table:name="0,069859" table:display="true" table:show-details="true"/>
                <table:data-pilot-member table:name="0,07005" table:display="true" table:show-details="true"/>
                <table:data-pilot-member table:name="0,070446" table:display="true" table:show-details="true"/>
                <table:data-pilot-member table:name="0,070518" table:display="true" table:show-details="true"/>
                <table:data-pilot-member table:name="0,070537" table:display="true" table:show-details="true"/>
                <table:data-pilot-member table:name="0,070572" table:display="true" table:show-details="true"/>
                <table:data-pilot-member table:name="0,070631" table:display="true" table:show-details="true"/>
                <table:data-pilot-member table:name="0,070646" table:display="true" table:show-details="true"/>
                <table:data-pilot-member table:name="0,070704" table:display="true" table:show-details="true"/>
                <table:data-pilot-member table:name="0,070744" table:display="true" table:show-details="true"/>
                <table:data-pilot-member table:name="0,070851" table:display="true" table:show-details="true"/>
                <table:data-pilot-member table:name="0,070861" table:display="true" table:show-details="true"/>
                <table:data-pilot-member table:name="0,070867" table:display="true" table:show-details="true"/>
                <table:data-pilot-member table:name="0,070891" table:display="true" table:show-details="true"/>
                <table:data-pilot-member table:name="0,07091" table:display="true" table:show-details="true"/>
                <table:data-pilot-member table:name="0,071088" table:display="true" table:show-details="true"/>
                <table:data-pilot-member table:name="0,07111" table:display="true" table:show-details="true"/>
                <table:data-pilot-member table:name="0,071114" table:display="true" table:show-details="true"/>
                <table:data-pilot-member table:name="0,071169" table:display="true" table:show-details="true"/>
                <table:data-pilot-member table:name="0,071199" table:display="true" table:show-details="true"/>
                <table:data-pilot-member table:name="0,071281" table:display="true" table:show-details="true"/>
                <table:data-pilot-member table:name="0,071317" table:display="true" table:show-details="true"/>
                <table:data-pilot-member table:name="0,071328" table:display="true" table:show-details="true"/>
                <table:data-pilot-member table:name="0,071347" table:display="true" table:show-details="true"/>
                <table:data-pilot-member table:name="0,071391" table:display="true" table:show-details="true"/>
                <table:data-pilot-member table:name="0,071427" table:display="true" table:show-details="true"/>
                <table:data-pilot-member table:name="0,071429" table:display="true" table:show-details="true"/>
                <table:data-pilot-member table:name="0,071438" table:display="true" table:show-details="true"/>
                <table:data-pilot-member table:name="0,071449" table:display="true" table:show-details="true"/>
                <table:data-pilot-member table:name="0,07154" table:display="true" table:show-details="true"/>
                <table:data-pilot-member table:name="0,071547" table:display="true" table:show-details="true"/>
                <table:data-pilot-member table:name="0,071579" table:display="true" table:show-details="true"/>
                <table:data-pilot-member table:name="0,071636" table:display="true" table:show-details="true"/>
                <table:data-pilot-member table:name="0,071665" table:display="true" table:show-details="true"/>
                <table:data-pilot-member table:name="0,07167" table:display="true" table:show-details="true"/>
                <table:data-pilot-member table:name="0,071689" table:display="true" table:show-details="true"/>
                <table:data-pilot-member table:name="0,071697" table:display="true" table:show-details="true"/>
                <table:data-pilot-member table:name="0,071727" table:display="true" table:show-details="true"/>
                <table:data-pilot-member table:name="0,071734" table:display="true" table:show-details="true"/>
                <table:data-pilot-member table:name="0,071757" table:display="true" table:show-details="true"/>
                <table:data-pilot-member table:name="0,07176" table:display="true" table:show-details="true"/>
                <table:data-pilot-member table:name="0,071827" table:display="true" table:show-details="true"/>
                <table:data-pilot-member table:name="0,071873" table:display="true" table:show-details="true"/>
                <table:data-pilot-member table:name="0,071876" table:display="true" table:show-details="true"/>
                <table:data-pilot-member table:name="0,071881" table:display="true" table:show-details="true"/>
                <table:data-pilot-member table:name="0,071887" table:display="true" table:show-details="true"/>
                <table:data-pilot-member table:name="0,071912" table:display="true" table:show-details="true"/>
                <table:data-pilot-member table:name="0,071933" table:display="true" table:show-details="true"/>
                <table:data-pilot-member table:name="0,072019" table:display="true" table:show-details="true"/>
                <table:data-pilot-member table:name="0,072166" table:display="true" table:show-details="true"/>
                <table:data-pilot-member table:name="0,072183" table:display="true" table:show-details="true"/>
                <table:data-pilot-member table:name="0,072198" table:display="true" table:show-details="true"/>
                <table:data-pilot-member table:name="0,072389" table:display="true" table:show-details="true"/>
                <table:data-pilot-member table:name="0,072404" table:display="true" table:show-details="true"/>
                <table:data-pilot-member table:name="0,072414" table:display="true" table:show-details="true"/>
                <table:data-pilot-member table:name="0,072487" table:display="true" table:show-details="true"/>
                <table:data-pilot-member table:name="0,072506" table:display="true" table:show-details="true"/>
                <table:data-pilot-member table:name="0,072539" table:display="true" table:show-details="true"/>
                <table:data-pilot-member table:name="0,072627" table:display="true" table:show-details="true"/>
                <table:data-pilot-member table:name="0,072685" table:display="true" table:show-details="true"/>
                <table:data-pilot-member table:name="0,072806" table:display="true" table:show-details="true"/>
                <table:data-pilot-member table:name="0,072828" table:display="true" table:show-details="true"/>
                <table:data-pilot-member table:name="0,072855" table:display="true" table:show-details="true"/>
                <table:data-pilot-member table:name="0,072866" table:display="true" table:show-details="true"/>
                <table:data-pilot-member table:name="0,072896" table:display="true" table:show-details="true"/>
                <table:data-pilot-member table:name="0,072913" table:display="true" table:show-details="true"/>
                <table:data-pilot-member table:name="0,072948" table:display="true" table:show-details="true"/>
                <table:data-pilot-member table:name="0,072958" table:display="true" table:show-details="true"/>
                <table:data-pilot-member table:name="0,072984" table:display="true" table:show-details="true"/>
                <table:data-pilot-member table:name="0,072997" table:display="true" table:show-details="true"/>
                <table:data-pilot-member table:name="0,073038" table:display="true" table:show-details="true"/>
                <table:data-pilot-member table:name="0,073048" table:display="true" table:show-details="true"/>
                <table:data-pilot-member table:name="0,073082" table:display="true" table:show-details="true"/>
                <table:data-pilot-member table:name="0,073107" table:display="true" table:show-details="true"/>
                <table:data-pilot-member table:name="0,073176" table:display="true" table:show-details="true"/>
                <table:data-pilot-member table:name="0,073262" table:display="true" table:show-details="true"/>
                <table:data-pilot-member table:name="0,07336" table:display="true" table:show-details="true"/>
                <table:data-pilot-member table:name="0,073408" table:display="true" table:show-details="true"/>
                <table:data-pilot-member table:name="0,073441" table:display="true" table:show-details="true"/>
                <table:data-pilot-member table:name="0,073442" table:display="true" table:show-details="true"/>
                <table:data-pilot-member table:name="0,073572" table:display="true" table:show-details="true"/>
                <table:data-pilot-member table:name="0,073627" table:display="true" table:show-details="true"/>
                <table:data-pilot-member table:name="0,073805" table:display="true" table:show-details="true"/>
                <table:data-pilot-member table:name="0,073869" table:display="true" table:show-details="true"/>
                <table:data-pilot-member table:name="0,073961" table:display="true" table:show-details="true"/>
                <table:data-pilot-member table:name="0,074012" table:display="true" table:show-details="true"/>
                <table:data-pilot-member table:name="0,074096" table:display="true" table:show-details="true"/>
                <table:data-pilot-member table:name="0,074114" table:display="true" table:show-details="true"/>
                <table:data-pilot-member table:name="0,074207" table:display="true" table:show-details="true"/>
                <table:data-pilot-member table:name="0,074458" table:display="true" table:show-details="true"/>
                <table:data-pilot-member table:name="0,074598" table:display="true" table:show-details="true"/>
                <table:data-pilot-member table:name="0,074729" table:display="true" table:show-details="true"/>
                <table:data-pilot-member table:name="0,075406" table:display="true" table:show-details="true"/>
                <table:data-pilot-member table:name="0,075523" table:display="true" table:show-details="true"/>
                <table:data-pilot-member table:name="0,075552" table:display="true" table:show-details="true"/>
                <table:data-pilot-member table:name="0,07722" table:display="true" table:show-details="true"/>
                <table:data-pilot-member table:name="0,079255" table:display="true" table:show-details="true"/>
                <table:data-pilot-member table:name="0,08247" table:display="true" table:show-details="true"/>
                <table:data-pilot-member table:name="0,086659" table:display="true" table:show-details="true"/>
                <table:data-pilot-member table:name="0,087126" table:display="true" table:show-details="true"/>
                <table:data-pilot-member table:name="0,087673" table:display="true" table:show-details="true"/>
                <table:data-pilot-member table:name="0,09784" table:display="true" table:show-details="true"/>
                <table:data-pilot-member table:name="0,104559" table:display="true" table:show-details="true"/>
                <table:data-pilot-member table:name="0,116266" table:display="true" table:show-details="true"/>
                <table:data-pilot-member table:name="0,116549" table:display="true" table:show-details="true"/>
                <table:data-pilot-member table:name="0,116562" table:display="true" table:show-details="true"/>
                <table:data-pilot-member table:name="0,116563" table:display="true" table:show-details="true"/>
                <table:data-pilot-member table:name="0,116574" table:display="true" table:show-details="true"/>
                <table:data-pilot-member table:name="0,116741" table:display="true" table:show-details="true"/>
                <table:data-pilot-member table:name="0,116743" table:display="true" table:show-details="true"/>
                <table:data-pilot-member table:name="0,116788" table:display="true" table:show-details="true"/>
                <table:data-pilot-member table:name="0,116816" table:display="true" table:show-details="true"/>
                <table:data-pilot-member table:name="0,116884" table:display="true" table:show-details="true"/>
                <table:data-pilot-member table:name="0,117055" table:display="true" table:show-details="true"/>
                <table:data-pilot-member table:name="0,11709" table:display="true" table:show-details="true"/>
                <table:data-pilot-member table:name="0,117189" table:display="true" table:show-details="true"/>
                <table:data-pilot-member table:name="0,117269" table:display="true" table:show-details="true"/>
                <table:data-pilot-member table:name="0,117345" table:display="true" table:show-details="true"/>
                <table:data-pilot-member table:name="0,117538" table:display="true" table:show-details="true"/>
                <table:data-pilot-member table:name="0,117617" table:display="true" table:show-details="true"/>
                <table:data-pilot-member table:name="0,11762" table:display="true" table:show-details="true"/>
                <table:data-pilot-member table:name="0,117638" table:display="true" table:show-details="true"/>
                <table:data-pilot-member table:name="0,117679" table:display="true" table:show-details="true"/>
                <table:data-pilot-member table:name="0,117738" table:display="true" table:show-details="true"/>
                <table:data-pilot-member table:name="0,117782" table:display="true" table:show-details="true"/>
                <table:data-pilot-member table:name="0,117882" table:display="true" table:show-details="true"/>
                <table:data-pilot-member table:name="0,1179" table:display="true" table:show-details="true"/>
                <table:data-pilot-member table:name="0,11795" table:display="true" table:show-details="true"/>
                <table:data-pilot-member table:name="0,117963" table:display="true" table:show-details="true"/>
                <table:data-pilot-member table:name="0,117967" table:display="true" table:show-details="true"/>
                <table:data-pilot-member table:name="0,117987" table:display="true" table:show-details="true"/>
                <table:data-pilot-member table:name="0,117992" table:display="true" table:show-details="true"/>
                <table:data-pilot-member table:name="0,117993" table:display="true" table:show-details="true"/>
                <table:data-pilot-member table:name="0,118007" table:display="true" table:show-details="true"/>
                <table:data-pilot-member table:name="0,118064" table:display="true" table:show-details="true"/>
                <table:data-pilot-member table:name="0,118087" table:display="true" table:show-details="true"/>
                <table:data-pilot-member table:name="0,118133" table:display="true" table:show-details="true"/>
                <table:data-pilot-member table:name="0,11818" table:display="true" table:show-details="true"/>
                <table:data-pilot-member table:name="0,118207" table:display="true" table:show-details="true"/>
                <table:data-pilot-member table:name="0,118209" table:display="true" table:show-details="true"/>
                <table:data-pilot-member table:name="0,118269" table:display="true" table:show-details="true"/>
                <table:data-pilot-member table:name="0,11827" table:display="true" table:show-details="true"/>
                <table:data-pilot-member table:name="0,118339" table:display="true" table:show-details="true"/>
                <table:data-pilot-member table:name="0,118342" table:display="true" table:show-details="true"/>
                <table:data-pilot-member table:name="0,11837" table:display="true" table:show-details="true"/>
                <table:data-pilot-member table:name="0,118377" table:display="true" table:show-details="true"/>
                <table:data-pilot-member table:name="0,118382" table:display="true" table:show-details="true"/>
                <table:data-pilot-member table:name="0,118521" table:display="true" table:show-details="true"/>
                <table:data-pilot-member table:name="0,118689" table:display="true" table:show-details="true"/>
                <table:data-pilot-member table:name="0,118693" table:display="true" table:show-details="true"/>
                <table:data-pilot-member table:name="0,118733" table:display="true" table:show-details="true"/>
                <table:data-pilot-member table:name="0,118734" table:display="true" table:show-details="true"/>
                <table:data-pilot-member table:name="0,118742" table:display="true" table:show-details="true"/>
                <table:data-pilot-member table:name="0,11876" table:display="true" table:show-details="true"/>
                <table:data-pilot-member table:name="0,118812" table:display="true" table:show-details="true"/>
                <table:data-pilot-member table:name="0,118855" table:display="true" table:show-details="true"/>
                <table:data-pilot-member table:name="0,1189" table:display="true" table:show-details="true"/>
                <table:data-pilot-member table:name="0,118938" table:display="true" table:show-details="true"/>
                <table:data-pilot-member table:name="0,118963" table:display="true" table:show-details="true"/>
                <table:data-pilot-member table:name="0,119127" table:display="true" table:show-details="true"/>
                <table:data-pilot-member table:name="0,11914" table:display="true" table:show-details="true"/>
                <table:data-pilot-member table:name="0,119272" table:display="true" table:show-details="true"/>
                <table:data-pilot-member table:name="0,119297" table:display="true" table:show-details="true"/>
                <table:data-pilot-member table:name="0,119501" table:display="true" table:show-details="true"/>
                <table:data-pilot-member table:name="0,119563" table:display="true" table:show-details="true"/>
                <table:data-pilot-member table:name="0,119654" table:display="true" table:show-details="true"/>
                <table:data-pilot-member table:name="0,119746" table:display="true" table:show-details="true"/>
                <table:data-pilot-member table:name="0,119767" table:display="true" table:show-details="true"/>
                <table:data-pilot-member table:name="0,119815" table:display="true" table:show-details="true"/>
                <table:data-pilot-member table:name="0,120056" table:display="true" table:show-details="true"/>
                <table:data-pilot-member table:name="0,12044" table:display="true" table:show-details="true"/>
                <table:data-pilot-member table:name="0,12045" table:display="true" table:show-details="true"/>
                <table:data-pilot-member table:name="0,120609" table:display="true" table:show-details="true"/>
                <table:data-pilot-member table:name="0,120623" table:display="true" table:show-details="true"/>
                <table:data-pilot-member table:name="0,120659" table:display="true" table:show-details="true"/>
                <table:data-pilot-member table:name="0,120873" table:display="true" table:show-details="true"/>
                <table:data-pilot-member table:name="0,120877" table:display="true" table:show-details="true"/>
                <table:data-pilot-member table:name="0,121104" table:display="true" table:show-details="true"/>
                <table:data-pilot-member table:name="0,121586" table:display="true" table:show-details="true"/>
                <table:data-pilot-member table:name="0,121632" table:display="true" table:show-details="true"/>
                <table:data-pilot-member table:name="0,12167" table:display="true" table:show-details="true"/>
                <table:data-pilot-member table:name="0,122125" table:display="true" table:show-details="true"/>
                <table:data-pilot-member table:name="0,125424" table:display="true" table:show-details="true"/>
                <table:data-pilot-member table:name="0,125962" table:display="true" table:show-details="true"/>
                <table:data-pilot-member table:name="0,126093" table:display="true" table:show-details="true"/>
                <table:data-pilot-member table:name="0,127263" table:display="true" table:show-details="true"/>
                <table:data-pilot-member table:name="0,127495" table:display="true" table:show-details="true"/>
                <table:data-pilot-member table:name="0,128646" table:display="true" table:show-details="true"/>
                <table:data-pilot-member table:name="0,128983" table:display="true" table:show-details="true"/>
                <table:data-pilot-member table:name="0,1293" table:display="true" table:show-details="true"/>
                <table:data-pilot-member table:name="0,129528" table:display="true" table:show-details="true"/>
                <table:data-pilot-member table:name="0,129707" table:display="true" table:show-details="true"/>
                <table:data-pilot-member table:name="0,130143" table:display="true" table:show-details="true"/>
                <table:data-pilot-member table:name="0,130374" table:display="true" table:show-details="true"/>
                <table:data-pilot-member table:name="0,13116" table:display="true" table:show-details="true"/>
                <table:data-pilot-member table:name="0,132357" table:display="true" table:show-details="true"/>
                <table:data-pilot-member table:name="0,132403" table:display="true" table:show-details="true"/>
                <table:data-pilot-member table:name="0,133388" table:display="true" table:show-details="true"/>
                <table:data-pilot-member table:name="0,133733" table:display="true" table:show-details="true"/>
                <table:data-pilot-member table:name="0,134227" table:display="true" table:show-details="true"/>
                <table:data-pilot-member table:name="0,137471" table:display="true" table:show-details="true"/>
                <table:data-pilot-member table:name="0,141654" table:display="true" table:show-details="true"/>
                <table:data-pilot-member table:name="0,158902" table:display="true" table:show-details="true"/>
                <table:data-pilot-member table:name="0,159978" table:display="true" table:show-details="true"/>
                <table:data-pilot-member table:name="0,160303" table:display="true" table:show-details="true"/>
                <table:data-pilot-member table:name="0,160546" table:display="true" table:show-details="true"/>
                <table:data-pilot-member table:name="0,160734" table:display="true" table:show-details="true"/>
                <table:data-pilot-member table:name="0,160898" table:display="true" table:show-details="true"/>
                <table:data-pilot-member table:name="0,160998" table:display="true" table:show-details="true"/>
                <table:data-pilot-member table:name="0,161062" table:display="true" table:show-details="true"/>
                <table:data-pilot-member table:name="0,161112" table:display="true" table:show-details="true"/>
                <table:data-pilot-member table:name="0,161316" table:display="true" table:show-details="true"/>
                <table:data-pilot-member table:name="0,16133" table:display="true" table:show-details="true"/>
                <table:data-pilot-member table:name="0,16167" table:display="true" table:show-details="true"/>
                <table:data-pilot-member table:name="0,161939" table:display="true" table:show-details="true"/>
                <table:data-pilot-member table:name="0,161988" table:display="true" table:show-details="true"/>
                <table:data-pilot-member table:name="0,162168" table:display="true" table:show-details="true"/>
                <table:data-pilot-member table:name="0,16221" table:display="true" table:show-details="true"/>
                <table:data-pilot-member table:name="0,162332" table:display="true" table:show-details="true"/>
                <table:data-pilot-member table:name="0,162453" table:display="true" table:show-details="true"/>
                <table:data-pilot-member table:name="0,162765" table:display="true" table:show-details="true"/>
                <table:data-pilot-member table:name="0,162795" table:display="true" table:show-details="true"/>
                <table:data-pilot-member table:name="0,162855" table:display="true" table:show-details="true"/>
                <table:data-pilot-member table:name="0,16287" table:display="true" table:show-details="true"/>
                <table:data-pilot-member table:name="0,163177" table:display="true" table:show-details="true"/>
                <table:data-pilot-member table:name="0,163279" table:display="true" table:show-details="true"/>
                <table:data-pilot-member table:name="0,1634" table:display="true" table:show-details="true"/>
                <table:data-pilot-member table:name="0,163574" table:display="true" table:show-details="true"/>
                <table:data-pilot-member table:name="0,163618" table:display="true" table:show-details="true"/>
                <table:data-pilot-member table:name="0,16365" table:display="true" table:show-details="true"/>
                <table:data-pilot-member table:name="0,163697" table:display="true" table:show-details="true"/>
                <table:data-pilot-member table:name="0,163946" table:display="true" table:show-details="true"/>
                <table:data-pilot-member table:name="0,164107" table:display="true" table:show-details="true"/>
                <table:data-pilot-member table:name="0,164173" table:display="true" table:show-details="true"/>
                <table:data-pilot-member table:name="0,164175" table:display="true" table:show-details="true"/>
                <table:data-pilot-member table:name="0,16436" table:display="true" table:show-details="true"/>
                <table:data-pilot-member table:name="0,164391" table:display="true" table:show-details="true"/>
                <table:data-pilot-member table:name="0,164443" table:display="true" table:show-details="true"/>
                <table:data-pilot-member table:name="0,164547" table:display="true" table:show-details="true"/>
                <table:data-pilot-member table:name="0,164562" table:display="true" table:show-details="true"/>
                <table:data-pilot-member table:name="0,16461" table:display="true" table:show-details="true"/>
                <table:data-pilot-member table:name="0,164844" table:display="true" table:show-details="true"/>
                <table:data-pilot-member table:name="0,164921" table:display="true" table:show-details="true"/>
                <table:data-pilot-member table:name="0,164935" table:display="true" table:show-details="true"/>
                <table:data-pilot-member table:name="0,164978" table:display="true" table:show-details="true"/>
                <table:data-pilot-member table:name="0,165008" table:display="true" table:show-details="true"/>
                <table:data-pilot-member table:name="0,165014" table:display="true" table:show-details="true"/>
                <table:data-pilot-member table:name="0,165034" table:display="true" table:show-details="true"/>
                <table:data-pilot-member table:name="0,165063" table:display="true" table:show-details="true"/>
                <table:data-pilot-member table:name="0,165089" table:display="true" table:show-details="true"/>
                <table:data-pilot-member table:name="0,165201" table:display="true" table:show-details="true"/>
                <table:data-pilot-member table:name="0,165391" table:display="true" table:show-details="true"/>
                <table:data-pilot-member table:name="0,16589" table:display="true" table:show-details="true"/>
                <table:data-pilot-member table:name="0,16603" table:display="true" table:show-details="true"/>
                <table:data-pilot-member table:name="0,1662" table:display="true" table:show-details="true"/>
                <table:data-pilot-member table:name="0,166256" table:display="true" table:show-details="true"/>
                <table:data-pilot-member table:name="0,166293" table:display="true" table:show-details="true"/>
                <table:data-pilot-member table:name="0,166307" table:display="true" table:show-details="true"/>
                <table:data-pilot-member table:name="0,166433" table:display="true" table:show-details="true"/>
                <table:data-pilot-member table:name="0,166475" table:display="true" table:show-details="true"/>
                <table:data-pilot-member table:name="0,166728" table:display="true" table:show-details="true"/>
                <table:data-pilot-member table:name="0,166862" table:display="true" table:show-details="true"/>
                <table:data-pilot-member table:name="0,16705" table:display="true" table:show-details="true"/>
                <table:data-pilot-member table:name="0,16713" table:display="true" table:show-details="true"/>
                <table:data-pilot-member table:name="0,167139" table:display="true" table:show-details="true"/>
                <table:data-pilot-member table:name="0,16718" table:display="true" table:show-details="true"/>
                <table:data-pilot-member table:name="0,167252" table:display="true" table:show-details="true"/>
                <table:data-pilot-member table:name="0,167576" table:display="true" table:show-details="true"/>
                <table:data-pilot-member table:name="0,16767" table:display="true" table:show-details="true"/>
                <table:data-pilot-member table:name="0,167737" table:display="true" table:show-details="true"/>
                <table:data-pilot-member table:name="0,167795" table:display="true" table:show-details="true"/>
                <table:data-pilot-member table:name="0,168147" table:display="true" table:show-details="true"/>
                <table:data-pilot-member table:name="0,168149" table:display="true" table:show-details="true"/>
                <table:data-pilot-member table:name="0,168212" table:display="true" table:show-details="true"/>
                <table:data-pilot-member table:name="0,168289" table:display="true" table:show-details="true"/>
                <table:data-pilot-member table:name="0,168575" table:display="true" table:show-details="true"/>
                <table:data-pilot-member table:name="0,168666" table:display="true" table:show-details="true"/>
                <table:data-pilot-member table:name="0,168806" table:display="true" table:show-details="true"/>
                <table:data-pilot-member table:name="0,168822" table:display="true" table:show-details="true"/>
                <table:data-pilot-member table:name="0,169774" table:display="true" table:show-details="true"/>
                <table:data-pilot-member table:name="0,170854" table:display="true" table:show-details="true"/>
                <table:data-pilot-member table:name="0,171317" table:display="true" table:show-details="true"/>
                <table:data-pilot-member table:name="0,171328" table:display="true" table:show-details="true"/>
                <table:data-pilot-member table:name="0,172906" table:display="true" table:show-details="true"/>
                <table:data-pilot-member table:name="0,17403" table:display="true" table:show-details="true"/>
                <table:data-pilot-member table:name="0,1818" table:display="true" table:show-details="true"/>
                <table:data-pilot-member table:name="0,18233" table:display="true" table:show-details="true"/>
                <table:data-pilot-member table:name="0,182396" table:display="true" table:show-details="true"/>
                <table:data-pilot-member table:name="0,183025" table:display="true" table:show-details="true"/>
                <table:data-pilot-member table:name="0,183164" table:display="true" table:show-details="true"/>
                <table:data-pilot-member table:name="0,183172" table:display="true" table:show-details="true"/>
                <table:data-pilot-member table:name="0,183547" table:display="true" table:show-details="true"/>
                <table:data-pilot-member table:name="0,183823" table:display="true" table:show-details="true"/>
                <table:data-pilot-member table:name="0,183876" table:display="true" table:show-details="true"/>
                <table:data-pilot-member table:name="0,184175" table:display="true" table:show-details="true"/>
                <table:data-pilot-member table:name="0,184349" table:display="true" table:show-details="true"/>
                <table:data-pilot-member table:name="0,184742" table:display="true" table:show-details="true"/>
                <table:data-pilot-member table:name="0,184982" table:display="true" table:show-details="true"/>
                <table:data-pilot-member table:name="0,185017" table:display="true" table:show-details="true"/>
                <table:data-pilot-member table:name="0,185322" table:display="true" table:show-details="true"/>
                <table:data-pilot-member table:name="0,185575" table:display="true" table:show-details="true"/>
                <table:data-pilot-member table:name="0,185783" table:display="true" table:show-details="true"/>
                <table:data-pilot-member table:name="0,185828" table:display="true" table:show-details="true"/>
                <table:data-pilot-member table:name="0,185898" table:display="true" table:show-details="true"/>
                <table:data-pilot-member table:name="0,18592" table:display="true" table:show-details="true"/>
                <table:data-pilot-member table:name="0,185956" table:display="true" table:show-details="true"/>
                <table:data-pilot-member table:name="0,185973" table:display="true" table:show-details="true"/>
                <table:data-pilot-member table:name="0,18601" table:display="true" table:show-details="true"/>
                <table:data-pilot-member table:name="0,186052" table:display="true" table:show-details="true"/>
                <table:data-pilot-member table:name="0,186067" table:display="true" table:show-details="true"/>
                <table:data-pilot-member table:name="0,186114" table:display="true" table:show-details="true"/>
                <table:data-pilot-member table:name="0,186239" table:display="true" table:show-details="true"/>
                <table:data-pilot-member table:name="0,186258" table:display="true" table:show-details="true"/>
                <table:data-pilot-member table:name="0,18626" table:display="true" table:show-details="true"/>
                <table:data-pilot-member table:name="0,186363" table:display="true" table:show-details="true"/>
                <table:data-pilot-member table:name="0,18638" table:display="true" table:show-details="true"/>
                <table:data-pilot-member table:name="0,186384" table:display="true" table:show-details="true"/>
                <table:data-pilot-member table:name="0,18676" table:display="true" table:show-details="true"/>
                <table:data-pilot-member table:name="0,186926" table:display="true" table:show-details="true"/>
                <table:data-pilot-member table:name="0,186959" table:display="true" table:show-details="true"/>
                <table:data-pilot-member table:name="0,187232" table:display="true" table:show-details="true"/>
                <table:data-pilot-member table:name="0,1873" table:display="true" table:show-details="true"/>
                <table:data-pilot-member table:name="0,187336" table:display="true" table:show-details="true"/>
                <table:data-pilot-member table:name="0,187386" table:display="true" table:show-details="true"/>
                <table:data-pilot-member table:name="0,187495" table:display="true" table:show-details="true"/>
                <table:data-pilot-member table:name="0,187518" table:display="true" table:show-details="true"/>
                <table:data-pilot-member table:name="0,187599" table:display="true" table:show-details="true"/>
                <table:data-pilot-member table:name="0,187751" table:display="true" table:show-details="true"/>
                <table:data-pilot-member table:name="0,187783" table:display="true" table:show-details="true"/>
                <table:data-pilot-member table:name="0,187906" table:display="true" table:show-details="true"/>
                <table:data-pilot-member table:name="0,187949" table:display="true" table:show-details="true"/>
                <table:data-pilot-member table:name="0,187991" table:display="true" table:show-details="true"/>
                <table:data-pilot-member table:name="0,188033" table:display="true" table:show-details="true"/>
                <table:data-pilot-member table:name="0,188051" table:display="true" table:show-details="true"/>
                <table:data-pilot-member table:name="0,188079" table:display="true" table:show-details="true"/>
                <table:data-pilot-member table:name="0,18818" table:display="true" table:show-details="true"/>
                <table:data-pilot-member table:name="0,188267" table:display="true" table:show-details="true"/>
                <table:data-pilot-member table:name="0,188268" table:display="true" table:show-details="true"/>
                <table:data-pilot-member table:name="0,188366" table:display="true" table:show-details="true"/>
                <table:data-pilot-member table:name="0,188453" table:display="true" table:show-details="true"/>
                <table:data-pilot-member table:name="0,188578" table:display="true" table:show-details="true"/>
                <table:data-pilot-member table:name="0,188725" table:display="true" table:show-details="true"/>
                <table:data-pilot-member table:name="0,188771" table:display="true" table:show-details="true"/>
                <table:data-pilot-member table:name="0,18881" table:display="true" table:show-details="true"/>
                <table:data-pilot-member table:name="0,188823" table:display="true" table:show-details="true"/>
                <table:data-pilot-member table:name="0,188854" table:display="true" table:show-details="true"/>
                <table:data-pilot-member table:name="0,188875" table:display="true" table:show-details="true"/>
                <table:data-pilot-member table:name="0,188883" table:display="true" table:show-details="true"/>
                <table:data-pilot-member table:name="0,188922" table:display="true" table:show-details="true"/>
                <table:data-pilot-member table:name="0,188949" table:display="true" table:show-details="true"/>
                <table:data-pilot-member table:name="0,189392" table:display="true" table:show-details="true"/>
                <table:data-pilot-member table:name="0,189838" table:display="true" table:show-details="true"/>
                <table:data-pilot-member table:name="0,190238" table:display="true" table:show-details="true"/>
                <table:data-pilot-member table:name="0,191001" table:display="true" table:show-details="true"/>
                <table:data-pilot-member table:name="0,191033" table:display="true" table:show-details="true"/>
                <table:data-pilot-member table:name="0,191386" table:display="true" table:show-details="true"/>
                <table:data-pilot-member table:name="0,192478" table:display="true" table:show-details="true"/>
                <table:data-pilot-member table:name="0,192615" table:display="true" table:show-details="true"/>
                <table:data-pilot-member table:name="0,193737" table:display="true" table:show-details="true"/>
                <table:data-pilot-member table:name="0,195475" table:display="true" table:show-details="true"/>
                <table:data-pilot-member table:name="0,195507" table:display="true" table:show-details="true"/>
                <table:data-pilot-member table:name="0,195657" table:display="true" table:show-details="true"/>
                <table:data-pilot-member table:name="0,195955" table:display="true" table:show-details="true"/>
                <table:data-pilot-member table:name="0,196013" table:display="true" table:show-details="true"/>
                <table:data-pilot-member table:name="0,196131" table:display="true" table:show-details="true"/>
                <table:data-pilot-member table:name="0,196144" table:display="true" table:show-details="true"/>
                <table:data-pilot-member table:name="0,196154" table:display="true" table:show-details="true"/>
                <table:data-pilot-member table:name="0,196261" table:display="true" table:show-details="true"/>
                <table:data-pilot-member table:name="0,196402" table:display="true" table:show-details="true"/>
                <table:data-pilot-member table:name="0,19655" table:display="true" table:show-details="true"/>
                <table:data-pilot-member table:name="0,196591" table:display="true" table:show-details="true"/>
                <table:data-pilot-member table:name="0,1967" table:display="true" table:show-details="true"/>
                <table:data-pilot-member table:name="0,196755" table:display="true" table:show-details="true"/>
                <table:data-pilot-member table:name="0,196757" table:display="true" table:show-details="true"/>
                <table:data-pilot-member table:name="0,196907" table:display="true" table:show-details="true"/>
                <table:data-pilot-member table:name="0,196963" table:display="true" table:show-details="true"/>
                <table:data-pilot-member table:name="0,197035" table:display="true" table:show-details="true"/>
                <table:data-pilot-member table:name="0,197082" table:display="true" table:show-details="true"/>
                <table:data-pilot-member table:name="0,197114" table:display="true" table:show-details="true"/>
                <table:data-pilot-member table:name="0,197129" table:display="true" table:show-details="true"/>
                <table:data-pilot-member table:name="0,197255" table:display="true" table:show-details="true"/>
                <table:data-pilot-member table:name="0,197319" table:display="true" table:show-details="true"/>
                <table:data-pilot-member table:name="0,197337" table:display="true" table:show-details="true"/>
                <table:data-pilot-member table:name="0,197349" table:display="true" table:show-details="true"/>
                <table:data-pilot-member table:name="0,197441" table:display="true" table:show-details="true"/>
                <table:data-pilot-member table:name="0,197509" table:display="true" table:show-details="true"/>
                <table:data-pilot-member table:name="0,197526" table:display="true" table:show-details="true"/>
                <table:data-pilot-member table:name="0,197559" table:display="true" table:show-details="true"/>
                <table:data-pilot-member table:name="0,197573" table:display="true" table:show-details="true"/>
                <table:data-pilot-member table:name="0,197807" table:display="true" table:show-details="true"/>
                <table:data-pilot-member table:name="0,197902" table:display="true" table:show-details="true"/>
                <table:data-pilot-member table:name="0,197906" table:display="true" table:show-details="true"/>
                <table:data-pilot-member table:name="0,19791" table:display="true" table:show-details="true"/>
                <table:data-pilot-member table:name="0,198019" table:display="true" table:show-details="true"/>
                <table:data-pilot-member table:name="0,198145" table:display="true" table:show-details="true"/>
                <table:data-pilot-member table:name="0,198174" table:display="true" table:show-details="true"/>
                <table:data-pilot-member table:name="0,198225" table:display="true" table:show-details="true"/>
                <table:data-pilot-member table:name="0,198232" table:display="true" table:show-details="true"/>
                <table:data-pilot-member table:name="0,198305" table:display="true" table:show-details="true"/>
                <table:data-pilot-member table:name="0,198384" table:display="true" table:show-details="true"/>
                <table:data-pilot-member table:name="0,198392" table:display="true" table:show-details="true"/>
                <table:data-pilot-member table:name="0,198546" table:display="true" table:show-details="true"/>
                <table:data-pilot-member table:name="0,198679" table:display="true" table:show-details="true"/>
                <table:data-pilot-member table:name="0,19872" table:display="true" table:show-details="true"/>
                <table:data-pilot-member table:name="0,198784" table:display="true" table:show-details="true"/>
                <table:data-pilot-member table:name="0,1988" table:display="true" table:show-details="true"/>
                <table:data-pilot-member table:name="0,198863" table:display="true" table:show-details="true"/>
                <table:data-pilot-member table:name="0,198884" table:display="true" table:show-details="true"/>
                <table:data-pilot-member table:name="0,19893" table:display="true" table:show-details="true"/>
                <table:data-pilot-member table:name="0,198957" table:display="true" table:show-details="true"/>
                <table:data-pilot-member table:name="0,199212" table:display="true" table:show-details="true"/>
                <table:data-pilot-member table:name="0,199239" table:display="true" table:show-details="true"/>
                <table:data-pilot-member table:name="0,199253" table:display="true" table:show-details="true"/>
                <table:data-pilot-member table:name="0,199272" table:display="true" table:show-details="true"/>
                <table:data-pilot-member table:name="0,199331" table:display="true" table:show-details="true"/>
                <table:data-pilot-member table:name="0,199339" table:display="true" table:show-details="true"/>
                <table:data-pilot-member table:name="0,199381" table:display="true" table:show-details="true"/>
                <table:data-pilot-member table:name="0,19941" table:display="true" table:show-details="true"/>
                <table:data-pilot-member table:name="0,199418" table:display="true" table:show-details="true"/>
                <table:data-pilot-member table:name="0,199501" table:display="true" table:show-details="true"/>
                <table:data-pilot-member table:name="0,199558" table:display="true" table:show-details="true"/>
                <table:data-pilot-member table:name="0,199563" table:display="true" table:show-details="true"/>
                <table:data-pilot-member table:name="0,199636" table:display="true" table:show-details="true"/>
                <table:data-pilot-member table:name="0,199722" table:display="true" table:show-details="true"/>
                <table:data-pilot-member table:name="0,199807" table:display="true" table:show-details="true"/>
                <table:data-pilot-member table:name="0,199812" table:display="true" table:show-details="true"/>
                <table:data-pilot-member table:name="0,199856" table:display="true" table:show-details="true"/>
                <table:data-pilot-member table:name="0,199864" table:display="true" table:show-details="true"/>
                <table:data-pilot-member table:name="0,2" table:display="true" table:show-details="true"/>
                <table:data-pilot-member table:name="0,20015" table:display="true" table:show-details="true"/>
                <table:data-pilot-member table:name="0,200334" table:display="true" table:show-details="true"/>
                <table:data-pilot-member table:name="0,200417" table:display="true" table:show-details="true"/>
                <table:data-pilot-member table:name="0,200435" table:display="true" table:show-details="true"/>
                <table:data-pilot-member table:name="0,200462" table:display="true" table:show-details="true"/>
                <table:data-pilot-member table:name="0,200483" table:display="true" table:show-details="true"/>
                <table:data-pilot-member table:name="0,200526" table:display="true" table:show-details="true"/>
                <table:data-pilot-member table:name="0,20053" table:display="true" table:show-details="true"/>
                <table:data-pilot-member table:name="0,200542" table:display="true" table:show-details="true"/>
                <table:data-pilot-member table:name="0,200546" table:display="true" table:show-details="true"/>
                <table:data-pilot-member table:name="0,200574" table:display="true" table:show-details="true"/>
                <table:data-pilot-member table:name="0,200771" table:display="true" table:show-details="true"/>
                <table:data-pilot-member table:name="0,200795" table:display="true" table:show-details="true"/>
                <table:data-pilot-member table:name="0,200809" table:display="true" table:show-details="true"/>
                <table:data-pilot-member table:name="0,200886" table:display="true" table:show-details="true"/>
                <table:data-pilot-member table:name="0,200889" table:display="true" table:show-details="true"/>
                <table:data-pilot-member table:name="0,200899" table:display="true" table:show-details="true"/>
                <table:data-pilot-member table:name="0,200935" table:display="true" table:show-details="true"/>
                <table:data-pilot-member table:name="0,200954" table:display="true" table:show-details="true"/>
                <table:data-pilot-member table:name="0,200976" table:display="true" table:show-details="true"/>
                <table:data-pilot-member table:name="0,201004" table:display="true" table:show-details="true"/>
                <table:data-pilot-member table:name="0,201047" table:display="true" table:show-details="true"/>
                <table:data-pilot-member table:name="0,201075" table:display="true" table:show-details="true"/>
                <table:data-pilot-member table:name="0,201151" table:display="true" table:show-details="true"/>
                <table:data-pilot-member table:name="0,201179" table:display="true" table:show-details="true"/>
                <table:data-pilot-member table:name="0,201243" table:display="true" table:show-details="true"/>
                <table:data-pilot-member table:name="0,201261" table:display="true" table:show-details="true"/>
                <table:data-pilot-member table:name="0,201299" table:display="true" table:show-details="true"/>
                <table:data-pilot-member table:name="0,201383" table:display="true" table:show-details="true"/>
                <table:data-pilot-member table:name="0,201468" table:display="true" table:show-details="true"/>
                <table:data-pilot-member table:name="0,201507" table:display="true" table:show-details="true"/>
                <table:data-pilot-member table:name="0,201509" table:display="true" table:show-details="true"/>
                <table:data-pilot-member table:name="0,201514" table:display="true" table:show-details="true"/>
                <table:data-pilot-member table:name="0,201552" table:display="true" table:show-details="true"/>
                <table:data-pilot-member table:name="0,201582" table:display="true" table:show-details="true"/>
                <table:data-pilot-member table:name="0,201612" table:display="true" table:show-details="true"/>
                <table:data-pilot-member table:name="0,201638" table:display="true" table:show-details="true"/>
                <table:data-pilot-member table:name="0,20167" table:display="true" table:show-details="true"/>
                <table:data-pilot-member table:name="0,201737" table:display="true" table:show-details="true"/>
                <table:data-pilot-member table:name="0,201753" table:display="true" table:show-details="true"/>
                <table:data-pilot-member table:name="0,20181" table:display="true" table:show-details="true"/>
                <table:data-pilot-member table:name="0,201853" table:display="true" table:show-details="true"/>
                <table:data-pilot-member table:name="0,201855" table:display="true" table:show-details="true"/>
                <table:data-pilot-member table:name="0,201886" table:display="true" table:show-details="true"/>
                <table:data-pilot-member table:name="0,201915" table:display="true" table:show-details="true"/>
                <table:data-pilot-member table:name="0,201918" table:display="true" table:show-details="true"/>
                <table:data-pilot-member table:name="0,202019" table:display="true" table:show-details="true"/>
                <table:data-pilot-member table:name="0,202037" table:display="true" table:show-details="true"/>
                <table:data-pilot-member table:name="0,202044" table:display="true" table:show-details="true"/>
                <table:data-pilot-member table:name="0,202048" table:display="true" table:show-details="true"/>
                <table:data-pilot-member table:name="0,202066" table:display="true" table:show-details="true"/>
                <table:data-pilot-member table:name="0,202122" table:display="true" table:show-details="true"/>
                <table:data-pilot-member table:name="0,202132" table:display="true" table:show-details="true"/>
                <table:data-pilot-member table:name="0,202135" table:display="true" table:show-details="true"/>
                <table:data-pilot-member table:name="0,202152" table:display="true" table:show-details="true"/>
                <table:data-pilot-member table:name="0,202235" table:display="true" table:show-details="true"/>
                <table:data-pilot-member table:name="0,202237" table:display="true" table:show-details="true"/>
                <table:data-pilot-member table:name="0,202297" table:display="true" table:show-details="true"/>
                <table:data-pilot-member table:name="0,202299" table:display="true" table:show-details="true"/>
                <table:data-pilot-member table:name="0,202344" table:display="true" table:show-details="true"/>
                <table:data-pilot-member table:name="0,202397" table:display="true" table:show-details="true"/>
                <table:data-pilot-member table:name="0,202398" table:display="true" table:show-details="true"/>
                <table:data-pilot-member table:name="0,202437" table:display="true" table:show-details="true"/>
                <table:data-pilot-member table:name="0,202448" table:display="true" table:show-details="true"/>
                <table:data-pilot-member table:name="0,202483" table:display="true" table:show-details="true"/>
                <table:data-pilot-member table:name="0,202525" table:display="true" table:show-details="true"/>
                <table:data-pilot-member table:name="0,202563" table:display="true" table:show-details="true"/>
                <table:data-pilot-member table:name="0,202591" table:display="true" table:show-details="true"/>
                <table:data-pilot-member table:name="0,202679" table:display="true" table:show-details="true"/>
                <table:data-pilot-member table:name="0,202728" table:display="true" table:show-details="true"/>
                <table:data-pilot-member table:name="0,202781" table:display="true" table:show-details="true"/>
                <table:data-pilot-member table:name="0,202875" table:display="true" table:show-details="true"/>
                <table:data-pilot-member table:name="0,202923" table:display="true" table:show-details="true"/>
                <table:data-pilot-member table:name="0,202981" table:display="true" table:show-details="true"/>
                <table:data-pilot-member table:name="0,203038" table:display="true" table:show-details="true"/>
                <table:data-pilot-member table:name="0,203079" table:display="true" table:show-details="true"/>
                <table:data-pilot-member table:name="0,203098" table:display="true" table:show-details="true"/>
                <table:data-pilot-member table:name="0,203243" table:display="true" table:show-details="true"/>
                <table:data-pilot-member table:name="0,203267" table:display="true" table:show-details="true"/>
                <table:data-pilot-member table:name="0,203292" table:display="true" table:show-details="true"/>
                <table:data-pilot-member table:name="0,203296" table:display="true" table:show-details="true"/>
                <table:data-pilot-member table:name="0,203301" table:display="true" table:show-details="true"/>
                <table:data-pilot-member table:name="0,203352" table:display="true" table:show-details="true"/>
                <table:data-pilot-member table:name="0,203363" table:display="true" table:show-details="true"/>
                <table:data-pilot-member table:name="0,203485" table:display="true" table:show-details="true"/>
                <table:data-pilot-member table:name="0,203503" table:display="true" table:show-details="true"/>
                <table:data-pilot-member table:name="0,203508" table:display="true" table:show-details="true"/>
                <table:data-pilot-member table:name="0,20366" table:display="true" table:show-details="true"/>
                <table:data-pilot-member table:name="0,203686" table:display="true" table:show-details="true"/>
                <table:data-pilot-member table:name="0,203748" table:display="true" table:show-details="true"/>
                <table:data-pilot-member table:name="0,20376" table:display="true" table:show-details="true"/>
                <table:data-pilot-member table:name="0,203816" table:display="true" table:show-details="true"/>
                <table:data-pilot-member table:name="0,203913" table:display="true" table:show-details="true"/>
                <table:data-pilot-member table:name="0,203932" table:display="true" table:show-details="true"/>
                <table:data-pilot-member table:name="0,204088" table:display="true" table:show-details="true"/>
                <table:data-pilot-member table:name="0,204104" table:display="true" table:show-details="true"/>
                <table:data-pilot-member table:name="0,204108" table:display="true" table:show-details="true"/>
                <table:data-pilot-member table:name="0,204129" table:display="true" table:show-details="true"/>
                <table:data-pilot-member table:name="0,204148" table:display="true" table:show-details="true"/>
                <table:data-pilot-member table:name="0,204209" table:display="true" table:show-details="true"/>
                <table:data-pilot-member table:name="0,204398" table:display="true" table:show-details="true"/>
                <table:data-pilot-member table:name="0,204494" table:display="true" table:show-details="true"/>
                <table:data-pilot-member table:name="0,204527" table:display="true" table:show-details="true"/>
                <table:data-pilot-member table:name="0,204533" table:display="true" table:show-details="true"/>
                <table:data-pilot-member table:name="0,204543" table:display="true" table:show-details="true"/>
                <table:data-pilot-member table:name="0,204593" table:display="true" table:show-details="true"/>
                <table:data-pilot-member table:name="0,204667" table:display="true" table:show-details="true"/>
                <table:data-pilot-member table:name="0,204719" table:display="true" table:show-details="true"/>
                <table:data-pilot-member table:name="0,204811" table:display="true" table:show-details="true"/>
                <table:data-pilot-member table:name="0,204955" table:display="true" table:show-details="true"/>
                <table:data-pilot-member table:name="0,204975" table:display="true" table:show-details="true"/>
                <table:data-pilot-member table:name="0,204981" table:display="true" table:show-details="true"/>
                <table:data-pilot-member table:name="0,204996" table:display="true" table:show-details="true"/>
                <table:data-pilot-member table:name="0,205009" table:display="true" table:show-details="true"/>
                <table:data-pilot-member table:name="0,205048" table:display="true" table:show-details="true"/>
                <table:data-pilot-member table:name="0,205065" table:display="true" table:show-details="true"/>
                <table:data-pilot-member table:name="0,205088" table:display="true" table:show-details="true"/>
                <table:data-pilot-member table:name="0,205176" table:display="true" table:show-details="true"/>
                <table:data-pilot-member table:name="0,20522" table:display="true" table:show-details="true"/>
                <table:data-pilot-member table:name="0,205242" table:display="true" table:show-details="true"/>
                <table:data-pilot-member table:name="0,205269" table:display="true" table:show-details="true"/>
                <table:data-pilot-member table:name="0,205364" table:display="true" table:show-details="true"/>
                <table:data-pilot-member table:name="0,205617" table:display="true" table:show-details="true"/>
                <table:data-pilot-member table:name="0,205841" table:display="true" table:show-details="true"/>
                <table:data-pilot-member table:name="0,205855" table:display="true" table:show-details="true"/>
                <table:data-pilot-member table:name="0,206086" table:display="true" table:show-details="true"/>
                <table:data-pilot-member table:name="0,206249" table:display="true" table:show-details="true"/>
                <table:data-pilot-member table:name="0,206409" table:display="true" table:show-details="true"/>
                <table:data-pilot-member table:name="0,206653" table:display="true" table:show-details="true"/>
                <table:data-pilot-member table:name="0,206975" table:display="true" table:show-details="true"/>
                <table:data-pilot-member table:name="0,207002" table:display="true" table:show-details="true"/>
                <table:data-pilot-member table:name="0,207124" table:display="true" table:show-details="true"/>
                <table:data-pilot-member table:name="0,207309" table:display="true" table:show-details="true"/>
                <table:data-pilot-member table:name="0,207528" table:display="true" table:show-details="true"/>
                <table:data-pilot-member table:name="0,207902" table:display="true" table:show-details="true"/>
                <table:data-pilot-member table:name="0,208107" table:display="true" table:show-details="true"/>
                <table:data-pilot-member table:name="0,209435" table:display="true" table:show-details="true"/>
                <table:data-pilot-member table:name="0,210398" table:display="true" table:show-details="true"/>
                <table:data-pilot-member table:name="0,211623" table:display="true" table:show-details="true"/>
                <table:data-pilot-member table:name="0,212507" table:display="true" table:show-details="true"/>
                <table:data-pilot-member table:name="0,213153" table:display="true" table:show-details="true"/>
                <table:data-pilot-member table:name="0,213178" table:display="true" table:show-details="true"/>
                <table:data-pilot-member table:name="0,214388" table:display="true" table:show-details="true"/>
                <table:data-pilot-member table:name="0,214657" table:display="true" table:show-details="true"/>
                <table:data-pilot-member table:name="0,214797" table:display="true" table:show-details="true"/>
                <table:data-pilot-member table:name="0,215038" table:display="true" table:show-details="true"/>
                <table:data-pilot-member table:name="0,215289" table:display="true" table:show-details="true"/>
                <table:data-pilot-member table:name="0,215596" table:display="true" table:show-details="true"/>
                <table:data-pilot-member table:name="0,217629" table:display="true" table:show-details="true"/>
                <table:data-pilot-member table:name="0,218948" table:display="true" table:show-details="true"/>
                <table:data-pilot-member table:name="0,21926" table:display="true" table:show-details="true"/>
                <table:data-pilot-member table:name="0,219746" table:display="true" table:show-details="true"/>
                <table:data-pilot-member table:name="0,222184" table:display="true" table:show-details="true"/>
                <table:data-pilot-member table:name="0,222868" table:display="true" table:show-details="true"/>
                <table:data-pilot-member table:name="0,223921" table:display="true" table:show-details="true"/>
                <table:data-pilot-member table:name="0,224567" table:display="true" table:show-details="true"/>
                <table:data-pilot-member table:name="0,224702" table:display="true" table:show-details="true"/>
                <table:data-pilot-member table:name="0,224903" table:display="true" table:show-details="true"/>
                <table:data-pilot-member table:name="0,225152" table:display="true" table:show-details="true"/>
                <table:data-pilot-member table:name="0,225382" table:display="true" table:show-details="true"/>
                <table:data-pilot-member table:name="0,225383" table:display="true" table:show-details="true"/>
                <table:data-pilot-member table:name="0,225412" table:display="true" table:show-details="true"/>
                <table:data-pilot-member table:name="0,225807" table:display="true" table:show-details="true"/>
                <table:data-pilot-member table:name="0,226243" table:display="true" table:show-details="true"/>
                <table:data-pilot-member table:name="0,226423" table:display="true" table:show-details="true"/>
                <table:data-pilot-member table:name="0,226676" table:display="true" table:show-details="true"/>
                <table:data-pilot-member table:name="0,226767" table:display="true" table:show-details="true"/>
                <table:data-pilot-member table:name="0,226771" table:display="true" table:show-details="true"/>
                <table:data-pilot-member table:name="0,226925" table:display="true" table:show-details="true"/>
                <table:data-pilot-member table:name="0,226926" table:display="true" table:show-details="true"/>
                <table:data-pilot-member table:name="0,227528" table:display="true" table:show-details="true"/>
                <table:data-pilot-member table:name="0,227602" table:display="true" table:show-details="true"/>
                <table:data-pilot-member table:name="0,227745" table:display="true" table:show-details="true"/>
                <table:data-pilot-member table:name="0,228033" table:display="true" table:show-details="true"/>
                <table:data-pilot-member table:name="0,228072" table:display="true" table:show-details="true"/>
                <table:data-pilot-member table:name="0,228104" table:display="true" table:show-details="true"/>
                <table:data-pilot-member table:name="0,228226" table:display="true" table:show-details="true"/>
                <table:data-pilot-member table:name="0,228266" table:display="true" table:show-details="true"/>
                <table:data-pilot-member table:name="0,228401" table:display="true" table:show-details="true"/>
                <table:data-pilot-member table:name="0,228418" table:display="true" table:show-details="true"/>
                <table:data-pilot-member table:name="0,228444" table:display="true" table:show-details="true"/>
                <table:data-pilot-member table:name="0,228482" table:display="true" table:show-details="true"/>
                <table:data-pilot-member table:name="0,228591" table:display="true" table:show-details="true"/>
                <table:data-pilot-member table:name="0,228598" table:display="true" table:show-details="true"/>
                <table:data-pilot-member table:name="0,228622" table:display="true" table:show-details="true"/>
                <table:data-pilot-member table:name="0,228843" table:display="true" table:show-details="true"/>
                <table:data-pilot-member table:name="0,229006" table:display="true" table:show-details="true"/>
                <table:data-pilot-member table:name="0,22902" table:display="true" table:show-details="true"/>
                <table:data-pilot-member table:name="0,229374" table:display="true" table:show-details="true"/>
                <table:data-pilot-member table:name="0,229588" table:display="true" table:show-details="true"/>
                <table:data-pilot-member table:name="0,229771" table:display="true" table:show-details="true"/>
                <table:data-pilot-member table:name="0,229802" table:display="true" table:show-details="true"/>
                <table:data-pilot-member table:name="0,229884" table:display="true" table:show-details="true"/>
                <table:data-pilot-member table:name="0,229933" table:display="true" table:show-details="true"/>
                <table:data-pilot-member table:name="0,23015" table:display="true" table:show-details="true"/>
                <table:data-pilot-member table:name="0,230193" table:display="true" table:show-details="true"/>
                <table:data-pilot-member table:name="0,230329" table:display="true" table:show-details="true"/>
                <table:data-pilot-member table:name="0,230357" table:display="true" table:show-details="true"/>
                <table:data-pilot-member table:name="0,230816" table:display="true" table:show-details="true"/>
                <table:data-pilot-member table:name="0,230824" table:display="true" table:show-details="true"/>
                <table:data-pilot-member table:name="0,230847" table:display="true" table:show-details="true"/>
                <table:data-pilot-member table:name="0,230974" table:display="true" table:show-details="true"/>
                <table:data-pilot-member table:name="0,231091" table:display="true" table:show-details="true"/>
                <table:data-pilot-member table:name="0,231182" table:display="true" table:show-details="true"/>
                <table:data-pilot-member table:name="0,231191" table:display="true" table:show-details="true"/>
                <table:data-pilot-member table:name="0,231483" table:display="true" table:show-details="true"/>
                <table:data-pilot-member table:name="0,231515" table:display="true" table:show-details="true"/>
                <table:data-pilot-member table:name="0,23158" table:display="true" table:show-details="true"/>
                <table:data-pilot-member table:name="0,231648" table:display="true" table:show-details="true"/>
                <table:data-pilot-member table:name="0,231762" table:display="true" table:show-details="true"/>
                <table:data-pilot-member table:name="0,231794" table:display="true" table:show-details="true"/>
                <table:data-pilot-member table:name="0,231878" table:display="true" table:show-details="true"/>
                <table:data-pilot-member table:name="0,232047" table:display="true" table:show-details="true"/>
                <table:data-pilot-member table:name="0,23235" table:display="true" table:show-details="true"/>
                <table:data-pilot-member table:name="0,232592" table:display="true" table:show-details="true"/>
                <table:data-pilot-member table:name="0,232783" table:display="true" table:show-details="true"/>
                <table:data-pilot-member table:name="0,232863" table:display="true" table:show-details="true"/>
                <table:data-pilot-member table:name="0,232914" table:display="true" table:show-details="true"/>
                <table:data-pilot-member table:name="0,23294" table:display="true" table:show-details="true"/>
                <table:data-pilot-member table:name="0,233007" table:display="true" table:show-details="true"/>
                <table:data-pilot-member table:name="0,233063" table:display="true" table:show-details="true"/>
                <table:data-pilot-member table:name="0,233141" table:display="true" table:show-details="true"/>
                <table:data-pilot-member table:name="0,233239" table:display="true" table:show-details="true"/>
                <table:data-pilot-member table:name="0,233387" table:display="true" table:show-details="true"/>
                <table:data-pilot-member table:name="0,233513" table:display="true" table:show-details="true"/>
                <table:data-pilot-member table:name="0,233526" table:display="true" table:show-details="true"/>
                <table:data-pilot-member table:name="0,233579" table:display="true" table:show-details="true"/>
                <table:data-pilot-member table:name="0,233842" table:display="true" table:show-details="true"/>
                <table:data-pilot-member table:name="0,234033" table:display="true" table:show-details="true"/>
                <table:data-pilot-member table:name="0,234179" table:display="true" table:show-details="true"/>
                <table:data-pilot-member table:name="0,234288" table:display="true" table:show-details="true"/>
                <table:data-pilot-member table:name="0,234426" table:display="true" table:show-details="true"/>
                <table:data-pilot-member table:name="0,234469" table:display="true" table:show-details="true"/>
                <table:data-pilot-member table:name="0,234683" table:display="true" table:show-details="true"/>
                <table:data-pilot-member table:name="0,23476" table:display="true" table:show-details="true"/>
                <table:data-pilot-member table:name="0,235042" table:display="true" table:show-details="true"/>
                <table:data-pilot-member table:name="0,235356" table:display="true" table:show-details="true"/>
                <table:data-pilot-member table:name="0,235542" table:display="true" table:show-details="true"/>
                <table:data-pilot-member table:name="0,236134" table:display="true" table:show-details="true"/>
                <table:data-pilot-member table:name="0,236203" table:display="true" table:show-details="true"/>
                <table:data-pilot-member table:name="0,236729" table:display="true" table:show-details="true"/>
                <table:data-pilot-member table:name="0,237763" table:display="true" table:show-details="true"/>
                <table:data-pilot-member table:name="0,241863" table:display="true" table:show-details="true"/>
                <table:data-pilot-member table:name="0,245749" table:display="true" table:show-details="true"/>
                <table:data-pilot-member table:name="0,247024" table:display="true" table:show-details="true"/>
                <table:data-pilot-member table:name="0,247919" table:display="true" table:show-details="true"/>
                <table:data-pilot-member table:name="0,248064" table:display="true" table:show-details="true"/>
                <table:data-pilot-member table:name="0,248236" table:display="true" table:show-details="true"/>
                <table:data-pilot-member table:name="0,248466" table:display="true" table:show-details="true"/>
                <table:data-pilot-member table:name="0,248643" table:display="true" table:show-details="true"/>
                <table:data-pilot-member table:name="0,248694" table:display="true" table:show-details="true"/>
                <table:data-pilot-member table:name="0,248797" table:display="true" table:show-details="true"/>
                <table:data-pilot-member table:name="0,248941" table:display="true" table:show-details="true"/>
                <table:data-pilot-member table:name="0,249097" table:display="true" table:show-details="true"/>
                <table:data-pilot-member table:name="0,249103" table:display="true" table:show-details="true"/>
                <table:data-pilot-member table:name="0,2494" table:display="true" table:show-details="true"/>
                <table:data-pilot-member table:name="0,249505" table:display="true" table:show-details="true"/>
                <table:data-pilot-member table:name="0,249707" table:display="true" table:show-details="true"/>
                <table:data-pilot-member table:name="0,249987" table:display="true" table:show-details="true"/>
                <table:data-pilot-member table:name="0,250038" table:display="true" table:show-details="true"/>
                <table:data-pilot-member table:name="0,250249" table:display="true" table:show-details="true"/>
                <table:data-pilot-member table:name="0,250431" table:display="true" table:show-details="true"/>
                <table:data-pilot-member table:name="0,250669" table:display="true" table:show-details="true"/>
                <table:data-pilot-member table:name="0,25072" table:display="true" table:show-details="true"/>
                <table:data-pilot-member table:name="0,250994" table:display="true" table:show-details="true"/>
                <table:data-pilot-member table:name="0,251058" table:display="true" table:show-details="true"/>
                <table:data-pilot-member table:name="0,251087" table:display="true" table:show-details="true"/>
                <table:data-pilot-member table:name="0,251091" table:display="true" table:show-details="true"/>
                <table:data-pilot-member table:name="0,251097" table:display="true" table:show-details="true"/>
                <table:data-pilot-member table:name="0,251315" table:display="true" table:show-details="true"/>
                <table:data-pilot-member table:name="0,25133" table:display="true" table:show-details="true"/>
                <table:data-pilot-member table:name="0,251491" table:display="true" table:show-details="true"/>
                <table:data-pilot-member table:name="0,251495" table:display="true" table:show-details="true"/>
                <table:data-pilot-member table:name="0,251597" table:display="true" table:show-details="true"/>
                <table:data-pilot-member table:name="0,251989" table:display="true" table:show-details="true"/>
                <table:data-pilot-member table:name="0,252003" table:display="true" table:show-details="true"/>
                <table:data-pilot-member table:name="0,252079" table:display="true" table:show-details="true"/>
                <table:data-pilot-member table:name="0,252094" table:display="true" table:show-details="true"/>
                <table:data-pilot-member table:name="0,252096" table:display="true" table:show-details="true"/>
                <table:data-pilot-member table:name="0,25212" table:display="true" table:show-details="true"/>
                <table:data-pilot-member table:name="0,252187" table:display="true" table:show-details="true"/>
                <table:data-pilot-member table:name="0,252205" table:display="true" table:show-details="true"/>
                <table:data-pilot-member table:name="0,252517" table:display="true" table:show-details="true"/>
                <table:data-pilot-member table:name="0,252526" table:display="true" table:show-details="true"/>
                <table:data-pilot-member table:name="0,252579" table:display="true" table:show-details="true"/>
                <table:data-pilot-member table:name="0,252621" table:display="true" table:show-details="true"/>
                <table:data-pilot-member table:name="0,252821" table:display="true" table:show-details="true"/>
                <table:data-pilot-member table:name="0,252914" table:display="true" table:show-details="true"/>
                <table:data-pilot-member table:name="0,253184" table:display="true" table:show-details="true"/>
                <table:data-pilot-member table:name="0,253333" table:display="true" table:show-details="true"/>
                <table:data-pilot-member table:name="0,253523" table:display="true" table:show-details="true"/>
                <table:data-pilot-member table:name="0,253576" table:display="true" table:show-details="true"/>
                <table:data-pilot-member table:name="0,253612" table:display="true" table:show-details="true"/>
                <table:data-pilot-member table:name="0,253642" table:display="true" table:show-details="true"/>
                <table:data-pilot-member table:name="0,253753" table:display="true" table:show-details="true"/>
                <table:data-pilot-member table:name="0,253795" table:display="true" table:show-details="true"/>
                <table:data-pilot-member table:name="0,253807" table:display="true" table:show-details="true"/>
                <table:data-pilot-member table:name="0,253932" table:display="true" table:show-details="true"/>
                <table:data-pilot-member table:name="0,253963" table:display="true" table:show-details="true"/>
                <table:data-pilot-member table:name="0,254182" table:display="true" table:show-details="true"/>
                <table:data-pilot-member table:name="0,254349" table:display="true" table:show-details="true"/>
                <table:data-pilot-member table:name="0,254481" table:display="true" table:show-details="true"/>
                <table:data-pilot-member table:name="0,254533" table:display="true" table:show-details="true"/>
                <table:data-pilot-member table:name="0,254598" table:display="true" table:show-details="true"/>
                <table:data-pilot-member table:name="0,254611" table:display="true" table:show-details="true"/>
                <table:data-pilot-member table:name="0,254719" table:display="true" table:show-details="true"/>
                <table:data-pilot-member table:name="0,254787" table:display="true" table:show-details="true"/>
                <table:data-pilot-member table:name="0,254817" table:display="true" table:show-details="true"/>
                <table:data-pilot-member table:name="0,255095" table:display="true" table:show-details="true"/>
                <table:data-pilot-member table:name="0,255188" table:display="true" table:show-details="true"/>
                <table:data-pilot-member table:name="0,255356" table:display="true" table:show-details="true"/>
                <table:data-pilot-member table:name="0,255404" table:display="true" table:show-details="true"/>
                <table:data-pilot-member table:name="0,255639" table:display="true" table:show-details="true"/>
                <table:data-pilot-member table:name="0,255663" table:display="true" table:show-details="true"/>
                <table:data-pilot-member table:name="0,256901" table:display="true" table:show-details="true"/>
                <table:data-pilot-member table:name="0,257271" table:display="true" table:show-details="true"/>
                <table:data-pilot-member table:name="0,257327" table:display="true" table:show-details="true"/>
                <table:data-pilot-member table:name="0,257451" table:display="true" table:show-details="true"/>
                <table:data-pilot-member table:name="0,257535" table:display="true" table:show-details="true"/>
                <table:data-pilot-member table:name="0,257726" table:display="true" table:show-details="true"/>
                <table:data-pilot-member table:name="0,258992" table:display="true" table:show-details="true"/>
                <table:data-pilot-member table:name="0,25949" table:display="true" table:show-details="true"/>
                <table:data-pilot-member table:name="0,260796" table:display="true" table:show-details="true"/>
                <table:data-pilot-member table:name="0,261678" table:display="true" table:show-details="true"/>
                <table:data-pilot-member table:name="0,267596" table:display="true" table:show-details="true"/>
                <table:data-pilot-member table:name="0,268005" table:display="true" table:show-details="true"/>
                <table:data-pilot-member table:name="0,26997" table:display="true" table:show-details="true"/>
                <table:data-pilot-member table:name="0,270598" table:display="true" table:show-details="true"/>
                <table:data-pilot-member table:name="0,273835" table:display="true" table:show-details="true"/>
                <table:data-pilot-member table:name="0,27469" table:display="true" table:show-details="true"/>
                <table:data-pilot-member table:name="0,278307" table:display="true" table:show-details="true"/>
                <table:data-pilot-member table:name="0,286762" table:display="true" table:show-details="true"/>
                <table:data-pilot-member table:name="0,287487" table:display="true" table:show-details="true"/>
                <table:data-pilot-member table:name="0,315034" table:display="true" table:show-details="true"/>
                <table:data-pilot-member table:name="0,327496" table:display="true" table:show-details="true"/>
                <table:data-pilot-member table:name="0,329481" table:display="true" table:show-details="true"/>
                <table:data-pilot-member table:name="0,33018" table:display="true" table:show-details="true"/>
                <table:data-pilot-member table:name="0,330247" table:display="true" table:show-details="true"/>
                <table:data-pilot-member table:name="0,33032" table:display="true" table:show-details="true"/>
                <table:data-pilot-member table:name="0,33047" table:display="true" table:show-details="true"/>
                <table:data-pilot-member table:name="0,330532" table:display="true" table:show-details="true"/>
                <table:data-pilot-member table:name="0,330646" table:display="true" table:show-details="true"/>
                <table:data-pilot-member table:name="0,331174" table:display="true" table:show-details="true"/>
                <table:data-pilot-member table:name="0,331636" table:display="true" table:show-details="true"/>
                <table:data-pilot-member table:name="0,332029" table:display="true" table:show-details="true"/>
                <table:data-pilot-member table:name="0,332543" table:display="true" table:show-details="true"/>
                <table:data-pilot-member table:name="0,332562" table:display="true" table:show-details="true"/>
                <table:data-pilot-member table:name="0,332592" table:display="true" table:show-details="true"/>
                <table:data-pilot-member table:name="0,333053" table:display="true" table:show-details="true"/>
                <table:data-pilot-member table:name="0,333135" table:display="true" table:show-details="true"/>
                <table:data-pilot-member table:name="0,333438" table:display="true" table:show-details="true"/>
                <table:data-pilot-member table:name="0,333771" table:display="true" table:show-details="true"/>
                <table:data-pilot-member table:name="0,334081" table:display="true" table:show-details="true"/>
                <table:data-pilot-member table:name="0,334142" table:display="true" table:show-details="true"/>
                <table:data-pilot-member table:name="0,334608" table:display="true" table:show-details="true"/>
                <table:data-pilot-member table:name="0,334968" table:display="true" table:show-details="true"/>
                <table:data-pilot-member table:name="0,335387" table:display="true" table:show-details="true"/>
                <table:data-pilot-member table:name="0,335433" table:display="true" table:show-details="true"/>
                <table:data-pilot-member table:name="0,335615" table:display="true" table:show-details="true"/>
                <table:data-pilot-member table:name="0,335828" table:display="true" table:show-details="true"/>
                <table:data-pilot-member table:name="0,336489" table:display="true" table:show-details="true"/>
                <table:data-pilot-member table:name="0,336599" table:display="true" table:show-details="true"/>
                <table:data-pilot-member table:name="0,336953" table:display="true" table:show-details="true"/>
                <table:data-pilot-member table:name="0,337108" table:display="true" table:show-details="true"/>
                <table:data-pilot-member table:name="0,337129" table:display="true" table:show-details="true"/>
                <table:data-pilot-member table:name="0,337279" table:display="true" table:show-details="true"/>
                <table:data-pilot-member table:name="0,338146" table:display="true" table:show-details="true"/>
                <table:data-pilot-member table:name="0,338245" table:display="true" table:show-details="true"/>
                <table:data-pilot-member table:name="0,338413" table:display="true" table:show-details="true"/>
                <table:data-pilot-member table:name="0,338534" table:display="true" table:show-details="true"/>
                <table:data-pilot-member table:name="0,338682" table:display="true" table:show-details="true"/>
                <table:data-pilot-member table:name="0,338741" table:display="true" table:show-details="true"/>
                <table:data-pilot-member table:name="0,338837" table:display="true" table:show-details="true"/>
                <table:data-pilot-member table:name="0,339015" table:display="true" table:show-details="true"/>
                <table:data-pilot-member table:name="0,339326" table:display="true" table:show-details="true"/>
                <table:data-pilot-member table:name="0,339446" table:display="true" table:show-details="true"/>
                <table:data-pilot-member table:name="0,339916" table:display="true" table:show-details="true"/>
                <table:data-pilot-member table:name="0,340176" table:display="true" table:show-details="true"/>
                <table:data-pilot-member table:name="0,340512" table:display="true" table:show-details="true"/>
                <table:data-pilot-member table:name="0,341102" table:display="true" table:show-details="true"/>
                <table:data-pilot-member table:name="0,341205" table:display="true" table:show-details="true"/>
                <table:data-pilot-member table:name="0,341435" table:display="true" table:show-details="true"/>
                <table:data-pilot-member table:name="0,341503" table:display="true" table:show-details="true"/>
                <table:data-pilot-member table:name="0,341635" table:display="true" table:show-details="true"/>
                <table:data-pilot-member table:name="0,34175" table:display="true" table:show-details="true"/>
                <table:data-pilot-member table:name="0,341949" table:display="true" table:show-details="true"/>
                <table:data-pilot-member table:name="0,342148" table:display="true" table:show-details="true"/>
                <table:data-pilot-member table:name="0,342575" table:display="true" table:show-details="true"/>
                <table:data-pilot-member table:name="0,34267" table:display="true" table:show-details="true"/>
                <table:data-pilot-member table:name="0,342809" table:display="true" table:show-details="true"/>
                <table:data-pilot-member table:name="0,342862" table:display="true" table:show-details="true"/>
                <table:data-pilot-member table:name="0,343197" table:display="true" table:show-details="true"/>
                <table:data-pilot-member table:name="0,343309" table:display="true" table:show-details="true"/>
                <table:data-pilot-member table:name="0,343667" table:display="true" table:show-details="true"/>
                <table:data-pilot-member table:name="0,343945" table:display="true" table:show-details="true"/>
                <table:data-pilot-member table:name="0,343984" table:display="true" table:show-details="true"/>
                <table:data-pilot-member table:name="0,344019" table:display="true" table:show-details="true"/>
                <table:data-pilot-member table:name="0,344242" table:display="true" table:show-details="true"/>
                <table:data-pilot-member table:name="0,344485" table:display="true" table:show-details="true"/>
                <table:data-pilot-member table:name="0,344604" table:display="true" table:show-details="true"/>
                <table:data-pilot-member table:name="0,344753" table:display="true" table:show-details="true"/>
                <table:data-pilot-member table:name="0,344992" table:display="true" table:show-details="true"/>
                <table:data-pilot-member table:name="0,345616" table:display="true" table:show-details="true"/>
                <table:data-pilot-member table:name="0,345794" table:display="true" table:show-details="true"/>
                <table:data-pilot-member table:name="0,345893" table:display="true" table:show-details="true"/>
                <table:data-pilot-member table:name="0,346103" table:display="true" table:show-details="true"/>
                <table:data-pilot-member table:name="0,346635" table:display="true" table:show-details="true"/>
                <table:data-pilot-member table:name="0,349301" table:display="true" table:show-details="true"/>
                <table:data-pilot-member table:name="0,350722" table:display="true" table:show-details="true"/>
                <table:data-pilot-member table:name="0,358316" table:display="true" table:show-details="true"/>
                <table:data-pilot-member table:name="0,361014" table:display="true" table:show-details="true"/>
                <table:data-pilot-member table:name="0,361219" table:display="true" table:show-details="true"/>
                <table:data-pilot-member table:name="0,361914" table:display="true" table:show-details="true"/>
                <table:data-pilot-member table:name="0,362072" table:display="true" table:show-details="true"/>
                <table:data-pilot-member table:name="0,362378" table:display="true" table:show-details="true"/>
                <table:data-pilot-member table:name="0,362685" table:display="true" table:show-details="true"/>
                <table:data-pilot-member table:name="0,362793" table:display="true" table:show-details="true"/>
                <table:data-pilot-member table:name="0,363568" table:display="true" table:show-details="true"/>
                <table:data-pilot-member table:name="0,363573" table:display="true" table:show-details="true"/>
                <table:data-pilot-member table:name="0,363993" table:display="true" table:show-details="true"/>
                <table:data-pilot-member table:name="0,364597" table:display="true" table:show-details="true"/>
                <table:data-pilot-member table:name="0,368425" table:display="true" table:show-details="true"/>
                <table:data-pilot-member table:name="0,371742" table:display="true" table:show-details="true"/>
                <table:data-pilot-member table:name="0,371743" table:display="true" table:show-details="true"/>
                <table:data-pilot-member table:name="0,383332" table:display="true" table:show-details="true"/>
                <table:data-pilot-member table:name="0,383898" table:display="true" table:show-details="true"/>
                <table:data-pilot-member table:name="0,386499" table:display="true" table:show-details="true"/>
                <table:data-pilot-member table:name="0,389813" table:display="true" table:show-details="true"/>
                <table:data-pilot-member table:name="0,389921" table:display="true" table:show-details="true"/>
                <table:data-pilot-member table:name="0,393606" table:display="true" table:show-details="true"/>
                <table:data-pilot-member table:name="0,394037" table:display="true" table:show-details="true"/>
                <table:data-pilot-member table:name="0,395005" table:display="true" table:show-details="true"/>
                <table:data-pilot-member table:name="0,395404" table:display="true" table:show-details="true"/>
                <table:data-pilot-member table:name="0,396038" table:display="true" table:show-details="true"/>
                <table:data-pilot-member table:name="0,39631" table:display="true" table:show-details="true"/>
                <table:data-pilot-member table:name="0,396715" table:display="true" table:show-details="true"/>
                <table:data-pilot-member table:name="0,396777" table:display="true" table:show-details="true"/>
                <table:data-pilot-member table:name="0,397048" table:display="true" table:show-details="true"/>
                <table:data-pilot-member table:name="0,397402" table:display="true" table:show-details="true"/>
                <table:data-pilot-member table:name="0,397684" table:display="true" table:show-details="true"/>
                <table:data-pilot-member table:name="0,397877" table:display="true" table:show-details="true"/>
                <table:data-pilot-member table:name="0,398067" table:display="true" table:show-details="true"/>
                <table:data-pilot-member table:name="0,398311" table:display="true" table:show-details="true"/>
                <table:data-pilot-member table:name="0,398353" table:display="true" table:show-details="true"/>
                <table:data-pilot-member table:name="0,398611" table:display="true" table:show-details="true"/>
                <table:data-pilot-member table:name="0,398655" table:display="true" table:show-details="true"/>
                <table:data-pilot-member table:name="0,399029" table:display="true" table:show-details="true"/>
                <table:data-pilot-member table:name="0,399057" table:display="true" table:show-details="true"/>
                <table:data-pilot-member table:name="0,399062" table:display="true" table:show-details="true"/>
                <table:data-pilot-member table:name="0,399335" table:display="true" table:show-details="true"/>
                <table:data-pilot-member table:name="0,399343" table:display="true" table:show-details="true"/>
                <table:data-pilot-member table:name="0,39937" table:display="true" table:show-details="true"/>
                <table:data-pilot-member table:name="0,399516" table:display="true" table:show-details="true"/>
                <table:data-pilot-member table:name="0,399675" table:display="true" table:show-details="true"/>
                <table:data-pilot-member table:name="0,399684" table:display="true" table:show-details="true"/>
                <table:data-pilot-member table:name="0,399703" table:display="true" table:show-details="true"/>
                <table:data-pilot-member table:name="0,399735" table:display="true" table:show-details="true"/>
                <table:data-pilot-member table:name="0,399782" table:display="true" table:show-details="true"/>
                <table:data-pilot-member table:name="0,399832" table:display="true" table:show-details="true"/>
                <table:data-pilot-member table:name="0,399868" table:display="true" table:show-details="true"/>
                <table:data-pilot-member table:name="0,399952" table:display="true" table:show-details="true"/>
                <table:data-pilot-member table:name="0,399976" table:display="true" table:show-details="true"/>
                <table:data-pilot-member table:name="0,399996" table:display="true" table:show-details="true"/>
                <table:data-pilot-member table:name="0,400069" table:display="true" table:show-details="true"/>
                <table:data-pilot-member table:name="0,400129" table:display="true" table:show-details="true"/>
                <table:data-pilot-member table:name="0,400151" table:display="true" table:show-details="true"/>
                <table:data-pilot-member table:name="0,400156" table:display="true" table:show-details="true"/>
                <table:data-pilot-member table:name="0,400203" table:display="true" table:show-details="true"/>
                <table:data-pilot-member table:name="0,400277" table:display="true" table:show-details="true"/>
                <table:data-pilot-member table:name="0,400379" table:display="true" table:show-details="true"/>
                <table:data-pilot-member table:name="0,400389" table:display="true" table:show-details="true"/>
                <table:data-pilot-member table:name="0,400463" table:display="true" table:show-details="true"/>
                <table:data-pilot-member table:name="0,400541" table:display="true" table:show-details="true"/>
                <table:data-pilot-member table:name="0,400549" table:display="true" table:show-details="true"/>
                <table:data-pilot-member table:name="0,400564" table:display="true" table:show-details="true"/>
                <table:data-pilot-member table:name="0,400573" table:display="true" table:show-details="true"/>
                <table:data-pilot-member table:name="0,400634" table:display="true" table:show-details="true"/>
                <table:data-pilot-member table:name="0,400765" table:display="true" table:show-details="true"/>
                <table:data-pilot-member table:name="0,400771" table:display="true" table:show-details="true"/>
                <table:data-pilot-member table:name="0,400845" table:display="true" table:show-details="true"/>
                <table:data-pilot-member table:name="0,400875" table:display="true" table:show-details="true"/>
                <table:data-pilot-member table:name="0,400902" table:display="true" table:show-details="true"/>
                <table:data-pilot-member table:name="0,400978" table:display="true" table:show-details="true"/>
                <table:data-pilot-member table:name="0,400999" table:display="true" table:show-details="true"/>
                <table:data-pilot-member table:name="0,401" table:display="true" table:show-details="true"/>
                <table:data-pilot-member table:name="0,401088" table:display="true" table:show-details="true"/>
                <table:data-pilot-member table:name="0,40111" table:display="true" table:show-details="true"/>
                <table:data-pilot-member table:name="0,401222" table:display="true" table:show-details="true"/>
                <table:data-pilot-member table:name="0,401248" table:display="true" table:show-details="true"/>
                <table:data-pilot-member table:name="0,401268" table:display="true" table:show-details="true"/>
                <table:data-pilot-member table:name="0,401306" table:display="true" table:show-details="true"/>
                <table:data-pilot-member table:name="0,401341" table:display="true" table:show-details="true"/>
                <table:data-pilot-member table:name="0,401352" table:display="true" table:show-details="true"/>
                <table:data-pilot-member table:name="0,401368" table:display="true" table:show-details="true"/>
                <table:data-pilot-member table:name="0,401373" table:display="true" table:show-details="true"/>
                <table:data-pilot-member table:name="0,401401" table:display="true" table:show-details="true"/>
                <table:data-pilot-member table:name="0,401463" table:display="true" table:show-details="true"/>
                <table:data-pilot-member table:name="0,401484" table:display="true" table:show-details="true"/>
                <table:data-pilot-member table:name="0,401529" table:display="true" table:show-details="true"/>
                <table:data-pilot-member table:name="0,401654" table:display="true" table:show-details="true"/>
                <table:data-pilot-member table:name="0,401656" table:display="true" table:show-details="true"/>
                <table:data-pilot-member table:name="0,401736" table:display="true" table:show-details="true"/>
                <table:data-pilot-member table:name="0,401826" table:display="true" table:show-details="true"/>
                <table:data-pilot-member table:name="0,401932" table:display="true" table:show-details="true"/>
                <table:data-pilot-member table:name="0,401957" table:display="true" table:show-details="true"/>
                <table:data-pilot-member table:name="0,401988" table:display="true" table:show-details="true"/>
                <table:data-pilot-member table:name="0,40232" table:display="true" table:show-details="true"/>
                <table:data-pilot-member table:name="0,402328" table:display="true" table:show-details="true"/>
                <table:data-pilot-member table:name="0,40233" table:display="true" table:show-details="true"/>
                <table:data-pilot-member table:name="0,402331" table:display="true" table:show-details="true"/>
                <table:data-pilot-member table:name="0,402387" table:display="true" table:show-details="true"/>
                <table:data-pilot-member table:name="0,402422" table:display="true" table:show-details="true"/>
                <table:data-pilot-member table:name="0,402546" table:display="true" table:show-details="true"/>
                <table:data-pilot-member table:name="0,40256" table:display="true" table:show-details="true"/>
                <table:data-pilot-member table:name="0,402618" table:display="true" table:show-details="true"/>
                <table:data-pilot-member table:name="0,402623" table:display="true" table:show-details="true"/>
                <table:data-pilot-member table:name="0,402668" table:display="true" table:show-details="true"/>
                <table:data-pilot-member table:name="0,402683" table:display="true" table:show-details="true"/>
                <table:data-pilot-member table:name="0,402688" table:display="true" table:show-details="true"/>
                <table:data-pilot-member table:name="0,402726" table:display="true" table:show-details="true"/>
                <table:data-pilot-member table:name="0,40275" table:display="true" table:show-details="true"/>
                <table:data-pilot-member table:name="0,402768" table:display="true" table:show-details="true"/>
                <table:data-pilot-member table:name="0,402778" table:display="true" table:show-details="true"/>
                <table:data-pilot-member table:name="0,402786" table:display="true" table:show-details="true"/>
                <table:data-pilot-member table:name="0,402863" table:display="true" table:show-details="true"/>
                <table:data-pilot-member table:name="0,402876" table:display="true" table:show-details="true"/>
                <table:data-pilot-member table:name="0,402934" table:display="true" table:show-details="true"/>
                <table:data-pilot-member table:name="0,402989" table:display="true" table:show-details="true"/>
                <table:data-pilot-member table:name="0,403049" table:display="true" table:show-details="true"/>
                <table:data-pilot-member table:name="0,403141" table:display="true" table:show-details="true"/>
                <table:data-pilot-member table:name="0,403187" table:display="true" table:show-details="true"/>
                <table:data-pilot-member table:name="0,403208" table:display="true" table:show-details="true"/>
                <table:data-pilot-member table:name="0,403229" table:display="true" table:show-details="true"/>
                <table:data-pilot-member table:name="0,403234" table:display="true" table:show-details="true"/>
                <table:data-pilot-member table:name="0,403264" table:display="true" table:show-details="true"/>
                <table:data-pilot-member table:name="0,403317" table:display="true" table:show-details="true"/>
                <table:data-pilot-member table:name="0,403323" table:display="true" table:show-details="true"/>
                <table:data-pilot-member table:name="0,403327" table:display="true" table:show-details="true"/>
                <table:data-pilot-member table:name="0,403417" table:display="true" table:show-details="true"/>
                <table:data-pilot-member table:name="0,403527" table:display="true" table:show-details="true"/>
                <table:data-pilot-member table:name="0,403572" table:display="true" table:show-details="true"/>
                <table:data-pilot-member table:name="0,40358" table:display="true" table:show-details="true"/>
                <table:data-pilot-member table:name="0,403736" table:display="true" table:show-details="true"/>
                <table:data-pilot-member table:name="0,403758" table:display="true" table:show-details="true"/>
                <table:data-pilot-member table:name="0,403808" table:display="true" table:show-details="true"/>
                <table:data-pilot-member table:name="0,403933" table:display="true" table:show-details="true"/>
                <table:data-pilot-member table:name="0,403968" table:display="true" table:show-details="true"/>
                <table:data-pilot-member table:name="0,403999" table:display="true" table:show-details="true"/>
                <table:data-pilot-member table:name="0,404211" table:display="true" table:show-details="true"/>
                <table:data-pilot-member table:name="0,404278" table:display="true" table:show-details="true"/>
                <table:data-pilot-member table:name="0,404283" table:display="true" table:show-details="true"/>
                <table:data-pilot-member table:name="0,404325" table:display="true" table:show-details="true"/>
                <table:data-pilot-member table:name="0,404382" table:display="true" table:show-details="true"/>
                <table:data-pilot-member table:name="0,404458" table:display="true" table:show-details="true"/>
                <table:data-pilot-member table:name="0,404512" table:display="true" table:show-details="true"/>
                <table:data-pilot-member table:name="0,40453" table:display="true" table:show-details="true"/>
                <table:data-pilot-member table:name="0,40456" table:display="true" table:show-details="true"/>
                <table:data-pilot-member table:name="0,404591" table:display="true" table:show-details="true"/>
                <table:data-pilot-member table:name="0,4046" table:display="true" table:show-details="true"/>
                <table:data-pilot-member table:name="0,404604" table:display="true" table:show-details="true"/>
                <table:data-pilot-member table:name="0,404612" table:display="true" table:show-details="true"/>
                <table:data-pilot-member table:name="0,404645" table:display="true" table:show-details="true"/>
                <table:data-pilot-member table:name="0,404736" table:display="true" table:show-details="true"/>
                <table:data-pilot-member table:name="0,404827" table:display="true" table:show-details="true"/>
                <table:data-pilot-member table:name="0,404891" table:display="true" table:show-details="true"/>
                <table:data-pilot-member table:name="0,404914" table:display="true" table:show-details="true"/>
                <table:data-pilot-member table:name="0,404952" table:display="true" table:show-details="true"/>
                <table:data-pilot-member table:name="0,405013" table:display="true" table:show-details="true"/>
                <table:data-pilot-member table:name="0,405072" table:display="true" table:show-details="true"/>
                <table:data-pilot-member table:name="0,40516" table:display="true" table:show-details="true"/>
                <table:data-pilot-member table:name="0,405178" table:display="true" table:show-details="true"/>
                <table:data-pilot-member table:name="0,405239" table:display="true" table:show-details="true"/>
                <table:data-pilot-member table:name="0,405273" table:display="true" table:show-details="true"/>
                <table:data-pilot-member table:name="0,405283" table:display="true" table:show-details="true"/>
                <table:data-pilot-member table:name="0,405291" table:display="true" table:show-details="true"/>
                <table:data-pilot-member table:name="0,405502" table:display="true" table:show-details="true"/>
                <table:data-pilot-member table:name="0,405521" table:display="true" table:show-details="true"/>
                <table:data-pilot-member table:name="0,405555" table:display="true" table:show-details="true"/>
                <table:data-pilot-member table:name="0,405562" table:display="true" table:show-details="true"/>
                <table:data-pilot-member table:name="0,405629" table:display="true" table:show-details="true"/>
                <table:data-pilot-member table:name="0,405698" table:display="true" table:show-details="true"/>
                <table:data-pilot-member table:name="0,405724" table:display="true" table:show-details="true"/>
                <table:data-pilot-member table:name="0,405846" table:display="true" table:show-details="true"/>
                <table:data-pilot-member table:name="0,405848" table:display="true" table:show-details="true"/>
                <table:data-pilot-member table:name="0,406011" table:display="true" table:show-details="true"/>
                <table:data-pilot-member table:name="0,40602" table:display="true" table:show-details="true"/>
                <table:data-pilot-member table:name="0,406155" table:display="true" table:show-details="true"/>
                <table:data-pilot-member table:name="0,40619" table:display="true" table:show-details="true"/>
                <table:data-pilot-member table:name="0,406284" table:display="true" table:show-details="true"/>
                <table:data-pilot-member table:name="0,406297" table:display="true" table:show-details="true"/>
                <table:data-pilot-member table:name="0,406332" table:display="true" table:show-details="true"/>
                <table:data-pilot-member table:name="0,406423" table:display="true" table:show-details="true"/>
                <table:data-pilot-member table:name="0,406429" table:display="true" table:show-details="true"/>
                <table:data-pilot-member table:name="0,406514" table:display="true" table:show-details="true"/>
                <table:data-pilot-member table:name="0,406663" table:display="true" table:show-details="true"/>
                <table:data-pilot-member table:name="0,406703" table:display="true" table:show-details="true"/>
                <table:data-pilot-member table:name="0,406793" table:display="true" table:show-details="true"/>
                <table:data-pilot-member table:name="0,406849" table:display="true" table:show-details="true"/>
                <table:data-pilot-member table:name="0,406867" table:display="true" table:show-details="true"/>
                <table:data-pilot-member table:name="0,406898" table:display="true" table:show-details="true"/>
                <table:data-pilot-member table:name="0,407039" table:display="true" table:show-details="true"/>
                <table:data-pilot-member table:name="0,407103" table:display="true" table:show-details="true"/>
                <table:data-pilot-member table:name="0,407114" table:display="true" table:show-details="true"/>
                <table:data-pilot-member table:name="0,40747" table:display="true" table:show-details="true"/>
                <table:data-pilot-member table:name="0,407562" table:display="true" table:show-details="true"/>
                <table:data-pilot-member table:name="0,407679" table:display="true" table:show-details="true"/>
                <table:data-pilot-member table:name="0,407745" table:display="true" table:show-details="true"/>
                <table:data-pilot-member table:name="0,407831" table:display="true" table:show-details="true"/>
                <table:data-pilot-member table:name="0,407882" table:display="true" table:show-details="true"/>
                <table:data-pilot-member table:name="0,40794" table:display="true" table:show-details="true"/>
                <table:data-pilot-member table:name="0,408246" table:display="true" table:show-details="true"/>
                <table:data-pilot-member table:name="0,408268" table:display="true" table:show-details="true"/>
                <table:data-pilot-member table:name="0,408442" table:display="true" table:show-details="true"/>
                <table:data-pilot-member table:name="0,408475" table:display="true" table:show-details="true"/>
                <table:data-pilot-member table:name="0,408552" table:display="true" table:show-details="true"/>
                <table:data-pilot-member table:name="0,408562" table:display="true" table:show-details="true"/>
                <table:data-pilot-member table:name="0,408664" table:display="true" table:show-details="true"/>
                <table:data-pilot-member table:name="0,408839" table:display="true" table:show-details="true"/>
                <table:data-pilot-member table:name="0,409056" table:display="true" table:show-details="true"/>
                <table:data-pilot-member table:name="0,409087" table:display="true" table:show-details="true"/>
                <table:data-pilot-member table:name="0,409174" table:display="true" table:show-details="true"/>
                <table:data-pilot-member table:name="0,40929" table:display="true" table:show-details="true"/>
                <table:data-pilot-member table:name="0,409291" table:display="true" table:show-details="true"/>
                <table:data-pilot-member table:name="0,409619" table:display="true" table:show-details="true"/>
                <table:data-pilot-member table:name="0,409703" table:display="true" table:show-details="true"/>
                <table:data-pilot-member table:name="0,410131" table:display="true" table:show-details="true"/>
                <table:data-pilot-member table:name="0,410197" table:display="true" table:show-details="true"/>
                <table:data-pilot-member table:name="0,41024" table:display="true" table:show-details="true"/>
                <table:data-pilot-member table:name="0,410335" table:display="true" table:show-details="true"/>
                <table:data-pilot-member table:name="0,410341" table:display="true" table:show-details="true"/>
                <table:data-pilot-member table:name="0,410474" table:display="true" table:show-details="true"/>
                <table:data-pilot-member table:name="0,410585" table:display="true" table:show-details="true"/>
                <table:data-pilot-member table:name="0,410618" table:display="true" table:show-details="true"/>
                <table:data-pilot-member table:name="0,410784" table:display="true" table:show-details="true"/>
                <table:data-pilot-member table:name="0,410979" table:display="true" table:show-details="true"/>
                <table:data-pilot-member table:name="0,411213" table:display="true" table:show-details="true"/>
                <table:data-pilot-member table:name="0,41122" table:display="true" table:show-details="true"/>
                <table:data-pilot-member table:name="0,41125" table:display="true" table:show-details="true"/>
                <table:data-pilot-member table:name="0,411269" table:display="true" table:show-details="true"/>
                <table:data-pilot-member table:name="0,411338" table:display="true" table:show-details="true"/>
                <table:data-pilot-member table:name="0,412041" table:display="true" table:show-details="true"/>
                <table:data-pilot-member table:name="0,412138" table:display="true" table:show-details="true"/>
                <table:data-pilot-member table:name="0,412731" table:display="true" table:show-details="true"/>
                <table:data-pilot-member table:name="0,412845" table:display="true" table:show-details="true"/>
                <table:data-pilot-member table:name="0,412957" table:display="true" table:show-details="true"/>
                <table:data-pilot-member table:name="0,413325" table:display="true" table:show-details="true"/>
                <table:data-pilot-member table:name="0,413353" table:display="true" table:show-details="true"/>
                <table:data-pilot-member table:name="0,41357" table:display="true" table:show-details="true"/>
                <table:data-pilot-member table:name="0,413575" table:display="true" table:show-details="true"/>
                <table:data-pilot-member table:name="0,41406" table:display="true" table:show-details="true"/>
                <table:data-pilot-member table:name="0,41432" table:display="true" table:show-details="true"/>
                <table:data-pilot-member table:name="0,414651" table:display="true" table:show-details="true"/>
                <table:data-pilot-member table:name="0,414949" table:display="true" table:show-details="true"/>
                <table:data-pilot-member table:name="0,415017" table:display="true" table:show-details="true"/>
                <table:data-pilot-member table:name="0,415217" table:display="true" table:show-details="true"/>
                <table:data-pilot-member table:name="0,415248" table:display="true" table:show-details="true"/>
                <table:data-pilot-member table:name="0,415261" table:display="true" table:show-details="true"/>
                <table:data-pilot-member table:name="0,415602" table:display="true" table:show-details="true"/>
                <table:data-pilot-member table:name="0,416263" table:display="true" table:show-details="true"/>
                <table:data-pilot-member table:name="0,41677" table:display="true" table:show-details="true"/>
                <table:data-pilot-member table:name="0,416842" table:display="true" table:show-details="true"/>
                <table:data-pilot-member table:name="0,417077" table:display="true" table:show-details="true"/>
                <table:data-pilot-member table:name="0,417142" table:display="true" table:show-details="true"/>
                <table:data-pilot-member table:name="0,417494" table:display="true" table:show-details="true"/>
                <table:data-pilot-member table:name="0,417943" table:display="true" table:show-details="true"/>
                <table:data-pilot-member table:name="0,418366" table:display="true" table:show-details="true"/>
                <table:data-pilot-member table:name="0,418598" table:display="true" table:show-details="true"/>
                <table:data-pilot-member table:name="0,418683" table:display="true" table:show-details="true"/>
                <table:data-pilot-member table:name="0,42031" table:display="true" table:show-details="true"/>
                <table:data-pilot-member table:name="0,420669" table:display="true" table:show-details="true"/>
                <table:data-pilot-member table:name="0,421135" table:display="true" table:show-details="true"/>
                <table:data-pilot-member table:name="0,421143" table:display="true" table:show-details="true"/>
                <table:data-pilot-member table:name="0,423225" table:display="true" table:show-details="true"/>
                <table:data-pilot-member table:name="0,423365" table:display="true" table:show-details="true"/>
                <table:data-pilot-member table:name="0,426077" table:display="true" table:show-details="true"/>
                <table:data-pilot-member table:name="0,42718" table:display="true" table:show-details="true"/>
                <table:data-pilot-member table:name="0,427466" table:display="true" table:show-details="true"/>
                <table:data-pilot-member table:name="0,427574" table:display="true" table:show-details="true"/>
                <table:data-pilot-member table:name="0,427789" table:display="true" table:show-details="true"/>
                <table:data-pilot-member table:name="0,427967" table:display="true" table:show-details="true"/>
                <table:data-pilot-member table:name="0,428256" table:display="true" table:show-details="true"/>
                <table:data-pilot-member table:name="0,429094" table:display="true" table:show-details="true"/>
                <table:data-pilot-member table:name="0,429263" table:display="true" table:show-details="true"/>
                <table:data-pilot-member table:name="0,4309" table:display="true" table:show-details="true"/>
                <table:data-pilot-member table:name="0,432154" table:display="true" table:show-details="true"/>
                <table:data-pilot-member table:name="0,432539" table:display="true" table:show-details="true"/>
                <table:data-pilot-member table:name="0,433256" table:display="true" table:show-details="true"/>
                <table:data-pilot-member table:name="0,434848" table:display="true" table:show-details="true"/>
                <table:data-pilot-member table:name="0,435325" table:display="true" table:show-details="true"/>
                <table:data-pilot-member table:name="0,435941" table:display="true" table:show-details="true"/>
                <table:data-pilot-member table:name="0,435993" table:display="true" table:show-details="true"/>
                <table:data-pilot-member table:name="0,436215" table:display="true" table:show-details="true"/>
                <table:data-pilot-member table:name="0,436404" table:display="true" table:show-details="true"/>
                <table:data-pilot-member table:name="0,436792" table:display="true" table:show-details="true"/>
                <table:data-pilot-member table:name="0,437577" table:display="true" table:show-details="true"/>
                <table:data-pilot-member table:name="0,438105" table:display="true" table:show-details="true"/>
                <table:data-pilot-member table:name="0,439335" table:display="true" table:show-details="true"/>
                <table:data-pilot-member table:name="0,440034" table:display="true" table:show-details="true"/>
                <table:data-pilot-member table:name="0,44174" table:display="true" table:show-details="true"/>
                <table:data-pilot-member table:name="0,443935" table:display="true" table:show-details="true"/>
                <table:data-pilot-member table:name="0,445007" table:display="true" table:show-details="true"/>
                <table:data-pilot-member table:name="0,445666" table:display="true" table:show-details="true"/>
                <table:data-pilot-member table:name="0,445897" table:display="true" table:show-details="true"/>
                <table:data-pilot-member table:name="0,449924" table:display="true" table:show-details="true"/>
                <table:data-pilot-member table:name="0,44999" table:display="true" table:show-details="true"/>
                <table:data-pilot-member table:name="0,451009" table:display="true" table:show-details="true"/>
                <table:data-pilot-member table:name="0,451739" table:display="true" table:show-details="true"/>
                <table:data-pilot-member table:name="0,451986" table:display="true" table:show-details="true"/>
                <table:data-pilot-member table:name="0,453391" table:display="true" table:show-details="true"/>
                <table:data-pilot-member table:name="0,453746" table:display="true" table:show-details="true"/>
                <table:data-pilot-member table:name="0,455215" table:display="true" table:show-details="true"/>
                <table:data-pilot-member table:name="0,455913" table:display="true" table:show-details="true"/>
                <table:data-pilot-member table:name="0,456431" table:display="true" table:show-details="true"/>
                <table:data-pilot-member table:name="0,457017" table:display="true" table:show-details="true"/>
                <table:data-pilot-member table:name="0,457031" table:display="true" table:show-details="true"/>
                <table:data-pilot-member table:name="0,457095" table:display="true" table:show-details="true"/>
                <table:data-pilot-member table:name="0,457168" table:display="true" table:show-details="true"/>
                <table:data-pilot-member table:name="0,458344" table:display="true" table:show-details="true"/>
                <table:data-pilot-member table:name="0,458417" table:display="true" table:show-details="true"/>
                <table:data-pilot-member table:name="0,458423" table:display="true" table:show-details="true"/>
                <table:data-pilot-member table:name="0,458681" table:display="true" table:show-details="true"/>
                <table:data-pilot-member table:name="0,458993" table:display="true" table:show-details="true"/>
                <table:data-pilot-member table:name="0,459411" table:display="true" table:show-details="true"/>
                <table:data-pilot-member table:name="0,459565" table:display="true" table:show-details="true"/>
                <table:data-pilot-member table:name="0,460121" table:display="true" table:show-details="true"/>
                <table:data-pilot-member table:name="0,460176" table:display="true" table:show-details="true"/>
                <table:data-pilot-member table:name="0,46022" table:display="true" table:show-details="true"/>
                <table:data-pilot-member table:name="0,460276" table:display="true" table:show-details="true"/>
                <table:data-pilot-member table:name="0,460365" table:display="true" table:show-details="true"/>
                <table:data-pilot-member table:name="0,460429" table:display="true" table:show-details="true"/>
                <table:data-pilot-member table:name="0,460452" table:display="true" table:show-details="true"/>
                <table:data-pilot-member table:name="0,460662" table:display="true" table:show-details="true"/>
                <table:data-pilot-member table:name="0,460677" table:display="true" table:show-details="true"/>
                <table:data-pilot-member table:name="0,460733" table:display="true" table:show-details="true"/>
                <table:data-pilot-member table:name="0,460875" table:display="true" table:show-details="true"/>
                <table:data-pilot-member table:name="0,460973" table:display="true" table:show-details="true"/>
                <table:data-pilot-member table:name="0,461229" table:display="true" table:show-details="true"/>
                <table:data-pilot-member table:name="0,461379" table:display="true" table:show-details="true"/>
                <table:data-pilot-member table:name="0,461421" table:display="true" table:show-details="true"/>
                <table:data-pilot-member table:name="0,461466" table:display="true" table:show-details="true"/>
                <table:data-pilot-member table:name="0,461671" table:display="true" table:show-details="true"/>
                <table:data-pilot-member table:name="0,46171" table:display="true" table:show-details="true"/>
                <table:data-pilot-member table:name="0,461792" table:display="true" table:show-details="true"/>
                <table:data-pilot-member table:name="0,461857" table:display="true" table:show-details="true"/>
                <table:data-pilot-member table:name="0,46209" table:display="true" table:show-details="true"/>
                <table:data-pilot-member table:name="0,462119" table:display="true" table:show-details="true"/>
                <table:data-pilot-member table:name="0,462331" table:display="true" table:show-details="true"/>
                <table:data-pilot-member table:name="0,462366" table:display="true" table:show-details="true"/>
                <table:data-pilot-member table:name="0,462584" table:display="true" table:show-details="true"/>
                <table:data-pilot-member table:name="0,462787" table:display="true" table:show-details="true"/>
                <table:data-pilot-member table:name="0,462818" table:display="true" table:show-details="true"/>
                <table:data-pilot-member table:name="0,463017" table:display="true" table:show-details="true"/>
                <table:data-pilot-member table:name="0,463044" table:display="true" table:show-details="true"/>
                <table:data-pilot-member table:name="0,463256" table:display="true" table:show-details="true"/>
                <table:data-pilot-member table:name="0,463329" table:display="true" table:show-details="true"/>
                <table:data-pilot-member table:name="0,463368" table:display="true" table:show-details="true"/>
                <table:data-pilot-member table:name="0,463608" table:display="true" table:show-details="true"/>
                <table:data-pilot-member table:name="0,463669" table:display="true" table:show-details="true"/>
                <table:data-pilot-member table:name="0,464172" table:display="true" table:show-details="true"/>
                <table:data-pilot-member table:name="0,464325" table:display="true" table:show-details="true"/>
                <table:data-pilot-member table:name="0,464608" table:display="true" table:show-details="true"/>
                <table:data-pilot-member table:name="0,464665" table:display="true" table:show-details="true"/>
                <table:data-pilot-member table:name="0,464671" table:display="true" table:show-details="true"/>
                <table:data-pilot-member table:name="0,464758" table:display="true" table:show-details="true"/>
                <table:data-pilot-member table:name="0,465229" table:display="true" table:show-details="true"/>
                <table:data-pilot-member table:name="0,465317" table:display="true" table:show-details="true"/>
                <table:data-pilot-member table:name="0,465404" table:display="true" table:show-details="true"/>
                <table:data-pilot-member table:name="0,465434" table:display="true" table:show-details="true"/>
                <table:data-pilot-member table:name="0,465476" table:display="true" table:show-details="true"/>
                <table:data-pilot-member table:name="0,465988" table:display="true" table:show-details="true"/>
                <table:data-pilot-member table:name="0,466466" table:display="true" table:show-details="true"/>
                <table:data-pilot-member table:name="0,466553" table:display="true" table:show-details="true"/>
                <table:data-pilot-member table:name="0,466712" table:display="true" table:show-details="true"/>
                <table:data-pilot-member table:name="0,467063" table:display="true" table:show-details="true"/>
                <table:data-pilot-member table:name="0,467432" table:display="true" table:show-details="true"/>
                <table:data-pilot-member table:name="0,467619" table:display="true" table:show-details="true"/>
                <table:data-pilot-member table:name="0,467671" table:display="true" table:show-details="true"/>
                <table:data-pilot-member table:name="0,467931" table:display="true" table:show-details="true"/>
                <table:data-pilot-member table:name="0,467948" table:display="true" table:show-details="true"/>
                <table:data-pilot-member table:name="0,468474" table:display="true" table:show-details="true"/>
                <table:data-pilot-member table:name="0,468511" table:display="true" table:show-details="true"/>
                <table:data-pilot-member table:name="0,469201" table:display="true" table:show-details="true"/>
                <table:data-pilot-member table:name="0,470405" table:display="true" table:show-details="true"/>
                <table:data-pilot-member table:name="0,470915" table:display="true" table:show-details="true"/>
                <table:data-pilot-member table:name="0,471246" table:display="true" table:show-details="true"/>
                <table:data-pilot-member table:name="0,472273" table:display="true" table:show-details="true"/>
                <table:data-pilot-member table:name="0,472909" table:display="true" table:show-details="true"/>
                <table:data-pilot-member table:name="0,474383" table:display="true" table:show-details="true"/>
                <table:data-pilot-member table:name="0,474625" table:display="true" table:show-details="true"/>
                <table:data-pilot-member table:name="0,47858" table:display="true" table:show-details="true"/>
                <table:data-pilot-member table:name="0,483536" table:display="true" table:show-details="true"/>
                <table:data-pilot-member table:name="0,486891" table:display="true" table:show-details="true"/>
                <table:data-pilot-member table:name="0,487314" table:display="true" table:show-details="true"/>
                <table:data-pilot-member table:name="0,48797" table:display="true" table:show-details="true"/>
                <table:data-pilot-member table:name="0,48832" table:display="true" table:show-details="true"/>
                <table:data-pilot-member table:name="0,489014" table:display="true" table:show-details="true"/>
                <table:data-pilot-member table:name="0,490391" table:display="true" table:show-details="true"/>
                <table:data-pilot-member table:name="0,490871" table:display="true" table:show-details="true"/>
                <table:data-pilot-member table:name="0,494182" table:display="true" table:show-details="true"/>
                <table:data-pilot-member table:name="0,496889" table:display="true" table:show-details="true"/>
                <table:data-pilot-member table:name="0,498654" table:display="true" table:show-details="true"/>
                <table:data-pilot-member table:name="0,505684" table:display="true" table:show-details="true"/>
                <table:data-pilot-member table:name="0,511067" table:display="true" table:show-details="true"/>
                <table:data-pilot-member table:name="0,525386" table:display="true" table:show-details="true"/>
                <table:data-pilot-member table:name="0,525405" table:display="true" table:show-details="true"/>
                <table:data-pilot-member table:name="0,530335" table:display="true" table:show-details="true"/>
                <table:data-pilot-member table:name="0,531372" table:display="true" table:show-details="true"/>
                <table:data-pilot-member table:name="0,531495" table:display="true" table:show-details="true"/>
                <table:data-pilot-member table:name="0,531612" table:display="true" table:show-details="true"/>
                <table:data-pilot-member table:name="0,532939" table:display="true" table:show-details="true"/>
                <table:data-pilot-member table:name="0,533079" table:display="true" table:show-details="true"/>
                <table:data-pilot-member table:name="0,533287" table:display="true" table:show-details="true"/>
                <table:data-pilot-member table:name="0,533371" table:display="true" table:show-details="true"/>
                <table:data-pilot-member table:name="0,533501" table:display="true" table:show-details="true"/>
                <table:data-pilot-member table:name="0,533506" table:display="true" table:show-details="true"/>
                <table:data-pilot-member table:name="0,533576" table:display="true" table:show-details="true"/>
                <table:data-pilot-member table:name="0,533736" table:display="true" table:show-details="true"/>
                <table:data-pilot-member table:name="0,533901" table:display="true" table:show-details="true"/>
                <table:data-pilot-member table:name="0,533987" table:display="true" table:show-details="true"/>
                <table:data-pilot-member table:name="0,534002" table:display="true" table:show-details="true"/>
                <table:data-pilot-member table:name="0,534399" table:display="true" table:show-details="true"/>
                <table:data-pilot-member table:name="0,534616" table:display="true" table:show-details="true"/>
                <table:data-pilot-member table:name="0,534679" table:display="true" table:show-details="true"/>
                <table:data-pilot-member table:name="0,534747" table:display="true" table:show-details="true"/>
                <table:data-pilot-member table:name="0,534947" table:display="true" table:show-details="true"/>
                <table:data-pilot-member table:name="0,535157" table:display="true" table:show-details="true"/>
                <table:data-pilot-member table:name="0,53525" table:display="true" table:show-details="true"/>
                <table:data-pilot-member table:name="0,535275" table:display="true" table:show-details="true"/>
                <table:data-pilot-member table:name="0,535315" table:display="true" table:show-details="true"/>
                <table:data-pilot-member table:name="0,535454" table:display="true" table:show-details="true"/>
                <table:data-pilot-member table:name="0,535674" table:display="true" table:show-details="true"/>
                <table:data-pilot-member table:name="0,535732" table:display="true" table:show-details="true"/>
                <table:data-pilot-member table:name="0,536088" table:display="true" table:show-details="true"/>
                <table:data-pilot-member table:name="0,53612" table:display="true" table:show-details="true"/>
                <table:data-pilot-member table:name="0,536164" table:display="true" table:show-details="true"/>
                <table:data-pilot-member table:name="0,536186" table:display="true" table:show-details="true"/>
                <table:data-pilot-member table:name="0,53635" table:display="true" table:show-details="true"/>
                <table:data-pilot-member table:name="0,536525" table:display="true" table:show-details="true"/>
                <table:data-pilot-member table:name="0,536874" table:display="true" table:show-details="true"/>
                <table:data-pilot-member table:name="0,536952" table:display="true" table:show-details="true"/>
                <table:data-pilot-member table:name="0,537118" table:display="true" table:show-details="true"/>
                <table:data-pilot-member table:name="0,537248" table:display="true" table:show-details="true"/>
                <table:data-pilot-member table:name="0,537314" table:display="true" table:show-details="true"/>
                <table:data-pilot-member table:name="0,537505" table:display="true" table:show-details="true"/>
                <table:data-pilot-member table:name="0,537516" table:display="true" table:show-details="true"/>
                <table:data-pilot-member table:name="0,537583" table:display="true" table:show-details="true"/>
                <table:data-pilot-member table:name="0,537683" table:display="true" table:show-details="true"/>
                <table:data-pilot-member table:name="0,537756" table:display="true" table:show-details="true"/>
                <table:data-pilot-member table:name="0,537903" table:display="true" table:show-details="true"/>
                <table:data-pilot-member table:name="0,538106" table:display="true" table:show-details="true"/>
                <table:data-pilot-member table:name="0,538111" table:display="true" table:show-details="true"/>
                <table:data-pilot-member table:name="0,538112" table:display="true" table:show-details="true"/>
                <table:data-pilot-member table:name="0,538194" table:display="true" table:show-details="true"/>
                <table:data-pilot-member table:name="0,538374" table:display="true" table:show-details="true"/>
                <table:data-pilot-member table:name="0,538381" table:display="true" table:show-details="true"/>
                <table:data-pilot-member table:name="0,538441" table:display="true" table:show-details="true"/>
                <table:data-pilot-member table:name="0,538649" table:display="true" table:show-details="true"/>
                <table:data-pilot-member table:name="0,539029" table:display="true" table:show-details="true"/>
                <table:data-pilot-member table:name="0,539179" table:display="true" table:show-details="true"/>
                <table:data-pilot-member table:name="0,539239" table:display="true" table:show-details="true"/>
                <table:data-pilot-member table:name="0,539318" table:display="true" table:show-details="true"/>
                <table:data-pilot-member table:name="0,539586" table:display="true" table:show-details="true"/>
                <table:data-pilot-member table:name="0,539628" table:display="true" table:show-details="true"/>
                <table:data-pilot-member table:name="0,539664" table:display="true" table:show-details="true"/>
                <table:data-pilot-member table:name="0,539721" table:display="true" table:show-details="true"/>
                <table:data-pilot-member table:name="0,539728" table:display="true" table:show-details="true"/>
                <table:data-pilot-member table:name="0,539735" table:display="true" table:show-details="true"/>
                <table:data-pilot-member table:name="0,540016" table:display="true" table:show-details="true"/>
                <table:data-pilot-member table:name="0,540114" table:display="true" table:show-details="true"/>
                <table:data-pilot-member table:name="0,540123" table:display="true" table:show-details="true"/>
                <table:data-pilot-member table:name="0,540188" table:display="true" table:show-details="true"/>
                <table:data-pilot-member table:name="0,540208" table:display="true" table:show-details="true"/>
                <table:data-pilot-member table:name="0,540501" table:display="true" table:show-details="true"/>
                <table:data-pilot-member table:name="0,540616" table:display="true" table:show-details="true"/>
                <table:data-pilot-member table:name="0,540683" table:display="true" table:show-details="true"/>
                <table:data-pilot-member table:name="0,540968" table:display="true" table:show-details="true"/>
                <table:data-pilot-member table:name="0,541229" table:display="true" table:show-details="true"/>
                <table:data-pilot-member table:name="0,541454" table:display="true" table:show-details="true"/>
                <table:data-pilot-member table:name="0,54146" table:display="true" table:show-details="true"/>
                <table:data-pilot-member table:name="0,541615" table:display="true" table:show-details="true"/>
                <table:data-pilot-member table:name="0,541719" table:display="true" table:show-details="true"/>
                <table:data-pilot-member table:name="0,542008" table:display="true" table:show-details="true"/>
                <table:data-pilot-member table:name="0,542258" table:display="true" table:show-details="true"/>
                <table:data-pilot-member table:name="0,542526" table:display="true" table:show-details="true"/>
                <table:data-pilot-member table:name="0,54266" table:display="true" table:show-details="true"/>
                <table:data-pilot-member table:name="0,54283" table:display="true" table:show-details="true"/>
                <table:data-pilot-member table:name="0,543036" table:display="true" table:show-details="true"/>
                <table:data-pilot-member table:name="0,543223" table:display="true" table:show-details="true"/>
                <table:data-pilot-member table:name="0,543599" table:display="true" table:show-details="true"/>
                <table:data-pilot-member table:name="0,544858" table:display="true" table:show-details="true"/>
                <table:data-pilot-member table:name="0,545134" table:display="true" table:show-details="true"/>
                <table:data-pilot-member table:name="0,546518" table:display="true" table:show-details="true"/>
                <table:data-pilot-member table:name="0,546749" table:display="true" table:show-details="true"/>
                <table:data-pilot-member table:name="0,546821" table:display="true" table:show-details="true"/>
                <table:data-pilot-member table:name="0,546932" table:display="true" table:show-details="true"/>
                <table:data-pilot-member table:name="0,547017" table:display="true" table:show-details="true"/>
                <table:data-pilot-member table:name="0,547844" table:display="true" table:show-details="true"/>
                <table:data-pilot-member table:name="0,548117" table:display="true" table:show-details="true"/>
                <table:data-pilot-member table:name="0,548731" table:display="true" table:show-details="true"/>
                <table:data-pilot-member table:name="0,548775" table:display="true" table:show-details="true"/>
                <table:data-pilot-member table:name="0,548874" table:display="true" table:show-details="true"/>
                <table:data-pilot-member table:name="0,549945" table:display="true" table:show-details="true"/>
                <table:data-pilot-member table:name="0,550066" table:display="true" table:show-details="true"/>
                <table:data-pilot-member table:name="0,550112" table:display="true" table:show-details="true"/>
                <table:data-pilot-member table:name="0,55038" table:display="true" table:show-details="true"/>
                <table:data-pilot-member table:name="0,551085" table:display="true" table:show-details="true"/>
                <table:data-pilot-member table:name="0,552088" table:display="true" table:show-details="true"/>
                <table:data-pilot-member table:name="0,553725" table:display="true" table:show-details="true"/>
                <table:data-pilot-member table:name="0,554076" table:display="true" table:show-details="true"/>
                <table:data-pilot-member table:name="0,555638" table:display="true" table:show-details="true"/>
                <table:data-pilot-member table:name="0,558367" table:display="true" table:show-details="true"/>
                <table:data-pilot-member table:name="0,561795" table:display="true" table:show-details="true"/>
                <table:data-pilot-member table:name="0,562721" table:display="true" table:show-details="true"/>
                <table:data-pilot-member table:name="0,562904" table:display="true" table:show-details="true"/>
                <table:data-pilot-member table:name="0,563149" table:display="true" table:show-details="true"/>
                <table:data-pilot-member table:name="0,563472" table:display="true" table:show-details="true"/>
                <table:data-pilot-member table:name="0,563827" table:display="true" table:show-details="true"/>
                <table:data-pilot-member table:name="0,564035" table:display="true" table:show-details="true"/>
                <table:data-pilot-member table:name="0,564193" table:display="true" table:show-details="true"/>
                <table:data-pilot-member table:name="0,565434" table:display="true" table:show-details="true"/>
                <table:data-pilot-member table:name="0,565479" table:display="true" table:show-details="true"/>
                <table:data-pilot-member table:name="0,565934" table:display="true" table:show-details="true"/>
                <table:data-pilot-member table:name="0,566795" table:display="true" table:show-details="true"/>
                <table:data-pilot-member table:name="0,567033" table:display="true" table:show-details="true"/>
                <table:data-pilot-member table:name="0,567398" table:display="true" table:show-details="true"/>
                <table:data-pilot-member table:name="0,568258" table:display="true" table:show-details="true"/>
                <table:data-pilot-member table:name="0,568796" table:display="true" table:show-details="true"/>
                <table:data-pilot-member table:name="0,569296" table:display="true" table:show-details="true"/>
                <table:data-pilot-member table:name="0,570192" table:display="true" table:show-details="true"/>
                <table:data-pilot-member table:name="0,571349" table:display="true" table:show-details="true"/>
                <table:data-pilot-member table:name="0,571448" table:display="true" table:show-details="true"/>
                <table:data-pilot-member table:name="0,57149" table:display="true" table:show-details="true"/>
                <table:data-pilot-member table:name="0,571883" table:display="true" table:show-details="true"/>
                <table:data-pilot-member table:name="0,572168" table:display="true" table:show-details="true"/>
                <table:data-pilot-member table:name="0,572209" table:display="true" table:show-details="true"/>
                <table:data-pilot-member table:name="0,572608" table:display="true" table:show-details="true"/>
                <table:data-pilot-member table:name="0,572778" table:display="true" table:show-details="true"/>
                <table:data-pilot-member table:name="0,572827" table:display="true" table:show-details="true"/>
                <table:data-pilot-member table:name="0,573122" table:display="true" table:show-details="true"/>
                <table:data-pilot-member table:name="0,573223" table:display="true" table:show-details="true"/>
                <table:data-pilot-member table:name="0,57357" table:display="true" table:show-details="true"/>
                <table:data-pilot-member table:name="0,57362" table:display="true" table:show-details="true"/>
                <table:data-pilot-member table:name="0,573805" table:display="true" table:show-details="true"/>
                <table:data-pilot-member table:name="0,574412" table:display="true" table:show-details="true"/>
                <table:data-pilot-member table:name="0,574627" table:display="true" table:show-details="true"/>
                <table:data-pilot-member table:name="0,57473" table:display="true" table:show-details="true"/>
                <table:data-pilot-member table:name="0,575446" table:display="true" table:show-details="true"/>
                <table:data-pilot-member table:name="0,575483" table:display="true" table:show-details="true"/>
                <table:data-pilot-member table:name="0,576184" table:display="true" table:show-details="true"/>
                <table:data-pilot-member table:name="0,577199" table:display="true" table:show-details="true"/>
                <table:data-pilot-member table:name="0,577293" table:display="true" table:show-details="true"/>
                <table:data-pilot-member table:name="0,577328" table:display="true" table:show-details="true"/>
                <table:data-pilot-member table:name="0,577373" table:display="true" table:show-details="true"/>
                <table:data-pilot-member table:name="0,577572" table:display="true" table:show-details="true"/>
                <table:data-pilot-member table:name="0,578251" table:display="true" table:show-details="true"/>
                <table:data-pilot-member table:name="0,579048" table:display="true" table:show-details="true"/>
                <table:data-pilot-member table:name="0,579378" table:display="true" table:show-details="true"/>
                <table:data-pilot-member table:name="0,579875" table:display="true" table:show-details="true"/>
                <table:data-pilot-member table:name="0,579896" table:display="true" table:show-details="true"/>
                <table:data-pilot-member table:name="0,58011" table:display="true" table:show-details="true"/>
                <table:data-pilot-member table:name="0,58014" table:display="true" table:show-details="true"/>
                <table:data-pilot-member table:name="0,580337" table:display="true" table:show-details="true"/>
                <table:data-pilot-member table:name="0,580537" table:display="true" table:show-details="true"/>
                <table:data-pilot-member table:name="0,580748" table:display="true" table:show-details="true"/>
                <table:data-pilot-member table:name="0,580858" table:display="true" table:show-details="true"/>
                <table:data-pilot-member table:name="0,580911" table:display="true" table:show-details="true"/>
                <table:data-pilot-member table:name="0,581472" table:display="true" table:show-details="true"/>
                <table:data-pilot-member table:name="0,581478" table:display="true" table:show-details="true"/>
                <table:data-pilot-member table:name="0,581496" table:display="true" table:show-details="true"/>
                <table:data-pilot-member table:name="0,581989" table:display="true" table:show-details="true"/>
                <table:data-pilot-member table:name="0,582071" table:display="true" table:show-details="true"/>
                <table:data-pilot-member table:name="0,582155" table:display="true" table:show-details="true"/>
                <table:data-pilot-member table:name="0,582473" table:display="true" table:show-details="true"/>
                <table:data-pilot-member table:name="0,582919" table:display="true" table:show-details="true"/>
                <table:data-pilot-member table:name="0,583164" table:display="true" table:show-details="true"/>
                <table:data-pilot-member table:name="0,583271" table:display="true" table:show-details="true"/>
                <table:data-pilot-member table:name="0,583457" table:display="true" table:show-details="true"/>
                <table:data-pilot-member table:name="0,583671" table:display="true" table:show-details="true"/>
                <table:data-pilot-member table:name="0,583788" table:display="true" table:show-details="true"/>
                <table:data-pilot-member table:name="0,584709" table:display="true" table:show-details="true"/>
                <table:data-pilot-member table:name="0,585073" table:display="true" table:show-details="true"/>
                <table:data-pilot-member table:name="0,5853" table:display="true" table:show-details="true"/>
                <table:data-pilot-member table:name="0,585495" table:display="true" table:show-details="true"/>
                <table:data-pilot-member table:name="0,5856" table:display="true" table:show-details="true"/>
                <table:data-pilot-member table:name="0,586466" table:display="true" table:show-details="true"/>
                <table:data-pilot-member table:name="0,586787" table:display="true" table:show-details="true"/>
                <table:data-pilot-member table:name="0,587313" table:display="true" table:show-details="true"/>
                <table:data-pilot-member table:name="0,587327" table:display="true" table:show-details="true"/>
                <table:data-pilot-member table:name="0,587751" table:display="true" table:show-details="true"/>
                <table:data-pilot-member table:name="0,588115" table:display="true" table:show-details="true"/>
                <table:data-pilot-member table:name="0,58862" table:display="true" table:show-details="true"/>
                <table:data-pilot-member table:name="0,588696" table:display="true" table:show-details="true"/>
                <table:data-pilot-member table:name="0,589774" table:display="true" table:show-details="true"/>
                <table:data-pilot-member table:name="0,590428" table:display="true" table:show-details="true"/>
                <table:data-pilot-member table:name="0,590746" table:display="true" table:show-details="true"/>
                <table:data-pilot-member table:name="0,591024" table:display="true" table:show-details="true"/>
                <table:data-pilot-member table:name="0,591484" table:display="true" table:show-details="true"/>
                <table:data-pilot-member table:name="0,591778" table:display="true" table:show-details="true"/>
                <table:data-pilot-member table:name="0,591809" table:display="true" table:show-details="true"/>
                <table:data-pilot-member table:name="0,591862" table:display="true" table:show-details="true"/>
                <table:data-pilot-member table:name="0,592806" table:display="true" table:show-details="true"/>
                <table:data-pilot-member table:name="0,59425" table:display="true" table:show-details="true"/>
                <table:data-pilot-member table:name="0,594327" table:display="true" table:show-details="true"/>
                <table:data-pilot-member table:name="0,594882" table:display="true" table:show-details="true"/>
                <table:data-pilot-member table:name="0,595698" table:display="true" table:show-details="true"/>
                <table:data-pilot-member table:name="0,599388" table:display="true" table:show-details="true"/>
                <table:data-pilot-member table:name="0,60048" table:display="true" table:show-details="true"/>
                <table:data-pilot-member table:name="0,600486" table:display="true" table:show-details="true"/>
                <table:data-pilot-member table:name="0,602991" table:display="true" table:show-details="true"/>
                <table:data-pilot-member table:name="0,606004" table:display="true" table:show-details="true"/>
                <table:data-pilot-member table:name="0,609909" table:display="true" table:show-details="true"/>
                <table:data-pilot-member table:name="0,615671" table:display="true" table:show-details="true"/>
                <table:data-pilot-member table:name="0,619221" table:display="true" table:show-details="true"/>
                <table:data-pilot-member table:name="0,619587" table:display="true" table:show-details="true"/>
                <table:data-pilot-member table:name="0,620694" table:display="true" table:show-details="true"/>
                <table:data-pilot-member table:name="0,627535" table:display="true" table:show-details="true"/>
                <table:data-pilot-member table:name="0,630677" table:display="true" table:show-details="true"/>
                <table:data-pilot-member table:name="0,631814" table:display="true" table:show-details="true"/>
                <table:data-pilot-member table:name="0,633416" table:display="true" table:show-details="true"/>
                <table:data-pilot-member table:name="0,635372" table:display="true" table:show-details="true"/>
                <table:data-pilot-member table:name="0,641553" table:display="true" table:show-details="true"/>
                <table:data-pilot-member table:name="0,641817" table:display="true" table:show-details="true"/>
                <table:data-pilot-member table:name="0,643188" table:display="true" table:show-details="true"/>
                <table:data-pilot-member table:name="0,643484" table:display="true" table:show-details="true"/>
                <table:data-pilot-member table:name="0,647239" table:display="true" table:show-details="true"/>
                <table:data-pilot-member table:name="0,648" table:display="true" table:show-details="true"/>
                <table:data-pilot-member table:name="0,64814" table:display="true" table:show-details="true"/>
                <table:data-pilot-member table:name="0,649497" table:display="true" table:show-details="true"/>
                <table:data-pilot-member table:name="0,649715" table:display="true" table:show-details="true"/>
                <table:data-pilot-member table:name="0,651174" table:display="true" table:show-details="true"/>
                <table:data-pilot-member table:name="0,65288" table:display="true" table:show-details="true"/>
                <table:data-pilot-member table:name="0,655925" table:display="true" table:show-details="true"/>
                <table:data-pilot-member table:name="0,656834" table:display="true" table:show-details="true"/>
                <table:data-pilot-member table:name="0,657248" table:display="true" table:show-details="true"/>
                <table:data-pilot-member table:name="0,659784" table:display="true" table:show-details="true"/>
                <table:data-pilot-member table:name="0,663498" table:display="true" table:show-details="true"/>
                <table:data-pilot-member table:name="0,668537" table:display="true" table:show-details="true"/>
                <table:data-pilot-member table:name="0,670629" table:display="true" table:show-details="true"/>
                <table:data-pilot-member table:name="0,677442" table:display="true" table:show-details="true"/>
                <table:data-pilot-member table:name="0,67901" table:display="true" table:show-details="true"/>
                <table:data-pilot-member table:name="0,679336" table:display="true" table:show-details="true"/>
                <table:data-pilot-member table:name="0,68188" table:display="true" table:show-details="true"/>
                <table:data-pilot-member table:name="0,681935" table:display="true" table:show-details="true"/>
                <table:data-pilot-member table:name="0,68395" table:display="true" table:show-details="true"/>
                <table:data-pilot-member table:name="0,684702" table:display="true" table:show-details="true"/>
                <table:data-pilot-member table:name="0,684776" table:display="true" table:show-details="true"/>
                <table:data-pilot-member table:name="0,685499" table:display="true" table:show-details="true"/>
                <table:data-pilot-member table:name="0,686119" table:display="true" table:show-details="true"/>
                <table:data-pilot-member table:name="0,686146" table:display="true" table:show-details="true"/>
                <table:data-pilot-member table:name="0,686598" table:display="true" table:show-details="true"/>
                <table:data-pilot-member table:name="0,686806" table:display="true" table:show-details="true"/>
                <table:data-pilot-member table:name="0,686952" table:display="true" table:show-details="true"/>
                <table:data-pilot-member table:name="0,687241" table:display="true" table:show-details="true"/>
                <table:data-pilot-member table:name="0,687419" table:display="true" table:show-details="true"/>
                <table:data-pilot-member table:name="0,687451" table:display="true" table:show-details="true"/>
                <table:data-pilot-member table:name="0,687881" table:display="true" table:show-details="true"/>
                <table:data-pilot-member table:name="0,688308" table:display="true" table:show-details="true"/>
                <table:data-pilot-member table:name="0,688512" table:display="true" table:show-details="true"/>
                <table:data-pilot-member table:name="0,688637" table:display="true" table:show-details="true"/>
                <table:data-pilot-member table:name="0,689104" table:display="true" table:show-details="true"/>
                <table:data-pilot-member table:name="0,689194" table:display="true" table:show-details="true"/>
                <table:data-pilot-member table:name="0,689329" table:display="true" table:show-details="true"/>
                <table:data-pilot-member table:name="0,689368" table:display="true" table:show-details="true"/>
                <table:data-pilot-member table:name="0,689519" table:display="true" table:show-details="true"/>
                <table:data-pilot-member table:name="0,68956" table:display="true" table:show-details="true"/>
                <table:data-pilot-member table:name="0,689629" table:display="true" table:show-details="true"/>
                <table:data-pilot-member table:name="0,690296" table:display="true" table:show-details="true"/>
                <table:data-pilot-member table:name="0,690315" table:display="true" table:show-details="true"/>
                <table:data-pilot-member table:name="0,690482" table:display="true" table:show-details="true"/>
                <table:data-pilot-member table:name="0,690611" table:display="true" table:show-details="true"/>
                <table:data-pilot-member table:name="0,690744" table:display="true" table:show-details="true"/>
                <table:data-pilot-member table:name="0,690835" table:display="true" table:show-details="true"/>
                <table:data-pilot-member table:name="0,690928" table:display="true" table:show-details="true"/>
                <table:data-pilot-member table:name="0,691413" table:display="true" table:show-details="true"/>
                <table:data-pilot-member table:name="0,691465" table:display="true" table:show-details="true"/>
                <table:data-pilot-member table:name="0,692083" table:display="true" table:show-details="true"/>
                <table:data-pilot-member table:name="0,692187" table:display="true" table:show-details="true"/>
                <table:data-pilot-member table:name="0,692285" table:display="true" table:show-details="true"/>
                <table:data-pilot-member table:name="0,693301" table:display="true" table:show-details="true"/>
                <table:data-pilot-member table:name="0,693404" table:display="true" table:show-details="true"/>
                <table:data-pilot-member table:name="0,693454" table:display="true" table:show-details="true"/>
                <table:data-pilot-member table:name="0,69388" table:display="true" table:show-details="true"/>
                <table:data-pilot-member table:name="0,694191" table:display="true" table:show-details="true"/>
                <table:data-pilot-member table:name="0,69434" table:display="true" table:show-details="true"/>
                <table:data-pilot-member table:name="0,695008" table:display="true" table:show-details="true"/>
                <table:data-pilot-member table:name="0,695272" table:display="true" table:show-details="true"/>
                <table:data-pilot-member table:name="0,695662" table:display="true" table:show-details="true"/>
                <table:data-pilot-member table:name="0,696043" table:display="true" table:show-details="true"/>
                <table:data-pilot-member table:name="0,696654" table:display="true" table:show-details="true"/>
                <table:data-pilot-member table:name="0,696663" table:display="true" table:show-details="true"/>
                <table:data-pilot-member table:name="0,696862" table:display="true" table:show-details="true"/>
                <table:data-pilot-member table:name="0,697025" table:display="true" table:show-details="true"/>
                <table:data-pilot-member table:name="0,69734" table:display="true" table:show-details="true"/>
                <table:data-pilot-member table:name="0,69735" table:display="true" table:show-details="true"/>
                <table:data-pilot-member table:name="0,697428" table:display="true" table:show-details="true"/>
                <table:data-pilot-member table:name="0,697887" table:display="true" table:show-details="true"/>
                <table:data-pilot-member table:name="0,697909" table:display="true" table:show-details="true"/>
                <table:data-pilot-member table:name="0,698522" table:display="true" table:show-details="true"/>
                <table:data-pilot-member table:name="0,69911" table:display="true" table:show-details="true"/>
                <table:data-pilot-member table:name="0,699869" table:display="true" table:show-details="true"/>
                <table:data-pilot-member table:name="0,700193" table:display="true" table:show-details="true"/>
                <table:data-pilot-member table:name="0,700454" table:display="true" table:show-details="true"/>
                <table:data-pilot-member table:name="0,700682" table:display="true" table:show-details="true"/>
                <table:data-pilot-member table:name="0,700841" table:display="true" table:show-details="true"/>
                <table:data-pilot-member table:name="0,701048" table:display="true" table:show-details="true"/>
                <table:data-pilot-member table:name="0,701111" table:display="true" table:show-details="true"/>
                <table:data-pilot-member table:name="0,701561" table:display="true" table:show-details="true"/>
                <table:data-pilot-member table:name="0,701657" table:display="true" table:show-details="true"/>
                <table:data-pilot-member table:name="0,701725" table:display="true" table:show-details="true"/>
                <table:data-pilot-member table:name="0,702137" table:display="true" table:show-details="true"/>
                <table:data-pilot-member table:name="0,702396" table:display="true" table:show-details="true"/>
                <table:data-pilot-member table:name="0,702486" table:display="true" table:show-details="true"/>
                <table:data-pilot-member table:name="0,702906" table:display="true" table:show-details="true"/>
                <table:data-pilot-member table:name="0,703464" table:display="true" table:show-details="true"/>
                <table:data-pilot-member table:name="0,703732" table:display="true" table:show-details="true"/>
                <table:data-pilot-member table:name="0,704173" table:display="true" table:show-details="true"/>
                <table:data-pilot-member table:name="0,704409" table:display="true" table:show-details="true"/>
                <table:data-pilot-member table:name="0,704869" table:display="true" table:show-details="true"/>
                <table:data-pilot-member table:name="0,706056" table:display="true" table:show-details="true"/>
                <table:data-pilot-member table:name="0,70643" table:display="true" table:show-details="true"/>
                <table:data-pilot-member table:name="0,707299" table:display="true" table:show-details="true"/>
                <table:data-pilot-member table:name="0,707373" table:display="true" table:show-details="true"/>
                <table:data-pilot-member table:name="0,707757" table:display="true" table:show-details="true"/>
                <table:data-pilot-member table:name="0,708865" table:display="true" table:show-details="true"/>
                <table:data-pilot-member table:name="0,709051" table:display="true" table:show-details="true"/>
                <table:data-pilot-member table:name="0,709149" table:display="true" table:show-details="true"/>
                <table:data-pilot-member table:name="0,712111" table:display="true" table:show-details="true"/>
                <table:data-pilot-member table:name="0,712339" table:display="true" table:show-details="true"/>
                <table:data-pilot-member table:name="0,713811" table:display="true" table:show-details="true"/>
                <table:data-pilot-member table:name="0,714325" table:display="true" table:show-details="true"/>
                <table:data-pilot-member table:name="0,715169" table:display="true" table:show-details="true"/>
                <table:data-pilot-member table:name="0,718078" table:display="true" table:show-details="true"/>
                <table:data-pilot-member table:name="0,719434" table:display="true" table:show-details="true"/>
                <table:data-pilot-member table:name="0,720421" table:display="true" table:show-details="true"/>
                <table:data-pilot-member table:name="0,721394" table:display="true" table:show-details="true"/>
                <table:data-pilot-member table:name="0,723405" table:display="true" table:show-details="true"/>
                <table:data-pilot-member table:name="0,723863" table:display="true" table:show-details="true"/>
                <table:data-pilot-member table:name="0,724671" table:display="true" table:show-details="true"/>
                <table:data-pilot-member table:name="0,725749" table:display="true" table:show-details="true"/>
                <table:data-pilot-member table:name="0,728219" table:display="true" table:show-details="true"/>
                <table:data-pilot-member table:name="0,729214" table:display="true" table:show-details="true"/>
                <table:data-pilot-member table:name="0,733425" table:display="true" table:show-details="true"/>
                <table:data-pilot-member table:name="0,733559" table:display="true" table:show-details="true"/>
                <table:data-pilot-member table:name="0,733599" table:display="true" table:show-details="true"/>
                <table:data-pilot-member table:name="0,73422" table:display="true" table:show-details="true"/>
                <table:data-pilot-member table:name="0,734914" table:display="true" table:show-details="true"/>
                <table:data-pilot-member table:name="0,73524" table:display="true" table:show-details="true"/>
                <table:data-pilot-member table:name="0,735397" table:display="true" table:show-details="true"/>
                <table:data-pilot-member table:name="0,735435" table:display="true" table:show-details="true"/>
                <table:data-pilot-member table:name="0,735708" table:display="true" table:show-details="true"/>
                <table:data-pilot-member table:name="0,736694" table:display="true" table:show-details="true"/>
                <table:data-pilot-member table:name="0,736854" table:display="true" table:show-details="true"/>
                <table:data-pilot-member table:name="0,73692" table:display="true" table:show-details="true"/>
                <table:data-pilot-member table:name="0,73748" table:display="true" table:show-details="true"/>
                <table:data-pilot-member table:name="0,737791" table:display="true" table:show-details="true"/>
                <table:data-pilot-member table:name="0,738992" table:display="true" table:show-details="true"/>
                <table:data-pilot-member table:name="0,740649" table:display="true" table:show-details="true"/>
                <table:data-pilot-member table:name="0,743079" table:display="true" table:show-details="true"/>
                <table:data-pilot-member table:name="0,743331" table:display="true" table:show-details="true"/>
                <table:data-pilot-member table:name="0,745578" table:display="true" table:show-details="true"/>
                <table:data-pilot-member table:name="0,74618" table:display="true" table:show-details="true"/>
                <table:data-pilot-member table:name="0,746907" table:display="true" table:show-details="true"/>
                <table:data-pilot-member table:name="0,747412" table:display="true" table:show-details="true"/>
                <table:data-pilot-member table:name="0,747994" table:display="true" table:show-details="true"/>
                <table:data-pilot-member table:name="0,748379" table:display="true" table:show-details="true"/>
                <table:data-pilot-member table:name="0,748829" table:display="true" table:show-details="true"/>
                <table:data-pilot-member table:name="0,750677" table:display="true" table:show-details="true"/>
                <table:data-pilot-member table:name="0,750737" table:display="true" table:show-details="true"/>
                <table:data-pilot-member table:name="0,751106" table:display="true" table:show-details="true"/>
                <table:data-pilot-member table:name="0,753147" table:display="true" table:show-details="true"/>
                <table:data-pilot-member table:name="0,753326" table:display="true" table:show-details="true"/>
                <table:data-pilot-member table:name="0,754268" table:display="true" table:show-details="true"/>
                <table:data-pilot-member table:name="0,754374" table:display="true" table:show-details="true"/>
                <table:data-pilot-member table:name="0,754658" table:display="true" table:show-details="true"/>
                <table:data-pilot-member table:name="0,755483" table:display="true" table:show-details="true"/>
                <table:data-pilot-member table:name="0,755974" table:display="true" table:show-details="true"/>
                <table:data-pilot-member table:name="0,757302" table:display="true" table:show-details="true"/>
                <table:data-pilot-member table:name="0,757853" table:display="true" table:show-details="true"/>
                <table:data-pilot-member table:name="0,757857" table:display="true" table:show-details="true"/>
                <table:data-pilot-member table:name="0,758256" table:display="true" table:show-details="true"/>
                <table:data-pilot-member table:name="0,758846" table:display="true" table:show-details="true"/>
                <table:data-pilot-member table:name="0,760035" table:display="true" table:show-details="true"/>
                <table:data-pilot-member table:name="0,760137" table:display="true" table:show-details="true"/>
                <table:data-pilot-member table:name="0,760161" table:display="true" table:show-details="true"/>
                <table:data-pilot-member table:name="0,760313" table:display="true" table:show-details="true"/>
                <table:data-pilot-member table:name="0,760988" table:display="true" table:show-details="true"/>
                <table:data-pilot-member table:name="0,761086" table:display="true" table:show-details="true"/>
                <table:data-pilot-member table:name="0,761554" table:display="true" table:show-details="true"/>
                <table:data-pilot-member table:name="0,762407" table:display="true" table:show-details="true"/>
                <table:data-pilot-member table:name="0,762953" table:display="true" table:show-details="true"/>
                <table:data-pilot-member table:name="0,763966" table:display="true" table:show-details="true"/>
                <table:data-pilot-member table:name="0,764245" table:display="true" table:show-details="true"/>
                <table:data-pilot-member table:name="0,76521" table:display="true" table:show-details="true"/>
                <table:data-pilot-member table:name="0,7653" table:display="true" table:show-details="true"/>
                <table:data-pilot-member table:name="0,766489" table:display="true" table:show-details="true"/>
                <table:data-pilot-member table:name="0,766982" table:display="true" table:show-details="true"/>
                <table:data-pilot-member table:name="0,767662" table:display="true" table:show-details="true"/>
                <table:data-pilot-member table:name="0,767832" table:display="true" table:show-details="true"/>
                <table:data-pilot-member table:name="0,768427" table:display="true" table:show-details="true"/>
                <table:data-pilot-member table:name="0,770019" table:display="true" table:show-details="true"/>
                <table:data-pilot-member table:name="0,770527" table:display="true" table:show-details="true"/>
                <table:data-pilot-member table:name="0,770645" table:display="true" table:show-details="true"/>
                <table:data-pilot-member table:name="0,771777" table:display="true" table:show-details="true"/>
                <table:data-pilot-member table:name="0,772143" table:display="true" table:show-details="true"/>
                <table:data-pilot-member table:name="0,772281" table:display="true" table:show-details="true"/>
                <table:data-pilot-member table:name="0,772887" table:display="true" table:show-details="true"/>
                <table:data-pilot-member table:name="0,773519" table:display="true" table:show-details="true"/>
                <table:data-pilot-member table:name="0,773983" table:display="true" table:show-details="true"/>
                <table:data-pilot-member table:name="0,774857" table:display="true" table:show-details="true"/>
                <table:data-pilot-member table:name="0,775367" table:display="true" table:show-details="true"/>
                <table:data-pilot-member table:name="0,77538" table:display="true" table:show-details="true"/>
                <table:data-pilot-member table:name="0,776867" table:display="true" table:show-details="true"/>
                <table:data-pilot-member table:name="0,777548" table:display="true" table:show-details="true"/>
                <table:data-pilot-member table:name="0,780687" table:display="true" table:show-details="true"/>
                <table:data-pilot-member table:name="0,782199" table:display="true" table:show-details="true"/>
                <table:data-pilot-member table:name="0,782802" table:display="true" table:show-details="true"/>
                <table:data-pilot-member table:name="0,784115" table:display="true" table:show-details="true"/>
                <table:data-pilot-member table:name="0,785728" table:display="true" table:show-details="true"/>
                <table:data-pilot-member table:name="0,785815" table:display="true" table:show-details="true"/>
                <table:data-pilot-member table:name="0,786663" table:display="true" table:show-details="true"/>
                <table:data-pilot-member table:name="0,786988" table:display="true" table:show-details="true"/>
                <table:data-pilot-member table:name="0,790425" table:display="true" table:show-details="true"/>
                <table:data-pilot-member table:name="0,790869" table:display="true" table:show-details="true"/>
                <table:data-pilot-member table:name="0,792702" table:display="true" table:show-details="true"/>
                <table:data-pilot-member table:name="0,792951" table:display="true" table:show-details="true"/>
                <table:data-pilot-member table:name="0,795628" table:display="true" table:show-details="true"/>
                <table:data-pilot-member table:name="0,799965" table:display="true" table:show-details="true"/>
                <table:data-pilot-member table:name="0,80084" table:display="true" table:show-details="true"/>
                <table:data-pilot-member table:name="0,805921" table:display="true" table:show-details="true"/>
                <table:data-pilot-member table:name="0,8092" table:display="true" table:show-details="true"/>
                <table:data-pilot-member table:name="0,810284" table:display="true" table:show-details="true"/>
                <table:data-pilot-member table:name="0,811429" table:display="true" table:show-details="true"/>
                <table:data-pilot-member table:name="0,812944" table:display="true" table:show-details="true"/>
                <table:data-pilot-member table:name="0,815674" table:display="true" table:show-details="true"/>
                <table:data-pilot-member table:name="0,816697" table:display="true" table:show-details="true"/>
                <table:data-pilot-member table:name="0,817592" table:display="true" table:show-details="true"/>
                <table:data-pilot-member table:name="0,817777" table:display="true" table:show-details="true"/>
                <table:data-pilot-member table:name="0,818406" table:display="true" table:show-details="true"/>
                <table:data-pilot-member table:name="0,818753" table:display="true" table:show-details="true"/>
                <table:data-pilot-member table:name="0,819008" table:display="true" table:show-details="true"/>
                <table:data-pilot-member table:name="0,820457" table:display="true" table:show-details="true"/>
                <table:data-pilot-member table:name="0,820792" table:display="true" table:show-details="true"/>
                <table:data-pilot-member table:name="0,823302" table:display="true" table:show-details="true"/>
                <table:data-pilot-member table:name="0,823787" table:display="true" table:show-details="true"/>
                <table:data-pilot-member table:name="0,824312" table:display="true" table:show-details="true"/>
                <table:data-pilot-member table:name="0,828043" table:display="true" table:show-details="true"/>
                <table:data-pilot-member table:name="0,828219" table:display="true" table:show-details="true"/>
                <table:data-pilot-member table:name="0,828323" table:display="true" table:show-details="true"/>
                <table:data-pilot-member table:name="0,828366" table:display="true" table:show-details="true"/>
                <table:data-pilot-member table:name="0,829147" table:display="true" table:show-details="true"/>
                <table:data-pilot-member table:name="0,829856" table:display="true" table:show-details="true"/>
                <table:data-pilot-member table:name="0,830711" table:display="true" table:show-details="true"/>
                <table:data-pilot-member table:name="0,830799" table:display="true" table:show-details="true"/>
                <table:data-pilot-member table:name="0,830803" table:display="true" table:show-details="true"/>
                <table:data-pilot-member table:name="0,831992" table:display="true" table:show-details="true"/>
                <table:data-pilot-member table:name="0,832004" table:display="true" table:show-details="true"/>
                <table:data-pilot-member table:name="0,832796" table:display="true" table:show-details="true"/>
                <table:data-pilot-member table:name="0,8332" table:display="true" table:show-details="true"/>
                <table:data-pilot-member table:name="0,833368" table:display="true" table:show-details="true"/>
                <table:data-pilot-member table:name="0,833737" table:display="true" table:show-details="true"/>
                <table:data-pilot-member table:name="0,834023" table:display="true" table:show-details="true"/>
                <table:data-pilot-member table:name="0,83443" table:display="true" table:show-details="true"/>
                <table:data-pilot-member table:name="0,834647" table:display="true" table:show-details="true"/>
                <table:data-pilot-member table:name="0,834816" table:display="true" table:show-details="true"/>
                <table:data-pilot-member table:name="0,835761" table:display="true" table:show-details="true"/>
                <table:data-pilot-member table:name="0,835777" table:display="true" table:show-details="true"/>
                <table:data-pilot-member table:name="0,836278" table:display="true" table:show-details="true"/>
                <table:data-pilot-member table:name="0,837094" table:display="true" table:show-details="true"/>
                <table:data-pilot-member table:name="0,837438" table:display="true" table:show-details="true"/>
                <table:data-pilot-member table:name="0,83749" table:display="true" table:show-details="true"/>
                <table:data-pilot-member table:name="0,83756" table:display="true" table:show-details="true"/>
                <table:data-pilot-member table:name="0,838357" table:display="true" table:show-details="true"/>
                <table:data-pilot-member table:name="0,838868" table:display="true" table:show-details="true"/>
                <table:data-pilot-member table:name="0,83934" table:display="true" table:show-details="true"/>
                <table:data-pilot-member table:name="0,839493" table:display="true" table:show-details="true"/>
                <table:data-pilot-member table:name="0,83965" table:display="true" table:show-details="true"/>
                <table:data-pilot-member table:name="0,839668" table:display="true" table:show-details="true"/>
                <table:data-pilot-member table:name="0,839724" table:display="true" table:show-details="true"/>
                <table:data-pilot-member table:name="0,840187" table:display="true" table:show-details="true"/>
                <table:data-pilot-member table:name="0,84052" table:display="true" table:show-details="true"/>
                <table:data-pilot-member table:name="0,84116" table:display="true" table:show-details="true"/>
                <table:data-pilot-member table:name="0,841329" table:display="true" table:show-details="true"/>
                <table:data-pilot-member table:name="0,841681" table:display="true" table:show-details="true"/>
                <table:data-pilot-member table:name="0,842493" table:display="true" table:show-details="true"/>
                <table:data-pilot-member table:name="0,842942" table:display="true" table:show-details="true"/>
                <table:data-pilot-member table:name="0,843099" table:display="true" table:show-details="true"/>
                <table:data-pilot-member table:name="0,844107" table:display="true" table:show-details="true"/>
                <table:data-pilot-member table:name="0,844169" table:display="true" table:show-details="true"/>
                <table:data-pilot-member table:name="0,844333" table:display="true" table:show-details="true"/>
                <table:data-pilot-member table:name="0,844947" table:display="true" table:show-details="true"/>
                <table:data-pilot-member table:name="0,845063" table:display="true" table:show-details="true"/>
                <table:data-pilot-member table:name="0,845278" table:display="true" table:show-details="true"/>
                <table:data-pilot-member table:name="0,846134" table:display="true" table:show-details="true"/>
                <table:data-pilot-member table:name="0,846373" table:display="true" table:show-details="true"/>
                <table:data-pilot-member table:name="0,847747" table:display="true" table:show-details="true"/>
                <table:data-pilot-member table:name="0,847908" table:display="true" table:show-details="true"/>
                <table:data-pilot-member table:name="0,847945" table:display="true" table:show-details="true"/>
                <table:data-pilot-member table:name="0,848849" table:display="true" table:show-details="true"/>
                <table:data-pilot-member table:name="0,849201" table:display="true" table:show-details="true"/>
                <table:data-pilot-member table:name="0,849202" table:display="true" table:show-details="true"/>
                <table:data-pilot-member table:name="0,849867" table:display="true" table:show-details="true"/>
                <table:data-pilot-member table:name="0,85004" table:display="true" table:show-details="true"/>
                <table:data-pilot-member table:name="0,850205" table:display="true" table:show-details="true"/>
                <table:data-pilot-member table:name="0,850286" table:display="true" table:show-details="true"/>
                <table:data-pilot-member table:name="0,851015" table:display="true" table:show-details="true"/>
                <table:data-pilot-member table:name="0,85273" table:display="true" table:show-details="true"/>
                <table:data-pilot-member table:name="0,852912" table:display="true" table:show-details="true"/>
                <table:data-pilot-member table:name="0,853072" table:display="true" table:show-details="true"/>
                <table:data-pilot-member table:name="0,853171" table:display="true" table:show-details="true"/>
                <table:data-pilot-member table:name="0,853569" table:display="true" table:show-details="true"/>
                <table:data-pilot-member table:name="0,855059" table:display="true" table:show-details="true"/>
                <table:data-pilot-member table:name="0,855298" table:display="true" table:show-details="true"/>
                <table:data-pilot-member table:name="0,855332" table:display="true" table:show-details="true"/>
                <table:data-pilot-member table:name="0,855346" table:display="true" table:show-details="true"/>
                <table:data-pilot-member table:name="0,85535" table:display="true" table:show-details="true"/>
                <table:data-pilot-member table:name="0,855534" table:display="true" table:show-details="true"/>
                <table:data-pilot-member table:name="0,85584" table:display="true" table:show-details="true"/>
                <table:data-pilot-member table:name="0,856207" table:display="true" table:show-details="true"/>
                <table:data-pilot-member table:name="0,856312" table:display="true" table:show-details="true"/>
                <table:data-pilot-member table:name="0,856798" table:display="true" table:show-details="true"/>
                <table:data-pilot-member table:name="0,857244" table:display="true" table:show-details="true"/>
                <table:data-pilot-member table:name="0,857297" table:display="true" table:show-details="true"/>
                <table:data-pilot-member table:name="0,857564" table:display="true" table:show-details="true"/>
                <table:data-pilot-member table:name="0,857708" table:display="true" table:show-details="true"/>
                <table:data-pilot-member table:name="0,857889" table:display="true" table:show-details="true"/>
                <table:data-pilot-member table:name="0,858059" table:display="true" table:show-details="true"/>
                <table:data-pilot-member table:name="0,858261" table:display="true" table:show-details="true"/>
                <table:data-pilot-member table:name="0,858468" table:display="true" table:show-details="true"/>
                <table:data-pilot-member table:name="0,859284" table:display="true" table:show-details="true"/>
                <table:data-pilot-member table:name="0,859368" table:display="true" table:show-details="true"/>
                <table:data-pilot-member table:name="0,859423" table:display="true" table:show-details="true"/>
                <table:data-pilot-member table:name="0,860205" table:display="true" table:show-details="true"/>
                <table:data-pilot-member table:name="0,860392" table:display="true" table:show-details="true"/>
                <table:data-pilot-member table:name="0,861322" table:display="true" table:show-details="true"/>
                <table:data-pilot-member table:name="0,862269" table:display="true" table:show-details="true"/>
                <table:data-pilot-member table:name="0,862516" table:display="true" table:show-details="true"/>
                <table:data-pilot-member table:name="0,86269" table:display="true" table:show-details="true"/>
                <table:data-pilot-member table:name="0,863076" table:display="true" table:show-details="true"/>
                <table:data-pilot-member table:name="0,86403" table:display="true" table:show-details="true"/>
                <table:data-pilot-member table:name="0,864314" table:display="true" table:show-details="true"/>
                <table:data-pilot-member table:name="0,865156" table:display="true" table:show-details="true"/>
                <table:data-pilot-member table:name="0,865296" table:display="true" table:show-details="true"/>
                <table:data-pilot-member table:name="0,865513" table:display="true" table:show-details="true"/>
                <table:data-pilot-member table:name="0,865554" table:display="true" table:show-details="true"/>
                <table:data-pilot-member table:name="0,865607" table:display="true" table:show-details="true"/>
                <table:data-pilot-member table:name="0,865936" table:display="true" table:show-details="true"/>
                <table:data-pilot-member table:name="0,866294" table:display="true" table:show-details="true"/>
                <table:data-pilot-member table:name="0,866578" table:display="true" table:show-details="true"/>
                <table:data-pilot-member table:name="0,866718" table:display="true" table:show-details="true"/>
                <table:data-pilot-member table:name="0,868316" table:display="true" table:show-details="true"/>
                <table:data-pilot-member table:name="0,868412" table:display="true" table:show-details="true"/>
                <table:data-pilot-member table:name="0,869075" table:display="true" table:show-details="true"/>
                <table:data-pilot-member table:name="0,869395" table:display="true" table:show-details="true"/>
                <table:data-pilot-member table:name="0,869499" table:display="true" table:show-details="true"/>
                <table:data-pilot-member table:name="0,869555" table:display="true" table:show-details="true"/>
                <table:data-pilot-member table:name="0,869562" table:display="true" table:show-details="true"/>
                <table:data-pilot-member table:name="0,870293" table:display="true" table:show-details="true"/>
                <table:data-pilot-member table:name="0,870539" table:display="true" table:show-details="true"/>
                <table:data-pilot-member table:name="0,871073" table:display="true" table:show-details="true"/>
                <table:data-pilot-member table:name="0,87136" table:display="true" table:show-details="true"/>
                <table:data-pilot-member table:name="0,873038" table:display="true" table:show-details="true"/>
                <table:data-pilot-member table:name="0,87312" table:display="true" table:show-details="true"/>
                <table:data-pilot-member table:name="0,873941" table:display="true" table:show-details="true"/>
                <table:data-pilot-member table:name="0,874042" table:display="true" table:show-details="true"/>
                <table:data-pilot-member table:name="0,874262" table:display="true" table:show-details="true"/>
                <table:data-pilot-member table:name="0,874537" table:display="true" table:show-details="true"/>
                <table:data-pilot-member table:name="0,874731" table:display="true" table:show-details="true"/>
                <table:data-pilot-member table:name="0,87496" table:display="true" table:show-details="true"/>
                <table:data-pilot-member table:name="0,875215" table:display="true" table:show-details="true"/>
                <table:data-pilot-member table:name="0,875874" table:display="true" table:show-details="true"/>
                <table:data-pilot-member table:name="0,8761" table:display="true" table:show-details="true"/>
                <table:data-pilot-member table:name="0,876398" table:display="true" table:show-details="true"/>
                <table:data-pilot-member table:name="0,876423" table:display="true" table:show-details="true"/>
                <table:data-pilot-member table:name="0,876514" table:display="true" table:show-details="true"/>
                <table:data-pilot-member table:name="0,876848" table:display="true" table:show-details="true"/>
                <table:data-pilot-member table:name="0,876921" table:display="true" table:show-details="true"/>
                <table:data-pilot-member table:name="0,877048" table:display="true" table:show-details="true"/>
                <table:data-pilot-member table:name="0,877262" table:display="true" table:show-details="true"/>
                <table:data-pilot-member table:name="0,877482" table:display="true" table:show-details="true"/>
                <table:data-pilot-member table:name="0,877503" table:display="true" table:show-details="true"/>
                <table:data-pilot-member table:name="0,878051" table:display="true" table:show-details="true"/>
                <table:data-pilot-member table:name="0,878116" table:display="true" table:show-details="true"/>
                <table:data-pilot-member table:name="0,878531" table:display="true" table:show-details="true"/>
                <table:data-pilot-member table:name="0,879102" table:display="true" table:show-details="true"/>
                <table:data-pilot-member table:name="0,879252" table:display="true" table:show-details="true"/>
                <table:data-pilot-member table:name="0,879318" table:display="true" table:show-details="true"/>
                <table:data-pilot-member table:name="0,87948" table:display="true" table:show-details="true"/>
                <table:data-pilot-member table:name="0,879552" table:display="true" table:show-details="true"/>
                <table:data-pilot-member table:name="0,880104" table:display="true" table:show-details="true"/>
                <table:data-pilot-member table:name="0,880501" table:display="true" table:show-details="true"/>
                <table:data-pilot-member table:name="0,880508" table:display="true" table:show-details="true"/>
                <table:data-pilot-member table:name="0,880518" table:display="true" table:show-details="true"/>
                <table:data-pilot-member table:name="0,881144" table:display="true" table:show-details="true"/>
                <table:data-pilot-member table:name="0,882511" table:display="true" table:show-details="true"/>
                <table:data-pilot-member table:name="0,882689" table:display="true" table:show-details="true"/>
                <table:data-pilot-member table:name="0,883243" table:display="true" table:show-details="true"/>
                <table:data-pilot-member table:name="0,883252" table:display="true" table:show-details="true"/>
                <table:data-pilot-member table:name="0,883698" table:display="true" table:show-details="true"/>
                <table:data-pilot-member table:name="0,88378" table:display="true" table:show-details="true"/>
                <table:data-pilot-member table:name="0,884067" table:display="true" table:show-details="true"/>
                <table:data-pilot-member table:name="0,884545" table:display="true" table:show-details="true"/>
                <table:data-pilot-member table:name="0,884721" table:display="true" table:show-details="true"/>
                <table:data-pilot-member table:name="0,884723" table:display="true" table:show-details="true"/>
                <table:data-pilot-member table:name="0,885065" table:display="true" table:show-details="true"/>
                <table:data-pilot-member table:name="0,885431" table:display="true" table:show-details="true"/>
                <table:data-pilot-member table:name="0,885749" table:display="true" table:show-details="true"/>
                <table:data-pilot-member table:name="0,886517" table:display="true" table:show-details="true"/>
                <table:data-pilot-member table:name="0,886559" table:display="true" table:show-details="true"/>
                <table:data-pilot-member table:name="0,886568" table:display="true" table:show-details="true"/>
                <table:data-pilot-member table:name="0,886913" table:display="true" table:show-details="true"/>
                <table:data-pilot-member table:name="0,887062" table:display="true" table:show-details="true"/>
                <table:data-pilot-member table:name="0,887978" table:display="true" table:show-details="true"/>
                <table:data-pilot-member table:name="0,888222" table:display="true" table:show-details="true"/>
                <table:data-pilot-member table:name="0,888299" table:display="true" table:show-details="true"/>
                <table:data-pilot-member table:name="0,888378" table:display="true" table:show-details="true"/>
                <table:data-pilot-member table:name="0,888512" table:display="true" table:show-details="true"/>
                <table:data-pilot-member table:name="0,888915" table:display="true" table:show-details="true"/>
                <table:data-pilot-member table:name="0,889156" table:display="true" table:show-details="true"/>
                <table:data-pilot-member table:name="0,889295" table:display="true" table:show-details="true"/>
                <table:data-pilot-member table:name="0,889448" table:display="true" table:show-details="true"/>
                <table:data-pilot-member table:name="0,889743" table:display="true" table:show-details="true"/>
                <table:data-pilot-member table:name="0,890174" table:display="true" table:show-details="true"/>
                <table:data-pilot-member table:name="0,890242" table:display="true" table:show-details="true"/>
                <table:data-pilot-member table:name="0,890457" table:display="true" table:show-details="true"/>
                <table:data-pilot-member table:name="0,890581" table:display="true" table:show-details="true"/>
                <table:data-pilot-member table:name="0,890592" table:display="true" table:show-details="true"/>
                <table:data-pilot-member table:name="0,890751" table:display="true" table:show-details="true"/>
                <table:data-pilot-member table:name="0,890866" table:display="true" table:show-details="true"/>
                <table:data-pilot-member table:name="0,890928" table:display="true" table:show-details="true"/>
                <table:data-pilot-member table:name="0,891043" table:display="true" table:show-details="true"/>
                <table:data-pilot-member table:name="0,891114" table:display="true" table:show-details="true"/>
                <table:data-pilot-member table:name="0,891203" table:display="true" table:show-details="true"/>
                <table:data-pilot-member table:name="0,891212" table:display="true" table:show-details="true"/>
                <table:data-pilot-member table:name="0,891635" table:display="true" table:show-details="true"/>
                <table:data-pilot-member table:name="0,892178" table:display="true" table:show-details="true"/>
                <table:data-pilot-member table:name="0,892199" table:display="true" table:show-details="true"/>
                <table:data-pilot-member table:name="0,892217" table:display="true" table:show-details="true"/>
                <table:data-pilot-member table:name="0,89268" table:display="true" table:show-details="true"/>
                <table:data-pilot-member table:name="0,892724" table:display="true" table:show-details="true"/>
                <table:data-pilot-member table:name="0,892848" table:display="true" table:show-details="true"/>
                <table:data-pilot-member table:name="0,892858" table:display="true" table:show-details="true"/>
                <table:data-pilot-member table:name="0,893151" table:display="true" table:show-details="true"/>
                <table:data-pilot-member table:name="0,89324" table:display="true" table:show-details="true"/>
                <table:data-pilot-member table:name="0,893254" table:display="true" table:show-details="true"/>
                <table:data-pilot-member table:name="0,893287" table:display="true" table:show-details="true"/>
                <table:data-pilot-member table:name="0,893605" table:display="true" table:show-details="true"/>
                <table:data-pilot-member table:name="0,894292" table:display="true" table:show-details="true"/>
                <table:data-pilot-member table:name="0,895548" table:display="true" table:show-details="true"/>
                <table:data-pilot-member table:name="0,895554" table:display="true" table:show-details="true"/>
                <table:data-pilot-member table:name="0,895723" table:display="true" table:show-details="true"/>
                <table:data-pilot-member table:name="0,896122" table:display="true" table:show-details="true"/>
                <table:data-pilot-member table:name="0,89619" table:display="true" table:show-details="true"/>
                <table:data-pilot-member table:name="0,896248" table:display="true" table:show-details="true"/>
                <table:data-pilot-member table:name="0,896318" table:display="true" table:show-details="true"/>
                <table:data-pilot-member table:name="0,896498" table:display="true" table:show-details="true"/>
                <table:data-pilot-member table:name="0,896659" table:display="true" table:show-details="true"/>
                <table:data-pilot-member table:name="0,896961" table:display="true" table:show-details="true"/>
                <table:data-pilot-member table:name="0,896967" table:display="true" table:show-details="true"/>
                <table:data-pilot-member table:name="0,897156" table:display="true" table:show-details="true"/>
                <table:data-pilot-member table:name="0,89743" table:display="true" table:show-details="true"/>
                <table:data-pilot-member table:name="0,897594" table:display="true" table:show-details="true"/>
                <table:data-pilot-member table:name="0,898019" table:display="true" table:show-details="true"/>
                <table:data-pilot-member table:name="0,8981" table:display="true" table:show-details="true"/>
                <table:data-pilot-member table:name="0,898324" table:display="true" table:show-details="true"/>
                <table:data-pilot-member table:name="0,898804" table:display="true" table:show-details="true"/>
                <table:data-pilot-member table:name="0,900137" table:display="true" table:show-details="true"/>
                <table:data-pilot-member table:name="0,900843" table:display="true" table:show-details="true"/>
                <table:data-pilot-member table:name="0,9012" table:display="true" table:show-details="true"/>
                <table:data-pilot-member table:name="0,90147" table:display="true" table:show-details="true"/>
                <table:data-pilot-member table:name="0,901682" table:display="true" table:show-details="true"/>
                <table:data-pilot-member table:name="0,901987" table:display="true" table:show-details="true"/>
                <table:data-pilot-member table:name="0,902089" table:display="true" table:show-details="true"/>
                <table:data-pilot-member table:name="0,904032" table:display="true" table:show-details="true"/>
                <table:data-pilot-member table:name="0,90462" table:display="true" table:show-details="true"/>
                <table:data-pilot-member table:name="0,905096" table:display="true" table:show-details="true"/>
                <table:data-pilot-member table:name="0,905386" table:display="true" table:show-details="true"/>
                <table:data-pilot-member table:name="0,90552" table:display="true" table:show-details="true"/>
                <table:data-pilot-member table:name="0,906161" table:display="true" table:show-details="true"/>
                <table:data-pilot-member table:name="0,906401" table:display="true" table:show-details="true"/>
                <table:data-pilot-member table:name="0,906416" table:display="true" table:show-details="true"/>
                <table:data-pilot-member table:name="0,906888" table:display="true" table:show-details="true"/>
                <table:data-pilot-member table:name="0,907455" table:display="true" table:show-details="true"/>
                <table:data-pilot-member table:name="0,907925" table:display="true" table:show-details="true"/>
                <table:data-pilot-member table:name="0,908181" table:display="true" table:show-details="true"/>
                <table:data-pilot-member table:name="0,90998" table:display="true" table:show-details="true"/>
                <table:data-pilot-member table:name="0,909989" table:display="true" table:show-details="true"/>
                <table:data-pilot-member table:name="0,910173" table:display="true" table:show-details="true"/>
                <table:data-pilot-member table:name="0,910764" table:display="true" table:show-details="true"/>
                <table:data-pilot-member table:name="0,911686" table:display="true" table:show-details="true"/>
                <table:data-pilot-member table:name="0,91333" table:display="true" table:show-details="true"/>
                <table:data-pilot-member table:name="0,91339" table:display="true" table:show-details="true"/>
                <table:data-pilot-member table:name="0,913444" table:display="true" table:show-details="true"/>
                <table:data-pilot-member table:name="0,914012" table:display="true" table:show-details="true"/>
                <table:data-pilot-member table:name="0,914416" table:display="true" table:show-details="true"/>
                <table:data-pilot-member table:name="0,914749" table:display="true" table:show-details="true"/>
                <table:data-pilot-member table:name="0,915426" table:display="true" table:show-details="true"/>
                <table:data-pilot-member table:name="0,916586" table:display="true" table:show-details="true"/>
                <table:data-pilot-member table:name="0,917704" table:display="true" table:show-details="true"/>
                <table:data-pilot-member table:name="0,919307" table:display="true" table:show-details="true"/>
                <table:data-pilot-member table:name="0,920194" table:display="true" table:show-details="true"/>
                <table:data-pilot-member table:name="0,922491" table:display="true" table:show-details="true"/>
                <table:data-pilot-member table:name="0,922911" table:display="true" table:show-details="true"/>
                <table:data-pilot-member table:name="0,924981" table:display="true" table:show-details="true"/>
                <table:data-pilot-member table:name="0,925095" table:display="true" table:show-details="true"/>
                <table:data-pilot-member table:name="0,926654" table:display="true" table:show-details="true"/>
                <table:data-pilot-member table:name="0,927581" table:display="true" table:show-details="true"/>
                <table:data-pilot-member table:name="0,927731" table:display="true" table:show-details="true"/>
                <table:data-pilot-member table:name="0,928861" table:display="true" table:show-details="true"/>
                <table:data-pilot-member table:name="0,930189" table:display="true" table:show-details="true"/>
                <table:data-pilot-member table:name="0,930574" table:display="true" table:show-details="true"/>
                <table:data-pilot-member table:name="0,930579" table:display="true" table:show-details="true"/>
                <table:data-pilot-member table:name="0,930669" table:display="true" table:show-details="true"/>
                <table:data-pilot-member table:name="0,930769" table:display="true" table:show-details="true"/>
                <table:data-pilot-member table:name="0,9354" table:display="true" table:show-details="true"/>
                <table:data-pilot-member table:name="0,938691" table:display="true" table:show-details="true"/>
                <table:data-pilot-member table:name="0,939525" table:display="true" table:show-details="true"/>
                <table:data-pilot-member table:name="0,940228" table:display="true" table:show-details="true"/>
                <table:data-pilot-member table:name="0,94105" table:display="true" table:show-details="true"/>
                <table:data-pilot-member table:name="0,941978" table:display="true" table:show-details="true"/>
                <table:data-pilot-member table:name="0,942565" table:display="true" table:show-details="true"/>
                <table:data-pilot-member table:name="0,944508" table:display="true" table:show-details="true"/>
                <table:data-pilot-member table:name="0,945532" table:display="true" table:show-details="true"/>
                <table:data-pilot-member table:name="0,946363" table:display="true" table:show-details="true"/>
                <table:data-pilot-member table:name="0,947569" table:display="true" table:show-details="true"/>
                <table:data-pilot-member table:name="0,948557" table:display="true" table:show-details="true"/>
                <table:data-pilot-member table:name="0,951139" table:display="true" table:show-details="true"/>
                <table:data-pilot-member table:name="0,951806" table:display="true" table:show-details="true"/>
                <table:data-pilot-member table:name="0,953983" table:display="true" table:show-details="true"/>
                <table:data-pilot-member table:name="0,955328" table:display="true" table:show-details="true"/>
                <table:data-pilot-member table:name="0,955635" table:display="true" table:show-details="true"/>
                <table:data-pilot-member table:name="0,956304" table:display="true" table:show-details="true"/>
                <table:data-pilot-member table:name="0,95631" table:display="true" table:show-details="true"/>
                <table:data-pilot-member table:name="0,957515" table:display="true" table:show-details="true"/>
                <table:data-pilot-member table:name="0,957601" table:display="true" table:show-details="true"/>
                <table:data-pilot-member table:name="0,957642" table:display="true" table:show-details="true"/>
                <table:data-pilot-member table:name="0,957831" table:display="true" table:show-details="true"/>
                <table:data-pilot-member table:name="0,959299" table:display="true" table:show-details="true"/>
                <table:data-pilot-member table:name="0,961426" table:display="true" table:show-details="true"/>
                <table:data-pilot-member table:name="0,961427" table:display="true" table:show-details="true"/>
                <table:data-pilot-member table:name="0,961928" table:display="true" table:show-details="true"/>
                <table:data-pilot-member table:name="0,962127" table:display="true" table:show-details="true"/>
                <table:data-pilot-member table:name="0,962444" table:display="true" table:show-details="true"/>
                <table:data-pilot-member table:name="0,964298" table:display="true" table:show-details="true"/>
                <table:data-pilot-member table:name="0,964927" table:display="true" table:show-details="true"/>
                <table:data-pilot-member table:name="0,965245" table:display="true" table:show-details="true"/>
                <table:data-pilot-member table:name="0,966216" table:display="true" table:show-details="true"/>
                <table:data-pilot-member table:name="0,967242" table:display="true" table:show-details="true"/>
                <table:data-pilot-member table:name="0,96805" table:display="true" table:show-details="true"/>
                <table:data-pilot-member table:name="0,96833" table:display="true" table:show-details="true"/>
                <table:data-pilot-member table:name="0,969369" table:display="true" table:show-details="true"/>
                <table:data-pilot-member table:name="0,971321" table:display="true" table:show-details="true"/>
                <table:data-pilot-member table:name="0,971378" table:display="true" table:show-details="true"/>
                <table:data-pilot-member table:name="0,972042" table:display="true" table:show-details="true"/>
                <table:data-pilot-member table:name="0,974763" table:display="true" table:show-details="true"/>
                <table:data-pilot-member table:name="0,975826" table:display="true" table:show-details="true"/>
                <table:data-pilot-member table:name="0,977046" table:display="true" table:show-details="true"/>
                <table:data-pilot-member table:name="0,978472" table:display="true" table:show-details="true"/>
                <table:data-pilot-member table:name="0,978602" table:display="true" table:show-details="true"/>
                <table:data-pilot-member table:name="0,979641" table:display="true" table:show-details="true"/>
                <table:data-pilot-member table:name="0,980008" table:display="true" table:show-details="true"/>
                <table:data-pilot-member table:name="0,980559" table:display="true" table:show-details="true"/>
                <table:data-pilot-member table:name="0,980592" table:display="true" table:show-details="true"/>
                <table:data-pilot-member table:name="0,981297" table:display="true" table:show-details="true"/>
                <table:data-pilot-member table:name="0,981926" table:display="true" table:show-details="true"/>
                <table:data-pilot-member table:name="0,984119" table:display="true" table:show-details="true"/>
                <table:data-pilot-member table:name="0,984479" table:display="true" table:show-details="true"/>
                <table:data-pilot-member table:name="0,98542" table:display="true" table:show-details="true"/>
                <table:data-pilot-member table:name="0,986412" table:display="true" table:show-details="true"/>
                <table:data-pilot-member table:name="0,987141" table:display="true" table:show-details="true"/>
                <table:data-pilot-member table:name="0,987569" table:display="true" table:show-details="true"/>
                <table:data-pilot-member table:name="0,990485" table:display="true" table:show-details="true"/>
                <table:data-pilot-member table:name="0,990605" table:display="true" table:show-details="true"/>
                <table:data-pilot-member table:name="0,991073" table:display="true" table:show-details="true"/>
                <table:data-pilot-member table:name="0,991857" table:display="true" table:show-details="true"/>
                <table:data-pilot-member table:name="0,993329" table:display="true" table:show-details="true"/>
                <table:data-pilot-member table:name="0,995444" table:display="true" table:show-details="true"/>
                <table:data-pilot-member table:name="0,997758" table:display="true" table:show-details="true"/>
                <table:data-pilot-member table:name="0,997973" table:display="true" table:show-details="true"/>
                <table:data-pilot-member table:name="0,997974" table:display="true" table:show-details="true"/>
                <table:data-pilot-member table:name="0,999065" table:display="true" table:show-details="true"/>
                <table:data-pilot-member table:name="0,999373" table:display="true" table:show-details="true"/>
                <table:data-pilot-member table:name="1,00042" table:display="true" table:show-details="true"/>
                <table:data-pilot-member table:name="1,00224" table:display="true" table:show-details="true"/>
                <table:data-pilot-member table:name="1,00264" table:display="true" table:show-details="true"/>
                <table:data-pilot-member table:name="1,0032" table:display="true" table:show-details="true"/>
                <table:data-pilot-member table:name="1,00333" table:display="true" table:show-details="true"/>
                <table:data-pilot-member table:name="1,00338" table:display="true" table:show-details="true"/>
                <table:data-pilot-member table:name="1,00357" table:display="true" table:show-details="true"/>
                <table:data-pilot-member table:name="1,00504" table:display="true" table:show-details="true"/>
                <table:data-pilot-member table:name="1,00618" table:display="true" table:show-details="true"/>
                <table:data-pilot-member table:name="1,0064" table:display="true" table:show-details="true"/>
                <table:data-pilot-member table:name="1,00687" table:display="true" table:show-details="true"/>
                <table:data-pilot-member table:name="1,00803" table:display="true" table:show-details="true"/>
                <table:data-pilot-member table:name="1,00859" table:display="true" table:show-details="true"/>
                <table:data-pilot-member table:name="1,00868" table:display="true" table:show-details="true"/>
                <table:data-pilot-member table:name="1,0093" table:display="true" table:show-details="true"/>
                <table:data-pilot-member table:name="1,00983" table:display="true" table:show-details="true"/>
                <table:data-pilot-member table:name="1,00999" table:display="true" table:show-details="true"/>
                <table:data-pilot-member table:name="1,01248" table:display="true" table:show-details="true"/>
                <table:data-pilot-member table:name="1,01263" table:display="true" table:show-details="true"/>
                <table:data-pilot-member table:name="1,01754" table:display="true" table:show-details="true"/>
                <table:data-pilot-member table:name="1,01845" table:display="true" table:show-details="true"/>
                <table:data-pilot-member table:name="1,02172" table:display="true" table:show-details="true"/>
                <table:data-pilot-member table:name="1,02227" table:display="true" table:show-details="true"/>
                <table:data-pilot-member table:name="1,02235" table:display="true" table:show-details="true"/>
                <table:data-pilot-member table:name="1,02342" table:display="true" table:show-details="true"/>
                <table:data-pilot-member table:name="1,02427" table:display="true" table:show-details="true"/>
                <table:data-pilot-member table:name="1,02432" table:display="true" table:show-details="true"/>
                <table:data-pilot-member table:name="1,02464" table:display="true" table:show-details="true"/>
                <table:data-pilot-member table:name="1,02532" table:display="true" table:show-details="true"/>
                <table:data-pilot-member table:name="1,02579" table:display="true" table:show-details="true"/>
                <table:data-pilot-member table:name="1,0261" table:display="true" table:show-details="true"/>
                <table:data-pilot-member table:name="1,02753" table:display="true" table:show-details="true"/>
                <table:data-pilot-member table:name="1,02761" table:display="true" table:show-details="true"/>
                <table:data-pilot-member table:name="1,02781" table:display="true" table:show-details="true"/>
                <table:data-pilot-member table:name="1,02937" table:display="true" table:show-details="true"/>
                <table:data-pilot-member table:name="1,0298" table:display="true" table:show-details="true"/>
                <table:data-pilot-member table:name="1,03112" table:display="true" table:show-details="true"/>
                <table:data-pilot-member table:name="1,03257" table:display="true" table:show-details="true"/>
                <table:data-pilot-member table:name="1,03509" table:display="true" table:show-details="true"/>
                <table:data-pilot-member table:name="1,03937" table:display="true" table:show-details="true"/>
                <table:data-pilot-member table:name="1,04183" table:display="true" table:show-details="true"/>
                <table:data-pilot-member table:name="1,04232" table:display="true" table:show-details="true"/>
                <table:data-pilot-member table:name="1,04332" table:display="true" table:show-details="true"/>
                <table:data-pilot-member table:name="1,04347" table:display="true" table:show-details="true"/>
                <table:data-pilot-member table:name="1,04352" table:display="true" table:show-details="true"/>
                <table:data-pilot-member table:name="1,04513" table:display="true" table:show-details="true"/>
                <table:data-pilot-member table:name="1,04575" table:display="true" table:show-details="true"/>
                <table:data-pilot-member table:name="1,0466" table:display="true" table:show-details="true"/>
                <table:data-pilot-member table:name="1,04689" table:display="true" table:show-details="true"/>
                <table:data-pilot-member table:name="1,04756" table:display="true" table:show-details="true"/>
                <table:data-pilot-member table:name="1,04761" table:display="true" table:show-details="true"/>
                <table:data-pilot-member table:name="1,04937" table:display="true" table:show-details="true"/>
                <table:data-pilot-member table:name="1,04975" table:display="true" table:show-details="true"/>
                <table:data-pilot-member table:name="1,05214" table:display="true" table:show-details="true"/>
                <table:data-pilot-member table:name="1,05222" table:display="true" table:show-details="true"/>
                <table:data-pilot-member table:name="1,05272" table:display="true" table:show-details="true"/>
                <table:data-pilot-member table:name="1,05318" table:display="true" table:show-details="true"/>
                <table:data-pilot-member table:name="1,0533" table:display="true" table:show-details="true"/>
                <table:data-pilot-member table:name="1,05351" table:display="true" table:show-details="true"/>
                <table:data-pilot-member table:name="1,05489" table:display="true" table:show-details="true"/>
                <table:data-pilot-member table:name="1,05525" table:display="true" table:show-details="true"/>
                <table:data-pilot-member table:name="1,05552" table:display="true" table:show-details="true"/>
                <table:data-pilot-member table:name="1,05625" table:display="true" table:show-details="true"/>
                <table:data-pilot-member table:name="1,05659" table:display="true" table:show-details="true"/>
                <table:data-pilot-member table:name="1,05703" table:display="true" table:show-details="true"/>
                <table:data-pilot-member table:name="1,05736" table:display="true" table:show-details="true"/>
                <table:data-pilot-member table:name="1,05799" table:display="true" table:show-details="true"/>
                <table:data-pilot-member table:name="1,05837" table:display="true" table:show-details="true"/>
                <table:data-pilot-member table:name="1,05854" table:display="true" table:show-details="true"/>
                <table:data-pilot-member table:name="1,0586" table:display="true" table:show-details="true"/>
                <table:data-pilot-member table:name="1,05875" table:display="true" table:show-details="true"/>
                <table:data-pilot-member table:name="1,05945" table:display="true" table:show-details="true"/>
                <table:data-pilot-member table:name="1,05961" table:display="true" table:show-details="true"/>
                <table:data-pilot-member table:name="1,06041" table:display="true" table:show-details="true"/>
                <table:data-pilot-member table:name="1,06049" table:display="true" table:show-details="true"/>
                <table:data-pilot-member table:name="1,06103" table:display="true" table:show-details="true"/>
                <table:data-pilot-member table:name="1,06124" table:display="true" table:show-details="true"/>
                <table:data-pilot-member table:name="1,06141" table:display="true" table:show-details="true"/>
                <table:data-pilot-member table:name="1,06161" table:display="true" table:show-details="true"/>
                <table:data-pilot-member table:name="1,06162" table:display="true" table:show-details="true"/>
                <table:data-pilot-member table:name="1,06188" table:display="true" table:show-details="true"/>
                <table:data-pilot-member table:name="1,06193" table:display="true" table:show-details="true"/>
                <table:data-pilot-member table:name="1,0626" table:display="true" table:show-details="true"/>
                <table:data-pilot-member table:name="1,06327" table:display="true" table:show-details="true"/>
                <table:data-pilot-member table:name="1,06378" table:display="true" table:show-details="true"/>
                <table:data-pilot-member table:name="1,06411" table:display="true" table:show-details="true"/>
                <table:data-pilot-member table:name="1,06453" table:display="true" table:show-details="true"/>
                <table:data-pilot-member table:name="1,06457" table:display="true" table:show-details="true"/>
                <table:data-pilot-member table:name="1,06692" table:display="true" table:show-details="true"/>
                <table:data-pilot-member table:name="1,06693" table:display="true" table:show-details="true"/>
                <table:data-pilot-member table:name="1,06703" table:display="true" table:show-details="true"/>
                <table:data-pilot-member table:name="1,06733" table:display="true" table:show-details="true"/>
                <table:data-pilot-member table:name="1,06766" table:display="true" table:show-details="true"/>
                <table:data-pilot-member table:name="1,06786" table:display="true" table:show-details="true"/>
                <table:data-pilot-member table:name="1,06862" table:display="true" table:show-details="true"/>
                <table:data-pilot-member table:name="1,06872" table:display="true" table:show-details="true"/>
                <table:data-pilot-member table:name="1,06975" table:display="true" table:show-details="true"/>
                <table:data-pilot-member table:name="1,06979" table:display="true" table:show-details="true"/>
                <table:data-pilot-member table:name="1,07021" table:display="true" table:show-details="true"/>
                <table:data-pilot-member table:name="1,07026" table:display="true" table:show-details="true"/>
                <table:data-pilot-member table:name="1,0709" table:display="true" table:show-details="true"/>
                <table:data-pilot-member table:name="1,07195" table:display="true" table:show-details="true"/>
                <table:data-pilot-member table:name="1,07255" table:display="true" table:show-details="true"/>
                <table:data-pilot-member table:name="1,07285" table:display="true" table:show-details="true"/>
                <table:data-pilot-member table:name="1,07331" table:display="true" table:show-details="true"/>
                <table:data-pilot-member table:name="1,07386" table:display="true" table:show-details="true"/>
                <table:data-pilot-member table:name="1,07439" table:display="true" table:show-details="true"/>
                <table:data-pilot-member table:name="1,07533" table:display="true" table:show-details="true"/>
                <table:data-pilot-member table:name="1,07568" table:display="true" table:show-details="true"/>
                <table:data-pilot-member table:name="1,07632" table:display="true" table:show-details="true"/>
                <table:data-pilot-member table:name="1,07659" table:display="true" table:show-details="true"/>
                <table:data-pilot-member table:name="1,07739" table:display="true" table:show-details="true"/>
                <table:data-pilot-member table:name="1,07771" table:display="true" table:show-details="true"/>
                <table:data-pilot-member table:name="1,07772" table:display="true" table:show-details="true"/>
                <table:data-pilot-member table:name="1,07793" table:display="true" table:show-details="true"/>
                <table:data-pilot-member table:name="1,07927" table:display="true" table:show-details="true"/>
                <table:data-pilot-member table:name="1,0793" table:display="true" table:show-details="true"/>
                <table:data-pilot-member table:name="1,08103" table:display="true" table:show-details="true"/>
                <table:data-pilot-member table:name="1,0824" table:display="true" table:show-details="true"/>
                <table:data-pilot-member table:name="1,0829" table:display="true" table:show-details="true"/>
                <table:data-pilot-member table:name="1,0841" table:display="true" table:show-details="true"/>
                <table:data-pilot-member table:name="1,08489" table:display="true" table:show-details="true"/>
                <table:data-pilot-member table:name="1,08632" table:display="true" table:show-details="true"/>
                <table:data-pilot-member table:name="1,08633" table:display="true" table:show-details="true"/>
                <table:data-pilot-member table:name="1,08645" table:display="true" table:show-details="true"/>
                <table:data-pilot-member table:name="1,08671" table:display="true" table:show-details="true"/>
                <table:data-pilot-member table:name="1,0872" table:display="true" table:show-details="true"/>
                <table:data-pilot-member table:name="1,08733" table:display="true" table:show-details="true"/>
                <table:data-pilot-member table:name="1,08735" table:display="true" table:show-details="true"/>
                <table:data-pilot-member table:name="1,08779" table:display="true" table:show-details="true"/>
                <table:data-pilot-member table:name="1,08881" table:display="true" table:show-details="true"/>
                <table:data-pilot-member table:name="1,08958" table:display="true" table:show-details="true"/>
                <table:data-pilot-member table:name="1,09048" table:display="true" table:show-details="true"/>
                <table:data-pilot-member table:name="1,09152" table:display="true" table:show-details="true"/>
                <table:data-pilot-member table:name="1,09455" table:display="true" table:show-details="true"/>
                <table:data-pilot-member table:name="1,09606" table:display="true" table:show-details="true"/>
                <table:data-pilot-member table:name="1,09619" table:display="true" table:show-details="true"/>
                <table:data-pilot-member table:name="1,09693" table:display="true" table:show-details="true"/>
                <table:data-pilot-member table:name="1,09937" table:display="true" table:show-details="true"/>
                <table:data-pilot-member table:name="1,10045" table:display="true" table:show-details="true"/>
                <table:data-pilot-member table:name="1,10127" table:display="true" table:show-details="true"/>
                <table:data-pilot-member table:name="1,10247" table:display="true" table:show-details="true"/>
                <table:data-pilot-member table:name="1,10296" table:display="true" table:show-details="true"/>
                <table:data-pilot-member table:name="1,10388" table:display="true" table:show-details="true"/>
                <table:data-pilot-member table:name="1,10548" table:display="true" table:show-details="true"/>
                <table:data-pilot-member table:name="1,1059" table:display="true" table:show-details="true"/>
                <table:data-pilot-member table:name="1,10656" table:display="true" table:show-details="true"/>
                <table:data-pilot-member table:name="1,10662" table:display="true" table:show-details="true"/>
                <table:data-pilot-member table:name="1,10681" table:display="true" table:show-details="true"/>
                <table:data-pilot-member table:name="1,1072" table:display="true" table:show-details="true"/>
                <table:data-pilot-member table:name="1,10772" table:display="true" table:show-details="true"/>
                <table:data-pilot-member table:name="1,10785" table:display="true" table:show-details="true"/>
                <table:data-pilot-member table:name="1,10815" table:display="true" table:show-details="true"/>
                <table:data-pilot-member table:name="1,11207" table:display="true" table:show-details="true"/>
                <table:data-pilot-member table:name="1,11218" table:display="true" table:show-details="true"/>
                <table:data-pilot-member table:name="1,11292" table:display="true" table:show-details="true"/>
                <table:data-pilot-member table:name="1,11393" table:display="true" table:show-details="true"/>
                <table:data-pilot-member table:name="1,11437" table:display="true" table:show-details="true"/>
                <table:data-pilot-member table:name="1,115" table:display="true" table:show-details="true"/>
                <table:data-pilot-member table:name="1,11513" table:display="true" table:show-details="true"/>
                <table:data-pilot-member table:name="1,11527" table:display="true" table:show-details="true"/>
                <table:data-pilot-member table:name="1,11537" table:display="true" table:show-details="true"/>
                <table:data-pilot-member table:name="1,11596" table:display="true" table:show-details="true"/>
                <table:data-pilot-member table:name="1,11668" table:display="true" table:show-details="true"/>
                <table:data-pilot-member table:name="1,11847" table:display="true" table:show-details="true"/>
                <table:data-pilot-member table:name="1,11849" table:display="true" table:show-details="true"/>
                <table:data-pilot-member table:name="1,11908" table:display="true" table:show-details="true"/>
                <table:data-pilot-member table:name="1,11916" table:display="true" table:show-details="true"/>
                <table:data-pilot-member table:name="1,11973" table:display="true" table:show-details="true"/>
                <table:data-pilot-member table:name="1,12015" table:display="true" table:show-details="true"/>
                <table:data-pilot-member table:name="1,12018" table:display="true" table:show-details="true"/>
                <table:data-pilot-member table:name="1,12035" table:display="true" table:show-details="true"/>
                <table:data-pilot-member table:name="1,12072" table:display="true" table:show-details="true"/>
                <table:data-pilot-member table:name="1,12123" table:display="true" table:show-details="true"/>
                <table:data-pilot-member table:name="1,12179" table:display="true" table:show-details="true"/>
                <table:data-pilot-member table:name="1,12206" table:display="true" table:show-details="true"/>
                <table:data-pilot-member table:name="1,12306" table:display="true" table:show-details="true"/>
                <table:data-pilot-member table:name="1,1233" table:display="true" table:show-details="true"/>
                <table:data-pilot-member table:name="1,12356" table:display="true" table:show-details="true"/>
                <table:data-pilot-member table:name="1,12429" table:display="true" table:show-details="true"/>
                <table:data-pilot-member table:name="1,1247" table:display="true" table:show-details="true"/>
                <table:data-pilot-member table:name="1,12473" table:display="true" table:show-details="true"/>
                <table:data-pilot-member table:name="1,12579" table:display="true" table:show-details="true"/>
                <table:data-pilot-member table:name="1,12584" table:display="true" table:show-details="true"/>
                <table:data-pilot-member table:name="1,12634" table:display="true" table:show-details="true"/>
                <table:data-pilot-member table:name="1,12797" table:display="true" table:show-details="true"/>
                <table:data-pilot-member table:name="1,12876" table:display="true" table:show-details="true"/>
                <table:data-pilot-member table:name="1,12881" table:display="true" table:show-details="true"/>
                <table:data-pilot-member table:name="1,12896" table:display="true" table:show-details="true"/>
                <table:data-pilot-member table:name="1,12939" table:display="true" table:show-details="true"/>
                <table:data-pilot-member table:name="1,12947" table:display="true" table:show-details="true"/>
                <table:data-pilot-member table:name="1,13035" table:display="true" table:show-details="true"/>
                <table:data-pilot-member table:name="1,13063" table:display="true" table:show-details="true"/>
                <table:data-pilot-member table:name="1,13361" table:display="true" table:show-details="true"/>
                <table:data-pilot-member table:name="1,13382" table:display="true" table:show-details="true"/>
                <table:data-pilot-member table:name="1,13458" table:display="true" table:show-details="true"/>
                <table:data-pilot-member table:name="1,13489" table:display="true" table:show-details="true"/>
                <table:data-pilot-member table:name="1,13534" table:display="true" table:show-details="true"/>
                <table:data-pilot-member table:name="1,13596" table:display="true" table:show-details="true"/>
                <table:data-pilot-member table:name="1,13643" table:display="true" table:show-details="true"/>
                <table:data-pilot-member table:name="1,13735" table:display="true" table:show-details="true"/>
                <table:data-pilot-member table:name="1,13819" table:display="true" table:show-details="true"/>
                <table:data-pilot-member table:name="1,13852" table:display="true" table:show-details="true"/>
                <table:data-pilot-member table:name="1,13962" table:display="true" table:show-details="true"/>
                <table:data-pilot-member table:name="1,14064" table:display="true" table:show-details="true"/>
                <table:data-pilot-member table:name="1,14093" table:display="true" table:show-details="true"/>
                <table:data-pilot-member table:name="1,14419" table:display="true" table:show-details="true"/>
                <table:data-pilot-member table:name="1,14474" table:display="true" table:show-details="true"/>
                <table:data-pilot-member table:name="1,14496" table:display="true" table:show-details="true"/>
                <table:data-pilot-member table:name="1,14532" table:display="true" table:show-details="true"/>
                <table:data-pilot-member table:name="1,15003" table:display="true" table:show-details="true"/>
                <table:data-pilot-member table:name="1,15057" table:display="true" table:show-details="true"/>
                <table:data-pilot-member table:name="1,15169" table:display="true" table:show-details="true"/>
                <table:data-pilot-member table:name="1,15184" table:display="true" table:show-details="true"/>
                <table:data-pilot-member table:name="1,15212" table:display="true" table:show-details="true"/>
                <table:data-pilot-member table:name="1,15228" table:display="true" table:show-details="true"/>
                <table:data-pilot-member table:name="1,15437" table:display="true" table:show-details="true"/>
                <table:data-pilot-member table:name="1,15733" table:display="true" table:show-details="true"/>
                <table:data-pilot-member table:name="1,15734" table:display="true" table:show-details="true"/>
                <table:data-pilot-member table:name="1,15793" table:display="true" table:show-details="true"/>
                <table:data-pilot-member table:name="1,15864" table:display="true" table:show-details="true"/>
                <table:data-pilot-member table:name="1,1589" table:display="true" table:show-details="true"/>
                <table:data-pilot-member table:name="1,15986" table:display="true" table:show-details="true"/>
                <table:data-pilot-member table:name="1,16115" table:display="true" table:show-details="true"/>
                <table:data-pilot-member table:name="1,16141" table:display="true" table:show-details="true"/>
                <table:data-pilot-member table:name="1,1617" table:display="true" table:show-details="true"/>
                <table:data-pilot-member table:name="1,16274" table:display="true" table:show-details="true"/>
                <table:data-pilot-member table:name="1,16358" table:display="true" table:show-details="true"/>
                <table:data-pilot-member table:name="1,16445" table:display="true" table:show-details="true"/>
                <table:data-pilot-member table:name="1,1651" table:display="true" table:show-details="true"/>
                <table:data-pilot-member table:name="1,1658" table:display="true" table:show-details="true"/>
                <table:data-pilot-member table:name="1,1676" table:display="true" table:show-details="true"/>
                <table:data-pilot-member table:name="1,1715" table:display="true" table:show-details="true"/>
                <table:data-pilot-member table:name="1,17308" table:display="true" table:show-details="true"/>
                <table:data-pilot-member table:name="1,17647" table:display="true" table:show-details="true"/>
                <table:data-pilot-member table:name="1,17892" table:display="true" table:show-details="true"/>
                <table:data-pilot-member table:name="1,18208" table:display="true" table:show-details="true"/>
                <table:data-pilot-member table:name="1,18275" table:display="true" table:show-details="true"/>
                <table:data-pilot-member table:name="1,18319" table:display="true" table:show-details="true"/>
                <table:data-pilot-member table:name="1,18413" table:display="true" table:show-details="true"/>
                <table:data-pilot-member table:name="1,1858" table:display="true" table:show-details="true"/>
                <table:data-pilot-member table:name="1,18581" table:display="true" table:show-details="true"/>
                <table:data-pilot-member table:name="1,18668" table:display="true" table:show-details="true"/>
                <table:data-pilot-member table:name="1,18694" table:display="true" table:show-details="true"/>
                <table:data-pilot-member table:name="1,18722" table:display="true" table:show-details="true"/>
                <table:data-pilot-member table:name="1,19053" table:display="true" table:show-details="true"/>
                <table:data-pilot-member table:name="1,19227" table:display="true" table:show-details="true"/>
                <table:data-pilot-member table:name="1,19398" table:display="true" table:show-details="true"/>
                <table:data-pilot-member table:name="1,19784" table:display="true" table:show-details="true"/>
                <table:data-pilot-member table:name="1,19988" table:display="true" table:show-details="true"/>
                <table:data-pilot-member table:name="1,20162" table:display="true" table:show-details="true"/>
                <table:data-pilot-member table:name="1,20177" table:display="true" table:show-details="true"/>
                <table:data-pilot-member table:name="1,20283" table:display="true" table:show-details="true"/>
                <table:data-pilot-member table:name="1,20292" table:display="true" table:show-details="true"/>
                <table:data-pilot-member table:name="1,20524" table:display="true" table:show-details="true"/>
                <table:data-pilot-member table:name="1,20764" table:display="true" table:show-details="true"/>
                <table:data-pilot-member table:name="1,21055" table:display="true" table:show-details="true"/>
                <table:data-pilot-member table:name="1,2123" table:display="true" table:show-details="true"/>
                <table:data-pilot-member table:name="1,21248" table:display="true" table:show-details="true"/>
                <table:data-pilot-member table:name="1,21411" table:display="true" table:show-details="true"/>
                <table:data-pilot-member table:name="1,21666" table:display="true" table:show-details="true"/>
                <table:data-pilot-member table:name="1,21958" table:display="true" table:show-details="true"/>
                <table:data-pilot-member table:name="1,2248" table:display="true" table:show-details="true"/>
                <table:data-pilot-member table:name="1,22604" table:display="true" table:show-details="true"/>
                <table:data-pilot-member table:name="1,22669" table:display="true" table:show-details="true"/>
                <table:data-pilot-member table:name="1,23039" table:display="true" table:show-details="true"/>
                <table:data-pilot-member table:name="1,23359" table:display="true" table:show-details="true"/>
                <table:data-pilot-member table:name="1,23457" table:display="true" table:show-details="true"/>
                <table:data-pilot-member table:name="1,23723" table:display="true" table:show-details="true"/>
                <table:data-pilot-member table:name="1,2374" table:display="true" table:show-details="true"/>
                <table:data-pilot-member table:name="1,24005" table:display="true" table:show-details="true"/>
                <table:data-pilot-member table:name="1,2432" table:display="true" table:show-details="true"/>
                <table:data-pilot-member table:name="1,24805" table:display="true" table:show-details="true"/>
                <table:data-pilot-member table:name="1,25097" table:display="true" table:show-details="true"/>
                <table:data-pilot-member table:name="1,26194" table:display="true" table:show-details="true"/>
                <table:data-pilot-member table:name="1,2645" table:display="true" table:show-details="true"/>
                <table:data-pilot-member table:name="1,26479" table:display="true" table:show-details="true"/>
                <table:data-pilot-member table:name="1,26687" table:display="true" table:show-details="true"/>
                <table:data-pilot-member table:name="1,26706" table:display="true" table:show-details="true"/>
                <table:data-pilot-member table:name="1,27077" table:display="true" table:show-details="true"/>
                <table:data-pilot-member table:name="1,2709" table:display="true" table:show-details="true"/>
                <table:data-pilot-member table:name="1,2717" table:display="true" table:show-details="true"/>
                <table:data-pilot-member table:name="1,28005" table:display="true" table:show-details="true"/>
                <table:data-pilot-member table:name="1,28019" table:display="true" table:show-details="true"/>
                <table:data-pilot-member table:name="1,28245" table:display="true" table:show-details="true"/>
                <table:data-pilot-member table:name="1,28255" table:display="true" table:show-details="true"/>
                <table:data-pilot-member table:name="1,28289" table:display="true" table:show-details="true"/>
                <table:data-pilot-member table:name="1,28605" table:display="true" table:show-details="true"/>
                <table:data-pilot-member table:name="1,28772" table:display="true" table:show-details="true"/>
                <table:data-pilot-member table:name="1,28778" table:display="true" table:show-details="true"/>
                <table:data-pilot-member table:name="1,28906" table:display="true" table:show-details="true"/>
                <table:data-pilot-member table:name="1,29085" table:display="true" table:show-details="true"/>
                <table:data-pilot-member table:name="1,29124" table:display="true" table:show-details="true"/>
                <table:data-pilot-member table:name="1,29248" table:display="true" table:show-details="true"/>
                <table:data-pilot-member table:name="1,29274" table:display="true" table:show-details="true"/>
                <table:data-pilot-member table:name="1,29287" table:display="true" table:show-details="true"/>
                <table:data-pilot-member table:name="1,2938" table:display="true" table:show-details="true"/>
                <table:data-pilot-member table:name="1,29384" table:display="true" table:show-details="true"/>
                <table:data-pilot-member table:name="1,29404" table:display="true" table:show-details="true"/>
                <table:data-pilot-member table:name="1,29446" table:display="true" table:show-details="true"/>
                <table:data-pilot-member table:name="1,29527" table:display="true" table:show-details="true"/>
                <table:data-pilot-member table:name="1,29562" table:display="true" table:show-details="true"/>
                <table:data-pilot-member table:name="1,29563" table:display="true" table:show-details="true"/>
                <table:data-pilot-member table:name="1,29596" table:display="true" table:show-details="true"/>
                <table:data-pilot-member table:name="1,29601" table:display="true" table:show-details="true"/>
                <table:data-pilot-member table:name="1,29611" table:display="true" table:show-details="true"/>
                <table:data-pilot-member table:name="1,29665" table:display="true" table:show-details="true"/>
                <table:data-pilot-member table:name="1,29716" table:display="true" table:show-details="true"/>
                <table:data-pilot-member table:name="1,29722" table:display="true" table:show-details="true"/>
                <table:data-pilot-member table:name="1,29745" table:display="true" table:show-details="true"/>
                <table:data-pilot-member table:name="1,29746" table:display="true" table:show-details="true"/>
                <table:data-pilot-member table:name="1,29842" table:display="true" table:show-details="true"/>
                <table:data-pilot-member table:name="1,2986" table:display="true" table:show-details="true"/>
                <table:data-pilot-member table:name="1,29879" table:display="true" table:show-details="true"/>
                <table:data-pilot-member table:name="1,29923" table:display="true" table:show-details="true"/>
                <table:data-pilot-member table:name="1,29954" table:display="true" table:show-details="true"/>
                <table:data-pilot-member table:name="1,2998" table:display="true" table:show-details="true"/>
                <table:data-pilot-member table:name="1,30057" table:display="true" table:show-details="true"/>
                <table:data-pilot-member table:name="1,30089" table:display="true" table:show-details="true"/>
                <table:data-pilot-member table:name="1,30121" table:display="true" table:show-details="true"/>
                <table:data-pilot-member table:name="1,30128" table:display="true" table:show-details="true"/>
                <table:data-pilot-member table:name="1,30174" table:display="true" table:show-details="true"/>
                <table:data-pilot-member table:name="1,30179" table:display="true" table:show-details="true"/>
                <table:data-pilot-member table:name="1,30212" table:display="true" table:show-details="true"/>
                <table:data-pilot-member table:name="1,30218" table:display="true" table:show-details="true"/>
                <table:data-pilot-member table:name="1,30266" table:display="true" table:show-details="true"/>
                <table:data-pilot-member table:name="1,303" table:display="true" table:show-details="true"/>
                <table:data-pilot-member table:name="1,30325" table:display="true" table:show-details="true"/>
                <table:data-pilot-member table:name="1,30468" table:display="true" table:show-details="true"/>
                <table:data-pilot-member table:name="1,30486" table:display="true" table:show-details="true"/>
                <table:data-pilot-member table:name="1,3056" table:display="true" table:show-details="true"/>
                <table:data-pilot-member table:name="1,30603" table:display="true" table:show-details="true"/>
                <table:data-pilot-member table:name="1,3065" table:display="true" table:show-details="true"/>
                <table:data-pilot-member table:name="1,30651" table:display="true" table:show-details="true"/>
                <table:data-pilot-member table:name="1,30686" table:display="true" table:show-details="true"/>
                <table:data-pilot-member table:name="1,30707" table:display="true" table:show-details="true"/>
                <table:data-pilot-member table:name="1,30752" table:display="true" table:show-details="true"/>
                <table:data-pilot-member table:name="1,30771" table:display="true" table:show-details="true"/>
                <table:data-pilot-member table:name="1,30869" table:display="true" table:show-details="true"/>
                <table:data-pilot-member table:name="1,30889" table:display="true" table:show-details="true"/>
                <table:data-pilot-member table:name="1,3102" table:display="true" table:show-details="true"/>
                <table:data-pilot-member table:name="1,31085" table:display="true" table:show-details="true"/>
                <table:data-pilot-member table:name="1,31097" table:display="true" table:show-details="true"/>
                <table:data-pilot-member table:name="1,31123" table:display="true" table:show-details="true"/>
                <table:data-pilot-member table:name="1,31226" table:display="true" table:show-details="true"/>
                <table:data-pilot-member table:name="1,31243" table:display="true" table:show-details="true"/>
                <table:data-pilot-member table:name="1,31248" table:display="true" table:show-details="true"/>
                <table:data-pilot-member table:name="1,31265" table:display="true" table:show-details="true"/>
                <table:data-pilot-member table:name="1,31321" table:display="true" table:show-details="true"/>
                <table:data-pilot-member table:name="1,31362" table:display="true" table:show-details="true"/>
                <table:data-pilot-member table:name="1,31392" table:display="true" table:show-details="true"/>
                <table:data-pilot-member table:name="1,31415" table:display="true" table:show-details="true"/>
                <table:data-pilot-member table:name="1,31431" table:display="true" table:show-details="true"/>
                <table:data-pilot-member table:name="1,31478" table:display="true" table:show-details="true"/>
                <table:data-pilot-member table:name="1,31494" table:display="true" table:show-details="true"/>
                <table:data-pilot-member table:name="1,3151" table:display="true" table:show-details="true"/>
                <table:data-pilot-member table:name="1,31571" table:display="true" table:show-details="true"/>
                <table:data-pilot-member table:name="1,31589" table:display="true" table:show-details="true"/>
                <table:data-pilot-member table:name="1,31594" table:display="true" table:show-details="true"/>
                <table:data-pilot-member table:name="1,3163" table:display="true" table:show-details="true"/>
                <table:data-pilot-member table:name="1,31691" table:display="true" table:show-details="true"/>
                <table:data-pilot-member table:name="1,31698" table:display="true" table:show-details="true"/>
                <table:data-pilot-member table:name="1,31744" table:display="true" table:show-details="true"/>
                <table:data-pilot-member table:name="1,31805" table:display="true" table:show-details="true"/>
                <table:data-pilot-member table:name="1,31827" table:display="true" table:show-details="true"/>
                <table:data-pilot-member table:name="1,31837" table:display="true" table:show-details="true"/>
                <table:data-pilot-member table:name="1,31865" table:display="true" table:show-details="true"/>
                <table:data-pilot-member table:name="1,31882" table:display="true" table:show-details="true"/>
                <table:data-pilot-member table:name="1,31941" table:display="true" table:show-details="true"/>
                <table:data-pilot-member table:name="1,31957" table:display="true" table:show-details="true"/>
                <table:data-pilot-member table:name="1,31986" table:display="true" table:show-details="true"/>
                <table:data-pilot-member table:name="1,32013" table:display="true" table:show-details="true"/>
                <table:data-pilot-member table:name="1,32076" table:display="true" table:show-details="true"/>
                <table:data-pilot-member table:name="1,32148" table:display="true" table:show-details="true"/>
                <table:data-pilot-member table:name="1,32155" table:display="true" table:show-details="true"/>
                <table:data-pilot-member table:name="1,3218" table:display="true" table:show-details="true"/>
                <table:data-pilot-member table:name="1,32234" table:display="true" table:show-details="true"/>
                <table:data-pilot-member table:name="1,32237" table:display="true" table:show-details="true"/>
                <table:data-pilot-member table:name="1,3228" table:display="true" table:show-details="true"/>
                <table:data-pilot-member table:name="1,32287" table:display="true" table:show-details="true"/>
                <table:data-pilot-member table:name="1,32295" table:display="true" table:show-details="true"/>
                <table:data-pilot-member table:name="1,32337" table:display="true" table:show-details="true"/>
                <table:data-pilot-member table:name="1,32371" table:display="true" table:show-details="true"/>
                <table:data-pilot-member table:name="1,32394" table:display="true" table:show-details="true"/>
                <table:data-pilot-member table:name="1,32474" table:display="true" table:show-details="true"/>
                <table:data-pilot-member table:name="1,32503" table:display="true" table:show-details="true"/>
                <table:data-pilot-member table:name="1,32525" table:display="true" table:show-details="true"/>
                <table:data-pilot-member table:name="1,32527" table:display="true" table:show-details="true"/>
                <table:data-pilot-member table:name="1,32531" table:display="true" table:show-details="true"/>
                <table:data-pilot-member table:name="1,32573" table:display="true" table:show-details="true"/>
                <table:data-pilot-member table:name="1,3258" table:display="true" table:show-details="true"/>
                <table:data-pilot-member table:name="1,32591" table:display="true" table:show-details="true"/>
                <table:data-pilot-member table:name="1,32634" table:display="true" table:show-details="true"/>
                <table:data-pilot-member table:name="1,3273" table:display="true" table:show-details="true"/>
                <table:data-pilot-member table:name="1,32785" table:display="true" table:show-details="true"/>
                <table:data-pilot-member table:name="1,32791" table:display="true" table:show-details="true"/>
                <table:data-pilot-member table:name="1,32802" table:display="true" table:show-details="true"/>
                <table:data-pilot-member table:name="1,32826" table:display="true" table:show-details="true"/>
                <table:data-pilot-member table:name="1,32852" table:display="true" table:show-details="true"/>
                <table:data-pilot-member table:name="1,32901" table:display="true" table:show-details="true"/>
                <table:data-pilot-member table:name="1,32925" table:display="true" table:show-details="true"/>
                <table:data-pilot-member table:name="1,32931" table:display="true" table:show-details="true"/>
                <table:data-pilot-member table:name="1,32949" table:display="true" table:show-details="true"/>
                <table:data-pilot-member table:name="1,32983" table:display="true" table:show-details="true"/>
                <table:data-pilot-member table:name="1,32996" table:display="true" table:show-details="true"/>
                <table:data-pilot-member table:name="1,32997" table:display="true" table:show-details="true"/>
                <table:data-pilot-member table:name="1,33" table:display="true" table:show-details="true"/>
                <table:data-pilot-member table:name="1,33035" table:display="true" table:show-details="true"/>
                <table:data-pilot-member table:name="1,33095" table:display="true" table:show-details="true"/>
                <table:data-pilot-member table:name="1,33116" table:display="true" table:show-details="true"/>
                <table:data-pilot-member table:name="1,33252" table:display="true" table:show-details="true"/>
                <table:data-pilot-member table:name="1,33287" table:display="true" table:show-details="true"/>
                <table:data-pilot-member table:name="1,33304" table:display="true" table:show-details="true"/>
                <table:data-pilot-member table:name="1,33389" table:display="true" table:show-details="true"/>
                <table:data-pilot-member table:name="1,33425" table:display="true" table:show-details="true"/>
                <table:data-pilot-member table:name="1,33466" table:display="true" table:show-details="true"/>
                <table:data-pilot-member table:name="1,33495" table:display="true" table:show-details="true"/>
                <table:data-pilot-member table:name="1,33746" table:display="true" table:show-details="true"/>
                <table:data-pilot-member table:name="1,33849" table:display="true" table:show-details="true"/>
                <table:data-pilot-member table:name="1,33879" table:display="true" table:show-details="true"/>
                <table:data-pilot-member table:name="1,339" table:display="true" table:show-details="true"/>
                <table:data-pilot-member table:name="1,33911" table:display="true" table:show-details="true"/>
                <table:data-pilot-member table:name="1,33936" table:display="true" table:show-details="true"/>
                <table:data-pilot-member table:name="1,33956" table:display="true" table:show-details="true"/>
                <table:data-pilot-member table:name="1,34011" table:display="true" table:show-details="true"/>
                <table:data-pilot-member table:name="1,34035" table:display="true" table:show-details="true"/>
                <table:data-pilot-member table:name="1,34079" table:display="true" table:show-details="true"/>
                <table:data-pilot-member table:name="1,34119" table:display="true" table:show-details="true"/>
                <table:data-pilot-member table:name="1,34131" table:display="true" table:show-details="true"/>
                <table:data-pilot-member table:name="1,34166" table:display="true" table:show-details="true"/>
                <table:data-pilot-member table:name="1,34203" table:display="true" table:show-details="true"/>
                <table:data-pilot-member table:name="1,34209" table:display="true" table:show-details="true"/>
                <table:data-pilot-member table:name="1,34316" table:display="true" table:show-details="true"/>
                <table:data-pilot-member table:name="1,34327" table:display="true" table:show-details="true"/>
                <table:data-pilot-member table:name="1,34354" table:display="true" table:show-details="true"/>
                <table:data-pilot-member table:name="1,34366" table:display="true" table:show-details="true"/>
                <table:data-pilot-member table:name="1,34409" table:display="true" table:show-details="true"/>
                <table:data-pilot-member table:name="1,34441" table:display="true" table:show-details="true"/>
                <table:data-pilot-member table:name="1,34585" table:display="true" table:show-details="true"/>
                <table:data-pilot-member table:name="1,3459" table:display="true" table:show-details="true"/>
                <table:data-pilot-member table:name="1,34684" table:display="true" table:show-details="true"/>
                <table:data-pilot-member table:name="1,34707" table:display="true" table:show-details="true"/>
                <table:data-pilot-member table:name="1,34743" table:display="true" table:show-details="true"/>
                <table:data-pilot-member table:name="1,34752" table:display="true" table:show-details="true"/>
                <table:data-pilot-member table:name="1,34765" table:display="true" table:show-details="true"/>
                <table:data-pilot-member table:name="1,34804" table:display="true" table:show-details="true"/>
                <table:data-pilot-member table:name="1,34811" table:display="true" table:show-details="true"/>
                <table:data-pilot-member table:name="1,34847" table:display="true" table:show-details="true"/>
                <table:data-pilot-member table:name="1,34886" table:display="true" table:show-details="true"/>
                <table:data-pilot-member table:name="1,34959" table:display="true" table:show-details="true"/>
                <table:data-pilot-member table:name="1,34972" table:display="true" table:show-details="true"/>
                <table:data-pilot-member table:name="1,34978" table:display="true" table:show-details="true"/>
                <table:data-pilot-member table:name="1,35066" table:display="true" table:show-details="true"/>
                <table:data-pilot-member table:name="1,35201" table:display="true" table:show-details="true"/>
                <table:data-pilot-member table:name="1,3521" table:display="true" table:show-details="true"/>
                <table:data-pilot-member table:name="1,35297" table:display="true" table:show-details="true"/>
                <table:data-pilot-member table:name="1,35323" table:display="true" table:show-details="true"/>
                <table:data-pilot-member table:name="1,35364" table:display="true" table:show-details="true"/>
                <table:data-pilot-member table:name="1,35406" table:display="true" table:show-details="true"/>
                <table:data-pilot-member table:name="1,35436" table:display="true" table:show-details="true"/>
                <table:data-pilot-member table:name="1,35459" table:display="true" table:show-details="true"/>
                <table:data-pilot-member table:name="1,35686" table:display="true" table:show-details="true"/>
                <table:data-pilot-member table:name="1,35719" table:display="true" table:show-details="true"/>
                <table:data-pilot-member table:name="1,35787" table:display="true" table:show-details="true"/>
                <table:data-pilot-member table:name="1,35794" table:display="true" table:show-details="true"/>
                <table:data-pilot-member table:name="1,35801" table:display="true" table:show-details="true"/>
                <table:data-pilot-member table:name="1,35814" table:display="true" table:show-details="true"/>
                <table:data-pilot-member table:name="1,35853" table:display="true" table:show-details="true"/>
                <table:data-pilot-member table:name="1,35858" table:display="true" table:show-details="true"/>
                <table:data-pilot-member table:name="1,35888" table:display="true" table:show-details="true"/>
                <table:data-pilot-member table:name="1,35908" table:display="true" table:show-details="true"/>
                <table:data-pilot-member table:name="1,36033" table:display="true" table:show-details="true"/>
                <table:data-pilot-member table:name="1,36039" table:display="true" table:show-details="true"/>
                <table:data-pilot-member table:name="1,36068" table:display="true" table:show-details="true"/>
                <table:data-pilot-member table:name="1,3607" table:display="true" table:show-details="true"/>
                <table:data-pilot-member table:name="1,3609" table:display="true" table:show-details="true"/>
                <table:data-pilot-member table:name="1,36217" table:display="true" table:show-details="true"/>
                <table:data-pilot-member table:name="1,36231" table:display="true" table:show-details="true"/>
                <table:data-pilot-member table:name="1,36257" table:display="true" table:show-details="true"/>
                <table:data-pilot-member table:name="1,36275" table:display="true" table:show-details="true"/>
                <table:data-pilot-member table:name="1,36291" table:display="true" table:show-details="true"/>
                <table:data-pilot-member table:name="1,36328" table:display="true" table:show-details="true"/>
                <table:data-pilot-member table:name="1,3637" table:display="true" table:show-details="true"/>
                <table:data-pilot-member table:name="1,36377" table:display="true" table:show-details="true"/>
                <table:data-pilot-member table:name="1,36385" table:display="true" table:show-details="true"/>
                <table:data-pilot-member table:name="1,36425" table:display="true" table:show-details="true"/>
                <table:data-pilot-member table:name="1,36476" table:display="true" table:show-details="true"/>
                <table:data-pilot-member table:name="1,36502" table:display="true" table:show-details="true"/>
                <table:data-pilot-member table:name="1,36504" table:display="true" table:show-details="true"/>
                <table:data-pilot-member table:name="1,36675" table:display="true" table:show-details="true"/>
                <table:data-pilot-member table:name="1,36719" table:display="true" table:show-details="true"/>
                <table:data-pilot-member table:name="1,36727" table:display="true" table:show-details="true"/>
                <table:data-pilot-member table:name="1,36734" table:display="true" table:show-details="true"/>
                <table:data-pilot-member table:name="1,36865" table:display="true" table:show-details="true"/>
                <table:data-pilot-member table:name="1,36905" table:display="true" table:show-details="true"/>
                <table:data-pilot-member table:name="1,37015" table:display="true" table:show-details="true"/>
                <table:data-pilot-member table:name="1,37071" table:display="true" table:show-details="true"/>
                <table:data-pilot-member table:name="1,37086" table:display="true" table:show-details="true"/>
                <table:data-pilot-member table:name="1,37118" table:display="true" table:show-details="true"/>
                <table:data-pilot-member table:name="1,37204" table:display="true" table:show-details="true"/>
                <table:data-pilot-member table:name="1,37272" table:display="true" table:show-details="true"/>
                <table:data-pilot-member table:name="1,37325" table:display="true" table:show-details="true"/>
                <table:data-pilot-member table:name="1,37352" table:display="true" table:show-details="true"/>
                <table:data-pilot-member table:name="1,37476" table:display="true" table:show-details="true"/>
                <table:data-pilot-member table:name="1,375" table:display="true" table:show-details="true"/>
                <table:data-pilot-member table:name="1,3751" table:display="true" table:show-details="true"/>
                <table:data-pilot-member table:name="1,37579" table:display="true" table:show-details="true"/>
                <table:data-pilot-member table:name="1,37582" table:display="true" table:show-details="true"/>
                <table:data-pilot-member table:name="1,37603" table:display="true" table:show-details="true"/>
                <table:data-pilot-member table:name="1,37619" table:display="true" table:show-details="true"/>
                <table:data-pilot-member table:name="1,37626" table:display="true" table:show-details="true"/>
                <table:data-pilot-member table:name="1,37667" table:display="true" table:show-details="true"/>
                <table:data-pilot-member table:name="1,37706" table:display="true" table:show-details="true"/>
                <table:data-pilot-member table:name="1,37729" table:display="true" table:show-details="true"/>
                <table:data-pilot-member table:name="1,37737" table:display="true" table:show-details="true"/>
                <table:data-pilot-member table:name="1,37743" table:display="true" table:show-details="true"/>
                <table:data-pilot-member table:name="1,37841" table:display="true" table:show-details="true"/>
                <table:data-pilot-member table:name="1,3785" table:display="true" table:show-details="true"/>
                <table:data-pilot-member table:name="1,37895" table:display="true" table:show-details="true"/>
                <table:data-pilot-member table:name="1,37983" table:display="true" table:show-details="true"/>
                <table:data-pilot-member table:name="1,37989" table:display="true" table:show-details="true"/>
                <table:data-pilot-member table:name="1,38012" table:display="true" table:show-details="true"/>
                <table:data-pilot-member table:name="1,38018" table:display="true" table:show-details="true"/>
                <table:data-pilot-member table:name="1,38075" table:display="true" table:show-details="true"/>
                <table:data-pilot-member table:name="1,38079" table:display="true" table:show-details="true"/>
                <table:data-pilot-member table:name="1,38092" table:display="true" table:show-details="true"/>
                <table:data-pilot-member table:name="1,38176" table:display="true" table:show-details="true"/>
                <table:data-pilot-member table:name="1,3821" table:display="true" table:show-details="true"/>
                <table:data-pilot-member table:name="1,38216" table:display="true" table:show-details="true"/>
                <table:data-pilot-member table:name="1,38228" table:display="true" table:show-details="true"/>
                <table:data-pilot-member table:name="1,38233" table:display="true" table:show-details="true"/>
                <table:data-pilot-member table:name="1,38234" table:display="true" table:show-details="true"/>
                <table:data-pilot-member table:name="1,38235" table:display="true" table:show-details="true"/>
                <table:data-pilot-member table:name="1,38243" table:display="true" table:show-details="true"/>
                <table:data-pilot-member table:name="1,3846" table:display="true" table:show-details="true"/>
                <table:data-pilot-member table:name="1,3856" table:display="true" table:show-details="true"/>
                <table:data-pilot-member table:name="1,38609" table:display="true" table:show-details="true"/>
                <table:data-pilot-member table:name="1,38701" table:display="true" table:show-details="true"/>
                <table:data-pilot-member table:name="1,38893" table:display="true" table:show-details="true"/>
                <table:data-pilot-member table:name="1,39099" table:display="true" table:show-details="true"/>
                <table:data-pilot-member table:name="1,39184" table:display="true" table:show-details="true"/>
                <table:data-pilot-member table:name="1,39214" table:display="true" table:show-details="true"/>
                <table:data-pilot-member table:name="1,39316" table:display="true" table:show-details="true"/>
                <table:data-pilot-member table:name="1,39361" table:display="true" table:show-details="true"/>
                <table:data-pilot-member table:name="1,39393" table:display="true" table:show-details="true"/>
                <table:data-pilot-member table:name="1,39483" table:display="true" table:show-details="true"/>
                <table:data-pilot-member table:name="1,39506" table:display="true" table:show-details="true"/>
                <table:data-pilot-member table:name="1,39517" table:display="true" table:show-details="true"/>
                <table:data-pilot-member table:name="1,39546" table:display="true" table:show-details="true"/>
                <table:data-pilot-member table:name="1,39547" table:display="true" table:show-details="true"/>
                <table:data-pilot-member table:name="1,39678" table:display="true" table:show-details="true"/>
                <table:data-pilot-member table:name="1,39731" table:display="true" table:show-details="true"/>
                <table:data-pilot-member table:name="1,39735" table:display="true" table:show-details="true"/>
                <table:data-pilot-member table:name="1,39821" table:display="true" table:show-details="true"/>
                <table:data-pilot-member table:name="1,39838" table:display="true" table:show-details="true"/>
                <table:data-pilot-member table:name="1,39933" table:display="true" table:show-details="true"/>
                <table:data-pilot-member table:name="1,39935" table:display="true" table:show-details="true"/>
                <table:data-pilot-member table:name="1,39976" table:display="true" table:show-details="true"/>
                <table:data-pilot-member table:name="1,40138" table:display="true" table:show-details="true"/>
                <table:data-pilot-member table:name="1,40145" table:display="true" table:show-details="true"/>
                <table:data-pilot-member table:name="1,40149" table:display="true" table:show-details="true"/>
                <table:data-pilot-member table:name="1,40151" table:display="true" table:show-details="true"/>
                <table:data-pilot-member table:name="1,40182" table:display="true" table:show-details="true"/>
                <table:data-pilot-member table:name="1,40215" table:display="true" table:show-details="true"/>
                <table:data-pilot-member table:name="1,40227" table:display="true" table:show-details="true"/>
                <table:data-pilot-member table:name="1,40236" table:display="true" table:show-details="true"/>
                <table:data-pilot-member table:name="1,40423" table:display="true" table:show-details="true"/>
                <table:data-pilot-member table:name="1,40431" table:display="true" table:show-details="true"/>
                <table:data-pilot-member table:name="1,40459" table:display="true" table:show-details="true"/>
                <table:data-pilot-member table:name="1,40566" table:display="true" table:show-details="true"/>
                <table:data-pilot-member table:name="1,40584" table:display="true" table:show-details="true"/>
                <table:data-pilot-member table:name="1,40588" table:display="true" table:show-details="true"/>
                <table:data-pilot-member table:name="1,40599" table:display="true" table:show-details="true"/>
                <table:data-pilot-member table:name="1,40636" table:display="true" table:show-details="true"/>
                <table:data-pilot-member table:name="1,40665" table:display="true" table:show-details="true"/>
                <table:data-pilot-member table:name="1,40709" table:display="true" table:show-details="true"/>
                <table:data-pilot-member table:name="1,4071" table:display="true" table:show-details="true"/>
                <table:data-pilot-member table:name="1,41119" table:display="true" table:show-details="true"/>
                <table:data-pilot-member table:name="1,41259" table:display="true" table:show-details="true"/>
                <table:data-pilot-member table:name="1,41299" table:display="true" table:show-details="true"/>
                <table:data-pilot-member table:name="1,41336" table:display="true" table:show-details="true"/>
                <table:data-pilot-member table:name="1,41337" table:display="true" table:show-details="true"/>
                <table:data-pilot-member table:name="1,41344" table:display="true" table:show-details="true"/>
                <table:data-pilot-member table:name="1,4137" table:display="true" table:show-details="true"/>
                <table:data-pilot-member table:name="1,41377" table:display="true" table:show-details="true"/>
                <table:data-pilot-member table:name="1,4138" table:display="true" table:show-details="true"/>
                <table:data-pilot-member table:name="1,41427" table:display="true" table:show-details="true"/>
                <table:data-pilot-member table:name="1,41449" table:display="true" table:show-details="true"/>
                <table:data-pilot-member table:name="1,41467" table:display="true" table:show-details="true"/>
                <table:data-pilot-member table:name="1,41491" table:display="true" table:show-details="true"/>
                <table:data-pilot-member table:name="1,41511" table:display="true" table:show-details="true"/>
                <table:data-pilot-member table:name="1,41567" table:display="true" table:show-details="true"/>
                <table:data-pilot-member table:name="1,41599" table:display="true" table:show-details="true"/>
                <table:data-pilot-member table:name="1,41631" table:display="true" table:show-details="true"/>
                <table:data-pilot-member table:name="1,41654" table:display="true" table:show-details="true"/>
                <table:data-pilot-member table:name="1,41688" table:display="true" table:show-details="true"/>
                <table:data-pilot-member table:name="1,41689" table:display="true" table:show-details="true"/>
                <table:data-pilot-member table:name="1,41789" table:display="true" table:show-details="true"/>
                <table:data-pilot-member table:name="1,41791" table:display="true" table:show-details="true"/>
                <table:data-pilot-member table:name="1,4187" table:display="true" table:show-details="true"/>
                <table:data-pilot-member table:name="1,41897" table:display="true" table:show-details="true"/>
                <table:data-pilot-member table:name="1,41943" table:display="true" table:show-details="true"/>
                <table:data-pilot-member table:name="1,42007" table:display="true" table:show-details="true"/>
                <table:data-pilot-member table:name="1,42008" table:display="true" table:show-details="true"/>
                <table:data-pilot-member table:name="1,42019" table:display="true" table:show-details="true"/>
                <table:data-pilot-member table:name="1,42037" table:display="true" table:show-details="true"/>
                <table:data-pilot-member table:name="1,42045" table:display="true" table:show-details="true"/>
                <table:data-pilot-member table:name="1,42134" table:display="true" table:show-details="true"/>
                <table:data-pilot-member table:name="1,42163" table:display="true" table:show-details="true"/>
                <table:data-pilot-member table:name="1,42282" table:display="true" table:show-details="true"/>
                <table:data-pilot-member table:name="1,42285" table:display="true" table:show-details="true"/>
                <table:data-pilot-member table:name="1,42292" table:display="true" table:show-details="true"/>
                <table:data-pilot-member table:name="1,42316" table:display="true" table:show-details="true"/>
                <table:data-pilot-member table:name="1,42336" table:display="true" table:show-details="true"/>
                <table:data-pilot-member table:name="1,42341" table:display="true" table:show-details="true"/>
                <table:data-pilot-member table:name="1,42343" table:display="true" table:show-details="true"/>
                <table:data-pilot-member table:name="1,42403" table:display="true" table:show-details="true"/>
                <table:data-pilot-member table:name="1,42423" table:display="true" table:show-details="true"/>
                <table:data-pilot-member table:name="1,42525" table:display="true" table:show-details="true"/>
                <table:data-pilot-member table:name="1,42541" table:display="true" table:show-details="true"/>
                <table:data-pilot-member table:name="1,42549" table:display="true" table:show-details="true"/>
                <table:data-pilot-member table:name="1,42552" table:display="true" table:show-details="true"/>
                <table:data-pilot-member table:name="1,42604" table:display="true" table:show-details="true"/>
                <table:data-pilot-member table:name="1,42619" table:display="true" table:show-details="true"/>
                <table:data-pilot-member table:name="1,4263" table:display="true" table:show-details="true"/>
                <table:data-pilot-member table:name="1,42654" table:display="true" table:show-details="true"/>
                <table:data-pilot-member table:name="1,42658" table:display="true" table:show-details="true"/>
                <table:data-pilot-member table:name="1,42675" table:display="true" table:show-details="true"/>
                <table:data-pilot-member table:name="1,42677" table:display="true" table:show-details="true"/>
                <table:data-pilot-member table:name="1,42684" table:display="true" table:show-details="true"/>
                <table:data-pilot-member table:name="1,4271" table:display="true" table:show-details="true"/>
                <table:data-pilot-member table:name="1,4279" table:display="true" table:show-details="true"/>
                <table:data-pilot-member table:name="1,42904" table:display="true" table:show-details="true"/>
                <table:data-pilot-member table:name="1,42915" table:display="true" table:show-details="true"/>
                <table:data-pilot-member table:name="1,42926" table:display="true" table:show-details="true"/>
                <table:data-pilot-member table:name="1,42937" table:display="true" table:show-details="true"/>
                <table:data-pilot-member table:name="1,42943" table:display="true" table:show-details="true"/>
                <table:data-pilot-member table:name="1,42945" table:display="true" table:show-details="true"/>
                <table:data-pilot-member table:name="1,42975" table:display="true" table:show-details="true"/>
                <table:data-pilot-member table:name="1,42978" table:display="true" table:show-details="true"/>
                <table:data-pilot-member table:name="1,42981" table:display="true" table:show-details="true"/>
                <table:data-pilot-member table:name="1,43012" table:display="true" table:show-details="true"/>
                <table:data-pilot-member table:name="1,43014" table:display="true" table:show-details="true"/>
                <table:data-pilot-member table:name="1,4303" table:display="true" table:show-details="true"/>
                <table:data-pilot-member table:name="1,43041" table:display="true" table:show-details="true"/>
                <table:data-pilot-member table:name="1,43182" table:display="true" table:show-details="true"/>
                <table:data-pilot-member table:name="1,43239" table:display="true" table:show-details="true"/>
                <table:data-pilot-member table:name="1,43273" table:display="true" table:show-details="true"/>
                <table:data-pilot-member table:name="1,43291" table:display="true" table:show-details="true"/>
                <table:data-pilot-member table:name="1,43301" table:display="true" table:show-details="true"/>
                <table:data-pilot-member table:name="1,43334" table:display="true" table:show-details="true"/>
                <table:data-pilot-member table:name="1,43341" table:display="true" table:show-details="true"/>
                <table:data-pilot-member table:name="1,43372" table:display="true" table:show-details="true"/>
                <table:data-pilot-member table:name="1,43387" table:display="true" table:show-details="true"/>
                <table:data-pilot-member table:name="1,43417" table:display="true" table:show-details="true"/>
                <table:data-pilot-member table:name="1,43438" table:display="true" table:show-details="true"/>
                <table:data-pilot-member table:name="1,43494" table:display="true" table:show-details="true"/>
                <table:data-pilot-member table:name="1,43497" table:display="true" table:show-details="true"/>
                <table:data-pilot-member table:name="1,43498" table:display="true" table:show-details="true"/>
                <table:data-pilot-member table:name="1,43503" table:display="true" table:show-details="true"/>
                <table:data-pilot-member table:name="1,43505" table:display="true" table:show-details="true"/>
                <table:data-pilot-member table:name="1,4351" table:display="true" table:show-details="true"/>
                <table:data-pilot-member table:name="1,43542" table:display="true" table:show-details="true"/>
                <table:data-pilot-member table:name="1,43552" table:display="true" table:show-details="true"/>
                <table:data-pilot-member table:name="1,43592" table:display="true" table:show-details="true"/>
                <table:data-pilot-member table:name="1,43612" table:display="true" table:show-details="true"/>
                <table:data-pilot-member table:name="1,43625" table:display="true" table:show-details="true"/>
                <table:data-pilot-member table:name="1,4363" table:display="true" table:show-details="true"/>
                <table:data-pilot-member table:name="1,43643" table:display="true" table:show-details="true"/>
                <table:data-pilot-member table:name="1,43657" table:display="true" table:show-details="true"/>
                <table:data-pilot-member table:name="1,43681" table:display="true" table:show-details="true"/>
                <table:data-pilot-member table:name="1,43725" table:display="true" table:show-details="true"/>
                <table:data-pilot-member table:name="1,43757" table:display="true" table:show-details="true"/>
                <table:data-pilot-member table:name="1,43761" table:display="true" table:show-details="true"/>
                <table:data-pilot-member table:name="1,43764" table:display="true" table:show-details="true"/>
                <table:data-pilot-member table:name="1,43776" table:display="true" table:show-details="true"/>
                <table:data-pilot-member table:name="1,4378" table:display="true" table:show-details="true"/>
                <table:data-pilot-member table:name="1,43894" table:display="true" table:show-details="true"/>
                <table:data-pilot-member table:name="1,43903" table:display="true" table:show-details="true"/>
                <table:data-pilot-member table:name="1,43954" table:display="true" table:show-details="true"/>
                <table:data-pilot-member table:name="1,4398" table:display="true" table:show-details="true"/>
                <table:data-pilot-member table:name="1,44007" table:display="true" table:show-details="true"/>
                <table:data-pilot-member table:name="1,44068" table:display="true" table:show-details="true"/>
                <table:data-pilot-member table:name="1,44198" table:display="true" table:show-details="true"/>
                <table:data-pilot-member table:name="1,44205" table:display="true" table:show-details="true"/>
                <table:data-pilot-member table:name="1,44206" table:display="true" table:show-details="true"/>
                <table:data-pilot-member table:name="1,44208" table:display="true" table:show-details="true"/>
                <table:data-pilot-member table:name="1,44212" table:display="true" table:show-details="true"/>
                <table:data-pilot-member table:name="1,44276" table:display="true" table:show-details="true"/>
                <table:data-pilot-member table:name="1,44323" table:display="true" table:show-details="true"/>
                <table:data-pilot-member table:name="1,44388" table:display="true" table:show-details="true"/>
                <table:data-pilot-member table:name="1,444" table:display="true" table:show-details="true"/>
                <table:data-pilot-member table:name="1,44497" table:display="true" table:show-details="true"/>
                <table:data-pilot-member table:name="1,4451" table:display="true" table:show-details="true"/>
                <table:data-pilot-member table:name="1,44538" table:display="true" table:show-details="true"/>
                <table:data-pilot-member table:name="1,44586" table:display="true" table:show-details="true"/>
                <table:data-pilot-member table:name="1,44781" table:display="true" table:show-details="true"/>
                <table:data-pilot-member table:name="1,44834" table:display="true" table:show-details="true"/>
                <table:data-pilot-member table:name="1,44861" table:display="true" table:show-details="true"/>
                <table:data-pilot-member table:name="1,44873" table:display="true" table:show-details="true"/>
                <table:data-pilot-member table:name="1,44874" table:display="true" table:show-details="true"/>
                <table:data-pilot-member table:name="1,44935" table:display="true" table:show-details="true"/>
                <table:data-pilot-member table:name="1,44997" table:display="true" table:show-details="true"/>
                <table:data-pilot-member table:name="1,44999" table:display="true" table:show-details="true"/>
                <table:data-pilot-member table:name="1,45" table:display="true" table:show-details="true"/>
                <table:data-pilot-member table:name="1,45141" table:display="true" table:show-details="true"/>
                <table:data-pilot-member table:name="1,45164" table:display="true" table:show-details="true"/>
                <table:data-pilot-member table:name="1,45322" table:display="true" table:show-details="true"/>
                <table:data-pilot-member table:name="1,45513" table:display="true" table:show-details="true"/>
                <table:data-pilot-member table:name="1,45806" table:display="true" table:show-details="true"/>
                <table:data-pilot-member table:name="1,45941" table:display="true" table:show-details="true"/>
                <table:data-pilot-member table:name="1,46083" table:display="true" table:show-details="true"/>
                <table:data-pilot-member table:name="1,46254" table:display="true" table:show-details="true"/>
                <table:data-pilot-member table:name="1,4631" table:display="true" table:show-details="true"/>
                <table:data-pilot-member table:name="1,46353" table:display="true" table:show-details="true"/>
                <table:data-pilot-member table:name="1,46429" table:display="true" table:show-details="true"/>
                <table:data-pilot-member table:name="1,46458" table:display="true" table:show-details="true"/>
                <table:data-pilot-member table:name="1,46502" table:display="true" table:show-details="true"/>
                <table:data-pilot-member table:name="1,46595" table:display="true" table:show-details="true"/>
                <table:data-pilot-member table:name="1,46905" table:display="true" table:show-details="true"/>
                <table:data-pilot-member table:name="1,4713" table:display="true" table:show-details="true"/>
                <table:data-pilot-member table:name="1,47374" table:display="true" table:show-details="true"/>
                <table:data-pilot-member table:name="1,47544" table:display="true" table:show-details="true"/>
                <table:data-pilot-member table:name="1,47615" table:display="true" table:show-details="true"/>
                <table:data-pilot-member table:name="1,47652" table:display="true" table:show-details="true"/>
                <table:data-pilot-member table:name="1,47731" table:display="true" table:show-details="true"/>
                <table:data-pilot-member table:name="1,47858" table:display="true" table:show-details="true"/>
                <table:data-pilot-member table:name="1,47963" table:display="true" table:show-details="true"/>
                <table:data-pilot-member table:name="1,4807" table:display="true" table:show-details="true"/>
                <table:data-pilot-member table:name="1,48098" table:display="true" table:show-details="true"/>
                <table:data-pilot-member table:name="1,48139" table:display="true" table:show-details="true"/>
                <table:data-pilot-member table:name="1,48244" table:display="true" table:show-details="true"/>
                <table:data-pilot-member table:name="1,48711" table:display="true" table:show-details="true"/>
                <table:data-pilot-member table:name="1,48895" table:display="true" table:show-details="true"/>
                <table:data-pilot-member table:name="1,4891" table:display="true" table:show-details="true"/>
                <table:data-pilot-member table:name="1,49001" table:display="true" table:show-details="true"/>
                <table:data-pilot-member table:name="1,49216" table:display="true" table:show-details="true"/>
                <table:data-pilot-member table:name="1,49314" table:display="true" table:show-details="true"/>
                <table:data-pilot-member table:name="1,49407" table:display="true" table:show-details="true"/>
                <table:data-pilot-member table:name="1,49894" table:display="true" table:show-details="true"/>
                <table:data-pilot-member table:name="1,50143" table:display="true" table:show-details="true"/>
                <table:data-pilot-member table:name="1,50521" table:display="true" table:show-details="true"/>
                <table:data-pilot-member table:name="1,51164" table:display="true" table:show-details="true"/>
                <table:data-pilot-member table:name="1,51846" table:display="true" table:show-details="true"/>
                <table:data-pilot-member table:name="1,52143" table:display="true" table:show-details="true"/>
                <table:data-pilot-member table:name="1,5235" table:display="true" table:show-details="true"/>
                <table:data-pilot-member table:name="1,52391" table:display="true" table:show-details="true"/>
                <table:data-pilot-member table:name="1,53903" table:display="true" table:show-details="true"/>
                <table:data-pilot-member table:name="1,54509" table:display="true" table:show-details="true"/>
                <table:data-pilot-member table:name="1,5529" table:display="true" table:show-details="true"/>
                <table:data-pilot-member table:name="1,56006" table:display="true" table:show-details="true"/>
                <table:data-pilot-member table:name="1,56021" table:display="true" table:show-details="true"/>
                <table:data-pilot-member table:name="1,56311" table:display="true" table:show-details="true"/>
                <table:data-pilot-member table:name="1,56362" table:display="true" table:show-details="true"/>
                <table:data-pilot-member table:name="1,56587" table:display="true" table:show-details="true"/>
                <table:data-pilot-member table:name="1,56673" table:display="true" table:show-details="true"/>
                <table:data-pilot-member table:name="1,56801" table:display="true" table:show-details="true"/>
                <table:data-pilot-member table:name="1,56836" table:display="true" table:show-details="true"/>
                <table:data-pilot-member table:name="1,57045" table:display="true" table:show-details="true"/>
                <table:data-pilot-member table:name="1,57091" table:display="true" table:show-details="true"/>
                <table:data-pilot-member table:name="1,57169" table:display="true" table:show-details="true"/>
                <table:data-pilot-member table:name="1,57261" table:display="true" table:show-details="true"/>
                <table:data-pilot-member table:name="1,57375" table:display="true" table:show-details="true"/>
                <table:data-pilot-member table:name="1,57574" table:display="true" table:show-details="true"/>
                <table:data-pilot-member table:name="1,576" table:display="true" table:show-details="true"/>
                <table:data-pilot-member table:name="1,57649" table:display="true" table:show-details="true"/>
                <table:data-pilot-member table:name="1,57686" table:display="true" table:show-details="true"/>
                <table:data-pilot-member table:name="1,57887" table:display="true" table:show-details="true"/>
                <table:data-pilot-member table:name="1,58126" table:display="true" table:show-details="true"/>
                <table:data-pilot-member table:name="1,58127" table:display="true" table:show-details="true"/>
                <table:data-pilot-member table:name="1,58135" table:display="true" table:show-details="true"/>
                <table:data-pilot-member table:name="1,58144" table:display="true" table:show-details="true"/>
                <table:data-pilot-member table:name="1,58233" table:display="true" table:show-details="true"/>
                <table:data-pilot-member table:name="1,58385" table:display="true" table:show-details="true"/>
                <table:data-pilot-member table:name="1,58578" table:display="true" table:show-details="true"/>
                <table:data-pilot-member table:name="1,58747" table:display="true" table:show-details="true"/>
                <table:data-pilot-member table:name="1,58793" table:display="true" table:show-details="true"/>
                <table:data-pilot-member table:name="1,58876" table:display="true" table:show-details="true"/>
                <table:data-pilot-member table:name="1,59164" table:display="true" table:show-details="true"/>
                <table:data-pilot-member table:name="1,59174" table:display="true" table:show-details="true"/>
                <table:data-pilot-member table:name="1,59235" table:display="true" table:show-details="true"/>
                <table:data-pilot-member table:name="1,59324" table:display="true" table:show-details="true"/>
                <table:data-pilot-member table:name="1,59419" table:display="true" table:show-details="true"/>
                <table:data-pilot-member table:name="1,59538" table:display="true" table:show-details="true"/>
                <table:data-pilot-member table:name="1,59607" table:display="true" table:show-details="true"/>
                <table:data-pilot-member table:name="1,59611" table:display="true" table:show-details="true"/>
                <table:data-pilot-member table:name="1,59621" table:display="true" table:show-details="true"/>
                <table:data-pilot-member table:name="1,59875" table:display="true" table:show-details="true"/>
                <table:data-pilot-member table:name="1,59896" table:display="true" table:show-details="true"/>
                <table:data-pilot-member table:name="1,60053" table:display="true" table:show-details="true"/>
                <table:data-pilot-member table:name="1,6009" table:display="true" table:show-details="true"/>
                <table:data-pilot-member table:name="1,60286" table:display="true" table:show-details="true"/>
                <table:data-pilot-member table:name="1,60337" table:display="true" table:show-details="true"/>
                <table:data-pilot-member table:name="1,60384" table:display="true" table:show-details="true"/>
                <table:data-pilot-member table:name="1,60387" table:display="true" table:show-details="true"/>
                <table:data-pilot-member table:name="1,60407" table:display="true" table:show-details="true"/>
                <table:data-pilot-member table:name="1,60411" table:display="true" table:show-details="true"/>
                <table:data-pilot-member table:name="1,60416" table:display="true" table:show-details="true"/>
                <table:data-pilot-member table:name="1,60436" table:display="true" table:show-details="true"/>
                <table:data-pilot-member table:name="1,60461" table:display="true" table:show-details="true"/>
                <table:data-pilot-member table:name="1,60516" table:display="true" table:show-details="true"/>
                <table:data-pilot-member table:name="1,60638" table:display="true" table:show-details="true"/>
                <table:data-pilot-member table:name="1,60659" table:display="true" table:show-details="true"/>
                <table:data-pilot-member table:name="1,60677" table:display="true" table:show-details="true"/>
                <table:data-pilot-member table:name="1,60739" table:display="true" table:show-details="true"/>
                <table:data-pilot-member table:name="1,60833" table:display="true" table:show-details="true"/>
                <table:data-pilot-member table:name="1,60977" table:display="true" table:show-details="true"/>
                <table:data-pilot-member table:name="1,61105" table:display="true" table:show-details="true"/>
                <table:data-pilot-member table:name="1,61126" table:display="true" table:show-details="true"/>
                <table:data-pilot-member table:name="1,61137" table:display="true" table:show-details="true"/>
                <table:data-pilot-member table:name="1,61235" table:display="true" table:show-details="true"/>
                <table:data-pilot-member table:name="1,61281" table:display="true" table:show-details="true"/>
                <table:data-pilot-member table:name="1,61337" table:display="true" table:show-details="true"/>
                <table:data-pilot-member table:name="1,61355" table:display="true" table:show-details="true"/>
                <table:data-pilot-member table:name="1,61548" table:display="true" table:show-details="true"/>
                <table:data-pilot-member table:name="1,61626" table:display="true" table:show-details="true"/>
                <table:data-pilot-member table:name="1,61671" table:display="true" table:show-details="true"/>
                <table:data-pilot-member table:name="1,61743" table:display="true" table:show-details="true"/>
                <table:data-pilot-member table:name="1,61788" table:display="true" table:show-details="true"/>
                <table:data-pilot-member table:name="1,6182" table:display="true" table:show-details="true"/>
                <table:data-pilot-member table:name="1,61834" table:display="true" table:show-details="true"/>
                <table:data-pilot-member table:name="1,61842" table:display="true" table:show-details="true"/>
                <table:data-pilot-member table:name="1,61855" table:display="true" table:show-details="true"/>
                <table:data-pilot-member table:name="1,61865" table:display="true" table:show-details="true"/>
                <table:data-pilot-member table:name="1,61967" table:display="true" table:show-details="true"/>
                <table:data-pilot-member table:name="1,62177" table:display="true" table:show-details="true"/>
                <table:data-pilot-member table:name="1,62183" table:display="true" table:show-details="true"/>
                <table:data-pilot-member table:name="1,62188" table:display="true" table:show-details="true"/>
                <table:data-pilot-member table:name="1,62219" table:display="true" table:show-details="true"/>
                <table:data-pilot-member table:name="1,62369" table:display="true" table:show-details="true"/>
                <table:data-pilot-member table:name="1,62441" table:display="true" table:show-details="true"/>
                <table:data-pilot-member table:name="1,62445" table:display="true" table:show-details="true"/>
                <table:data-pilot-member table:name="1,62667" table:display="true" table:show-details="true"/>
                <table:data-pilot-member table:name="1,62671" table:display="true" table:show-details="true"/>
                <table:data-pilot-member table:name="1,62714" table:display="true" table:show-details="true"/>
                <table:data-pilot-member table:name="1,62758" table:display="true" table:show-details="true"/>
                <table:data-pilot-member table:name="1,62773" table:display="true" table:show-details="true"/>
                <table:data-pilot-member table:name="1,62774" table:display="true" table:show-details="true"/>
                <table:data-pilot-member table:name="1,62817" table:display="true" table:show-details="true"/>
                <table:data-pilot-member table:name="1,62857" table:display="true" table:show-details="true"/>
                <table:data-pilot-member table:name="1,6293" table:display="true" table:show-details="true"/>
                <table:data-pilot-member table:name="1,62974" table:display="true" table:show-details="true"/>
                <table:data-pilot-member table:name="1,63073" table:display="true" table:show-details="true"/>
                <table:data-pilot-member table:name="1,63175" table:display="true" table:show-details="true"/>
                <table:data-pilot-member table:name="1,63197" table:display="true" table:show-details="true"/>
                <table:data-pilot-member table:name="1,63215" table:display="true" table:show-details="true"/>
                <table:data-pilot-member table:name="1,63256" table:display="true" table:show-details="true"/>
                <table:data-pilot-member table:name="1,63284" table:display="true" table:show-details="true"/>
                <table:data-pilot-member table:name="1,63319" table:display="true" table:show-details="true"/>
                <table:data-pilot-member table:name="1,63323" table:display="true" table:show-details="true"/>
                <table:data-pilot-member table:name="1,63383" table:display="true" table:show-details="true"/>
                <table:data-pilot-member table:name="1,6339" table:display="true" table:show-details="true"/>
                <table:data-pilot-member table:name="1,635" table:display="true" table:show-details="true"/>
                <table:data-pilot-member table:name="1,63687" table:display="true" table:show-details="true"/>
                <table:data-pilot-member table:name="1,63747" table:display="true" table:show-details="true"/>
                <table:data-pilot-member table:name="1,63748" table:display="true" table:show-details="true"/>
                <table:data-pilot-member table:name="1,63932" table:display="true" table:show-details="true"/>
                <table:data-pilot-member table:name="1,64026" table:display="true" table:show-details="true"/>
                <table:data-pilot-member table:name="1,64147" table:display="true" table:show-details="true"/>
                <table:data-pilot-member table:name="1,64184" table:display="true" table:show-details="true"/>
                <table:data-pilot-member table:name="1,64193" table:display="true" table:show-details="true"/>
                <table:data-pilot-member table:name="1,64219" table:display="true" table:show-details="true"/>
                <table:data-pilot-member table:name="1,64233" table:display="true" table:show-details="true"/>
                <table:data-pilot-member table:name="1,64252" table:display="true" table:show-details="true"/>
                <table:data-pilot-member table:name="1,64299" table:display="true" table:show-details="true"/>
                <table:data-pilot-member table:name="1,64356" table:display="true" table:show-details="true"/>
                <table:data-pilot-member table:name="1,64376" table:display="true" table:show-details="true"/>
                <table:data-pilot-member table:name="1,64462" table:display="true" table:show-details="true"/>
                <table:data-pilot-member table:name="1,64463" table:display="true" table:show-details="true"/>
                <table:data-pilot-member table:name="1,64542" table:display="true" table:show-details="true"/>
                <table:data-pilot-member table:name="1,64562" table:display="true" table:show-details="true"/>
                <table:data-pilot-member table:name="1,6458" table:display="true" table:show-details="true"/>
                <table:data-pilot-member table:name="1,64597" table:display="true" table:show-details="true"/>
                <table:data-pilot-member table:name="1,64622" table:display="true" table:show-details="true"/>
                <table:data-pilot-member table:name="1,64627" table:display="true" table:show-details="true"/>
                <table:data-pilot-member table:name="1,64678" table:display="true" table:show-details="true"/>
                <table:data-pilot-member table:name="1,64691" table:display="true" table:show-details="true"/>
                <table:data-pilot-member table:name="1,64712" table:display="true" table:show-details="true"/>
                <table:data-pilot-member table:name="1,64734" table:display="true" table:show-details="true"/>
                <table:data-pilot-member table:name="1,64795" table:display="true" table:show-details="true"/>
                <table:data-pilot-member table:name="1,6484" table:display="true" table:show-details="true"/>
                <table:data-pilot-member table:name="1,64847" table:display="true" table:show-details="true"/>
                <table:data-pilot-member table:name="1,6499" table:display="true" table:show-details="true"/>
                <table:data-pilot-member table:name="1,65044" table:display="true" table:show-details="true"/>
                <table:data-pilot-member table:name="1,65142" table:display="true" table:show-details="true"/>
                <table:data-pilot-member table:name="1,65175" table:display="true" table:show-details="true"/>
                <table:data-pilot-member table:name="1,65253" table:display="true" table:show-details="true"/>
                <table:data-pilot-member table:name="1,65406" table:display="true" table:show-details="true"/>
                <table:data-pilot-member table:name="1,65412" table:display="true" table:show-details="true"/>
                <table:data-pilot-member table:name="1,6546" table:display="true" table:show-details="true"/>
                <table:data-pilot-member table:name="1,65515" table:display="true" table:show-details="true"/>
                <table:data-pilot-member table:name="1,6559" table:display="true" table:show-details="true"/>
                <table:data-pilot-member table:name="1,65684" table:display="true" table:show-details="true"/>
                <table:data-pilot-member table:name="1,65716" table:display="true" table:show-details="true"/>
                <table:data-pilot-member table:name="1,6582" table:display="true" table:show-details="true"/>
                <table:data-pilot-member table:name="1,65842" table:display="true" table:show-details="true"/>
                <table:data-pilot-member table:name="1,65898" table:display="true" table:show-details="true"/>
                <table:data-pilot-member table:name="1,66008" table:display="true" table:show-details="true"/>
                <table:data-pilot-member table:name="1,66098" table:display="true" table:show-details="true"/>
                <table:data-pilot-member table:name="1,66147" table:display="true" table:show-details="true"/>
                <table:data-pilot-member table:name="1,66158" table:display="true" table:show-details="true"/>
                <table:data-pilot-member table:name="1,66211" table:display="true" table:show-details="true"/>
                <table:data-pilot-member table:name="1,66228" table:display="true" table:show-details="true"/>
                <table:data-pilot-member table:name="1,66282" table:display="true" table:show-details="true"/>
                <table:data-pilot-member table:name="1,66288" table:display="true" table:show-details="true"/>
                <table:data-pilot-member table:name="1,66304" table:display="true" table:show-details="true"/>
                <table:data-pilot-member table:name="1,66318" table:display="true" table:show-details="true"/>
                <table:data-pilot-member table:name="1,66371" table:display="true" table:show-details="true"/>
                <table:data-pilot-member table:name="1,66374" table:display="true" table:show-details="true"/>
                <table:data-pilot-member table:name="1,66403" table:display="true" table:show-details="true"/>
                <table:data-pilot-member table:name="1,66515" table:display="true" table:show-details="true"/>
                <table:data-pilot-member table:name="1,66554" table:display="true" table:show-details="true"/>
                <table:data-pilot-member table:name="1,66653" table:display="true" table:show-details="true"/>
                <table:data-pilot-member table:name="1,66697" table:display="true" table:show-details="true"/>
                <table:data-pilot-member table:name="1,667" table:display="true" table:show-details="true"/>
                <table:data-pilot-member table:name="1,66713" table:display="true" table:show-details="true"/>
                <table:data-pilot-member table:name="1,66785" table:display="true" table:show-details="true"/>
                <table:data-pilot-member table:name="1,66913" table:display="true" table:show-details="true"/>
                <table:data-pilot-member table:name="1,6708" table:display="true" table:show-details="true"/>
                <table:data-pilot-member table:name="1,67084" table:display="true" table:show-details="true"/>
                <table:data-pilot-member table:name="1,67141" table:display="true" table:show-details="true"/>
                <table:data-pilot-member table:name="1,67166" table:display="true" table:show-details="true"/>
                <table:data-pilot-member table:name="1,67182" table:display="true" table:show-details="true"/>
                <table:data-pilot-member table:name="1,67185" table:display="true" table:show-details="true"/>
                <table:data-pilot-member table:name="1,67259" table:display="true" table:show-details="true"/>
                <table:data-pilot-member table:name="1,67429" table:display="true" table:show-details="true"/>
                <table:data-pilot-member table:name="1,67528" table:display="true" table:show-details="true"/>
                <table:data-pilot-member table:name="1,67563" table:display="true" table:show-details="true"/>
                <table:data-pilot-member table:name="1,67572" table:display="true" table:show-details="true"/>
                <table:data-pilot-member table:name="1,67589" table:display="true" table:show-details="true"/>
                <table:data-pilot-member table:name="1,67651" table:display="true" table:show-details="true"/>
                <table:data-pilot-member table:name="1,67664" table:display="true" table:show-details="true"/>
                <table:data-pilot-member table:name="1,67754" table:display="true" table:show-details="true"/>
                <table:data-pilot-member table:name="1,67769" table:display="true" table:show-details="true"/>
                <table:data-pilot-member table:name="1,67951" table:display="true" table:show-details="true"/>
                <table:data-pilot-member table:name="1,67988" table:display="true" table:show-details="true"/>
                <table:data-pilot-member table:name="1,67995" table:display="true" table:show-details="true"/>
                <table:data-pilot-member table:name="1,68011" table:display="true" table:show-details="true"/>
                <table:data-pilot-member table:name="1,68186" table:display="true" table:show-details="true"/>
                <table:data-pilot-member table:name="1,68213" table:display="true" table:show-details="true"/>
                <table:data-pilot-member table:name="1,68321" table:display="true" table:show-details="true"/>
                <table:data-pilot-member table:name="1,68328" table:display="true" table:show-details="true"/>
                <table:data-pilot-member table:name="1,68337" table:display="true" table:show-details="true"/>
                <table:data-pilot-member table:name="1,68373" table:display="true" table:show-details="true"/>
                <table:data-pilot-member table:name="1,68399" table:display="true" table:show-details="true"/>
                <table:data-pilot-member table:name="1,68438" table:display="true" table:show-details="true"/>
                <table:data-pilot-member table:name="1,68488" table:display="true" table:show-details="true"/>
                <table:data-pilot-member table:name="1,68495" table:display="true" table:show-details="true"/>
                <table:data-pilot-member table:name="1,68565" table:display="true" table:show-details="true"/>
                <table:data-pilot-member table:name="1,68625" table:display="true" table:show-details="true"/>
                <table:data-pilot-member table:name="1,68636" table:display="true" table:show-details="true"/>
                <table:data-pilot-member table:name="1,68677" table:display="true" table:show-details="true"/>
                <table:data-pilot-member table:name="1,68761" table:display="true" table:show-details="true"/>
                <table:data-pilot-member table:name="1,68817" table:display="true" table:show-details="true"/>
                <table:data-pilot-member table:name="1,6882" table:display="true" table:show-details="true"/>
                <table:data-pilot-member table:name="1,68838" table:display="true" table:show-details="true"/>
                <table:data-pilot-member table:name="1,68908" table:display="true" table:show-details="true"/>
                <table:data-pilot-member table:name="1,68918" table:display="true" table:show-details="true"/>
                <table:data-pilot-member table:name="1,68997" table:display="true" table:show-details="true"/>
                <table:data-pilot-member table:name="1,69006" table:display="true" table:show-details="true"/>
                <table:data-pilot-member table:name="1,69015" table:display="true" table:show-details="true"/>
                <table:data-pilot-member table:name="1,69076" table:display="true" table:show-details="true"/>
                <table:data-pilot-member table:name="1,69082" table:display="true" table:show-details="true"/>
                <table:data-pilot-member table:name="1,69099" table:display="true" table:show-details="true"/>
                <table:data-pilot-member table:name="1,69399" table:display="true" table:show-details="true"/>
                <table:data-pilot-member table:name="1,6954" table:display="true" table:show-details="true"/>
                <table:data-pilot-member table:name="1,69547" table:display="true" table:show-details="true"/>
                <table:data-pilot-member table:name="1,69562" table:display="true" table:show-details="true"/>
                <table:data-pilot-member table:name="1,69698" table:display="true" table:show-details="true"/>
                <table:data-pilot-member table:name="1,69732" table:display="true" table:show-details="true"/>
                <table:data-pilot-member table:name="1,69794" table:display="true" table:show-details="true"/>
                <table:data-pilot-member table:name="1,69808" table:display="true" table:show-details="true"/>
                <table:data-pilot-member table:name="1,6994" table:display="true" table:show-details="true"/>
                <table:data-pilot-member table:name="1,70019" table:display="true" table:show-details="true"/>
                <table:data-pilot-member table:name="1,70039" table:display="true" table:show-details="true"/>
                <table:data-pilot-member table:name="1,70083" table:display="true" table:show-details="true"/>
                <table:data-pilot-member table:name="1,70354" table:display="true" table:show-details="true"/>
                <table:data-pilot-member table:name="1,7042" table:display="true" table:show-details="true"/>
                <table:data-pilot-member table:name="1,70578" table:display="true" table:show-details="true"/>
                <table:data-pilot-member table:name="1,70697" table:display="true" table:show-details="true"/>
                <table:data-pilot-member table:name="1,70725" table:display="true" table:show-details="true"/>
                <table:data-pilot-member table:name="1,70736" table:display="true" table:show-details="true"/>
                <table:data-pilot-member table:name="1,70988" table:display="true" table:show-details="true"/>
                <table:data-pilot-member table:name="1,71157" table:display="true" table:show-details="true"/>
                <table:data-pilot-member table:name="1,71191" table:display="true" table:show-details="true"/>
                <table:data-pilot-member table:name="1,71744" table:display="true" table:show-details="true"/>
                <table:data-pilot-member table:name="1,71766" table:display="true" table:show-details="true"/>
                <table:data-pilot-member table:name="1,71882" table:display="true" table:show-details="true"/>
                <table:data-pilot-member table:name="1,71921" table:display="true" table:show-details="true"/>
                <table:data-pilot-member table:name="1,71997" table:display="true" table:show-details="true"/>
                <table:data-pilot-member table:name="1,72018" table:display="true" table:show-details="true"/>
                <table:data-pilot-member table:name="1,72022" table:display="true" table:show-details="true"/>
                <table:data-pilot-member table:name="1,72355" table:display="true" table:show-details="true"/>
                <table:data-pilot-member table:name="1,72414" table:display="true" table:show-details="true"/>
                <table:data-pilot-member table:name="1,72508" table:display="true" table:show-details="true"/>
                <table:data-pilot-member table:name="1,72586" table:display="true" table:show-details="true"/>
                <table:data-pilot-member table:name="1,7283" table:display="true" table:show-details="true"/>
                <table:data-pilot-member table:name="1,72922" table:display="true" table:show-details="true"/>
                <table:data-pilot-member table:name="1,72926" table:display="true" table:show-details="true"/>
                <table:data-pilot-member table:name="1,73064" table:display="true" table:show-details="true"/>
                <table:data-pilot-member table:name="1,73065" table:display="true" table:show-details="true"/>
                <table:data-pilot-member table:name="1,73081" table:display="true" table:show-details="true"/>
                <table:data-pilot-member table:name="1,73237" table:display="true" table:show-details="true"/>
                <table:data-pilot-member table:name="1,73625" table:display="true" table:show-details="true"/>
                <table:data-pilot-member table:name="1,73647" table:display="true" table:show-details="true"/>
                <table:data-pilot-member table:name="1,7371" table:display="true" table:show-details="true"/>
                <table:data-pilot-member table:name="1,73719" table:display="true" table:show-details="true"/>
                <table:data-pilot-member table:name="1,73764" table:display="true" table:show-details="true"/>
                <table:data-pilot-member table:name="1,73904" table:display="true" table:show-details="true"/>
                <table:data-pilot-member table:name="1,73988" table:display="true" table:show-details="true"/>
                <table:data-pilot-member table:name="1,74062" table:display="true" table:show-details="true"/>
                <table:data-pilot-member table:name="1,74127" table:display="true" table:show-details="true"/>
                <table:data-pilot-member table:name="1,74418" table:display="true" table:show-details="true"/>
                <table:data-pilot-member table:name="1,74442" table:display="true" table:show-details="true"/>
                <table:data-pilot-member table:name="1,74454" table:display="true" table:show-details="true"/>
                <table:data-pilot-member table:name="1,74491" table:display="true" table:show-details="true"/>
                <table:data-pilot-member table:name="1,745" table:display="true" table:show-details="true"/>
                <table:data-pilot-member table:name="1,74818" table:display="true" table:show-details="true"/>
                <table:data-pilot-member table:name="1,75037" table:display="true" table:show-details="true"/>
                <table:data-pilot-member table:name="1,75091" table:display="true" table:show-details="true"/>
                <table:data-pilot-member table:name="1,75387" table:display="true" table:show-details="true"/>
                <table:data-pilot-member table:name="1,75614" table:display="true" table:show-details="true"/>
                <table:data-pilot-member table:name="1,7567" table:display="true" table:show-details="true"/>
                <table:data-pilot-member table:name="1,75824" table:display="true" table:show-details="true"/>
                <table:data-pilot-member table:name="1,75932" table:display="true" table:show-details="true"/>
                <table:data-pilot-member table:name="1,7612" table:display="true" table:show-details="true"/>
                <table:data-pilot-member table:name="1,76317" table:display="true" table:show-details="true"/>
                <table:data-pilot-member table:name="1,77185" table:display="true" table:show-details="true"/>
                <table:data-pilot-member table:name="1,77255" table:display="true" table:show-details="true"/>
                <table:data-pilot-member table:name="1,77284" table:display="true" table:show-details="true"/>
                <table:data-pilot-member table:name="1,78096" table:display="true" table:show-details="true"/>
                <table:data-pilot-member table:name="1,78852" table:display="true" table:show-details="true"/>
                <table:data-pilot-member table:name="1,78983" table:display="true" table:show-details="true"/>
                <table:data-pilot-member table:name="1,80042" table:display="true" table:show-details="true"/>
                <table:data-pilot-member table:name="1,80569" table:display="true" table:show-details="true"/>
                <table:data-pilot-member table:name="1,80702" table:display="true" table:show-details="true"/>
                <table:data-pilot-member table:name="1,80899" table:display="true" table:show-details="true"/>
                <table:data-pilot-member table:name="1,81087" table:display="true" table:show-details="true"/>
                <table:data-pilot-member table:name="1,81093" table:display="true" table:show-details="true"/>
                <table:data-pilot-member table:name="1,81232" table:display="true" table:show-details="true"/>
                <table:data-pilot-member table:name="1,8146" table:display="true" table:show-details="true"/>
                <table:data-pilot-member table:name="1,81732" table:display="true" table:show-details="true"/>
                <table:data-pilot-member table:name="1,81856" table:display="true" table:show-details="true"/>
                <table:data-pilot-member table:name="1,81944" table:display="true" table:show-details="true"/>
                <table:data-pilot-member table:name="1,82045" table:display="true" table:show-details="true"/>
                <table:data-pilot-member table:name="1,82095" table:display="true" table:show-details="true"/>
                <table:data-pilot-member table:name="1,82183" table:display="true" table:show-details="true"/>
                <table:data-pilot-member table:name="1,82201" table:display="true" table:show-details="true"/>
                <table:data-pilot-member table:name="1,82318" table:display="true" table:show-details="true"/>
                <table:data-pilot-member table:name="1,82525" table:display="true" table:show-details="true"/>
                <table:data-pilot-member table:name="1,82706" table:display="true" table:show-details="true"/>
                <table:data-pilot-member table:name="1,8305" table:display="true" table:show-details="true"/>
                <table:data-pilot-member table:name="1,83158" table:display="true" table:show-details="true"/>
                <table:data-pilot-member table:name="1,83344" table:display="true" table:show-details="true"/>
                <table:data-pilot-member table:name="1,83399" table:display="true" table:show-details="true"/>
                <table:data-pilot-member table:name="1,83616" table:display="true" table:show-details="true"/>
                <table:data-pilot-member table:name="1,83813" table:display="true" table:show-details="true"/>
                <table:data-pilot-member table:name="1,83835" table:display="true" table:show-details="true"/>
                <table:data-pilot-member table:name="1,83947" table:display="true" table:show-details="true"/>
                <table:data-pilot-member table:name="1,83982" table:display="true" table:show-details="true"/>
                <table:data-pilot-member table:name="1,83992" table:display="true" table:show-details="true"/>
                <table:data-pilot-member table:name="1,84046" table:display="true" table:show-details="true"/>
                <table:data-pilot-member table:name="1,84131" table:display="true" table:show-details="true"/>
                <table:data-pilot-member table:name="1,84446" table:display="true" table:show-details="true"/>
                <table:data-pilot-member table:name="1,84459" table:display="true" table:show-details="true"/>
                <table:data-pilot-member table:name="1,84482" table:display="true" table:show-details="true"/>
                <table:data-pilot-member table:name="1,8464" table:display="true" table:show-details="true"/>
                <table:data-pilot-member table:name="1,84648" table:display="true" table:show-details="true"/>
                <table:data-pilot-member table:name="1,84803" table:display="true" table:show-details="true"/>
                <table:data-pilot-member table:name="1,8484" table:display="true" table:show-details="true"/>
                <table:data-pilot-member table:name="1,84903" table:display="true" table:show-details="true"/>
                <table:data-pilot-member table:name="1,85034" table:display="true" table:show-details="true"/>
                <table:data-pilot-member table:name="1,85155" table:display="true" table:show-details="true"/>
                <table:data-pilot-member table:name="1,85165" table:display="true" table:show-details="true"/>
                <table:data-pilot-member table:name="1,85305" table:display="true" table:show-details="true"/>
                <table:data-pilot-member table:name="1,85369" table:display="true" table:show-details="true"/>
                <table:data-pilot-member table:name="1,85445" table:display="true" table:show-details="true"/>
                <table:data-pilot-member table:name="1,85503" table:display="true" table:show-details="true"/>
                <table:data-pilot-member table:name="1,85731" table:display="true" table:show-details="true"/>
                <table:data-pilot-member table:name="1,85988" table:display="true" table:show-details="true"/>
                <table:data-pilot-member table:name="1,86005" table:display="true" table:show-details="true"/>
                <table:data-pilot-member table:name="1,86035" table:display="true" table:show-details="true"/>
                <table:data-pilot-member table:name="1,86081" table:display="true" table:show-details="true"/>
                <table:data-pilot-member table:name="1,86194" table:display="true" table:show-details="true"/>
                <table:data-pilot-member table:name="1,86335" table:display="true" table:show-details="true"/>
                <table:data-pilot-member table:name="1,8678" table:display="true" table:show-details="true"/>
                <table:data-pilot-member table:name="1,86785" table:display="true" table:show-details="true"/>
                <table:data-pilot-member table:name="1,86964" table:display="true" table:show-details="true"/>
                <table:data-pilot-member table:name="1,86992" table:display="true" table:show-details="true"/>
                <table:data-pilot-member table:name="1,87" table:display="true" table:show-details="true"/>
                <table:data-pilot-member table:name="1,87021" table:display="true" table:show-details="true"/>
                <table:data-pilot-member table:name="1,87053" table:display="true" table:show-details="true"/>
                <table:data-pilot-member table:name="1,87088" table:display="true" table:show-details="true"/>
                <table:data-pilot-member table:name="1,87165" table:display="true" table:show-details="true"/>
                <table:data-pilot-member table:name="1,87374" table:display="true" table:show-details="true"/>
                <table:data-pilot-member table:name="1,87399" table:display="true" table:show-details="true"/>
                <table:data-pilot-member table:name="1,87438" table:display="true" table:show-details="true"/>
                <table:data-pilot-member table:name="1,87494" table:display="true" table:show-details="true"/>
                <table:data-pilot-member table:name="1,87607" table:display="true" table:show-details="true"/>
                <table:data-pilot-member table:name="1,87715" table:display="true" table:show-details="true"/>
                <table:data-pilot-member table:name="1,87779" table:display="true" table:show-details="true"/>
                <table:data-pilot-member table:name="1,8811" table:display="true" table:show-details="true"/>
                <table:data-pilot-member table:name="1,88205" table:display="true" table:show-details="true"/>
                <table:data-pilot-member table:name="1,88233" table:display="true" table:show-details="true"/>
                <table:data-pilot-member table:name="1,8826" table:display="true" table:show-details="true"/>
                <table:data-pilot-member table:name="1,88427" table:display="true" table:show-details="true"/>
                <table:data-pilot-member table:name="1,88465" table:display="true" table:show-details="true"/>
                <table:data-pilot-member table:name="1,88553" table:display="true" table:show-details="true"/>
                <table:data-pilot-member table:name="1,88844" table:display="true" table:show-details="true"/>
                <table:data-pilot-member table:name="1,88896" table:display="true" table:show-details="true"/>
                <table:data-pilot-member table:name="1,88911" table:display="true" table:show-details="true"/>
                <table:data-pilot-member table:name="1,89021" table:display="true" table:show-details="true"/>
                <table:data-pilot-member table:name="1,89335" table:display="true" table:show-details="true"/>
                <table:data-pilot-member table:name="1,89429" table:display="true" table:show-details="true"/>
                <table:data-pilot-member table:name="1,89528" table:display="true" table:show-details="true"/>
                <table:data-pilot-member table:name="1,89636" table:display="true" table:show-details="true"/>
                <table:data-pilot-member table:name="1,89659" table:display="true" table:show-details="true"/>
                <table:data-pilot-member table:name="1,89668" table:display="true" table:show-details="true"/>
                <table:data-pilot-member table:name="1,89765" table:display="true" table:show-details="true"/>
                <table:data-pilot-member table:name="1,89801" table:display="true" table:show-details="true"/>
                <table:data-pilot-member table:name="1,89869" table:display="true" table:show-details="true"/>
                <table:data-pilot-member table:name="1,89971" table:display="true" table:show-details="true"/>
                <table:data-pilot-member table:name="1,90177" table:display="true" table:show-details="true"/>
                <table:data-pilot-member table:name="1,90208" table:display="true" table:show-details="true"/>
                <table:data-pilot-member table:name="1,90211" table:display="true" table:show-details="true"/>
                <table:data-pilot-member table:name="1,90344" table:display="true" table:show-details="true"/>
                <table:data-pilot-member table:name="1,90355" table:display="true" table:show-details="true"/>
                <table:data-pilot-member table:name="1,90428" table:display="true" table:show-details="true"/>
                <table:data-pilot-member table:name="1,90466" table:display="true" table:show-details="true"/>
                <table:data-pilot-member table:name="1,90583" table:display="true" table:show-details="true"/>
                <table:data-pilot-member table:name="1,90597" table:display="true" table:show-details="true"/>
                <table:data-pilot-member table:name="1,90704" table:display="true" table:show-details="true"/>
                <table:data-pilot-member table:name="1,90775" table:display="true" table:show-details="true"/>
                <table:data-pilot-member table:name="1,91015" table:display="true" table:show-details="true"/>
                <table:data-pilot-member table:name="1,91017" table:display="true" table:show-details="true"/>
                <table:data-pilot-member table:name="1,91378" table:display="true" table:show-details="true"/>
                <table:data-pilot-member table:name="1,91602" table:display="true" table:show-details="true"/>
                <table:data-pilot-member table:name="1,91705" table:display="true" table:show-details="true"/>
                <table:data-pilot-member table:name="1,92047" table:display="true" table:show-details="true"/>
                <table:data-pilot-member table:name="1,92077" table:display="true" table:show-details="true"/>
                <table:data-pilot-member table:name="1,92081" table:display="true" table:show-details="true"/>
                <table:data-pilot-member table:name="1,92361" table:display="true" table:show-details="true"/>
                <table:data-pilot-member table:name="1,92375" table:display="true" table:show-details="true"/>
                <table:data-pilot-member table:name="1,92399" table:display="true" table:show-details="true"/>
                <table:data-pilot-member table:name="1,92415" table:display="true" table:show-details="true"/>
                <table:data-pilot-member table:name="1,92422" table:display="true" table:show-details="true"/>
                <table:data-pilot-member table:name="1,92797" table:display="true" table:show-details="true"/>
                <table:data-pilot-member table:name="1,92891" table:display="true" table:show-details="true"/>
                <table:data-pilot-member table:name="1,92946" table:display="true" table:show-details="true"/>
                <table:data-pilot-member table:name="1,9296" table:display="true" table:show-details="true"/>
                <table:data-pilot-member table:name="1,9302" table:display="true" table:show-details="true"/>
                <table:data-pilot-member table:name="1,9303" table:display="true" table:show-details="true"/>
                <table:data-pilot-member table:name="1,93077" table:display="true" table:show-details="true"/>
                <table:data-pilot-member table:name="1,93078" table:display="true" table:show-details="true"/>
                <table:data-pilot-member table:name="1,93155" table:display="true" table:show-details="true"/>
                <table:data-pilot-member table:name="1,93223" table:display="true" table:show-details="true"/>
                <table:data-pilot-member table:name="1,9341" table:display="true" table:show-details="true"/>
                <table:data-pilot-member table:name="1,93564" table:display="true" table:show-details="true"/>
                <table:data-pilot-member table:name="1,93652" table:display="true" table:show-details="true"/>
                <table:data-pilot-member table:name="1,93686" table:display="true" table:show-details="true"/>
                <table:data-pilot-member table:name="1,93866" table:display="true" table:show-details="true"/>
                <table:data-pilot-member table:name="1,93945" table:display="true" table:show-details="true"/>
                <table:data-pilot-member table:name="1,93967" table:display="true" table:show-details="true"/>
                <table:data-pilot-member table:name="1,94032" table:display="true" table:show-details="true"/>
                <table:data-pilot-member table:name="1,94378" table:display="true" table:show-details="true"/>
                <table:data-pilot-member table:name="1,94441" table:display="true" table:show-details="true"/>
                <table:data-pilot-member table:name="1,94668" table:display="true" table:show-details="true"/>
                <table:data-pilot-member table:name="1,95019" table:display="true" table:show-details="true"/>
                <table:data-pilot-member table:name="1,95136" table:display="true" table:show-details="true"/>
                <table:data-pilot-member table:name="1,95169" table:display="true" table:show-details="true"/>
                <table:data-pilot-member table:name="1,95173" table:display="true" table:show-details="true"/>
                <table:data-pilot-member table:name="1,95205" table:display="true" table:show-details="true"/>
                <table:data-pilot-member table:name="1,95212" table:display="true" table:show-details="true"/>
                <table:data-pilot-member table:name="1,95372" table:display="true" table:show-details="true"/>
                <table:data-pilot-member table:name="1,95514" table:display="true" table:show-details="true"/>
                <table:data-pilot-member table:name="1,95603" table:display="true" table:show-details="true"/>
                <table:data-pilot-member table:name="1,95671" table:display="true" table:show-details="true"/>
                <table:data-pilot-member table:name="1,95676" table:display="true" table:show-details="true"/>
                <table:data-pilot-member table:name="1,95869" table:display="true" table:show-details="true"/>
                <table:data-pilot-member table:name="1,95907" table:display="true" table:show-details="true"/>
                <table:data-pilot-member table:name="1,95914" table:display="true" table:show-details="true"/>
                <table:data-pilot-member table:name="1,95944" table:display="true" table:show-details="true"/>
                <table:data-pilot-member table:name="1,95952" table:display="true" table:show-details="true"/>
                <table:data-pilot-member table:name="1,96159" table:display="true" table:show-details="true"/>
                <table:data-pilot-member table:name="1,96177" table:display="true" table:show-details="true"/>
                <table:data-pilot-member table:name="1,96345" table:display="true" table:show-details="true"/>
                <table:data-pilot-member table:name="1,96433" table:display="true" table:show-details="true"/>
                <table:data-pilot-member table:name="1,96466" table:display="true" table:show-details="true"/>
                <table:data-pilot-member table:name="1,96595" table:display="true" table:show-details="true"/>
                <table:data-pilot-member table:name="1,96701" table:display="true" table:show-details="true"/>
                <table:data-pilot-member table:name="1,96715" table:display="true" table:show-details="true"/>
                <table:data-pilot-member table:name="1,9694" table:display="true" table:show-details="true"/>
                <table:data-pilot-member table:name="1,97029" table:display="true" table:show-details="true"/>
                <table:data-pilot-member table:name="1,97031" table:display="true" table:show-details="true"/>
                <table:data-pilot-member table:name="1,97034" table:display="true" table:show-details="true"/>
                <table:data-pilot-member table:name="1,97243" table:display="true" table:show-details="true"/>
                <table:data-pilot-member table:name="1,97519" table:display="true" table:show-details="true"/>
                <table:data-pilot-member table:name="1,976" table:display="true" table:show-details="true"/>
                <table:data-pilot-member table:name="1,97672" table:display="true" table:show-details="true"/>
                <table:data-pilot-member table:name="1,97854" table:display="true" table:show-details="true"/>
                <table:data-pilot-member table:name="1,97989" table:display="true" table:show-details="true"/>
                <table:data-pilot-member table:name="1,98091" table:display="true" table:show-details="true"/>
                <table:data-pilot-member table:name="1,9813" table:display="true" table:show-details="true"/>
                <table:data-pilot-member table:name="1,98178" table:display="true" table:show-details="true"/>
                <table:data-pilot-member table:name="1,98202" table:display="true" table:show-details="true"/>
                <table:data-pilot-member table:name="1,98347" table:display="true" table:show-details="true"/>
                <table:data-pilot-member table:name="1,98353" table:display="true" table:show-details="true"/>
                <table:data-pilot-member table:name="1,98425" table:display="true" table:show-details="true"/>
                <table:data-pilot-member table:name="1,98428" table:display="true" table:show-details="true"/>
                <table:data-pilot-member table:name="1,98447" table:display="true" table:show-details="true"/>
                <table:data-pilot-member table:name="1,98564" table:display="true" table:show-details="true"/>
                <table:data-pilot-member table:name="1,98671" table:display="true" table:show-details="true"/>
                <table:data-pilot-member table:name="1,98711" table:display="true" table:show-details="true"/>
                <table:data-pilot-member table:name="1,98771" table:display="true" table:show-details="true"/>
                <table:data-pilot-member table:name="1,98809" table:display="true" table:show-details="true"/>
                <table:data-pilot-member table:name="1,9895" table:display="true" table:show-details="true"/>
                <table:data-pilot-member table:name="1,98963" table:display="true" table:show-details="true"/>
                <table:data-pilot-member table:name="1,99104" table:display="true" table:show-details="true"/>
                <table:data-pilot-member table:name="1,9916" table:display="true" table:show-details="true"/>
                <table:data-pilot-member table:name="1,99199" table:display="true" table:show-details="true"/>
                <table:data-pilot-member table:name="1,99247" table:display="true" table:show-details="true"/>
                <table:data-pilot-member table:name="1,99276" table:display="true" table:show-details="true"/>
                <table:data-pilot-member table:name="1,99346" table:display="true" table:show-details="true"/>
                <table:data-pilot-member table:name="1,99378" table:display="true" table:show-details="true"/>
                <table:data-pilot-member table:name="1,994" table:display="true" table:show-details="true"/>
                <table:data-pilot-member table:name="1,99466" table:display="true" table:show-details="true"/>
                <table:data-pilot-member table:name="2,00171" table:display="true" table:show-details="true"/>
                <table:data-pilot-member table:name="2,00369" table:display="true" table:show-details="true"/>
                <table:data-pilot-member table:name="2,00388" table:display="true" table:show-details="true"/>
                <table:data-pilot-member table:name="2,00499" table:display="true" table:show-details="true"/>
                <table:data-pilot-member table:name="2,00801" table:display="true" table:show-details="true"/>
                <table:data-pilot-member table:name="2,0087" table:display="true" table:show-details="true"/>
                <table:data-pilot-member table:name="2,00995" table:display="true" table:show-details="true"/>
                <table:data-pilot-member table:name="2,01033" table:display="true" table:show-details="true"/>
                <table:data-pilot-member table:name="2,01053" table:display="true" table:show-details="true"/>
                <table:data-pilot-member table:name="2,01099" table:display="true" table:show-details="true"/>
                <table:data-pilot-member table:name="2,01371" table:display="true" table:show-details="true"/>
                <table:data-pilot-member table:name="2,01682" table:display="true" table:show-details="true"/>
                <table:data-pilot-member table:name="2,01855" table:display="true" table:show-details="true"/>
                <table:data-pilot-member table:name="2,01902" table:display="true" table:show-details="true"/>
                <table:data-pilot-member table:name="2,02274" table:display="true" table:show-details="true"/>
                <table:data-pilot-member table:name="2,02336" table:display="true" table:show-details="true"/>
                <table:data-pilot-member table:name="2,0244" table:display="true" table:show-details="true"/>
                <table:data-pilot-member table:name="2,02694" table:display="true" table:show-details="true"/>
                <table:data-pilot-member table:name="2,02732" table:display="true" table:show-details="true"/>
                <table:data-pilot-member table:name="2,02863" table:display="true" table:show-details="true"/>
                <table:data-pilot-member table:name="2,02875" table:display="true" table:show-details="true"/>
                <table:data-pilot-member table:name="2,02891" table:display="true" table:show-details="true"/>
                <table:data-pilot-member table:name="2,03196" table:display="true" table:show-details="true"/>
                <table:data-pilot-member table:name="2,03327" table:display="true" table:show-details="true"/>
                <table:data-pilot-member table:name="2,03521" table:display="true" table:show-details="true"/>
                <table:data-pilot-member table:name="2,03838" table:display="true" table:show-details="true"/>
                <table:data-pilot-member table:name="2,03938" table:display="true" table:show-details="true"/>
                <table:data-pilot-member table:name="2,04009" table:display="true" table:show-details="true"/>
                <table:data-pilot-member table:name="2,04063" table:display="true" table:show-details="true"/>
                <table:data-pilot-member table:name="2,04099" table:display="true" table:show-details="true"/>
                <table:data-pilot-member table:name="2,04187" table:display="true" table:show-details="true"/>
                <table:data-pilot-member table:name="2,04393" table:display="true" table:show-details="true"/>
                <table:data-pilot-member table:name="2,04594" table:display="true" table:show-details="true"/>
                <table:data-pilot-member table:name="2,04659" table:display="true" table:show-details="true"/>
                <table:data-pilot-member table:name="2,04662" table:display="true" table:show-details="true"/>
                <table:data-pilot-member table:name="2,04684" table:display="true" table:show-details="true"/>
                <table:data-pilot-member table:name="2,04709" table:display="true" table:show-details="true"/>
                <table:data-pilot-member table:name="2,04997" table:display="true" table:show-details="true"/>
                <table:data-pilot-member table:name="2,05032" table:display="true" table:show-details="true"/>
                <table:data-pilot-member table:name="2,05406" table:display="true" table:show-details="true"/>
                <table:data-pilot-member table:name="2,05473" table:display="true" table:show-details="true"/>
                <table:data-pilot-member table:name="2,05715" table:display="true" table:show-details="true"/>
                <table:data-pilot-member table:name="2,0597" table:display="true" table:show-details="true"/>
                <table:data-pilot-member table:name="2,0604" table:display="true" table:show-details="true"/>
                <table:data-pilot-member table:name="2,0642" table:display="true" table:show-details="true"/>
                <table:data-pilot-member table:name="2,06447" table:display="true" table:show-details="true"/>
                <table:data-pilot-member table:name="2,06498" table:display="true" table:show-details="true"/>
                <table:data-pilot-member table:name="2,06636" table:display="true" table:show-details="true"/>
                <table:data-pilot-member table:name="2,06653" table:display="true" table:show-details="true"/>
                <table:data-pilot-member table:name="2,06963" table:display="true" table:show-details="true"/>
                <table:data-pilot-member table:name="2,07094" table:display="true" table:show-details="true"/>
                <table:data-pilot-member table:name="2,07181" table:display="true" table:show-details="true"/>
                <table:data-pilot-member table:name="2,07231" table:display="true" table:show-details="true"/>
                <table:data-pilot-member table:name="2,0724" table:display="true" table:show-details="true"/>
                <table:data-pilot-member table:name="2,0766" table:display="true" table:show-details="true"/>
                <table:data-pilot-member table:name="2,07696" table:display="true" table:show-details="true"/>
                <table:data-pilot-member table:name="2,07879" table:display="true" table:show-details="true"/>
                <table:data-pilot-member table:name="2,08094" table:display="true" table:show-details="true"/>
                <table:data-pilot-member table:name="2,0812" table:display="true" table:show-details="true"/>
                <table:data-pilot-member table:name="2,08128" table:display="true" table:show-details="true"/>
                <table:data-pilot-member table:name="2,08752" table:display="true" table:show-details="true"/>
                <table:data-pilot-member table:name="2,08863" table:display="true" table:show-details="true"/>
                <table:data-pilot-member table:name="2,09341" table:display="true" table:show-details="true"/>
                <table:data-pilot-member table:name="2,09786" table:display="true" table:show-details="true"/>
                <table:data-pilot-member table:name="2,0991" table:display="true" table:show-details="true"/>
                <table:data-pilot-member table:name="2,09951" table:display="true" table:show-details="true"/>
                <table:data-pilot-member table:name="2,10942" table:display="true" table:show-details="true"/>
                <table:data-pilot-member table:name="2,11036" table:display="true" table:show-details="true"/>
                <table:data-pilot-member table:name="2,11165" table:display="true" table:show-details="true"/>
                <table:data-pilot-member table:name="2,11234" table:display="true" table:show-details="true"/>
                <table:data-pilot-member table:name="2,11524" table:display="true" table:show-details="true"/>
                <table:data-pilot-member table:name="2,11637" table:display="true" table:show-details="true"/>
                <table:data-pilot-member table:name="2,11757" table:display="true" table:show-details="true"/>
                <table:data-pilot-member table:name="2,11958" table:display="true" table:show-details="true"/>
                <table:data-pilot-member table:name="2,12034" table:display="true" table:show-details="true"/>
                <table:data-pilot-member table:name="2,12782" table:display="true" table:show-details="true"/>
                <table:data-pilot-member table:name="2,13096" table:display="true" table:show-details="true"/>
                <table:data-pilot-member table:name="2,13199" table:display="true" table:show-details="true"/>
                <table:data-pilot-member table:name="2,1345" table:display="true" table:show-details="true"/>
                <table:data-pilot-member table:name="2,1405" table:display="true" table:show-details="true"/>
                <table:data-pilot-member table:name="2,14533" table:display="true" table:show-details="true"/>
                <table:data-pilot-member table:name="2,14559" table:display="true" table:show-details="true"/>
                <table:data-pilot-member table:name="2,15053" table:display="true" table:show-details="true"/>
                <table:data-pilot-member table:name="2,151" table:display="true" table:show-details="true"/>
                <table:data-pilot-member table:name="2,15805" table:display="true" table:show-details="true"/>
                <table:data-pilot-member table:name="2,15847" table:display="true" table:show-details="true"/>
                <table:data-pilot-member table:name="2,16257" table:display="true" table:show-details="true"/>
                <table:data-pilot-member table:name="2,16476" table:display="true" table:show-details="true"/>
                <table:data-pilot-member table:name="2,16549" table:display="true" table:show-details="true"/>
                <table:data-pilot-member table:name="2,16588" table:display="true" table:show-details="true"/>
                <table:data-pilot-member table:name="2,16839" table:display="true" table:show-details="true"/>
                <table:data-pilot-member table:name="2,17032" table:display="true" table:show-details="true"/>
                <table:data-pilot-member table:name="2,17091" table:display="true" table:show-details="true"/>
                <table:data-pilot-member table:name="2,17179" table:display="true" table:show-details="true"/>
                <table:data-pilot-member table:name="2,17989" table:display="true" table:show-details="true"/>
                <table:data-pilot-member table:name="2,18022" table:display="true" table:show-details="true"/>
                <table:data-pilot-member table:name="2,18351" table:display="true" table:show-details="true"/>
                <table:data-pilot-member table:name="2,19347" table:display="true" table:show-details="true"/>
                <table:data-pilot-member table:name="2,1936" table:display="true" table:show-details="true"/>
                <table:data-pilot-member table:name="2,1982" table:display="true" table:show-details="true"/>
                <table:data-pilot-member table:name="2,2008" table:display="true" table:show-details="true"/>
                <table:data-pilot-member table:name="2,2045" table:display="true" table:show-details="true"/>
                <table:data-pilot-member table:name="2,20614" table:display="true" table:show-details="true"/>
                <table:data-pilot-member table:name="2,20708" table:display="true" table:show-details="true"/>
                <table:data-pilot-member table:name="2,20861" table:display="true" table:show-details="true"/>
                <table:data-pilot-member table:name="2,21229" table:display="true" table:show-details="true"/>
                <table:data-pilot-member table:name="2,213" table:display="true" table:show-details="true"/>
                <table:data-pilot-member table:name="2,21514" table:display="true" table:show-details="true"/>
                <table:data-pilot-member table:name="2,21852" table:display="true" table:show-details="true"/>
                <table:data-pilot-member table:name="2,21893" table:display="true" table:show-details="true"/>
                <table:data-pilot-member table:name="2,21947" table:display="true" table:show-details="true"/>
                <table:data-pilot-member table:name="2,22007" table:display="true" table:show-details="true"/>
                <table:data-pilot-member table:name="2,22035" table:display="true" table:show-details="true"/>
                <table:data-pilot-member table:name="2,22215" table:display="true" table:show-details="true"/>
                <table:data-pilot-member table:name="2,2281" table:display="true" table:show-details="true"/>
                <table:data-pilot-member table:name="2,23076" table:display="true" table:show-details="true"/>
                <table:data-pilot-member table:name="2,23316" table:display="true" table:show-details="true"/>
                <table:data-pilot-member table:name="2,23457" table:display="true" table:show-details="true"/>
                <table:data-pilot-member table:name="2,23605" table:display="true" table:show-details="true"/>
                <table:data-pilot-member table:name="2,23622" table:display="true" table:show-details="true"/>
                <table:data-pilot-member table:name="2,23654" table:display="true" table:show-details="true"/>
                <table:data-pilot-member table:name="2,23755" table:display="true" table:show-details="true"/>
                <table:data-pilot-member table:name="2,23758" table:display="true" table:show-details="true"/>
                <table:data-pilot-member table:name="2,23821" table:display="true" table:show-details="true"/>
                <table:data-pilot-member table:name="2,23957" table:display="true" table:show-details="true"/>
                <table:data-pilot-member table:name="2,24255" table:display="true" table:show-details="true"/>
                <table:data-pilot-member table:name="2,24282" table:display="true" table:show-details="true"/>
                <table:data-pilot-member table:name="2,24325" table:display="true" table:show-details="true"/>
                <table:data-pilot-member table:name="2,24427" table:display="true" table:show-details="true"/>
                <table:data-pilot-member table:name="2,24438" table:display="true" table:show-details="true"/>
                <table:data-pilot-member table:name="2,2446" table:display="true" table:show-details="true"/>
                <table:data-pilot-member table:name="2,24516" table:display="true" table:show-details="true"/>
                <table:data-pilot-member table:name="2,2488" table:display="true" table:show-details="true"/>
                <table:data-pilot-member table:name="2,24955" table:display="true" table:show-details="true"/>
                <table:data-pilot-member table:name="2,25105" table:display="true" table:show-details="true"/>
                <table:data-pilot-member table:name="2,25151" table:display="true" table:show-details="true"/>
                <table:data-pilot-member table:name="2,25185" table:display="true" table:show-details="true"/>
                <table:data-pilot-member table:name="2,25234" table:display="true" table:show-details="true"/>
                <table:data-pilot-member table:name="2,25773" table:display="true" table:show-details="true"/>
                <table:data-pilot-member table:name="2,25811" table:display="true" table:show-details="true"/>
                <table:data-pilot-member table:name="2,26089" table:display="true" table:show-details="true"/>
                <table:data-pilot-member table:name="2,26102" table:display="true" table:show-details="true"/>
                <table:data-pilot-member table:name="2,26133" table:display="true" table:show-details="true"/>
                <table:data-pilot-member table:name="2,26257" table:display="true" table:show-details="true"/>
                <table:data-pilot-member table:name="2,26264" table:display="true" table:show-details="true"/>
                <table:data-pilot-member table:name="2,26459" table:display="true" table:show-details="true"/>
                <table:data-pilot-member table:name="2,2659" table:display="true" table:show-details="true"/>
                <table:data-pilot-member table:name="2,26621" table:display="true" table:show-details="true"/>
                <table:data-pilot-member table:name="2,26809" table:display="true" table:show-details="true"/>
                <table:data-pilot-member table:name="2,27011" table:display="true" table:show-details="true"/>
                <table:data-pilot-member table:name="2,27117" table:display="true" table:show-details="true"/>
                <table:data-pilot-member table:name="2,27312" table:display="true" table:show-details="true"/>
                <table:data-pilot-member table:name="2,27468" table:display="true" table:show-details="true"/>
                <table:data-pilot-member table:name="2,27582" table:display="true" table:show-details="true"/>
                <table:data-pilot-member table:name="2,27617" table:display="true" table:show-details="true"/>
                <table:data-pilot-member table:name="2,27747" table:display="true" table:show-details="true"/>
                <table:data-pilot-member table:name="2,27785" table:display="true" table:show-details="true"/>
                <table:data-pilot-member table:name="2,28008" table:display="true" table:show-details="true"/>
                <table:data-pilot-member table:name="2,28016" table:display="true" table:show-details="true"/>
                <table:data-pilot-member table:name="2,28087" table:display="true" table:show-details="true"/>
                <table:data-pilot-member table:name="2,28106" table:display="true" table:show-details="true"/>
                <table:data-pilot-member table:name="2,28713" table:display="true" table:show-details="true"/>
                <table:data-pilot-member table:name="2,28745" table:display="true" table:show-details="true"/>
                <table:data-pilot-member table:name="2,28849" table:display="true" table:show-details="true"/>
                <table:data-pilot-member table:name="2,29076" table:display="true" table:show-details="true"/>
                <table:data-pilot-member table:name="2,2935" table:display="true" table:show-details="true"/>
                <table:data-pilot-member table:name="2,29772" table:display="true" table:show-details="true"/>
                <table:data-pilot-member table:name="2,29773" table:display="true" table:show-details="true"/>
                <table:data-pilot-member table:name="2,29778" table:display="true" table:show-details="true"/>
                <table:data-pilot-member table:name="2,2982" table:display="true" table:show-details="true"/>
                <table:data-pilot-member table:name="2,29951" table:display="true" table:show-details="true"/>
                <table:data-pilot-member table:name="2,29962" table:display="true" table:show-details="true"/>
                <table:data-pilot-member table:name="2,29971" table:display="true" table:show-details="true"/>
                <table:data-pilot-member table:name="2,30138" table:display="true" table:show-details="true"/>
                <table:data-pilot-member table:name="2,30188" table:display="true" table:show-details="true"/>
                <table:data-pilot-member table:name="2,30493" table:display="true" table:show-details="true"/>
                <table:data-pilot-member table:name="2,30547" table:display="true" table:show-details="true"/>
                <table:data-pilot-member table:name="2,30683" table:display="true" table:show-details="true"/>
                <table:data-pilot-member table:name="2,30762" table:display="true" table:show-details="true"/>
                <table:data-pilot-member table:name="2,30839" table:display="true" table:show-details="true"/>
                <table:data-pilot-member table:name="2,31199" table:display="true" table:show-details="true"/>
                <table:data-pilot-member table:name="2,31404" table:display="true" table:show-details="true"/>
                <table:data-pilot-member table:name="2,31425" table:display="true" table:show-details="true"/>
                <table:data-pilot-member table:name="2,31612" table:display="true" table:show-details="true"/>
                <table:data-pilot-member table:name="2,31662" table:display="true" table:show-details="true"/>
                <table:data-pilot-member table:name="2,31707" table:display="true" table:show-details="true"/>
                <table:data-pilot-member table:name="2,31798" table:display="true" table:show-details="true"/>
                <table:data-pilot-member table:name="2,31865" table:display="true" table:show-details="true"/>
                <table:data-pilot-member table:name="2,3193" table:display="true" table:show-details="true"/>
                <table:data-pilot-member table:name="2,31946" table:display="true" table:show-details="true"/>
                <table:data-pilot-member table:name="2,3205" table:display="true" table:show-details="true"/>
                <table:data-pilot-member table:name="2,3208" table:display="true" table:show-details="true"/>
                <table:data-pilot-member table:name="2,32116" table:display="true" table:show-details="true"/>
                <table:data-pilot-member table:name="2,32192" table:display="true" table:show-details="true"/>
                <table:data-pilot-member table:name="2,32382" table:display="true" table:show-details="true"/>
                <table:data-pilot-member table:name="2,32516" table:display="true" table:show-details="true"/>
                <table:data-pilot-member table:name="2,32536" table:display="true" table:show-details="true"/>
                <table:data-pilot-member table:name="2,32697" table:display="true" table:show-details="true"/>
                <table:data-pilot-member table:name="2,33325" table:display="true" table:show-details="true"/>
                <table:data-pilot-member table:name="2,33388" table:display="true" table:show-details="true"/>
                <table:data-pilot-member table:name="2,33507" table:display="true" table:show-details="true"/>
                <table:data-pilot-member table:name="2,34065" table:display="true" table:show-details="true"/>
                <table:data-pilot-member table:name="2,34231" table:display="true" table:show-details="true"/>
                <table:data-pilot-member table:name="2,34505" table:display="true" table:show-details="true"/>
                <table:data-pilot-member table:name="2,34956" table:display="true" table:show-details="true"/>
                <table:data-pilot-member table:name="2,35107" table:display="true" table:show-details="true"/>
                <table:data-pilot-member table:name="2,35506" table:display="true" table:show-details="true"/>
                <table:data-pilot-member table:name="2,36118" table:display="true" table:show-details="true"/>
                <table:data-pilot-member table:name="2,36274" table:display="true" table:show-details="true"/>
                <table:data-pilot-member table:name="2,36373" table:display="true" table:show-details="true"/>
                <table:data-pilot-member table:name="2,36398" table:display="true" table:show-details="true"/>
                <table:data-pilot-member table:name="2,36473" table:display="true" table:show-details="true"/>
                <table:data-pilot-member table:name="2,3649" table:display="true" table:show-details="true"/>
                <table:data-pilot-member table:name="2,37753" table:display="true" table:show-details="true"/>
                <table:data-pilot-member table:name="2,38106" table:display="true" table:show-details="true"/>
                <table:data-pilot-member table:name="2,38985" table:display="true" table:show-details="true"/>
                <table:data-pilot-member table:name="2,39097" table:display="true" table:show-details="true"/>
                <table:data-pilot-member table:name="2,39144" table:display="true" table:show-details="true"/>
                <table:data-pilot-member table:name="2,39244" table:display="true" table:show-details="true"/>
                <table:data-pilot-member table:name="2,40042" table:display="true" table:show-details="true"/>
                <table:data-pilot-member table:name="2,40172" table:display="true" table:show-details="true"/>
                <table:data-pilot-member table:name="2,40395" table:display="true" table:show-details="true"/>
                <table:data-pilot-member table:name="2,44541" table:display="true" table:show-details="true"/>
                <table:data-pilot-member table:name="2,44826" table:display="true" table:show-details="true"/>
                <table:data-pilot-member table:name="2,45587" table:display="true" table:show-details="true"/>
                <table:data-pilot-member table:name="2,48018" table:display="true" table:show-details="true"/>
                <table:data-pilot-member table:name="2,51882" table:display="true" table:show-details="true"/>
                <table:data-pilot-member table:name="2,6034" table:display="true" table:show-details="true"/>
                <table:data-pilot-member table:name="2,62101" table:display="true" table:show-details="true"/>
                <table:data-pilot-member table:name="2,63534" table:display="true" table:show-details="true"/>
                <table:data-pilot-member table:name="2,63578" table:display="true" table:show-details="true"/>
                <table:data-pilot-member table:name="2,63611" table:display="true" table:show-details="true"/>
                <table:data-pilot-member table:name="2,64308" table:display="true" table:show-details="true"/>
                <table:data-pilot-member table:name="2,64583" table:display="true" table:show-details="true"/>
                <table:data-pilot-member table:name="2,65012" table:display="true" table:show-details="true"/>
                <table:data-pilot-member table:name="2,65269" table:display="true" table:show-details="true"/>
                <table:data-pilot-member table:name="2,65477" table:display="true" table:show-details="true"/>
                <table:data-pilot-member table:name="2,65715" table:display="true" table:show-details="true"/>
                <table:data-pilot-member table:name="2,65727" table:display="true" table:show-details="true"/>
                <table:data-pilot-member table:name="2,65969" table:display="true" table:show-details="true"/>
                <table:data-pilot-member table:name="2,6606" table:display="true" table:show-details="true"/>
                <table:data-pilot-member table:name="2,66076" table:display="true" table:show-details="true"/>
                <table:data-pilot-member table:name="2,66177" table:display="true" table:show-details="true"/>
                <table:data-pilot-member table:name="2,66709" table:display="true" table:show-details="true"/>
                <table:data-pilot-member table:name="2,66938" table:display="true" table:show-details="true"/>
                <table:data-pilot-member table:name="2,67145" table:display="true" table:show-details="true"/>
                <table:data-pilot-member table:name="2,67196" table:display="true" table:show-details="true"/>
                <table:data-pilot-member table:name="2,67292" table:display="true" table:show-details="true"/>
                <table:data-pilot-member table:name="2,6736" table:display="true" table:show-details="true"/>
                <table:data-pilot-member table:name="2,67396" table:display="true" table:show-details="true"/>
                <table:data-pilot-member table:name="2,67433" table:display="true" table:show-details="true"/>
                <table:data-pilot-member table:name="2,67611" table:display="true" table:show-details="true"/>
                <table:data-pilot-member table:name="2,6768" table:display="true" table:show-details="true"/>
                <table:data-pilot-member table:name="2,67753" table:display="true" table:show-details="true"/>
                <table:data-pilot-member table:name="2,68079" table:display="true" table:show-details="true"/>
                <table:data-pilot-member table:name="2,6818" table:display="true" table:show-details="true"/>
                <table:data-pilot-member table:name="2,68322" table:display="true" table:show-details="true"/>
                <table:data-pilot-member table:name="2,68604" table:display="true" table:show-details="true"/>
                <table:data-pilot-member table:name="2,68771" table:display="true" table:show-details="true"/>
                <table:data-pilot-member table:name="2,68905" table:display="true" table:show-details="true"/>
                <table:data-pilot-member table:name="2,6898" table:display="true" table:show-details="true"/>
                <table:data-pilot-member table:name="2,69021" table:display="true" table:show-details="true"/>
                <table:data-pilot-member table:name="2,69138" table:display="true" table:show-details="true"/>
                <table:data-pilot-member table:name="2,69286" table:display="true" table:show-details="true"/>
                <table:data-pilot-member table:name="2,69478" table:display="true" table:show-details="true"/>
                <table:data-pilot-member table:name="2,69642" table:display="true" table:show-details="true"/>
                <table:data-pilot-member table:name="2,69663" table:display="true" table:show-details="true"/>
                <table:data-pilot-member table:name="2,69673" table:display="true" table:show-details="true"/>
                <table:data-pilot-member table:name="2,69852" table:display="true" table:show-details="true"/>
                <table:data-pilot-member table:name="2,69928" table:display="true" table:show-details="true"/>
                <table:data-pilot-member table:name="2,69934" table:display="true" table:show-details="true"/>
                <table:data-pilot-member table:name="2,70175" table:display="true" table:show-details="true"/>
                <table:data-pilot-member table:name="2,70683" table:display="true" table:show-details="true"/>
                <table:data-pilot-member table:name="2,70696" table:display="true" table:show-details="true"/>
                <table:data-pilot-member table:name="2,70782" table:display="true" table:show-details="true"/>
                <table:data-pilot-member table:name="2,70881" table:display="true" table:show-details="true"/>
                <table:data-pilot-member table:name="2,71052" table:display="true" table:show-details="true"/>
                <table:data-pilot-member table:name="2,71055" table:display="true" table:show-details="true"/>
                <table:data-pilot-member table:name="2,7113" table:display="true" table:show-details="true"/>
                <table:data-pilot-member table:name="2,71276" table:display="true" table:show-details="true"/>
                <table:data-pilot-member table:name="2,71353" table:display="true" table:show-details="true"/>
                <table:data-pilot-member table:name="2,71566" table:display="true" table:show-details="true"/>
                <table:data-pilot-member table:name="2,71681" table:display="true" table:show-details="true"/>
                <table:data-pilot-member table:name="2,71745" table:display="true" table:show-details="true"/>
                <table:data-pilot-member table:name="2,71844" table:display="true" table:show-details="true"/>
                <table:data-pilot-member table:name="2,7194" table:display="true" table:show-details="true"/>
                <table:data-pilot-member table:name="2,72146" table:display="true" table:show-details="true"/>
                <table:data-pilot-member table:name="2,72804" table:display="true" table:show-details="true"/>
                <table:data-pilot-member table:name="2,72912" table:display="true" table:show-details="true"/>
                <table:data-pilot-member table:name="2,73083" table:display="true" table:show-details="true"/>
                <table:data-pilot-member table:name="2,7336" table:display="true" table:show-details="true"/>
                <table:data-pilot-member table:name="2,73477" table:display="true" table:show-details="true"/>
                <table:data-pilot-member table:name="2,73493" table:display="true" table:show-details="true"/>
                <table:data-pilot-member table:name="2,73578" table:display="true" table:show-details="true"/>
                <table:data-pilot-member table:name="2,7398" table:display="true" table:show-details="true"/>
                <table:data-pilot-member table:name="2,74007" table:display="true" table:show-details="true"/>
                <table:data-pilot-member table:name="2,74221" table:display="true" table:show-details="true"/>
                <table:data-pilot-member table:name="2,74236" table:display="true" table:show-details="true"/>
                <table:data-pilot-member table:name="2,74391" table:display="true" table:show-details="true"/>
                <table:data-pilot-member table:name="2,74487" table:display="true" table:show-details="true"/>
                <table:data-pilot-member table:name="2,74503" table:display="true" table:show-details="true"/>
                <table:data-pilot-member table:name="2,7473" table:display="true" table:show-details="true"/>
                <table:data-pilot-member table:name="2,75243" table:display="true" table:show-details="true"/>
                <table:data-pilot-member table:name="2,75248" table:display="true" table:show-details="true"/>
                <table:data-pilot-member table:name="2,75553" table:display="true" table:show-details="true"/>
                <table:data-pilot-member table:name="2,76006" table:display="true" table:show-details="true"/>
                <table:data-pilot-member table:name="2,76343" table:display="true" table:show-details="true"/>
                <table:data-pilot-member table:name="2,76368" table:display="true" table:show-details="true"/>
                <table:data-pilot-member table:name="2,76877" table:display="true" table:show-details="true"/>
                <table:data-pilot-member table:name="2,76922" table:display="true" table:show-details="true"/>
                <table:data-pilot-member table:name="2,77205" table:display="true" table:show-details="true"/>
                <table:data-pilot-member table:name="2,77434" table:display="true" table:show-details="true"/>
                <table:data-pilot-member table:name="2,77921" table:display="true" table:show-details="true"/>
                <table:data-pilot-member table:name="2,78181" table:display="true" table:show-details="true"/>
                <table:data-pilot-member table:name="2,78192" table:display="true" table:show-details="true"/>
                <table:data-pilot-member table:name="2,78223" table:display="true" table:show-details="true"/>
                <table:data-pilot-member table:name="2,78506" table:display="true" table:show-details="true"/>
                <table:data-pilot-member table:name="2,79664" table:display="true" table:show-details="true"/>
                <table:data-pilot-member table:name="2,79759" table:display="true" table:show-details="true"/>
                <table:data-pilot-member table:name="2,79779" table:display="true" table:show-details="true"/>
                <table:data-pilot-member table:name="2,79833" table:display="true" table:show-details="true"/>
                <table:data-pilot-member table:name="2,80741" table:display="true" table:show-details="true"/>
                <table:data-pilot-member table:name="2,82237" table:display="true" table:show-details="true"/>
                <table:data-pilot-member table:name="2,83006" table:display="true" table:show-details="true"/>
                <table:data-pilot-member table:name="2,83867" table:display="true" table:show-details="true"/>
                <table:data-pilot-member table:name="2,86766" table:display="true" table:show-details="true"/>
                <table:data-pilot-member table:name="2,93048" table:display="true" table:show-details="true"/>
                <table:data-pilot-member table:name="2,97135" table:display="true" table:show-details="true"/>
                <table:data-pilot-member table:name="3,03261" table:display="true" table:show-details="true"/>
                <table:data-pilot-member table:name="3,03726" table:display="true" table:show-details="true"/>
                <table:data-pilot-member table:name="3,05703" table:display="true" table:show-details="true"/>
                <table:data-pilot-member table:name="3,05798" table:display="true" table:show-details="true"/>
                <table:data-pilot-member table:name="3,05836" table:display="true" table:show-details="true"/>
                <table:data-pilot-member table:name="3,05892" table:display="true" table:show-details="true"/>
                <table:data-pilot-member table:name="3,06259" table:display="true" table:show-details="true"/>
                <table:data-pilot-member table:name="3,06301" table:display="true" table:show-details="true"/>
                <table:data-pilot-member table:name="3,06713" table:display="true" table:show-details="true"/>
                <table:data-pilot-member table:name="3,06877" table:display="true" table:show-details="true"/>
                <table:data-pilot-member table:name="3,06922" table:display="true" table:show-details="true"/>
                <table:data-pilot-member table:name="3,07334" table:display="true" table:show-details="true"/>
                <table:data-pilot-member table:name="3,07426" table:display="true" table:show-details="true"/>
                <table:data-pilot-member table:name="3,07614" table:display="true" table:show-details="true"/>
                <table:data-pilot-member table:name="3,07931" table:display="true" table:show-details="true"/>
                <table:data-pilot-member table:name="3,08254" table:display="true" table:show-details="true"/>
                <table:data-pilot-member table:name="3,08445" table:display="true" table:show-details="true"/>
                <table:data-pilot-member table:name="3,10071" table:display="true" table:show-details="true"/>
                <table:data-pilot-member table:name="3,10477" table:display="true" table:show-details="true"/>
                <table:data-pilot-member table:name="3,10678" table:display="true" table:show-details="true"/>
                <table:data-pilot-member table:name="3,10861" table:display="true" table:show-details="true"/>
                <table:data-pilot-member table:name="3,10923" table:display="true" table:show-details="true"/>
                <table:data-pilot-member table:name="3,11093" table:display="true" table:show-details="true"/>
                <table:data-pilot-member table:name="3,11315" table:display="true" table:show-details="true"/>
                <table:data-pilot-member table:name="3,11355" table:display="true" table:show-details="true"/>
                <table:data-pilot-member table:name="3,11429" table:display="true" table:show-details="true"/>
                <table:data-pilot-member table:name="3,11689" table:display="true" table:show-details="true"/>
                <table:data-pilot-member table:name="3,11763" table:display="true" table:show-details="true"/>
                <table:data-pilot-member table:name="3,11825" table:display="true" table:show-details="true"/>
                <table:data-pilot-member table:name="3,12012" table:display="true" table:show-details="true"/>
                <table:data-pilot-member table:name="3,12196" table:display="true" table:show-details="true"/>
                <table:data-pilot-member table:name="3,12269" table:display="true" table:show-details="true"/>
                <table:data-pilot-member table:name="3,1234" table:display="true" table:show-details="true"/>
                <table:data-pilot-member table:name="3,12792" table:display="true" table:show-details="true"/>
                <table:data-pilot-member table:name="3,13268" table:display="true" table:show-details="true"/>
                <table:data-pilot-member table:name="3,13384" table:display="true" table:show-details="true"/>
                <table:data-pilot-member table:name="3,13718" table:display="true" table:show-details="true"/>
                <table:data-pilot-member table:name="3,1381" table:display="true" table:show-details="true"/>
                <table:data-pilot-member table:name="3,13936" table:display="true" table:show-details="true"/>
                <table:data-pilot-member table:name="3,14849" table:display="true" table:show-details="true"/>
                <table:data-pilot-member table:name="3,15446" table:display="true" table:show-details="true"/>
                <table:data-pilot-member table:name="3,15506" table:display="true" table:show-details="true"/>
                <table:data-pilot-member table:name="3,15646" table:display="true" table:show-details="true"/>
                <table:data-pilot-member table:name="3,15667" table:display="true" table:show-details="true"/>
                <table:data-pilot-member table:name="3,15816" table:display="true" table:show-details="true"/>
                <table:data-pilot-member table:name="3,15863" table:display="true" table:show-details="true"/>
                <table:data-pilot-member table:name="3,16027" table:display="true" table:show-details="true"/>
                <table:data-pilot-member table:name="3,16463" table:display="true" table:show-details="true"/>
                <table:data-pilot-member table:name="3,16634" table:display="true" table:show-details="true"/>
                <table:data-pilot-member table:name="3,16739" table:display="true" table:show-details="true"/>
                <table:data-pilot-member table:name="3,16951" table:display="true" table:show-details="true"/>
                <table:data-pilot-member table:name="3,17534" table:display="true" table:show-details="true"/>
                <table:data-pilot-member table:name="3,17589" table:display="true" table:show-details="true"/>
                <table:data-pilot-member table:name="3,18434" table:display="true" table:show-details="true"/>
                <table:data-pilot-member table:name="3,18533" table:display="true" table:show-details="true"/>
                <table:data-pilot-member table:name="3,18693" table:display="true" table:show-details="true"/>
                <table:data-pilot-member table:name="3,18787" table:display="true" table:show-details="true"/>
                <table:data-pilot-member table:name="3,19066" table:display="true" table:show-details="true"/>
                <table:data-pilot-member table:name="3,19495" table:display="true" table:show-details="true"/>
                <table:data-pilot-member table:name="3,19568" table:display="true" table:show-details="true"/>
                <table:data-pilot-member table:name="3,1969" table:display="true" table:show-details="true"/>
                <table:data-pilot-member table:name="3,19762" table:display="true" table:show-details="true"/>
                <table:data-pilot-member table:name="3,20025" table:display="true" table:show-details="true"/>
                <table:data-pilot-member table:name="3,20124" table:display="true" table:show-details="true"/>
                <table:data-pilot-member table:name="3,20175" table:display="true" table:show-details="true"/>
                <table:data-pilot-member table:name="3,20422" table:display="true" table:show-details="true"/>
                <table:data-pilot-member table:name="3,20503" table:display="true" table:show-details="true"/>
                <table:data-pilot-member table:name="3,20555" table:display="true" table:show-details="true"/>
                <table:data-pilot-member table:name="3,20956" table:display="true" table:show-details="true"/>
                <table:data-pilot-member table:name="3,21473" table:display="true" table:show-details="true"/>
                <table:data-pilot-member table:name="3,21598" table:display="true" table:show-details="true"/>
                <table:data-pilot-member table:name="3,2204" table:display="true" table:show-details="true"/>
                <table:data-pilot-member table:name="3,23017" table:display="true" table:show-details="true"/>
                <table:data-pilot-member table:name="3,23223" table:display="true" table:show-details="true"/>
                <table:data-pilot-member table:name="3,24574" table:display="true" table:show-details="true"/>
                <table:data-pilot-member table:name="3,25066" table:display="true" table:show-details="true"/>
                <table:data-pilot-member table:name="3,26214" table:display="true" table:show-details="true"/>
                <table:data-pilot-member table:name="3,26444" table:display="true" table:show-details="true"/>
                <table:data-pilot-member table:name="3,26753" table:display="true" table:show-details="true"/>
                <table:data-pilot-member table:name="3,27156" table:display="true" table:show-details="true"/>
                <table:data-pilot-member table:name="3,27325" table:display="true" table:show-details="true"/>
                <table:data-pilot-member table:name="3,2746" table:display="true" table:show-details="true"/>
                <table:data-pilot-member table:name="3,27567" table:display="true" table:show-details="true"/>
                <table:data-pilot-member table:name="3,28756" table:display="true" table:show-details="true"/>
                <table:data-pilot-member table:name="3,28824" table:display="true" table:show-details="true"/>
                <table:data-pilot-member table:name="3,29215" table:display="true" table:show-details="true"/>
                <table:data-pilot-member table:name="3,31621" table:display="true" table:show-details="true"/>
                <table:data-pilot-member table:name="3,31815" table:display="true" table:show-details="true"/>
                <table:data-pilot-member table:name="3,33126" table:display="true" table:show-details="true"/>
                <table:data-pilot-member table:name="3,33259" table:display="true" table:show-details="true"/>
                <table:data-pilot-member table:name="3,34017" table:display="true" table:show-details="true"/>
                <table:data-pilot-member table:name="3,35347" table:display="true" table:show-details="true"/>
                <table:data-pilot-member table:name="3,3699" table:display="true" table:show-details="true"/>
                <table:data-pilot-member table:name="3,40514" table:display="true" table:show-details="true"/>
                <table:data-pilot-member table:name="3,40743" table:display="true" table:show-details="true"/>
                <table:data-pilot-member table:name="3,41745" table:display="true" table:show-details="true"/>
                <table:data-pilot-member table:name="3,42176" table:display="true" table:show-details="true"/>
                <table:data-pilot-member table:name="3,42528" table:display="true" table:show-details="true"/>
                <table:data-pilot-member table:name="3,43534" table:display="true" table:show-details="true"/>
                <table:data-pilot-member table:name="3,46404" table:display="true" table:show-details="true"/>
                <table:data-pilot-member table:name="3,5629" table:display="true" table:show-details="true"/>
                <table:data-pilot-member table:name="3,56713" table:display="true" table:show-details="true"/>
                <table:data-pilot-member table:name="3,59955" table:display="true" table:show-details="true"/>
                <table:data-pilot-member table:name="3,60659" table:display="true" table:show-details="true"/>
                <table:data-pilot-member table:name="3,6513" table:display="true" table:show-details="true"/>
                <table:data-pilot-member table:name="3,69561" table:display="true" table:show-details="true"/>
                <table:data-pilot-member table:name="3,81702" table:display="true" table:show-details="true"/>
                <table:data-pilot-member table:name="4,0301" table:display="true" table:show-details="true"/>
                <table:data-pilot-member table:name="4,17821" table:display="true" table:show-details="true"/>
                <table:data-pilot-member table:name="4,8254" table:display="true" table:show-details="true"/>
                <table:data-pilot-member table:name="18,74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insert_by_userid_2'.A1:'Tabla dinámica_insert_by_userid_2'.G11" table:buttons="'Tabla dinámica_insert_by_userid_2'.A2 'Tabla dinámica_insert_by_userid_2'.B1" table:show-filter-button="false" table:drill-down-on-double-click="false">
          <table:source-cell-range table:cell-range-address="insert_by_userid.A1:insert_by_userid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35647" table:display="true" table:show-details="true"/>
                <table:data-pilot-member table:name="0,035979" table:display="true" table:show-details="true"/>
                <table:data-pilot-member table:name="0,036083" table:display="true" table:show-details="true"/>
                <table:data-pilot-member table:name="0,036392" table:display="true" table:show-details="true"/>
                <table:data-pilot-member table:name="0,036494" table:display="true" table:show-details="true"/>
                <table:data-pilot-member table:name="0,0368" table:display="true" table:show-details="true"/>
                <table:data-pilot-member table:name="0,036961" table:display="true" table:show-details="true"/>
                <table:data-pilot-member table:name="0,036987" table:display="true" table:show-details="true"/>
                <table:data-pilot-member table:name="0,037047" table:display="true" table:show-details="true"/>
                <table:data-pilot-member table:name="0,037081" table:display="true" table:show-details="true"/>
                <table:data-pilot-member table:name="0,037139" table:display="true" table:show-details="true"/>
                <table:data-pilot-member table:name="0,037298" table:display="true" table:show-details="true"/>
                <table:data-pilot-member table:name="0,037313" table:display="true" table:show-details="true"/>
                <table:data-pilot-member table:name="0,037381" table:display="true" table:show-details="true"/>
                <table:data-pilot-member table:name="0,038327" table:display="true" table:show-details="true"/>
                <table:data-pilot-member table:name="0,038509" table:display="true" table:show-details="true"/>
                <table:data-pilot-member table:name="0,039012" table:display="true" table:show-details="true"/>
                <table:data-pilot-member table:name="0,039125" table:display="true" table:show-details="true"/>
                <table:data-pilot-member table:name="0,039129" table:display="true" table:show-details="true"/>
                <table:data-pilot-member table:name="0,039182" table:display="true" table:show-details="true"/>
                <table:data-pilot-member table:name="0,039333" table:display="true" table:show-details="true"/>
                <table:data-pilot-member table:name="0,039336" table:display="true" table:show-details="true"/>
                <table:data-pilot-member table:name="0,03934" table:display="true" table:show-details="true"/>
                <table:data-pilot-member table:name="0,039405" table:display="true" table:show-details="true"/>
                <table:data-pilot-member table:name="0,039425" table:display="true" table:show-details="true"/>
                <table:data-pilot-member table:name="0,039462" table:display="true" table:show-details="true"/>
                <table:data-pilot-member table:name="0,039479" table:display="true" table:show-details="true"/>
                <table:data-pilot-member table:name="0,039567" table:display="true" table:show-details="true"/>
                <table:data-pilot-member table:name="0,039616" table:display="true" table:show-details="true"/>
                <table:data-pilot-member table:name="0,039798" table:display="true" table:show-details="true"/>
                <table:data-pilot-member table:name="0,039848" table:display="true" table:show-details="true"/>
                <table:data-pilot-member table:name="0,039878" table:display="true" table:show-details="true"/>
                <table:data-pilot-member table:name="0,039933" table:display="true" table:show-details="true"/>
                <table:data-pilot-member table:name="0,039936" table:display="true" table:show-details="true"/>
                <table:data-pilot-member table:name="0,039995" table:display="true" table:show-details="true"/>
                <table:data-pilot-member table:name="0,040131" table:display="true" table:show-details="true"/>
                <table:data-pilot-member table:name="0,040172" table:display="true" table:show-details="true"/>
                <table:data-pilot-member table:name="0,040222" table:display="true" table:show-details="true"/>
                <table:data-pilot-member table:name="0,04027" table:display="true" table:show-details="true"/>
                <table:data-pilot-member table:name="0,040349" table:display="true" table:show-details="true"/>
                <table:data-pilot-member table:name="0,040367" table:display="true" table:show-details="true"/>
                <table:data-pilot-member table:name="0,04038" table:display="true" table:show-details="true"/>
                <table:data-pilot-member table:name="0,040478" table:display="true" table:show-details="true"/>
                <table:data-pilot-member table:name="0,040613" table:display="true" table:show-details="true"/>
                <table:data-pilot-member table:name="0,040633" table:display="true" table:show-details="true"/>
                <table:data-pilot-member table:name="0,040651" table:display="true" table:show-details="true"/>
                <table:data-pilot-member table:name="0,04067" table:display="true" table:show-details="true"/>
                <table:data-pilot-member table:name="0,040693" table:display="true" table:show-details="true"/>
                <table:data-pilot-member table:name="0,040729" table:display="true" table:show-details="true"/>
                <table:data-pilot-member table:name="0,040747" table:display="true" table:show-details="true"/>
                <table:data-pilot-member table:name="0,04075" table:display="true" table:show-details="true"/>
                <table:data-pilot-member table:name="0,040754" table:display="true" table:show-details="true"/>
                <table:data-pilot-member table:name="0,04077" table:display="true" table:show-details="true"/>
                <table:data-pilot-member table:name="0,040776" table:display="true" table:show-details="true"/>
                <table:data-pilot-member table:name="0,040815" table:display="true" table:show-details="true"/>
                <table:data-pilot-member table:name="0,040827" table:display="true" table:show-details="true"/>
                <table:data-pilot-member table:name="0,040857" table:display="true" table:show-details="true"/>
                <table:data-pilot-member table:name="0,040906" table:display="true" table:show-details="true"/>
                <table:data-pilot-member table:name="0,040914" table:display="true" table:show-details="true"/>
                <table:data-pilot-member table:name="0,040941" table:display="true" table:show-details="true"/>
                <table:data-pilot-member table:name="0,040997" table:display="true" table:show-details="true"/>
                <table:data-pilot-member table:name="0,041013" table:display="true" table:show-details="true"/>
                <table:data-pilot-member table:name="0,041031" table:display="true" table:show-details="true"/>
                <table:data-pilot-member table:name="0,041046" table:display="true" table:show-details="true"/>
                <table:data-pilot-member table:name="0,041074" table:display="true" table:show-details="true"/>
                <table:data-pilot-member table:name="0,041081" table:display="true" table:show-details="true"/>
                <table:data-pilot-member table:name="0,041102" table:display="true" table:show-details="true"/>
                <table:data-pilot-member table:name="0,041111" table:display="true" table:show-details="true"/>
                <table:data-pilot-member table:name="0,041138" table:display="true" table:show-details="true"/>
                <table:data-pilot-member table:name="0,041176" table:display="true" table:show-details="true"/>
                <table:data-pilot-member table:name="0,041215" table:display="true" table:show-details="true"/>
                <table:data-pilot-member table:name="0,041231" table:display="true" table:show-details="true"/>
                <table:data-pilot-member table:name="0,041253" table:display="true" table:show-details="true"/>
                <table:data-pilot-member table:name="0,041264" table:display="true" table:show-details="true"/>
                <table:data-pilot-member table:name="0,04127" table:display="true" table:show-details="true"/>
                <table:data-pilot-member table:name="0,041295" table:display="true" table:show-details="true"/>
                <table:data-pilot-member table:name="0,041317" table:display="true" table:show-details="true"/>
                <table:data-pilot-member table:name="0,041328" table:display="true" table:show-details="true"/>
                <table:data-pilot-member table:name="0,041354" table:display="true" table:show-details="true"/>
                <table:data-pilot-member table:name="0,041362" table:display="true" table:show-details="true"/>
                <table:data-pilot-member table:name="0,041366" table:display="true" table:show-details="true"/>
                <table:data-pilot-member table:name="0,041438" table:display="true" table:show-details="true"/>
                <table:data-pilot-member table:name="0,041442" table:display="true" table:show-details="true"/>
                <table:data-pilot-member table:name="0,041443" table:display="true" table:show-details="true"/>
                <table:data-pilot-member table:name="0,041445" table:display="true" table:show-details="true"/>
                <table:data-pilot-member table:name="0,041464" table:display="true" table:show-details="true"/>
                <table:data-pilot-member table:name="0,041478" table:display="true" table:show-details="true"/>
                <table:data-pilot-member table:name="0,041491" table:display="true" table:show-details="true"/>
                <table:data-pilot-member table:name="0,041495" table:display="true" table:show-details="true"/>
                <table:data-pilot-member table:name="0,041517" table:display="true" table:show-details="true"/>
                <table:data-pilot-member table:name="0,041571" table:display="true" table:show-details="true"/>
                <table:data-pilot-member table:name="0,041575" table:display="true" table:show-details="true"/>
                <table:data-pilot-member table:name="0,041679" table:display="true" table:show-details="true"/>
                <table:data-pilot-member table:name="0,041711" table:display="true" table:show-details="true"/>
                <table:data-pilot-member table:name="0,041717" table:display="true" table:show-details="true"/>
                <table:data-pilot-member table:name="0,041737" table:display="true" table:show-details="true"/>
                <table:data-pilot-member table:name="0,041775" table:display="true" table:show-details="true"/>
                <table:data-pilot-member table:name="0,041789" table:display="true" table:show-details="true"/>
                <table:data-pilot-member table:name="0,041847" table:display="true" table:show-details="true"/>
                <table:data-pilot-member table:name="0,042464" table:display="true" table:show-details="true"/>
                <table:data-pilot-member table:name="0,042936" table:display="true" table:show-details="true"/>
                <table:data-pilot-member table:name="0,043292" table:display="true" table:show-details="true"/>
                <table:data-pilot-member table:name="0,043398" table:display="true" table:show-details="true"/>
                <table:data-pilot-member table:name="0,043528" table:display="true" table:show-details="true"/>
                <table:data-pilot-member table:name="0,044291" table:display="true" table:show-details="true"/>
                <table:data-pilot-member table:name="0,04458" table:display="true" table:show-details="true"/>
                <table:data-pilot-member table:name="0,044834" table:display="true" table:show-details="true"/>
                <table:data-pilot-member table:name="0,044889" table:display="true" table:show-details="true"/>
                <table:data-pilot-member table:name="0,044895" table:display="true" table:show-details="true"/>
                <table:data-pilot-member table:name="0,045013" table:display="true" table:show-details="true"/>
                <table:data-pilot-member table:name="0,045014" table:display="true" table:show-details="true"/>
                <table:data-pilot-member table:name="0,045227" table:display="true" table:show-details="true"/>
                <table:data-pilot-member table:name="0,045263" table:display="true" table:show-details="true"/>
                <table:data-pilot-member table:name="0,045275" table:display="true" table:show-details="true"/>
                <table:data-pilot-member table:name="0,045343" table:display="true" table:show-details="true"/>
                <table:data-pilot-member table:name="0,045356" table:display="true" table:show-details="true"/>
                <table:data-pilot-member table:name="0,045366" table:display="true" table:show-details="true"/>
                <table:data-pilot-member table:name="0,04543" table:display="true" table:show-details="true"/>
                <table:data-pilot-member table:name="0,045458" table:display="true" table:show-details="true"/>
                <table:data-pilot-member table:name="0,045514" table:display="true" table:show-details="true"/>
                <table:data-pilot-member table:name="0,045594" table:display="true" table:show-details="true"/>
                <table:data-pilot-member table:name="0,045668" table:display="true" table:show-details="true"/>
                <table:data-pilot-member table:name="0,045717" table:display="true" table:show-details="true"/>
                <table:data-pilot-member table:name="0,045828" table:display="true" table:show-details="true"/>
                <table:data-pilot-member table:name="0,045847" table:display="true" table:show-details="true"/>
                <table:data-pilot-member table:name="0,045908" table:display="true" table:show-details="true"/>
                <table:data-pilot-member table:name="0,04597" table:display="true" table:show-details="true"/>
                <table:data-pilot-member table:name="0,046023" table:display="true" table:show-details="true"/>
                <table:data-pilot-member table:name="0,046147" table:display="true" table:show-details="true"/>
                <table:data-pilot-member table:name="0,046152" table:display="true" table:show-details="true"/>
                <table:data-pilot-member table:name="0,046161" table:display="true" table:show-details="true"/>
                <table:data-pilot-member table:name="0,046169" table:display="true" table:show-details="true"/>
                <table:data-pilot-member table:name="0,046198" table:display="true" table:show-details="true"/>
                <table:data-pilot-member table:name="0,046206" table:display="true" table:show-details="true"/>
                <table:data-pilot-member table:name="0,046237" table:display="true" table:show-details="true"/>
                <table:data-pilot-member table:name="0,046255" table:display="true" table:show-details="true"/>
                <table:data-pilot-member table:name="0,046316" table:display="true" table:show-details="true"/>
                <table:data-pilot-member table:name="0,046319" table:display="true" table:show-details="true"/>
                <table:data-pilot-member table:name="0,046321" table:display="true" table:show-details="true"/>
                <table:data-pilot-member table:name="0,046327" table:display="true" table:show-details="true"/>
                <table:data-pilot-member table:name="0,046334" table:display="true" table:show-details="true"/>
                <table:data-pilot-member table:name="0,046336" table:display="true" table:show-details="true"/>
                <table:data-pilot-member table:name="0,046367" table:display="true" table:show-details="true"/>
                <table:data-pilot-member table:name="0,046388" table:display="true" table:show-details="true"/>
                <table:data-pilot-member table:name="0,046389" table:display="true" table:show-details="true"/>
                <table:data-pilot-member table:name="0,046393" table:display="true" table:show-details="true"/>
                <table:data-pilot-member table:name="0,046426" table:display="true" table:show-details="true"/>
                <table:data-pilot-member table:name="0,046438" table:display="true" table:show-details="true"/>
                <table:data-pilot-member table:name="0,046444" table:display="true" table:show-details="true"/>
                <table:data-pilot-member table:name="0,046449" table:display="true" table:show-details="true"/>
                <table:data-pilot-member table:name="0,046454" table:display="true" table:show-details="true"/>
                <table:data-pilot-member table:name="0,046498" table:display="true" table:show-details="true"/>
                <table:data-pilot-member table:name="0,0465" table:display="true" table:show-details="true"/>
                <table:data-pilot-member table:name="0,046511" table:display="true" table:show-details="true"/>
                <table:data-pilot-member table:name="0,046537" table:display="true" table:show-details="true"/>
                <table:data-pilot-member table:name="0,046555" table:display="true" table:show-details="true"/>
                <table:data-pilot-member table:name="0,046574" table:display="true" table:show-details="true"/>
                <table:data-pilot-member table:name="0,046575" table:display="true" table:show-details="true"/>
                <table:data-pilot-member table:name="0,046585" table:display="true" table:show-details="true"/>
                <table:data-pilot-member table:name="0,046602" table:display="true" table:show-details="true"/>
                <table:data-pilot-member table:name="0,046616" table:display="true" table:show-details="true"/>
                <table:data-pilot-member table:name="0,046619" table:display="true" table:show-details="true"/>
                <table:data-pilot-member table:name="0,046623" table:display="true" table:show-details="true"/>
                <table:data-pilot-member table:name="0,046625" table:display="true" table:show-details="true"/>
                <table:data-pilot-member table:name="0,046632" table:display="true" table:show-details="true"/>
                <table:data-pilot-member table:name="0,046633" table:display="true" table:show-details="true"/>
                <table:data-pilot-member table:name="0,046647" table:display="true" table:show-details="true"/>
                <table:data-pilot-member table:name="0,046649" table:display="true" table:show-details="true"/>
                <table:data-pilot-member table:name="0,046651" table:display="true" table:show-details="true"/>
                <table:data-pilot-member table:name="0,046668" table:display="true" table:show-details="true"/>
                <table:data-pilot-member table:name="0,046678" table:display="true" table:show-details="true"/>
                <table:data-pilot-member table:name="0,046681" table:display="true" table:show-details="true"/>
                <table:data-pilot-member table:name="0,046699" table:display="true" table:show-details="true"/>
                <table:data-pilot-member table:name="0,046739" table:display="true" table:show-details="true"/>
                <table:data-pilot-member table:name="0,046769" table:display="true" table:show-details="true"/>
                <table:data-pilot-member table:name="0,046771" table:display="true" table:show-details="true"/>
                <table:data-pilot-member table:name="0,046778" table:display="true" table:show-details="true"/>
                <table:data-pilot-member table:name="0,046801" table:display="true" table:show-details="true"/>
                <table:data-pilot-member table:name="0,046838" table:display="true" table:show-details="true"/>
                <table:data-pilot-member table:name="0,046846" table:display="true" table:show-details="true"/>
                <table:data-pilot-member table:name="0,046862" table:display="true" table:show-details="true"/>
                <table:data-pilot-member table:name="0,04687" table:display="true" table:show-details="true"/>
                <table:data-pilot-member table:name="0,046875" table:display="true" table:show-details="true"/>
                <table:data-pilot-member table:name="0,046881" table:display="true" table:show-details="true"/>
                <table:data-pilot-member table:name="0,046883" table:display="true" table:show-details="true"/>
                <table:data-pilot-member table:name="0,046892" table:display="true" table:show-details="true"/>
                <table:data-pilot-member table:name="0,046908" table:display="true" table:show-details="true"/>
                <table:data-pilot-member table:name="0,046911" table:display="true" table:show-details="true"/>
                <table:data-pilot-member table:name="0,046917" table:display="true" table:show-details="true"/>
                <table:data-pilot-member table:name="0,04692" table:display="true" table:show-details="true"/>
                <table:data-pilot-member table:name="0,046943" table:display="true" table:show-details="true"/>
                <table:data-pilot-member table:name="0,046951" table:display="true" table:show-details="true"/>
                <table:data-pilot-member table:name="0,046953" table:display="true" table:show-details="true"/>
                <table:data-pilot-member table:name="0,046955" table:display="true" table:show-details="true"/>
                <table:data-pilot-member table:name="0,046956" table:display="true" table:show-details="true"/>
                <table:data-pilot-member table:name="0,046981" table:display="true" table:show-details="true"/>
                <table:data-pilot-member table:name="0,046996" table:display="true" table:show-details="true"/>
                <table:data-pilot-member table:name="0,047022" table:display="true" table:show-details="true"/>
                <table:data-pilot-member table:name="0,047027" table:display="true" table:show-details="true"/>
                <table:data-pilot-member table:name="0,047037" table:display="true" table:show-details="true"/>
                <table:data-pilot-member table:name="0,047041" table:display="true" table:show-details="true"/>
                <table:data-pilot-member table:name="0,047052" table:display="true" table:show-details="true"/>
                <table:data-pilot-member table:name="0,047065" table:display="true" table:show-details="true"/>
                <table:data-pilot-member table:name="0,047077" table:display="true" table:show-details="true"/>
                <table:data-pilot-member table:name="0,047078" table:display="true" table:show-details="true"/>
                <table:data-pilot-member table:name="0,047087" table:display="true" table:show-details="true"/>
                <table:data-pilot-member table:name="0,047122" table:display="true" table:show-details="true"/>
                <table:data-pilot-member table:name="0,047138" table:display="true" table:show-details="true"/>
                <table:data-pilot-member table:name="0,047146" table:display="true" table:show-details="true"/>
                <table:data-pilot-member table:name="0,047159" table:display="true" table:show-details="true"/>
                <table:data-pilot-member table:name="0,047166" table:display="true" table:show-details="true"/>
                <table:data-pilot-member table:name="0,047179" table:display="true" table:show-details="true"/>
                <table:data-pilot-member table:name="0,047196" table:display="true" table:show-details="true"/>
                <table:data-pilot-member table:name="0,047204" table:display="true" table:show-details="true"/>
                <table:data-pilot-member table:name="0,047209" table:display="true" table:show-details="true"/>
                <table:data-pilot-member table:name="0,047215" table:display="true" table:show-details="true"/>
                <table:data-pilot-member table:name="0,04722" table:display="true" table:show-details="true"/>
                <table:data-pilot-member table:name="0,047229" table:display="true" table:show-details="true"/>
                <table:data-pilot-member table:name="0,047234" table:display="true" table:show-details="true"/>
                <table:data-pilot-member table:name="0,047241" table:display="true" table:show-details="true"/>
                <table:data-pilot-member table:name="0,047248" table:display="true" table:show-details="true"/>
                <table:data-pilot-member table:name="0,047271" table:display="true" table:show-details="true"/>
                <table:data-pilot-member table:name="0,047278" table:display="true" table:show-details="true"/>
                <table:data-pilot-member table:name="0,047287" table:display="true" table:show-details="true"/>
                <table:data-pilot-member table:name="0,047289" table:display="true" table:show-details="true"/>
                <table:data-pilot-member table:name="0,047297" table:display="true" table:show-details="true"/>
                <table:data-pilot-member table:name="0,047331" table:display="true" table:show-details="true"/>
                <table:data-pilot-member table:name="0,047345" table:display="true" table:show-details="true"/>
                <table:data-pilot-member table:name="0,047347" table:display="true" table:show-details="true"/>
                <table:data-pilot-member table:name="0,047351" table:display="true" table:show-details="true"/>
                <table:data-pilot-member table:name="0,047367" table:display="true" table:show-details="true"/>
                <table:data-pilot-member table:name="0,047384" table:display="true" table:show-details="true"/>
                <table:data-pilot-member table:name="0,0474" table:display="true" table:show-details="true"/>
                <table:data-pilot-member table:name="0,047402" table:display="true" table:show-details="true"/>
                <table:data-pilot-member table:name="0,047405" table:display="true" table:show-details="true"/>
                <table:data-pilot-member table:name="0,047411" table:display="true" table:show-details="true"/>
                <table:data-pilot-member table:name="0,047413" table:display="true" table:show-details="true"/>
                <table:data-pilot-member table:name="0,047421" table:display="true" table:show-details="true"/>
                <table:data-pilot-member table:name="0,047427" table:display="true" table:show-details="true"/>
                <table:data-pilot-member table:name="0,047431" table:display="true" table:show-details="true"/>
                <table:data-pilot-member table:name="0,047443" table:display="true" table:show-details="true"/>
                <table:data-pilot-member table:name="0,04745" table:display="true" table:show-details="true"/>
                <table:data-pilot-member table:name="0,047474" table:display="true" table:show-details="true"/>
                <table:data-pilot-member table:name="0,047486" table:display="true" table:show-details="true"/>
                <table:data-pilot-member table:name="0,04749" table:display="true" table:show-details="true"/>
                <table:data-pilot-member table:name="0,047491" table:display="true" table:show-details="true"/>
                <table:data-pilot-member table:name="0,047492" table:display="true" table:show-details="true"/>
                <table:data-pilot-member table:name="0,04753" table:display="true" table:show-details="true"/>
                <table:data-pilot-member table:name="0,047533" table:display="true" table:show-details="true"/>
                <table:data-pilot-member table:name="0,047562" table:display="true" table:show-details="true"/>
                <table:data-pilot-member table:name="0,047569" table:display="true" table:show-details="true"/>
                <table:data-pilot-member table:name="0,047596" table:display="true" table:show-details="true"/>
                <table:data-pilot-member table:name="0,047599" table:display="true" table:show-details="true"/>
                <table:data-pilot-member table:name="0,047603" table:display="true" table:show-details="true"/>
                <table:data-pilot-member table:name="0,04761" table:display="true" table:show-details="true"/>
                <table:data-pilot-member table:name="0,047624" table:display="true" table:show-details="true"/>
                <table:data-pilot-member table:name="0,04763" table:display="true" table:show-details="true"/>
                <table:data-pilot-member table:name="0,047635" table:display="true" table:show-details="true"/>
                <table:data-pilot-member table:name="0,047671" table:display="true" table:show-details="true"/>
                <table:data-pilot-member table:name="0,047673" table:display="true" table:show-details="true"/>
                <table:data-pilot-member table:name="0,047702" table:display="true" table:show-details="true"/>
                <table:data-pilot-member table:name="0,047704" table:display="true" table:show-details="true"/>
                <table:data-pilot-member table:name="0,047717" table:display="true" table:show-details="true"/>
                <table:data-pilot-member table:name="0,047718" table:display="true" table:show-details="true"/>
                <table:data-pilot-member table:name="0,047719" table:display="true" table:show-details="true"/>
                <table:data-pilot-member table:name="0,047769" table:display="true" table:show-details="true"/>
                <table:data-pilot-member table:name="0,04777" table:display="true" table:show-details="true"/>
                <table:data-pilot-member table:name="0,047828" table:display="true" table:show-details="true"/>
                <table:data-pilot-member table:name="0,047843" table:display="true" table:show-details="true"/>
                <table:data-pilot-member table:name="0,04786" table:display="true" table:show-details="true"/>
                <table:data-pilot-member table:name="0,047862" table:display="true" table:show-details="true"/>
                <table:data-pilot-member table:name="0,047865" table:display="true" table:show-details="true"/>
                <table:data-pilot-member table:name="0,047993" table:display="true" table:show-details="true"/>
                <table:data-pilot-member table:name="0,048055" table:display="true" table:show-details="true"/>
                <table:data-pilot-member table:name="0,048131" table:display="true" table:show-details="true"/>
                <table:data-pilot-member table:name="0,048145" table:display="true" table:show-details="true"/>
                <table:data-pilot-member table:name="0,04819" table:display="true" table:show-details="true"/>
                <table:data-pilot-member table:name="0,048195" table:display="true" table:show-details="true"/>
                <table:data-pilot-member table:name="0,048216" table:display="true" table:show-details="true"/>
                <table:data-pilot-member table:name="0,048291" table:display="true" table:show-details="true"/>
                <table:data-pilot-member table:name="0,048309" table:display="true" table:show-details="true"/>
                <table:data-pilot-member table:name="0,048414" table:display="true" table:show-details="true"/>
                <table:data-pilot-member table:name="0,048518" table:display="true" table:show-details="true"/>
                <table:data-pilot-member table:name="0,048521" table:display="true" table:show-details="true"/>
                <table:data-pilot-member table:name="0,048567" table:display="true" table:show-details="true"/>
                <table:data-pilot-member table:name="0,048788" table:display="true" table:show-details="true"/>
                <table:data-pilot-member table:name="0,04908" table:display="true" table:show-details="true"/>
                <table:data-pilot-member table:name="0,049692" table:display="true" table:show-details="true"/>
                <table:data-pilot-member table:name="0,04978" table:display="true" table:show-details="true"/>
                <table:data-pilot-member table:name="0,050063" table:display="true" table:show-details="true"/>
                <table:data-pilot-member table:name="0,05024" table:display="true" table:show-details="true"/>
                <table:data-pilot-member table:name="0,050782" table:display="true" table:show-details="true"/>
                <table:data-pilot-member table:name="0,051287" table:display="true" table:show-details="true"/>
                <table:data-pilot-member table:name="0,051967" table:display="true" table:show-details="true"/>
                <table:data-pilot-member table:name="0,058819" table:display="true" table:show-details="true"/>
                <table:data-pilot-member table:name="0,059646" table:display="true" table:show-details="true"/>
                <table:data-pilot-member table:name="0,060013" table:display="true" table:show-details="true"/>
                <table:data-pilot-member table:name="0,061256" table:display="true" table:show-details="true"/>
                <table:data-pilot-member table:name="0,061325" table:display="true" table:show-details="true"/>
                <table:data-pilot-member table:name="0,061781" table:display="true" table:show-details="true"/>
                <table:data-pilot-member table:name="0,063585" table:display="true" table:show-details="true"/>
                <table:data-pilot-member table:name="0,064316" table:display="true" table:show-details="true"/>
                <table:data-pilot-member table:name="0,069859" table:display="true" table:show-details="true"/>
                <table:data-pilot-member table:name="0,07005" table:display="true" table:show-details="true"/>
                <table:data-pilot-member table:name="0,070446" table:display="true" table:show-details="true"/>
                <table:data-pilot-member table:name="0,070518" table:display="true" table:show-details="true"/>
                <table:data-pilot-member table:name="0,070537" table:display="true" table:show-details="true"/>
                <table:data-pilot-member table:name="0,070572" table:display="true" table:show-details="true"/>
                <table:data-pilot-member table:name="0,070631" table:display="true" table:show-details="true"/>
                <table:data-pilot-member table:name="0,070646" table:display="true" table:show-details="true"/>
                <table:data-pilot-member table:name="0,070704" table:display="true" table:show-details="true"/>
                <table:data-pilot-member table:name="0,070744" table:display="true" table:show-details="true"/>
                <table:data-pilot-member table:name="0,070851" table:display="true" table:show-details="true"/>
                <table:data-pilot-member table:name="0,070861" table:display="true" table:show-details="true"/>
                <table:data-pilot-member table:name="0,070867" table:display="true" table:show-details="true"/>
                <table:data-pilot-member table:name="0,070891" table:display="true" table:show-details="true"/>
                <table:data-pilot-member table:name="0,07091" table:display="true" table:show-details="true"/>
                <table:data-pilot-member table:name="0,071088" table:display="true" table:show-details="true"/>
                <table:data-pilot-member table:name="0,07111" table:display="true" table:show-details="true"/>
                <table:data-pilot-member table:name="0,071114" table:display="true" table:show-details="true"/>
                <table:data-pilot-member table:name="0,071169" table:display="true" table:show-details="true"/>
                <table:data-pilot-member table:name="0,071199" table:display="true" table:show-details="true"/>
                <table:data-pilot-member table:name="0,071281" table:display="true" table:show-details="true"/>
                <table:data-pilot-member table:name="0,071317" table:display="true" table:show-details="true"/>
                <table:data-pilot-member table:name="0,071328" table:display="true" table:show-details="true"/>
                <table:data-pilot-member table:name="0,071347" table:display="true" table:show-details="true"/>
                <table:data-pilot-member table:name="0,071391" table:display="true" table:show-details="true"/>
                <table:data-pilot-member table:name="0,071427" table:display="true" table:show-details="true"/>
                <table:data-pilot-member table:name="0,071429" table:display="true" table:show-details="true"/>
                <table:data-pilot-member table:name="0,071438" table:display="true" table:show-details="true"/>
                <table:data-pilot-member table:name="0,071449" table:display="true" table:show-details="true"/>
                <table:data-pilot-member table:name="0,07154" table:display="true" table:show-details="true"/>
                <table:data-pilot-member table:name="0,071547" table:display="true" table:show-details="true"/>
                <table:data-pilot-member table:name="0,071579" table:display="true" table:show-details="true"/>
                <table:data-pilot-member table:name="0,071636" table:display="true" table:show-details="true"/>
                <table:data-pilot-member table:name="0,071665" table:display="true" table:show-details="true"/>
                <table:data-pilot-member table:name="0,07167" table:display="true" table:show-details="true"/>
                <table:data-pilot-member table:name="0,071689" table:display="true" table:show-details="true"/>
                <table:data-pilot-member table:name="0,071697" table:display="true" table:show-details="true"/>
                <table:data-pilot-member table:name="0,071727" table:display="true" table:show-details="true"/>
                <table:data-pilot-member table:name="0,071734" table:display="true" table:show-details="true"/>
                <table:data-pilot-member table:name="0,071757" table:display="true" table:show-details="true"/>
                <table:data-pilot-member table:name="0,07176" table:display="true" table:show-details="true"/>
                <table:data-pilot-member table:name="0,071827" table:display="true" table:show-details="true"/>
                <table:data-pilot-member table:name="0,071873" table:display="true" table:show-details="true"/>
                <table:data-pilot-member table:name="0,071876" table:display="true" table:show-details="true"/>
                <table:data-pilot-member table:name="0,071881" table:display="true" table:show-details="true"/>
                <table:data-pilot-member table:name="0,071887" table:display="true" table:show-details="true"/>
                <table:data-pilot-member table:name="0,071912" table:display="true" table:show-details="true"/>
                <table:data-pilot-member table:name="0,071933" table:display="true" table:show-details="true"/>
                <table:data-pilot-member table:name="0,072019" table:display="true" table:show-details="true"/>
                <table:data-pilot-member table:name="0,072166" table:display="true" table:show-details="true"/>
                <table:data-pilot-member table:name="0,072183" table:display="true" table:show-details="true"/>
                <table:data-pilot-member table:name="0,072198" table:display="true" table:show-details="true"/>
                <table:data-pilot-member table:name="0,072389" table:display="true" table:show-details="true"/>
                <table:data-pilot-member table:name="0,072404" table:display="true" table:show-details="true"/>
                <table:data-pilot-member table:name="0,072414" table:display="true" table:show-details="true"/>
                <table:data-pilot-member table:name="0,072487" table:display="true" table:show-details="true"/>
                <table:data-pilot-member table:name="0,072506" table:display="true" table:show-details="true"/>
                <table:data-pilot-member table:name="0,072539" table:display="true" table:show-details="true"/>
                <table:data-pilot-member table:name="0,072627" table:display="true" table:show-details="true"/>
                <table:data-pilot-member table:name="0,072685" table:display="true" table:show-details="true"/>
                <table:data-pilot-member table:name="0,072806" table:display="true" table:show-details="true"/>
                <table:data-pilot-member table:name="0,072828" table:display="true" table:show-details="true"/>
                <table:data-pilot-member table:name="0,072855" table:display="true" table:show-details="true"/>
                <table:data-pilot-member table:name="0,072866" table:display="true" table:show-details="true"/>
                <table:data-pilot-member table:name="0,072896" table:display="true" table:show-details="true"/>
                <table:data-pilot-member table:name="0,072913" table:display="true" table:show-details="true"/>
                <table:data-pilot-member table:name="0,072948" table:display="true" table:show-details="true"/>
                <table:data-pilot-member table:name="0,072958" table:display="true" table:show-details="true"/>
                <table:data-pilot-member table:name="0,072984" table:display="true" table:show-details="true"/>
                <table:data-pilot-member table:name="0,072997" table:display="true" table:show-details="true"/>
                <table:data-pilot-member table:name="0,073038" table:display="true" table:show-details="true"/>
                <table:data-pilot-member table:name="0,073048" table:display="true" table:show-details="true"/>
                <table:data-pilot-member table:name="0,073082" table:display="true" table:show-details="true"/>
                <table:data-pilot-member table:name="0,073107" table:display="true" table:show-details="true"/>
                <table:data-pilot-member table:name="0,073176" table:display="true" table:show-details="true"/>
                <table:data-pilot-member table:name="0,073262" table:display="true" table:show-details="true"/>
                <table:data-pilot-member table:name="0,07336" table:display="true" table:show-details="true"/>
                <table:data-pilot-member table:name="0,073408" table:display="true" table:show-details="true"/>
                <table:data-pilot-member table:name="0,073441" table:display="true" table:show-details="true"/>
                <table:data-pilot-member table:name="0,073442" table:display="true" table:show-details="true"/>
                <table:data-pilot-member table:name="0,073572" table:display="true" table:show-details="true"/>
                <table:data-pilot-member table:name="0,073627" table:display="true" table:show-details="true"/>
                <table:data-pilot-member table:name="0,073805" table:display="true" table:show-details="true"/>
                <table:data-pilot-member table:name="0,073869" table:display="true" table:show-details="true"/>
                <table:data-pilot-member table:name="0,073961" table:display="true" table:show-details="true"/>
                <table:data-pilot-member table:name="0,074012" table:display="true" table:show-details="true"/>
                <table:data-pilot-member table:name="0,074096" table:display="true" table:show-details="true"/>
                <table:data-pilot-member table:name="0,074114" table:display="true" table:show-details="true"/>
                <table:data-pilot-member table:name="0,074207" table:display="true" table:show-details="true"/>
                <table:data-pilot-member table:name="0,074458" table:display="true" table:show-details="true"/>
                <table:data-pilot-member table:name="0,074598" table:display="true" table:show-details="true"/>
                <table:data-pilot-member table:name="0,074729" table:display="true" table:show-details="true"/>
                <table:data-pilot-member table:name="0,075406" table:display="true" table:show-details="true"/>
                <table:data-pilot-member table:name="0,075523" table:display="true" table:show-details="true"/>
                <table:data-pilot-member table:name="0,075552" table:display="true" table:show-details="true"/>
                <table:data-pilot-member table:name="0,07722" table:display="true" table:show-details="true"/>
                <table:data-pilot-member table:name="0,079255" table:display="true" table:show-details="true"/>
                <table:data-pilot-member table:name="0,08247" table:display="true" table:show-details="true"/>
                <table:data-pilot-member table:name="0,086659" table:display="true" table:show-details="true"/>
                <table:data-pilot-member table:name="0,087126" table:display="true" table:show-details="true"/>
                <table:data-pilot-member table:name="0,087673" table:display="true" table:show-details="true"/>
                <table:data-pilot-member table:name="0,09784" table:display="true" table:show-details="true"/>
                <table:data-pilot-member table:name="0,104559" table:display="true" table:show-details="true"/>
                <table:data-pilot-member table:name="0,116266" table:display="true" table:show-details="true"/>
                <table:data-pilot-member table:name="0,116549" table:display="true" table:show-details="true"/>
                <table:data-pilot-member table:name="0,116562" table:display="true" table:show-details="true"/>
                <table:data-pilot-member table:name="0,116563" table:display="true" table:show-details="true"/>
                <table:data-pilot-member table:name="0,116574" table:display="true" table:show-details="true"/>
                <table:data-pilot-member table:name="0,116741" table:display="true" table:show-details="true"/>
                <table:data-pilot-member table:name="0,116743" table:display="true" table:show-details="true"/>
                <table:data-pilot-member table:name="0,116788" table:display="true" table:show-details="true"/>
                <table:data-pilot-member table:name="0,116816" table:display="true" table:show-details="true"/>
                <table:data-pilot-member table:name="0,116884" table:display="true" table:show-details="true"/>
                <table:data-pilot-member table:name="0,117055" table:display="true" table:show-details="true"/>
                <table:data-pilot-member table:name="0,11709" table:display="true" table:show-details="true"/>
                <table:data-pilot-member table:name="0,117189" table:display="true" table:show-details="true"/>
                <table:data-pilot-member table:name="0,117269" table:display="true" table:show-details="true"/>
                <table:data-pilot-member table:name="0,117345" table:display="true" table:show-details="true"/>
                <table:data-pilot-member table:name="0,117538" table:display="true" table:show-details="true"/>
                <table:data-pilot-member table:name="0,117617" table:display="true" table:show-details="true"/>
                <table:data-pilot-member table:name="0,11762" table:display="true" table:show-details="true"/>
                <table:data-pilot-member table:name="0,117638" table:display="true" table:show-details="true"/>
                <table:data-pilot-member table:name="0,117679" table:display="true" table:show-details="true"/>
                <table:data-pilot-member table:name="0,117738" table:display="true" table:show-details="true"/>
                <table:data-pilot-member table:name="0,117782" table:display="true" table:show-details="true"/>
                <table:data-pilot-member table:name="0,117882" table:display="true" table:show-details="true"/>
                <table:data-pilot-member table:name="0,1179" table:display="true" table:show-details="true"/>
                <table:data-pilot-member table:name="0,11795" table:display="true" table:show-details="true"/>
                <table:data-pilot-member table:name="0,117963" table:display="true" table:show-details="true"/>
                <table:data-pilot-member table:name="0,117967" table:display="true" table:show-details="true"/>
                <table:data-pilot-member table:name="0,117987" table:display="true" table:show-details="true"/>
                <table:data-pilot-member table:name="0,117992" table:display="true" table:show-details="true"/>
                <table:data-pilot-member table:name="0,117993" table:display="true" table:show-details="true"/>
                <table:data-pilot-member table:name="0,118007" table:display="true" table:show-details="true"/>
                <table:data-pilot-member table:name="0,118064" table:display="true" table:show-details="true"/>
                <table:data-pilot-member table:name="0,118087" table:display="true" table:show-details="true"/>
                <table:data-pilot-member table:name="0,118133" table:display="true" table:show-details="true"/>
                <table:data-pilot-member table:name="0,11818" table:display="true" table:show-details="true"/>
                <table:data-pilot-member table:name="0,118207" table:display="true" table:show-details="true"/>
                <table:data-pilot-member table:name="0,118209" table:display="true" table:show-details="true"/>
                <table:data-pilot-member table:name="0,118269" table:display="true" table:show-details="true"/>
                <table:data-pilot-member table:name="0,11827" table:display="true" table:show-details="true"/>
                <table:data-pilot-member table:name="0,118339" table:display="true" table:show-details="true"/>
                <table:data-pilot-member table:name="0,118342" table:display="true" table:show-details="true"/>
                <table:data-pilot-member table:name="0,11837" table:display="true" table:show-details="true"/>
                <table:data-pilot-member table:name="0,118377" table:display="true" table:show-details="true"/>
                <table:data-pilot-member table:name="0,118382" table:display="true" table:show-details="true"/>
                <table:data-pilot-member table:name="0,118521" table:display="true" table:show-details="true"/>
                <table:data-pilot-member table:name="0,118689" table:display="true" table:show-details="true"/>
                <table:data-pilot-member table:name="0,118693" table:display="true" table:show-details="true"/>
                <table:data-pilot-member table:name="0,118733" table:display="true" table:show-details="true"/>
                <table:data-pilot-member table:name="0,118734" table:display="true" table:show-details="true"/>
                <table:data-pilot-member table:name="0,118742" table:display="true" table:show-details="true"/>
                <table:data-pilot-member table:name="0,11876" table:display="true" table:show-details="true"/>
                <table:data-pilot-member table:name="0,118812" table:display="true" table:show-details="true"/>
                <table:data-pilot-member table:name="0,118855" table:display="true" table:show-details="true"/>
                <table:data-pilot-member table:name="0,1189" table:display="true" table:show-details="true"/>
                <table:data-pilot-member table:name="0,118938" table:display="true" table:show-details="true"/>
                <table:data-pilot-member table:name="0,118963" table:display="true" table:show-details="true"/>
                <table:data-pilot-member table:name="0,119127" table:display="true" table:show-details="true"/>
                <table:data-pilot-member table:name="0,11914" table:display="true" table:show-details="true"/>
                <table:data-pilot-member table:name="0,119272" table:display="true" table:show-details="true"/>
                <table:data-pilot-member table:name="0,119297" table:display="true" table:show-details="true"/>
                <table:data-pilot-member table:name="0,119501" table:display="true" table:show-details="true"/>
                <table:data-pilot-member table:name="0,119563" table:display="true" table:show-details="true"/>
                <table:data-pilot-member table:name="0,119654" table:display="true" table:show-details="true"/>
                <table:data-pilot-member table:name="0,119746" table:display="true" table:show-details="true"/>
                <table:data-pilot-member table:name="0,119767" table:display="true" table:show-details="true"/>
                <table:data-pilot-member table:name="0,119815" table:display="true" table:show-details="true"/>
                <table:data-pilot-member table:name="0,120056" table:display="true" table:show-details="true"/>
                <table:data-pilot-member table:name="0,12044" table:display="true" table:show-details="true"/>
                <table:data-pilot-member table:name="0,12045" table:display="true" table:show-details="true"/>
                <table:data-pilot-member table:name="0,120609" table:display="true" table:show-details="true"/>
                <table:data-pilot-member table:name="0,120623" table:display="true" table:show-details="true"/>
                <table:data-pilot-member table:name="0,120659" table:display="true" table:show-details="true"/>
                <table:data-pilot-member table:name="0,120873" table:display="true" table:show-details="true"/>
                <table:data-pilot-member table:name="0,120877" table:display="true" table:show-details="true"/>
                <table:data-pilot-member table:name="0,121104" table:display="true" table:show-details="true"/>
                <table:data-pilot-member table:name="0,121586" table:display="true" table:show-details="true"/>
                <table:data-pilot-member table:name="0,121632" table:display="true" table:show-details="true"/>
                <table:data-pilot-member table:name="0,12167" table:display="true" table:show-details="true"/>
                <table:data-pilot-member table:name="0,122125" table:display="true" table:show-details="true"/>
                <table:data-pilot-member table:name="0,125424" table:display="true" table:show-details="true"/>
                <table:data-pilot-member table:name="0,125962" table:display="true" table:show-details="true"/>
                <table:data-pilot-member table:name="0,126093" table:display="true" table:show-details="true"/>
                <table:data-pilot-member table:name="0,127263" table:display="true" table:show-details="true"/>
                <table:data-pilot-member table:name="0,127495" table:display="true" table:show-details="true"/>
                <table:data-pilot-member table:name="0,128646" table:display="true" table:show-details="true"/>
                <table:data-pilot-member table:name="0,128983" table:display="true" table:show-details="true"/>
                <table:data-pilot-member table:name="0,1293" table:display="true" table:show-details="true"/>
                <table:data-pilot-member table:name="0,129528" table:display="true" table:show-details="true"/>
                <table:data-pilot-member table:name="0,129707" table:display="true" table:show-details="true"/>
                <table:data-pilot-member table:name="0,130143" table:display="true" table:show-details="true"/>
                <table:data-pilot-member table:name="0,130374" table:display="true" table:show-details="true"/>
                <table:data-pilot-member table:name="0,13116" table:display="true" table:show-details="true"/>
                <table:data-pilot-member table:name="0,132357" table:display="true" table:show-details="true"/>
                <table:data-pilot-member table:name="0,132403" table:display="true" table:show-details="true"/>
                <table:data-pilot-member table:name="0,133388" table:display="true" table:show-details="true"/>
                <table:data-pilot-member table:name="0,133733" table:display="true" table:show-details="true"/>
                <table:data-pilot-member table:name="0,134227" table:display="true" table:show-details="true"/>
                <table:data-pilot-member table:name="0,137471" table:display="true" table:show-details="true"/>
                <table:data-pilot-member table:name="0,141654" table:display="true" table:show-details="true"/>
                <table:data-pilot-member table:name="0,158902" table:display="true" table:show-details="true"/>
                <table:data-pilot-member table:name="0,159978" table:display="true" table:show-details="true"/>
                <table:data-pilot-member table:name="0,160303" table:display="true" table:show-details="true"/>
                <table:data-pilot-member table:name="0,160546" table:display="true" table:show-details="true"/>
                <table:data-pilot-member table:name="0,160734" table:display="true" table:show-details="true"/>
                <table:data-pilot-member table:name="0,160898" table:display="true" table:show-details="true"/>
                <table:data-pilot-member table:name="0,160998" table:display="true" table:show-details="true"/>
                <table:data-pilot-member table:name="0,161062" table:display="true" table:show-details="true"/>
                <table:data-pilot-member table:name="0,161112" table:display="true" table:show-details="true"/>
                <table:data-pilot-member table:name="0,161316" table:display="true" table:show-details="true"/>
                <table:data-pilot-member table:name="0,16133" table:display="true" table:show-details="true"/>
                <table:data-pilot-member table:name="0,16167" table:display="true" table:show-details="true"/>
                <table:data-pilot-member table:name="0,161939" table:display="true" table:show-details="true"/>
                <table:data-pilot-member table:name="0,161988" table:display="true" table:show-details="true"/>
                <table:data-pilot-member table:name="0,162168" table:display="true" table:show-details="true"/>
                <table:data-pilot-member table:name="0,16221" table:display="true" table:show-details="true"/>
                <table:data-pilot-member table:name="0,162332" table:display="true" table:show-details="true"/>
                <table:data-pilot-member table:name="0,162453" table:display="true" table:show-details="true"/>
                <table:data-pilot-member table:name="0,162765" table:display="true" table:show-details="true"/>
                <table:data-pilot-member table:name="0,162795" table:display="true" table:show-details="true"/>
                <table:data-pilot-member table:name="0,162855" table:display="true" table:show-details="true"/>
                <table:data-pilot-member table:name="0,16287" table:display="true" table:show-details="true"/>
                <table:data-pilot-member table:name="0,163177" table:display="true" table:show-details="true"/>
                <table:data-pilot-member table:name="0,163279" table:display="true" table:show-details="true"/>
                <table:data-pilot-member table:name="0,1634" table:display="true" table:show-details="true"/>
                <table:data-pilot-member table:name="0,163574" table:display="true" table:show-details="true"/>
                <table:data-pilot-member table:name="0,163618" table:display="true" table:show-details="true"/>
                <table:data-pilot-member table:name="0,16365" table:display="true" table:show-details="true"/>
                <table:data-pilot-member table:name="0,163697" table:display="true" table:show-details="true"/>
                <table:data-pilot-member table:name="0,163946" table:display="true" table:show-details="true"/>
                <table:data-pilot-member table:name="0,164107" table:display="true" table:show-details="true"/>
                <table:data-pilot-member table:name="0,164173" table:display="true" table:show-details="true"/>
                <table:data-pilot-member table:name="0,164175" table:display="true" table:show-details="true"/>
                <table:data-pilot-member table:name="0,16436" table:display="true" table:show-details="true"/>
                <table:data-pilot-member table:name="0,164391" table:display="true" table:show-details="true"/>
                <table:data-pilot-member table:name="0,164443" table:display="true" table:show-details="true"/>
                <table:data-pilot-member table:name="0,164547" table:display="true" table:show-details="true"/>
                <table:data-pilot-member table:name="0,164562" table:display="true" table:show-details="true"/>
                <table:data-pilot-member table:name="0,16461" table:display="true" table:show-details="true"/>
                <table:data-pilot-member table:name="0,164844" table:display="true" table:show-details="true"/>
                <table:data-pilot-member table:name="0,164921" table:display="true" table:show-details="true"/>
                <table:data-pilot-member table:name="0,164935" table:display="true" table:show-details="true"/>
                <table:data-pilot-member table:name="0,164978" table:display="true" table:show-details="true"/>
                <table:data-pilot-member table:name="0,165008" table:display="true" table:show-details="true"/>
                <table:data-pilot-member table:name="0,165014" table:display="true" table:show-details="true"/>
                <table:data-pilot-member table:name="0,165034" table:display="true" table:show-details="true"/>
                <table:data-pilot-member table:name="0,165063" table:display="true" table:show-details="true"/>
                <table:data-pilot-member table:name="0,165089" table:display="true" table:show-details="true"/>
                <table:data-pilot-member table:name="0,165201" table:display="true" table:show-details="true"/>
                <table:data-pilot-member table:name="0,165391" table:display="true" table:show-details="true"/>
                <table:data-pilot-member table:name="0,16589" table:display="true" table:show-details="true"/>
                <table:data-pilot-member table:name="0,16603" table:display="true" table:show-details="true"/>
                <table:data-pilot-member table:name="0,1662" table:display="true" table:show-details="true"/>
                <table:data-pilot-member table:name="0,166256" table:display="true" table:show-details="true"/>
                <table:data-pilot-member table:name="0,166293" table:display="true" table:show-details="true"/>
                <table:data-pilot-member table:name="0,166307" table:display="true" table:show-details="true"/>
                <table:data-pilot-member table:name="0,166433" table:display="true" table:show-details="true"/>
                <table:data-pilot-member table:name="0,166475" table:display="true" table:show-details="true"/>
                <table:data-pilot-member table:name="0,166728" table:display="true" table:show-details="true"/>
                <table:data-pilot-member table:name="0,166862" table:display="true" table:show-details="true"/>
                <table:data-pilot-member table:name="0,16705" table:display="true" table:show-details="true"/>
                <table:data-pilot-member table:name="0,16713" table:display="true" table:show-details="true"/>
                <table:data-pilot-member table:name="0,167139" table:display="true" table:show-details="true"/>
                <table:data-pilot-member table:name="0,16718" table:display="true" table:show-details="true"/>
                <table:data-pilot-member table:name="0,167252" table:display="true" table:show-details="true"/>
                <table:data-pilot-member table:name="0,167576" table:display="true" table:show-details="true"/>
                <table:data-pilot-member table:name="0,16767" table:display="true" table:show-details="true"/>
                <table:data-pilot-member table:name="0,167737" table:display="true" table:show-details="true"/>
                <table:data-pilot-member table:name="0,167795" table:display="true" table:show-details="true"/>
                <table:data-pilot-member table:name="0,168147" table:display="true" table:show-details="true"/>
                <table:data-pilot-member table:name="0,168149" table:display="true" table:show-details="true"/>
                <table:data-pilot-member table:name="0,168212" table:display="true" table:show-details="true"/>
                <table:data-pilot-member table:name="0,168289" table:display="true" table:show-details="true"/>
                <table:data-pilot-member table:name="0,168575" table:display="true" table:show-details="true"/>
                <table:data-pilot-member table:name="0,168666" table:display="true" table:show-details="true"/>
                <table:data-pilot-member table:name="0,168806" table:display="true" table:show-details="true"/>
                <table:data-pilot-member table:name="0,168822" table:display="true" table:show-details="true"/>
                <table:data-pilot-member table:name="0,169774" table:display="true" table:show-details="true"/>
                <table:data-pilot-member table:name="0,170854" table:display="true" table:show-details="true"/>
                <table:data-pilot-member table:name="0,171317" table:display="true" table:show-details="true"/>
                <table:data-pilot-member table:name="0,171328" table:display="true" table:show-details="true"/>
                <table:data-pilot-member table:name="0,172906" table:display="true" table:show-details="true"/>
                <table:data-pilot-member table:name="0,17403" table:display="true" table:show-details="true"/>
                <table:data-pilot-member table:name="0,1818" table:display="true" table:show-details="true"/>
                <table:data-pilot-member table:name="0,18233" table:display="true" table:show-details="true"/>
                <table:data-pilot-member table:name="0,182396" table:display="true" table:show-details="true"/>
                <table:data-pilot-member table:name="0,183025" table:display="true" table:show-details="true"/>
                <table:data-pilot-member table:name="0,183164" table:display="true" table:show-details="true"/>
                <table:data-pilot-member table:name="0,183172" table:display="true" table:show-details="true"/>
                <table:data-pilot-member table:name="0,183547" table:display="true" table:show-details="true"/>
                <table:data-pilot-member table:name="0,183823" table:display="true" table:show-details="true"/>
                <table:data-pilot-member table:name="0,183876" table:display="true" table:show-details="true"/>
                <table:data-pilot-member table:name="0,184175" table:display="true" table:show-details="true"/>
                <table:data-pilot-member table:name="0,184349" table:display="true" table:show-details="true"/>
                <table:data-pilot-member table:name="0,184742" table:display="true" table:show-details="true"/>
                <table:data-pilot-member table:name="0,184982" table:display="true" table:show-details="true"/>
                <table:data-pilot-member table:name="0,185017" table:display="true" table:show-details="true"/>
                <table:data-pilot-member table:name="0,185322" table:display="true" table:show-details="true"/>
                <table:data-pilot-member table:name="0,185575" table:display="true" table:show-details="true"/>
                <table:data-pilot-member table:name="0,185783" table:display="true" table:show-details="true"/>
                <table:data-pilot-member table:name="0,185828" table:display="true" table:show-details="true"/>
                <table:data-pilot-member table:name="0,185898" table:display="true" table:show-details="true"/>
                <table:data-pilot-member table:name="0,18592" table:display="true" table:show-details="true"/>
                <table:data-pilot-member table:name="0,185956" table:display="true" table:show-details="true"/>
                <table:data-pilot-member table:name="0,185973" table:display="true" table:show-details="true"/>
                <table:data-pilot-member table:name="0,18601" table:display="true" table:show-details="true"/>
                <table:data-pilot-member table:name="0,186052" table:display="true" table:show-details="true"/>
                <table:data-pilot-member table:name="0,186067" table:display="true" table:show-details="true"/>
                <table:data-pilot-member table:name="0,186114" table:display="true" table:show-details="true"/>
                <table:data-pilot-member table:name="0,186239" table:display="true" table:show-details="true"/>
                <table:data-pilot-member table:name="0,186258" table:display="true" table:show-details="true"/>
                <table:data-pilot-member table:name="0,18626" table:display="true" table:show-details="true"/>
                <table:data-pilot-member table:name="0,186363" table:display="true" table:show-details="true"/>
                <table:data-pilot-member table:name="0,18638" table:display="true" table:show-details="true"/>
                <table:data-pilot-member table:name="0,186384" table:display="true" table:show-details="true"/>
                <table:data-pilot-member table:name="0,18676" table:display="true" table:show-details="true"/>
                <table:data-pilot-member table:name="0,186926" table:display="true" table:show-details="true"/>
                <table:data-pilot-member table:name="0,186959" table:display="true" table:show-details="true"/>
                <table:data-pilot-member table:name="0,187232" table:display="true" table:show-details="true"/>
                <table:data-pilot-member table:name="0,1873" table:display="true" table:show-details="true"/>
                <table:data-pilot-member table:name="0,187336" table:display="true" table:show-details="true"/>
                <table:data-pilot-member table:name="0,187386" table:display="true" table:show-details="true"/>
                <table:data-pilot-member table:name="0,187495" table:display="true" table:show-details="true"/>
                <table:data-pilot-member table:name="0,187518" table:display="true" table:show-details="true"/>
                <table:data-pilot-member table:name="0,187599" table:display="true" table:show-details="true"/>
                <table:data-pilot-member table:name="0,187751" table:display="true" table:show-details="true"/>
                <table:data-pilot-member table:name="0,187783" table:display="true" table:show-details="true"/>
                <table:data-pilot-member table:name="0,187906" table:display="true" table:show-details="true"/>
                <table:data-pilot-member table:name="0,187949" table:display="true" table:show-details="true"/>
                <table:data-pilot-member table:name="0,187991" table:display="true" table:show-details="true"/>
                <table:data-pilot-member table:name="0,188033" table:display="true" table:show-details="true"/>
                <table:data-pilot-member table:name="0,188051" table:display="true" table:show-details="true"/>
                <table:data-pilot-member table:name="0,188079" table:display="true" table:show-details="true"/>
                <table:data-pilot-member table:name="0,18818" table:display="true" table:show-details="true"/>
                <table:data-pilot-member table:name="0,188267" table:display="true" table:show-details="true"/>
                <table:data-pilot-member table:name="0,188268" table:display="true" table:show-details="true"/>
                <table:data-pilot-member table:name="0,188366" table:display="true" table:show-details="true"/>
                <table:data-pilot-member table:name="0,188453" table:display="true" table:show-details="true"/>
                <table:data-pilot-member table:name="0,188578" table:display="true" table:show-details="true"/>
                <table:data-pilot-member table:name="0,188725" table:display="true" table:show-details="true"/>
                <table:data-pilot-member table:name="0,188771" table:display="true" table:show-details="true"/>
                <table:data-pilot-member table:name="0,18881" table:display="true" table:show-details="true"/>
                <table:data-pilot-member table:name="0,188823" table:display="true" table:show-details="true"/>
                <table:data-pilot-member table:name="0,188854" table:display="true" table:show-details="true"/>
                <table:data-pilot-member table:name="0,188875" table:display="true" table:show-details="true"/>
                <table:data-pilot-member table:name="0,188883" table:display="true" table:show-details="true"/>
                <table:data-pilot-member table:name="0,188922" table:display="true" table:show-details="true"/>
                <table:data-pilot-member table:name="0,188949" table:display="true" table:show-details="true"/>
                <table:data-pilot-member table:name="0,189392" table:display="true" table:show-details="true"/>
                <table:data-pilot-member table:name="0,189838" table:display="true" table:show-details="true"/>
                <table:data-pilot-member table:name="0,190238" table:display="true" table:show-details="true"/>
                <table:data-pilot-member table:name="0,191001" table:display="true" table:show-details="true"/>
                <table:data-pilot-member table:name="0,191033" table:display="true" table:show-details="true"/>
                <table:data-pilot-member table:name="0,191386" table:display="true" table:show-details="true"/>
                <table:data-pilot-member table:name="0,192478" table:display="true" table:show-details="true"/>
                <table:data-pilot-member table:name="0,192615" table:display="true" table:show-details="true"/>
                <table:data-pilot-member table:name="0,193737" table:display="true" table:show-details="true"/>
                <table:data-pilot-member table:name="0,195475" table:display="true" table:show-details="true"/>
                <table:data-pilot-member table:name="0,195507" table:display="true" table:show-details="true"/>
                <table:data-pilot-member table:name="0,195657" table:display="true" table:show-details="true"/>
                <table:data-pilot-member table:name="0,195955" table:display="true" table:show-details="true"/>
                <table:data-pilot-member table:name="0,196013" table:display="true" table:show-details="true"/>
                <table:data-pilot-member table:name="0,196131" table:display="true" table:show-details="true"/>
                <table:data-pilot-member table:name="0,196144" table:display="true" table:show-details="true"/>
                <table:data-pilot-member table:name="0,196154" table:display="true" table:show-details="true"/>
                <table:data-pilot-member table:name="0,196261" table:display="true" table:show-details="true"/>
                <table:data-pilot-member table:name="0,196402" table:display="true" table:show-details="true"/>
                <table:data-pilot-member table:name="0,19655" table:display="true" table:show-details="true"/>
                <table:data-pilot-member table:name="0,196591" table:display="true" table:show-details="true"/>
                <table:data-pilot-member table:name="0,1967" table:display="true" table:show-details="true"/>
                <table:data-pilot-member table:name="0,196755" table:display="true" table:show-details="true"/>
                <table:data-pilot-member table:name="0,196757" table:display="true" table:show-details="true"/>
                <table:data-pilot-member table:name="0,196907" table:display="true" table:show-details="true"/>
                <table:data-pilot-member table:name="0,196963" table:display="true" table:show-details="true"/>
                <table:data-pilot-member table:name="0,197035" table:display="true" table:show-details="true"/>
                <table:data-pilot-member table:name="0,197082" table:display="true" table:show-details="true"/>
                <table:data-pilot-member table:name="0,197114" table:display="true" table:show-details="true"/>
                <table:data-pilot-member table:name="0,197129" table:display="true" table:show-details="true"/>
                <table:data-pilot-member table:name="0,197255" table:display="true" table:show-details="true"/>
                <table:data-pilot-member table:name="0,197319" table:display="true" table:show-details="true"/>
                <table:data-pilot-member table:name="0,197337" table:display="true" table:show-details="true"/>
                <table:data-pilot-member table:name="0,197349" table:display="true" table:show-details="true"/>
                <table:data-pilot-member table:name="0,197441" table:display="true" table:show-details="true"/>
                <table:data-pilot-member table:name="0,197509" table:display="true" table:show-details="true"/>
                <table:data-pilot-member table:name="0,197526" table:display="true" table:show-details="true"/>
                <table:data-pilot-member table:name="0,197559" table:display="true" table:show-details="true"/>
                <table:data-pilot-member table:name="0,197573" table:display="true" table:show-details="true"/>
                <table:data-pilot-member table:name="0,197807" table:display="true" table:show-details="true"/>
                <table:data-pilot-member table:name="0,197902" table:display="true" table:show-details="true"/>
                <table:data-pilot-member table:name="0,197906" table:display="true" table:show-details="true"/>
                <table:data-pilot-member table:name="0,19791" table:display="true" table:show-details="true"/>
                <table:data-pilot-member table:name="0,198019" table:display="true" table:show-details="true"/>
                <table:data-pilot-member table:name="0,198145" table:display="true" table:show-details="true"/>
                <table:data-pilot-member table:name="0,198174" table:display="true" table:show-details="true"/>
                <table:data-pilot-member table:name="0,198225" table:display="true" table:show-details="true"/>
                <table:data-pilot-member table:name="0,198232" table:display="true" table:show-details="true"/>
                <table:data-pilot-member table:name="0,198305" table:display="true" table:show-details="true"/>
                <table:data-pilot-member table:name="0,198384" table:display="true" table:show-details="true"/>
                <table:data-pilot-member table:name="0,198392" table:display="true" table:show-details="true"/>
                <table:data-pilot-member table:name="0,198546" table:display="true" table:show-details="true"/>
                <table:data-pilot-member table:name="0,198679" table:display="true" table:show-details="true"/>
                <table:data-pilot-member table:name="0,19872" table:display="true" table:show-details="true"/>
                <table:data-pilot-member table:name="0,198784" table:display="true" table:show-details="true"/>
                <table:data-pilot-member table:name="0,1988" table:display="true" table:show-details="true"/>
                <table:data-pilot-member table:name="0,198863" table:display="true" table:show-details="true"/>
                <table:data-pilot-member table:name="0,198884" table:display="true" table:show-details="true"/>
                <table:data-pilot-member table:name="0,19893" table:display="true" table:show-details="true"/>
                <table:data-pilot-member table:name="0,198957" table:display="true" table:show-details="true"/>
                <table:data-pilot-member table:name="0,199212" table:display="true" table:show-details="true"/>
                <table:data-pilot-member table:name="0,199239" table:display="true" table:show-details="true"/>
                <table:data-pilot-member table:name="0,199253" table:display="true" table:show-details="true"/>
                <table:data-pilot-member table:name="0,199272" table:display="true" table:show-details="true"/>
                <table:data-pilot-member table:name="0,199331" table:display="true" table:show-details="true"/>
                <table:data-pilot-member table:name="0,199339" table:display="true" table:show-details="true"/>
                <table:data-pilot-member table:name="0,199381" table:display="true" table:show-details="true"/>
                <table:data-pilot-member table:name="0,19941" table:display="true" table:show-details="true"/>
                <table:data-pilot-member table:name="0,199418" table:display="true" table:show-details="true"/>
                <table:data-pilot-member table:name="0,199501" table:display="true" table:show-details="true"/>
                <table:data-pilot-member table:name="0,199558" table:display="true" table:show-details="true"/>
                <table:data-pilot-member table:name="0,199563" table:display="true" table:show-details="true"/>
                <table:data-pilot-member table:name="0,199636" table:display="true" table:show-details="true"/>
                <table:data-pilot-member table:name="0,199722" table:display="true" table:show-details="true"/>
                <table:data-pilot-member table:name="0,199807" table:display="true" table:show-details="true"/>
                <table:data-pilot-member table:name="0,199812" table:display="true" table:show-details="true"/>
                <table:data-pilot-member table:name="0,199856" table:display="true" table:show-details="true"/>
                <table:data-pilot-member table:name="0,199864" table:display="true" table:show-details="true"/>
                <table:data-pilot-member table:name="0,2" table:display="true" table:show-details="true"/>
                <table:data-pilot-member table:name="0,20015" table:display="true" table:show-details="true"/>
                <table:data-pilot-member table:name="0,200334" table:display="true" table:show-details="true"/>
                <table:data-pilot-member table:name="0,200417" table:display="true" table:show-details="true"/>
                <table:data-pilot-member table:name="0,200435" table:display="true" table:show-details="true"/>
                <table:data-pilot-member table:name="0,200462" table:display="true" table:show-details="true"/>
                <table:data-pilot-member table:name="0,200483" table:display="true" table:show-details="true"/>
                <table:data-pilot-member table:name="0,200526" table:display="true" table:show-details="true"/>
                <table:data-pilot-member table:name="0,20053" table:display="true" table:show-details="true"/>
                <table:data-pilot-member table:name="0,200542" table:display="true" table:show-details="true"/>
                <table:data-pilot-member table:name="0,200546" table:display="true" table:show-details="true"/>
                <table:data-pilot-member table:name="0,200574" table:display="true" table:show-details="true"/>
                <table:data-pilot-member table:name="0,200771" table:display="true" table:show-details="true"/>
                <table:data-pilot-member table:name="0,200795" table:display="true" table:show-details="true"/>
                <table:data-pilot-member table:name="0,200809" table:display="true" table:show-details="true"/>
                <table:data-pilot-member table:name="0,200886" table:display="true" table:show-details="true"/>
                <table:data-pilot-member table:name="0,200889" table:display="true" table:show-details="true"/>
                <table:data-pilot-member table:name="0,200899" table:display="true" table:show-details="true"/>
                <table:data-pilot-member table:name="0,200935" table:display="true" table:show-details="true"/>
                <table:data-pilot-member table:name="0,200954" table:display="true" table:show-details="true"/>
                <table:data-pilot-member table:name="0,200976" table:display="true" table:show-details="true"/>
                <table:data-pilot-member table:name="0,201004" table:display="true" table:show-details="true"/>
                <table:data-pilot-member table:name="0,201047" table:display="true" table:show-details="true"/>
                <table:data-pilot-member table:name="0,201075" table:display="true" table:show-details="true"/>
                <table:data-pilot-member table:name="0,201151" table:display="true" table:show-details="true"/>
                <table:data-pilot-member table:name="0,201179" table:display="true" table:show-details="true"/>
                <table:data-pilot-member table:name="0,201243" table:display="true" table:show-details="true"/>
                <table:data-pilot-member table:name="0,201261" table:display="true" table:show-details="true"/>
                <table:data-pilot-member table:name="0,201299" table:display="true" table:show-details="true"/>
                <table:data-pilot-member table:name="0,201383" table:display="true" table:show-details="true"/>
                <table:data-pilot-member table:name="0,201468" table:display="true" table:show-details="true"/>
                <table:data-pilot-member table:name="0,201507" table:display="true" table:show-details="true"/>
                <table:data-pilot-member table:name="0,201509" table:display="true" table:show-details="true"/>
                <table:data-pilot-member table:name="0,201514" table:display="true" table:show-details="true"/>
                <table:data-pilot-member table:name="0,201552" table:display="true" table:show-details="true"/>
                <table:data-pilot-member table:name="0,201582" table:display="true" table:show-details="true"/>
                <table:data-pilot-member table:name="0,201612" table:display="true" table:show-details="true"/>
                <table:data-pilot-member table:name="0,201638" table:display="true" table:show-details="true"/>
                <table:data-pilot-member table:name="0,20167" table:display="true" table:show-details="true"/>
                <table:data-pilot-member table:name="0,201737" table:display="true" table:show-details="true"/>
                <table:data-pilot-member table:name="0,201753" table:display="true" table:show-details="true"/>
                <table:data-pilot-member table:name="0,20181" table:display="true" table:show-details="true"/>
                <table:data-pilot-member table:name="0,201853" table:display="true" table:show-details="true"/>
                <table:data-pilot-member table:name="0,201855" table:display="true" table:show-details="true"/>
                <table:data-pilot-member table:name="0,201886" table:display="true" table:show-details="true"/>
                <table:data-pilot-member table:name="0,201915" table:display="true" table:show-details="true"/>
                <table:data-pilot-member table:name="0,201918" table:display="true" table:show-details="true"/>
                <table:data-pilot-member table:name="0,202019" table:display="true" table:show-details="true"/>
                <table:data-pilot-member table:name="0,202037" table:display="true" table:show-details="true"/>
                <table:data-pilot-member table:name="0,202044" table:display="true" table:show-details="true"/>
                <table:data-pilot-member table:name="0,202048" table:display="true" table:show-details="true"/>
                <table:data-pilot-member table:name="0,202066" table:display="true" table:show-details="true"/>
                <table:data-pilot-member table:name="0,202122" table:display="true" table:show-details="true"/>
                <table:data-pilot-member table:name="0,202132" table:display="true" table:show-details="true"/>
                <table:data-pilot-member table:name="0,202135" table:display="true" table:show-details="true"/>
                <table:data-pilot-member table:name="0,202152" table:display="true" table:show-details="true"/>
                <table:data-pilot-member table:name="0,202235" table:display="true" table:show-details="true"/>
                <table:data-pilot-member table:name="0,202237" table:display="true" table:show-details="true"/>
                <table:data-pilot-member table:name="0,202297" table:display="true" table:show-details="true"/>
                <table:data-pilot-member table:name="0,202299" table:display="true" table:show-details="true"/>
                <table:data-pilot-member table:name="0,202344" table:display="true" table:show-details="true"/>
                <table:data-pilot-member table:name="0,202397" table:display="true" table:show-details="true"/>
                <table:data-pilot-member table:name="0,202398" table:display="true" table:show-details="true"/>
                <table:data-pilot-member table:name="0,202437" table:display="true" table:show-details="true"/>
                <table:data-pilot-member table:name="0,202448" table:display="true" table:show-details="true"/>
                <table:data-pilot-member table:name="0,202483" table:display="true" table:show-details="true"/>
                <table:data-pilot-member table:name="0,202525" table:display="true" table:show-details="true"/>
                <table:data-pilot-member table:name="0,202563" table:display="true" table:show-details="true"/>
                <table:data-pilot-member table:name="0,202591" table:display="true" table:show-details="true"/>
                <table:data-pilot-member table:name="0,202679" table:display="true" table:show-details="true"/>
                <table:data-pilot-member table:name="0,202728" table:display="true" table:show-details="true"/>
                <table:data-pilot-member table:name="0,202781" table:display="true" table:show-details="true"/>
                <table:data-pilot-member table:name="0,202875" table:display="true" table:show-details="true"/>
                <table:data-pilot-member table:name="0,202923" table:display="true" table:show-details="true"/>
                <table:data-pilot-member table:name="0,202981" table:display="true" table:show-details="true"/>
                <table:data-pilot-member table:name="0,203038" table:display="true" table:show-details="true"/>
                <table:data-pilot-member table:name="0,203079" table:display="true" table:show-details="true"/>
                <table:data-pilot-member table:name="0,203098" table:display="true" table:show-details="true"/>
                <table:data-pilot-member table:name="0,203243" table:display="true" table:show-details="true"/>
                <table:data-pilot-member table:name="0,203267" table:display="true" table:show-details="true"/>
                <table:data-pilot-member table:name="0,203292" table:display="true" table:show-details="true"/>
                <table:data-pilot-member table:name="0,203296" table:display="true" table:show-details="true"/>
                <table:data-pilot-member table:name="0,203301" table:display="true" table:show-details="true"/>
                <table:data-pilot-member table:name="0,203352" table:display="true" table:show-details="true"/>
                <table:data-pilot-member table:name="0,203363" table:display="true" table:show-details="true"/>
                <table:data-pilot-member table:name="0,203485" table:display="true" table:show-details="true"/>
                <table:data-pilot-member table:name="0,203503" table:display="true" table:show-details="true"/>
                <table:data-pilot-member table:name="0,203508" table:display="true" table:show-details="true"/>
                <table:data-pilot-member table:name="0,20366" table:display="true" table:show-details="true"/>
                <table:data-pilot-member table:name="0,203686" table:display="true" table:show-details="true"/>
                <table:data-pilot-member table:name="0,203748" table:display="true" table:show-details="true"/>
                <table:data-pilot-member table:name="0,20376" table:display="true" table:show-details="true"/>
                <table:data-pilot-member table:name="0,203816" table:display="true" table:show-details="true"/>
                <table:data-pilot-member table:name="0,203913" table:display="true" table:show-details="true"/>
                <table:data-pilot-member table:name="0,203932" table:display="true" table:show-details="true"/>
                <table:data-pilot-member table:name="0,204088" table:display="true" table:show-details="true"/>
                <table:data-pilot-member table:name="0,204104" table:display="true" table:show-details="true"/>
                <table:data-pilot-member table:name="0,204108" table:display="true" table:show-details="true"/>
                <table:data-pilot-member table:name="0,204129" table:display="true" table:show-details="true"/>
                <table:data-pilot-member table:name="0,204148" table:display="true" table:show-details="true"/>
                <table:data-pilot-member table:name="0,204209" table:display="true" table:show-details="true"/>
                <table:data-pilot-member table:name="0,204398" table:display="true" table:show-details="true"/>
                <table:data-pilot-member table:name="0,204494" table:display="true" table:show-details="true"/>
                <table:data-pilot-member table:name="0,204527" table:display="true" table:show-details="true"/>
                <table:data-pilot-member table:name="0,204533" table:display="true" table:show-details="true"/>
                <table:data-pilot-member table:name="0,204543" table:display="true" table:show-details="true"/>
                <table:data-pilot-member table:name="0,204593" table:display="true" table:show-details="true"/>
                <table:data-pilot-member table:name="0,204667" table:display="true" table:show-details="true"/>
                <table:data-pilot-member table:name="0,204719" table:display="true" table:show-details="true"/>
                <table:data-pilot-member table:name="0,204811" table:display="true" table:show-details="true"/>
                <table:data-pilot-member table:name="0,204955" table:display="true" table:show-details="true"/>
                <table:data-pilot-member table:name="0,204975" table:display="true" table:show-details="true"/>
                <table:data-pilot-member table:name="0,204981" table:display="true" table:show-details="true"/>
                <table:data-pilot-member table:name="0,204996" table:display="true" table:show-details="true"/>
                <table:data-pilot-member table:name="0,205009" table:display="true" table:show-details="true"/>
                <table:data-pilot-member table:name="0,205048" table:display="true" table:show-details="true"/>
                <table:data-pilot-member table:name="0,205065" table:display="true" table:show-details="true"/>
                <table:data-pilot-member table:name="0,205088" table:display="true" table:show-details="true"/>
                <table:data-pilot-member table:name="0,205176" table:display="true" table:show-details="true"/>
                <table:data-pilot-member table:name="0,20522" table:display="true" table:show-details="true"/>
                <table:data-pilot-member table:name="0,205242" table:display="true" table:show-details="true"/>
                <table:data-pilot-member table:name="0,205269" table:display="true" table:show-details="true"/>
                <table:data-pilot-member table:name="0,205364" table:display="true" table:show-details="true"/>
                <table:data-pilot-member table:name="0,205617" table:display="true" table:show-details="true"/>
                <table:data-pilot-member table:name="0,205841" table:display="true" table:show-details="true"/>
                <table:data-pilot-member table:name="0,205855" table:display="true" table:show-details="true"/>
                <table:data-pilot-member table:name="0,206086" table:display="true" table:show-details="true"/>
                <table:data-pilot-member table:name="0,206249" table:display="true" table:show-details="true"/>
                <table:data-pilot-member table:name="0,206409" table:display="true" table:show-details="true"/>
                <table:data-pilot-member table:name="0,206653" table:display="true" table:show-details="true"/>
                <table:data-pilot-member table:name="0,206975" table:display="true" table:show-details="true"/>
                <table:data-pilot-member table:name="0,207002" table:display="true" table:show-details="true"/>
                <table:data-pilot-member table:name="0,207124" table:display="true" table:show-details="true"/>
                <table:data-pilot-member table:name="0,207309" table:display="true" table:show-details="true"/>
                <table:data-pilot-member table:name="0,207528" table:display="true" table:show-details="true"/>
                <table:data-pilot-member table:name="0,207902" table:display="true" table:show-details="true"/>
                <table:data-pilot-member table:name="0,208107" table:display="true" table:show-details="true"/>
                <table:data-pilot-member table:name="0,209435" table:display="true" table:show-details="true"/>
                <table:data-pilot-member table:name="0,210398" table:display="true" table:show-details="true"/>
                <table:data-pilot-member table:name="0,211623" table:display="true" table:show-details="true"/>
                <table:data-pilot-member table:name="0,212507" table:display="true" table:show-details="true"/>
                <table:data-pilot-member table:name="0,213153" table:display="true" table:show-details="true"/>
                <table:data-pilot-member table:name="0,213178" table:display="true" table:show-details="true"/>
                <table:data-pilot-member table:name="0,214388" table:display="true" table:show-details="true"/>
                <table:data-pilot-member table:name="0,214657" table:display="true" table:show-details="true"/>
                <table:data-pilot-member table:name="0,214797" table:display="true" table:show-details="true"/>
                <table:data-pilot-member table:name="0,215038" table:display="true" table:show-details="true"/>
                <table:data-pilot-member table:name="0,215289" table:display="true" table:show-details="true"/>
                <table:data-pilot-member table:name="0,215596" table:display="true" table:show-details="true"/>
                <table:data-pilot-member table:name="0,217629" table:display="true" table:show-details="true"/>
                <table:data-pilot-member table:name="0,218948" table:display="true" table:show-details="true"/>
                <table:data-pilot-member table:name="0,21926" table:display="true" table:show-details="true"/>
                <table:data-pilot-member table:name="0,219746" table:display="true" table:show-details="true"/>
                <table:data-pilot-member table:name="0,222184" table:display="true" table:show-details="true"/>
                <table:data-pilot-member table:name="0,222868" table:display="true" table:show-details="true"/>
                <table:data-pilot-member table:name="0,223921" table:display="true" table:show-details="true"/>
                <table:data-pilot-member table:name="0,224567" table:display="true" table:show-details="true"/>
                <table:data-pilot-member table:name="0,224702" table:display="true" table:show-details="true"/>
                <table:data-pilot-member table:name="0,224903" table:display="true" table:show-details="true"/>
                <table:data-pilot-member table:name="0,225152" table:display="true" table:show-details="true"/>
                <table:data-pilot-member table:name="0,225382" table:display="true" table:show-details="true"/>
                <table:data-pilot-member table:name="0,225383" table:display="true" table:show-details="true"/>
                <table:data-pilot-member table:name="0,225412" table:display="true" table:show-details="true"/>
                <table:data-pilot-member table:name="0,225807" table:display="true" table:show-details="true"/>
                <table:data-pilot-member table:name="0,226243" table:display="true" table:show-details="true"/>
                <table:data-pilot-member table:name="0,226423" table:display="true" table:show-details="true"/>
                <table:data-pilot-member table:name="0,226676" table:display="true" table:show-details="true"/>
                <table:data-pilot-member table:name="0,226767" table:display="true" table:show-details="true"/>
                <table:data-pilot-member table:name="0,226771" table:display="true" table:show-details="true"/>
                <table:data-pilot-member table:name="0,226925" table:display="true" table:show-details="true"/>
                <table:data-pilot-member table:name="0,226926" table:display="true" table:show-details="true"/>
                <table:data-pilot-member table:name="0,227528" table:display="true" table:show-details="true"/>
                <table:data-pilot-member table:name="0,227602" table:display="true" table:show-details="true"/>
                <table:data-pilot-member table:name="0,227745" table:display="true" table:show-details="true"/>
                <table:data-pilot-member table:name="0,228033" table:display="true" table:show-details="true"/>
                <table:data-pilot-member table:name="0,228072" table:display="true" table:show-details="true"/>
                <table:data-pilot-member table:name="0,228104" table:display="true" table:show-details="true"/>
                <table:data-pilot-member table:name="0,228226" table:display="true" table:show-details="true"/>
                <table:data-pilot-member table:name="0,228266" table:display="true" table:show-details="true"/>
                <table:data-pilot-member table:name="0,228401" table:display="true" table:show-details="true"/>
                <table:data-pilot-member table:name="0,228418" table:display="true" table:show-details="true"/>
                <table:data-pilot-member table:name="0,228444" table:display="true" table:show-details="true"/>
                <table:data-pilot-member table:name="0,228482" table:display="true" table:show-details="true"/>
                <table:data-pilot-member table:name="0,228591" table:display="true" table:show-details="true"/>
                <table:data-pilot-member table:name="0,228598" table:display="true" table:show-details="true"/>
                <table:data-pilot-member table:name="0,228622" table:display="true" table:show-details="true"/>
                <table:data-pilot-member table:name="0,228843" table:display="true" table:show-details="true"/>
                <table:data-pilot-member table:name="0,229006" table:display="true" table:show-details="true"/>
                <table:data-pilot-member table:name="0,22902" table:display="true" table:show-details="true"/>
                <table:data-pilot-member table:name="0,229374" table:display="true" table:show-details="true"/>
                <table:data-pilot-member table:name="0,229588" table:display="true" table:show-details="true"/>
                <table:data-pilot-member table:name="0,229771" table:display="true" table:show-details="true"/>
                <table:data-pilot-member table:name="0,229802" table:display="true" table:show-details="true"/>
                <table:data-pilot-member table:name="0,229884" table:display="true" table:show-details="true"/>
                <table:data-pilot-member table:name="0,229933" table:display="true" table:show-details="true"/>
                <table:data-pilot-member table:name="0,23015" table:display="true" table:show-details="true"/>
                <table:data-pilot-member table:name="0,230193" table:display="true" table:show-details="true"/>
                <table:data-pilot-member table:name="0,230329" table:display="true" table:show-details="true"/>
                <table:data-pilot-member table:name="0,230357" table:display="true" table:show-details="true"/>
                <table:data-pilot-member table:name="0,230816" table:display="true" table:show-details="true"/>
                <table:data-pilot-member table:name="0,230824" table:display="true" table:show-details="true"/>
                <table:data-pilot-member table:name="0,230847" table:display="true" table:show-details="true"/>
                <table:data-pilot-member table:name="0,230974" table:display="true" table:show-details="true"/>
                <table:data-pilot-member table:name="0,231091" table:display="true" table:show-details="true"/>
                <table:data-pilot-member table:name="0,231182" table:display="true" table:show-details="true"/>
                <table:data-pilot-member table:name="0,231191" table:display="true" table:show-details="true"/>
                <table:data-pilot-member table:name="0,231483" table:display="true" table:show-details="true"/>
                <table:data-pilot-member table:name="0,231515" table:display="true" table:show-details="true"/>
                <table:data-pilot-member table:name="0,23158" table:display="true" table:show-details="true"/>
                <table:data-pilot-member table:name="0,231648" table:display="true" table:show-details="true"/>
                <table:data-pilot-member table:name="0,231762" table:display="true" table:show-details="true"/>
                <table:data-pilot-member table:name="0,231794" table:display="true" table:show-details="true"/>
                <table:data-pilot-member table:name="0,231878" table:display="true" table:show-details="true"/>
                <table:data-pilot-member table:name="0,232047" table:display="true" table:show-details="true"/>
                <table:data-pilot-member table:name="0,23235" table:display="true" table:show-details="true"/>
                <table:data-pilot-member table:name="0,232592" table:display="true" table:show-details="true"/>
                <table:data-pilot-member table:name="0,232783" table:display="true" table:show-details="true"/>
                <table:data-pilot-member table:name="0,232863" table:display="true" table:show-details="true"/>
                <table:data-pilot-member table:name="0,232914" table:display="true" table:show-details="true"/>
                <table:data-pilot-member table:name="0,23294" table:display="true" table:show-details="true"/>
                <table:data-pilot-member table:name="0,233007" table:display="true" table:show-details="true"/>
                <table:data-pilot-member table:name="0,233063" table:display="true" table:show-details="true"/>
                <table:data-pilot-member table:name="0,233141" table:display="true" table:show-details="true"/>
                <table:data-pilot-member table:name="0,233239" table:display="true" table:show-details="true"/>
                <table:data-pilot-member table:name="0,233387" table:display="true" table:show-details="true"/>
                <table:data-pilot-member table:name="0,233513" table:display="true" table:show-details="true"/>
                <table:data-pilot-member table:name="0,233526" table:display="true" table:show-details="true"/>
                <table:data-pilot-member table:name="0,233579" table:display="true" table:show-details="true"/>
                <table:data-pilot-member table:name="0,233842" table:display="true" table:show-details="true"/>
                <table:data-pilot-member table:name="0,234033" table:display="true" table:show-details="true"/>
                <table:data-pilot-member table:name="0,234179" table:display="true" table:show-details="true"/>
                <table:data-pilot-member table:name="0,234288" table:display="true" table:show-details="true"/>
                <table:data-pilot-member table:name="0,234426" table:display="true" table:show-details="true"/>
                <table:data-pilot-member table:name="0,234469" table:display="true" table:show-details="true"/>
                <table:data-pilot-member table:name="0,234683" table:display="true" table:show-details="true"/>
                <table:data-pilot-member table:name="0,23476" table:display="true" table:show-details="true"/>
                <table:data-pilot-member table:name="0,235042" table:display="true" table:show-details="true"/>
                <table:data-pilot-member table:name="0,235356" table:display="true" table:show-details="true"/>
                <table:data-pilot-member table:name="0,235542" table:display="true" table:show-details="true"/>
                <table:data-pilot-member table:name="0,236134" table:display="true" table:show-details="true"/>
                <table:data-pilot-member table:name="0,236203" table:display="true" table:show-details="true"/>
                <table:data-pilot-member table:name="0,236729" table:display="true" table:show-details="true"/>
                <table:data-pilot-member table:name="0,237763" table:display="true" table:show-details="true"/>
                <table:data-pilot-member table:name="0,241863" table:display="true" table:show-details="true"/>
                <table:data-pilot-member table:name="0,245749" table:display="true" table:show-details="true"/>
                <table:data-pilot-member table:name="0,247024" table:display="true" table:show-details="true"/>
                <table:data-pilot-member table:name="0,247919" table:display="true" table:show-details="true"/>
                <table:data-pilot-member table:name="0,248064" table:display="true" table:show-details="true"/>
                <table:data-pilot-member table:name="0,248236" table:display="true" table:show-details="true"/>
                <table:data-pilot-member table:name="0,248466" table:display="true" table:show-details="true"/>
                <table:data-pilot-member table:name="0,248643" table:display="true" table:show-details="true"/>
                <table:data-pilot-member table:name="0,248694" table:display="true" table:show-details="true"/>
                <table:data-pilot-member table:name="0,248797" table:display="true" table:show-details="true"/>
                <table:data-pilot-member table:name="0,248941" table:display="true" table:show-details="true"/>
                <table:data-pilot-member table:name="0,249097" table:display="true" table:show-details="true"/>
                <table:data-pilot-member table:name="0,249103" table:display="true" table:show-details="true"/>
                <table:data-pilot-member table:name="0,2494" table:display="true" table:show-details="true"/>
                <table:data-pilot-member table:name="0,249505" table:display="true" table:show-details="true"/>
                <table:data-pilot-member table:name="0,249707" table:display="true" table:show-details="true"/>
                <table:data-pilot-member table:name="0,249987" table:display="true" table:show-details="true"/>
                <table:data-pilot-member table:name="0,250038" table:display="true" table:show-details="true"/>
                <table:data-pilot-member table:name="0,250249" table:display="true" table:show-details="true"/>
                <table:data-pilot-member table:name="0,250431" table:display="true" table:show-details="true"/>
                <table:data-pilot-member table:name="0,250669" table:display="true" table:show-details="true"/>
                <table:data-pilot-member table:name="0,25072" table:display="true" table:show-details="true"/>
                <table:data-pilot-member table:name="0,250994" table:display="true" table:show-details="true"/>
                <table:data-pilot-member table:name="0,251058" table:display="true" table:show-details="true"/>
                <table:data-pilot-member table:name="0,251087" table:display="true" table:show-details="true"/>
                <table:data-pilot-member table:name="0,251091" table:display="true" table:show-details="true"/>
                <table:data-pilot-member table:name="0,251097" table:display="true" table:show-details="true"/>
                <table:data-pilot-member table:name="0,251315" table:display="true" table:show-details="true"/>
                <table:data-pilot-member table:name="0,25133" table:display="true" table:show-details="true"/>
                <table:data-pilot-member table:name="0,251491" table:display="true" table:show-details="true"/>
                <table:data-pilot-member table:name="0,251495" table:display="true" table:show-details="true"/>
                <table:data-pilot-member table:name="0,251597" table:display="true" table:show-details="true"/>
                <table:data-pilot-member table:name="0,251989" table:display="true" table:show-details="true"/>
                <table:data-pilot-member table:name="0,252003" table:display="true" table:show-details="true"/>
                <table:data-pilot-member table:name="0,252079" table:display="true" table:show-details="true"/>
                <table:data-pilot-member table:name="0,252094" table:display="true" table:show-details="true"/>
                <table:data-pilot-member table:name="0,252096" table:display="true" table:show-details="true"/>
                <table:data-pilot-member table:name="0,25212" table:display="true" table:show-details="true"/>
                <table:data-pilot-member table:name="0,252187" table:display="true" table:show-details="true"/>
                <table:data-pilot-member table:name="0,252205" table:display="true" table:show-details="true"/>
                <table:data-pilot-member table:name="0,252517" table:display="true" table:show-details="true"/>
                <table:data-pilot-member table:name="0,252526" table:display="true" table:show-details="true"/>
                <table:data-pilot-member table:name="0,252579" table:display="true" table:show-details="true"/>
                <table:data-pilot-member table:name="0,252621" table:display="true" table:show-details="true"/>
                <table:data-pilot-member table:name="0,252821" table:display="true" table:show-details="true"/>
                <table:data-pilot-member table:name="0,252914" table:display="true" table:show-details="true"/>
                <table:data-pilot-member table:name="0,253184" table:display="true" table:show-details="true"/>
                <table:data-pilot-member table:name="0,253333" table:display="true" table:show-details="true"/>
                <table:data-pilot-member table:name="0,253523" table:display="true" table:show-details="true"/>
                <table:data-pilot-member table:name="0,253576" table:display="true" table:show-details="true"/>
                <table:data-pilot-member table:name="0,253612" table:display="true" table:show-details="true"/>
                <table:data-pilot-member table:name="0,253642" table:display="true" table:show-details="true"/>
                <table:data-pilot-member table:name="0,253753" table:display="true" table:show-details="true"/>
                <table:data-pilot-member table:name="0,253795" table:display="true" table:show-details="true"/>
                <table:data-pilot-member table:name="0,253807" table:display="true" table:show-details="true"/>
                <table:data-pilot-member table:name="0,253932" table:display="true" table:show-details="true"/>
                <table:data-pilot-member table:name="0,253963" table:display="true" table:show-details="true"/>
                <table:data-pilot-member table:name="0,254182" table:display="true" table:show-details="true"/>
                <table:data-pilot-member table:name="0,254349" table:display="true" table:show-details="true"/>
                <table:data-pilot-member table:name="0,254481" table:display="true" table:show-details="true"/>
                <table:data-pilot-member table:name="0,254533" table:display="true" table:show-details="true"/>
                <table:data-pilot-member table:name="0,254598" table:display="true" table:show-details="true"/>
                <table:data-pilot-member table:name="0,254611" table:display="true" table:show-details="true"/>
                <table:data-pilot-member table:name="0,254719" table:display="true" table:show-details="true"/>
                <table:data-pilot-member table:name="0,254787" table:display="true" table:show-details="true"/>
                <table:data-pilot-member table:name="0,254817" table:display="true" table:show-details="true"/>
                <table:data-pilot-member table:name="0,255095" table:display="true" table:show-details="true"/>
                <table:data-pilot-member table:name="0,255188" table:display="true" table:show-details="true"/>
                <table:data-pilot-member table:name="0,255356" table:display="true" table:show-details="true"/>
                <table:data-pilot-member table:name="0,255404" table:display="true" table:show-details="true"/>
                <table:data-pilot-member table:name="0,255639" table:display="true" table:show-details="true"/>
                <table:data-pilot-member table:name="0,255663" table:display="true" table:show-details="true"/>
                <table:data-pilot-member table:name="0,256901" table:display="true" table:show-details="true"/>
                <table:data-pilot-member table:name="0,257271" table:display="true" table:show-details="true"/>
                <table:data-pilot-member table:name="0,257327" table:display="true" table:show-details="true"/>
                <table:data-pilot-member table:name="0,257451" table:display="true" table:show-details="true"/>
                <table:data-pilot-member table:name="0,257535" table:display="true" table:show-details="true"/>
                <table:data-pilot-member table:name="0,257726" table:display="true" table:show-details="true"/>
                <table:data-pilot-member table:name="0,258992" table:display="true" table:show-details="true"/>
                <table:data-pilot-member table:name="0,25949" table:display="true" table:show-details="true"/>
                <table:data-pilot-member table:name="0,260796" table:display="true" table:show-details="true"/>
                <table:data-pilot-member table:name="0,261678" table:display="true" table:show-details="true"/>
                <table:data-pilot-member table:name="0,267596" table:display="true" table:show-details="true"/>
                <table:data-pilot-member table:name="0,268005" table:display="true" table:show-details="true"/>
                <table:data-pilot-member table:name="0,26997" table:display="true" table:show-details="true"/>
                <table:data-pilot-member table:name="0,270598" table:display="true" table:show-details="true"/>
                <table:data-pilot-member table:name="0,273835" table:display="true" table:show-details="true"/>
                <table:data-pilot-member table:name="0,27469" table:display="true" table:show-details="true"/>
                <table:data-pilot-member table:name="0,278307" table:display="true" table:show-details="true"/>
                <table:data-pilot-member table:name="0,286762" table:display="true" table:show-details="true"/>
                <table:data-pilot-member table:name="0,287487" table:display="true" table:show-details="true"/>
                <table:data-pilot-member table:name="0,315034" table:display="true" table:show-details="true"/>
                <table:data-pilot-member table:name="0,327496" table:display="true" table:show-details="true"/>
                <table:data-pilot-member table:name="0,329481" table:display="true" table:show-details="true"/>
                <table:data-pilot-member table:name="0,33018" table:display="true" table:show-details="true"/>
                <table:data-pilot-member table:name="0,330247" table:display="true" table:show-details="true"/>
                <table:data-pilot-member table:name="0,33032" table:display="true" table:show-details="true"/>
                <table:data-pilot-member table:name="0,33047" table:display="true" table:show-details="true"/>
                <table:data-pilot-member table:name="0,330532" table:display="true" table:show-details="true"/>
                <table:data-pilot-member table:name="0,330646" table:display="true" table:show-details="true"/>
                <table:data-pilot-member table:name="0,331174" table:display="true" table:show-details="true"/>
                <table:data-pilot-member table:name="0,331636" table:display="true" table:show-details="true"/>
                <table:data-pilot-member table:name="0,332029" table:display="true" table:show-details="true"/>
                <table:data-pilot-member table:name="0,332543" table:display="true" table:show-details="true"/>
                <table:data-pilot-member table:name="0,332562" table:display="true" table:show-details="true"/>
                <table:data-pilot-member table:name="0,332592" table:display="true" table:show-details="true"/>
                <table:data-pilot-member table:name="0,333053" table:display="true" table:show-details="true"/>
                <table:data-pilot-member table:name="0,333135" table:display="true" table:show-details="true"/>
                <table:data-pilot-member table:name="0,333438" table:display="true" table:show-details="true"/>
                <table:data-pilot-member table:name="0,333771" table:display="true" table:show-details="true"/>
                <table:data-pilot-member table:name="0,334081" table:display="true" table:show-details="true"/>
                <table:data-pilot-member table:name="0,334142" table:display="true" table:show-details="true"/>
                <table:data-pilot-member table:name="0,334608" table:display="true" table:show-details="true"/>
                <table:data-pilot-member table:name="0,334968" table:display="true" table:show-details="true"/>
                <table:data-pilot-member table:name="0,335387" table:display="true" table:show-details="true"/>
                <table:data-pilot-member table:name="0,335433" table:display="true" table:show-details="true"/>
                <table:data-pilot-member table:name="0,335615" table:display="true" table:show-details="true"/>
                <table:data-pilot-member table:name="0,335828" table:display="true" table:show-details="true"/>
                <table:data-pilot-member table:name="0,336489" table:display="true" table:show-details="true"/>
                <table:data-pilot-member table:name="0,336599" table:display="true" table:show-details="true"/>
                <table:data-pilot-member table:name="0,336953" table:display="true" table:show-details="true"/>
                <table:data-pilot-member table:name="0,337108" table:display="true" table:show-details="true"/>
                <table:data-pilot-member table:name="0,337129" table:display="true" table:show-details="true"/>
                <table:data-pilot-member table:name="0,337279" table:display="true" table:show-details="true"/>
                <table:data-pilot-member table:name="0,338146" table:display="true" table:show-details="true"/>
                <table:data-pilot-member table:name="0,338245" table:display="true" table:show-details="true"/>
                <table:data-pilot-member table:name="0,338413" table:display="true" table:show-details="true"/>
                <table:data-pilot-member table:name="0,338534" table:display="true" table:show-details="true"/>
                <table:data-pilot-member table:name="0,338682" table:display="true" table:show-details="true"/>
                <table:data-pilot-member table:name="0,338741" table:display="true" table:show-details="true"/>
                <table:data-pilot-member table:name="0,338837" table:display="true" table:show-details="true"/>
                <table:data-pilot-member table:name="0,339015" table:display="true" table:show-details="true"/>
                <table:data-pilot-member table:name="0,339326" table:display="true" table:show-details="true"/>
                <table:data-pilot-member table:name="0,339446" table:display="true" table:show-details="true"/>
                <table:data-pilot-member table:name="0,339916" table:display="true" table:show-details="true"/>
                <table:data-pilot-member table:name="0,340176" table:display="true" table:show-details="true"/>
                <table:data-pilot-member table:name="0,340512" table:display="true" table:show-details="true"/>
                <table:data-pilot-member table:name="0,341102" table:display="true" table:show-details="true"/>
                <table:data-pilot-member table:name="0,341205" table:display="true" table:show-details="true"/>
                <table:data-pilot-member table:name="0,341435" table:display="true" table:show-details="true"/>
                <table:data-pilot-member table:name="0,341503" table:display="true" table:show-details="true"/>
                <table:data-pilot-member table:name="0,341635" table:display="true" table:show-details="true"/>
                <table:data-pilot-member table:name="0,34175" table:display="true" table:show-details="true"/>
                <table:data-pilot-member table:name="0,341949" table:display="true" table:show-details="true"/>
                <table:data-pilot-member table:name="0,342148" table:display="true" table:show-details="true"/>
                <table:data-pilot-member table:name="0,342575" table:display="true" table:show-details="true"/>
                <table:data-pilot-member table:name="0,34267" table:display="true" table:show-details="true"/>
                <table:data-pilot-member table:name="0,342809" table:display="true" table:show-details="true"/>
                <table:data-pilot-member table:name="0,342862" table:display="true" table:show-details="true"/>
                <table:data-pilot-member table:name="0,343197" table:display="true" table:show-details="true"/>
                <table:data-pilot-member table:name="0,343309" table:display="true" table:show-details="true"/>
                <table:data-pilot-member table:name="0,343667" table:display="true" table:show-details="true"/>
                <table:data-pilot-member table:name="0,343945" table:display="true" table:show-details="true"/>
                <table:data-pilot-member table:name="0,343984" table:display="true" table:show-details="true"/>
                <table:data-pilot-member table:name="0,344019" table:display="true" table:show-details="true"/>
                <table:data-pilot-member table:name="0,344242" table:display="true" table:show-details="true"/>
                <table:data-pilot-member table:name="0,344485" table:display="true" table:show-details="true"/>
                <table:data-pilot-member table:name="0,344604" table:display="true" table:show-details="true"/>
                <table:data-pilot-member table:name="0,344753" table:display="true" table:show-details="true"/>
                <table:data-pilot-member table:name="0,344992" table:display="true" table:show-details="true"/>
                <table:data-pilot-member table:name="0,345616" table:display="true" table:show-details="true"/>
                <table:data-pilot-member table:name="0,345794" table:display="true" table:show-details="true"/>
                <table:data-pilot-member table:name="0,345893" table:display="true" table:show-details="true"/>
                <table:data-pilot-member table:name="0,346103" table:display="true" table:show-details="true"/>
                <table:data-pilot-member table:name="0,346635" table:display="true" table:show-details="true"/>
                <table:data-pilot-member table:name="0,349301" table:display="true" table:show-details="true"/>
                <table:data-pilot-member table:name="0,350722" table:display="true" table:show-details="true"/>
                <table:data-pilot-member table:name="0,358316" table:display="true" table:show-details="true"/>
                <table:data-pilot-member table:name="0,361014" table:display="true" table:show-details="true"/>
                <table:data-pilot-member table:name="0,361219" table:display="true" table:show-details="true"/>
                <table:data-pilot-member table:name="0,361914" table:display="true" table:show-details="true"/>
                <table:data-pilot-member table:name="0,362072" table:display="true" table:show-details="true"/>
                <table:data-pilot-member table:name="0,362378" table:display="true" table:show-details="true"/>
                <table:data-pilot-member table:name="0,362685" table:display="true" table:show-details="true"/>
                <table:data-pilot-member table:name="0,362793" table:display="true" table:show-details="true"/>
                <table:data-pilot-member table:name="0,363568" table:display="true" table:show-details="true"/>
                <table:data-pilot-member table:name="0,363573" table:display="true" table:show-details="true"/>
                <table:data-pilot-member table:name="0,363993" table:display="true" table:show-details="true"/>
                <table:data-pilot-member table:name="0,364597" table:display="true" table:show-details="true"/>
                <table:data-pilot-member table:name="0,368425" table:display="true" table:show-details="true"/>
                <table:data-pilot-member table:name="0,371742" table:display="true" table:show-details="true"/>
                <table:data-pilot-member table:name="0,371743" table:display="true" table:show-details="true"/>
                <table:data-pilot-member table:name="0,383332" table:display="true" table:show-details="true"/>
                <table:data-pilot-member table:name="0,383898" table:display="true" table:show-details="true"/>
                <table:data-pilot-member table:name="0,386499" table:display="true" table:show-details="true"/>
                <table:data-pilot-member table:name="0,389813" table:display="true" table:show-details="true"/>
                <table:data-pilot-member table:name="0,389921" table:display="true" table:show-details="true"/>
                <table:data-pilot-member table:name="0,393606" table:display="true" table:show-details="true"/>
                <table:data-pilot-member table:name="0,394037" table:display="true" table:show-details="true"/>
                <table:data-pilot-member table:name="0,395005" table:display="true" table:show-details="true"/>
                <table:data-pilot-member table:name="0,395404" table:display="true" table:show-details="true"/>
                <table:data-pilot-member table:name="0,396038" table:display="true" table:show-details="true"/>
                <table:data-pilot-member table:name="0,39631" table:display="true" table:show-details="true"/>
                <table:data-pilot-member table:name="0,396715" table:display="true" table:show-details="true"/>
                <table:data-pilot-member table:name="0,396777" table:display="true" table:show-details="true"/>
                <table:data-pilot-member table:name="0,397048" table:display="true" table:show-details="true"/>
                <table:data-pilot-member table:name="0,397402" table:display="true" table:show-details="true"/>
                <table:data-pilot-member table:name="0,397684" table:display="true" table:show-details="true"/>
                <table:data-pilot-member table:name="0,397877" table:display="true" table:show-details="true"/>
                <table:data-pilot-member table:name="0,398067" table:display="true" table:show-details="true"/>
                <table:data-pilot-member table:name="0,398311" table:display="true" table:show-details="true"/>
                <table:data-pilot-member table:name="0,398353" table:display="true" table:show-details="true"/>
                <table:data-pilot-member table:name="0,398611" table:display="true" table:show-details="true"/>
                <table:data-pilot-member table:name="0,398655" table:display="true" table:show-details="true"/>
                <table:data-pilot-member table:name="0,399029" table:display="true" table:show-details="true"/>
                <table:data-pilot-member table:name="0,399057" table:display="true" table:show-details="true"/>
                <table:data-pilot-member table:name="0,399062" table:display="true" table:show-details="true"/>
                <table:data-pilot-member table:name="0,399335" table:display="true" table:show-details="true"/>
                <table:data-pilot-member table:name="0,399343" table:display="true" table:show-details="true"/>
                <table:data-pilot-member table:name="0,39937" table:display="true" table:show-details="true"/>
                <table:data-pilot-member table:name="0,399516" table:display="true" table:show-details="true"/>
                <table:data-pilot-member table:name="0,399675" table:display="true" table:show-details="true"/>
                <table:data-pilot-member table:name="0,399684" table:display="true" table:show-details="true"/>
                <table:data-pilot-member table:name="0,399703" table:display="true" table:show-details="true"/>
                <table:data-pilot-member table:name="0,399735" table:display="true" table:show-details="true"/>
                <table:data-pilot-member table:name="0,399782" table:display="true" table:show-details="true"/>
                <table:data-pilot-member table:name="0,399832" table:display="true" table:show-details="true"/>
                <table:data-pilot-member table:name="0,399868" table:display="true" table:show-details="true"/>
                <table:data-pilot-member table:name="0,399952" table:display="true" table:show-details="true"/>
                <table:data-pilot-member table:name="0,399976" table:display="true" table:show-details="true"/>
                <table:data-pilot-member table:name="0,399996" table:display="true" table:show-details="true"/>
                <table:data-pilot-member table:name="0,400069" table:display="true" table:show-details="true"/>
                <table:data-pilot-member table:name="0,400129" table:display="true" table:show-details="true"/>
                <table:data-pilot-member table:name="0,400151" table:display="true" table:show-details="true"/>
                <table:data-pilot-member table:name="0,400156" table:display="true" table:show-details="true"/>
                <table:data-pilot-member table:name="0,400203" table:display="true" table:show-details="true"/>
                <table:data-pilot-member table:name="0,400277" table:display="true" table:show-details="true"/>
                <table:data-pilot-member table:name="0,400379" table:display="true" table:show-details="true"/>
                <table:data-pilot-member table:name="0,400389" table:display="true" table:show-details="true"/>
                <table:data-pilot-member table:name="0,400463" table:display="true" table:show-details="true"/>
                <table:data-pilot-member table:name="0,400541" table:display="true" table:show-details="true"/>
                <table:data-pilot-member table:name="0,400549" table:display="true" table:show-details="true"/>
                <table:data-pilot-member table:name="0,400564" table:display="true" table:show-details="true"/>
                <table:data-pilot-member table:name="0,400573" table:display="true" table:show-details="true"/>
                <table:data-pilot-member table:name="0,400634" table:display="true" table:show-details="true"/>
                <table:data-pilot-member table:name="0,400765" table:display="true" table:show-details="true"/>
                <table:data-pilot-member table:name="0,400771" table:display="true" table:show-details="true"/>
                <table:data-pilot-member table:name="0,400845" table:display="true" table:show-details="true"/>
                <table:data-pilot-member table:name="0,400875" table:display="true" table:show-details="true"/>
                <table:data-pilot-member table:name="0,400902" table:display="true" table:show-details="true"/>
                <table:data-pilot-member table:name="0,400978" table:display="true" table:show-details="true"/>
                <table:data-pilot-member table:name="0,400999" table:display="true" table:show-details="true"/>
                <table:data-pilot-member table:name="0,401" table:display="true" table:show-details="true"/>
                <table:data-pilot-member table:name="0,401088" table:display="true" table:show-details="true"/>
                <table:data-pilot-member table:name="0,40111" table:display="true" table:show-details="true"/>
                <table:data-pilot-member table:name="0,401222" table:display="true" table:show-details="true"/>
                <table:data-pilot-member table:name="0,401248" table:display="true" table:show-details="true"/>
                <table:data-pilot-member table:name="0,401268" table:display="true" table:show-details="true"/>
                <table:data-pilot-member table:name="0,401306" table:display="true" table:show-details="true"/>
                <table:data-pilot-member table:name="0,401341" table:display="true" table:show-details="true"/>
                <table:data-pilot-member table:name="0,401352" table:display="true" table:show-details="true"/>
                <table:data-pilot-member table:name="0,401368" table:display="true" table:show-details="true"/>
                <table:data-pilot-member table:name="0,401373" table:display="true" table:show-details="true"/>
                <table:data-pilot-member table:name="0,401401" table:display="true" table:show-details="true"/>
                <table:data-pilot-member table:name="0,401463" table:display="true" table:show-details="true"/>
                <table:data-pilot-member table:name="0,401484" table:display="true" table:show-details="true"/>
                <table:data-pilot-member table:name="0,401529" table:display="true" table:show-details="true"/>
                <table:data-pilot-member table:name="0,401654" table:display="true" table:show-details="true"/>
                <table:data-pilot-member table:name="0,401656" table:display="true" table:show-details="true"/>
                <table:data-pilot-member table:name="0,401736" table:display="true" table:show-details="true"/>
                <table:data-pilot-member table:name="0,401826" table:display="true" table:show-details="true"/>
                <table:data-pilot-member table:name="0,401932" table:display="true" table:show-details="true"/>
                <table:data-pilot-member table:name="0,401957" table:display="true" table:show-details="true"/>
                <table:data-pilot-member table:name="0,401988" table:display="true" table:show-details="true"/>
                <table:data-pilot-member table:name="0,40232" table:display="true" table:show-details="true"/>
                <table:data-pilot-member table:name="0,402328" table:display="true" table:show-details="true"/>
                <table:data-pilot-member table:name="0,40233" table:display="true" table:show-details="true"/>
                <table:data-pilot-member table:name="0,402331" table:display="true" table:show-details="true"/>
                <table:data-pilot-member table:name="0,402387" table:display="true" table:show-details="true"/>
                <table:data-pilot-member table:name="0,402422" table:display="true" table:show-details="true"/>
                <table:data-pilot-member table:name="0,402546" table:display="true" table:show-details="true"/>
                <table:data-pilot-member table:name="0,40256" table:display="true" table:show-details="true"/>
                <table:data-pilot-member table:name="0,402618" table:display="true" table:show-details="true"/>
                <table:data-pilot-member table:name="0,402623" table:display="true" table:show-details="true"/>
                <table:data-pilot-member table:name="0,402668" table:display="true" table:show-details="true"/>
                <table:data-pilot-member table:name="0,402683" table:display="true" table:show-details="true"/>
                <table:data-pilot-member table:name="0,402688" table:display="true" table:show-details="true"/>
                <table:data-pilot-member table:name="0,402726" table:display="true" table:show-details="true"/>
                <table:data-pilot-member table:name="0,40275" table:display="true" table:show-details="true"/>
                <table:data-pilot-member table:name="0,402768" table:display="true" table:show-details="true"/>
                <table:data-pilot-member table:name="0,402778" table:display="true" table:show-details="true"/>
                <table:data-pilot-member table:name="0,402786" table:display="true" table:show-details="true"/>
                <table:data-pilot-member table:name="0,402863" table:display="true" table:show-details="true"/>
                <table:data-pilot-member table:name="0,402876" table:display="true" table:show-details="true"/>
                <table:data-pilot-member table:name="0,402934" table:display="true" table:show-details="true"/>
                <table:data-pilot-member table:name="0,402989" table:display="true" table:show-details="true"/>
                <table:data-pilot-member table:name="0,403049" table:display="true" table:show-details="true"/>
                <table:data-pilot-member table:name="0,403141" table:display="true" table:show-details="true"/>
                <table:data-pilot-member table:name="0,403187" table:display="true" table:show-details="true"/>
                <table:data-pilot-member table:name="0,403208" table:display="true" table:show-details="true"/>
                <table:data-pilot-member table:name="0,403229" table:display="true" table:show-details="true"/>
                <table:data-pilot-member table:name="0,403234" table:display="true" table:show-details="true"/>
                <table:data-pilot-member table:name="0,403264" table:display="true" table:show-details="true"/>
                <table:data-pilot-member table:name="0,403317" table:display="true" table:show-details="true"/>
                <table:data-pilot-member table:name="0,403323" table:display="true" table:show-details="true"/>
                <table:data-pilot-member table:name="0,403327" table:display="true" table:show-details="true"/>
                <table:data-pilot-member table:name="0,403417" table:display="true" table:show-details="true"/>
                <table:data-pilot-member table:name="0,403527" table:display="true" table:show-details="true"/>
                <table:data-pilot-member table:name="0,403572" table:display="true" table:show-details="true"/>
                <table:data-pilot-member table:name="0,40358" table:display="true" table:show-details="true"/>
                <table:data-pilot-member table:name="0,403736" table:display="true" table:show-details="true"/>
                <table:data-pilot-member table:name="0,403758" table:display="true" table:show-details="true"/>
                <table:data-pilot-member table:name="0,403808" table:display="true" table:show-details="true"/>
                <table:data-pilot-member table:name="0,403933" table:display="true" table:show-details="true"/>
                <table:data-pilot-member table:name="0,403968" table:display="true" table:show-details="true"/>
                <table:data-pilot-member table:name="0,403999" table:display="true" table:show-details="true"/>
                <table:data-pilot-member table:name="0,404211" table:display="true" table:show-details="true"/>
                <table:data-pilot-member table:name="0,404278" table:display="true" table:show-details="true"/>
                <table:data-pilot-member table:name="0,404283" table:display="true" table:show-details="true"/>
                <table:data-pilot-member table:name="0,404325" table:display="true" table:show-details="true"/>
                <table:data-pilot-member table:name="0,404382" table:display="true" table:show-details="true"/>
                <table:data-pilot-member table:name="0,404458" table:display="true" table:show-details="true"/>
                <table:data-pilot-member table:name="0,404512" table:display="true" table:show-details="true"/>
                <table:data-pilot-member table:name="0,40453" table:display="true" table:show-details="true"/>
                <table:data-pilot-member table:name="0,40456" table:display="true" table:show-details="true"/>
                <table:data-pilot-member table:name="0,404591" table:display="true" table:show-details="true"/>
                <table:data-pilot-member table:name="0,4046" table:display="true" table:show-details="true"/>
                <table:data-pilot-member table:name="0,404604" table:display="true" table:show-details="true"/>
                <table:data-pilot-member table:name="0,404612" table:display="true" table:show-details="true"/>
                <table:data-pilot-member table:name="0,404645" table:display="true" table:show-details="true"/>
                <table:data-pilot-member table:name="0,404736" table:display="true" table:show-details="true"/>
                <table:data-pilot-member table:name="0,404827" table:display="true" table:show-details="true"/>
                <table:data-pilot-member table:name="0,404891" table:display="true" table:show-details="true"/>
                <table:data-pilot-member table:name="0,404914" table:display="true" table:show-details="true"/>
                <table:data-pilot-member table:name="0,404952" table:display="true" table:show-details="true"/>
                <table:data-pilot-member table:name="0,405013" table:display="true" table:show-details="true"/>
                <table:data-pilot-member table:name="0,405072" table:display="true" table:show-details="true"/>
                <table:data-pilot-member table:name="0,40516" table:display="true" table:show-details="true"/>
                <table:data-pilot-member table:name="0,405178" table:display="true" table:show-details="true"/>
                <table:data-pilot-member table:name="0,405239" table:display="true" table:show-details="true"/>
                <table:data-pilot-member table:name="0,405273" table:display="true" table:show-details="true"/>
                <table:data-pilot-member table:name="0,405283" table:display="true" table:show-details="true"/>
                <table:data-pilot-member table:name="0,405291" table:display="true" table:show-details="true"/>
                <table:data-pilot-member table:name="0,405502" table:display="true" table:show-details="true"/>
                <table:data-pilot-member table:name="0,405521" table:display="true" table:show-details="true"/>
                <table:data-pilot-member table:name="0,405555" table:display="true" table:show-details="true"/>
                <table:data-pilot-member table:name="0,405562" table:display="true" table:show-details="true"/>
                <table:data-pilot-member table:name="0,405629" table:display="true" table:show-details="true"/>
                <table:data-pilot-member table:name="0,405698" table:display="true" table:show-details="true"/>
                <table:data-pilot-member table:name="0,405724" table:display="true" table:show-details="true"/>
                <table:data-pilot-member table:name="0,405846" table:display="true" table:show-details="true"/>
                <table:data-pilot-member table:name="0,405848" table:display="true" table:show-details="true"/>
                <table:data-pilot-member table:name="0,406011" table:display="true" table:show-details="true"/>
                <table:data-pilot-member table:name="0,40602" table:display="true" table:show-details="true"/>
                <table:data-pilot-member table:name="0,406155" table:display="true" table:show-details="true"/>
                <table:data-pilot-member table:name="0,40619" table:display="true" table:show-details="true"/>
                <table:data-pilot-member table:name="0,406284" table:display="true" table:show-details="true"/>
                <table:data-pilot-member table:name="0,406297" table:display="true" table:show-details="true"/>
                <table:data-pilot-member table:name="0,406332" table:display="true" table:show-details="true"/>
                <table:data-pilot-member table:name="0,406423" table:display="true" table:show-details="true"/>
                <table:data-pilot-member table:name="0,406429" table:display="true" table:show-details="true"/>
                <table:data-pilot-member table:name="0,406514" table:display="true" table:show-details="true"/>
                <table:data-pilot-member table:name="0,406663" table:display="true" table:show-details="true"/>
                <table:data-pilot-member table:name="0,406703" table:display="true" table:show-details="true"/>
                <table:data-pilot-member table:name="0,406793" table:display="true" table:show-details="true"/>
                <table:data-pilot-member table:name="0,406849" table:display="true" table:show-details="true"/>
                <table:data-pilot-member table:name="0,406867" table:display="true" table:show-details="true"/>
                <table:data-pilot-member table:name="0,406898" table:display="true" table:show-details="true"/>
                <table:data-pilot-member table:name="0,407039" table:display="true" table:show-details="true"/>
                <table:data-pilot-member table:name="0,407103" table:display="true" table:show-details="true"/>
                <table:data-pilot-member table:name="0,407114" table:display="true" table:show-details="true"/>
                <table:data-pilot-member table:name="0,40747" table:display="true" table:show-details="true"/>
                <table:data-pilot-member table:name="0,407562" table:display="true" table:show-details="true"/>
                <table:data-pilot-member table:name="0,407679" table:display="true" table:show-details="true"/>
                <table:data-pilot-member table:name="0,407745" table:display="true" table:show-details="true"/>
                <table:data-pilot-member table:name="0,407831" table:display="true" table:show-details="true"/>
                <table:data-pilot-member table:name="0,407882" table:display="true" table:show-details="true"/>
                <table:data-pilot-member table:name="0,40794" table:display="true" table:show-details="true"/>
                <table:data-pilot-member table:name="0,408246" table:display="true" table:show-details="true"/>
                <table:data-pilot-member table:name="0,408268" table:display="true" table:show-details="true"/>
                <table:data-pilot-member table:name="0,408442" table:display="true" table:show-details="true"/>
                <table:data-pilot-member table:name="0,408475" table:display="true" table:show-details="true"/>
                <table:data-pilot-member table:name="0,408552" table:display="true" table:show-details="true"/>
                <table:data-pilot-member table:name="0,408562" table:display="true" table:show-details="true"/>
                <table:data-pilot-member table:name="0,408664" table:display="true" table:show-details="true"/>
                <table:data-pilot-member table:name="0,408839" table:display="true" table:show-details="true"/>
                <table:data-pilot-member table:name="0,409056" table:display="true" table:show-details="true"/>
                <table:data-pilot-member table:name="0,409087" table:display="true" table:show-details="true"/>
                <table:data-pilot-member table:name="0,409174" table:display="true" table:show-details="true"/>
                <table:data-pilot-member table:name="0,40929" table:display="true" table:show-details="true"/>
                <table:data-pilot-member table:name="0,409291" table:display="true" table:show-details="true"/>
                <table:data-pilot-member table:name="0,409619" table:display="true" table:show-details="true"/>
                <table:data-pilot-member table:name="0,409703" table:display="true" table:show-details="true"/>
                <table:data-pilot-member table:name="0,410131" table:display="true" table:show-details="true"/>
                <table:data-pilot-member table:name="0,410197" table:display="true" table:show-details="true"/>
                <table:data-pilot-member table:name="0,41024" table:display="true" table:show-details="true"/>
                <table:data-pilot-member table:name="0,410335" table:display="true" table:show-details="true"/>
                <table:data-pilot-member table:name="0,410341" table:display="true" table:show-details="true"/>
                <table:data-pilot-member table:name="0,410474" table:display="true" table:show-details="true"/>
                <table:data-pilot-member table:name="0,410585" table:display="true" table:show-details="true"/>
                <table:data-pilot-member table:name="0,410618" table:display="true" table:show-details="true"/>
                <table:data-pilot-member table:name="0,410784" table:display="true" table:show-details="true"/>
                <table:data-pilot-member table:name="0,410979" table:display="true" table:show-details="true"/>
                <table:data-pilot-member table:name="0,411213" table:display="true" table:show-details="true"/>
                <table:data-pilot-member table:name="0,41122" table:display="true" table:show-details="true"/>
                <table:data-pilot-member table:name="0,41125" table:display="true" table:show-details="true"/>
                <table:data-pilot-member table:name="0,411269" table:display="true" table:show-details="true"/>
                <table:data-pilot-member table:name="0,411338" table:display="true" table:show-details="true"/>
                <table:data-pilot-member table:name="0,412041" table:display="true" table:show-details="true"/>
                <table:data-pilot-member table:name="0,412138" table:display="true" table:show-details="true"/>
                <table:data-pilot-member table:name="0,412731" table:display="true" table:show-details="true"/>
                <table:data-pilot-member table:name="0,412845" table:display="true" table:show-details="true"/>
                <table:data-pilot-member table:name="0,412957" table:display="true" table:show-details="true"/>
                <table:data-pilot-member table:name="0,413325" table:display="true" table:show-details="true"/>
                <table:data-pilot-member table:name="0,413353" table:display="true" table:show-details="true"/>
                <table:data-pilot-member table:name="0,41357" table:display="true" table:show-details="true"/>
                <table:data-pilot-member table:name="0,413575" table:display="true" table:show-details="true"/>
                <table:data-pilot-member table:name="0,41406" table:display="true" table:show-details="true"/>
                <table:data-pilot-member table:name="0,41432" table:display="true" table:show-details="true"/>
                <table:data-pilot-member table:name="0,414651" table:display="true" table:show-details="true"/>
                <table:data-pilot-member table:name="0,414949" table:display="true" table:show-details="true"/>
                <table:data-pilot-member table:name="0,415017" table:display="true" table:show-details="true"/>
                <table:data-pilot-member table:name="0,415217" table:display="true" table:show-details="true"/>
                <table:data-pilot-member table:name="0,415248" table:display="true" table:show-details="true"/>
                <table:data-pilot-member table:name="0,415261" table:display="true" table:show-details="true"/>
                <table:data-pilot-member table:name="0,415602" table:display="true" table:show-details="true"/>
                <table:data-pilot-member table:name="0,416263" table:display="true" table:show-details="true"/>
                <table:data-pilot-member table:name="0,41677" table:display="true" table:show-details="true"/>
                <table:data-pilot-member table:name="0,416842" table:display="true" table:show-details="true"/>
                <table:data-pilot-member table:name="0,417077" table:display="true" table:show-details="true"/>
                <table:data-pilot-member table:name="0,417142" table:display="true" table:show-details="true"/>
                <table:data-pilot-member table:name="0,417494" table:display="true" table:show-details="true"/>
                <table:data-pilot-member table:name="0,417943" table:display="true" table:show-details="true"/>
                <table:data-pilot-member table:name="0,418366" table:display="true" table:show-details="true"/>
                <table:data-pilot-member table:name="0,418598" table:display="true" table:show-details="true"/>
                <table:data-pilot-member table:name="0,418683" table:display="true" table:show-details="true"/>
                <table:data-pilot-member table:name="0,42031" table:display="true" table:show-details="true"/>
                <table:data-pilot-member table:name="0,420669" table:display="true" table:show-details="true"/>
                <table:data-pilot-member table:name="0,421135" table:display="true" table:show-details="true"/>
                <table:data-pilot-member table:name="0,421143" table:display="true" table:show-details="true"/>
                <table:data-pilot-member table:name="0,423225" table:display="true" table:show-details="true"/>
                <table:data-pilot-member table:name="0,423365" table:display="true" table:show-details="true"/>
                <table:data-pilot-member table:name="0,426077" table:display="true" table:show-details="true"/>
                <table:data-pilot-member table:name="0,42718" table:display="true" table:show-details="true"/>
                <table:data-pilot-member table:name="0,427466" table:display="true" table:show-details="true"/>
                <table:data-pilot-member table:name="0,427574" table:display="true" table:show-details="true"/>
                <table:data-pilot-member table:name="0,427789" table:display="true" table:show-details="true"/>
                <table:data-pilot-member table:name="0,427967" table:display="true" table:show-details="true"/>
                <table:data-pilot-member table:name="0,428256" table:display="true" table:show-details="true"/>
                <table:data-pilot-member table:name="0,429094" table:display="true" table:show-details="true"/>
                <table:data-pilot-member table:name="0,429263" table:display="true" table:show-details="true"/>
                <table:data-pilot-member table:name="0,4309" table:display="true" table:show-details="true"/>
                <table:data-pilot-member table:name="0,432154" table:display="true" table:show-details="true"/>
                <table:data-pilot-member table:name="0,432539" table:display="true" table:show-details="true"/>
                <table:data-pilot-member table:name="0,433256" table:display="true" table:show-details="true"/>
                <table:data-pilot-member table:name="0,434848" table:display="true" table:show-details="true"/>
                <table:data-pilot-member table:name="0,435325" table:display="true" table:show-details="true"/>
                <table:data-pilot-member table:name="0,435941" table:display="true" table:show-details="true"/>
                <table:data-pilot-member table:name="0,435993" table:display="true" table:show-details="true"/>
                <table:data-pilot-member table:name="0,436215" table:display="true" table:show-details="true"/>
                <table:data-pilot-member table:name="0,436404" table:display="true" table:show-details="true"/>
                <table:data-pilot-member table:name="0,436792" table:display="true" table:show-details="true"/>
                <table:data-pilot-member table:name="0,437577" table:display="true" table:show-details="true"/>
                <table:data-pilot-member table:name="0,438105" table:display="true" table:show-details="true"/>
                <table:data-pilot-member table:name="0,439335" table:display="true" table:show-details="true"/>
                <table:data-pilot-member table:name="0,440034" table:display="true" table:show-details="true"/>
                <table:data-pilot-member table:name="0,44174" table:display="true" table:show-details="true"/>
                <table:data-pilot-member table:name="0,443935" table:display="true" table:show-details="true"/>
                <table:data-pilot-member table:name="0,445007" table:display="true" table:show-details="true"/>
                <table:data-pilot-member table:name="0,445666" table:display="true" table:show-details="true"/>
                <table:data-pilot-member table:name="0,445897" table:display="true" table:show-details="true"/>
                <table:data-pilot-member table:name="0,449924" table:display="true" table:show-details="true"/>
                <table:data-pilot-member table:name="0,44999" table:display="true" table:show-details="true"/>
                <table:data-pilot-member table:name="0,451009" table:display="true" table:show-details="true"/>
                <table:data-pilot-member table:name="0,451739" table:display="true" table:show-details="true"/>
                <table:data-pilot-member table:name="0,451986" table:display="true" table:show-details="true"/>
                <table:data-pilot-member table:name="0,453391" table:display="true" table:show-details="true"/>
                <table:data-pilot-member table:name="0,453746" table:display="true" table:show-details="true"/>
                <table:data-pilot-member table:name="0,455215" table:display="true" table:show-details="true"/>
                <table:data-pilot-member table:name="0,455913" table:display="true" table:show-details="true"/>
                <table:data-pilot-member table:name="0,456431" table:display="true" table:show-details="true"/>
                <table:data-pilot-member table:name="0,457017" table:display="true" table:show-details="true"/>
                <table:data-pilot-member table:name="0,457031" table:display="true" table:show-details="true"/>
                <table:data-pilot-member table:name="0,457095" table:display="true" table:show-details="true"/>
                <table:data-pilot-member table:name="0,457168" table:display="true" table:show-details="true"/>
                <table:data-pilot-member table:name="0,458344" table:display="true" table:show-details="true"/>
                <table:data-pilot-member table:name="0,458417" table:display="true" table:show-details="true"/>
                <table:data-pilot-member table:name="0,458423" table:display="true" table:show-details="true"/>
                <table:data-pilot-member table:name="0,458681" table:display="true" table:show-details="true"/>
                <table:data-pilot-member table:name="0,458993" table:display="true" table:show-details="true"/>
                <table:data-pilot-member table:name="0,459411" table:display="true" table:show-details="true"/>
                <table:data-pilot-member table:name="0,459565" table:display="true" table:show-details="true"/>
                <table:data-pilot-member table:name="0,460121" table:display="true" table:show-details="true"/>
                <table:data-pilot-member table:name="0,460176" table:display="true" table:show-details="true"/>
                <table:data-pilot-member table:name="0,46022" table:display="true" table:show-details="true"/>
                <table:data-pilot-member table:name="0,460276" table:display="true" table:show-details="true"/>
                <table:data-pilot-member table:name="0,460365" table:display="true" table:show-details="true"/>
                <table:data-pilot-member table:name="0,460429" table:display="true" table:show-details="true"/>
                <table:data-pilot-member table:name="0,460452" table:display="true" table:show-details="true"/>
                <table:data-pilot-member table:name="0,460662" table:display="true" table:show-details="true"/>
                <table:data-pilot-member table:name="0,460677" table:display="true" table:show-details="true"/>
                <table:data-pilot-member table:name="0,460733" table:display="true" table:show-details="true"/>
                <table:data-pilot-member table:name="0,460875" table:display="true" table:show-details="true"/>
                <table:data-pilot-member table:name="0,460973" table:display="true" table:show-details="true"/>
                <table:data-pilot-member table:name="0,461229" table:display="true" table:show-details="true"/>
                <table:data-pilot-member table:name="0,461379" table:display="true" table:show-details="true"/>
                <table:data-pilot-member table:name="0,461421" table:display="true" table:show-details="true"/>
                <table:data-pilot-member table:name="0,461466" table:display="true" table:show-details="true"/>
                <table:data-pilot-member table:name="0,461671" table:display="true" table:show-details="true"/>
                <table:data-pilot-member table:name="0,46171" table:display="true" table:show-details="true"/>
                <table:data-pilot-member table:name="0,461792" table:display="true" table:show-details="true"/>
                <table:data-pilot-member table:name="0,461857" table:display="true" table:show-details="true"/>
                <table:data-pilot-member table:name="0,46209" table:display="true" table:show-details="true"/>
                <table:data-pilot-member table:name="0,462119" table:display="true" table:show-details="true"/>
                <table:data-pilot-member table:name="0,462331" table:display="true" table:show-details="true"/>
                <table:data-pilot-member table:name="0,462366" table:display="true" table:show-details="true"/>
                <table:data-pilot-member table:name="0,462584" table:display="true" table:show-details="true"/>
                <table:data-pilot-member table:name="0,462787" table:display="true" table:show-details="true"/>
                <table:data-pilot-member table:name="0,462818" table:display="true" table:show-details="true"/>
                <table:data-pilot-member table:name="0,463017" table:display="true" table:show-details="true"/>
                <table:data-pilot-member table:name="0,463044" table:display="true" table:show-details="true"/>
                <table:data-pilot-member table:name="0,463256" table:display="true" table:show-details="true"/>
                <table:data-pilot-member table:name="0,463329" table:display="true" table:show-details="true"/>
                <table:data-pilot-member table:name="0,463368" table:display="true" table:show-details="true"/>
                <table:data-pilot-member table:name="0,463608" table:display="true" table:show-details="true"/>
                <table:data-pilot-member table:name="0,463669" table:display="true" table:show-details="true"/>
                <table:data-pilot-member table:name="0,464172" table:display="true" table:show-details="true"/>
                <table:data-pilot-member table:name="0,464325" table:display="true" table:show-details="true"/>
                <table:data-pilot-member table:name="0,464608" table:display="true" table:show-details="true"/>
                <table:data-pilot-member table:name="0,464665" table:display="true" table:show-details="true"/>
                <table:data-pilot-member table:name="0,464671" table:display="true" table:show-details="true"/>
                <table:data-pilot-member table:name="0,464758" table:display="true" table:show-details="true"/>
                <table:data-pilot-member table:name="0,465229" table:display="true" table:show-details="true"/>
                <table:data-pilot-member table:name="0,465317" table:display="true" table:show-details="true"/>
                <table:data-pilot-member table:name="0,465404" table:display="true" table:show-details="true"/>
                <table:data-pilot-member table:name="0,465434" table:display="true" table:show-details="true"/>
                <table:data-pilot-member table:name="0,465476" table:display="true" table:show-details="true"/>
                <table:data-pilot-member table:name="0,465988" table:display="true" table:show-details="true"/>
                <table:data-pilot-member table:name="0,466466" table:display="true" table:show-details="true"/>
                <table:data-pilot-member table:name="0,466553" table:display="true" table:show-details="true"/>
                <table:data-pilot-member table:name="0,466712" table:display="true" table:show-details="true"/>
                <table:data-pilot-member table:name="0,467063" table:display="true" table:show-details="true"/>
                <table:data-pilot-member table:name="0,467432" table:display="true" table:show-details="true"/>
                <table:data-pilot-member table:name="0,467619" table:display="true" table:show-details="true"/>
                <table:data-pilot-member table:name="0,467671" table:display="true" table:show-details="true"/>
                <table:data-pilot-member table:name="0,467931" table:display="true" table:show-details="true"/>
                <table:data-pilot-member table:name="0,467948" table:display="true" table:show-details="true"/>
                <table:data-pilot-member table:name="0,468474" table:display="true" table:show-details="true"/>
                <table:data-pilot-member table:name="0,468511" table:display="true" table:show-details="true"/>
                <table:data-pilot-member table:name="0,469201" table:display="true" table:show-details="true"/>
                <table:data-pilot-member table:name="0,470405" table:display="true" table:show-details="true"/>
                <table:data-pilot-member table:name="0,470915" table:display="true" table:show-details="true"/>
                <table:data-pilot-member table:name="0,471246" table:display="true" table:show-details="true"/>
                <table:data-pilot-member table:name="0,472273" table:display="true" table:show-details="true"/>
                <table:data-pilot-member table:name="0,472909" table:display="true" table:show-details="true"/>
                <table:data-pilot-member table:name="0,474383" table:display="true" table:show-details="true"/>
                <table:data-pilot-member table:name="0,474625" table:display="true" table:show-details="true"/>
                <table:data-pilot-member table:name="0,47858" table:display="true" table:show-details="true"/>
                <table:data-pilot-member table:name="0,483536" table:display="true" table:show-details="true"/>
                <table:data-pilot-member table:name="0,486891" table:display="true" table:show-details="true"/>
                <table:data-pilot-member table:name="0,487314" table:display="true" table:show-details="true"/>
                <table:data-pilot-member table:name="0,48797" table:display="true" table:show-details="true"/>
                <table:data-pilot-member table:name="0,48832" table:display="true" table:show-details="true"/>
                <table:data-pilot-member table:name="0,489014" table:display="true" table:show-details="true"/>
                <table:data-pilot-member table:name="0,490391" table:display="true" table:show-details="true"/>
                <table:data-pilot-member table:name="0,490871" table:display="true" table:show-details="true"/>
                <table:data-pilot-member table:name="0,494182" table:display="true" table:show-details="true"/>
                <table:data-pilot-member table:name="0,496889" table:display="true" table:show-details="true"/>
                <table:data-pilot-member table:name="0,498654" table:display="true" table:show-details="true"/>
                <table:data-pilot-member table:name="0,505684" table:display="true" table:show-details="true"/>
                <table:data-pilot-member table:name="0,511067" table:display="true" table:show-details="true"/>
                <table:data-pilot-member table:name="0,525386" table:display="true" table:show-details="true"/>
                <table:data-pilot-member table:name="0,525405" table:display="true" table:show-details="true"/>
                <table:data-pilot-member table:name="0,530335" table:display="true" table:show-details="true"/>
                <table:data-pilot-member table:name="0,531372" table:display="true" table:show-details="true"/>
                <table:data-pilot-member table:name="0,531495" table:display="true" table:show-details="true"/>
                <table:data-pilot-member table:name="0,531612" table:display="true" table:show-details="true"/>
                <table:data-pilot-member table:name="0,532939" table:display="true" table:show-details="true"/>
                <table:data-pilot-member table:name="0,533079" table:display="true" table:show-details="true"/>
                <table:data-pilot-member table:name="0,533287" table:display="true" table:show-details="true"/>
                <table:data-pilot-member table:name="0,533371" table:display="true" table:show-details="true"/>
                <table:data-pilot-member table:name="0,533501" table:display="true" table:show-details="true"/>
                <table:data-pilot-member table:name="0,533506" table:display="true" table:show-details="true"/>
                <table:data-pilot-member table:name="0,533576" table:display="true" table:show-details="true"/>
                <table:data-pilot-member table:name="0,533736" table:display="true" table:show-details="true"/>
                <table:data-pilot-member table:name="0,533901" table:display="true" table:show-details="true"/>
                <table:data-pilot-member table:name="0,533987" table:display="true" table:show-details="true"/>
                <table:data-pilot-member table:name="0,534002" table:display="true" table:show-details="true"/>
                <table:data-pilot-member table:name="0,534399" table:display="true" table:show-details="true"/>
                <table:data-pilot-member table:name="0,534616" table:display="true" table:show-details="true"/>
                <table:data-pilot-member table:name="0,534679" table:display="true" table:show-details="true"/>
                <table:data-pilot-member table:name="0,534747" table:display="true" table:show-details="true"/>
                <table:data-pilot-member table:name="0,534947" table:display="true" table:show-details="true"/>
                <table:data-pilot-member table:name="0,535157" table:display="true" table:show-details="true"/>
                <table:data-pilot-member table:name="0,53525" table:display="true" table:show-details="true"/>
                <table:data-pilot-member table:name="0,535275" table:display="true" table:show-details="true"/>
                <table:data-pilot-member table:name="0,535315" table:display="true" table:show-details="true"/>
                <table:data-pilot-member table:name="0,535454" table:display="true" table:show-details="true"/>
                <table:data-pilot-member table:name="0,535674" table:display="true" table:show-details="true"/>
                <table:data-pilot-member table:name="0,535732" table:display="true" table:show-details="true"/>
                <table:data-pilot-member table:name="0,536088" table:display="true" table:show-details="true"/>
                <table:data-pilot-member table:name="0,53612" table:display="true" table:show-details="true"/>
                <table:data-pilot-member table:name="0,536164" table:display="true" table:show-details="true"/>
                <table:data-pilot-member table:name="0,536186" table:display="true" table:show-details="true"/>
                <table:data-pilot-member table:name="0,53635" table:display="true" table:show-details="true"/>
                <table:data-pilot-member table:name="0,536525" table:display="true" table:show-details="true"/>
                <table:data-pilot-member table:name="0,536874" table:display="true" table:show-details="true"/>
                <table:data-pilot-member table:name="0,536952" table:display="true" table:show-details="true"/>
                <table:data-pilot-member table:name="0,537118" table:display="true" table:show-details="true"/>
                <table:data-pilot-member table:name="0,537248" table:display="true" table:show-details="true"/>
                <table:data-pilot-member table:name="0,537314" table:display="true" table:show-details="true"/>
                <table:data-pilot-member table:name="0,537505" table:display="true" table:show-details="true"/>
                <table:data-pilot-member table:name="0,537516" table:display="true" table:show-details="true"/>
                <table:data-pilot-member table:name="0,537583" table:display="true" table:show-details="true"/>
                <table:data-pilot-member table:name="0,537683" table:display="true" table:show-details="true"/>
                <table:data-pilot-member table:name="0,537756" table:display="true" table:show-details="true"/>
                <table:data-pilot-member table:name="0,537903" table:display="true" table:show-details="true"/>
                <table:data-pilot-member table:name="0,538106" table:display="true" table:show-details="true"/>
                <table:data-pilot-member table:name="0,538111" table:display="true" table:show-details="true"/>
                <table:data-pilot-member table:name="0,538112" table:display="true" table:show-details="true"/>
                <table:data-pilot-member table:name="0,538194" table:display="true" table:show-details="true"/>
                <table:data-pilot-member table:name="0,538374" table:display="true" table:show-details="true"/>
                <table:data-pilot-member table:name="0,538381" table:display="true" table:show-details="true"/>
                <table:data-pilot-member table:name="0,538441" table:display="true" table:show-details="true"/>
                <table:data-pilot-member table:name="0,538649" table:display="true" table:show-details="true"/>
                <table:data-pilot-member table:name="0,539029" table:display="true" table:show-details="true"/>
                <table:data-pilot-member table:name="0,539179" table:display="true" table:show-details="true"/>
                <table:data-pilot-member table:name="0,539239" table:display="true" table:show-details="true"/>
                <table:data-pilot-member table:name="0,539318" table:display="true" table:show-details="true"/>
                <table:data-pilot-member table:name="0,539586" table:display="true" table:show-details="true"/>
                <table:data-pilot-member table:name="0,539628" table:display="true" table:show-details="true"/>
                <table:data-pilot-member table:name="0,539664" table:display="true" table:show-details="true"/>
                <table:data-pilot-member table:name="0,539721" table:display="true" table:show-details="true"/>
                <table:data-pilot-member table:name="0,539728" table:display="true" table:show-details="true"/>
                <table:data-pilot-member table:name="0,539735" table:display="true" table:show-details="true"/>
                <table:data-pilot-member table:name="0,540016" table:display="true" table:show-details="true"/>
                <table:data-pilot-member table:name="0,540114" table:display="true" table:show-details="true"/>
                <table:data-pilot-member table:name="0,540123" table:display="true" table:show-details="true"/>
                <table:data-pilot-member table:name="0,540188" table:display="true" table:show-details="true"/>
                <table:data-pilot-member table:name="0,540208" table:display="true" table:show-details="true"/>
                <table:data-pilot-member table:name="0,540501" table:display="true" table:show-details="true"/>
                <table:data-pilot-member table:name="0,540616" table:display="true" table:show-details="true"/>
                <table:data-pilot-member table:name="0,540683" table:display="true" table:show-details="true"/>
                <table:data-pilot-member table:name="0,540968" table:display="true" table:show-details="true"/>
                <table:data-pilot-member table:name="0,541229" table:display="true" table:show-details="true"/>
                <table:data-pilot-member table:name="0,541454" table:display="true" table:show-details="true"/>
                <table:data-pilot-member table:name="0,54146" table:display="true" table:show-details="true"/>
                <table:data-pilot-member table:name="0,541615" table:display="true" table:show-details="true"/>
                <table:data-pilot-member table:name="0,541719" table:display="true" table:show-details="true"/>
                <table:data-pilot-member table:name="0,542008" table:display="true" table:show-details="true"/>
                <table:data-pilot-member table:name="0,542258" table:display="true" table:show-details="true"/>
                <table:data-pilot-member table:name="0,542526" table:display="true" table:show-details="true"/>
                <table:data-pilot-member table:name="0,54266" table:display="true" table:show-details="true"/>
                <table:data-pilot-member table:name="0,54283" table:display="true" table:show-details="true"/>
                <table:data-pilot-member table:name="0,543036" table:display="true" table:show-details="true"/>
                <table:data-pilot-member table:name="0,543223" table:display="true" table:show-details="true"/>
                <table:data-pilot-member table:name="0,543599" table:display="true" table:show-details="true"/>
                <table:data-pilot-member table:name="0,544858" table:display="true" table:show-details="true"/>
                <table:data-pilot-member table:name="0,545134" table:display="true" table:show-details="true"/>
                <table:data-pilot-member table:name="0,546518" table:display="true" table:show-details="true"/>
                <table:data-pilot-member table:name="0,546749" table:display="true" table:show-details="true"/>
                <table:data-pilot-member table:name="0,546821" table:display="true" table:show-details="true"/>
                <table:data-pilot-member table:name="0,546932" table:display="true" table:show-details="true"/>
                <table:data-pilot-member table:name="0,547017" table:display="true" table:show-details="true"/>
                <table:data-pilot-member table:name="0,547844" table:display="true" table:show-details="true"/>
                <table:data-pilot-member table:name="0,548117" table:display="true" table:show-details="true"/>
                <table:data-pilot-member table:name="0,548731" table:display="true" table:show-details="true"/>
                <table:data-pilot-member table:name="0,548775" table:display="true" table:show-details="true"/>
                <table:data-pilot-member table:name="0,548874" table:display="true" table:show-details="true"/>
                <table:data-pilot-member table:name="0,549945" table:display="true" table:show-details="true"/>
                <table:data-pilot-member table:name="0,550066" table:display="true" table:show-details="true"/>
                <table:data-pilot-member table:name="0,550112" table:display="true" table:show-details="true"/>
                <table:data-pilot-member table:name="0,55038" table:display="true" table:show-details="true"/>
                <table:data-pilot-member table:name="0,551085" table:display="true" table:show-details="true"/>
                <table:data-pilot-member table:name="0,552088" table:display="true" table:show-details="true"/>
                <table:data-pilot-member table:name="0,553725" table:display="true" table:show-details="true"/>
                <table:data-pilot-member table:name="0,554076" table:display="true" table:show-details="true"/>
                <table:data-pilot-member table:name="0,555638" table:display="true" table:show-details="true"/>
                <table:data-pilot-member table:name="0,558367" table:display="true" table:show-details="true"/>
                <table:data-pilot-member table:name="0,561795" table:display="true" table:show-details="true"/>
                <table:data-pilot-member table:name="0,562721" table:display="true" table:show-details="true"/>
                <table:data-pilot-member table:name="0,562904" table:display="true" table:show-details="true"/>
                <table:data-pilot-member table:name="0,563149" table:display="true" table:show-details="true"/>
                <table:data-pilot-member table:name="0,563472" table:display="true" table:show-details="true"/>
                <table:data-pilot-member table:name="0,563827" table:display="true" table:show-details="true"/>
                <table:data-pilot-member table:name="0,564035" table:display="true" table:show-details="true"/>
                <table:data-pilot-member table:name="0,564193" table:display="true" table:show-details="true"/>
                <table:data-pilot-member table:name="0,565434" table:display="true" table:show-details="true"/>
                <table:data-pilot-member table:name="0,565479" table:display="true" table:show-details="true"/>
                <table:data-pilot-member table:name="0,565934" table:display="true" table:show-details="true"/>
                <table:data-pilot-member table:name="0,566795" table:display="true" table:show-details="true"/>
                <table:data-pilot-member table:name="0,567033" table:display="true" table:show-details="true"/>
                <table:data-pilot-member table:name="0,567398" table:display="true" table:show-details="true"/>
                <table:data-pilot-member table:name="0,568258" table:display="true" table:show-details="true"/>
                <table:data-pilot-member table:name="0,568796" table:display="true" table:show-details="true"/>
                <table:data-pilot-member table:name="0,569296" table:display="true" table:show-details="true"/>
                <table:data-pilot-member table:name="0,570192" table:display="true" table:show-details="true"/>
                <table:data-pilot-member table:name="0,571349" table:display="true" table:show-details="true"/>
                <table:data-pilot-member table:name="0,571448" table:display="true" table:show-details="true"/>
                <table:data-pilot-member table:name="0,57149" table:display="true" table:show-details="true"/>
                <table:data-pilot-member table:name="0,571883" table:display="true" table:show-details="true"/>
                <table:data-pilot-member table:name="0,572168" table:display="true" table:show-details="true"/>
                <table:data-pilot-member table:name="0,572209" table:display="true" table:show-details="true"/>
                <table:data-pilot-member table:name="0,572608" table:display="true" table:show-details="true"/>
                <table:data-pilot-member table:name="0,572778" table:display="true" table:show-details="true"/>
                <table:data-pilot-member table:name="0,572827" table:display="true" table:show-details="true"/>
                <table:data-pilot-member table:name="0,573122" table:display="true" table:show-details="true"/>
                <table:data-pilot-member table:name="0,573223" table:display="true" table:show-details="true"/>
                <table:data-pilot-member table:name="0,57357" table:display="true" table:show-details="true"/>
                <table:data-pilot-member table:name="0,57362" table:display="true" table:show-details="true"/>
                <table:data-pilot-member table:name="0,573805" table:display="true" table:show-details="true"/>
                <table:data-pilot-member table:name="0,574412" table:display="true" table:show-details="true"/>
                <table:data-pilot-member table:name="0,574627" table:display="true" table:show-details="true"/>
                <table:data-pilot-member table:name="0,57473" table:display="true" table:show-details="true"/>
                <table:data-pilot-member table:name="0,575446" table:display="true" table:show-details="true"/>
                <table:data-pilot-member table:name="0,575483" table:display="true" table:show-details="true"/>
                <table:data-pilot-member table:name="0,576184" table:display="true" table:show-details="true"/>
                <table:data-pilot-member table:name="0,577199" table:display="true" table:show-details="true"/>
                <table:data-pilot-member table:name="0,577293" table:display="true" table:show-details="true"/>
                <table:data-pilot-member table:name="0,577328" table:display="true" table:show-details="true"/>
                <table:data-pilot-member table:name="0,577373" table:display="true" table:show-details="true"/>
                <table:data-pilot-member table:name="0,577572" table:display="true" table:show-details="true"/>
                <table:data-pilot-member table:name="0,578251" table:display="true" table:show-details="true"/>
                <table:data-pilot-member table:name="0,579048" table:display="true" table:show-details="true"/>
                <table:data-pilot-member table:name="0,579378" table:display="true" table:show-details="true"/>
                <table:data-pilot-member table:name="0,579875" table:display="true" table:show-details="true"/>
                <table:data-pilot-member table:name="0,579896" table:display="true" table:show-details="true"/>
                <table:data-pilot-member table:name="0,58011" table:display="true" table:show-details="true"/>
                <table:data-pilot-member table:name="0,58014" table:display="true" table:show-details="true"/>
                <table:data-pilot-member table:name="0,580337" table:display="true" table:show-details="true"/>
                <table:data-pilot-member table:name="0,580537" table:display="true" table:show-details="true"/>
                <table:data-pilot-member table:name="0,580748" table:display="true" table:show-details="true"/>
                <table:data-pilot-member table:name="0,580858" table:display="true" table:show-details="true"/>
                <table:data-pilot-member table:name="0,580911" table:display="true" table:show-details="true"/>
                <table:data-pilot-member table:name="0,581472" table:display="true" table:show-details="true"/>
                <table:data-pilot-member table:name="0,581478" table:display="true" table:show-details="true"/>
                <table:data-pilot-member table:name="0,581496" table:display="true" table:show-details="true"/>
                <table:data-pilot-member table:name="0,581989" table:display="true" table:show-details="true"/>
                <table:data-pilot-member table:name="0,582071" table:display="true" table:show-details="true"/>
                <table:data-pilot-member table:name="0,582155" table:display="true" table:show-details="true"/>
                <table:data-pilot-member table:name="0,582473" table:display="true" table:show-details="true"/>
                <table:data-pilot-member table:name="0,582919" table:display="true" table:show-details="true"/>
                <table:data-pilot-member table:name="0,583164" table:display="true" table:show-details="true"/>
                <table:data-pilot-member table:name="0,583271" table:display="true" table:show-details="true"/>
                <table:data-pilot-member table:name="0,583457" table:display="true" table:show-details="true"/>
                <table:data-pilot-member table:name="0,583671" table:display="true" table:show-details="true"/>
                <table:data-pilot-member table:name="0,583788" table:display="true" table:show-details="true"/>
                <table:data-pilot-member table:name="0,584709" table:display="true" table:show-details="true"/>
                <table:data-pilot-member table:name="0,585073" table:display="true" table:show-details="true"/>
                <table:data-pilot-member table:name="0,5853" table:display="true" table:show-details="true"/>
                <table:data-pilot-member table:name="0,585495" table:display="true" table:show-details="true"/>
                <table:data-pilot-member table:name="0,5856" table:display="true" table:show-details="true"/>
                <table:data-pilot-member table:name="0,586466" table:display="true" table:show-details="true"/>
                <table:data-pilot-member table:name="0,586787" table:display="true" table:show-details="true"/>
                <table:data-pilot-member table:name="0,587313" table:display="true" table:show-details="true"/>
                <table:data-pilot-member table:name="0,587327" table:display="true" table:show-details="true"/>
                <table:data-pilot-member table:name="0,587751" table:display="true" table:show-details="true"/>
                <table:data-pilot-member table:name="0,588115" table:display="true" table:show-details="true"/>
                <table:data-pilot-member table:name="0,58862" table:display="true" table:show-details="true"/>
                <table:data-pilot-member table:name="0,588696" table:display="true" table:show-details="true"/>
                <table:data-pilot-member table:name="0,589774" table:display="true" table:show-details="true"/>
                <table:data-pilot-member table:name="0,590428" table:display="true" table:show-details="true"/>
                <table:data-pilot-member table:name="0,590746" table:display="true" table:show-details="true"/>
                <table:data-pilot-member table:name="0,591024" table:display="true" table:show-details="true"/>
                <table:data-pilot-member table:name="0,591484" table:display="true" table:show-details="true"/>
                <table:data-pilot-member table:name="0,591778" table:display="true" table:show-details="true"/>
                <table:data-pilot-member table:name="0,591809" table:display="true" table:show-details="true"/>
                <table:data-pilot-member table:name="0,591862" table:display="true" table:show-details="true"/>
                <table:data-pilot-member table:name="0,592806" table:display="true" table:show-details="true"/>
                <table:data-pilot-member table:name="0,59425" table:display="true" table:show-details="true"/>
                <table:data-pilot-member table:name="0,594327" table:display="true" table:show-details="true"/>
                <table:data-pilot-member table:name="0,594882" table:display="true" table:show-details="true"/>
                <table:data-pilot-member table:name="0,595698" table:display="true" table:show-details="true"/>
                <table:data-pilot-member table:name="0,599388" table:display="true" table:show-details="true"/>
                <table:data-pilot-member table:name="0,60048" table:display="true" table:show-details="true"/>
                <table:data-pilot-member table:name="0,600486" table:display="true" table:show-details="true"/>
                <table:data-pilot-member table:name="0,602991" table:display="true" table:show-details="true"/>
                <table:data-pilot-member table:name="0,606004" table:display="true" table:show-details="true"/>
                <table:data-pilot-member table:name="0,609909" table:display="true" table:show-details="true"/>
                <table:data-pilot-member table:name="0,615671" table:display="true" table:show-details="true"/>
                <table:data-pilot-member table:name="0,619221" table:display="true" table:show-details="true"/>
                <table:data-pilot-member table:name="0,619587" table:display="true" table:show-details="true"/>
                <table:data-pilot-member table:name="0,620694" table:display="true" table:show-details="true"/>
                <table:data-pilot-member table:name="0,627535" table:display="true" table:show-details="true"/>
                <table:data-pilot-member table:name="0,630677" table:display="true" table:show-details="true"/>
                <table:data-pilot-member table:name="0,631814" table:display="true" table:show-details="true"/>
                <table:data-pilot-member table:name="0,633416" table:display="true" table:show-details="true"/>
                <table:data-pilot-member table:name="0,635372" table:display="true" table:show-details="true"/>
                <table:data-pilot-member table:name="0,641553" table:display="true" table:show-details="true"/>
                <table:data-pilot-member table:name="0,641817" table:display="true" table:show-details="true"/>
                <table:data-pilot-member table:name="0,643188" table:display="true" table:show-details="true"/>
                <table:data-pilot-member table:name="0,643484" table:display="true" table:show-details="true"/>
                <table:data-pilot-member table:name="0,647239" table:display="true" table:show-details="true"/>
                <table:data-pilot-member table:name="0,648" table:display="true" table:show-details="true"/>
                <table:data-pilot-member table:name="0,64814" table:display="true" table:show-details="true"/>
                <table:data-pilot-member table:name="0,649497" table:display="true" table:show-details="true"/>
                <table:data-pilot-member table:name="0,649715" table:display="true" table:show-details="true"/>
                <table:data-pilot-member table:name="0,651174" table:display="true" table:show-details="true"/>
                <table:data-pilot-member table:name="0,65288" table:display="true" table:show-details="true"/>
                <table:data-pilot-member table:name="0,655925" table:display="true" table:show-details="true"/>
                <table:data-pilot-member table:name="0,656834" table:display="true" table:show-details="true"/>
                <table:data-pilot-member table:name="0,657248" table:display="true" table:show-details="true"/>
                <table:data-pilot-member table:name="0,659784" table:display="true" table:show-details="true"/>
                <table:data-pilot-member table:name="0,663498" table:display="true" table:show-details="true"/>
                <table:data-pilot-member table:name="0,668537" table:display="true" table:show-details="true"/>
                <table:data-pilot-member table:name="0,670629" table:display="true" table:show-details="true"/>
                <table:data-pilot-member table:name="0,677442" table:display="true" table:show-details="true"/>
                <table:data-pilot-member table:name="0,67901" table:display="true" table:show-details="true"/>
                <table:data-pilot-member table:name="0,679336" table:display="true" table:show-details="true"/>
                <table:data-pilot-member table:name="0,68188" table:display="true" table:show-details="true"/>
                <table:data-pilot-member table:name="0,681935" table:display="true" table:show-details="true"/>
                <table:data-pilot-member table:name="0,68395" table:display="true" table:show-details="true"/>
                <table:data-pilot-member table:name="0,684702" table:display="true" table:show-details="true"/>
                <table:data-pilot-member table:name="0,684776" table:display="true" table:show-details="true"/>
                <table:data-pilot-member table:name="0,685499" table:display="true" table:show-details="true"/>
                <table:data-pilot-member table:name="0,686119" table:display="true" table:show-details="true"/>
                <table:data-pilot-member table:name="0,686146" table:display="true" table:show-details="true"/>
                <table:data-pilot-member table:name="0,686598" table:display="true" table:show-details="true"/>
                <table:data-pilot-member table:name="0,686806" table:display="true" table:show-details="true"/>
                <table:data-pilot-member table:name="0,686952" table:display="true" table:show-details="true"/>
                <table:data-pilot-member table:name="0,687241" table:display="true" table:show-details="true"/>
                <table:data-pilot-member table:name="0,687419" table:display="true" table:show-details="true"/>
                <table:data-pilot-member table:name="0,687451" table:display="true" table:show-details="true"/>
                <table:data-pilot-member table:name="0,687881" table:display="true" table:show-details="true"/>
                <table:data-pilot-member table:name="0,688308" table:display="true" table:show-details="true"/>
                <table:data-pilot-member table:name="0,688512" table:display="true" table:show-details="true"/>
                <table:data-pilot-member table:name="0,688637" table:display="true" table:show-details="true"/>
                <table:data-pilot-member table:name="0,689104" table:display="true" table:show-details="true"/>
                <table:data-pilot-member table:name="0,689194" table:display="true" table:show-details="true"/>
                <table:data-pilot-member table:name="0,689329" table:display="true" table:show-details="true"/>
                <table:data-pilot-member table:name="0,689368" table:display="true" table:show-details="true"/>
                <table:data-pilot-member table:name="0,689519" table:display="true" table:show-details="true"/>
                <table:data-pilot-member table:name="0,68956" table:display="true" table:show-details="true"/>
                <table:data-pilot-member table:name="0,689629" table:display="true" table:show-details="true"/>
                <table:data-pilot-member table:name="0,690296" table:display="true" table:show-details="true"/>
                <table:data-pilot-member table:name="0,690315" table:display="true" table:show-details="true"/>
                <table:data-pilot-member table:name="0,690482" table:display="true" table:show-details="true"/>
                <table:data-pilot-member table:name="0,690611" table:display="true" table:show-details="true"/>
                <table:data-pilot-member table:name="0,690744" table:display="true" table:show-details="true"/>
                <table:data-pilot-member table:name="0,690835" table:display="true" table:show-details="true"/>
                <table:data-pilot-member table:name="0,690928" table:display="true" table:show-details="true"/>
                <table:data-pilot-member table:name="0,691413" table:display="true" table:show-details="true"/>
                <table:data-pilot-member table:name="0,691465" table:display="true" table:show-details="true"/>
                <table:data-pilot-member table:name="0,692083" table:display="true" table:show-details="true"/>
                <table:data-pilot-member table:name="0,692187" table:display="true" table:show-details="true"/>
                <table:data-pilot-member table:name="0,692285" table:display="true" table:show-details="true"/>
                <table:data-pilot-member table:name="0,693301" table:display="true" table:show-details="true"/>
                <table:data-pilot-member table:name="0,693404" table:display="true" table:show-details="true"/>
                <table:data-pilot-member table:name="0,693454" table:display="true" table:show-details="true"/>
                <table:data-pilot-member table:name="0,69388" table:display="true" table:show-details="true"/>
                <table:data-pilot-member table:name="0,694191" table:display="true" table:show-details="true"/>
                <table:data-pilot-member table:name="0,69434" table:display="true" table:show-details="true"/>
                <table:data-pilot-member table:name="0,695008" table:display="true" table:show-details="true"/>
                <table:data-pilot-member table:name="0,695272" table:display="true" table:show-details="true"/>
                <table:data-pilot-member table:name="0,695662" table:display="true" table:show-details="true"/>
                <table:data-pilot-member table:name="0,696043" table:display="true" table:show-details="true"/>
                <table:data-pilot-member table:name="0,696654" table:display="true" table:show-details="true"/>
                <table:data-pilot-member table:name="0,696663" table:display="true" table:show-details="true"/>
                <table:data-pilot-member table:name="0,696862" table:display="true" table:show-details="true"/>
                <table:data-pilot-member table:name="0,697025" table:display="true" table:show-details="true"/>
                <table:data-pilot-member table:name="0,69734" table:display="true" table:show-details="true"/>
                <table:data-pilot-member table:name="0,69735" table:display="true" table:show-details="true"/>
                <table:data-pilot-member table:name="0,697428" table:display="true" table:show-details="true"/>
                <table:data-pilot-member table:name="0,697887" table:display="true" table:show-details="true"/>
                <table:data-pilot-member table:name="0,697909" table:display="true" table:show-details="true"/>
                <table:data-pilot-member table:name="0,698522" table:display="true" table:show-details="true"/>
                <table:data-pilot-member table:name="0,69911" table:display="true" table:show-details="true"/>
                <table:data-pilot-member table:name="0,699869" table:display="true" table:show-details="true"/>
                <table:data-pilot-member table:name="0,700193" table:display="true" table:show-details="true"/>
                <table:data-pilot-member table:name="0,700454" table:display="true" table:show-details="true"/>
                <table:data-pilot-member table:name="0,700682" table:display="true" table:show-details="true"/>
                <table:data-pilot-member table:name="0,700841" table:display="true" table:show-details="true"/>
                <table:data-pilot-member table:name="0,701048" table:display="true" table:show-details="true"/>
                <table:data-pilot-member table:name="0,701111" table:display="true" table:show-details="true"/>
                <table:data-pilot-member table:name="0,701561" table:display="true" table:show-details="true"/>
                <table:data-pilot-member table:name="0,701657" table:display="true" table:show-details="true"/>
                <table:data-pilot-member table:name="0,701725" table:display="true" table:show-details="true"/>
                <table:data-pilot-member table:name="0,702137" table:display="true" table:show-details="true"/>
                <table:data-pilot-member table:name="0,702396" table:display="true" table:show-details="true"/>
                <table:data-pilot-member table:name="0,702486" table:display="true" table:show-details="true"/>
                <table:data-pilot-member table:name="0,702906" table:display="true" table:show-details="true"/>
                <table:data-pilot-member table:name="0,703464" table:display="true" table:show-details="true"/>
                <table:data-pilot-member table:name="0,703732" table:display="true" table:show-details="true"/>
                <table:data-pilot-member table:name="0,704173" table:display="true" table:show-details="true"/>
                <table:data-pilot-member table:name="0,704409" table:display="true" table:show-details="true"/>
                <table:data-pilot-member table:name="0,704869" table:display="true" table:show-details="true"/>
                <table:data-pilot-member table:name="0,706056" table:display="true" table:show-details="true"/>
                <table:data-pilot-member table:name="0,70643" table:display="true" table:show-details="true"/>
                <table:data-pilot-member table:name="0,707299" table:display="true" table:show-details="true"/>
                <table:data-pilot-member table:name="0,707373" table:display="true" table:show-details="true"/>
                <table:data-pilot-member table:name="0,707757" table:display="true" table:show-details="true"/>
                <table:data-pilot-member table:name="0,708865" table:display="true" table:show-details="true"/>
                <table:data-pilot-member table:name="0,709051" table:display="true" table:show-details="true"/>
                <table:data-pilot-member table:name="0,709149" table:display="true" table:show-details="true"/>
                <table:data-pilot-member table:name="0,712111" table:display="true" table:show-details="true"/>
                <table:data-pilot-member table:name="0,712339" table:display="true" table:show-details="true"/>
                <table:data-pilot-member table:name="0,713811" table:display="true" table:show-details="true"/>
                <table:data-pilot-member table:name="0,714325" table:display="true" table:show-details="true"/>
                <table:data-pilot-member table:name="0,715169" table:display="true" table:show-details="true"/>
                <table:data-pilot-member table:name="0,718078" table:display="true" table:show-details="true"/>
                <table:data-pilot-member table:name="0,719434" table:display="true" table:show-details="true"/>
                <table:data-pilot-member table:name="0,720421" table:display="true" table:show-details="true"/>
                <table:data-pilot-member table:name="0,721394" table:display="true" table:show-details="true"/>
                <table:data-pilot-member table:name="0,723405" table:display="true" table:show-details="true"/>
                <table:data-pilot-member table:name="0,723863" table:display="true" table:show-details="true"/>
                <table:data-pilot-member table:name="0,724671" table:display="true" table:show-details="true"/>
                <table:data-pilot-member table:name="0,725749" table:display="true" table:show-details="true"/>
                <table:data-pilot-member table:name="0,728219" table:display="true" table:show-details="true"/>
                <table:data-pilot-member table:name="0,729214" table:display="true" table:show-details="true"/>
                <table:data-pilot-member table:name="0,733425" table:display="true" table:show-details="true"/>
                <table:data-pilot-member table:name="0,733559" table:display="true" table:show-details="true"/>
                <table:data-pilot-member table:name="0,733599" table:display="true" table:show-details="true"/>
                <table:data-pilot-member table:name="0,73422" table:display="true" table:show-details="true"/>
                <table:data-pilot-member table:name="0,734914" table:display="true" table:show-details="true"/>
                <table:data-pilot-member table:name="0,73524" table:display="true" table:show-details="true"/>
                <table:data-pilot-member table:name="0,735397" table:display="true" table:show-details="true"/>
                <table:data-pilot-member table:name="0,735435" table:display="true" table:show-details="true"/>
                <table:data-pilot-member table:name="0,735708" table:display="true" table:show-details="true"/>
                <table:data-pilot-member table:name="0,736694" table:display="true" table:show-details="true"/>
                <table:data-pilot-member table:name="0,736854" table:display="true" table:show-details="true"/>
                <table:data-pilot-member table:name="0,73692" table:display="true" table:show-details="true"/>
                <table:data-pilot-member table:name="0,73748" table:display="true" table:show-details="true"/>
                <table:data-pilot-member table:name="0,737791" table:display="true" table:show-details="true"/>
                <table:data-pilot-member table:name="0,738992" table:display="true" table:show-details="true"/>
                <table:data-pilot-member table:name="0,740649" table:display="true" table:show-details="true"/>
                <table:data-pilot-member table:name="0,743079" table:display="true" table:show-details="true"/>
                <table:data-pilot-member table:name="0,743331" table:display="true" table:show-details="true"/>
                <table:data-pilot-member table:name="0,745578" table:display="true" table:show-details="true"/>
                <table:data-pilot-member table:name="0,74618" table:display="true" table:show-details="true"/>
                <table:data-pilot-member table:name="0,746907" table:display="true" table:show-details="true"/>
                <table:data-pilot-member table:name="0,747412" table:display="true" table:show-details="true"/>
                <table:data-pilot-member table:name="0,747994" table:display="true" table:show-details="true"/>
                <table:data-pilot-member table:name="0,748379" table:display="true" table:show-details="true"/>
                <table:data-pilot-member table:name="0,748829" table:display="true" table:show-details="true"/>
                <table:data-pilot-member table:name="0,750677" table:display="true" table:show-details="true"/>
                <table:data-pilot-member table:name="0,750737" table:display="true" table:show-details="true"/>
                <table:data-pilot-member table:name="0,751106" table:display="true" table:show-details="true"/>
                <table:data-pilot-member table:name="0,753147" table:display="true" table:show-details="true"/>
                <table:data-pilot-member table:name="0,753326" table:display="true" table:show-details="true"/>
                <table:data-pilot-member table:name="0,754268" table:display="true" table:show-details="true"/>
                <table:data-pilot-member table:name="0,754374" table:display="true" table:show-details="true"/>
                <table:data-pilot-member table:name="0,754658" table:display="true" table:show-details="true"/>
                <table:data-pilot-member table:name="0,755483" table:display="true" table:show-details="true"/>
                <table:data-pilot-member table:name="0,755974" table:display="true" table:show-details="true"/>
                <table:data-pilot-member table:name="0,757302" table:display="true" table:show-details="true"/>
                <table:data-pilot-member table:name="0,757853" table:display="true" table:show-details="true"/>
                <table:data-pilot-member table:name="0,757857" table:display="true" table:show-details="true"/>
                <table:data-pilot-member table:name="0,758256" table:display="true" table:show-details="true"/>
                <table:data-pilot-member table:name="0,758846" table:display="true" table:show-details="true"/>
                <table:data-pilot-member table:name="0,760035" table:display="true" table:show-details="true"/>
                <table:data-pilot-member table:name="0,760137" table:display="true" table:show-details="true"/>
                <table:data-pilot-member table:name="0,760161" table:display="true" table:show-details="true"/>
                <table:data-pilot-member table:name="0,760313" table:display="true" table:show-details="true"/>
                <table:data-pilot-member table:name="0,760988" table:display="true" table:show-details="true"/>
                <table:data-pilot-member table:name="0,761086" table:display="true" table:show-details="true"/>
                <table:data-pilot-member table:name="0,761554" table:display="true" table:show-details="true"/>
                <table:data-pilot-member table:name="0,762407" table:display="true" table:show-details="true"/>
                <table:data-pilot-member table:name="0,762953" table:display="true" table:show-details="true"/>
                <table:data-pilot-member table:name="0,763966" table:display="true" table:show-details="true"/>
                <table:data-pilot-member table:name="0,764245" table:display="true" table:show-details="true"/>
                <table:data-pilot-member table:name="0,76521" table:display="true" table:show-details="true"/>
                <table:data-pilot-member table:name="0,7653" table:display="true" table:show-details="true"/>
                <table:data-pilot-member table:name="0,766489" table:display="true" table:show-details="true"/>
                <table:data-pilot-member table:name="0,766982" table:display="true" table:show-details="true"/>
                <table:data-pilot-member table:name="0,767662" table:display="true" table:show-details="true"/>
                <table:data-pilot-member table:name="0,767832" table:display="true" table:show-details="true"/>
                <table:data-pilot-member table:name="0,768427" table:display="true" table:show-details="true"/>
                <table:data-pilot-member table:name="0,770019" table:display="true" table:show-details="true"/>
                <table:data-pilot-member table:name="0,770527" table:display="true" table:show-details="true"/>
                <table:data-pilot-member table:name="0,770645" table:display="true" table:show-details="true"/>
                <table:data-pilot-member table:name="0,771777" table:display="true" table:show-details="true"/>
                <table:data-pilot-member table:name="0,772143" table:display="true" table:show-details="true"/>
                <table:data-pilot-member table:name="0,772281" table:display="true" table:show-details="true"/>
                <table:data-pilot-member table:name="0,772887" table:display="true" table:show-details="true"/>
                <table:data-pilot-member table:name="0,773519" table:display="true" table:show-details="true"/>
                <table:data-pilot-member table:name="0,773983" table:display="true" table:show-details="true"/>
                <table:data-pilot-member table:name="0,774857" table:display="true" table:show-details="true"/>
                <table:data-pilot-member table:name="0,775367" table:display="true" table:show-details="true"/>
                <table:data-pilot-member table:name="0,77538" table:display="true" table:show-details="true"/>
                <table:data-pilot-member table:name="0,776867" table:display="true" table:show-details="true"/>
                <table:data-pilot-member table:name="0,777548" table:display="true" table:show-details="true"/>
                <table:data-pilot-member table:name="0,780687" table:display="true" table:show-details="true"/>
                <table:data-pilot-member table:name="0,782199" table:display="true" table:show-details="true"/>
                <table:data-pilot-member table:name="0,782802" table:display="true" table:show-details="true"/>
                <table:data-pilot-member table:name="0,784115" table:display="true" table:show-details="true"/>
                <table:data-pilot-member table:name="0,785728" table:display="true" table:show-details="true"/>
                <table:data-pilot-member table:name="0,785815" table:display="true" table:show-details="true"/>
                <table:data-pilot-member table:name="0,786663" table:display="true" table:show-details="true"/>
                <table:data-pilot-member table:name="0,786988" table:display="true" table:show-details="true"/>
                <table:data-pilot-member table:name="0,790425" table:display="true" table:show-details="true"/>
                <table:data-pilot-member table:name="0,790869" table:display="true" table:show-details="true"/>
                <table:data-pilot-member table:name="0,792702" table:display="true" table:show-details="true"/>
                <table:data-pilot-member table:name="0,792951" table:display="true" table:show-details="true"/>
                <table:data-pilot-member table:name="0,795628" table:display="true" table:show-details="true"/>
                <table:data-pilot-member table:name="0,799965" table:display="true" table:show-details="true"/>
                <table:data-pilot-member table:name="0,80084" table:display="true" table:show-details="true"/>
                <table:data-pilot-member table:name="0,805921" table:display="true" table:show-details="true"/>
                <table:data-pilot-member table:name="0,8092" table:display="true" table:show-details="true"/>
                <table:data-pilot-member table:name="0,810284" table:display="true" table:show-details="true"/>
                <table:data-pilot-member table:name="0,811429" table:display="true" table:show-details="true"/>
                <table:data-pilot-member table:name="0,812944" table:display="true" table:show-details="true"/>
                <table:data-pilot-member table:name="0,815674" table:display="true" table:show-details="true"/>
                <table:data-pilot-member table:name="0,816697" table:display="true" table:show-details="true"/>
                <table:data-pilot-member table:name="0,817592" table:display="true" table:show-details="true"/>
                <table:data-pilot-member table:name="0,817777" table:display="true" table:show-details="true"/>
                <table:data-pilot-member table:name="0,818406" table:display="true" table:show-details="true"/>
                <table:data-pilot-member table:name="0,818753" table:display="true" table:show-details="true"/>
                <table:data-pilot-member table:name="0,819008" table:display="true" table:show-details="true"/>
                <table:data-pilot-member table:name="0,820457" table:display="true" table:show-details="true"/>
                <table:data-pilot-member table:name="0,820792" table:display="true" table:show-details="true"/>
                <table:data-pilot-member table:name="0,823302" table:display="true" table:show-details="true"/>
                <table:data-pilot-member table:name="0,823787" table:display="true" table:show-details="true"/>
                <table:data-pilot-member table:name="0,824312" table:display="true" table:show-details="true"/>
                <table:data-pilot-member table:name="0,828043" table:display="true" table:show-details="true"/>
                <table:data-pilot-member table:name="0,828219" table:display="true" table:show-details="true"/>
                <table:data-pilot-member table:name="0,828323" table:display="true" table:show-details="true"/>
                <table:data-pilot-member table:name="0,828366" table:display="true" table:show-details="true"/>
                <table:data-pilot-member table:name="0,829147" table:display="true" table:show-details="true"/>
                <table:data-pilot-member table:name="0,829856" table:display="true" table:show-details="true"/>
                <table:data-pilot-member table:name="0,830711" table:display="true" table:show-details="true"/>
                <table:data-pilot-member table:name="0,830799" table:display="true" table:show-details="true"/>
                <table:data-pilot-member table:name="0,830803" table:display="true" table:show-details="true"/>
                <table:data-pilot-member table:name="0,831992" table:display="true" table:show-details="true"/>
                <table:data-pilot-member table:name="0,832004" table:display="true" table:show-details="true"/>
                <table:data-pilot-member table:name="0,832796" table:display="true" table:show-details="true"/>
                <table:data-pilot-member table:name="0,8332" table:display="true" table:show-details="true"/>
                <table:data-pilot-member table:name="0,833368" table:display="true" table:show-details="true"/>
                <table:data-pilot-member table:name="0,833737" table:display="true" table:show-details="true"/>
                <table:data-pilot-member table:name="0,834023" table:display="true" table:show-details="true"/>
                <table:data-pilot-member table:name="0,83443" table:display="true" table:show-details="true"/>
                <table:data-pilot-member table:name="0,834647" table:display="true" table:show-details="true"/>
                <table:data-pilot-member table:name="0,834816" table:display="true" table:show-details="true"/>
                <table:data-pilot-member table:name="0,835761" table:display="true" table:show-details="true"/>
                <table:data-pilot-member table:name="0,835777" table:display="true" table:show-details="true"/>
                <table:data-pilot-member table:name="0,836278" table:display="true" table:show-details="true"/>
                <table:data-pilot-member table:name="0,837094" table:display="true" table:show-details="true"/>
                <table:data-pilot-member table:name="0,837438" table:display="true" table:show-details="true"/>
                <table:data-pilot-member table:name="0,83749" table:display="true" table:show-details="true"/>
                <table:data-pilot-member table:name="0,83756" table:display="true" table:show-details="true"/>
                <table:data-pilot-member table:name="0,838357" table:display="true" table:show-details="true"/>
                <table:data-pilot-member table:name="0,838868" table:display="true" table:show-details="true"/>
                <table:data-pilot-member table:name="0,83934" table:display="true" table:show-details="true"/>
                <table:data-pilot-member table:name="0,839493" table:display="true" table:show-details="true"/>
                <table:data-pilot-member table:name="0,83965" table:display="true" table:show-details="true"/>
                <table:data-pilot-member table:name="0,839668" table:display="true" table:show-details="true"/>
                <table:data-pilot-member table:name="0,839724" table:display="true" table:show-details="true"/>
                <table:data-pilot-member table:name="0,840187" table:display="true" table:show-details="true"/>
                <table:data-pilot-member table:name="0,84052" table:display="true" table:show-details="true"/>
                <table:data-pilot-member table:name="0,84116" table:display="true" table:show-details="true"/>
                <table:data-pilot-member table:name="0,841329" table:display="true" table:show-details="true"/>
                <table:data-pilot-member table:name="0,841681" table:display="true" table:show-details="true"/>
                <table:data-pilot-member table:name="0,842493" table:display="true" table:show-details="true"/>
                <table:data-pilot-member table:name="0,842942" table:display="true" table:show-details="true"/>
                <table:data-pilot-member table:name="0,843099" table:display="true" table:show-details="true"/>
                <table:data-pilot-member table:name="0,844107" table:display="true" table:show-details="true"/>
                <table:data-pilot-member table:name="0,844169" table:display="true" table:show-details="true"/>
                <table:data-pilot-member table:name="0,844333" table:display="true" table:show-details="true"/>
                <table:data-pilot-member table:name="0,844947" table:display="true" table:show-details="true"/>
                <table:data-pilot-member table:name="0,845063" table:display="true" table:show-details="true"/>
                <table:data-pilot-member table:name="0,845278" table:display="true" table:show-details="true"/>
                <table:data-pilot-member table:name="0,846134" table:display="true" table:show-details="true"/>
                <table:data-pilot-member table:name="0,846373" table:display="true" table:show-details="true"/>
                <table:data-pilot-member table:name="0,847747" table:display="true" table:show-details="true"/>
                <table:data-pilot-member table:name="0,847908" table:display="true" table:show-details="true"/>
                <table:data-pilot-member table:name="0,847945" table:display="true" table:show-details="true"/>
                <table:data-pilot-member table:name="0,848849" table:display="true" table:show-details="true"/>
                <table:data-pilot-member table:name="0,849201" table:display="true" table:show-details="true"/>
                <table:data-pilot-member table:name="0,849202" table:display="true" table:show-details="true"/>
                <table:data-pilot-member table:name="0,849867" table:display="true" table:show-details="true"/>
                <table:data-pilot-member table:name="0,85004" table:display="true" table:show-details="true"/>
                <table:data-pilot-member table:name="0,850205" table:display="true" table:show-details="true"/>
                <table:data-pilot-member table:name="0,850286" table:display="true" table:show-details="true"/>
                <table:data-pilot-member table:name="0,851015" table:display="true" table:show-details="true"/>
                <table:data-pilot-member table:name="0,85273" table:display="true" table:show-details="true"/>
                <table:data-pilot-member table:name="0,852912" table:display="true" table:show-details="true"/>
                <table:data-pilot-member table:name="0,853072" table:display="true" table:show-details="true"/>
                <table:data-pilot-member table:name="0,853171" table:display="true" table:show-details="true"/>
                <table:data-pilot-member table:name="0,853569" table:display="true" table:show-details="true"/>
                <table:data-pilot-member table:name="0,855059" table:display="true" table:show-details="true"/>
                <table:data-pilot-member table:name="0,855298" table:display="true" table:show-details="true"/>
                <table:data-pilot-member table:name="0,855332" table:display="true" table:show-details="true"/>
                <table:data-pilot-member table:name="0,855346" table:display="true" table:show-details="true"/>
                <table:data-pilot-member table:name="0,85535" table:display="true" table:show-details="true"/>
                <table:data-pilot-member table:name="0,855534" table:display="true" table:show-details="true"/>
                <table:data-pilot-member table:name="0,85584" table:display="true" table:show-details="true"/>
                <table:data-pilot-member table:name="0,856207" table:display="true" table:show-details="true"/>
                <table:data-pilot-member table:name="0,856312" table:display="true" table:show-details="true"/>
                <table:data-pilot-member table:name="0,856798" table:display="true" table:show-details="true"/>
                <table:data-pilot-member table:name="0,857244" table:display="true" table:show-details="true"/>
                <table:data-pilot-member table:name="0,857297" table:display="true" table:show-details="true"/>
                <table:data-pilot-member table:name="0,857564" table:display="true" table:show-details="true"/>
                <table:data-pilot-member table:name="0,857708" table:display="true" table:show-details="true"/>
                <table:data-pilot-member table:name="0,857889" table:display="true" table:show-details="true"/>
                <table:data-pilot-member table:name="0,858059" table:display="true" table:show-details="true"/>
                <table:data-pilot-member table:name="0,858261" table:display="true" table:show-details="true"/>
                <table:data-pilot-member table:name="0,858468" table:display="true" table:show-details="true"/>
                <table:data-pilot-member table:name="0,859284" table:display="true" table:show-details="true"/>
                <table:data-pilot-member table:name="0,859368" table:display="true" table:show-details="true"/>
                <table:data-pilot-member table:name="0,859423" table:display="true" table:show-details="true"/>
                <table:data-pilot-member table:name="0,860205" table:display="true" table:show-details="true"/>
                <table:data-pilot-member table:name="0,860392" table:display="true" table:show-details="true"/>
                <table:data-pilot-member table:name="0,861322" table:display="true" table:show-details="true"/>
                <table:data-pilot-member table:name="0,862269" table:display="true" table:show-details="true"/>
                <table:data-pilot-member table:name="0,862516" table:display="true" table:show-details="true"/>
                <table:data-pilot-member table:name="0,86269" table:display="true" table:show-details="true"/>
                <table:data-pilot-member table:name="0,863076" table:display="true" table:show-details="true"/>
                <table:data-pilot-member table:name="0,86403" table:display="true" table:show-details="true"/>
                <table:data-pilot-member table:name="0,864314" table:display="true" table:show-details="true"/>
                <table:data-pilot-member table:name="0,865156" table:display="true" table:show-details="true"/>
                <table:data-pilot-member table:name="0,865296" table:display="true" table:show-details="true"/>
                <table:data-pilot-member table:name="0,865513" table:display="true" table:show-details="true"/>
                <table:data-pilot-member table:name="0,865554" table:display="true" table:show-details="true"/>
                <table:data-pilot-member table:name="0,865607" table:display="true" table:show-details="true"/>
                <table:data-pilot-member table:name="0,865936" table:display="true" table:show-details="true"/>
                <table:data-pilot-member table:name="0,866294" table:display="true" table:show-details="true"/>
                <table:data-pilot-member table:name="0,866578" table:display="true" table:show-details="true"/>
                <table:data-pilot-member table:name="0,866718" table:display="true" table:show-details="true"/>
                <table:data-pilot-member table:name="0,868316" table:display="true" table:show-details="true"/>
                <table:data-pilot-member table:name="0,868412" table:display="true" table:show-details="true"/>
                <table:data-pilot-member table:name="0,869075" table:display="true" table:show-details="true"/>
                <table:data-pilot-member table:name="0,869395" table:display="true" table:show-details="true"/>
                <table:data-pilot-member table:name="0,869499" table:display="true" table:show-details="true"/>
                <table:data-pilot-member table:name="0,869555" table:display="true" table:show-details="true"/>
                <table:data-pilot-member table:name="0,869562" table:display="true" table:show-details="true"/>
                <table:data-pilot-member table:name="0,870293" table:display="true" table:show-details="true"/>
                <table:data-pilot-member table:name="0,870539" table:display="true" table:show-details="true"/>
                <table:data-pilot-member table:name="0,871073" table:display="true" table:show-details="true"/>
                <table:data-pilot-member table:name="0,87136" table:display="true" table:show-details="true"/>
                <table:data-pilot-member table:name="0,873038" table:display="true" table:show-details="true"/>
                <table:data-pilot-member table:name="0,87312" table:display="true" table:show-details="true"/>
                <table:data-pilot-member table:name="0,873941" table:display="true" table:show-details="true"/>
                <table:data-pilot-member table:name="0,874042" table:display="true" table:show-details="true"/>
                <table:data-pilot-member table:name="0,874262" table:display="true" table:show-details="true"/>
                <table:data-pilot-member table:name="0,874537" table:display="true" table:show-details="true"/>
                <table:data-pilot-member table:name="0,874731" table:display="true" table:show-details="true"/>
                <table:data-pilot-member table:name="0,87496" table:display="true" table:show-details="true"/>
                <table:data-pilot-member table:name="0,875215" table:display="true" table:show-details="true"/>
                <table:data-pilot-member table:name="0,875874" table:display="true" table:show-details="true"/>
                <table:data-pilot-member table:name="0,8761" table:display="true" table:show-details="true"/>
                <table:data-pilot-member table:name="0,876398" table:display="true" table:show-details="true"/>
                <table:data-pilot-member table:name="0,876423" table:display="true" table:show-details="true"/>
                <table:data-pilot-member table:name="0,876514" table:display="true" table:show-details="true"/>
                <table:data-pilot-member table:name="0,876848" table:display="true" table:show-details="true"/>
                <table:data-pilot-member table:name="0,876921" table:display="true" table:show-details="true"/>
                <table:data-pilot-member table:name="0,877048" table:display="true" table:show-details="true"/>
                <table:data-pilot-member table:name="0,877262" table:display="true" table:show-details="true"/>
                <table:data-pilot-member table:name="0,877482" table:display="true" table:show-details="true"/>
                <table:data-pilot-member table:name="0,877503" table:display="true" table:show-details="true"/>
                <table:data-pilot-member table:name="0,878051" table:display="true" table:show-details="true"/>
                <table:data-pilot-member table:name="0,878116" table:display="true" table:show-details="true"/>
                <table:data-pilot-member table:name="0,878531" table:display="true" table:show-details="true"/>
                <table:data-pilot-member table:name="0,879102" table:display="true" table:show-details="true"/>
                <table:data-pilot-member table:name="0,879252" table:display="true" table:show-details="true"/>
                <table:data-pilot-member table:name="0,879318" table:display="true" table:show-details="true"/>
                <table:data-pilot-member table:name="0,87948" table:display="true" table:show-details="true"/>
                <table:data-pilot-member table:name="0,879552" table:display="true" table:show-details="true"/>
                <table:data-pilot-member table:name="0,880104" table:display="true" table:show-details="true"/>
                <table:data-pilot-member table:name="0,880501" table:display="true" table:show-details="true"/>
                <table:data-pilot-member table:name="0,880508" table:display="true" table:show-details="true"/>
                <table:data-pilot-member table:name="0,880518" table:display="true" table:show-details="true"/>
                <table:data-pilot-member table:name="0,881144" table:display="true" table:show-details="true"/>
                <table:data-pilot-member table:name="0,882511" table:display="true" table:show-details="true"/>
                <table:data-pilot-member table:name="0,882689" table:display="true" table:show-details="true"/>
                <table:data-pilot-member table:name="0,883243" table:display="true" table:show-details="true"/>
                <table:data-pilot-member table:name="0,883252" table:display="true" table:show-details="true"/>
                <table:data-pilot-member table:name="0,883698" table:display="true" table:show-details="true"/>
                <table:data-pilot-member table:name="0,88378" table:display="true" table:show-details="true"/>
                <table:data-pilot-member table:name="0,884067" table:display="true" table:show-details="true"/>
                <table:data-pilot-member table:name="0,884545" table:display="true" table:show-details="true"/>
                <table:data-pilot-member table:name="0,884721" table:display="true" table:show-details="true"/>
                <table:data-pilot-member table:name="0,884723" table:display="true" table:show-details="true"/>
                <table:data-pilot-member table:name="0,885065" table:display="true" table:show-details="true"/>
                <table:data-pilot-member table:name="0,885431" table:display="true" table:show-details="true"/>
                <table:data-pilot-member table:name="0,885749" table:display="true" table:show-details="true"/>
                <table:data-pilot-member table:name="0,886517" table:display="true" table:show-details="true"/>
                <table:data-pilot-member table:name="0,886559" table:display="true" table:show-details="true"/>
                <table:data-pilot-member table:name="0,886568" table:display="true" table:show-details="true"/>
                <table:data-pilot-member table:name="0,886913" table:display="true" table:show-details="true"/>
                <table:data-pilot-member table:name="0,887062" table:display="true" table:show-details="true"/>
                <table:data-pilot-member table:name="0,887978" table:display="true" table:show-details="true"/>
                <table:data-pilot-member table:name="0,888222" table:display="true" table:show-details="true"/>
                <table:data-pilot-member table:name="0,888299" table:display="true" table:show-details="true"/>
                <table:data-pilot-member table:name="0,888378" table:display="true" table:show-details="true"/>
                <table:data-pilot-member table:name="0,888512" table:display="true" table:show-details="true"/>
                <table:data-pilot-member table:name="0,888915" table:display="true" table:show-details="true"/>
                <table:data-pilot-member table:name="0,889156" table:display="true" table:show-details="true"/>
                <table:data-pilot-member table:name="0,889295" table:display="true" table:show-details="true"/>
                <table:data-pilot-member table:name="0,889448" table:display="true" table:show-details="true"/>
                <table:data-pilot-member table:name="0,889743" table:display="true" table:show-details="true"/>
                <table:data-pilot-member table:name="0,890174" table:display="true" table:show-details="true"/>
                <table:data-pilot-member table:name="0,890242" table:display="true" table:show-details="true"/>
                <table:data-pilot-member table:name="0,890457" table:display="true" table:show-details="true"/>
                <table:data-pilot-member table:name="0,890581" table:display="true" table:show-details="true"/>
                <table:data-pilot-member table:name="0,890592" table:display="true" table:show-details="true"/>
                <table:data-pilot-member table:name="0,890751" table:display="true" table:show-details="true"/>
                <table:data-pilot-member table:name="0,890866" table:display="true" table:show-details="true"/>
                <table:data-pilot-member table:name="0,890928" table:display="true" table:show-details="true"/>
                <table:data-pilot-member table:name="0,891043" table:display="true" table:show-details="true"/>
                <table:data-pilot-member table:name="0,891114" table:display="true" table:show-details="true"/>
                <table:data-pilot-member table:name="0,891203" table:display="true" table:show-details="true"/>
                <table:data-pilot-member table:name="0,891212" table:display="true" table:show-details="true"/>
                <table:data-pilot-member table:name="0,891635" table:display="true" table:show-details="true"/>
                <table:data-pilot-member table:name="0,892178" table:display="true" table:show-details="true"/>
                <table:data-pilot-member table:name="0,892199" table:display="true" table:show-details="true"/>
                <table:data-pilot-member table:name="0,892217" table:display="true" table:show-details="true"/>
                <table:data-pilot-member table:name="0,89268" table:display="true" table:show-details="true"/>
                <table:data-pilot-member table:name="0,892724" table:display="true" table:show-details="true"/>
                <table:data-pilot-member table:name="0,892848" table:display="true" table:show-details="true"/>
                <table:data-pilot-member table:name="0,892858" table:display="true" table:show-details="true"/>
                <table:data-pilot-member table:name="0,893151" table:display="true" table:show-details="true"/>
                <table:data-pilot-member table:name="0,89324" table:display="true" table:show-details="true"/>
                <table:data-pilot-member table:name="0,893254" table:display="true" table:show-details="true"/>
                <table:data-pilot-member table:name="0,893287" table:display="true" table:show-details="true"/>
                <table:data-pilot-member table:name="0,893605" table:display="true" table:show-details="true"/>
                <table:data-pilot-member table:name="0,894292" table:display="true" table:show-details="true"/>
                <table:data-pilot-member table:name="0,895548" table:display="true" table:show-details="true"/>
                <table:data-pilot-member table:name="0,895554" table:display="true" table:show-details="true"/>
                <table:data-pilot-member table:name="0,895723" table:display="true" table:show-details="true"/>
                <table:data-pilot-member table:name="0,896122" table:display="true" table:show-details="true"/>
                <table:data-pilot-member table:name="0,89619" table:display="true" table:show-details="true"/>
                <table:data-pilot-member table:name="0,896248" table:display="true" table:show-details="true"/>
                <table:data-pilot-member table:name="0,896318" table:display="true" table:show-details="true"/>
                <table:data-pilot-member table:name="0,896498" table:display="true" table:show-details="true"/>
                <table:data-pilot-member table:name="0,896659" table:display="true" table:show-details="true"/>
                <table:data-pilot-member table:name="0,896961" table:display="true" table:show-details="true"/>
                <table:data-pilot-member table:name="0,896967" table:display="true" table:show-details="true"/>
                <table:data-pilot-member table:name="0,897156" table:display="true" table:show-details="true"/>
                <table:data-pilot-member table:name="0,89743" table:display="true" table:show-details="true"/>
                <table:data-pilot-member table:name="0,897594" table:display="true" table:show-details="true"/>
                <table:data-pilot-member table:name="0,898019" table:display="true" table:show-details="true"/>
                <table:data-pilot-member table:name="0,8981" table:display="true" table:show-details="true"/>
                <table:data-pilot-member table:name="0,898324" table:display="true" table:show-details="true"/>
                <table:data-pilot-member table:name="0,898804" table:display="true" table:show-details="true"/>
                <table:data-pilot-member table:name="0,900137" table:display="true" table:show-details="true"/>
                <table:data-pilot-member table:name="0,900843" table:display="true" table:show-details="true"/>
                <table:data-pilot-member table:name="0,9012" table:display="true" table:show-details="true"/>
                <table:data-pilot-member table:name="0,90147" table:display="true" table:show-details="true"/>
                <table:data-pilot-member table:name="0,901682" table:display="true" table:show-details="true"/>
                <table:data-pilot-member table:name="0,901987" table:display="true" table:show-details="true"/>
                <table:data-pilot-member table:name="0,902089" table:display="true" table:show-details="true"/>
                <table:data-pilot-member table:name="0,904032" table:display="true" table:show-details="true"/>
                <table:data-pilot-member table:name="0,90462" table:display="true" table:show-details="true"/>
                <table:data-pilot-member table:name="0,905096" table:display="true" table:show-details="true"/>
                <table:data-pilot-member table:name="0,905386" table:display="true" table:show-details="true"/>
                <table:data-pilot-member table:name="0,90552" table:display="true" table:show-details="true"/>
                <table:data-pilot-member table:name="0,906161" table:display="true" table:show-details="true"/>
                <table:data-pilot-member table:name="0,906401" table:display="true" table:show-details="true"/>
                <table:data-pilot-member table:name="0,906416" table:display="true" table:show-details="true"/>
                <table:data-pilot-member table:name="0,906888" table:display="true" table:show-details="true"/>
                <table:data-pilot-member table:name="0,907455" table:display="true" table:show-details="true"/>
                <table:data-pilot-member table:name="0,907925" table:display="true" table:show-details="true"/>
                <table:data-pilot-member table:name="0,908181" table:display="true" table:show-details="true"/>
                <table:data-pilot-member table:name="0,90998" table:display="true" table:show-details="true"/>
                <table:data-pilot-member table:name="0,909989" table:display="true" table:show-details="true"/>
                <table:data-pilot-member table:name="0,910173" table:display="true" table:show-details="true"/>
                <table:data-pilot-member table:name="0,910764" table:display="true" table:show-details="true"/>
                <table:data-pilot-member table:name="0,911686" table:display="true" table:show-details="true"/>
                <table:data-pilot-member table:name="0,91333" table:display="true" table:show-details="true"/>
                <table:data-pilot-member table:name="0,91339" table:display="true" table:show-details="true"/>
                <table:data-pilot-member table:name="0,913444" table:display="true" table:show-details="true"/>
                <table:data-pilot-member table:name="0,914012" table:display="true" table:show-details="true"/>
                <table:data-pilot-member table:name="0,914416" table:display="true" table:show-details="true"/>
                <table:data-pilot-member table:name="0,914749" table:display="true" table:show-details="true"/>
                <table:data-pilot-member table:name="0,915426" table:display="true" table:show-details="true"/>
                <table:data-pilot-member table:name="0,916586" table:display="true" table:show-details="true"/>
                <table:data-pilot-member table:name="0,917704" table:display="true" table:show-details="true"/>
                <table:data-pilot-member table:name="0,919307" table:display="true" table:show-details="true"/>
                <table:data-pilot-member table:name="0,920194" table:display="true" table:show-details="true"/>
                <table:data-pilot-member table:name="0,922491" table:display="true" table:show-details="true"/>
                <table:data-pilot-member table:name="0,922911" table:display="true" table:show-details="true"/>
                <table:data-pilot-member table:name="0,924981" table:display="true" table:show-details="true"/>
                <table:data-pilot-member table:name="0,925095" table:display="true" table:show-details="true"/>
                <table:data-pilot-member table:name="0,926654" table:display="true" table:show-details="true"/>
                <table:data-pilot-member table:name="0,927581" table:display="true" table:show-details="true"/>
                <table:data-pilot-member table:name="0,927731" table:display="true" table:show-details="true"/>
                <table:data-pilot-member table:name="0,928861" table:display="true" table:show-details="true"/>
                <table:data-pilot-member table:name="0,930189" table:display="true" table:show-details="true"/>
                <table:data-pilot-member table:name="0,930574" table:display="true" table:show-details="true"/>
                <table:data-pilot-member table:name="0,930579" table:display="true" table:show-details="true"/>
                <table:data-pilot-member table:name="0,930669" table:display="true" table:show-details="true"/>
                <table:data-pilot-member table:name="0,930769" table:display="true" table:show-details="true"/>
                <table:data-pilot-member table:name="0,9354" table:display="true" table:show-details="true"/>
                <table:data-pilot-member table:name="0,938691" table:display="true" table:show-details="true"/>
                <table:data-pilot-member table:name="0,939525" table:display="true" table:show-details="true"/>
                <table:data-pilot-member table:name="0,940228" table:display="true" table:show-details="true"/>
                <table:data-pilot-member table:name="0,94105" table:display="true" table:show-details="true"/>
                <table:data-pilot-member table:name="0,941978" table:display="true" table:show-details="true"/>
                <table:data-pilot-member table:name="0,942565" table:display="true" table:show-details="true"/>
                <table:data-pilot-member table:name="0,944508" table:display="true" table:show-details="true"/>
                <table:data-pilot-member table:name="0,945532" table:display="true" table:show-details="true"/>
                <table:data-pilot-member table:name="0,946363" table:display="true" table:show-details="true"/>
                <table:data-pilot-member table:name="0,947569" table:display="true" table:show-details="true"/>
                <table:data-pilot-member table:name="0,948557" table:display="true" table:show-details="true"/>
                <table:data-pilot-member table:name="0,951139" table:display="true" table:show-details="true"/>
                <table:data-pilot-member table:name="0,951806" table:display="true" table:show-details="true"/>
                <table:data-pilot-member table:name="0,953983" table:display="true" table:show-details="true"/>
                <table:data-pilot-member table:name="0,955328" table:display="true" table:show-details="true"/>
                <table:data-pilot-member table:name="0,955635" table:display="true" table:show-details="true"/>
                <table:data-pilot-member table:name="0,956304" table:display="true" table:show-details="true"/>
                <table:data-pilot-member table:name="0,95631" table:display="true" table:show-details="true"/>
                <table:data-pilot-member table:name="0,957515" table:display="true" table:show-details="true"/>
                <table:data-pilot-member table:name="0,957601" table:display="true" table:show-details="true"/>
                <table:data-pilot-member table:name="0,957642" table:display="true" table:show-details="true"/>
                <table:data-pilot-member table:name="0,957831" table:display="true" table:show-details="true"/>
                <table:data-pilot-member table:name="0,959299" table:display="true" table:show-details="true"/>
                <table:data-pilot-member table:name="0,961426" table:display="true" table:show-details="true"/>
                <table:data-pilot-member table:name="0,961427" table:display="true" table:show-details="true"/>
                <table:data-pilot-member table:name="0,961928" table:display="true" table:show-details="true"/>
                <table:data-pilot-member table:name="0,962127" table:display="true" table:show-details="true"/>
                <table:data-pilot-member table:name="0,962444" table:display="true" table:show-details="true"/>
                <table:data-pilot-member table:name="0,964298" table:display="true" table:show-details="true"/>
                <table:data-pilot-member table:name="0,964927" table:display="true" table:show-details="true"/>
                <table:data-pilot-member table:name="0,965245" table:display="true" table:show-details="true"/>
                <table:data-pilot-member table:name="0,966216" table:display="true" table:show-details="true"/>
                <table:data-pilot-member table:name="0,967242" table:display="true" table:show-details="true"/>
                <table:data-pilot-member table:name="0,96805" table:display="true" table:show-details="true"/>
                <table:data-pilot-member table:name="0,96833" table:display="true" table:show-details="true"/>
                <table:data-pilot-member table:name="0,969369" table:display="true" table:show-details="true"/>
                <table:data-pilot-member table:name="0,971321" table:display="true" table:show-details="true"/>
                <table:data-pilot-member table:name="0,971378" table:display="true" table:show-details="true"/>
                <table:data-pilot-member table:name="0,972042" table:display="true" table:show-details="true"/>
                <table:data-pilot-member table:name="0,974763" table:display="true" table:show-details="true"/>
                <table:data-pilot-member table:name="0,975826" table:display="true" table:show-details="true"/>
                <table:data-pilot-member table:name="0,977046" table:display="true" table:show-details="true"/>
                <table:data-pilot-member table:name="0,978472" table:display="true" table:show-details="true"/>
                <table:data-pilot-member table:name="0,978602" table:display="true" table:show-details="true"/>
                <table:data-pilot-member table:name="0,979641" table:display="true" table:show-details="true"/>
                <table:data-pilot-member table:name="0,980008" table:display="true" table:show-details="true"/>
                <table:data-pilot-member table:name="0,980559" table:display="true" table:show-details="true"/>
                <table:data-pilot-member table:name="0,980592" table:display="true" table:show-details="true"/>
                <table:data-pilot-member table:name="0,981297" table:display="true" table:show-details="true"/>
                <table:data-pilot-member table:name="0,981926" table:display="true" table:show-details="true"/>
                <table:data-pilot-member table:name="0,984119" table:display="true" table:show-details="true"/>
                <table:data-pilot-member table:name="0,984479" table:display="true" table:show-details="true"/>
                <table:data-pilot-member table:name="0,98542" table:display="true" table:show-details="true"/>
                <table:data-pilot-member table:name="0,986412" table:display="true" table:show-details="true"/>
                <table:data-pilot-member table:name="0,987141" table:display="true" table:show-details="true"/>
                <table:data-pilot-member table:name="0,987569" table:display="true" table:show-details="true"/>
                <table:data-pilot-member table:name="0,990485" table:display="true" table:show-details="true"/>
                <table:data-pilot-member table:name="0,990605" table:display="true" table:show-details="true"/>
                <table:data-pilot-member table:name="0,991073" table:display="true" table:show-details="true"/>
                <table:data-pilot-member table:name="0,991857" table:display="true" table:show-details="true"/>
                <table:data-pilot-member table:name="0,993329" table:display="true" table:show-details="true"/>
                <table:data-pilot-member table:name="0,995444" table:display="true" table:show-details="true"/>
                <table:data-pilot-member table:name="0,997758" table:display="true" table:show-details="true"/>
                <table:data-pilot-member table:name="0,997973" table:display="true" table:show-details="true"/>
                <table:data-pilot-member table:name="0,997974" table:display="true" table:show-details="true"/>
                <table:data-pilot-member table:name="0,999065" table:display="true" table:show-details="true"/>
                <table:data-pilot-member table:name="0,999373" table:display="true" table:show-details="true"/>
                <table:data-pilot-member table:name="1,00042" table:display="true" table:show-details="true"/>
                <table:data-pilot-member table:name="1,00224" table:display="true" table:show-details="true"/>
                <table:data-pilot-member table:name="1,00264" table:display="true" table:show-details="true"/>
                <table:data-pilot-member table:name="1,0032" table:display="true" table:show-details="true"/>
                <table:data-pilot-member table:name="1,00333" table:display="true" table:show-details="true"/>
                <table:data-pilot-member table:name="1,00338" table:display="true" table:show-details="true"/>
                <table:data-pilot-member table:name="1,00357" table:display="true" table:show-details="true"/>
                <table:data-pilot-member table:name="1,00504" table:display="true" table:show-details="true"/>
                <table:data-pilot-member table:name="1,00618" table:display="true" table:show-details="true"/>
                <table:data-pilot-member table:name="1,0064" table:display="true" table:show-details="true"/>
                <table:data-pilot-member table:name="1,00687" table:display="true" table:show-details="true"/>
                <table:data-pilot-member table:name="1,00803" table:display="true" table:show-details="true"/>
                <table:data-pilot-member table:name="1,00859" table:display="true" table:show-details="true"/>
                <table:data-pilot-member table:name="1,00868" table:display="true" table:show-details="true"/>
                <table:data-pilot-member table:name="1,0093" table:display="true" table:show-details="true"/>
                <table:data-pilot-member table:name="1,00983" table:display="true" table:show-details="true"/>
                <table:data-pilot-member table:name="1,00999" table:display="true" table:show-details="true"/>
                <table:data-pilot-member table:name="1,01248" table:display="true" table:show-details="true"/>
                <table:data-pilot-member table:name="1,01263" table:display="true" table:show-details="true"/>
                <table:data-pilot-member table:name="1,01754" table:display="true" table:show-details="true"/>
                <table:data-pilot-member table:name="1,01845" table:display="true" table:show-details="true"/>
                <table:data-pilot-member table:name="1,02172" table:display="true" table:show-details="true"/>
                <table:data-pilot-member table:name="1,02227" table:display="true" table:show-details="true"/>
                <table:data-pilot-member table:name="1,02235" table:display="true" table:show-details="true"/>
                <table:data-pilot-member table:name="1,02342" table:display="true" table:show-details="true"/>
                <table:data-pilot-member table:name="1,02427" table:display="true" table:show-details="true"/>
                <table:data-pilot-member table:name="1,02432" table:display="true" table:show-details="true"/>
                <table:data-pilot-member table:name="1,02464" table:display="true" table:show-details="true"/>
                <table:data-pilot-member table:name="1,02532" table:display="true" table:show-details="true"/>
                <table:data-pilot-member table:name="1,02579" table:display="true" table:show-details="true"/>
                <table:data-pilot-member table:name="1,0261" table:display="true" table:show-details="true"/>
                <table:data-pilot-member table:name="1,02753" table:display="true" table:show-details="true"/>
                <table:data-pilot-member table:name="1,02761" table:display="true" table:show-details="true"/>
                <table:data-pilot-member table:name="1,02781" table:display="true" table:show-details="true"/>
                <table:data-pilot-member table:name="1,02937" table:display="true" table:show-details="true"/>
                <table:data-pilot-member table:name="1,0298" table:display="true" table:show-details="true"/>
                <table:data-pilot-member table:name="1,03112" table:display="true" table:show-details="true"/>
                <table:data-pilot-member table:name="1,03257" table:display="true" table:show-details="true"/>
                <table:data-pilot-member table:name="1,03509" table:display="true" table:show-details="true"/>
                <table:data-pilot-member table:name="1,03937" table:display="true" table:show-details="true"/>
                <table:data-pilot-member table:name="1,04183" table:display="true" table:show-details="true"/>
                <table:data-pilot-member table:name="1,04232" table:display="true" table:show-details="true"/>
                <table:data-pilot-member table:name="1,04332" table:display="true" table:show-details="true"/>
                <table:data-pilot-member table:name="1,04347" table:display="true" table:show-details="true"/>
                <table:data-pilot-member table:name="1,04352" table:display="true" table:show-details="true"/>
                <table:data-pilot-member table:name="1,04513" table:display="true" table:show-details="true"/>
                <table:data-pilot-member table:name="1,04575" table:display="true" table:show-details="true"/>
                <table:data-pilot-member table:name="1,0466" table:display="true" table:show-details="true"/>
                <table:data-pilot-member table:name="1,04689" table:display="true" table:show-details="true"/>
                <table:data-pilot-member table:name="1,04756" table:display="true" table:show-details="true"/>
                <table:data-pilot-member table:name="1,04761" table:display="true" table:show-details="true"/>
                <table:data-pilot-member table:name="1,04937" table:display="true" table:show-details="true"/>
                <table:data-pilot-member table:name="1,04975" table:display="true" table:show-details="true"/>
                <table:data-pilot-member table:name="1,05214" table:display="true" table:show-details="true"/>
                <table:data-pilot-member table:name="1,05222" table:display="true" table:show-details="true"/>
                <table:data-pilot-member table:name="1,05272" table:display="true" table:show-details="true"/>
                <table:data-pilot-member table:name="1,05318" table:display="true" table:show-details="true"/>
                <table:data-pilot-member table:name="1,0533" table:display="true" table:show-details="true"/>
                <table:data-pilot-member table:name="1,05351" table:display="true" table:show-details="true"/>
                <table:data-pilot-member table:name="1,05489" table:display="true" table:show-details="true"/>
                <table:data-pilot-member table:name="1,05525" table:display="true" table:show-details="true"/>
                <table:data-pilot-member table:name="1,05552" table:display="true" table:show-details="true"/>
                <table:data-pilot-member table:name="1,05625" table:display="true" table:show-details="true"/>
                <table:data-pilot-member table:name="1,05659" table:display="true" table:show-details="true"/>
                <table:data-pilot-member table:name="1,05703" table:display="true" table:show-details="true"/>
                <table:data-pilot-member table:name="1,05736" table:display="true" table:show-details="true"/>
                <table:data-pilot-member table:name="1,05799" table:display="true" table:show-details="true"/>
                <table:data-pilot-member table:name="1,05837" table:display="true" table:show-details="true"/>
                <table:data-pilot-member table:name="1,05854" table:display="true" table:show-details="true"/>
                <table:data-pilot-member table:name="1,0586" table:display="true" table:show-details="true"/>
                <table:data-pilot-member table:name="1,05875" table:display="true" table:show-details="true"/>
                <table:data-pilot-member table:name="1,05945" table:display="true" table:show-details="true"/>
                <table:data-pilot-member table:name="1,05961" table:display="true" table:show-details="true"/>
                <table:data-pilot-member table:name="1,06041" table:display="true" table:show-details="true"/>
                <table:data-pilot-member table:name="1,06049" table:display="true" table:show-details="true"/>
                <table:data-pilot-member table:name="1,06103" table:display="true" table:show-details="true"/>
                <table:data-pilot-member table:name="1,06124" table:display="true" table:show-details="true"/>
                <table:data-pilot-member table:name="1,06141" table:display="true" table:show-details="true"/>
                <table:data-pilot-member table:name="1,06161" table:display="true" table:show-details="true"/>
                <table:data-pilot-member table:name="1,06162" table:display="true" table:show-details="true"/>
                <table:data-pilot-member table:name="1,06188" table:display="true" table:show-details="true"/>
                <table:data-pilot-member table:name="1,06193" table:display="true" table:show-details="true"/>
                <table:data-pilot-member table:name="1,0626" table:display="true" table:show-details="true"/>
                <table:data-pilot-member table:name="1,06327" table:display="true" table:show-details="true"/>
                <table:data-pilot-member table:name="1,06378" table:display="true" table:show-details="true"/>
                <table:data-pilot-member table:name="1,06411" table:display="true" table:show-details="true"/>
                <table:data-pilot-member table:name="1,06453" table:display="true" table:show-details="true"/>
                <table:data-pilot-member table:name="1,06457" table:display="true" table:show-details="true"/>
                <table:data-pilot-member table:name="1,06692" table:display="true" table:show-details="true"/>
                <table:data-pilot-member table:name="1,06693" table:display="true" table:show-details="true"/>
                <table:data-pilot-member table:name="1,06703" table:display="true" table:show-details="true"/>
                <table:data-pilot-member table:name="1,06733" table:display="true" table:show-details="true"/>
                <table:data-pilot-member table:name="1,06766" table:display="true" table:show-details="true"/>
                <table:data-pilot-member table:name="1,06786" table:display="true" table:show-details="true"/>
                <table:data-pilot-member table:name="1,06862" table:display="true" table:show-details="true"/>
                <table:data-pilot-member table:name="1,06872" table:display="true" table:show-details="true"/>
                <table:data-pilot-member table:name="1,06975" table:display="true" table:show-details="true"/>
                <table:data-pilot-member table:name="1,06979" table:display="true" table:show-details="true"/>
                <table:data-pilot-member table:name="1,07021" table:display="true" table:show-details="true"/>
                <table:data-pilot-member table:name="1,07026" table:display="true" table:show-details="true"/>
                <table:data-pilot-member table:name="1,0709" table:display="true" table:show-details="true"/>
                <table:data-pilot-member table:name="1,07195" table:display="true" table:show-details="true"/>
                <table:data-pilot-member table:name="1,07255" table:display="true" table:show-details="true"/>
                <table:data-pilot-member table:name="1,07285" table:display="true" table:show-details="true"/>
                <table:data-pilot-member table:name="1,07331" table:display="true" table:show-details="true"/>
                <table:data-pilot-member table:name="1,07386" table:display="true" table:show-details="true"/>
                <table:data-pilot-member table:name="1,07439" table:display="true" table:show-details="true"/>
                <table:data-pilot-member table:name="1,07533" table:display="true" table:show-details="true"/>
                <table:data-pilot-member table:name="1,07568" table:display="true" table:show-details="true"/>
                <table:data-pilot-member table:name="1,07632" table:display="true" table:show-details="true"/>
                <table:data-pilot-member table:name="1,07659" table:display="true" table:show-details="true"/>
                <table:data-pilot-member table:name="1,07739" table:display="true" table:show-details="true"/>
                <table:data-pilot-member table:name="1,07771" table:display="true" table:show-details="true"/>
                <table:data-pilot-member table:name="1,07772" table:display="true" table:show-details="true"/>
                <table:data-pilot-member table:name="1,07793" table:display="true" table:show-details="true"/>
                <table:data-pilot-member table:name="1,07927" table:display="true" table:show-details="true"/>
                <table:data-pilot-member table:name="1,0793" table:display="true" table:show-details="true"/>
                <table:data-pilot-member table:name="1,08103" table:display="true" table:show-details="true"/>
                <table:data-pilot-member table:name="1,0824" table:display="true" table:show-details="true"/>
                <table:data-pilot-member table:name="1,0829" table:display="true" table:show-details="true"/>
                <table:data-pilot-member table:name="1,0841" table:display="true" table:show-details="true"/>
                <table:data-pilot-member table:name="1,08489" table:display="true" table:show-details="true"/>
                <table:data-pilot-member table:name="1,08632" table:display="true" table:show-details="true"/>
                <table:data-pilot-member table:name="1,08633" table:display="true" table:show-details="true"/>
                <table:data-pilot-member table:name="1,08645" table:display="true" table:show-details="true"/>
                <table:data-pilot-member table:name="1,08671" table:display="true" table:show-details="true"/>
                <table:data-pilot-member table:name="1,0872" table:display="true" table:show-details="true"/>
                <table:data-pilot-member table:name="1,08733" table:display="true" table:show-details="true"/>
                <table:data-pilot-member table:name="1,08735" table:display="true" table:show-details="true"/>
                <table:data-pilot-member table:name="1,08779" table:display="true" table:show-details="true"/>
                <table:data-pilot-member table:name="1,08881" table:display="true" table:show-details="true"/>
                <table:data-pilot-member table:name="1,08958" table:display="true" table:show-details="true"/>
                <table:data-pilot-member table:name="1,09048" table:display="true" table:show-details="true"/>
                <table:data-pilot-member table:name="1,09152" table:display="true" table:show-details="true"/>
                <table:data-pilot-member table:name="1,09455" table:display="true" table:show-details="true"/>
                <table:data-pilot-member table:name="1,09606" table:display="true" table:show-details="true"/>
                <table:data-pilot-member table:name="1,09619" table:display="true" table:show-details="true"/>
                <table:data-pilot-member table:name="1,09693" table:display="true" table:show-details="true"/>
                <table:data-pilot-member table:name="1,09937" table:display="true" table:show-details="true"/>
                <table:data-pilot-member table:name="1,10045" table:display="true" table:show-details="true"/>
                <table:data-pilot-member table:name="1,10127" table:display="true" table:show-details="true"/>
                <table:data-pilot-member table:name="1,10247" table:display="true" table:show-details="true"/>
                <table:data-pilot-member table:name="1,10296" table:display="true" table:show-details="true"/>
                <table:data-pilot-member table:name="1,10388" table:display="true" table:show-details="true"/>
                <table:data-pilot-member table:name="1,10548" table:display="true" table:show-details="true"/>
                <table:data-pilot-member table:name="1,1059" table:display="true" table:show-details="true"/>
                <table:data-pilot-member table:name="1,10656" table:display="true" table:show-details="true"/>
                <table:data-pilot-member table:name="1,10662" table:display="true" table:show-details="true"/>
                <table:data-pilot-member table:name="1,10681" table:display="true" table:show-details="true"/>
                <table:data-pilot-member table:name="1,1072" table:display="true" table:show-details="true"/>
                <table:data-pilot-member table:name="1,10772" table:display="true" table:show-details="true"/>
                <table:data-pilot-member table:name="1,10785" table:display="true" table:show-details="true"/>
                <table:data-pilot-member table:name="1,10815" table:display="true" table:show-details="true"/>
                <table:data-pilot-member table:name="1,11207" table:display="true" table:show-details="true"/>
                <table:data-pilot-member table:name="1,11218" table:display="true" table:show-details="true"/>
                <table:data-pilot-member table:name="1,11292" table:display="true" table:show-details="true"/>
                <table:data-pilot-member table:name="1,11393" table:display="true" table:show-details="true"/>
                <table:data-pilot-member table:name="1,11437" table:display="true" table:show-details="true"/>
                <table:data-pilot-member table:name="1,115" table:display="true" table:show-details="true"/>
                <table:data-pilot-member table:name="1,11513" table:display="true" table:show-details="true"/>
                <table:data-pilot-member table:name="1,11527" table:display="true" table:show-details="true"/>
                <table:data-pilot-member table:name="1,11537" table:display="true" table:show-details="true"/>
                <table:data-pilot-member table:name="1,11596" table:display="true" table:show-details="true"/>
                <table:data-pilot-member table:name="1,11668" table:display="true" table:show-details="true"/>
                <table:data-pilot-member table:name="1,11847" table:display="true" table:show-details="true"/>
                <table:data-pilot-member table:name="1,11849" table:display="true" table:show-details="true"/>
                <table:data-pilot-member table:name="1,11908" table:display="true" table:show-details="true"/>
                <table:data-pilot-member table:name="1,11916" table:display="true" table:show-details="true"/>
                <table:data-pilot-member table:name="1,11973" table:display="true" table:show-details="true"/>
                <table:data-pilot-member table:name="1,12015" table:display="true" table:show-details="true"/>
                <table:data-pilot-member table:name="1,12018" table:display="true" table:show-details="true"/>
                <table:data-pilot-member table:name="1,12035" table:display="true" table:show-details="true"/>
                <table:data-pilot-member table:name="1,12072" table:display="true" table:show-details="true"/>
                <table:data-pilot-member table:name="1,12123" table:display="true" table:show-details="true"/>
                <table:data-pilot-member table:name="1,12179" table:display="true" table:show-details="true"/>
                <table:data-pilot-member table:name="1,12206" table:display="true" table:show-details="true"/>
                <table:data-pilot-member table:name="1,12306" table:display="true" table:show-details="true"/>
                <table:data-pilot-member table:name="1,1233" table:display="true" table:show-details="true"/>
                <table:data-pilot-member table:name="1,12356" table:display="true" table:show-details="true"/>
                <table:data-pilot-member table:name="1,12429" table:display="true" table:show-details="true"/>
                <table:data-pilot-member table:name="1,1247" table:display="true" table:show-details="true"/>
                <table:data-pilot-member table:name="1,12473" table:display="true" table:show-details="true"/>
                <table:data-pilot-member table:name="1,12579" table:display="true" table:show-details="true"/>
                <table:data-pilot-member table:name="1,12584" table:display="true" table:show-details="true"/>
                <table:data-pilot-member table:name="1,12634" table:display="true" table:show-details="true"/>
                <table:data-pilot-member table:name="1,12797" table:display="true" table:show-details="true"/>
                <table:data-pilot-member table:name="1,12876" table:display="true" table:show-details="true"/>
                <table:data-pilot-member table:name="1,12881" table:display="true" table:show-details="true"/>
                <table:data-pilot-member table:name="1,12896" table:display="true" table:show-details="true"/>
                <table:data-pilot-member table:name="1,12939" table:display="true" table:show-details="true"/>
                <table:data-pilot-member table:name="1,12947" table:display="true" table:show-details="true"/>
                <table:data-pilot-member table:name="1,13035" table:display="true" table:show-details="true"/>
                <table:data-pilot-member table:name="1,13063" table:display="true" table:show-details="true"/>
                <table:data-pilot-member table:name="1,13361" table:display="true" table:show-details="true"/>
                <table:data-pilot-member table:name="1,13382" table:display="true" table:show-details="true"/>
                <table:data-pilot-member table:name="1,13458" table:display="true" table:show-details="true"/>
                <table:data-pilot-member table:name="1,13489" table:display="true" table:show-details="true"/>
                <table:data-pilot-member table:name="1,13534" table:display="true" table:show-details="true"/>
                <table:data-pilot-member table:name="1,13596" table:display="true" table:show-details="true"/>
                <table:data-pilot-member table:name="1,13643" table:display="true" table:show-details="true"/>
                <table:data-pilot-member table:name="1,13735" table:display="true" table:show-details="true"/>
                <table:data-pilot-member table:name="1,13819" table:display="true" table:show-details="true"/>
                <table:data-pilot-member table:name="1,13852" table:display="true" table:show-details="true"/>
                <table:data-pilot-member table:name="1,13962" table:display="true" table:show-details="true"/>
                <table:data-pilot-member table:name="1,14064" table:display="true" table:show-details="true"/>
                <table:data-pilot-member table:name="1,14093" table:display="true" table:show-details="true"/>
                <table:data-pilot-member table:name="1,14419" table:display="true" table:show-details="true"/>
                <table:data-pilot-member table:name="1,14474" table:display="true" table:show-details="true"/>
                <table:data-pilot-member table:name="1,14496" table:display="true" table:show-details="true"/>
                <table:data-pilot-member table:name="1,14532" table:display="true" table:show-details="true"/>
                <table:data-pilot-member table:name="1,15003" table:display="true" table:show-details="true"/>
                <table:data-pilot-member table:name="1,15057" table:display="true" table:show-details="true"/>
                <table:data-pilot-member table:name="1,15169" table:display="true" table:show-details="true"/>
                <table:data-pilot-member table:name="1,15184" table:display="true" table:show-details="true"/>
                <table:data-pilot-member table:name="1,15212" table:display="true" table:show-details="true"/>
                <table:data-pilot-member table:name="1,15228" table:display="true" table:show-details="true"/>
                <table:data-pilot-member table:name="1,15437" table:display="true" table:show-details="true"/>
                <table:data-pilot-member table:name="1,15733" table:display="true" table:show-details="true"/>
                <table:data-pilot-member table:name="1,15734" table:display="true" table:show-details="true"/>
                <table:data-pilot-member table:name="1,15793" table:display="true" table:show-details="true"/>
                <table:data-pilot-member table:name="1,15864" table:display="true" table:show-details="true"/>
                <table:data-pilot-member table:name="1,1589" table:display="true" table:show-details="true"/>
                <table:data-pilot-member table:name="1,15986" table:display="true" table:show-details="true"/>
                <table:data-pilot-member table:name="1,16115" table:display="true" table:show-details="true"/>
                <table:data-pilot-member table:name="1,16141" table:display="true" table:show-details="true"/>
                <table:data-pilot-member table:name="1,1617" table:display="true" table:show-details="true"/>
                <table:data-pilot-member table:name="1,16274" table:display="true" table:show-details="true"/>
                <table:data-pilot-member table:name="1,16358" table:display="true" table:show-details="true"/>
                <table:data-pilot-member table:name="1,16445" table:display="true" table:show-details="true"/>
                <table:data-pilot-member table:name="1,1651" table:display="true" table:show-details="true"/>
                <table:data-pilot-member table:name="1,1658" table:display="true" table:show-details="true"/>
                <table:data-pilot-member table:name="1,1676" table:display="true" table:show-details="true"/>
                <table:data-pilot-member table:name="1,1715" table:display="true" table:show-details="true"/>
                <table:data-pilot-member table:name="1,17308" table:display="true" table:show-details="true"/>
                <table:data-pilot-member table:name="1,17647" table:display="true" table:show-details="true"/>
                <table:data-pilot-member table:name="1,17892" table:display="true" table:show-details="true"/>
                <table:data-pilot-member table:name="1,18208" table:display="true" table:show-details="true"/>
                <table:data-pilot-member table:name="1,18275" table:display="true" table:show-details="true"/>
                <table:data-pilot-member table:name="1,18319" table:display="true" table:show-details="true"/>
                <table:data-pilot-member table:name="1,18413" table:display="true" table:show-details="true"/>
                <table:data-pilot-member table:name="1,1858" table:display="true" table:show-details="true"/>
                <table:data-pilot-member table:name="1,18581" table:display="true" table:show-details="true"/>
                <table:data-pilot-member table:name="1,18668" table:display="true" table:show-details="true"/>
                <table:data-pilot-member table:name="1,18694" table:display="true" table:show-details="true"/>
                <table:data-pilot-member table:name="1,18722" table:display="true" table:show-details="true"/>
                <table:data-pilot-member table:name="1,19053" table:display="true" table:show-details="true"/>
                <table:data-pilot-member table:name="1,19227" table:display="true" table:show-details="true"/>
                <table:data-pilot-member table:name="1,19398" table:display="true" table:show-details="true"/>
                <table:data-pilot-member table:name="1,19784" table:display="true" table:show-details="true"/>
                <table:data-pilot-member table:name="1,19988" table:display="true" table:show-details="true"/>
                <table:data-pilot-member table:name="1,20162" table:display="true" table:show-details="true"/>
                <table:data-pilot-member table:name="1,20177" table:display="true" table:show-details="true"/>
                <table:data-pilot-member table:name="1,20283" table:display="true" table:show-details="true"/>
                <table:data-pilot-member table:name="1,20292" table:display="true" table:show-details="true"/>
                <table:data-pilot-member table:name="1,20524" table:display="true" table:show-details="true"/>
                <table:data-pilot-member table:name="1,20764" table:display="true" table:show-details="true"/>
                <table:data-pilot-member table:name="1,21055" table:display="true" table:show-details="true"/>
                <table:data-pilot-member table:name="1,2123" table:display="true" table:show-details="true"/>
                <table:data-pilot-member table:name="1,21248" table:display="true" table:show-details="true"/>
                <table:data-pilot-member table:name="1,21411" table:display="true" table:show-details="true"/>
                <table:data-pilot-member table:name="1,21666" table:display="true" table:show-details="true"/>
                <table:data-pilot-member table:name="1,21958" table:display="true" table:show-details="true"/>
                <table:data-pilot-member table:name="1,2248" table:display="true" table:show-details="true"/>
                <table:data-pilot-member table:name="1,22604" table:display="true" table:show-details="true"/>
                <table:data-pilot-member table:name="1,22669" table:display="true" table:show-details="true"/>
                <table:data-pilot-member table:name="1,23039" table:display="true" table:show-details="true"/>
                <table:data-pilot-member table:name="1,23359" table:display="true" table:show-details="true"/>
                <table:data-pilot-member table:name="1,23457" table:display="true" table:show-details="true"/>
                <table:data-pilot-member table:name="1,23723" table:display="true" table:show-details="true"/>
                <table:data-pilot-member table:name="1,2374" table:display="true" table:show-details="true"/>
                <table:data-pilot-member table:name="1,24005" table:display="true" table:show-details="true"/>
                <table:data-pilot-member table:name="1,2432" table:display="true" table:show-details="true"/>
                <table:data-pilot-member table:name="1,24805" table:display="true" table:show-details="true"/>
                <table:data-pilot-member table:name="1,25097" table:display="true" table:show-details="true"/>
                <table:data-pilot-member table:name="1,26194" table:display="true" table:show-details="true"/>
                <table:data-pilot-member table:name="1,2645" table:display="true" table:show-details="true"/>
                <table:data-pilot-member table:name="1,26479" table:display="true" table:show-details="true"/>
                <table:data-pilot-member table:name="1,26687" table:display="true" table:show-details="true"/>
                <table:data-pilot-member table:name="1,26706" table:display="true" table:show-details="true"/>
                <table:data-pilot-member table:name="1,27077" table:display="true" table:show-details="true"/>
                <table:data-pilot-member table:name="1,2709" table:display="true" table:show-details="true"/>
                <table:data-pilot-member table:name="1,2717" table:display="true" table:show-details="true"/>
                <table:data-pilot-member table:name="1,28005" table:display="true" table:show-details="true"/>
                <table:data-pilot-member table:name="1,28019" table:display="true" table:show-details="true"/>
                <table:data-pilot-member table:name="1,28245" table:display="true" table:show-details="true"/>
                <table:data-pilot-member table:name="1,28255" table:display="true" table:show-details="true"/>
                <table:data-pilot-member table:name="1,28289" table:display="true" table:show-details="true"/>
                <table:data-pilot-member table:name="1,28605" table:display="true" table:show-details="true"/>
                <table:data-pilot-member table:name="1,28772" table:display="true" table:show-details="true"/>
                <table:data-pilot-member table:name="1,28778" table:display="true" table:show-details="true"/>
                <table:data-pilot-member table:name="1,28906" table:display="true" table:show-details="true"/>
                <table:data-pilot-member table:name="1,29085" table:display="true" table:show-details="true"/>
                <table:data-pilot-member table:name="1,29124" table:display="true" table:show-details="true"/>
                <table:data-pilot-member table:name="1,29248" table:display="true" table:show-details="true"/>
                <table:data-pilot-member table:name="1,29274" table:display="true" table:show-details="true"/>
                <table:data-pilot-member table:name="1,29287" table:display="true" table:show-details="true"/>
                <table:data-pilot-member table:name="1,2938" table:display="true" table:show-details="true"/>
                <table:data-pilot-member table:name="1,29384" table:display="true" table:show-details="true"/>
                <table:data-pilot-member table:name="1,29404" table:display="true" table:show-details="true"/>
                <table:data-pilot-member table:name="1,29446" table:display="true" table:show-details="true"/>
                <table:data-pilot-member table:name="1,29527" table:display="true" table:show-details="true"/>
                <table:data-pilot-member table:name="1,29562" table:display="true" table:show-details="true"/>
                <table:data-pilot-member table:name="1,29563" table:display="true" table:show-details="true"/>
                <table:data-pilot-member table:name="1,29596" table:display="true" table:show-details="true"/>
                <table:data-pilot-member table:name="1,29601" table:display="true" table:show-details="true"/>
                <table:data-pilot-member table:name="1,29611" table:display="true" table:show-details="true"/>
                <table:data-pilot-member table:name="1,29665" table:display="true" table:show-details="true"/>
                <table:data-pilot-member table:name="1,29716" table:display="true" table:show-details="true"/>
                <table:data-pilot-member table:name="1,29722" table:display="true" table:show-details="true"/>
                <table:data-pilot-member table:name="1,29745" table:display="true" table:show-details="true"/>
                <table:data-pilot-member table:name="1,29746" table:display="true" table:show-details="true"/>
                <table:data-pilot-member table:name="1,29842" table:display="true" table:show-details="true"/>
                <table:data-pilot-member table:name="1,2986" table:display="true" table:show-details="true"/>
                <table:data-pilot-member table:name="1,29879" table:display="true" table:show-details="true"/>
                <table:data-pilot-member table:name="1,29923" table:display="true" table:show-details="true"/>
                <table:data-pilot-member table:name="1,29954" table:display="true" table:show-details="true"/>
                <table:data-pilot-member table:name="1,2998" table:display="true" table:show-details="true"/>
                <table:data-pilot-member table:name="1,30057" table:display="true" table:show-details="true"/>
                <table:data-pilot-member table:name="1,30089" table:display="true" table:show-details="true"/>
                <table:data-pilot-member table:name="1,30121" table:display="true" table:show-details="true"/>
                <table:data-pilot-member table:name="1,30128" table:display="true" table:show-details="true"/>
                <table:data-pilot-member table:name="1,30174" table:display="true" table:show-details="true"/>
                <table:data-pilot-member table:name="1,30179" table:display="true" table:show-details="true"/>
                <table:data-pilot-member table:name="1,30212" table:display="true" table:show-details="true"/>
                <table:data-pilot-member table:name="1,30218" table:display="true" table:show-details="true"/>
                <table:data-pilot-member table:name="1,30266" table:display="true" table:show-details="true"/>
                <table:data-pilot-member table:name="1,303" table:display="true" table:show-details="true"/>
                <table:data-pilot-member table:name="1,30325" table:display="true" table:show-details="true"/>
                <table:data-pilot-member table:name="1,30468" table:display="true" table:show-details="true"/>
                <table:data-pilot-member table:name="1,30486" table:display="true" table:show-details="true"/>
                <table:data-pilot-member table:name="1,3056" table:display="true" table:show-details="true"/>
                <table:data-pilot-member table:name="1,30603" table:display="true" table:show-details="true"/>
                <table:data-pilot-member table:name="1,3065" table:display="true" table:show-details="true"/>
                <table:data-pilot-member table:name="1,30651" table:display="true" table:show-details="true"/>
                <table:data-pilot-member table:name="1,30686" table:display="true" table:show-details="true"/>
                <table:data-pilot-member table:name="1,30707" table:display="true" table:show-details="true"/>
                <table:data-pilot-member table:name="1,30752" table:display="true" table:show-details="true"/>
                <table:data-pilot-member table:name="1,30771" table:display="true" table:show-details="true"/>
                <table:data-pilot-member table:name="1,30869" table:display="true" table:show-details="true"/>
                <table:data-pilot-member table:name="1,30889" table:display="true" table:show-details="true"/>
                <table:data-pilot-member table:name="1,3102" table:display="true" table:show-details="true"/>
                <table:data-pilot-member table:name="1,31085" table:display="true" table:show-details="true"/>
                <table:data-pilot-member table:name="1,31097" table:display="true" table:show-details="true"/>
                <table:data-pilot-member table:name="1,31123" table:display="true" table:show-details="true"/>
                <table:data-pilot-member table:name="1,31226" table:display="true" table:show-details="true"/>
                <table:data-pilot-member table:name="1,31243" table:display="true" table:show-details="true"/>
                <table:data-pilot-member table:name="1,31248" table:display="true" table:show-details="true"/>
                <table:data-pilot-member table:name="1,31265" table:display="true" table:show-details="true"/>
                <table:data-pilot-member table:name="1,31321" table:display="true" table:show-details="true"/>
                <table:data-pilot-member table:name="1,31362" table:display="true" table:show-details="true"/>
                <table:data-pilot-member table:name="1,31392" table:display="true" table:show-details="true"/>
                <table:data-pilot-member table:name="1,31415" table:display="true" table:show-details="true"/>
                <table:data-pilot-member table:name="1,31431" table:display="true" table:show-details="true"/>
                <table:data-pilot-member table:name="1,31478" table:display="true" table:show-details="true"/>
                <table:data-pilot-member table:name="1,31494" table:display="true" table:show-details="true"/>
                <table:data-pilot-member table:name="1,3151" table:display="true" table:show-details="true"/>
                <table:data-pilot-member table:name="1,31571" table:display="true" table:show-details="true"/>
                <table:data-pilot-member table:name="1,31589" table:display="true" table:show-details="true"/>
                <table:data-pilot-member table:name="1,31594" table:display="true" table:show-details="true"/>
                <table:data-pilot-member table:name="1,3163" table:display="true" table:show-details="true"/>
                <table:data-pilot-member table:name="1,31691" table:display="true" table:show-details="true"/>
                <table:data-pilot-member table:name="1,31698" table:display="true" table:show-details="true"/>
                <table:data-pilot-member table:name="1,31744" table:display="true" table:show-details="true"/>
                <table:data-pilot-member table:name="1,31805" table:display="true" table:show-details="true"/>
                <table:data-pilot-member table:name="1,31827" table:display="true" table:show-details="true"/>
                <table:data-pilot-member table:name="1,31837" table:display="true" table:show-details="true"/>
                <table:data-pilot-member table:name="1,31865" table:display="true" table:show-details="true"/>
                <table:data-pilot-member table:name="1,31882" table:display="true" table:show-details="true"/>
                <table:data-pilot-member table:name="1,31941" table:display="true" table:show-details="true"/>
                <table:data-pilot-member table:name="1,31957" table:display="true" table:show-details="true"/>
                <table:data-pilot-member table:name="1,31986" table:display="true" table:show-details="true"/>
                <table:data-pilot-member table:name="1,32013" table:display="true" table:show-details="true"/>
                <table:data-pilot-member table:name="1,32076" table:display="true" table:show-details="true"/>
                <table:data-pilot-member table:name="1,32148" table:display="true" table:show-details="true"/>
                <table:data-pilot-member table:name="1,32155" table:display="true" table:show-details="true"/>
                <table:data-pilot-member table:name="1,3218" table:display="true" table:show-details="true"/>
                <table:data-pilot-member table:name="1,32234" table:display="true" table:show-details="true"/>
                <table:data-pilot-member table:name="1,32237" table:display="true" table:show-details="true"/>
                <table:data-pilot-member table:name="1,3228" table:display="true" table:show-details="true"/>
                <table:data-pilot-member table:name="1,32287" table:display="true" table:show-details="true"/>
                <table:data-pilot-member table:name="1,32295" table:display="true" table:show-details="true"/>
                <table:data-pilot-member table:name="1,32337" table:display="true" table:show-details="true"/>
                <table:data-pilot-member table:name="1,32371" table:display="true" table:show-details="true"/>
                <table:data-pilot-member table:name="1,32394" table:display="true" table:show-details="true"/>
                <table:data-pilot-member table:name="1,32474" table:display="true" table:show-details="true"/>
                <table:data-pilot-member table:name="1,32503" table:display="true" table:show-details="true"/>
                <table:data-pilot-member table:name="1,32525" table:display="true" table:show-details="true"/>
                <table:data-pilot-member table:name="1,32527" table:display="true" table:show-details="true"/>
                <table:data-pilot-member table:name="1,32531" table:display="true" table:show-details="true"/>
                <table:data-pilot-member table:name="1,32573" table:display="true" table:show-details="true"/>
                <table:data-pilot-member table:name="1,3258" table:display="true" table:show-details="true"/>
                <table:data-pilot-member table:name="1,32591" table:display="true" table:show-details="true"/>
                <table:data-pilot-member table:name="1,32634" table:display="true" table:show-details="true"/>
                <table:data-pilot-member table:name="1,3273" table:display="true" table:show-details="true"/>
                <table:data-pilot-member table:name="1,32785" table:display="true" table:show-details="true"/>
                <table:data-pilot-member table:name="1,32791" table:display="true" table:show-details="true"/>
                <table:data-pilot-member table:name="1,32802" table:display="true" table:show-details="true"/>
                <table:data-pilot-member table:name="1,32826" table:display="true" table:show-details="true"/>
                <table:data-pilot-member table:name="1,32852" table:display="true" table:show-details="true"/>
                <table:data-pilot-member table:name="1,32901" table:display="true" table:show-details="true"/>
                <table:data-pilot-member table:name="1,32925" table:display="true" table:show-details="true"/>
                <table:data-pilot-member table:name="1,32931" table:display="true" table:show-details="true"/>
                <table:data-pilot-member table:name="1,32949" table:display="true" table:show-details="true"/>
                <table:data-pilot-member table:name="1,32983" table:display="true" table:show-details="true"/>
                <table:data-pilot-member table:name="1,32996" table:display="true" table:show-details="true"/>
                <table:data-pilot-member table:name="1,32997" table:display="true" table:show-details="true"/>
                <table:data-pilot-member table:name="1,33" table:display="true" table:show-details="true"/>
                <table:data-pilot-member table:name="1,33035" table:display="true" table:show-details="true"/>
                <table:data-pilot-member table:name="1,33095" table:display="true" table:show-details="true"/>
                <table:data-pilot-member table:name="1,33116" table:display="true" table:show-details="true"/>
                <table:data-pilot-member table:name="1,33252" table:display="true" table:show-details="true"/>
                <table:data-pilot-member table:name="1,33287" table:display="true" table:show-details="true"/>
                <table:data-pilot-member table:name="1,33304" table:display="true" table:show-details="true"/>
                <table:data-pilot-member table:name="1,33389" table:display="true" table:show-details="true"/>
                <table:data-pilot-member table:name="1,33425" table:display="true" table:show-details="true"/>
                <table:data-pilot-member table:name="1,33466" table:display="true" table:show-details="true"/>
                <table:data-pilot-member table:name="1,33495" table:display="true" table:show-details="true"/>
                <table:data-pilot-member table:name="1,33746" table:display="true" table:show-details="true"/>
                <table:data-pilot-member table:name="1,33849" table:display="true" table:show-details="true"/>
                <table:data-pilot-member table:name="1,33879" table:display="true" table:show-details="true"/>
                <table:data-pilot-member table:name="1,339" table:display="true" table:show-details="true"/>
                <table:data-pilot-member table:name="1,33911" table:display="true" table:show-details="true"/>
                <table:data-pilot-member table:name="1,33936" table:display="true" table:show-details="true"/>
                <table:data-pilot-member table:name="1,33956" table:display="true" table:show-details="true"/>
                <table:data-pilot-member table:name="1,34011" table:display="true" table:show-details="true"/>
                <table:data-pilot-member table:name="1,34035" table:display="true" table:show-details="true"/>
                <table:data-pilot-member table:name="1,34079" table:display="true" table:show-details="true"/>
                <table:data-pilot-member table:name="1,34119" table:display="true" table:show-details="true"/>
                <table:data-pilot-member table:name="1,34131" table:display="true" table:show-details="true"/>
                <table:data-pilot-member table:name="1,34166" table:display="true" table:show-details="true"/>
                <table:data-pilot-member table:name="1,34203" table:display="true" table:show-details="true"/>
                <table:data-pilot-member table:name="1,34209" table:display="true" table:show-details="true"/>
                <table:data-pilot-member table:name="1,34316" table:display="true" table:show-details="true"/>
                <table:data-pilot-member table:name="1,34327" table:display="true" table:show-details="true"/>
                <table:data-pilot-member table:name="1,34354" table:display="true" table:show-details="true"/>
                <table:data-pilot-member table:name="1,34366" table:display="true" table:show-details="true"/>
                <table:data-pilot-member table:name="1,34409" table:display="true" table:show-details="true"/>
                <table:data-pilot-member table:name="1,34441" table:display="true" table:show-details="true"/>
                <table:data-pilot-member table:name="1,34585" table:display="true" table:show-details="true"/>
                <table:data-pilot-member table:name="1,3459" table:display="true" table:show-details="true"/>
                <table:data-pilot-member table:name="1,34684" table:display="true" table:show-details="true"/>
                <table:data-pilot-member table:name="1,34707" table:display="true" table:show-details="true"/>
                <table:data-pilot-member table:name="1,34743" table:display="true" table:show-details="true"/>
                <table:data-pilot-member table:name="1,34752" table:display="true" table:show-details="true"/>
                <table:data-pilot-member table:name="1,34765" table:display="true" table:show-details="true"/>
                <table:data-pilot-member table:name="1,34804" table:display="true" table:show-details="true"/>
                <table:data-pilot-member table:name="1,34811" table:display="true" table:show-details="true"/>
                <table:data-pilot-member table:name="1,34847" table:display="true" table:show-details="true"/>
                <table:data-pilot-member table:name="1,34886" table:display="true" table:show-details="true"/>
                <table:data-pilot-member table:name="1,34959" table:display="true" table:show-details="true"/>
                <table:data-pilot-member table:name="1,34972" table:display="true" table:show-details="true"/>
                <table:data-pilot-member table:name="1,34978" table:display="true" table:show-details="true"/>
                <table:data-pilot-member table:name="1,35066" table:display="true" table:show-details="true"/>
                <table:data-pilot-member table:name="1,35201" table:display="true" table:show-details="true"/>
                <table:data-pilot-member table:name="1,3521" table:display="true" table:show-details="true"/>
                <table:data-pilot-member table:name="1,35297" table:display="true" table:show-details="true"/>
                <table:data-pilot-member table:name="1,35323" table:display="true" table:show-details="true"/>
                <table:data-pilot-member table:name="1,35364" table:display="true" table:show-details="true"/>
                <table:data-pilot-member table:name="1,35406" table:display="true" table:show-details="true"/>
                <table:data-pilot-member table:name="1,35436" table:display="true" table:show-details="true"/>
                <table:data-pilot-member table:name="1,35459" table:display="true" table:show-details="true"/>
                <table:data-pilot-member table:name="1,35686" table:display="true" table:show-details="true"/>
                <table:data-pilot-member table:name="1,35719" table:display="true" table:show-details="true"/>
                <table:data-pilot-member table:name="1,35787" table:display="true" table:show-details="true"/>
                <table:data-pilot-member table:name="1,35794" table:display="true" table:show-details="true"/>
                <table:data-pilot-member table:name="1,35801" table:display="true" table:show-details="true"/>
                <table:data-pilot-member table:name="1,35814" table:display="true" table:show-details="true"/>
                <table:data-pilot-member table:name="1,35853" table:display="true" table:show-details="true"/>
                <table:data-pilot-member table:name="1,35858" table:display="true" table:show-details="true"/>
                <table:data-pilot-member table:name="1,35888" table:display="true" table:show-details="true"/>
                <table:data-pilot-member table:name="1,35908" table:display="true" table:show-details="true"/>
                <table:data-pilot-member table:name="1,36033" table:display="true" table:show-details="true"/>
                <table:data-pilot-member table:name="1,36039" table:display="true" table:show-details="true"/>
                <table:data-pilot-member table:name="1,36068" table:display="true" table:show-details="true"/>
                <table:data-pilot-member table:name="1,3607" table:display="true" table:show-details="true"/>
                <table:data-pilot-member table:name="1,3609" table:display="true" table:show-details="true"/>
                <table:data-pilot-member table:name="1,36217" table:display="true" table:show-details="true"/>
                <table:data-pilot-member table:name="1,36231" table:display="true" table:show-details="true"/>
                <table:data-pilot-member table:name="1,36257" table:display="true" table:show-details="true"/>
                <table:data-pilot-member table:name="1,36275" table:display="true" table:show-details="true"/>
                <table:data-pilot-member table:name="1,36291" table:display="true" table:show-details="true"/>
                <table:data-pilot-member table:name="1,36328" table:display="true" table:show-details="true"/>
                <table:data-pilot-member table:name="1,3637" table:display="true" table:show-details="true"/>
                <table:data-pilot-member table:name="1,36377" table:display="true" table:show-details="true"/>
                <table:data-pilot-member table:name="1,36385" table:display="true" table:show-details="true"/>
                <table:data-pilot-member table:name="1,36425" table:display="true" table:show-details="true"/>
                <table:data-pilot-member table:name="1,36476" table:display="true" table:show-details="true"/>
                <table:data-pilot-member table:name="1,36502" table:display="true" table:show-details="true"/>
                <table:data-pilot-member table:name="1,36504" table:display="true" table:show-details="true"/>
                <table:data-pilot-member table:name="1,36675" table:display="true" table:show-details="true"/>
                <table:data-pilot-member table:name="1,36719" table:display="true" table:show-details="true"/>
                <table:data-pilot-member table:name="1,36727" table:display="true" table:show-details="true"/>
                <table:data-pilot-member table:name="1,36734" table:display="true" table:show-details="true"/>
                <table:data-pilot-member table:name="1,36865" table:display="true" table:show-details="true"/>
                <table:data-pilot-member table:name="1,36905" table:display="true" table:show-details="true"/>
                <table:data-pilot-member table:name="1,37015" table:display="true" table:show-details="true"/>
                <table:data-pilot-member table:name="1,37071" table:display="true" table:show-details="true"/>
                <table:data-pilot-member table:name="1,37086" table:display="true" table:show-details="true"/>
                <table:data-pilot-member table:name="1,37118" table:display="true" table:show-details="true"/>
                <table:data-pilot-member table:name="1,37204" table:display="true" table:show-details="true"/>
                <table:data-pilot-member table:name="1,37272" table:display="true" table:show-details="true"/>
                <table:data-pilot-member table:name="1,37325" table:display="true" table:show-details="true"/>
                <table:data-pilot-member table:name="1,37352" table:display="true" table:show-details="true"/>
                <table:data-pilot-member table:name="1,37476" table:display="true" table:show-details="true"/>
                <table:data-pilot-member table:name="1,375" table:display="true" table:show-details="true"/>
                <table:data-pilot-member table:name="1,3751" table:display="true" table:show-details="true"/>
                <table:data-pilot-member table:name="1,37579" table:display="true" table:show-details="true"/>
                <table:data-pilot-member table:name="1,37582" table:display="true" table:show-details="true"/>
                <table:data-pilot-member table:name="1,37603" table:display="true" table:show-details="true"/>
                <table:data-pilot-member table:name="1,37619" table:display="true" table:show-details="true"/>
                <table:data-pilot-member table:name="1,37626" table:display="true" table:show-details="true"/>
                <table:data-pilot-member table:name="1,37667" table:display="true" table:show-details="true"/>
                <table:data-pilot-member table:name="1,37706" table:display="true" table:show-details="true"/>
                <table:data-pilot-member table:name="1,37729" table:display="true" table:show-details="true"/>
                <table:data-pilot-member table:name="1,37737" table:display="true" table:show-details="true"/>
                <table:data-pilot-member table:name="1,37743" table:display="true" table:show-details="true"/>
                <table:data-pilot-member table:name="1,37841" table:display="true" table:show-details="true"/>
                <table:data-pilot-member table:name="1,3785" table:display="true" table:show-details="true"/>
                <table:data-pilot-member table:name="1,37895" table:display="true" table:show-details="true"/>
                <table:data-pilot-member table:name="1,37983" table:display="true" table:show-details="true"/>
                <table:data-pilot-member table:name="1,37989" table:display="true" table:show-details="true"/>
                <table:data-pilot-member table:name="1,38012" table:display="true" table:show-details="true"/>
                <table:data-pilot-member table:name="1,38018" table:display="true" table:show-details="true"/>
                <table:data-pilot-member table:name="1,38075" table:display="true" table:show-details="true"/>
                <table:data-pilot-member table:name="1,38079" table:display="true" table:show-details="true"/>
                <table:data-pilot-member table:name="1,38092" table:display="true" table:show-details="true"/>
                <table:data-pilot-member table:name="1,38176" table:display="true" table:show-details="true"/>
                <table:data-pilot-member table:name="1,3821" table:display="true" table:show-details="true"/>
                <table:data-pilot-member table:name="1,38216" table:display="true" table:show-details="true"/>
                <table:data-pilot-member table:name="1,38228" table:display="true" table:show-details="true"/>
                <table:data-pilot-member table:name="1,38233" table:display="true" table:show-details="true"/>
                <table:data-pilot-member table:name="1,38234" table:display="true" table:show-details="true"/>
                <table:data-pilot-member table:name="1,38235" table:display="true" table:show-details="true"/>
                <table:data-pilot-member table:name="1,38243" table:display="true" table:show-details="true"/>
                <table:data-pilot-member table:name="1,3846" table:display="true" table:show-details="true"/>
                <table:data-pilot-member table:name="1,3856" table:display="true" table:show-details="true"/>
                <table:data-pilot-member table:name="1,38609" table:display="true" table:show-details="true"/>
                <table:data-pilot-member table:name="1,38701" table:display="true" table:show-details="true"/>
                <table:data-pilot-member table:name="1,38893" table:display="true" table:show-details="true"/>
                <table:data-pilot-member table:name="1,39099" table:display="true" table:show-details="true"/>
                <table:data-pilot-member table:name="1,39184" table:display="true" table:show-details="true"/>
                <table:data-pilot-member table:name="1,39214" table:display="true" table:show-details="true"/>
                <table:data-pilot-member table:name="1,39316" table:display="true" table:show-details="true"/>
                <table:data-pilot-member table:name="1,39361" table:display="true" table:show-details="true"/>
                <table:data-pilot-member table:name="1,39393" table:display="true" table:show-details="true"/>
                <table:data-pilot-member table:name="1,39483" table:display="true" table:show-details="true"/>
                <table:data-pilot-member table:name="1,39506" table:display="true" table:show-details="true"/>
                <table:data-pilot-member table:name="1,39517" table:display="true" table:show-details="true"/>
                <table:data-pilot-member table:name="1,39546" table:display="true" table:show-details="true"/>
                <table:data-pilot-member table:name="1,39547" table:display="true" table:show-details="true"/>
                <table:data-pilot-member table:name="1,39678" table:display="true" table:show-details="true"/>
                <table:data-pilot-member table:name="1,39731" table:display="true" table:show-details="true"/>
                <table:data-pilot-member table:name="1,39735" table:display="true" table:show-details="true"/>
                <table:data-pilot-member table:name="1,39821" table:display="true" table:show-details="true"/>
                <table:data-pilot-member table:name="1,39838" table:display="true" table:show-details="true"/>
                <table:data-pilot-member table:name="1,39933" table:display="true" table:show-details="true"/>
                <table:data-pilot-member table:name="1,39935" table:display="true" table:show-details="true"/>
                <table:data-pilot-member table:name="1,39976" table:display="true" table:show-details="true"/>
                <table:data-pilot-member table:name="1,40138" table:display="true" table:show-details="true"/>
                <table:data-pilot-member table:name="1,40145" table:display="true" table:show-details="true"/>
                <table:data-pilot-member table:name="1,40149" table:display="true" table:show-details="true"/>
                <table:data-pilot-member table:name="1,40151" table:display="true" table:show-details="true"/>
                <table:data-pilot-member table:name="1,40182" table:display="true" table:show-details="true"/>
                <table:data-pilot-member table:name="1,40215" table:display="true" table:show-details="true"/>
                <table:data-pilot-member table:name="1,40227" table:display="true" table:show-details="true"/>
                <table:data-pilot-member table:name="1,40236" table:display="true" table:show-details="true"/>
                <table:data-pilot-member table:name="1,40423" table:display="true" table:show-details="true"/>
                <table:data-pilot-member table:name="1,40431" table:display="true" table:show-details="true"/>
                <table:data-pilot-member table:name="1,40459" table:display="true" table:show-details="true"/>
                <table:data-pilot-member table:name="1,40566" table:display="true" table:show-details="true"/>
                <table:data-pilot-member table:name="1,40584" table:display="true" table:show-details="true"/>
                <table:data-pilot-member table:name="1,40588" table:display="true" table:show-details="true"/>
                <table:data-pilot-member table:name="1,40599" table:display="true" table:show-details="true"/>
                <table:data-pilot-member table:name="1,40636" table:display="true" table:show-details="true"/>
                <table:data-pilot-member table:name="1,40665" table:display="true" table:show-details="true"/>
                <table:data-pilot-member table:name="1,40709" table:display="true" table:show-details="true"/>
                <table:data-pilot-member table:name="1,4071" table:display="true" table:show-details="true"/>
                <table:data-pilot-member table:name="1,41119" table:display="true" table:show-details="true"/>
                <table:data-pilot-member table:name="1,41259" table:display="true" table:show-details="true"/>
                <table:data-pilot-member table:name="1,41299" table:display="true" table:show-details="true"/>
                <table:data-pilot-member table:name="1,41336" table:display="true" table:show-details="true"/>
                <table:data-pilot-member table:name="1,41337" table:display="true" table:show-details="true"/>
                <table:data-pilot-member table:name="1,41344" table:display="true" table:show-details="true"/>
                <table:data-pilot-member table:name="1,4137" table:display="true" table:show-details="true"/>
                <table:data-pilot-member table:name="1,41377" table:display="true" table:show-details="true"/>
                <table:data-pilot-member table:name="1,4138" table:display="true" table:show-details="true"/>
                <table:data-pilot-member table:name="1,41427" table:display="true" table:show-details="true"/>
                <table:data-pilot-member table:name="1,41449" table:display="true" table:show-details="true"/>
                <table:data-pilot-member table:name="1,41467" table:display="true" table:show-details="true"/>
                <table:data-pilot-member table:name="1,41491" table:display="true" table:show-details="true"/>
                <table:data-pilot-member table:name="1,41511" table:display="true" table:show-details="true"/>
                <table:data-pilot-member table:name="1,41567" table:display="true" table:show-details="true"/>
                <table:data-pilot-member table:name="1,41599" table:display="true" table:show-details="true"/>
                <table:data-pilot-member table:name="1,41631" table:display="true" table:show-details="true"/>
                <table:data-pilot-member table:name="1,41654" table:display="true" table:show-details="true"/>
                <table:data-pilot-member table:name="1,41688" table:display="true" table:show-details="true"/>
                <table:data-pilot-member table:name="1,41689" table:display="true" table:show-details="true"/>
                <table:data-pilot-member table:name="1,41789" table:display="true" table:show-details="true"/>
                <table:data-pilot-member table:name="1,41791" table:display="true" table:show-details="true"/>
                <table:data-pilot-member table:name="1,4187" table:display="true" table:show-details="true"/>
                <table:data-pilot-member table:name="1,41897" table:display="true" table:show-details="true"/>
                <table:data-pilot-member table:name="1,41943" table:display="true" table:show-details="true"/>
                <table:data-pilot-member table:name="1,42007" table:display="true" table:show-details="true"/>
                <table:data-pilot-member table:name="1,42008" table:display="true" table:show-details="true"/>
                <table:data-pilot-member table:name="1,42019" table:display="true" table:show-details="true"/>
                <table:data-pilot-member table:name="1,42037" table:display="true" table:show-details="true"/>
                <table:data-pilot-member table:name="1,42045" table:display="true" table:show-details="true"/>
                <table:data-pilot-member table:name="1,42134" table:display="true" table:show-details="true"/>
                <table:data-pilot-member table:name="1,42163" table:display="true" table:show-details="true"/>
                <table:data-pilot-member table:name="1,42282" table:display="true" table:show-details="true"/>
                <table:data-pilot-member table:name="1,42285" table:display="true" table:show-details="true"/>
                <table:data-pilot-member table:name="1,42292" table:display="true" table:show-details="true"/>
                <table:data-pilot-member table:name="1,42316" table:display="true" table:show-details="true"/>
                <table:data-pilot-member table:name="1,42336" table:display="true" table:show-details="true"/>
                <table:data-pilot-member table:name="1,42341" table:display="true" table:show-details="true"/>
                <table:data-pilot-member table:name="1,42343" table:display="true" table:show-details="true"/>
                <table:data-pilot-member table:name="1,42403" table:display="true" table:show-details="true"/>
                <table:data-pilot-member table:name="1,42423" table:display="true" table:show-details="true"/>
                <table:data-pilot-member table:name="1,42525" table:display="true" table:show-details="true"/>
                <table:data-pilot-member table:name="1,42541" table:display="true" table:show-details="true"/>
                <table:data-pilot-member table:name="1,42549" table:display="true" table:show-details="true"/>
                <table:data-pilot-member table:name="1,42552" table:display="true" table:show-details="true"/>
                <table:data-pilot-member table:name="1,42604" table:display="true" table:show-details="true"/>
                <table:data-pilot-member table:name="1,42619" table:display="true" table:show-details="true"/>
                <table:data-pilot-member table:name="1,4263" table:display="true" table:show-details="true"/>
                <table:data-pilot-member table:name="1,42654" table:display="true" table:show-details="true"/>
                <table:data-pilot-member table:name="1,42658" table:display="true" table:show-details="true"/>
                <table:data-pilot-member table:name="1,42675" table:display="true" table:show-details="true"/>
                <table:data-pilot-member table:name="1,42677" table:display="true" table:show-details="true"/>
                <table:data-pilot-member table:name="1,42684" table:display="true" table:show-details="true"/>
                <table:data-pilot-member table:name="1,4271" table:display="true" table:show-details="true"/>
                <table:data-pilot-member table:name="1,4279" table:display="true" table:show-details="true"/>
                <table:data-pilot-member table:name="1,42904" table:display="true" table:show-details="true"/>
                <table:data-pilot-member table:name="1,42915" table:display="true" table:show-details="true"/>
                <table:data-pilot-member table:name="1,42926" table:display="true" table:show-details="true"/>
                <table:data-pilot-member table:name="1,42937" table:display="true" table:show-details="true"/>
                <table:data-pilot-member table:name="1,42943" table:display="true" table:show-details="true"/>
                <table:data-pilot-member table:name="1,42945" table:display="true" table:show-details="true"/>
                <table:data-pilot-member table:name="1,42975" table:display="true" table:show-details="true"/>
                <table:data-pilot-member table:name="1,42978" table:display="true" table:show-details="true"/>
                <table:data-pilot-member table:name="1,42981" table:display="true" table:show-details="true"/>
                <table:data-pilot-member table:name="1,43012" table:display="true" table:show-details="true"/>
                <table:data-pilot-member table:name="1,43014" table:display="true" table:show-details="true"/>
                <table:data-pilot-member table:name="1,4303" table:display="true" table:show-details="true"/>
                <table:data-pilot-member table:name="1,43041" table:display="true" table:show-details="true"/>
                <table:data-pilot-member table:name="1,43182" table:display="true" table:show-details="true"/>
                <table:data-pilot-member table:name="1,43239" table:display="true" table:show-details="true"/>
                <table:data-pilot-member table:name="1,43273" table:display="true" table:show-details="true"/>
                <table:data-pilot-member table:name="1,43291" table:display="true" table:show-details="true"/>
                <table:data-pilot-member table:name="1,43301" table:display="true" table:show-details="true"/>
                <table:data-pilot-member table:name="1,43334" table:display="true" table:show-details="true"/>
                <table:data-pilot-member table:name="1,43341" table:display="true" table:show-details="true"/>
                <table:data-pilot-member table:name="1,43372" table:display="true" table:show-details="true"/>
                <table:data-pilot-member table:name="1,43387" table:display="true" table:show-details="true"/>
                <table:data-pilot-member table:name="1,43417" table:display="true" table:show-details="true"/>
                <table:data-pilot-member table:name="1,43438" table:display="true" table:show-details="true"/>
                <table:data-pilot-member table:name="1,43494" table:display="true" table:show-details="true"/>
                <table:data-pilot-member table:name="1,43497" table:display="true" table:show-details="true"/>
                <table:data-pilot-member table:name="1,43498" table:display="true" table:show-details="true"/>
                <table:data-pilot-member table:name="1,43503" table:display="true" table:show-details="true"/>
                <table:data-pilot-member table:name="1,43505" table:display="true" table:show-details="true"/>
                <table:data-pilot-member table:name="1,4351" table:display="true" table:show-details="true"/>
                <table:data-pilot-member table:name="1,43542" table:display="true" table:show-details="true"/>
                <table:data-pilot-member table:name="1,43552" table:display="true" table:show-details="true"/>
                <table:data-pilot-member table:name="1,43592" table:display="true" table:show-details="true"/>
                <table:data-pilot-member table:name="1,43612" table:display="true" table:show-details="true"/>
                <table:data-pilot-member table:name="1,43625" table:display="true" table:show-details="true"/>
                <table:data-pilot-member table:name="1,4363" table:display="true" table:show-details="true"/>
                <table:data-pilot-member table:name="1,43643" table:display="true" table:show-details="true"/>
                <table:data-pilot-member table:name="1,43657" table:display="true" table:show-details="true"/>
                <table:data-pilot-member table:name="1,43681" table:display="true" table:show-details="true"/>
                <table:data-pilot-member table:name="1,43725" table:display="true" table:show-details="true"/>
                <table:data-pilot-member table:name="1,43757" table:display="true" table:show-details="true"/>
                <table:data-pilot-member table:name="1,43761" table:display="true" table:show-details="true"/>
                <table:data-pilot-member table:name="1,43764" table:display="true" table:show-details="true"/>
                <table:data-pilot-member table:name="1,43776" table:display="true" table:show-details="true"/>
                <table:data-pilot-member table:name="1,4378" table:display="true" table:show-details="true"/>
                <table:data-pilot-member table:name="1,43894" table:display="true" table:show-details="true"/>
                <table:data-pilot-member table:name="1,43903" table:display="true" table:show-details="true"/>
                <table:data-pilot-member table:name="1,43954" table:display="true" table:show-details="true"/>
                <table:data-pilot-member table:name="1,4398" table:display="true" table:show-details="true"/>
                <table:data-pilot-member table:name="1,44007" table:display="true" table:show-details="true"/>
                <table:data-pilot-member table:name="1,44068" table:display="true" table:show-details="true"/>
                <table:data-pilot-member table:name="1,44198" table:display="true" table:show-details="true"/>
                <table:data-pilot-member table:name="1,44205" table:display="true" table:show-details="true"/>
                <table:data-pilot-member table:name="1,44206" table:display="true" table:show-details="true"/>
                <table:data-pilot-member table:name="1,44208" table:display="true" table:show-details="true"/>
                <table:data-pilot-member table:name="1,44212" table:display="true" table:show-details="true"/>
                <table:data-pilot-member table:name="1,44276" table:display="true" table:show-details="true"/>
                <table:data-pilot-member table:name="1,44323" table:display="true" table:show-details="true"/>
                <table:data-pilot-member table:name="1,44388" table:display="true" table:show-details="true"/>
                <table:data-pilot-member table:name="1,444" table:display="true" table:show-details="true"/>
                <table:data-pilot-member table:name="1,44497" table:display="true" table:show-details="true"/>
                <table:data-pilot-member table:name="1,4451" table:display="true" table:show-details="true"/>
                <table:data-pilot-member table:name="1,44538" table:display="true" table:show-details="true"/>
                <table:data-pilot-member table:name="1,44586" table:display="true" table:show-details="true"/>
                <table:data-pilot-member table:name="1,44781" table:display="true" table:show-details="true"/>
                <table:data-pilot-member table:name="1,44834" table:display="true" table:show-details="true"/>
                <table:data-pilot-member table:name="1,44861" table:display="true" table:show-details="true"/>
                <table:data-pilot-member table:name="1,44873" table:display="true" table:show-details="true"/>
                <table:data-pilot-member table:name="1,44874" table:display="true" table:show-details="true"/>
                <table:data-pilot-member table:name="1,44935" table:display="true" table:show-details="true"/>
                <table:data-pilot-member table:name="1,44997" table:display="true" table:show-details="true"/>
                <table:data-pilot-member table:name="1,44999" table:display="true" table:show-details="true"/>
                <table:data-pilot-member table:name="1,45" table:display="true" table:show-details="true"/>
                <table:data-pilot-member table:name="1,45141" table:display="true" table:show-details="true"/>
                <table:data-pilot-member table:name="1,45164" table:display="true" table:show-details="true"/>
                <table:data-pilot-member table:name="1,45322" table:display="true" table:show-details="true"/>
                <table:data-pilot-member table:name="1,45513" table:display="true" table:show-details="true"/>
                <table:data-pilot-member table:name="1,45806" table:display="true" table:show-details="true"/>
                <table:data-pilot-member table:name="1,45941" table:display="true" table:show-details="true"/>
                <table:data-pilot-member table:name="1,46083" table:display="true" table:show-details="true"/>
                <table:data-pilot-member table:name="1,46254" table:display="true" table:show-details="true"/>
                <table:data-pilot-member table:name="1,4631" table:display="true" table:show-details="true"/>
                <table:data-pilot-member table:name="1,46353" table:display="true" table:show-details="true"/>
                <table:data-pilot-member table:name="1,46429" table:display="true" table:show-details="true"/>
                <table:data-pilot-member table:name="1,46458" table:display="true" table:show-details="true"/>
                <table:data-pilot-member table:name="1,46502" table:display="true" table:show-details="true"/>
                <table:data-pilot-member table:name="1,46595" table:display="true" table:show-details="true"/>
                <table:data-pilot-member table:name="1,46905" table:display="true" table:show-details="true"/>
                <table:data-pilot-member table:name="1,4713" table:display="true" table:show-details="true"/>
                <table:data-pilot-member table:name="1,47374" table:display="true" table:show-details="true"/>
                <table:data-pilot-member table:name="1,47544" table:display="true" table:show-details="true"/>
                <table:data-pilot-member table:name="1,47615" table:display="true" table:show-details="true"/>
                <table:data-pilot-member table:name="1,47652" table:display="true" table:show-details="true"/>
                <table:data-pilot-member table:name="1,47731" table:display="true" table:show-details="true"/>
                <table:data-pilot-member table:name="1,47858" table:display="true" table:show-details="true"/>
                <table:data-pilot-member table:name="1,47963" table:display="true" table:show-details="true"/>
                <table:data-pilot-member table:name="1,4807" table:display="true" table:show-details="true"/>
                <table:data-pilot-member table:name="1,48098" table:display="true" table:show-details="true"/>
                <table:data-pilot-member table:name="1,48139" table:display="true" table:show-details="true"/>
                <table:data-pilot-member table:name="1,48244" table:display="true" table:show-details="true"/>
                <table:data-pilot-member table:name="1,48711" table:display="true" table:show-details="true"/>
                <table:data-pilot-member table:name="1,48895" table:display="true" table:show-details="true"/>
                <table:data-pilot-member table:name="1,4891" table:display="true" table:show-details="true"/>
                <table:data-pilot-member table:name="1,49001" table:display="true" table:show-details="true"/>
                <table:data-pilot-member table:name="1,49216" table:display="true" table:show-details="true"/>
                <table:data-pilot-member table:name="1,49314" table:display="true" table:show-details="true"/>
                <table:data-pilot-member table:name="1,49407" table:display="true" table:show-details="true"/>
                <table:data-pilot-member table:name="1,49894" table:display="true" table:show-details="true"/>
                <table:data-pilot-member table:name="1,50143" table:display="true" table:show-details="true"/>
                <table:data-pilot-member table:name="1,50521" table:display="true" table:show-details="true"/>
                <table:data-pilot-member table:name="1,51164" table:display="true" table:show-details="true"/>
                <table:data-pilot-member table:name="1,51846" table:display="true" table:show-details="true"/>
                <table:data-pilot-member table:name="1,52143" table:display="true" table:show-details="true"/>
                <table:data-pilot-member table:name="1,5235" table:display="true" table:show-details="true"/>
                <table:data-pilot-member table:name="1,52391" table:display="true" table:show-details="true"/>
                <table:data-pilot-member table:name="1,53903" table:display="true" table:show-details="true"/>
                <table:data-pilot-member table:name="1,54509" table:display="true" table:show-details="true"/>
                <table:data-pilot-member table:name="1,5529" table:display="true" table:show-details="true"/>
                <table:data-pilot-member table:name="1,56006" table:display="true" table:show-details="true"/>
                <table:data-pilot-member table:name="1,56021" table:display="true" table:show-details="true"/>
                <table:data-pilot-member table:name="1,56311" table:display="true" table:show-details="true"/>
                <table:data-pilot-member table:name="1,56362" table:display="true" table:show-details="true"/>
                <table:data-pilot-member table:name="1,56587" table:display="true" table:show-details="true"/>
                <table:data-pilot-member table:name="1,56673" table:display="true" table:show-details="true"/>
                <table:data-pilot-member table:name="1,56801" table:display="true" table:show-details="true"/>
                <table:data-pilot-member table:name="1,56836" table:display="true" table:show-details="true"/>
                <table:data-pilot-member table:name="1,57045" table:display="true" table:show-details="true"/>
                <table:data-pilot-member table:name="1,57091" table:display="true" table:show-details="true"/>
                <table:data-pilot-member table:name="1,57169" table:display="true" table:show-details="true"/>
                <table:data-pilot-member table:name="1,57261" table:display="true" table:show-details="true"/>
                <table:data-pilot-member table:name="1,57375" table:display="true" table:show-details="true"/>
                <table:data-pilot-member table:name="1,57574" table:display="true" table:show-details="true"/>
                <table:data-pilot-member table:name="1,576" table:display="true" table:show-details="true"/>
                <table:data-pilot-member table:name="1,57649" table:display="true" table:show-details="true"/>
                <table:data-pilot-member table:name="1,57686" table:display="true" table:show-details="true"/>
                <table:data-pilot-member table:name="1,57887" table:display="true" table:show-details="true"/>
                <table:data-pilot-member table:name="1,58126" table:display="true" table:show-details="true"/>
                <table:data-pilot-member table:name="1,58127" table:display="true" table:show-details="true"/>
                <table:data-pilot-member table:name="1,58135" table:display="true" table:show-details="true"/>
                <table:data-pilot-member table:name="1,58144" table:display="true" table:show-details="true"/>
                <table:data-pilot-member table:name="1,58233" table:display="true" table:show-details="true"/>
                <table:data-pilot-member table:name="1,58385" table:display="true" table:show-details="true"/>
                <table:data-pilot-member table:name="1,58578" table:display="true" table:show-details="true"/>
                <table:data-pilot-member table:name="1,58747" table:display="true" table:show-details="true"/>
                <table:data-pilot-member table:name="1,58793" table:display="true" table:show-details="true"/>
                <table:data-pilot-member table:name="1,58876" table:display="true" table:show-details="true"/>
                <table:data-pilot-member table:name="1,59164" table:display="true" table:show-details="true"/>
                <table:data-pilot-member table:name="1,59174" table:display="true" table:show-details="true"/>
                <table:data-pilot-member table:name="1,59235" table:display="true" table:show-details="true"/>
                <table:data-pilot-member table:name="1,59324" table:display="true" table:show-details="true"/>
                <table:data-pilot-member table:name="1,59419" table:display="true" table:show-details="true"/>
                <table:data-pilot-member table:name="1,59538" table:display="true" table:show-details="true"/>
                <table:data-pilot-member table:name="1,59607" table:display="true" table:show-details="true"/>
                <table:data-pilot-member table:name="1,59611" table:display="true" table:show-details="true"/>
                <table:data-pilot-member table:name="1,59621" table:display="true" table:show-details="true"/>
                <table:data-pilot-member table:name="1,59875" table:display="true" table:show-details="true"/>
                <table:data-pilot-member table:name="1,59896" table:display="true" table:show-details="true"/>
                <table:data-pilot-member table:name="1,60053" table:display="true" table:show-details="true"/>
                <table:data-pilot-member table:name="1,6009" table:display="true" table:show-details="true"/>
                <table:data-pilot-member table:name="1,60286" table:display="true" table:show-details="true"/>
                <table:data-pilot-member table:name="1,60337" table:display="true" table:show-details="true"/>
                <table:data-pilot-member table:name="1,60384" table:display="true" table:show-details="true"/>
                <table:data-pilot-member table:name="1,60387" table:display="true" table:show-details="true"/>
                <table:data-pilot-member table:name="1,60407" table:display="true" table:show-details="true"/>
                <table:data-pilot-member table:name="1,60411" table:display="true" table:show-details="true"/>
                <table:data-pilot-member table:name="1,60416" table:display="true" table:show-details="true"/>
                <table:data-pilot-member table:name="1,60436" table:display="true" table:show-details="true"/>
                <table:data-pilot-member table:name="1,60461" table:display="true" table:show-details="true"/>
                <table:data-pilot-member table:name="1,60516" table:display="true" table:show-details="true"/>
                <table:data-pilot-member table:name="1,60638" table:display="true" table:show-details="true"/>
                <table:data-pilot-member table:name="1,60659" table:display="true" table:show-details="true"/>
                <table:data-pilot-member table:name="1,60677" table:display="true" table:show-details="true"/>
                <table:data-pilot-member table:name="1,60739" table:display="true" table:show-details="true"/>
                <table:data-pilot-member table:name="1,60833" table:display="true" table:show-details="true"/>
                <table:data-pilot-member table:name="1,60977" table:display="true" table:show-details="true"/>
                <table:data-pilot-member table:name="1,61105" table:display="true" table:show-details="true"/>
                <table:data-pilot-member table:name="1,61126" table:display="true" table:show-details="true"/>
                <table:data-pilot-member table:name="1,61137" table:display="true" table:show-details="true"/>
                <table:data-pilot-member table:name="1,61235" table:display="true" table:show-details="true"/>
                <table:data-pilot-member table:name="1,61281" table:display="true" table:show-details="true"/>
                <table:data-pilot-member table:name="1,61337" table:display="true" table:show-details="true"/>
                <table:data-pilot-member table:name="1,61355" table:display="true" table:show-details="true"/>
                <table:data-pilot-member table:name="1,61548" table:display="true" table:show-details="true"/>
                <table:data-pilot-member table:name="1,61626" table:display="true" table:show-details="true"/>
                <table:data-pilot-member table:name="1,61671" table:display="true" table:show-details="true"/>
                <table:data-pilot-member table:name="1,61743" table:display="true" table:show-details="true"/>
                <table:data-pilot-member table:name="1,61788" table:display="true" table:show-details="true"/>
                <table:data-pilot-member table:name="1,6182" table:display="true" table:show-details="true"/>
                <table:data-pilot-member table:name="1,61834" table:display="true" table:show-details="true"/>
                <table:data-pilot-member table:name="1,61842" table:display="true" table:show-details="true"/>
                <table:data-pilot-member table:name="1,61855" table:display="true" table:show-details="true"/>
                <table:data-pilot-member table:name="1,61865" table:display="true" table:show-details="true"/>
                <table:data-pilot-member table:name="1,61967" table:display="true" table:show-details="true"/>
                <table:data-pilot-member table:name="1,62177" table:display="true" table:show-details="true"/>
                <table:data-pilot-member table:name="1,62183" table:display="true" table:show-details="true"/>
                <table:data-pilot-member table:name="1,62188" table:display="true" table:show-details="true"/>
                <table:data-pilot-member table:name="1,62219" table:display="true" table:show-details="true"/>
                <table:data-pilot-member table:name="1,62369" table:display="true" table:show-details="true"/>
                <table:data-pilot-member table:name="1,62441" table:display="true" table:show-details="true"/>
                <table:data-pilot-member table:name="1,62445" table:display="true" table:show-details="true"/>
                <table:data-pilot-member table:name="1,62667" table:display="true" table:show-details="true"/>
                <table:data-pilot-member table:name="1,62671" table:display="true" table:show-details="true"/>
                <table:data-pilot-member table:name="1,62714" table:display="true" table:show-details="true"/>
                <table:data-pilot-member table:name="1,62758" table:display="true" table:show-details="true"/>
                <table:data-pilot-member table:name="1,62773" table:display="true" table:show-details="true"/>
                <table:data-pilot-member table:name="1,62774" table:display="true" table:show-details="true"/>
                <table:data-pilot-member table:name="1,62817" table:display="true" table:show-details="true"/>
                <table:data-pilot-member table:name="1,62857" table:display="true" table:show-details="true"/>
                <table:data-pilot-member table:name="1,6293" table:display="true" table:show-details="true"/>
                <table:data-pilot-member table:name="1,62974" table:display="true" table:show-details="true"/>
                <table:data-pilot-member table:name="1,63073" table:display="true" table:show-details="true"/>
                <table:data-pilot-member table:name="1,63175" table:display="true" table:show-details="true"/>
                <table:data-pilot-member table:name="1,63197" table:display="true" table:show-details="true"/>
                <table:data-pilot-member table:name="1,63215" table:display="true" table:show-details="true"/>
                <table:data-pilot-member table:name="1,63256" table:display="true" table:show-details="true"/>
                <table:data-pilot-member table:name="1,63284" table:display="true" table:show-details="true"/>
                <table:data-pilot-member table:name="1,63319" table:display="true" table:show-details="true"/>
                <table:data-pilot-member table:name="1,63323" table:display="true" table:show-details="true"/>
                <table:data-pilot-member table:name="1,63383" table:display="true" table:show-details="true"/>
                <table:data-pilot-member table:name="1,6339" table:display="true" table:show-details="true"/>
                <table:data-pilot-member table:name="1,635" table:display="true" table:show-details="true"/>
                <table:data-pilot-member table:name="1,63687" table:display="true" table:show-details="true"/>
                <table:data-pilot-member table:name="1,63747" table:display="true" table:show-details="true"/>
                <table:data-pilot-member table:name="1,63748" table:display="true" table:show-details="true"/>
                <table:data-pilot-member table:name="1,63932" table:display="true" table:show-details="true"/>
                <table:data-pilot-member table:name="1,64026" table:display="true" table:show-details="true"/>
                <table:data-pilot-member table:name="1,64147" table:display="true" table:show-details="true"/>
                <table:data-pilot-member table:name="1,64184" table:display="true" table:show-details="true"/>
                <table:data-pilot-member table:name="1,64193" table:display="true" table:show-details="true"/>
                <table:data-pilot-member table:name="1,64219" table:display="true" table:show-details="true"/>
                <table:data-pilot-member table:name="1,64233" table:display="true" table:show-details="true"/>
                <table:data-pilot-member table:name="1,64252" table:display="true" table:show-details="true"/>
                <table:data-pilot-member table:name="1,64299" table:display="true" table:show-details="true"/>
                <table:data-pilot-member table:name="1,64356" table:display="true" table:show-details="true"/>
                <table:data-pilot-member table:name="1,64376" table:display="true" table:show-details="true"/>
                <table:data-pilot-member table:name="1,64462" table:display="true" table:show-details="true"/>
                <table:data-pilot-member table:name="1,64463" table:display="true" table:show-details="true"/>
                <table:data-pilot-member table:name="1,64542" table:display="true" table:show-details="true"/>
                <table:data-pilot-member table:name="1,64562" table:display="true" table:show-details="true"/>
                <table:data-pilot-member table:name="1,6458" table:display="true" table:show-details="true"/>
                <table:data-pilot-member table:name="1,64597" table:display="true" table:show-details="true"/>
                <table:data-pilot-member table:name="1,64622" table:display="true" table:show-details="true"/>
                <table:data-pilot-member table:name="1,64627" table:display="true" table:show-details="true"/>
                <table:data-pilot-member table:name="1,64678" table:display="true" table:show-details="true"/>
                <table:data-pilot-member table:name="1,64691" table:display="true" table:show-details="true"/>
                <table:data-pilot-member table:name="1,64712" table:display="true" table:show-details="true"/>
                <table:data-pilot-member table:name="1,64734" table:display="true" table:show-details="true"/>
                <table:data-pilot-member table:name="1,64795" table:display="true" table:show-details="true"/>
                <table:data-pilot-member table:name="1,6484" table:display="true" table:show-details="true"/>
                <table:data-pilot-member table:name="1,64847" table:display="true" table:show-details="true"/>
                <table:data-pilot-member table:name="1,6499" table:display="true" table:show-details="true"/>
                <table:data-pilot-member table:name="1,65044" table:display="true" table:show-details="true"/>
                <table:data-pilot-member table:name="1,65142" table:display="true" table:show-details="true"/>
                <table:data-pilot-member table:name="1,65175" table:display="true" table:show-details="true"/>
                <table:data-pilot-member table:name="1,65253" table:display="true" table:show-details="true"/>
                <table:data-pilot-member table:name="1,65406" table:display="true" table:show-details="true"/>
                <table:data-pilot-member table:name="1,65412" table:display="true" table:show-details="true"/>
                <table:data-pilot-member table:name="1,6546" table:display="true" table:show-details="true"/>
                <table:data-pilot-member table:name="1,65515" table:display="true" table:show-details="true"/>
                <table:data-pilot-member table:name="1,6559" table:display="true" table:show-details="true"/>
                <table:data-pilot-member table:name="1,65684" table:display="true" table:show-details="true"/>
                <table:data-pilot-member table:name="1,65716" table:display="true" table:show-details="true"/>
                <table:data-pilot-member table:name="1,6582" table:display="true" table:show-details="true"/>
                <table:data-pilot-member table:name="1,65842" table:display="true" table:show-details="true"/>
                <table:data-pilot-member table:name="1,65898" table:display="true" table:show-details="true"/>
                <table:data-pilot-member table:name="1,66008" table:display="true" table:show-details="true"/>
                <table:data-pilot-member table:name="1,66098" table:display="true" table:show-details="true"/>
                <table:data-pilot-member table:name="1,66147" table:display="true" table:show-details="true"/>
                <table:data-pilot-member table:name="1,66158" table:display="true" table:show-details="true"/>
                <table:data-pilot-member table:name="1,66211" table:display="true" table:show-details="true"/>
                <table:data-pilot-member table:name="1,66228" table:display="true" table:show-details="true"/>
                <table:data-pilot-member table:name="1,66282" table:display="true" table:show-details="true"/>
                <table:data-pilot-member table:name="1,66288" table:display="true" table:show-details="true"/>
                <table:data-pilot-member table:name="1,66304" table:display="true" table:show-details="true"/>
                <table:data-pilot-member table:name="1,66318" table:display="true" table:show-details="true"/>
                <table:data-pilot-member table:name="1,66371" table:display="true" table:show-details="true"/>
                <table:data-pilot-member table:name="1,66374" table:display="true" table:show-details="true"/>
                <table:data-pilot-member table:name="1,66403" table:display="true" table:show-details="true"/>
                <table:data-pilot-member table:name="1,66515" table:display="true" table:show-details="true"/>
                <table:data-pilot-member table:name="1,66554" table:display="true" table:show-details="true"/>
                <table:data-pilot-member table:name="1,66653" table:display="true" table:show-details="true"/>
                <table:data-pilot-member table:name="1,66697" table:display="true" table:show-details="true"/>
                <table:data-pilot-member table:name="1,667" table:display="true" table:show-details="true"/>
                <table:data-pilot-member table:name="1,66713" table:display="true" table:show-details="true"/>
                <table:data-pilot-member table:name="1,66785" table:display="true" table:show-details="true"/>
                <table:data-pilot-member table:name="1,66913" table:display="true" table:show-details="true"/>
                <table:data-pilot-member table:name="1,6708" table:display="true" table:show-details="true"/>
                <table:data-pilot-member table:name="1,67084" table:display="true" table:show-details="true"/>
                <table:data-pilot-member table:name="1,67141" table:display="true" table:show-details="true"/>
                <table:data-pilot-member table:name="1,67166" table:display="true" table:show-details="true"/>
                <table:data-pilot-member table:name="1,67182" table:display="true" table:show-details="true"/>
                <table:data-pilot-member table:name="1,67185" table:display="true" table:show-details="true"/>
                <table:data-pilot-member table:name="1,67259" table:display="true" table:show-details="true"/>
                <table:data-pilot-member table:name="1,67429" table:display="true" table:show-details="true"/>
                <table:data-pilot-member table:name="1,67528" table:display="true" table:show-details="true"/>
                <table:data-pilot-member table:name="1,67563" table:display="true" table:show-details="true"/>
                <table:data-pilot-member table:name="1,67572" table:display="true" table:show-details="true"/>
                <table:data-pilot-member table:name="1,67589" table:display="true" table:show-details="true"/>
                <table:data-pilot-member table:name="1,67651" table:display="true" table:show-details="true"/>
                <table:data-pilot-member table:name="1,67664" table:display="true" table:show-details="true"/>
                <table:data-pilot-member table:name="1,67754" table:display="true" table:show-details="true"/>
                <table:data-pilot-member table:name="1,67769" table:display="true" table:show-details="true"/>
                <table:data-pilot-member table:name="1,67951" table:display="true" table:show-details="true"/>
                <table:data-pilot-member table:name="1,67988" table:display="true" table:show-details="true"/>
                <table:data-pilot-member table:name="1,67995" table:display="true" table:show-details="true"/>
                <table:data-pilot-member table:name="1,68011" table:display="true" table:show-details="true"/>
                <table:data-pilot-member table:name="1,68186" table:display="true" table:show-details="true"/>
                <table:data-pilot-member table:name="1,68213" table:display="true" table:show-details="true"/>
                <table:data-pilot-member table:name="1,68321" table:display="true" table:show-details="true"/>
                <table:data-pilot-member table:name="1,68328" table:display="true" table:show-details="true"/>
                <table:data-pilot-member table:name="1,68337" table:display="true" table:show-details="true"/>
                <table:data-pilot-member table:name="1,68373" table:display="true" table:show-details="true"/>
                <table:data-pilot-member table:name="1,68399" table:display="true" table:show-details="true"/>
                <table:data-pilot-member table:name="1,68438" table:display="true" table:show-details="true"/>
                <table:data-pilot-member table:name="1,68488" table:display="true" table:show-details="true"/>
                <table:data-pilot-member table:name="1,68495" table:display="true" table:show-details="true"/>
                <table:data-pilot-member table:name="1,68565" table:display="true" table:show-details="true"/>
                <table:data-pilot-member table:name="1,68625" table:display="true" table:show-details="true"/>
                <table:data-pilot-member table:name="1,68636" table:display="true" table:show-details="true"/>
                <table:data-pilot-member table:name="1,68677" table:display="true" table:show-details="true"/>
                <table:data-pilot-member table:name="1,68761" table:display="true" table:show-details="true"/>
                <table:data-pilot-member table:name="1,68817" table:display="true" table:show-details="true"/>
                <table:data-pilot-member table:name="1,6882" table:display="true" table:show-details="true"/>
                <table:data-pilot-member table:name="1,68838" table:display="true" table:show-details="true"/>
                <table:data-pilot-member table:name="1,68908" table:display="true" table:show-details="true"/>
                <table:data-pilot-member table:name="1,68918" table:display="true" table:show-details="true"/>
                <table:data-pilot-member table:name="1,68997" table:display="true" table:show-details="true"/>
                <table:data-pilot-member table:name="1,69006" table:display="true" table:show-details="true"/>
                <table:data-pilot-member table:name="1,69015" table:display="true" table:show-details="true"/>
                <table:data-pilot-member table:name="1,69076" table:display="true" table:show-details="true"/>
                <table:data-pilot-member table:name="1,69082" table:display="true" table:show-details="true"/>
                <table:data-pilot-member table:name="1,69099" table:display="true" table:show-details="true"/>
                <table:data-pilot-member table:name="1,69399" table:display="true" table:show-details="true"/>
                <table:data-pilot-member table:name="1,6954" table:display="true" table:show-details="true"/>
                <table:data-pilot-member table:name="1,69547" table:display="true" table:show-details="true"/>
                <table:data-pilot-member table:name="1,69562" table:display="true" table:show-details="true"/>
                <table:data-pilot-member table:name="1,69698" table:display="true" table:show-details="true"/>
                <table:data-pilot-member table:name="1,69732" table:display="true" table:show-details="true"/>
                <table:data-pilot-member table:name="1,69794" table:display="true" table:show-details="true"/>
                <table:data-pilot-member table:name="1,69808" table:display="true" table:show-details="true"/>
                <table:data-pilot-member table:name="1,6994" table:display="true" table:show-details="true"/>
                <table:data-pilot-member table:name="1,70019" table:display="true" table:show-details="true"/>
                <table:data-pilot-member table:name="1,70039" table:display="true" table:show-details="true"/>
                <table:data-pilot-member table:name="1,70083" table:display="true" table:show-details="true"/>
                <table:data-pilot-member table:name="1,70354" table:display="true" table:show-details="true"/>
                <table:data-pilot-member table:name="1,7042" table:display="true" table:show-details="true"/>
                <table:data-pilot-member table:name="1,70578" table:display="true" table:show-details="true"/>
                <table:data-pilot-member table:name="1,70697" table:display="true" table:show-details="true"/>
                <table:data-pilot-member table:name="1,70725" table:display="true" table:show-details="true"/>
                <table:data-pilot-member table:name="1,70736" table:display="true" table:show-details="true"/>
                <table:data-pilot-member table:name="1,70988" table:display="true" table:show-details="true"/>
                <table:data-pilot-member table:name="1,71157" table:display="true" table:show-details="true"/>
                <table:data-pilot-member table:name="1,71191" table:display="true" table:show-details="true"/>
                <table:data-pilot-member table:name="1,71744" table:display="true" table:show-details="true"/>
                <table:data-pilot-member table:name="1,71766" table:display="true" table:show-details="true"/>
                <table:data-pilot-member table:name="1,71882" table:display="true" table:show-details="true"/>
                <table:data-pilot-member table:name="1,71921" table:display="true" table:show-details="true"/>
                <table:data-pilot-member table:name="1,71997" table:display="true" table:show-details="true"/>
                <table:data-pilot-member table:name="1,72018" table:display="true" table:show-details="true"/>
                <table:data-pilot-member table:name="1,72022" table:display="true" table:show-details="true"/>
                <table:data-pilot-member table:name="1,72355" table:display="true" table:show-details="true"/>
                <table:data-pilot-member table:name="1,72414" table:display="true" table:show-details="true"/>
                <table:data-pilot-member table:name="1,72508" table:display="true" table:show-details="true"/>
                <table:data-pilot-member table:name="1,72586" table:display="true" table:show-details="true"/>
                <table:data-pilot-member table:name="1,7283" table:display="true" table:show-details="true"/>
                <table:data-pilot-member table:name="1,72922" table:display="true" table:show-details="true"/>
                <table:data-pilot-member table:name="1,72926" table:display="true" table:show-details="true"/>
                <table:data-pilot-member table:name="1,73064" table:display="true" table:show-details="true"/>
                <table:data-pilot-member table:name="1,73065" table:display="true" table:show-details="true"/>
                <table:data-pilot-member table:name="1,73081" table:display="true" table:show-details="true"/>
                <table:data-pilot-member table:name="1,73237" table:display="true" table:show-details="true"/>
                <table:data-pilot-member table:name="1,73625" table:display="true" table:show-details="true"/>
                <table:data-pilot-member table:name="1,73647" table:display="true" table:show-details="true"/>
                <table:data-pilot-member table:name="1,7371" table:display="true" table:show-details="true"/>
                <table:data-pilot-member table:name="1,73719" table:display="true" table:show-details="true"/>
                <table:data-pilot-member table:name="1,73764" table:display="true" table:show-details="true"/>
                <table:data-pilot-member table:name="1,73904" table:display="true" table:show-details="true"/>
                <table:data-pilot-member table:name="1,73988" table:display="true" table:show-details="true"/>
                <table:data-pilot-member table:name="1,74062" table:display="true" table:show-details="true"/>
                <table:data-pilot-member table:name="1,74127" table:display="true" table:show-details="true"/>
                <table:data-pilot-member table:name="1,74418" table:display="true" table:show-details="true"/>
                <table:data-pilot-member table:name="1,74442" table:display="true" table:show-details="true"/>
                <table:data-pilot-member table:name="1,74454" table:display="true" table:show-details="true"/>
                <table:data-pilot-member table:name="1,74491" table:display="true" table:show-details="true"/>
                <table:data-pilot-member table:name="1,745" table:display="true" table:show-details="true"/>
                <table:data-pilot-member table:name="1,74818" table:display="true" table:show-details="true"/>
                <table:data-pilot-member table:name="1,75037" table:display="true" table:show-details="true"/>
                <table:data-pilot-member table:name="1,75091" table:display="true" table:show-details="true"/>
                <table:data-pilot-member table:name="1,75387" table:display="true" table:show-details="true"/>
                <table:data-pilot-member table:name="1,75614" table:display="true" table:show-details="true"/>
                <table:data-pilot-member table:name="1,7567" table:display="true" table:show-details="true"/>
                <table:data-pilot-member table:name="1,75824" table:display="true" table:show-details="true"/>
                <table:data-pilot-member table:name="1,75932" table:display="true" table:show-details="true"/>
                <table:data-pilot-member table:name="1,7612" table:display="true" table:show-details="true"/>
                <table:data-pilot-member table:name="1,76317" table:display="true" table:show-details="true"/>
                <table:data-pilot-member table:name="1,77185" table:display="true" table:show-details="true"/>
                <table:data-pilot-member table:name="1,77255" table:display="true" table:show-details="true"/>
                <table:data-pilot-member table:name="1,77284" table:display="true" table:show-details="true"/>
                <table:data-pilot-member table:name="1,78096" table:display="true" table:show-details="true"/>
                <table:data-pilot-member table:name="1,78852" table:display="true" table:show-details="true"/>
                <table:data-pilot-member table:name="1,78983" table:display="true" table:show-details="true"/>
                <table:data-pilot-member table:name="1,80042" table:display="true" table:show-details="true"/>
                <table:data-pilot-member table:name="1,80569" table:display="true" table:show-details="true"/>
                <table:data-pilot-member table:name="1,80702" table:display="true" table:show-details="true"/>
                <table:data-pilot-member table:name="1,80899" table:display="true" table:show-details="true"/>
                <table:data-pilot-member table:name="1,81087" table:display="true" table:show-details="true"/>
                <table:data-pilot-member table:name="1,81093" table:display="true" table:show-details="true"/>
                <table:data-pilot-member table:name="1,81232" table:display="true" table:show-details="true"/>
                <table:data-pilot-member table:name="1,8146" table:display="true" table:show-details="true"/>
                <table:data-pilot-member table:name="1,81732" table:display="true" table:show-details="true"/>
                <table:data-pilot-member table:name="1,81856" table:display="true" table:show-details="true"/>
                <table:data-pilot-member table:name="1,81944" table:display="true" table:show-details="true"/>
                <table:data-pilot-member table:name="1,82045" table:display="true" table:show-details="true"/>
                <table:data-pilot-member table:name="1,82095" table:display="true" table:show-details="true"/>
                <table:data-pilot-member table:name="1,82183" table:display="true" table:show-details="true"/>
                <table:data-pilot-member table:name="1,82201" table:display="true" table:show-details="true"/>
                <table:data-pilot-member table:name="1,82318" table:display="true" table:show-details="true"/>
                <table:data-pilot-member table:name="1,82525" table:display="true" table:show-details="true"/>
                <table:data-pilot-member table:name="1,82706" table:display="true" table:show-details="true"/>
                <table:data-pilot-member table:name="1,8305" table:display="true" table:show-details="true"/>
                <table:data-pilot-member table:name="1,83158" table:display="true" table:show-details="true"/>
                <table:data-pilot-member table:name="1,83344" table:display="true" table:show-details="true"/>
                <table:data-pilot-member table:name="1,83399" table:display="true" table:show-details="true"/>
                <table:data-pilot-member table:name="1,83616" table:display="true" table:show-details="true"/>
                <table:data-pilot-member table:name="1,83813" table:display="true" table:show-details="true"/>
                <table:data-pilot-member table:name="1,83835" table:display="true" table:show-details="true"/>
                <table:data-pilot-member table:name="1,83947" table:display="true" table:show-details="true"/>
                <table:data-pilot-member table:name="1,83982" table:display="true" table:show-details="true"/>
                <table:data-pilot-member table:name="1,83992" table:display="true" table:show-details="true"/>
                <table:data-pilot-member table:name="1,84046" table:display="true" table:show-details="true"/>
                <table:data-pilot-member table:name="1,84131" table:display="true" table:show-details="true"/>
                <table:data-pilot-member table:name="1,84446" table:display="true" table:show-details="true"/>
                <table:data-pilot-member table:name="1,84459" table:display="true" table:show-details="true"/>
                <table:data-pilot-member table:name="1,84482" table:display="true" table:show-details="true"/>
                <table:data-pilot-member table:name="1,8464" table:display="true" table:show-details="true"/>
                <table:data-pilot-member table:name="1,84648" table:display="true" table:show-details="true"/>
                <table:data-pilot-member table:name="1,84803" table:display="true" table:show-details="true"/>
                <table:data-pilot-member table:name="1,8484" table:display="true" table:show-details="true"/>
                <table:data-pilot-member table:name="1,84903" table:display="true" table:show-details="true"/>
                <table:data-pilot-member table:name="1,85034" table:display="true" table:show-details="true"/>
                <table:data-pilot-member table:name="1,85155" table:display="true" table:show-details="true"/>
                <table:data-pilot-member table:name="1,85165" table:display="true" table:show-details="true"/>
                <table:data-pilot-member table:name="1,85305" table:display="true" table:show-details="true"/>
                <table:data-pilot-member table:name="1,85369" table:display="true" table:show-details="true"/>
                <table:data-pilot-member table:name="1,85445" table:display="true" table:show-details="true"/>
                <table:data-pilot-member table:name="1,85503" table:display="true" table:show-details="true"/>
                <table:data-pilot-member table:name="1,85731" table:display="true" table:show-details="true"/>
                <table:data-pilot-member table:name="1,85988" table:display="true" table:show-details="true"/>
                <table:data-pilot-member table:name="1,86005" table:display="true" table:show-details="true"/>
                <table:data-pilot-member table:name="1,86035" table:display="true" table:show-details="true"/>
                <table:data-pilot-member table:name="1,86081" table:display="true" table:show-details="true"/>
                <table:data-pilot-member table:name="1,86194" table:display="true" table:show-details="true"/>
                <table:data-pilot-member table:name="1,86335" table:display="true" table:show-details="true"/>
                <table:data-pilot-member table:name="1,8678" table:display="true" table:show-details="true"/>
                <table:data-pilot-member table:name="1,86785" table:display="true" table:show-details="true"/>
                <table:data-pilot-member table:name="1,86964" table:display="true" table:show-details="true"/>
                <table:data-pilot-member table:name="1,86992" table:display="true" table:show-details="true"/>
                <table:data-pilot-member table:name="1,87" table:display="true" table:show-details="true"/>
                <table:data-pilot-member table:name="1,87021" table:display="true" table:show-details="true"/>
                <table:data-pilot-member table:name="1,87053" table:display="true" table:show-details="true"/>
                <table:data-pilot-member table:name="1,87088" table:display="true" table:show-details="true"/>
                <table:data-pilot-member table:name="1,87165" table:display="true" table:show-details="true"/>
                <table:data-pilot-member table:name="1,87374" table:display="true" table:show-details="true"/>
                <table:data-pilot-member table:name="1,87399" table:display="true" table:show-details="true"/>
                <table:data-pilot-member table:name="1,87438" table:display="true" table:show-details="true"/>
                <table:data-pilot-member table:name="1,87494" table:display="true" table:show-details="true"/>
                <table:data-pilot-member table:name="1,87607" table:display="true" table:show-details="true"/>
                <table:data-pilot-member table:name="1,87715" table:display="true" table:show-details="true"/>
                <table:data-pilot-member table:name="1,87779" table:display="true" table:show-details="true"/>
                <table:data-pilot-member table:name="1,8811" table:display="true" table:show-details="true"/>
                <table:data-pilot-member table:name="1,88205" table:display="true" table:show-details="true"/>
                <table:data-pilot-member table:name="1,88233" table:display="true" table:show-details="true"/>
                <table:data-pilot-member table:name="1,8826" table:display="true" table:show-details="true"/>
                <table:data-pilot-member table:name="1,88427" table:display="true" table:show-details="true"/>
                <table:data-pilot-member table:name="1,88465" table:display="true" table:show-details="true"/>
                <table:data-pilot-member table:name="1,88553" table:display="true" table:show-details="true"/>
                <table:data-pilot-member table:name="1,88844" table:display="true" table:show-details="true"/>
                <table:data-pilot-member table:name="1,88896" table:display="true" table:show-details="true"/>
                <table:data-pilot-member table:name="1,88911" table:display="true" table:show-details="true"/>
                <table:data-pilot-member table:name="1,89021" table:display="true" table:show-details="true"/>
                <table:data-pilot-member table:name="1,89335" table:display="true" table:show-details="true"/>
                <table:data-pilot-member table:name="1,89429" table:display="true" table:show-details="true"/>
                <table:data-pilot-member table:name="1,89528" table:display="true" table:show-details="true"/>
                <table:data-pilot-member table:name="1,89636" table:display="true" table:show-details="true"/>
                <table:data-pilot-member table:name="1,89659" table:display="true" table:show-details="true"/>
                <table:data-pilot-member table:name="1,89668" table:display="true" table:show-details="true"/>
                <table:data-pilot-member table:name="1,89765" table:display="true" table:show-details="true"/>
                <table:data-pilot-member table:name="1,89801" table:display="true" table:show-details="true"/>
                <table:data-pilot-member table:name="1,89869" table:display="true" table:show-details="true"/>
                <table:data-pilot-member table:name="1,89971" table:display="true" table:show-details="true"/>
                <table:data-pilot-member table:name="1,90177" table:display="true" table:show-details="true"/>
                <table:data-pilot-member table:name="1,90208" table:display="true" table:show-details="true"/>
                <table:data-pilot-member table:name="1,90211" table:display="true" table:show-details="true"/>
                <table:data-pilot-member table:name="1,90344" table:display="true" table:show-details="true"/>
                <table:data-pilot-member table:name="1,90355" table:display="true" table:show-details="true"/>
                <table:data-pilot-member table:name="1,90428" table:display="true" table:show-details="true"/>
                <table:data-pilot-member table:name="1,90466" table:display="true" table:show-details="true"/>
                <table:data-pilot-member table:name="1,90583" table:display="true" table:show-details="true"/>
                <table:data-pilot-member table:name="1,90597" table:display="true" table:show-details="true"/>
                <table:data-pilot-member table:name="1,90704" table:display="true" table:show-details="true"/>
                <table:data-pilot-member table:name="1,90775" table:display="true" table:show-details="true"/>
                <table:data-pilot-member table:name="1,91015" table:display="true" table:show-details="true"/>
                <table:data-pilot-member table:name="1,91017" table:display="true" table:show-details="true"/>
                <table:data-pilot-member table:name="1,91378" table:display="true" table:show-details="true"/>
                <table:data-pilot-member table:name="1,91602" table:display="true" table:show-details="true"/>
                <table:data-pilot-member table:name="1,91705" table:display="true" table:show-details="true"/>
                <table:data-pilot-member table:name="1,92047" table:display="true" table:show-details="true"/>
                <table:data-pilot-member table:name="1,92077" table:display="true" table:show-details="true"/>
                <table:data-pilot-member table:name="1,92081" table:display="true" table:show-details="true"/>
                <table:data-pilot-member table:name="1,92361" table:display="true" table:show-details="true"/>
                <table:data-pilot-member table:name="1,92375" table:display="true" table:show-details="true"/>
                <table:data-pilot-member table:name="1,92399" table:display="true" table:show-details="true"/>
                <table:data-pilot-member table:name="1,92415" table:display="true" table:show-details="true"/>
                <table:data-pilot-member table:name="1,92422" table:display="true" table:show-details="true"/>
                <table:data-pilot-member table:name="1,92797" table:display="true" table:show-details="true"/>
                <table:data-pilot-member table:name="1,92891" table:display="true" table:show-details="true"/>
                <table:data-pilot-member table:name="1,92946" table:display="true" table:show-details="true"/>
                <table:data-pilot-member table:name="1,9296" table:display="true" table:show-details="true"/>
                <table:data-pilot-member table:name="1,9302" table:display="true" table:show-details="true"/>
                <table:data-pilot-member table:name="1,9303" table:display="true" table:show-details="true"/>
                <table:data-pilot-member table:name="1,93077" table:display="true" table:show-details="true"/>
                <table:data-pilot-member table:name="1,93078" table:display="true" table:show-details="true"/>
                <table:data-pilot-member table:name="1,93155" table:display="true" table:show-details="true"/>
                <table:data-pilot-member table:name="1,93223" table:display="true" table:show-details="true"/>
                <table:data-pilot-member table:name="1,9341" table:display="true" table:show-details="true"/>
                <table:data-pilot-member table:name="1,93564" table:display="true" table:show-details="true"/>
                <table:data-pilot-member table:name="1,93652" table:display="true" table:show-details="true"/>
                <table:data-pilot-member table:name="1,93686" table:display="true" table:show-details="true"/>
                <table:data-pilot-member table:name="1,93866" table:display="true" table:show-details="true"/>
                <table:data-pilot-member table:name="1,93945" table:display="true" table:show-details="true"/>
                <table:data-pilot-member table:name="1,93967" table:display="true" table:show-details="true"/>
                <table:data-pilot-member table:name="1,94032" table:display="true" table:show-details="true"/>
                <table:data-pilot-member table:name="1,94378" table:display="true" table:show-details="true"/>
                <table:data-pilot-member table:name="1,94441" table:display="true" table:show-details="true"/>
                <table:data-pilot-member table:name="1,94668" table:display="true" table:show-details="true"/>
                <table:data-pilot-member table:name="1,95019" table:display="true" table:show-details="true"/>
                <table:data-pilot-member table:name="1,95136" table:display="true" table:show-details="true"/>
                <table:data-pilot-member table:name="1,95169" table:display="true" table:show-details="true"/>
                <table:data-pilot-member table:name="1,95173" table:display="true" table:show-details="true"/>
                <table:data-pilot-member table:name="1,95205" table:display="true" table:show-details="true"/>
                <table:data-pilot-member table:name="1,95212" table:display="true" table:show-details="true"/>
                <table:data-pilot-member table:name="1,95372" table:display="true" table:show-details="true"/>
                <table:data-pilot-member table:name="1,95514" table:display="true" table:show-details="true"/>
                <table:data-pilot-member table:name="1,95603" table:display="true" table:show-details="true"/>
                <table:data-pilot-member table:name="1,95671" table:display="true" table:show-details="true"/>
                <table:data-pilot-member table:name="1,95676" table:display="true" table:show-details="true"/>
                <table:data-pilot-member table:name="1,95869" table:display="true" table:show-details="true"/>
                <table:data-pilot-member table:name="1,95907" table:display="true" table:show-details="true"/>
                <table:data-pilot-member table:name="1,95914" table:display="true" table:show-details="true"/>
                <table:data-pilot-member table:name="1,95944" table:display="true" table:show-details="true"/>
                <table:data-pilot-member table:name="1,95952" table:display="true" table:show-details="true"/>
                <table:data-pilot-member table:name="1,96159" table:display="true" table:show-details="true"/>
                <table:data-pilot-member table:name="1,96177" table:display="true" table:show-details="true"/>
                <table:data-pilot-member table:name="1,96345" table:display="true" table:show-details="true"/>
                <table:data-pilot-member table:name="1,96433" table:display="true" table:show-details="true"/>
                <table:data-pilot-member table:name="1,96466" table:display="true" table:show-details="true"/>
                <table:data-pilot-member table:name="1,96595" table:display="true" table:show-details="true"/>
                <table:data-pilot-member table:name="1,96701" table:display="true" table:show-details="true"/>
                <table:data-pilot-member table:name="1,96715" table:display="true" table:show-details="true"/>
                <table:data-pilot-member table:name="1,9694" table:display="true" table:show-details="true"/>
                <table:data-pilot-member table:name="1,97029" table:display="true" table:show-details="true"/>
                <table:data-pilot-member table:name="1,97031" table:display="true" table:show-details="true"/>
                <table:data-pilot-member table:name="1,97034" table:display="true" table:show-details="true"/>
                <table:data-pilot-member table:name="1,97243" table:display="true" table:show-details="true"/>
                <table:data-pilot-member table:name="1,97519" table:display="true" table:show-details="true"/>
                <table:data-pilot-member table:name="1,976" table:display="true" table:show-details="true"/>
                <table:data-pilot-member table:name="1,97672" table:display="true" table:show-details="true"/>
                <table:data-pilot-member table:name="1,97854" table:display="true" table:show-details="true"/>
                <table:data-pilot-member table:name="1,97989" table:display="true" table:show-details="true"/>
                <table:data-pilot-member table:name="1,98091" table:display="true" table:show-details="true"/>
                <table:data-pilot-member table:name="1,9813" table:display="true" table:show-details="true"/>
                <table:data-pilot-member table:name="1,98178" table:display="true" table:show-details="true"/>
                <table:data-pilot-member table:name="1,98202" table:display="true" table:show-details="true"/>
                <table:data-pilot-member table:name="1,98347" table:display="true" table:show-details="true"/>
                <table:data-pilot-member table:name="1,98353" table:display="true" table:show-details="true"/>
                <table:data-pilot-member table:name="1,98425" table:display="true" table:show-details="true"/>
                <table:data-pilot-member table:name="1,98428" table:display="true" table:show-details="true"/>
                <table:data-pilot-member table:name="1,98447" table:display="true" table:show-details="true"/>
                <table:data-pilot-member table:name="1,98564" table:display="true" table:show-details="true"/>
                <table:data-pilot-member table:name="1,98671" table:display="true" table:show-details="true"/>
                <table:data-pilot-member table:name="1,98711" table:display="true" table:show-details="true"/>
                <table:data-pilot-member table:name="1,98771" table:display="true" table:show-details="true"/>
                <table:data-pilot-member table:name="1,98809" table:display="true" table:show-details="true"/>
                <table:data-pilot-member table:name="1,9895" table:display="true" table:show-details="true"/>
                <table:data-pilot-member table:name="1,98963" table:display="true" table:show-details="true"/>
                <table:data-pilot-member table:name="1,99104" table:display="true" table:show-details="true"/>
                <table:data-pilot-member table:name="1,9916" table:display="true" table:show-details="true"/>
                <table:data-pilot-member table:name="1,99199" table:display="true" table:show-details="true"/>
                <table:data-pilot-member table:name="1,99247" table:display="true" table:show-details="true"/>
                <table:data-pilot-member table:name="1,99276" table:display="true" table:show-details="true"/>
                <table:data-pilot-member table:name="1,99346" table:display="true" table:show-details="true"/>
                <table:data-pilot-member table:name="1,99378" table:display="true" table:show-details="true"/>
                <table:data-pilot-member table:name="1,994" table:display="true" table:show-details="true"/>
                <table:data-pilot-member table:name="1,99466" table:display="true" table:show-details="true"/>
                <table:data-pilot-member table:name="2,00171" table:display="true" table:show-details="true"/>
                <table:data-pilot-member table:name="2,00369" table:display="true" table:show-details="true"/>
                <table:data-pilot-member table:name="2,00388" table:display="true" table:show-details="true"/>
                <table:data-pilot-member table:name="2,00499" table:display="true" table:show-details="true"/>
                <table:data-pilot-member table:name="2,00801" table:display="true" table:show-details="true"/>
                <table:data-pilot-member table:name="2,0087" table:display="true" table:show-details="true"/>
                <table:data-pilot-member table:name="2,00995" table:display="true" table:show-details="true"/>
                <table:data-pilot-member table:name="2,01033" table:display="true" table:show-details="true"/>
                <table:data-pilot-member table:name="2,01053" table:display="true" table:show-details="true"/>
                <table:data-pilot-member table:name="2,01099" table:display="true" table:show-details="true"/>
                <table:data-pilot-member table:name="2,01371" table:display="true" table:show-details="true"/>
                <table:data-pilot-member table:name="2,01682" table:display="true" table:show-details="true"/>
                <table:data-pilot-member table:name="2,01855" table:display="true" table:show-details="true"/>
                <table:data-pilot-member table:name="2,01902" table:display="true" table:show-details="true"/>
                <table:data-pilot-member table:name="2,02274" table:display="true" table:show-details="true"/>
                <table:data-pilot-member table:name="2,02336" table:display="true" table:show-details="true"/>
                <table:data-pilot-member table:name="2,0244" table:display="true" table:show-details="true"/>
                <table:data-pilot-member table:name="2,02694" table:display="true" table:show-details="true"/>
                <table:data-pilot-member table:name="2,02732" table:display="true" table:show-details="true"/>
                <table:data-pilot-member table:name="2,02863" table:display="true" table:show-details="true"/>
                <table:data-pilot-member table:name="2,02875" table:display="true" table:show-details="true"/>
                <table:data-pilot-member table:name="2,02891" table:display="true" table:show-details="true"/>
                <table:data-pilot-member table:name="2,03196" table:display="true" table:show-details="true"/>
                <table:data-pilot-member table:name="2,03327" table:display="true" table:show-details="true"/>
                <table:data-pilot-member table:name="2,03521" table:display="true" table:show-details="true"/>
                <table:data-pilot-member table:name="2,03838" table:display="true" table:show-details="true"/>
                <table:data-pilot-member table:name="2,03938" table:display="true" table:show-details="true"/>
                <table:data-pilot-member table:name="2,04009" table:display="true" table:show-details="true"/>
                <table:data-pilot-member table:name="2,04063" table:display="true" table:show-details="true"/>
                <table:data-pilot-member table:name="2,04099" table:display="true" table:show-details="true"/>
                <table:data-pilot-member table:name="2,04187" table:display="true" table:show-details="true"/>
                <table:data-pilot-member table:name="2,04393" table:display="true" table:show-details="true"/>
                <table:data-pilot-member table:name="2,04594" table:display="true" table:show-details="true"/>
                <table:data-pilot-member table:name="2,04659" table:display="true" table:show-details="true"/>
                <table:data-pilot-member table:name="2,04662" table:display="true" table:show-details="true"/>
                <table:data-pilot-member table:name="2,04684" table:display="true" table:show-details="true"/>
                <table:data-pilot-member table:name="2,04709" table:display="true" table:show-details="true"/>
                <table:data-pilot-member table:name="2,04997" table:display="true" table:show-details="true"/>
                <table:data-pilot-member table:name="2,05032" table:display="true" table:show-details="true"/>
                <table:data-pilot-member table:name="2,05406" table:display="true" table:show-details="true"/>
                <table:data-pilot-member table:name="2,05473" table:display="true" table:show-details="true"/>
                <table:data-pilot-member table:name="2,05715" table:display="true" table:show-details="true"/>
                <table:data-pilot-member table:name="2,0597" table:display="true" table:show-details="true"/>
                <table:data-pilot-member table:name="2,0604" table:display="true" table:show-details="true"/>
                <table:data-pilot-member table:name="2,0642" table:display="true" table:show-details="true"/>
                <table:data-pilot-member table:name="2,06447" table:display="true" table:show-details="true"/>
                <table:data-pilot-member table:name="2,06498" table:display="true" table:show-details="true"/>
                <table:data-pilot-member table:name="2,06636" table:display="true" table:show-details="true"/>
                <table:data-pilot-member table:name="2,06653" table:display="true" table:show-details="true"/>
                <table:data-pilot-member table:name="2,06963" table:display="true" table:show-details="true"/>
                <table:data-pilot-member table:name="2,07094" table:display="true" table:show-details="true"/>
                <table:data-pilot-member table:name="2,07181" table:display="true" table:show-details="true"/>
                <table:data-pilot-member table:name="2,07231" table:display="true" table:show-details="true"/>
                <table:data-pilot-member table:name="2,0724" table:display="true" table:show-details="true"/>
                <table:data-pilot-member table:name="2,0766" table:display="true" table:show-details="true"/>
                <table:data-pilot-member table:name="2,07696" table:display="true" table:show-details="true"/>
                <table:data-pilot-member table:name="2,07879" table:display="true" table:show-details="true"/>
                <table:data-pilot-member table:name="2,08094" table:display="true" table:show-details="true"/>
                <table:data-pilot-member table:name="2,0812" table:display="true" table:show-details="true"/>
                <table:data-pilot-member table:name="2,08128" table:display="true" table:show-details="true"/>
                <table:data-pilot-member table:name="2,08752" table:display="true" table:show-details="true"/>
                <table:data-pilot-member table:name="2,08863" table:display="true" table:show-details="true"/>
                <table:data-pilot-member table:name="2,09341" table:display="true" table:show-details="true"/>
                <table:data-pilot-member table:name="2,09786" table:display="true" table:show-details="true"/>
                <table:data-pilot-member table:name="2,0991" table:display="true" table:show-details="true"/>
                <table:data-pilot-member table:name="2,09951" table:display="true" table:show-details="true"/>
                <table:data-pilot-member table:name="2,10942" table:display="true" table:show-details="true"/>
                <table:data-pilot-member table:name="2,11036" table:display="true" table:show-details="true"/>
                <table:data-pilot-member table:name="2,11165" table:display="true" table:show-details="true"/>
                <table:data-pilot-member table:name="2,11234" table:display="true" table:show-details="true"/>
                <table:data-pilot-member table:name="2,11524" table:display="true" table:show-details="true"/>
                <table:data-pilot-member table:name="2,11637" table:display="true" table:show-details="true"/>
                <table:data-pilot-member table:name="2,11757" table:display="true" table:show-details="true"/>
                <table:data-pilot-member table:name="2,11958" table:display="true" table:show-details="true"/>
                <table:data-pilot-member table:name="2,12034" table:display="true" table:show-details="true"/>
                <table:data-pilot-member table:name="2,12782" table:display="true" table:show-details="true"/>
                <table:data-pilot-member table:name="2,13096" table:display="true" table:show-details="true"/>
                <table:data-pilot-member table:name="2,13199" table:display="true" table:show-details="true"/>
                <table:data-pilot-member table:name="2,1345" table:display="true" table:show-details="true"/>
                <table:data-pilot-member table:name="2,1405" table:display="true" table:show-details="true"/>
                <table:data-pilot-member table:name="2,14533" table:display="true" table:show-details="true"/>
                <table:data-pilot-member table:name="2,14559" table:display="true" table:show-details="true"/>
                <table:data-pilot-member table:name="2,15053" table:display="true" table:show-details="true"/>
                <table:data-pilot-member table:name="2,151" table:display="true" table:show-details="true"/>
                <table:data-pilot-member table:name="2,15805" table:display="true" table:show-details="true"/>
                <table:data-pilot-member table:name="2,15847" table:display="true" table:show-details="true"/>
                <table:data-pilot-member table:name="2,16257" table:display="true" table:show-details="true"/>
                <table:data-pilot-member table:name="2,16476" table:display="true" table:show-details="true"/>
                <table:data-pilot-member table:name="2,16549" table:display="true" table:show-details="true"/>
                <table:data-pilot-member table:name="2,16588" table:display="true" table:show-details="true"/>
                <table:data-pilot-member table:name="2,16839" table:display="true" table:show-details="true"/>
                <table:data-pilot-member table:name="2,17032" table:display="true" table:show-details="true"/>
                <table:data-pilot-member table:name="2,17091" table:display="true" table:show-details="true"/>
                <table:data-pilot-member table:name="2,17179" table:display="true" table:show-details="true"/>
                <table:data-pilot-member table:name="2,17989" table:display="true" table:show-details="true"/>
                <table:data-pilot-member table:name="2,18022" table:display="true" table:show-details="true"/>
                <table:data-pilot-member table:name="2,18351" table:display="true" table:show-details="true"/>
                <table:data-pilot-member table:name="2,19347" table:display="true" table:show-details="true"/>
                <table:data-pilot-member table:name="2,1936" table:display="true" table:show-details="true"/>
                <table:data-pilot-member table:name="2,1982" table:display="true" table:show-details="true"/>
                <table:data-pilot-member table:name="2,2008" table:display="true" table:show-details="true"/>
                <table:data-pilot-member table:name="2,2045" table:display="true" table:show-details="true"/>
                <table:data-pilot-member table:name="2,20614" table:display="true" table:show-details="true"/>
                <table:data-pilot-member table:name="2,20708" table:display="true" table:show-details="true"/>
                <table:data-pilot-member table:name="2,20861" table:display="true" table:show-details="true"/>
                <table:data-pilot-member table:name="2,21229" table:display="true" table:show-details="true"/>
                <table:data-pilot-member table:name="2,213" table:display="true" table:show-details="true"/>
                <table:data-pilot-member table:name="2,21514" table:display="true" table:show-details="true"/>
                <table:data-pilot-member table:name="2,21852" table:display="true" table:show-details="true"/>
                <table:data-pilot-member table:name="2,21893" table:display="true" table:show-details="true"/>
                <table:data-pilot-member table:name="2,21947" table:display="true" table:show-details="true"/>
                <table:data-pilot-member table:name="2,22007" table:display="true" table:show-details="true"/>
                <table:data-pilot-member table:name="2,22035" table:display="true" table:show-details="true"/>
                <table:data-pilot-member table:name="2,22215" table:display="true" table:show-details="true"/>
                <table:data-pilot-member table:name="2,2281" table:display="true" table:show-details="true"/>
                <table:data-pilot-member table:name="2,23076" table:display="true" table:show-details="true"/>
                <table:data-pilot-member table:name="2,23316" table:display="true" table:show-details="true"/>
                <table:data-pilot-member table:name="2,23457" table:display="true" table:show-details="true"/>
                <table:data-pilot-member table:name="2,23605" table:display="true" table:show-details="true"/>
                <table:data-pilot-member table:name="2,23622" table:display="true" table:show-details="true"/>
                <table:data-pilot-member table:name="2,23654" table:display="true" table:show-details="true"/>
                <table:data-pilot-member table:name="2,23755" table:display="true" table:show-details="true"/>
                <table:data-pilot-member table:name="2,23758" table:display="true" table:show-details="true"/>
                <table:data-pilot-member table:name="2,23821" table:display="true" table:show-details="true"/>
                <table:data-pilot-member table:name="2,23957" table:display="true" table:show-details="true"/>
                <table:data-pilot-member table:name="2,24255" table:display="true" table:show-details="true"/>
                <table:data-pilot-member table:name="2,24282" table:display="true" table:show-details="true"/>
                <table:data-pilot-member table:name="2,24325" table:display="true" table:show-details="true"/>
                <table:data-pilot-member table:name="2,24427" table:display="true" table:show-details="true"/>
                <table:data-pilot-member table:name="2,24438" table:display="true" table:show-details="true"/>
                <table:data-pilot-member table:name="2,2446" table:display="true" table:show-details="true"/>
                <table:data-pilot-member table:name="2,24516" table:display="true" table:show-details="true"/>
                <table:data-pilot-member table:name="2,2488" table:display="true" table:show-details="true"/>
                <table:data-pilot-member table:name="2,24955" table:display="true" table:show-details="true"/>
                <table:data-pilot-member table:name="2,25105" table:display="true" table:show-details="true"/>
                <table:data-pilot-member table:name="2,25151" table:display="true" table:show-details="true"/>
                <table:data-pilot-member table:name="2,25185" table:display="true" table:show-details="true"/>
                <table:data-pilot-member table:name="2,25234" table:display="true" table:show-details="true"/>
                <table:data-pilot-member table:name="2,25773" table:display="true" table:show-details="true"/>
                <table:data-pilot-member table:name="2,25811" table:display="true" table:show-details="true"/>
                <table:data-pilot-member table:name="2,26089" table:display="true" table:show-details="true"/>
                <table:data-pilot-member table:name="2,26102" table:display="true" table:show-details="true"/>
                <table:data-pilot-member table:name="2,26133" table:display="true" table:show-details="true"/>
                <table:data-pilot-member table:name="2,26257" table:display="true" table:show-details="true"/>
                <table:data-pilot-member table:name="2,26264" table:display="true" table:show-details="true"/>
                <table:data-pilot-member table:name="2,26459" table:display="true" table:show-details="true"/>
                <table:data-pilot-member table:name="2,2659" table:display="true" table:show-details="true"/>
                <table:data-pilot-member table:name="2,26621" table:display="true" table:show-details="true"/>
                <table:data-pilot-member table:name="2,26809" table:display="true" table:show-details="true"/>
                <table:data-pilot-member table:name="2,27011" table:display="true" table:show-details="true"/>
                <table:data-pilot-member table:name="2,27117" table:display="true" table:show-details="true"/>
                <table:data-pilot-member table:name="2,27312" table:display="true" table:show-details="true"/>
                <table:data-pilot-member table:name="2,27468" table:display="true" table:show-details="true"/>
                <table:data-pilot-member table:name="2,27582" table:display="true" table:show-details="true"/>
                <table:data-pilot-member table:name="2,27617" table:display="true" table:show-details="true"/>
                <table:data-pilot-member table:name="2,27747" table:display="true" table:show-details="true"/>
                <table:data-pilot-member table:name="2,27785" table:display="true" table:show-details="true"/>
                <table:data-pilot-member table:name="2,28008" table:display="true" table:show-details="true"/>
                <table:data-pilot-member table:name="2,28016" table:display="true" table:show-details="true"/>
                <table:data-pilot-member table:name="2,28087" table:display="true" table:show-details="true"/>
                <table:data-pilot-member table:name="2,28106" table:display="true" table:show-details="true"/>
                <table:data-pilot-member table:name="2,28713" table:display="true" table:show-details="true"/>
                <table:data-pilot-member table:name="2,28745" table:display="true" table:show-details="true"/>
                <table:data-pilot-member table:name="2,28849" table:display="true" table:show-details="true"/>
                <table:data-pilot-member table:name="2,29076" table:display="true" table:show-details="true"/>
                <table:data-pilot-member table:name="2,2935" table:display="true" table:show-details="true"/>
                <table:data-pilot-member table:name="2,29772" table:display="true" table:show-details="true"/>
                <table:data-pilot-member table:name="2,29773" table:display="true" table:show-details="true"/>
                <table:data-pilot-member table:name="2,29778" table:display="true" table:show-details="true"/>
                <table:data-pilot-member table:name="2,2982" table:display="true" table:show-details="true"/>
                <table:data-pilot-member table:name="2,29951" table:display="true" table:show-details="true"/>
                <table:data-pilot-member table:name="2,29962" table:display="true" table:show-details="true"/>
                <table:data-pilot-member table:name="2,29971" table:display="true" table:show-details="true"/>
                <table:data-pilot-member table:name="2,30138" table:display="true" table:show-details="true"/>
                <table:data-pilot-member table:name="2,30188" table:display="true" table:show-details="true"/>
                <table:data-pilot-member table:name="2,30493" table:display="true" table:show-details="true"/>
                <table:data-pilot-member table:name="2,30547" table:display="true" table:show-details="true"/>
                <table:data-pilot-member table:name="2,30683" table:display="true" table:show-details="true"/>
                <table:data-pilot-member table:name="2,30762" table:display="true" table:show-details="true"/>
                <table:data-pilot-member table:name="2,30839" table:display="true" table:show-details="true"/>
                <table:data-pilot-member table:name="2,31199" table:display="true" table:show-details="true"/>
                <table:data-pilot-member table:name="2,31404" table:display="true" table:show-details="true"/>
                <table:data-pilot-member table:name="2,31425" table:display="true" table:show-details="true"/>
                <table:data-pilot-member table:name="2,31612" table:display="true" table:show-details="true"/>
                <table:data-pilot-member table:name="2,31662" table:display="true" table:show-details="true"/>
                <table:data-pilot-member table:name="2,31707" table:display="true" table:show-details="true"/>
                <table:data-pilot-member table:name="2,31798" table:display="true" table:show-details="true"/>
                <table:data-pilot-member table:name="2,31865" table:display="true" table:show-details="true"/>
                <table:data-pilot-member table:name="2,3193" table:display="true" table:show-details="true"/>
                <table:data-pilot-member table:name="2,31946" table:display="true" table:show-details="true"/>
                <table:data-pilot-member table:name="2,3205" table:display="true" table:show-details="true"/>
                <table:data-pilot-member table:name="2,3208" table:display="true" table:show-details="true"/>
                <table:data-pilot-member table:name="2,32116" table:display="true" table:show-details="true"/>
                <table:data-pilot-member table:name="2,32192" table:display="true" table:show-details="true"/>
                <table:data-pilot-member table:name="2,32382" table:display="true" table:show-details="true"/>
                <table:data-pilot-member table:name="2,32516" table:display="true" table:show-details="true"/>
                <table:data-pilot-member table:name="2,32536" table:display="true" table:show-details="true"/>
                <table:data-pilot-member table:name="2,32697" table:display="true" table:show-details="true"/>
                <table:data-pilot-member table:name="2,33325" table:display="true" table:show-details="true"/>
                <table:data-pilot-member table:name="2,33388" table:display="true" table:show-details="true"/>
                <table:data-pilot-member table:name="2,33507" table:display="true" table:show-details="true"/>
                <table:data-pilot-member table:name="2,34065" table:display="true" table:show-details="true"/>
                <table:data-pilot-member table:name="2,34231" table:display="true" table:show-details="true"/>
                <table:data-pilot-member table:name="2,34505" table:display="true" table:show-details="true"/>
                <table:data-pilot-member table:name="2,34956" table:display="true" table:show-details="true"/>
                <table:data-pilot-member table:name="2,35107" table:display="true" table:show-details="true"/>
                <table:data-pilot-member table:name="2,35506" table:display="true" table:show-details="true"/>
                <table:data-pilot-member table:name="2,36118" table:display="true" table:show-details="true"/>
                <table:data-pilot-member table:name="2,36274" table:display="true" table:show-details="true"/>
                <table:data-pilot-member table:name="2,36373" table:display="true" table:show-details="true"/>
                <table:data-pilot-member table:name="2,36398" table:display="true" table:show-details="true"/>
                <table:data-pilot-member table:name="2,36473" table:display="true" table:show-details="true"/>
                <table:data-pilot-member table:name="2,3649" table:display="true" table:show-details="true"/>
                <table:data-pilot-member table:name="2,37753" table:display="true" table:show-details="true"/>
                <table:data-pilot-member table:name="2,38106" table:display="true" table:show-details="true"/>
                <table:data-pilot-member table:name="2,38985" table:display="true" table:show-details="true"/>
                <table:data-pilot-member table:name="2,39097" table:display="true" table:show-details="true"/>
                <table:data-pilot-member table:name="2,39144" table:display="true" table:show-details="true"/>
                <table:data-pilot-member table:name="2,39244" table:display="true" table:show-details="true"/>
                <table:data-pilot-member table:name="2,40042" table:display="true" table:show-details="true"/>
                <table:data-pilot-member table:name="2,40172" table:display="true" table:show-details="true"/>
                <table:data-pilot-member table:name="2,40395" table:display="true" table:show-details="true"/>
                <table:data-pilot-member table:name="2,44541" table:display="true" table:show-details="true"/>
                <table:data-pilot-member table:name="2,44826" table:display="true" table:show-details="true"/>
                <table:data-pilot-member table:name="2,45587" table:display="true" table:show-details="true"/>
                <table:data-pilot-member table:name="2,48018" table:display="true" table:show-details="true"/>
                <table:data-pilot-member table:name="2,51882" table:display="true" table:show-details="true"/>
                <table:data-pilot-member table:name="2,6034" table:display="true" table:show-details="true"/>
                <table:data-pilot-member table:name="2,62101" table:display="true" table:show-details="true"/>
                <table:data-pilot-member table:name="2,63534" table:display="true" table:show-details="true"/>
                <table:data-pilot-member table:name="2,63578" table:display="true" table:show-details="true"/>
                <table:data-pilot-member table:name="2,63611" table:display="true" table:show-details="true"/>
                <table:data-pilot-member table:name="2,64308" table:display="true" table:show-details="true"/>
                <table:data-pilot-member table:name="2,64583" table:display="true" table:show-details="true"/>
                <table:data-pilot-member table:name="2,65012" table:display="true" table:show-details="true"/>
                <table:data-pilot-member table:name="2,65269" table:display="true" table:show-details="true"/>
                <table:data-pilot-member table:name="2,65477" table:display="true" table:show-details="true"/>
                <table:data-pilot-member table:name="2,65715" table:display="true" table:show-details="true"/>
                <table:data-pilot-member table:name="2,65727" table:display="true" table:show-details="true"/>
                <table:data-pilot-member table:name="2,65969" table:display="true" table:show-details="true"/>
                <table:data-pilot-member table:name="2,6606" table:display="true" table:show-details="true"/>
                <table:data-pilot-member table:name="2,66076" table:display="true" table:show-details="true"/>
                <table:data-pilot-member table:name="2,66177" table:display="true" table:show-details="true"/>
                <table:data-pilot-member table:name="2,66709" table:display="true" table:show-details="true"/>
                <table:data-pilot-member table:name="2,66938" table:display="true" table:show-details="true"/>
                <table:data-pilot-member table:name="2,67145" table:display="true" table:show-details="true"/>
                <table:data-pilot-member table:name="2,67196" table:display="true" table:show-details="true"/>
                <table:data-pilot-member table:name="2,67292" table:display="true" table:show-details="true"/>
                <table:data-pilot-member table:name="2,6736" table:display="true" table:show-details="true"/>
                <table:data-pilot-member table:name="2,67396" table:display="true" table:show-details="true"/>
                <table:data-pilot-member table:name="2,67433" table:display="true" table:show-details="true"/>
                <table:data-pilot-member table:name="2,67611" table:display="true" table:show-details="true"/>
                <table:data-pilot-member table:name="2,6768" table:display="true" table:show-details="true"/>
                <table:data-pilot-member table:name="2,67753" table:display="true" table:show-details="true"/>
                <table:data-pilot-member table:name="2,68079" table:display="true" table:show-details="true"/>
                <table:data-pilot-member table:name="2,6818" table:display="true" table:show-details="true"/>
                <table:data-pilot-member table:name="2,68322" table:display="true" table:show-details="true"/>
                <table:data-pilot-member table:name="2,68604" table:display="true" table:show-details="true"/>
                <table:data-pilot-member table:name="2,68771" table:display="true" table:show-details="true"/>
                <table:data-pilot-member table:name="2,68905" table:display="true" table:show-details="true"/>
                <table:data-pilot-member table:name="2,6898" table:display="true" table:show-details="true"/>
                <table:data-pilot-member table:name="2,69021" table:display="true" table:show-details="true"/>
                <table:data-pilot-member table:name="2,69138" table:display="true" table:show-details="true"/>
                <table:data-pilot-member table:name="2,69286" table:display="true" table:show-details="true"/>
                <table:data-pilot-member table:name="2,69478" table:display="true" table:show-details="true"/>
                <table:data-pilot-member table:name="2,69642" table:display="true" table:show-details="true"/>
                <table:data-pilot-member table:name="2,69663" table:display="true" table:show-details="true"/>
                <table:data-pilot-member table:name="2,69673" table:display="true" table:show-details="true"/>
                <table:data-pilot-member table:name="2,69852" table:display="true" table:show-details="true"/>
                <table:data-pilot-member table:name="2,69928" table:display="true" table:show-details="true"/>
                <table:data-pilot-member table:name="2,69934" table:display="true" table:show-details="true"/>
                <table:data-pilot-member table:name="2,70175" table:display="true" table:show-details="true"/>
                <table:data-pilot-member table:name="2,70683" table:display="true" table:show-details="true"/>
                <table:data-pilot-member table:name="2,70696" table:display="true" table:show-details="true"/>
                <table:data-pilot-member table:name="2,70782" table:display="true" table:show-details="true"/>
                <table:data-pilot-member table:name="2,70881" table:display="true" table:show-details="true"/>
                <table:data-pilot-member table:name="2,71052" table:display="true" table:show-details="true"/>
                <table:data-pilot-member table:name="2,71055" table:display="true" table:show-details="true"/>
                <table:data-pilot-member table:name="2,7113" table:display="true" table:show-details="true"/>
                <table:data-pilot-member table:name="2,71276" table:display="true" table:show-details="true"/>
                <table:data-pilot-member table:name="2,71353" table:display="true" table:show-details="true"/>
                <table:data-pilot-member table:name="2,71566" table:display="true" table:show-details="true"/>
                <table:data-pilot-member table:name="2,71681" table:display="true" table:show-details="true"/>
                <table:data-pilot-member table:name="2,71745" table:display="true" table:show-details="true"/>
                <table:data-pilot-member table:name="2,71844" table:display="true" table:show-details="true"/>
                <table:data-pilot-member table:name="2,7194" table:display="true" table:show-details="true"/>
                <table:data-pilot-member table:name="2,72146" table:display="true" table:show-details="true"/>
                <table:data-pilot-member table:name="2,72804" table:display="true" table:show-details="true"/>
                <table:data-pilot-member table:name="2,72912" table:display="true" table:show-details="true"/>
                <table:data-pilot-member table:name="2,73083" table:display="true" table:show-details="true"/>
                <table:data-pilot-member table:name="2,7336" table:display="true" table:show-details="true"/>
                <table:data-pilot-member table:name="2,73477" table:display="true" table:show-details="true"/>
                <table:data-pilot-member table:name="2,73493" table:display="true" table:show-details="true"/>
                <table:data-pilot-member table:name="2,73578" table:display="true" table:show-details="true"/>
                <table:data-pilot-member table:name="2,7398" table:display="true" table:show-details="true"/>
                <table:data-pilot-member table:name="2,74007" table:display="true" table:show-details="true"/>
                <table:data-pilot-member table:name="2,74221" table:display="true" table:show-details="true"/>
                <table:data-pilot-member table:name="2,74236" table:display="true" table:show-details="true"/>
                <table:data-pilot-member table:name="2,74391" table:display="true" table:show-details="true"/>
                <table:data-pilot-member table:name="2,74487" table:display="true" table:show-details="true"/>
                <table:data-pilot-member table:name="2,74503" table:display="true" table:show-details="true"/>
                <table:data-pilot-member table:name="2,7473" table:display="true" table:show-details="true"/>
                <table:data-pilot-member table:name="2,75243" table:display="true" table:show-details="true"/>
                <table:data-pilot-member table:name="2,75248" table:display="true" table:show-details="true"/>
                <table:data-pilot-member table:name="2,75553" table:display="true" table:show-details="true"/>
                <table:data-pilot-member table:name="2,76006" table:display="true" table:show-details="true"/>
                <table:data-pilot-member table:name="2,76343" table:display="true" table:show-details="true"/>
                <table:data-pilot-member table:name="2,76368" table:display="true" table:show-details="true"/>
                <table:data-pilot-member table:name="2,76877" table:display="true" table:show-details="true"/>
                <table:data-pilot-member table:name="2,76922" table:display="true" table:show-details="true"/>
                <table:data-pilot-member table:name="2,77205" table:display="true" table:show-details="true"/>
                <table:data-pilot-member table:name="2,77434" table:display="true" table:show-details="true"/>
                <table:data-pilot-member table:name="2,77921" table:display="true" table:show-details="true"/>
                <table:data-pilot-member table:name="2,78181" table:display="true" table:show-details="true"/>
                <table:data-pilot-member table:name="2,78192" table:display="true" table:show-details="true"/>
                <table:data-pilot-member table:name="2,78223" table:display="true" table:show-details="true"/>
                <table:data-pilot-member table:name="2,78506" table:display="true" table:show-details="true"/>
                <table:data-pilot-member table:name="2,79664" table:display="true" table:show-details="true"/>
                <table:data-pilot-member table:name="2,79759" table:display="true" table:show-details="true"/>
                <table:data-pilot-member table:name="2,79779" table:display="true" table:show-details="true"/>
                <table:data-pilot-member table:name="2,79833" table:display="true" table:show-details="true"/>
                <table:data-pilot-member table:name="2,80741" table:display="true" table:show-details="true"/>
                <table:data-pilot-member table:name="2,82237" table:display="true" table:show-details="true"/>
                <table:data-pilot-member table:name="2,83006" table:display="true" table:show-details="true"/>
                <table:data-pilot-member table:name="2,83867" table:display="true" table:show-details="true"/>
                <table:data-pilot-member table:name="2,86766" table:display="true" table:show-details="true"/>
                <table:data-pilot-member table:name="2,93048" table:display="true" table:show-details="true"/>
                <table:data-pilot-member table:name="2,97135" table:display="true" table:show-details="true"/>
                <table:data-pilot-member table:name="3,03261" table:display="true" table:show-details="true"/>
                <table:data-pilot-member table:name="3,03726" table:display="true" table:show-details="true"/>
                <table:data-pilot-member table:name="3,05703" table:display="true" table:show-details="true"/>
                <table:data-pilot-member table:name="3,05798" table:display="true" table:show-details="true"/>
                <table:data-pilot-member table:name="3,05836" table:display="true" table:show-details="true"/>
                <table:data-pilot-member table:name="3,05892" table:display="true" table:show-details="true"/>
                <table:data-pilot-member table:name="3,06259" table:display="true" table:show-details="true"/>
                <table:data-pilot-member table:name="3,06301" table:display="true" table:show-details="true"/>
                <table:data-pilot-member table:name="3,06713" table:display="true" table:show-details="true"/>
                <table:data-pilot-member table:name="3,06877" table:display="true" table:show-details="true"/>
                <table:data-pilot-member table:name="3,06922" table:display="true" table:show-details="true"/>
                <table:data-pilot-member table:name="3,07334" table:display="true" table:show-details="true"/>
                <table:data-pilot-member table:name="3,07426" table:display="true" table:show-details="true"/>
                <table:data-pilot-member table:name="3,07614" table:display="true" table:show-details="true"/>
                <table:data-pilot-member table:name="3,07931" table:display="true" table:show-details="true"/>
                <table:data-pilot-member table:name="3,08254" table:display="true" table:show-details="true"/>
                <table:data-pilot-member table:name="3,08445" table:display="true" table:show-details="true"/>
                <table:data-pilot-member table:name="3,10071" table:display="true" table:show-details="true"/>
                <table:data-pilot-member table:name="3,10477" table:display="true" table:show-details="true"/>
                <table:data-pilot-member table:name="3,10678" table:display="true" table:show-details="true"/>
                <table:data-pilot-member table:name="3,10861" table:display="true" table:show-details="true"/>
                <table:data-pilot-member table:name="3,10923" table:display="true" table:show-details="true"/>
                <table:data-pilot-member table:name="3,11093" table:display="true" table:show-details="true"/>
                <table:data-pilot-member table:name="3,11315" table:display="true" table:show-details="true"/>
                <table:data-pilot-member table:name="3,11355" table:display="true" table:show-details="true"/>
                <table:data-pilot-member table:name="3,11429" table:display="true" table:show-details="true"/>
                <table:data-pilot-member table:name="3,11689" table:display="true" table:show-details="true"/>
                <table:data-pilot-member table:name="3,11763" table:display="true" table:show-details="true"/>
                <table:data-pilot-member table:name="3,11825" table:display="true" table:show-details="true"/>
                <table:data-pilot-member table:name="3,12012" table:display="true" table:show-details="true"/>
                <table:data-pilot-member table:name="3,12196" table:display="true" table:show-details="true"/>
                <table:data-pilot-member table:name="3,12269" table:display="true" table:show-details="true"/>
                <table:data-pilot-member table:name="3,1234" table:display="true" table:show-details="true"/>
                <table:data-pilot-member table:name="3,12792" table:display="true" table:show-details="true"/>
                <table:data-pilot-member table:name="3,13268" table:display="true" table:show-details="true"/>
                <table:data-pilot-member table:name="3,13384" table:display="true" table:show-details="true"/>
                <table:data-pilot-member table:name="3,13718" table:display="true" table:show-details="true"/>
                <table:data-pilot-member table:name="3,1381" table:display="true" table:show-details="true"/>
                <table:data-pilot-member table:name="3,13936" table:display="true" table:show-details="true"/>
                <table:data-pilot-member table:name="3,14849" table:display="true" table:show-details="true"/>
                <table:data-pilot-member table:name="3,15446" table:display="true" table:show-details="true"/>
                <table:data-pilot-member table:name="3,15506" table:display="true" table:show-details="true"/>
                <table:data-pilot-member table:name="3,15646" table:display="true" table:show-details="true"/>
                <table:data-pilot-member table:name="3,15667" table:display="true" table:show-details="true"/>
                <table:data-pilot-member table:name="3,15816" table:display="true" table:show-details="true"/>
                <table:data-pilot-member table:name="3,15863" table:display="true" table:show-details="true"/>
                <table:data-pilot-member table:name="3,16027" table:display="true" table:show-details="true"/>
                <table:data-pilot-member table:name="3,16463" table:display="true" table:show-details="true"/>
                <table:data-pilot-member table:name="3,16634" table:display="true" table:show-details="true"/>
                <table:data-pilot-member table:name="3,16739" table:display="true" table:show-details="true"/>
                <table:data-pilot-member table:name="3,16951" table:display="true" table:show-details="true"/>
                <table:data-pilot-member table:name="3,17534" table:display="true" table:show-details="true"/>
                <table:data-pilot-member table:name="3,17589" table:display="true" table:show-details="true"/>
                <table:data-pilot-member table:name="3,18434" table:display="true" table:show-details="true"/>
                <table:data-pilot-member table:name="3,18533" table:display="true" table:show-details="true"/>
                <table:data-pilot-member table:name="3,18693" table:display="true" table:show-details="true"/>
                <table:data-pilot-member table:name="3,18787" table:display="true" table:show-details="true"/>
                <table:data-pilot-member table:name="3,19066" table:display="true" table:show-details="true"/>
                <table:data-pilot-member table:name="3,19495" table:display="true" table:show-details="true"/>
                <table:data-pilot-member table:name="3,19568" table:display="true" table:show-details="true"/>
                <table:data-pilot-member table:name="3,1969" table:display="true" table:show-details="true"/>
                <table:data-pilot-member table:name="3,19762" table:display="true" table:show-details="true"/>
                <table:data-pilot-member table:name="3,20025" table:display="true" table:show-details="true"/>
                <table:data-pilot-member table:name="3,20124" table:display="true" table:show-details="true"/>
                <table:data-pilot-member table:name="3,20175" table:display="true" table:show-details="true"/>
                <table:data-pilot-member table:name="3,20422" table:display="true" table:show-details="true"/>
                <table:data-pilot-member table:name="3,20503" table:display="true" table:show-details="true"/>
                <table:data-pilot-member table:name="3,20555" table:display="true" table:show-details="true"/>
                <table:data-pilot-member table:name="3,20956" table:display="true" table:show-details="true"/>
                <table:data-pilot-member table:name="3,21473" table:display="true" table:show-details="true"/>
                <table:data-pilot-member table:name="3,21598" table:display="true" table:show-details="true"/>
                <table:data-pilot-member table:name="3,2204" table:display="true" table:show-details="true"/>
                <table:data-pilot-member table:name="3,23017" table:display="true" table:show-details="true"/>
                <table:data-pilot-member table:name="3,23223" table:display="true" table:show-details="true"/>
                <table:data-pilot-member table:name="3,24574" table:display="true" table:show-details="true"/>
                <table:data-pilot-member table:name="3,25066" table:display="true" table:show-details="true"/>
                <table:data-pilot-member table:name="3,26214" table:display="true" table:show-details="true"/>
                <table:data-pilot-member table:name="3,26444" table:display="true" table:show-details="true"/>
                <table:data-pilot-member table:name="3,26753" table:display="true" table:show-details="true"/>
                <table:data-pilot-member table:name="3,27156" table:display="true" table:show-details="true"/>
                <table:data-pilot-member table:name="3,27325" table:display="true" table:show-details="true"/>
                <table:data-pilot-member table:name="3,2746" table:display="true" table:show-details="true"/>
                <table:data-pilot-member table:name="3,27567" table:display="true" table:show-details="true"/>
                <table:data-pilot-member table:name="3,28756" table:display="true" table:show-details="true"/>
                <table:data-pilot-member table:name="3,28824" table:display="true" table:show-details="true"/>
                <table:data-pilot-member table:name="3,29215" table:display="true" table:show-details="true"/>
                <table:data-pilot-member table:name="3,31621" table:display="true" table:show-details="true"/>
                <table:data-pilot-member table:name="3,31815" table:display="true" table:show-details="true"/>
                <table:data-pilot-member table:name="3,33126" table:display="true" table:show-details="true"/>
                <table:data-pilot-member table:name="3,33259" table:display="true" table:show-details="true"/>
                <table:data-pilot-member table:name="3,34017" table:display="true" table:show-details="true"/>
                <table:data-pilot-member table:name="3,35347" table:display="true" table:show-details="true"/>
                <table:data-pilot-member table:name="3,3699" table:display="true" table:show-details="true"/>
                <table:data-pilot-member table:name="3,40514" table:display="true" table:show-details="true"/>
                <table:data-pilot-member table:name="3,40743" table:display="true" table:show-details="true"/>
                <table:data-pilot-member table:name="3,41745" table:display="true" table:show-details="true"/>
                <table:data-pilot-member table:name="3,42176" table:display="true" table:show-details="true"/>
                <table:data-pilot-member table:name="3,42528" table:display="true" table:show-details="true"/>
                <table:data-pilot-member table:name="3,43534" table:display="true" table:show-details="true"/>
                <table:data-pilot-member table:name="3,46404" table:display="true" table:show-details="true"/>
                <table:data-pilot-member table:name="3,5629" table:display="true" table:show-details="true"/>
                <table:data-pilot-member table:name="3,56713" table:display="true" table:show-details="true"/>
                <table:data-pilot-member table:name="3,59955" table:display="true" table:show-details="true"/>
                <table:data-pilot-member table:name="3,60659" table:display="true" table:show-details="true"/>
                <table:data-pilot-member table:name="3,6513" table:display="true" table:show-details="true"/>
                <table:data-pilot-member table:name="3,69561" table:display="true" table:show-details="true"/>
                <table:data-pilot-member table:name="3,81702" table:display="true" table:show-details="true"/>
                <table:data-pilot-member table:name="4,0301" table:display="true" table:show-details="true"/>
                <table:data-pilot-member table:name="4,17821" table:display="true" table:show-details="true"/>
                <table:data-pilot-member table:name="4,8254" table:display="true" table:show-details="true"/>
                <table:data-pilot-member table:name="18,74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 style:data-style-name="N2" text:time-value="19:57:40.5532761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58:17.179697583</dc:date>
    <meta:editing-duration>PT9M11S</meta:editing-duration>
    <meta:editing-cycles>3</meta:editing-cycles>
    <meta:generator>LibreOffice/24.2.3.2$Linux_X86_64 LibreOffice_project/420$Build-2</meta:generator>
    <meta:document-statistic meta:table-count="3" meta:cell-count="121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6.636cm" svg:y="0.316cm" chart:style-name="ch2">
          <text:p>Insert por ID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2.059cm" svg:y="1.503cm" svg:width="8.582cm" svg:height="4.793cm"/>
          <chart:axis chart:dimension="x" chart:name="primary-x" chart:style-name="ch5" chartooo:axis-type="auto">
            <chartooo:date-scale/>
            <chart:title svg:x="4.807cm" svg:y="7.129cm" chart:style-name="ch6">
              <text:p>Cantidad de inserts</text:p>
            </chart:title>
            <chart:categories table:cell-range-address="PT@categories"/>
          </chart:axis>
          <chart:axis chart:dimension="y" chart:name="primary-y" chart:style-name="ch5">
            <chart:title svg:x="0.451cm" svg:y="5.029cm" chart:style-name="ch7">
              <text:p>Tiempo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16488121">
                <text:p>0.16488121</text:p>
                <draw:g>
                  <svg:desc>PT@data 0</svg:desc>
                </draw:g>
              </table:table-cell>
              <table:table-cell office:value-type="float" office:value="0.04079845">
                <text:p>0.04079845</text:p>
                <draw:g>
                  <svg:desc>PT@data 1</svg:desc>
                </draw:g>
              </table:table-cell>
              <table:table-cell office:value-type="float" office:value="0.04720572">
                <text:p>0.04720572</text:p>
                <draw:g>
                  <svg:desc>PT@data 2</svg:desc>
                </draw:g>
              </table:table-cell>
              <table:table-cell office:value-type="float" office:value="0.04665534">
                <text:p>0.04665534</text:p>
                <draw:g>
                  <svg:desc>PT@data 3</svg:desc>
                </draw:g>
              </table:table-cell>
              <table:table-cell office:value-type="float" office:value="0.07315847">
                <text:p>0.07315847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24523028">
                <text:p>0.24523028</text:p>
              </table:table-cell>
              <table:table-cell office:value-type="float" office:value="0.20166157">
                <text:p>0.20166157</text:p>
              </table:table-cell>
              <table:table-cell office:value-type="float" office:value="0.12083181">
                <text:p>0.12083181</text:p>
              </table:table-cell>
              <table:table-cell office:value-type="float" office:value="0.20948566">
                <text:p>0.20948566</text:p>
              </table:table-cell>
              <table:table-cell office:value-type="float" office:value="0.20021261">
                <text:p>0.2002126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37346012">
                <text:p>0.37346012</text:p>
              </table:table-cell>
              <table:table-cell office:value-type="float" office:value="0.44975626">
                <text:p>0.44975626</text:p>
              </table:table-cell>
              <table:table-cell office:value-type="float" office:value="0.27611324">
                <text:p>0.27611324</text:p>
              </table:table-cell>
              <table:table-cell office:value-type="float" office:value="0.44606316">
                <text:p>0.44606316</text:p>
              </table:table-cell>
              <table:table-cell office:value-type="float" office:value="0.51255764">
                <text:p>0.5125576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59287293">
                <text:p>0.59287293</text:p>
              </table:table-cell>
              <table:table-cell office:value-type="float" office:value="0.87840787">
                <text:p>0.87840787</text:p>
              </table:table-cell>
              <table:table-cell office:value-type="float" office:value="0.41610926">
                <text:p>0.41610926</text:p>
              </table:table-cell>
              <table:table-cell office:value-type="float" office:value="0.90772675">
                <text:p>0.90772675</text:p>
              </table:table-cell>
              <table:table-cell office:value-type="float" office:value="1.363358">
                <text:p>1.363358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77461784">
                <text:p>0.77461784</text:p>
              </table:table-cell>
              <table:table-cell office:value-type="float" office:value="1.0946915">
                <text:p>1.0946915</text:p>
              </table:table-cell>
              <table:table-cell office:value-type="float" office:value="0.54727822">
                <text:p>0.54727822</text:p>
              </table:table-cell>
              <table:table-cell office:value-type="float" office:value="1.1534688">
                <text:p>1.1534688</text:p>
              </table:table-cell>
              <table:table-cell office:value-type="float" office:value="1.8886388">
                <text:p>1.888638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.03926375">
                <text:p>1.03926375</text:p>
              </table:table-cell>
              <table:table-cell office:value-type="float" office:value="1.3723122">
                <text:p>1.3723122</text:p>
              </table:table-cell>
              <table:table-cell office:value-type="float" office:value="0.7069055">
                <text:p>0.7069055</text:p>
              </table:table-cell>
              <table:table-cell office:value-type="float" office:value="1.4368966">
                <text:p>1.4368966</text:p>
              </table:table-cell>
              <table:table-cell office:value-type="float" office:value="2.3388831">
                <text:p>2.3388831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1.3563852">
                <text:p>1.3563852</text:p>
              </table:table-cell>
              <table:table-cell office:value-type="float" office:value="1.6487566">
                <text:p>1.6487566</text:p>
              </table:table-cell>
              <table:table-cell office:value-type="float" office:value="0.90111357">
                <text:p>0.90111357</text:p>
              </table:table-cell>
              <table:table-cell office:value-type="float" office:value="1.7120317">
                <text:p>1.7120317</text:p>
              </table:table-cell>
              <table:table-cell office:value-type="float" office:value="2.7502952">
                <text:p>2.7502952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1.7227695">
                <text:p>1.7227695</text:p>
              </table:table-cell>
              <table:table-cell office:value-type="float" office:value="2.184438">
                <text:p>2.184438</text:p>
              </table:table-cell>
              <table:table-cell office:value-type="float" office:value="1.4740788">
                <text:p>1.4740788</text:p>
              </table:table-cell>
              <table:table-cell office:value-type="float" office:value="2.119699">
                <text:p>2.119699</text:p>
              </table:table-cell>
              <table:table-cell office:value-type="float" office:value="3.227837">
                <text:p>3.227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